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5" style:family="paragraph" style:parent-style-name="snsg_5f_greek">
      <style:paragraph-properties fo:margin-left="0.882cm" fo:margin-right="0cm" style:line-height-at-least="0.635cm" fo:text-indent="0cm" style:auto-text-indent="false"/>
    </style:style>
    <style:style style:name="P6" style:family="paragraph" style:parent-style-name="snsg_5f_cita">
      <style:paragraph-properties fo:margin-left="0.882cm" fo:margin-right="0cm" style:line-height-at-least="0.635cm" fo:text-indent="0cm" style:auto-text-indent="fals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2"><text:span text:style-name="T1">Homiliae in hexaemeron </text:span></text:p>
      <text:p text:style-name="P1"/>
      <text:p text:style-name="P2"><text:span text:style-name="T1">&amp;1Basilius &amp;Theol.</text:span></text:p>
      <text:p text:style-name="P1"/>
      <text:p text:style-name="P1"/>
      <text:p text:style-name="Standard"><text:line-break/></text:p>
      <text:p text:style-name="snsg_5f_cita"><text:span text:style-name="T2"><text:s/>1."t".1</text:span></text:p>
      <text:p text:style-name="P5"><text:span text:style-name="T2"><text:s/>ΤΟΥ ΕΝ ΑΓΙΟΙΣ ΠΑΤΡΟΣ ΗΜΩΝ <text:s/></text:span><text:line-break/><text:span text:style-name="T2"> ΒΑΣΙΛΕΙΟΥ <text:s/></text:span><text:line-break/><text:span text:style-name="T2"> ’Αρχιεπισκόπου Καισαρείας Καππαδοκίας <text:s/></text:span><text:line-break/><text:span text:style-name="T2"> ΟΜΙΛΙΑΙ θ́ <text:s/></text:span><text:line-break/><text:span text:style-name="T2"> ΕΙΣ ΤΗΝ ΕΞΑΗΜΕΡΟΝ <text:s/></text:span><text:line-break/><text:span text:style-name="T2"> ΟΜΙΛΙΑ ά <text:s/></text:span></text:p>
      <text:p text:style-name="P6"><text:span text:style-name="T2"><text:s/>1."n".1</text:span></text:p>
      <text:p text:style-name="P5"><text:span text:style-name="T2"><text:s/>’Εν ἀρχῇ ἐποίησεν ὁ Θεὸς τὸν οὐρανὸν καὶ τὴν γῆν. <text:s/></text:span></text:p>
      <text:p text:style-name="P6"><text:span text:style-name="T2"><text:s/>1.1.1</text:span></text:p>
      <text:p text:style-name="P5"><text:span text:style-name="T2"><text:s/>Πρέπουσα ἀρχὴ τῷ περὶ τῆς τοῦ κόσμου συστάσεως <text:s/></text:span><text:line-break/><text:span text:style-name="T2"> μέλλοντι διηγεῖσθαι, ἀρχὴν τῆς τῶν ὁρωμένων διακοσμήσεως <text:s/></text:span><text:line-break/><text:span text:style-name="T2"> προθεῖναι τοῦ λόγου. Οὐρανοῦ γὰρ καὶ γῆς ποίησις παραδί- </text:span><text:line-break/><text:span text:style-name="T2"> δοσθαι μέλλει, οὐκ αὐτομάτως συνενεχθεῖσα, ὥς τινες <text:s/></text:span><text:line-break/><text:span text:style-name="T2"> ἐϕαντάσθησαν, παρὰ δὲ τοῦ Θεοῦ τὴν αἰτίαν λαβοῦσα. <text:s/></text:span><text:line-break/><text:span text:style-name="T2"> Ποία ἀκοὴ τοῦ μεγέθους τῶν λεγομένων ἀξία; πῶς παρεσ- </text:span><text:line-break/><text:span text:style-name="T2"> κευασμένην ψυχὴν πρὸς τὴν τῶν τηλικούτων ἀκρόασιν <text:s/></text:span><text:line-break/><text:span text:style-name="T2"> προσῆκεν ἀπαντᾶν; Καθαρεύουσαν τῶν παθῶν τῆς σαρκὸς, <text:s/></text:span><text:line-break/><text:span text:style-name="T2"> ἀνεπισκότητον μερίμναις βιωτικαῖς, ϕιλόπονον, ἐξεταστικὴν, <text:s text:c="2"/></text:span></text:p>
      <text:p text:style-name="P6"><text:span text:style-name="T2"><text:s/>1.1.10</text:span></text:p>
      <text:p text:style-name="P5"><text:span text:style-name="T2"><text:s/>πάντοθεν περισκοποῦσαν εἴ ποθεν λάβοι ἀξίαν ἔννοιαν τοῦ <text:s/></text:span><text:line-break/><text:span text:style-name="T2"> Θεοῦ. ’Αλλὰ πρὶν ἐξετάσαι τὴν ἐν τοῖς ῥήμασιν ἀκρίβειαν, <text:s/></text:span><text:line-break/><text:span text:style-name="T2"> καὶ διερευνήσασθαι ἡλίκα τῶν μικρῶν ϕωνῶν τούτων ἐστὶ <text:s/></text:span><text:line-break/><text:span text:style-name="T2"> τὰ σημαινόμενα, ἐνθυμηθῶμεν τίς ὁ διαλεγόμενος ἡμῖν. <text:s/></text:span><text:line-break/><text:span text:style-name="T2"> Διότι κἂν τῆς βαθείας καρδίας τοῦ συγγραϕέως μὴ ἐϕικώ- </text:span><text:line-break/><text:span text:style-name="T2"> μεθα διὰ τὸ τῆς διανοίας ἡμῶν ἀσθενὲς, ἀλλὰ τῇ γε ἀξιο- </text:span><text:line-break/><text:span text:style-name="T2"> πιστίᾳ προσέχοντες τοῦ λέγοντος, αὐτομάτως εἰς συγκατά- </text:span><text:line-break/><text:span text:style-name="T2"> θεσιν τῶν εἰρημένων ἐναχθησόμεθα Μω#σῆς τοίνυν ἐστὶν <text:s/></text:span><text:line-break/><text:span text:style-name="T2"> ὁ τὴν συγγραϕὴν ταύτην καταβαλλόμενος· Μω#σῆς ἐκεῖνος <text:s/></text:span><text:line-break/><text:soft-page-break/><text:span text:style-name="T2"> ὁ μαρτυρηθεὶς ἀστεῖος εἶναι παρὰ τῷ Θεῷ, ἔτι ὑπομάζιος <text:s/></text:span></text:p>
      <text:p text:style-name="P6"><text:span text:style-name="T2"><text:s/>1.1.20</text:span></text:p>
      <text:p text:style-name="P5"><text:span text:style-name="T2"><text:s/>ὤν· ὃν εἰσεποιήσατο μὲν ἡ θυγάτηρ τοῦ Φαραὼ, ἐξέθρεψε <text:s/></text:span><text:line-break/><text:span text:style-name="T2"> δὲ βασιλικῶς, τοὺς σοϕοὺς τῶν Αἰγυπτίων διδασκάλους <text:s/></text:span><text:line-break/><text:span text:style-name="T2"> αὐτῷ τῆς παιδεύσεως ἐπιστήσασα. ῝Ος τὸν ὄγκον τῆς <text:s/></text:span><text:line-break/><text:span text:style-name="T2"> τυραννίδος μισήσας, καὶ πρὸς τὸ ταπεινὸν τῶν ὁμοϕύλων <text:s/></text:span><text:line-break/><text:span text:style-name="T2"> ἀναδραμὼν, εἵλετο συγκακουχεῖσθαι τῷ λαῷ τοῦ Θεοῦ, ἢ <text:s/></text:span><text:line-break/><text:span text:style-name="T2"> πρόσκαιρον ἔχειν ἁμαρτίας ἀπόλαυσιν. ‘Ο τὴν πρὸς τὸ <text:s/></text:span><text:line-break/><text:span text:style-name="T2"> δίκαιον ϕιλίαν ἐξ αὐτῆς τῆς ϕύσεως κεκτημένος, ὅπου γε <text:s/></text:span><text:line-break/><text:span text:style-name="T2"> καὶ πρὶν ἐπιτραπῆναι αὐτῷ τοῦ λαοῦ τὴν ἀρχὴν, ϕαίνεται <text:s/></text:span><text:line-break/><text:span text:style-name="T2"> διὰ τὸ τῆς ϕύσεως μισοπόνηρον μέχρι θανάτου τοὺς κακοὺς <text:s/></text:span><text:line-break/><text:span text:style-name="T2"> ἀμυνόμενος. ‘Ο ϕυγαδευθεὶς παρὰ τῶν εὐεργετηθέντων, <text:s/></text:span></text:p>
      <text:p text:style-name="P6"><text:span text:style-name="T2"><text:s/>1.1.30</text:span></text:p>
      <text:p text:style-name="P5"><text:span text:style-name="T2"><text:s/>καὶ ἀσμένως μὲν τοὺς Αἰγυπτιακοὺς θορύβους ἀπολιπὼν, <text:s text:c="2"/></text:span><text:line-break/><text:span text:style-name="T2"> τὴν δὲ Αἰθιοπίαν καταλαβὼν, κἀκεῖ πᾶσαν σχολὴν ἀπὸ τῶν <text:s/></text:span><text:line-break/><text:span text:style-name="T2"> ἄλλων ἄγων, καὶ ἐν τεσσαράκοντα ὅλοις ἔτεσιν τῇ θεωρίᾳ <text:s/></text:span><text:line-break/><text:span text:style-name="T2"> τῶν ὄντων ἀποσχολάσας. ῝Ος ὀγδοηκοστὸν ἤδη γεγονὼς <text:s/></text:span><text:line-break/><text:span text:style-name="T2"> ἔτος, εἶδε Θεὸν ὡς ἀνθρώπῳ ἰδεῖν δυνατὸν, μᾶλλον δὲ ὡς <text:s/></text:span><text:line-break/><text:span text:style-name="T2"> οὐδενὶ τῶν ἄλλων ὑπῆρξε κατὰ τὴν μαρτυρίαν αὐτὴν τοῦ <text:s/></text:span><text:line-break/><text:span text:style-name="T2"> Θεοῦ, ὅτι ’Εὰν γένηται προϕήτης ὑμῶν τῷ Κυρίῳ, ἐν <text:s/></text:span><text:line-break/><text:span text:style-name="T2"> ὁράματι αὐτῷ γνωσθήσομαι, καὶ ἐν ὕπνῳ λαλήσω αὐτῷ. <text:s/></text:span><text:line-break/><text:span text:style-name="T2"> Οὐχ οὕτως ὡς ὁ θεράπων μου Μω#σῆς, ἐν ὅλῳ τῷ οἴκῳ <text:s/></text:span><text:line-break/><text:span text:style-name="T2"> μου πιστός ἐστι· στόμα κατὰ στόμα λαλήσω αὐτῷ, ἐν <text:s/></text:span></text:p>
      <text:p text:style-name="P6"><text:span text:style-name="T2"><text:s/>1.1.40</text:span></text:p>
      <text:p text:style-name="P5"><text:span text:style-name="T2"><text:s/>εἴδει, καὶ οὐ δι' αἰνιγμάτων. Οὗτος τοίνυν ὁ τῆς αὐτοπρο- </text:span><text:line-break/><text:span text:style-name="T2"> σώπου θέας τοῦ Θεοῦ ἐξίσου τοῖς ἀγγέλοις ἀξιωθεὶς, ἐξ <text:s/></text:span><text:line-break/><text:span text:style-name="T2"> ὧν ἤκουσε παρὰ τοῦ Θεοῦ διαλέγεται ἡμῖν. ’Ακούσωμεν <text:s/></text:span><text:line-break/><text:span text:style-name="T2"> τοίνυν ἀληθείας ῥημάτων οὐκ ἐν πειθοῖς σοϕίας ἀνθρωπίνης, <text:s/></text:span><text:line-break/><text:span text:style-name="T2"> ἀλλ' ἐν διδακτοῖς Πνεύματος λαληθεῖσιν· ὧν τὸ τέλος <text:s/></text:span><text:line-break/><text:span text:style-name="T2"> οὐχ ὁ τῶν ἀκουόντων ἔπαινος, ἀλλ' ἡ σωτηρία τῶν διδασκο- </text:span><text:line-break/><text:span text:style-name="T2"> μένων. <text:s text:c="2"/></text:span></text:p>
      <text:p text:style-name="P6"><text:span text:style-name="T2"><text:s/>1.2.1</text:span></text:p>
      <text:p text:style-name="P5"><text:span text:style-name="T2"><text:s/>’Εν ἀρχῇ ἐποίησεν ὁ θεὸς τὸν οὐρανὸν καὶ τὴν γῆν. <text:s/></text:span><text:line-break/><text:span text:style-name="T2"> ῞Ιστησί μου τὸν λόγον τὸ θαῦμα τῆς διανοίας. Τί πρῶτον <text:s/></text:span><text:line-break/><text:span text:style-name="T2"> εἴπω; πόθεν ἄρξομαι τῆς ἐξηγήσεως; ’Ελέγξω τῶν ἔξω <text:s/></text:span><text:line-break/><text:span text:style-name="T2"> τὴν ματαιότητα; ἢ ἀνυμνήσω τὴν ἡμετέραν ἀλήθειαν; <text:s/></text:span><text:line-break/><text:soft-page-break/><text:span text:style-name="T2"> Πολλὰ περὶ ϕύσεως ἐπραγματεύσαντο οἱ τῶν ‘Ελλήνων <text:s/></text:span><text:line-break/><text:span text:style-name="T2"> σοϕοὶ, καὶ οὐδὲ εἷς παρ' αὐτοῖς λόγος ἕστηκεν ἀκίνητος <text:s/></text:span><text:line-break/><text:span text:style-name="T2"> καὶ ἀσάλευτος, ἀεὶ τοῦ δευτέρου τὸν πρὸ αὐτοῦ καταβάλ- </text:span><text:line-break/><text:span text:style-name="T2"> λοντος· ὥστε ἡμῖν μηδὲν ἔργον εἶναι τὰ ἐκείνων ἐλέγχειν· <text:s/></text:span><text:line-break/><text:span text:style-name="T2"> ἀρκοῦσι γὰρ ἀλλήλοις πρὸς τὴν οἰκείαν ἀνατροπήν. Οἱ γὰρ <text:s/></text:span></text:p>
      <text:p text:style-name="P6"><text:span text:style-name="T2"><text:s/>1.2.10</text:span></text:p>
      <text:p text:style-name="P5"><text:span text:style-name="T2"><text:s/>Θεὸν ἀγνοήσαντες, αἰτίαν ἔμϕρονα προεστάναι τῆς γενέσεως <text:s/></text:span><text:line-break/><text:span text:style-name="T2"> τῶν ὅλων οὐ συνεχώρησαν, ἀλλ' οἰκείως τῇ ἐξ ἀρχῆς ἀγνοίᾳ <text:s/></text:span><text:line-break/><text:span text:style-name="T2"> τὰ ἐϕεξῆς συνεπέραναν. Διὰ τοῦτο οἱ μὲν ἐπὶ τὰς ὑλικὰς <text:s/></text:span><text:line-break/><text:span text:style-name="T2"> ὑποθέσεις κατέϕυγον, τοῖς τοῦ κόσμου στοιχείοις τὴν <text:s/></text:span><text:line-break/><text:span text:style-name="T2"> αἰτίαν τοῦ παντὸς ἀναθέντες· οἱ δὲ ἄτομα καὶ ἀμερῆ <text:s/></text:span><text:line-break/><text:span text:style-name="T2"> σώματα, καὶ ὄγκους καὶ πόρους συνέχειν τὴν ϕύσιν τῶν <text:s/></text:span><text:line-break/><text:span text:style-name="T2"> ὁρατῶν ἐϕαντάσθησαν. Νῦν μὲν γὰρ συνιόντων ἀλλήλοις <text:s/></text:span><text:line-break/><text:span text:style-name="T2"> τῶν ἀμερῶν σωμάτων, νῦν δὲ μετασυγκρινομένων, τὰς <text:s text:c="2"/></text:span><text:line-break/><text:span text:style-name="T2"> γενέσεις καὶ τὰς ϕθορὰς ἐπιγίνεσθαι· καὶ τῶν διαρκεσ- </text:span><text:line-break/><text:span text:style-name="T2"> τέρων σωμάτων τὴν ἰσχυροτέραν τῶν ἀτόμων ἀντεμπλοκὴν <text:s/></text:span></text:p>
      <text:p text:style-name="P6"><text:span text:style-name="T2"><text:s/>1.2.20</text:span></text:p>
      <text:p text:style-name="P5"><text:span text:style-name="T2"><text:s/>τῆς διαμονῆς τὴν αἰτίαν παρέχειν. ῎Οντως ἱστὸν ἀράχνης <text:s/></text:span><text:line-break/><text:span text:style-name="T2"> ὑϕαίνουσιν οἱ ταῦτα γράϕοντες, οἱ οὕτω λεπτὰς καὶ ἀνυπο- </text:span><text:line-break/><text:span text:style-name="T2"> στάτους ἀρχὰς οὐρανοῦ καὶ γῆς καὶ θαλάσσης ὑποτιθέμενοι. <text:s/></text:span><text:line-break/><text:span text:style-name="T2"> Οὐ γὰρ ᾔδεσαν εἰπεῖν, ’Εν ἀρχῇ ἐποίησεν ὁ Θεὸς τὸν οὐρανὸν <text:s/></text:span><text:line-break/><text:span text:style-name="T2"> καὶ τὴν γῆν. Διὰ τοῦτο ἀκυβέρνητα καὶ ἀδιοίκητα εἶναι τὰ <text:s/></text:span><text:line-break/><text:span text:style-name="T2"> σύμπαντα, ὡς ἂν τύχῃ ϕερόμενα, ὑπὸ τῆς ἐνοικούσης <text:s/></text:span><text:line-break/><text:span text:style-name="T2"> αὐτοῖς ἀθεότητος ἠπατήθησαν. ῞Οπερ ἵνα μὴ πάθωμεν <text:s/></text:span><text:line-break/><text:span text:style-name="T2"> ἡμεῖς, ὁ τὴν κοσμοποιίαν συγγράϕων εὐθὺς ἐν τοῖς πρώτοις <text:s/></text:span><text:line-break/><text:span text:style-name="T2"> ῥήμασι τῷ ὀνόματι τοῦ Θεοῦ τὴν διάνοιαν ἡμῶν κατεϕώ- </text:span><text:line-break/><text:span text:style-name="T2"> τισεν, εἰπὼν, ’Εν ἀρχῇ ἐποίησεν ὁ Θεός. Τί καλὴ ἡ τάξις; <text:s/></text:span></text:p>
      <text:p text:style-name="P6"><text:span text:style-name="T2"><text:s/>1.2.30</text:span></text:p>
      <text:p text:style-name="P5"><text:span text:style-name="T2"><text:s/>’Αρχὴν πρῶτον ἐπέθηκεν, ἵνα μὴ ἄναρχον αὐτὸν οἰηθῶσί <text:s/></text:span><text:line-break/><text:span text:style-name="T2"> τινες. Εἶτα ἐπήγαγε τὸ, ’Εποίησεν, ἵνα δειχθῇ, ὅτι ἐλάχιστον <text:s/></text:span><text:line-break/><text:span text:style-name="T2"> μέρος τῆς τοῦ δημιουργοῦ δυνάμεώς ἐστι τὸ ποιηθέν. <text:s/></text:span><text:line-break/><text:span text:style-name="T2"> ‘Ως γὰρ ὁ κεραμεὺς ἀπὸ τῆς αὐτῆς τέχνης μυρία διαπλάσας <text:s text:c="2"/></text:span><text:line-break/><text:span text:style-name="T2"> σκεύη, οὔτε τὴν τέχνην οὔτε δύναμιν ἐξανάλωσεν· οὕτω <text:s/></text:span><text:line-break/><text:span text:style-name="T2"> καὶ ὁ τοῦ παντὸς τούτου δημιουργὸς, οὐχ ἑνὶ κόσμῳ σύμμε- </text:span><text:line-break/><text:span text:style-name="T2"> τρον τὴν ποιητικὴν ἔχων δύναμιν, ἀλλ' εἰς τὸ ἀπειροπλάσιον <text:s/></text:span><text:line-break/><text:span text:style-name="T2"> ὑπερβαίνουσαν, τῇ ῥοπῇ τοῦ θελήματος μόνῃ εἰς τὸ εἶναι <text:s/></text:span><text:line-break/><text:soft-page-break/><text:span text:style-name="T2"> παρήγαγε τὰ μεγέθη τῶν ὁρωμένων. Εἰ οὖν καὶ ἀρχὴν ἔχει <text:s/></text:span><text:line-break/><text:span text:style-name="T2"> ὁ κόσμος, καὶ πεποίηται, ζήτει, τίς ὁ τὴν ἀρχὴν αὐτῷ <text:s/></text:span></text:p>
      <text:p text:style-name="P6"><text:span text:style-name="T2"><text:s/>1.2.40</text:span></text:p>
      <text:p text:style-name="P5"><text:span text:style-name="T2"><text:s/>δοὺς, καὶ τίς ὁ ποιητής; Μᾶλλον δὲ, ἵνα μὴ ἀνθρωπίνοις <text:s/></text:span><text:line-break/><text:span text:style-name="T2"> λογισμοῖς ἐκζητῶν παρατραπῇς που τῆς ἀληθείας, προέϕθασε <text:s/></text:span><text:line-break/><text:span text:style-name="T2"> τῇ διδασκαλίᾳ, οἱονεὶ σϕραγῖδα καὶ ϕυλακτήριον ταῖς <text:s/></text:span><text:line-break/><text:span text:style-name="T2"> ψυχαῖς ἡμῶν ἐμβαλὼν τὸ πολυτίμητον ὄνομα τοῦ Θεοῦ, <text:s/></text:span><text:line-break/><text:span text:style-name="T2"> εἰπὼν, ’Εν ἀρχῇ ἐποίησεν ὁ Θεός. ‘Η μακαρία ϕύσις, ἡ <text:s/></text:span><text:line-break/><text:span text:style-name="T2"> ἄϕθονος ἀγαθότης, τὸ ἀγαπητὸν πᾶσι τοῖς λόγου μετειλη- </text:span><text:line-break/><text:span text:style-name="T2"> ϕόσι, τὸ πολυπόθητον κάλλος, ἡ ἀρχὴ τῶν ὄντων, ἡ πηγὴ <text:s/></text:span><text:line-break/><text:span text:style-name="T2"> τῆς ζωῆς, τὸ νοερὸν ϕῶς, ἡ ἀπρόσιτος σοϕία, οὗτος ’Εποίησεν <text:s/></text:span><text:line-break/><text:span text:style-name="T2"> ἐν ἀρχῇ τὸν οὐρανὸν καὶ τὴν γῆν. <text:s/></text:span></text:p>
      <text:p text:style-name="P6"><text:span text:style-name="T2"><text:s/>1.3.1</text:span></text:p>
      <text:p text:style-name="P5"><text:span text:style-name="T2"><text:s/>Μὴ οὖν ἄναρχα ϕαντάζου, ἄνθρωπε, τὰ ὁρώμενα, <text:s/></text:span><text:line-break/><text:span text:style-name="T2"> μηδὲ, ἐπειδὴ κυκλόσε περιτρέχει τὰ κατ' οὐρανὸν κινούμενα, <text:s/></text:span><text:line-break/><text:span text:style-name="T2"> ἡ δὲ τοῦ κύκλου ἀρχὴ τῇ προχείρῳ αἰσθήσει ἡμῶν οὐκ <text:s/></text:span><text:line-break/><text:span text:style-name="T2"> εὔληπτος, ἄναρχον εἶναι νομίσῃς τῶν κυκλοϕορικῶν σωμάτων <text:s/></text:span><text:line-break/><text:span text:style-name="T2"> τὴν ϕύσιν. Οὐδὲ γὰρ ὁ κύκλος οὗτος, τὸ ἐπίπεδον λέγω <text:s/></text:span><text:line-break/><text:span text:style-name="T2"> σχῆμα τὸ ὑπὸ μιᾶς γραμμῆς περιεχόμενον, ἐπειδὴ διαϕεύγει <text:s text:c="2"/></text:span><text:line-break/><text:span text:style-name="T2"> τὴν ἡμετέραν αἴσθησιν, καὶ οὔτε ὅθεν ἤρξατο ἐξευρεῖν <text:s/></text:span><text:line-break/><text:span text:style-name="T2"> δυνάμεθα, οὔτε εἰς ὃ κατέληξεν, ἤδη καὶ ἄναρχον αὐτὸν <text:s/></text:span><text:line-break/><text:span text:style-name="T2"> ὀϕείλομεν ὑποτίθεσθαι. ’Αλλὰ κἂν τὴν αἴσθησιν διαϕεύγῃ, <text:s/></text:span></text:p>
      <text:p text:style-name="P6"><text:span text:style-name="T2"><text:s/>1.3.10</text:span></text:p>
      <text:p text:style-name="P5"><text:span text:style-name="T2"><text:s/>τῇ γε ἀληθείᾳ πάντως ἀπό τινος ἤρξατο ὁ κέντρῳ καὶ <text:s/></text:span><text:line-break/><text:span text:style-name="T2"> διαστήματί τινι περιγράψας αὐτόν. Οὕτω καὶ σὺ μὴ, ἐπειδὴ <text:s/></text:span><text:line-break/><text:span text:style-name="T2"> εἰς ἑαυτὰ συννεύει τὰ κύκλῳ κινούμενα, τὸ τῆς κινήσεως <text:s/></text:span><text:line-break/><text:span text:style-name="T2"> αὐτῶν ὁμαλὸν, καὶ μηδενὶ μέσῳ διακοπτόμενον, τὴν τοῦ <text:s/></text:span><text:line-break/><text:span text:style-name="T2"> ἄναρχον τὸν κόσμον καὶ ἀτελεύτητον εἶναί σοι πλάνην <text:s/></text:span><text:line-break/><text:span text:style-name="T2"> ἐγκαταλίπῃ. Παράγει γὰρ τὸ σχῆμα τοῦ κόσμου τούτου. <text:s/></text:span><text:line-break/><text:span text:style-name="T2"> Καὶ, ‘Ο οὐρανὸς καὶ ἡ γῆ παρελεύσονται. Προαναϕώνησις <text:s/></text:span><text:line-break/><text:span text:style-name="T2"> τῶν περὶ συντελείας δογμάτων καὶ περὶ τῆς τοῦ κόσμου <text:s/></text:span><text:line-break/><text:span text:style-name="T2"> μεταποιήσεως, τὰ νῦν ἐν βραχέσι κατὰ τὴν στοιχείωσιν <text:s/></text:span><text:line-break/><text:span text:style-name="T2"> τῆς θεοπνεύστου διδασκαλίας παραδιδόμενα. ’Εν ἀρχῇ <text:s/></text:span></text:p>
      <text:p text:style-name="P6"><text:span text:style-name="T2"><text:s/>1.3.20</text:span></text:p>
      <text:p text:style-name="P5"><text:span text:style-name="T2"><text:s/>ἐποίησεν ὁ Θεός. Τὰ ἀπὸ χρόνου ἀρξάμενα πᾶσα ἀνάγκη <text:s/></text:span><text:line-break/><text:span text:style-name="T2"> καὶ ἐν χρόνῳ συντελεσθῆναι. Εἰ ἀρχὴν ἔχει χρονικὴν, μὴ <text:s text:c="2"/></text:span><text:line-break/><text:soft-page-break/><text:span text:style-name="T2"> ἀμϕιβάλῃς περὶ τοῦ τέλους. Γεωμετρίαι γὰρ καὶ ἀριθμητικαὶ <text:s/></text:span><text:line-break/><text:span text:style-name="T2"> μέθοδοι, καὶ αἱ περὶ τῶν στερεῶν πραγματεῖαι, καὶ ἡ <text:s/></text:span><text:line-break/><text:span text:style-name="T2"> πολυθρύλλητος ἀστρονομία, ἡ πολυάσχολος ματαιότης, πρὸς <text:s/></text:span><text:line-break/><text:span text:style-name="T2"> ποῖον καταστρέϕουσι τέλος; Εἴπερ οἱ περὶ ταῦτα ἐσπου- </text:span></text:p>
      <text:p text:style-name="P6"><text:span text:style-name="T2"><text:s/>1.3.26</text:span></text:p>
      <text:p text:style-name="P5"><text:span text:style-name="T2"><text:s/>δακότες συναΐδιον εἶναι τῷ κτίστῃ τῶν ὅλων Θεῷ καὶ τὸν <text:s/></text:span><text:line-break/><text:span text:style-name="T2"> ὁρώμενον τοῦτον κόσμον διενοήθησαν, πρὸς τὴν αὐτὴν δόξαν <text:s/></text:span><text:line-break/><text:span text:style-name="T2"> ἀγαγόντες τὸν περιγεγραμμένον καὶ σῶμα ἔχοντα ὑλικὸν, <text:s/></text:span><text:line-break/><text:span text:style-name="T2"> τῇ ἀπεριλήπτῳ καὶ ἀοράτῳ ϕύσει, μηδὲ τοσοῦτον δυνη- </text:span></text:p>
      <text:p text:style-name="P6"><text:span text:style-name="T2"><text:s/>1.3.30</text:span></text:p>
      <text:p text:style-name="P5"><text:span text:style-name="T2"><text:s/>θέντες ἐννοηθῆναι, ὅτι οὗ τὰ μέρη ϕθοραῖς καὶ ἀλλοιώσεσιν <text:s/></text:span><text:line-break/><text:span text:style-name="T2"> ὑπόκειται, τούτου καὶ τὸ ὅλον ἀνάγκη ποτὲ τὰ αὐτὰ παθήματα <text:s/></text:span><text:line-break/><text:span text:style-name="T2"> τοῖς οἰκείοις μέρεσιν ὑποστῆναι. ’Αλλὰ τοσοῦτον ’Εμα- </text:span><text:line-break/><text:span text:style-name="T2"> ταιώθησαν τοῖς διαλογισμοῖς αὐτῶν, καὶ ἐσκοτίσθη ἡ <text:s/></text:span><text:line-break/><text:span text:style-name="T2"> ἀσύνετος αὐτῶν καρδία, καὶ ϕάσκοντες εἶναι σοϕοὶ, ἐμωράν- </text:span><text:line-break/><text:span text:style-name="T2"> θησαν, ὥστε οἱ μὲν συνυπάρχειν ἐξ ἀϊδίου τῷ Θεῷ τὸν <text:s/></text:span><text:line-break/><text:span text:style-name="T2"> οὐρανὸν ἀπεϕήναντο· οἱ δὲ αὐτὸν εἶναι Θεὸν ἄναρχόν τε <text:s/></text:span><text:line-break/><text:span text:style-name="T2"> καὶ ἀτελεύτητον, καὶ τῆς τῶν κατὰ μέρος οἰκονομίας αἴτιον. <text:s text:c="2"/></text:span></text:p>
      <text:p text:style-name="P6"><text:span text:style-name="T2"><text:s/>1.4.1</text:span></text:p>
      <text:p text:style-name="P5"><text:span text:style-name="T2"><text:s/>῏Ηπου αὐτοῖς ἡ περιουσία τῆς τοῦ κόσμου σοϕίας <text:s/></text:span><text:line-break/><text:span text:style-name="T2"> προσθήκην οἴσει ποτὲ τῆς χαλεπῆς κατακρίσεως, ὅτι οὕτως <text:s/></text:span><text:line-break/><text:span text:style-name="T2"> ὀξὺ περὶ τὰ μάταια βλέποντες, ἑκόντες πρὸς τὴν σύνεσιν <text:s/></text:span><text:line-break/><text:span text:style-name="T2"> τῆς ἀληθείας ἀπετυϕλώθησαν. ’Αλλ' οἱ τῶν ἄστρων τὰ <text:s/></text:span><text:line-break/><text:span text:style-name="T2"> διαστήματα καταμετροῦντες, καὶ τοὺς ἀειϕανεῖς αὐτῶν καὶ <text:s/></text:span><text:line-break/><text:span text:style-name="T2"> ἀρκτῴους ἀπογραϕόμενοι, καὶ ὅσοι περὶ τὸν νότιον πόλον <text:s/></text:span><text:line-break/><text:span text:style-name="T2"> κείμενοι τοῖς μέν εἰσι ϕανεροὶ, ἡμῖν δὲ ἄγνωστοι· καὶ <text:s/></text:span><text:line-break/><text:span text:style-name="T2"> βόρειον πλάτος, καὶ ζῳδιακὸν κύκλον μυρίοις διαστήμασι <text:s/></text:span><text:line-break/><text:span text:style-name="T2"> διαιροῦντες· καὶ ἐπαναϕορὰς ἄστρων, καὶ στηριγμοὺς, καὶ <text:s/></text:span></text:p>
      <text:p text:style-name="P6"><text:span text:style-name="T2"><text:s/>1.4.10</text:span></text:p>
      <text:p text:style-name="P5"><text:span text:style-name="T2"><text:s/>ἀποκλίσεις, καὶ πάντων τὴν ἐπὶ τὰ προηγούμενα κίνησιν δι' <text:s/></text:span><text:line-break/><text:span text:style-name="T2"> ἀκριβείας τηρήσαντες· καὶ διὰ πόσου χρόνου τῶν πλανω- </text:span><text:line-break/><text:span text:style-name="T2"> μένων ἕκαστος τὴν ἑαυτοῦ περίοδον ἐκπληροῖ· μίαν τῶν <text:s/></text:span><text:line-break/><text:span text:style-name="T2"> πασῶν μηχανὴν οὐκ ἐξεῦρον πρὸς τὸ τὸν Θεὸν ἐννοῆσαι <text:s/></text:span><text:line-break/><text:span text:style-name="T2"> ποιητὴν τοῦ παντὸς, καὶ κριτὴν δίκαιον, τὴν ἀξίαν ἀντίδοσιν <text:s/></text:span><text:line-break/><text:span text:style-name="T2"> τοῖς βεβιωμένοις ἐπάγοντα· οὐδὲ τῷ περὶ τῆς κρίσεως λόγῳ <text:s/></text:span><text:line-break/><text:span text:style-name="T2"> τὴν ἀκόλουθον τῆς συντελείας ἔννοιαν ἐπιγνῶναι, ὅτι ἀνάγκη <text:s/></text:span><text:line-break/><text:soft-page-break/><text:span text:style-name="T2"> μεταποιηθῆναι τὸν κόσμον, εἰ μέλλοι καὶ ἡ τῶν ψυχῶν <text:s/></text:span><text:line-break/><text:span text:style-name="T2"> κατάστασις πρὸς ἕτερον εἶδος ζωῆς μεταβάλλειν. ῞Ωσπερ <text:s/></text:span><text:line-break/><text:span text:style-name="T2"> γὰρ ἡ παροῦσα ζωὴ συγγενῆ ἔσχε τοῦ κόσμου τούτου τὴν <text:s/></text:span></text:p>
      <text:p text:style-name="P6"><text:span text:style-name="T2"><text:s/>1.4.20</text:span></text:p>
      <text:p text:style-name="P5"><text:span text:style-name="T2"><text:s/>ϕύσιν· οὕτω καὶ ἡ μέλλουσα τῶν ψυχῶν ἡμῶν διαγωγὴ <text:s/></text:span><text:line-break/><text:span text:style-name="T2"> οἰκείαν τῇ καταστάσει ὑποδέξεται τὴν λῆξιν. Οἱ δὲ τοσοῦτον <text:s text:c="2"/></text:span><text:line-break/><text:span text:style-name="T2"> ἀπέχουσιν ὡς ἀληθέσι τούτοις προσέχειν, ὥστε καὶ <text:s/></text:span><text:line-break/><text:span text:style-name="T2"> πλατὺν γέλωτα καταχέουσιν ἡμῶν περὶ συντελείας τοῦ <text:s/></text:span><text:line-break/><text:span text:style-name="T2"> κόσμου τούτου καὶ παλιγγενεσίας αἰῶνος ἀπαγγελλόντων. <text:s/></text:span><text:line-break/><text:span text:style-name="T2"> ’Επειδὴ δὲ ἡ ἀρχὴ κατὰ ϕύσιν προτέτακται τῶν ἀπ' αὐτῆς, <text:s/></text:span><text:line-break/><text:span text:style-name="T2"> ἀναγκαίως περὶ τῶν ἀπὸ χρόνου τὸ εἶναι ἐχόντων διαλεγό- </text:span><text:line-break/><text:span text:style-name="T2"> μενος, ταύτην ἁπάντων προέταξε τὴν ϕωνὴν, εἰπὼν, ’Εν <text:s/></text:span><text:line-break/><text:span text:style-name="T2"> ἀρχῇ ἐποίησεν. <text:s/></text:span></text:p>
      <text:p text:style-name="P6"><text:span text:style-name="T2"><text:s/>1.5.1</text:span></text:p>
      <text:p text:style-name="P5"><text:span text:style-name="T2"><text:s/>῏Ην γάρ τι, ὡς ἔοικεν, καὶ πρὸ τοῦ κόσμου τούτου, ὃ <text:s/></text:span><text:line-break/><text:span text:style-name="T2"> τῇ μὲν διανοίᾳ ἡμῶν ἐστὶ θεωρητὸν, ἀνιστόρητον δὲ κατε- </text:span><text:line-break/><text:span text:style-name="T2"> λείϕθη, διὰ τὸ τοῖς εἰσαγομένοις ἔτι καὶ νηπίοις κατὰ τὴν <text:s/></text:span><text:line-break/><text:span text:style-name="T2"> γνῶσιν ἀνεπιτήδειον. ῏Ην τις πρεσβυτέρα τῆς τοῦ κόσμου <text:s/></text:span><text:line-break/><text:span text:style-name="T2"> γενέσεως κατάστασις ταῖς ὑπερκοσμίοις δυνάμεσι πρέπουσα, <text:s/></text:span><text:line-break/><text:span text:style-name="T2"> ἡ ὑπέρχρονος, ἡ αἰωνία, ἡ ἀΐδιος. Δημιουργήματα δὲ ἐν <text:s/></text:span><text:line-break/><text:span text:style-name="T2"> αὐτῇ ὁ τῶν ὅλων κτίστης καὶ δημιουργὸς ἀπετέλεσε, ϕῶς <text:s/></text:span><text:line-break/><text:span text:style-name="T2"> νοητὸν πρέπον τῇ μακαριότητι τῶν ϕιλούντων τὸν Κύριον, <text:s/></text:span><text:line-break/><text:span text:style-name="T2"> τὰς λογικὰς καὶ ἀοράτους ϕύσεις, καὶ πᾶσαν τὴν τῶν <text:s/></text:span></text:p>
      <text:p text:style-name="P6"><text:span text:style-name="T2"><text:s/>1.5.10</text:span></text:p>
      <text:p text:style-name="P5"><text:span text:style-name="T2"><text:s/>νοητῶν διακόσμησιν, ὅσα τὴν ἡμετέραν διάνοιαν ὑπερβαίνει, <text:s text:c="2"/></text:span><text:line-break/><text:span text:style-name="T2"> ὧν οὐδὲ τὰς ὀνομασίας ἐξευρεῖν δυνατόν. Ταῦτα τοῦ <text:s/></text:span><text:line-break/><text:span text:style-name="T2"> ἀοράτου κόσμου συμπληροῖ τὴν οὐσίαν, ὡς διδάσκει ἡμᾶς ὁ <text:s/></text:span><text:line-break/><text:span text:style-name="T2"> Παῦλος, λέγων, ῞Οτι ἐν αὐτῷ ἐκτίσθη τὰ πάντα, εἴτε <text:s/></text:span><text:line-break/><text:span text:style-name="T2"> ὁρατὰ, εἴτε ἀόρατα, εἴτε θρόνοι, εἴτε κυριότητες, εἴτε <text:s/></text:span><text:line-break/><text:span text:style-name="T2"> ἀρχαὶ, εἴτε ἐξουσίαι, εἴτε δυνάμεις, εἴτε ἀγγέλων στρατιαὶ, <text:s/></text:span><text:line-break/><text:span text:style-name="T2"> εἴτε ἀρχαγγέλων ἐπιστασίαι· ὅτε δὲ ἔδει λοιπὸν καὶ τὸν <text:s/></text:span><text:line-break/><text:span text:style-name="T2"> κόσμον τοῦτον ἐπεισαχθῆναι τοῖς οὖσι, προηγουμένως <text:s/></text:span><text:line-break/><text:span text:style-name="T2"> μὲν διδασκαλεῖον καὶ παιδευτήριον τῶν ἀνθρωπίνων <text:s/></text:span><text:line-break/><text:span text:style-name="T2"> ψυχῶν· ἔπειτα μέντοι καὶ ἁπαξαπλῶς πάντων τῶν ἐν <text:s/></text:span></text:p>
      <text:p text:style-name="P6"><text:span text:style-name="T2"><text:s/>1.5.20</text:span></text:p>
      <text:p text:style-name="P5"><text:span text:style-name="T2"><text:s/>γενέσει καὶ ϕθορᾷ ἐπιτήδειον ἐνδιαίτημα. Συμϕυὴς ἄρα τῷ <text:s/></text:span><text:line-break/><text:soft-page-break/><text:span text:style-name="T2"> κόσμῳ, καὶ τοῖς ἐν αὐτῷ ζῴοις τε καὶ ϕυτοῖς, ἡ τοῦ χρόνου <text:s/></text:span><text:line-break/><text:span text:style-name="T2"> διέξοδος ὑπέστη, ἐπειγομένη ἀεὶ καὶ παραρρέουσα, καὶ <text:s/></text:span><text:line-break/><text:span text:style-name="T2"> μηδαμοῦ παυομένη τοῦ δρόμου. ῍Η οὐχὶ τοιοῦτος ὁ χρόνος, <text:s/></text:span><text:line-break/><text:span text:style-name="T2"> οὗ τὸ μὲν παρελθὸν ἠϕανίσθη, τὸ δὲ μέλλον οὔπω πάρεστι, <text:s/></text:span><text:line-break/><text:span text:style-name="T2"> τὸ δὲ παρὸν πρὶν γνωσθῆναι διαδιδράσκει τὴν αἴσθησιν; <text:s/></text:span><text:line-break/><text:span text:style-name="T2"> Τοιαύτη δέ τις καὶ τῶν γινομένων ἡ ϕύσις, ἢ αὐξανομένη <text:s/></text:span><text:line-break/><text:span text:style-name="T2"> πάντως, ἢ ϕθίνουσα, τὸ δὲ ἱδρυμένον καὶ στάσιμον οὐκ <text:s/></text:span><text:line-break/><text:span text:style-name="T2"> ἐπίδηλον ἔχουσα. ῎Επρεπεν οὖν τοῖς ζῴων τε καὶ ϕυτῶν <text:s/></text:span><text:line-break/><text:span text:style-name="T2"> σώμασιν, οἱονεὶ ῥεύματί τινι πρὸς ἀνάγκην ἐνδεδεμένοις, <text:s/></text:span></text:p>
      <text:p text:style-name="P6"><text:span text:style-name="T2"><text:s/>1.5.30</text:span></text:p>
      <text:p text:style-name="P5"><text:span text:style-name="T2"><text:s/>καὶ τῇ πρὸς γένεσιν ἢ ϕθορὰν ἀγούσῃ κινήσει συνεχομένοις, <text:s/></text:span><text:line-break/><text:span text:style-name="T2"> ὑπὸ τῆς τοῦ χρόνου ϕύσεως περιέχεσθαι, συγγενῆ τοῖς <text:s text:c="2"/></text:span><text:line-break/><text:span text:style-name="T2"> ἀλλοιουμένοις κεκτημένου τὴν ἰδιότητα. ’Εντεῦθεν οἰκείως <text:s/></text:span><text:line-break/><text:span text:style-name="T2"> ἐπέβαλε τῷ περὶ αὐτὸν λόγῳ ὁ σοϕῶς ἡμᾶς τοῦ κόσμου <text:s/></text:span><text:line-break/><text:span text:style-name="T2"> τὴν γένεσιν ἐκδιδάσκων, εἰπὼν, ’Εν ἀρχῇ ἐποίησεν· του- </text:span><text:line-break/><text:span text:style-name="T2"> τέστιν, ἐν ἀρχῇ ταύτῃ τῇ κατὰ χρόνον. Οὐ γὰρ δὴ κατὰ <text:s/></text:span><text:line-break/><text:span text:style-name="T2"> πρεσβυγένειαν πάντων τῶν γενομένων προέχειν αὐτὸν <text:s/></text:span><text:line-break/><text:span text:style-name="T2"> μαρτυρῶν λέγει ἐν ἀρχῇ γεγονέναι, ἀλλὰ μετὰ τὰ ἀόρατα <text:s/></text:span><text:line-break/><text:span text:style-name="T2"> καὶ νοούμενα τῶν ὁρατῶν τούτων καὶ αἰσθήσει ληπτῶν τὴν <text:s/></text:span><text:line-break/><text:span text:style-name="T2"> ἀρχὴν τῆς ὑπάρξεως διηγεῖται. Λέγεται μὲν οὖν ἀρχὴ καὶ <text:s/></text:span></text:p>
      <text:p text:style-name="P6"><text:span text:style-name="T2"><text:s/>1.5.40</text:span></text:p>
      <text:p text:style-name="P5"><text:span text:style-name="T2"><text:s/>ἡ πρώτη κίνησις· ὡς, ’Αρχὴ ὁδοῦ ἀγαθῆς τὸ ποιεῖν δίκαια. <text:s/></text:span><text:line-break/><text:span text:style-name="T2"> ’Απὸ γὰρ τῶν δικαίων πράξεων πρῶτον κινούμεθα πρὸς <text:s/></text:span><text:line-break/><text:span text:style-name="T2"> τὸν μακάριον βίον. Λέγεται δὲ ἀρχὴ καὶ ὅθεν γίνεταί τι, <text:s/></text:span><text:line-break/><text:span text:style-name="T2"> τοῦ ἐνυπάρχοντος αὐτῷ ὡς ἐπὶ οἰκίας θεμέλιος, καὶ ἐπὶ <text:s/></text:span><text:line-break/><text:span text:style-name="T2"> πλοίου ἡ τρόπις, καθὸ εἴρηται, ’Αρχὴ σοϕίας, ϕόβος Κυρίου. <text:s/></text:span><text:line-break/><text:span text:style-name="T2"> Οἷον γὰρ κρηπὶς καὶ βάθρον πρὸς τὴν τελείωσιν ἡ εὐλά- </text:span><text:line-break/><text:span text:style-name="T2"> βεια. ’Αρχὴ δὲ καὶ τῶν τεχνικῶν ἔργων ἡ τέχνη· ὡς ἡ <text:s/></text:span><text:line-break/><text:span text:style-name="T2"> σοϕία Βεσελεὴλ, τοῦ περὶ τὴν σκηνὴν κόσμου. ’Αρχὴ δὲ <text:s/></text:span><text:line-break/><text:span text:style-name="T2"> πράξεων πολλάκις καὶ τὸ εὔχρηστον τέλος τῶν γινομένων· <text:s text:c="2"/></text:span><text:line-break/><text:span text:style-name="T2"> ὡς τῆς ἐλεημοσύνης ἡ παρὰ Θεοῦ ἀποδοχὴ, καὶ πάσης τῆς <text:s/></text:span></text:p>
      <text:p text:style-name="P6"><text:span text:style-name="T2"><text:s/>1.5.50</text:span></text:p>
      <text:p text:style-name="P5"><text:span text:style-name="T2"><text:s/>κατ' ἀρετὴν ἐνεργείας τὸ ἐν ἐπαγγελίαις ἀποκείμενον τέλος. <text:s/></text:span></text:p>
      <text:p text:style-name="P6"><text:span text:style-name="T2"><text:s/>1.6.1</text:span></text:p>
      <text:p text:style-name="P5"><text:span text:style-name="T2"><text:s/>Τοσαυταχῶς οὖν λεγομένης τῆς ἀρχῆς, σκόπει εἰ μὴ <text:s/></text:span><text:line-break/><text:span text:style-name="T2"> πᾶσι τοῖς σημαινομένοις ἡ παροῦσα ϕωνὴ ἐϕαρμόσει. Καὶ <text:s/></text:span><text:line-break/><text:soft-page-break/><text:span text:style-name="T2"> γὰρ ἀϕ' οὗ χρόνου ἤρξατο ἡ τοῦ κόσμου τούτου σύστασις, <text:s/></text:span><text:line-break/><text:span text:style-name="T2"> δυνατόν σοι μαθεῖν, ἐάν γε ἐκ τοῦ παρόντος εἰς τὸ κατόπιν <text:s/></text:span><text:line-break/><text:span text:style-name="T2"> ἀναποδίζων, ϕιλονεικήσῃς εὑρεῖν τὴν πρώτην ἡμέραν τῆς <text:s/></text:span><text:line-break/><text:span text:style-name="T2"> τοῦ κόσμου γενέσεως. Εὑρήσεις γὰρ οὕτως, πόθεν τῷ χρόνῳ <text:s/></text:span><text:line-break/><text:span text:style-name="T2"> ἡ πρώτη κίνησις, ἔπειτα, ὅτι καὶ οἱονεὶ θεμέλιοί τινες καὶ <text:s/></text:span><text:line-break/><text:span text:style-name="T2"> κρηπῖδες προκατεβλήθησαν ὁ οὐρανὸς καὶ ἡ γῆ· εἶτα, ὅτι <text:s/></text:span><text:line-break/><text:span text:style-name="T2"> ἐστί τις τεχνικὸς λόγος ὁ καθηγησάμενος τῆς τῶν ὁρωμένων <text:s/></text:span></text:p>
      <text:p text:style-name="P6"><text:span text:style-name="T2"><text:s/>1.6.10</text:span></text:p>
      <text:p text:style-name="P5"><text:span text:style-name="T2"><text:s/>διακοσμήσεως, ὡς ἐνδείκνυταί σοι ἡ ϕωνὴ τῆς ἀρχῆς· καὶ <text:s/></text:span><text:line-break/><text:span text:style-name="T2"> τὸ μὴ εἰκῇ μηδὲ μάτην, ἀλλὰ πρός τι τέλος ὠϕέλιμον καὶ <text:s/></text:span><text:line-break/><text:span text:style-name="T2"> μεγάλην χρείαν τοῖς οὖσι συνεισϕερόμενον ἐπινενοῆσθαι <text:s/></text:span><text:line-break/><text:span text:style-name="T2"> τὸν κόσμον, εἴπερ τῷ ὄντι ψυχῶν λογικῶν διδασκαλεῖον <text:s/></text:span><text:line-break/><text:span text:style-name="T2"> καὶ θεογνωσίας ἐστὶ παιδευτήριον, διὰ τῶν ὁρωμένων καὶ <text:s/></text:span><text:line-break/><text:span text:style-name="T2"> αἰσθητῶν χειραγωγίαν τῷ νῷ παρεχόμενος πρὸς τὴν <text:s/></text:span><text:line-break/><text:span text:style-name="T2"> θεωρίαν τῶν ἀοράτων, καθά ϕησιν ὁ ἀπόστολος, ὅτι Τὰ <text:s/></text:span><text:line-break/><text:span text:style-name="T2"> ἀόρατα αὐτοῦ ἀπὸ κτίσεως κόσμου τοῖς ποιήμασι νοούμενα <text:s/></text:span><text:line-break/><text:span text:style-name="T2"> καθορᾶται. ῍Η τάχα διὰ τὸ ἀκαριαῖον καὶ ἄχρονον τῆς <text:s/></text:span><text:line-break/><text:span text:style-name="T2"> δημιουργίας εἴρηται τὸ, ’Εν ἀρχῇ ἐποίησεν, ἐπειδὴ ἀμερές <text:s text:c="2"/></text:span></text:p>
      <text:p text:style-name="P6"><text:span text:style-name="T2"><text:s/>1.6.20</text:span></text:p>
      <text:p text:style-name="P5"><text:span text:style-name="T2"><text:s/>τι καὶ ἀδιάστατον ἡ ἀρχή. ‘Ως γὰρ ἡ ἀρχὴ τῆς ὁδοῦ οὔπω <text:s/></text:span><text:line-break/><text:span text:style-name="T2"> ὁδὸς, καὶ ἡ ἀρχὴ τῆς οἰκίας οὐκ οἰκία, οὕτω καὶ ἡ τοῦ <text:s/></text:span><text:line-break/><text:span text:style-name="T2"> χρόνου ἀρχὴ οὔπω χρόνος, ἀλλ' οὐδὲ μέρος αὐτοῦ τὸ ἐλά- </text:span><text:line-break/><text:span text:style-name="T2"> χιστον. Εἰ δὲ ϕιλονεικῶν τις χρόνον εἶναι λέγοι τὴν ἀρχὴν, <text:s/></text:span><text:line-break/><text:span text:style-name="T2"> γινωσκέτω ὅτι διαιρήσει αὐτὴν εἰς τὰ τοῦ χρόνου μέρη. <text:s/></text:span><text:line-break/><text:span text:style-name="T2"> Ταῦτα δέ ἐστιν, ἀρχὴ, καὶ μέσα, καὶ τελευτή. ’Αρχὴν δὲ <text:s/></text:span><text:line-break/><text:span text:style-name="T2"> ἀρχῆς ἐπινοεῖν παντελῶς καταγέλαστον. Καὶ ὁ διχοτομῶν <text:s/></text:span><text:line-break/><text:span text:style-name="T2"> τὴν ἀρχὴν, δύο ποιήσει ἀντὶ μιᾶς, μᾶλλον δὲ πολλὰς καὶ <text:s/></text:span><text:line-break/><text:span text:style-name="T2"> ἀπείρους, τοῦ διαιρεθέντος ἀεὶ εἰς ἕτερα τεμνομένου. ῞Ινα <text:s/></text:span><text:line-break/><text:span text:style-name="T2"> τοίνυν διδαχθῶμεν ὁμοῦ τῇ βουλήσει τοῦ Θεοῦ ἀχρόνως <text:s/></text:span></text:p>
      <text:p text:style-name="P6"><text:span text:style-name="T2"><text:s/>1.6.30</text:span></text:p>
      <text:p text:style-name="P5"><text:span text:style-name="T2"><text:s/>συνυϕεστάναι τὸν κόσμον, εἴρηται τὸ, ’Εν ἀρχῇ ἐποίησεν. <text:s/></text:span><text:line-break/><text:span text:style-name="T2"> ῞Οπερ ἕτεροι τῶν ἑρμηνευτῶν, σαϕέστερον τὸν νοῦν <text:s/></text:span><text:line-break/><text:span text:style-name="T2"> ἐκδιδόντες, εἰρήκασιν, ’Εν κεϕαλαίῳ ἐποίησεν ὁ Θεὸς, <text:s/></text:span></text:p>
      <text:p text:style-name="P6"><text:span text:style-name="T2"><text:s/>1.6.33</text:span></text:p>
      <text:p text:style-name="P5"><text:span text:style-name="T2"><text:s/>τουτέστιν, ἀθρόως καὶ ἐν ὀλίγῳ. Τὰ μὲν οὖν περὶ ἀρχῆς, <text:s/></text:span><text:line-break/><text:span text:style-name="T2"> ὡς ὀλίγα ἀπὸ πολλῶν εἰπεῖν, ἐπὶ τοσοῦτον. <text:s/></text:span></text:p>
      <text:p text:style-name="P6"><text:soft-page-break/><text:span text:style-name="T2"><text:s/>1.7.1</text:span></text:p>
      <text:p text:style-name="P5"><text:span text:style-name="T2"><text:s/>’Επειδὴ δὲ καὶ τῶν τεχνῶν αἱ μὲν ποιητικαὶ λέγονται, <text:s/></text:span><text:line-break/><text:span text:style-name="T2"> αἱ δὲ πρακτικαὶ, αἱ δὲ θεωρητικαί· καὶ τῶν μὲν θεωρητικῶν <text:s/></text:span><text:line-break/><text:span text:style-name="T2"> τέλος ἐστὶν ἡ κατὰ νοῦν ἐνέργεια· τῶν δὲ πρακτικῶν, αὐτὴ <text:s text:c="2"/></text:span><text:line-break/><text:span text:style-name="T2"> ἡ τοῦ σώματος κίνησις, ἧς παυσαμένης οὐδὲν ὑπέστη οὐδὲ <text:s/></text:span><text:line-break/><text:span text:style-name="T2"> παρέμεινε τοῖς ὁρῶσιν· ὀρχήσεως γὰρ καὶ αὐλητικῆς τέλος <text:s/></text:span><text:line-break/><text:span text:style-name="T2"> οὐδὲν, ἀλλ' αὐτὴ εἰς ἑαυτὴν ἡ ἐνέργεια καταλήγει· ἐπὶ δὲ <text:s/></text:span><text:line-break/><text:span text:style-name="T2"> τῶν ποιητικῶν τεχνῶν, καὶ παυσαμένων τῆς ἐνεργείας, <text:s/></text:span><text:line-break/><text:span text:style-name="T2"> προκείμενόν ἐστι τὸ ἔργον· ὡς οἰκοδομικῆς καὶ τεκτονικῆς <text:s/></text:span><text:line-break/><text:span text:style-name="T2"> καὶ χαλκευτικῆς καὶ ὑϕαντικῆς, καὶ ὅσαι τοιαῦται, αἳ, <text:s/></text:span></text:p>
      <text:p text:style-name="P6"><text:span text:style-name="T2"><text:s/>1.7.10</text:span></text:p>
      <text:p text:style-name="P5"><text:span text:style-name="T2"><text:s/>κἂν μὴ παρῇ ὁ τεχνίτης, ἱκανῶς ἐν ἑαυταῖς τοὺς τεχνικοὺς <text:s/></text:span><text:line-break/><text:span text:style-name="T2"> λόγους ἐμϕαίνουσι, καὶ ἔξεστί σοι θαυμάσαι τὸν οἰκοδόμον <text:s/></text:span><text:line-break/><text:span text:style-name="T2"> ἀπὸ τοῦ ἔργου, καὶ τὸν χαλκέα καὶ τὸν ὑϕάντην. ῞Ινα οὖν <text:s/></text:span><text:line-break/><text:span text:style-name="T2"> δειχθῇ ὅτι ὁ κόσμος τεχνικόν ἐστι κατασκεύασμα, προκεί- </text:span><text:line-break/><text:span text:style-name="T2"> μενον πᾶσιν εἰς θεωρίαν, ὥστε δι' αὐτοῦ τὴν τοῦ ποιήσαντος <text:s/></text:span><text:line-break/><text:span text:style-name="T2"> αὐτὸν σοϕίαν ἐπιγινώσκεσθαι, οὐκ ἄλλῃ τινὶ ϕωνῇ ἐχρήσατο <text:s/></text:span><text:line-break/><text:span text:style-name="T2"> ὁ σοϕὸς Μω#σῆς περὶ αὐτοῦ, ἀλλ' εἶπεν, ’Εν ἀρχῇ ἐποίη- </text:span><text:line-break/><text:span text:style-name="T2"> σεν· οὐχὶ ἐνήργησεν, οὐδὲ ὑπέστησεν, ἀλλὰ ’Εποίησεν. <text:s/></text:span><text:line-break/><text:span text:style-name="T2"> Καὶ καθότι πολλοὶ τῶν ϕαντασθέντων συνυπάρχειν ἐξ <text:s/></text:span><text:line-break/><text:span text:style-name="T2"> ἀϊδίου τῷ Θεῷ τὸν κόσμον, οὐχὶ γεγενῆσθαι παρ' αὐτοῦ <text:s/></text:span></text:p>
      <text:p text:style-name="P6"><text:span text:style-name="T2"><text:s/>1.7.20</text:span></text:p>
      <text:p text:style-name="P5"><text:span text:style-name="T2"><text:s/>συνεχώρησαν, ἀλλ' οἱονεὶ ἀποσκίασμα τῆς δυνάμεως αὐτοῦ <text:s/></text:span><text:line-break/><text:span text:style-name="T2"> ὄντα αὐτομάτως παρυποστῆναι· καὶ αἴτιον μὲν αὐτοῦ <text:s text:c="2"/></text:span><text:line-break/><text:span text:style-name="T2"> ὁμολογοῦσι τὸν Θεὸν, αἴτιον δὲ ἀπροαιρέτως, ὡς τῆς <text:s/></text:span><text:line-break/><text:span text:style-name="T2"> σκιᾶς τὸ σῶμα, καὶ τῆς λαμπηδόνος τὸ ἀπαυγάζον· τὴν <text:s/></text:span><text:line-break/><text:span text:style-name="T2"> οὖν τοιαύτην ἀπάτην ἐπανορθούμενος ὁ προϕήτης, τῇ <text:s/></text:span><text:line-break/><text:span text:style-name="T2"> ἀκριβείᾳ ταύτῃ τῶν ῥημάτων ἐχρήσατο εἰπὼν, ’Εν ἀρχῇ <text:s/></text:span><text:line-break/><text:span text:style-name="T2"> ἐποίησεν ὁ Θεός. Οὐχὶ αὐτὸ τοῦτο τὴν αἰτίαν τοῦ εἶναι <text:s/></text:span><text:line-break/><text:span text:style-name="T2"> παρέσχεν, ἀλλ' ἐποίησεν ὡς ἀγαθὸς τὸ χρήσιμον, ὡς σοϕὸς, <text:s/></text:span><text:line-break/><text:span text:style-name="T2"> τὸ κάλλιστον, ὡς δυνατὸς, τὸ μέγιστον. Μόνον γὰρ οὐχὶ <text:s/></text:span><text:line-break/><text:span text:style-name="T2"> τεχνίτην σοι ἔδειξεν ἐμβεβηκότα τῇ οὐσίᾳ τῶν ὅλων, καὶ <text:s/></text:span></text:p>
      <text:p text:style-name="P6"><text:span text:style-name="T2"><text:s/>1.7.30</text:span></text:p>
      <text:p text:style-name="P5"><text:span text:style-name="T2"><text:s/>τὰ καθ' ἕκαστον μέρη πρὸς ἄλληλα συναρμόζοντα, καὶ τὸ <text:s/></text:span><text:line-break/><text:span text:style-name="T2"> πᾶν ὁμόλογον ἑαυτῷ καὶ σύμϕωνον καὶ ἐναρμονίως ἔχον <text:s/></text:span><text:line-break/><text:span text:style-name="T2"> ἀποτελοῦντα. ’Εν ἀρχῇ ἐποίησεν ὁ Θεὸς τὸν οὐρανὸν καὶ <text:s/></text:span><text:line-break/><text:soft-page-break/><text:span text:style-name="T2"> τὴν γῆν. ’Εκ δύο τῶν ἄκρων τοῦ παντὸς τὴν ὕπαρξιν <text:s/></text:span><text:line-break/><text:span text:style-name="T2"> παρῃνίξατο, τῷ μὲν οὐρανῷ τὰ πρεσβεῖα τῆς γενέσεως <text:s/></text:span><text:line-break/><text:span text:style-name="T2"> ἀποδοὺς, τὴν δὲ γῆν δευτερεύειν ϕάμενος τῇ ὑπάρξει. Πάν- </text:span><text:line-break/><text:span text:style-name="T2"> τως δὲ καὶ εἴ τι τούτων μέσον, συναπεγενήθη τοῖς πέρασιν. <text:s/></text:span><text:line-break/><text:span text:style-name="T2"> ῞Ωστε κἂν μηδὲν εἴπῃ περὶ τῶν στοιχείων, πυρὸς, καὶ <text:s/></text:span><text:line-break/><text:span text:style-name="T2"> ὕδατος, καὶ ἀέρος, ἀλλὰ σὺ τῇ παρὰ σαυτοῦ συνέσει νόει, <text:s/></text:span><text:line-break/><text:span text:style-name="T2"> πρῶτον μὲν ὅτι πάντα ἐν πᾶσι μέμικται, καὶ ἐν γῇ εὑρήσεις <text:s/></text:span></text:p>
      <text:p text:style-name="P6"><text:span text:style-name="T2"><text:s/>1.7.40</text:span></text:p>
      <text:p text:style-name="P5"><text:span text:style-name="T2"><text:s/>καὶ ὕδωρ, καὶ ἀέρα, καὶ πῦρ, εἴγε ἐκ λίθων μὲν πῦρ ἐξάλλεται, <text:s/></text:span><text:line-break/><text:span text:style-name="T2"> ἐκ σιδήρου δὲ, ὃς καὶ αὐτὸς ἀπὸ γῆς ἔχει τὴν γένεσιν, πῦρ <text:s text:c="2"/></text:span><text:line-break/><text:span text:style-name="T2"> ἄϕθονον ἐν ταῖς παρατρίψεσι πέϕυκεν ἀπολάμπειν. ῝Ο καὶ <text:s/></text:span><text:line-break/><text:span text:style-name="T2"> θαυμάσαι ἄξιον, πῶς ἐν μὲν τοῖς σώμασιν ὑπάρχον τὸ <text:s/></text:span><text:line-break/><text:span text:style-name="T2"> πῦρ, ἀβλαβῶς ἐμϕωλεύει· προκληθὲν δὲ ἐπὶ τὸ ἔξω, <text:s/></text:span><text:line-break/><text:span text:style-name="T2"> δαπανητικόν ἐστι τῶν ϕυλασσόντων τέως. Τὴν δὲ τοῦ <text:s/></text:span><text:line-break/><text:span text:style-name="T2"> ὕδατος ϕύσιν ἐνυπάρχουσαν τῇ γῇ οἱ ϕρεωρύχοι δεικνύουσι· <text:s/></text:span><text:line-break/><text:span text:style-name="T2"> καὶ τὴν τοῦ ἀέρος οἱ ἀπὸ νενοτισμένης αὐτῆς ἀτμοὶ ὑπὸ ἡλίου <text:s/></text:span><text:line-break/><text:span text:style-name="T2"> θαλϕθείσης ἀναπεμπόμενοι. ῎Επειτα μέντοι καὶ εἰ ϕύσει <text:s/></text:span><text:line-break/><text:span text:style-name="T2"> τὸν ἄνω τόπον ὁ οὐρανὸς ἐπέχει, ἡ δὲ γῆ τὸ κατώτατόν <text:s/></text:span></text:p>
      <text:p text:style-name="P6"><text:span text:style-name="T2"><text:s/>1.7.50</text:span></text:p>
      <text:p text:style-name="P5"><text:span text:style-name="T2"><text:s/>ἐστι· διότι ἐπὶ μὲν τὸν οὐρανὸν τὰ κοῦϕα ϕέρεται, ἐπὶ δὲ <text:s/></text:span><text:line-break/><text:span text:style-name="T2"> τὴν γῆν τὰ βαρέα πέϕυκε καταρρέπειν, ἐναντιώτατα δὲ <text:s/></text:span><text:line-break/><text:span text:style-name="T2"> ἀλλήλοις, τὸ ἄνω καὶ τὸ κάτω· ὁ τῶν πλεῖστον διεστώτων <text:s/></text:span><text:line-break/><text:span text:style-name="T2"> κατὰ τὴν ϕύσιν ἐπιμνησθεὶς, καὶ τὰ τὴν μέσην τούτοις <text:s/></text:span><text:line-break/><text:span text:style-name="T2"> ἐκπληροῦντα χώραν συνεκδοχικῶς παρεσήμανεν. ῞Ωστε μὴ <text:s/></text:span><text:line-break/><text:span text:style-name="T2"> ζήτει τὴν τῶν καθ' ἕκαστον ἐπεξήγησιν, ἀλλὰ τὰ σιωπηθέντα <text:s/></text:span><text:line-break/><text:span text:style-name="T2"> νόει διὰ τῶν δηλωθέντων. <text:s/></text:span></text:p>
      <text:p text:style-name="P6"><text:span text:style-name="T2"><text:s/>1.8.1</text:span></text:p>
      <text:p text:style-name="P5"><text:span text:style-name="T2"><text:s/>’Εν ἀρχῇ ἐποίησεν ὁ Θεὸς τὸν οὐρανὸν καὶ τὴν γῆν. <text:s/></text:span><text:line-break/><text:span text:style-name="T2"> ‘Η περὶ τῆς οὐσίας ἔρευνα ἑκάστου τῶν ὄντων, ἢ τῶν κατὰ <text:s/></text:span><text:line-break/><text:span text:style-name="T2"> θεωρίαν ὑποπιπτόντων ἡμῖν, ἢ τῶν προκειμένων ἡμῶν τῇ <text:s/></text:span><text:line-break/><text:span text:style-name="T2"> αἰσθήσει, μακρὸν καὶ ἀπηρτημένον λόγον ἐπεισάγει τῇ <text:s/></text:span><text:line-break/><text:span text:style-name="T2"> ἐξηγήσει, ὡς πλείονας ἐν τῇ περὶ τοῦ προβλήματος τούτου <text:s text:c="2"/></text:span><text:line-break/><text:span text:style-name="T2"> σκέψει καταναλίσκεσθαι λόγους τῶν λοιπῶν, ὅσα ἐνδέχεται <text:s/></text:span><text:line-break/><text:span text:style-name="T2"> ῥηθῆναι περὶ ἑκάστου τῶν ζητουμένων· πρὸς τὸ, μηδὲ <text:s/></text:span><text:line-break/><text:span text:style-name="T2"> προύργου τι εἶναι εἰς τὴν τῆς ’Εκκλησίας οἰκοδομὴν τὸ <text:s/></text:span><text:line-break/><text:span text:style-name="T2"> περὶ ταῦτα κατασχολεῖσθαι. ’Αλλὰ περὶ μὲν τῆς οὐσίας <text:s/></text:span></text:p>
      <text:p text:style-name="P6"><text:soft-page-break/><text:span text:style-name="T2"><text:s/>1.8.10</text:span></text:p>
      <text:p text:style-name="P5"><text:span text:style-name="T2"><text:s/>τοῦ οὐρανοῦ ἀρκούμεθα τοῖς παρὰ τοῦ ‘Ησαΐου εἰρημένοις· <text:s/></text:span><text:line-break/><text:span text:style-name="T2"> ὃς ἐν ἰδιωτικοῖς ῥήμασιν ἱκανὴν ἡμῖν τῆς ϕύσεως αὐτοῦ <text:s/></text:span><text:line-break/><text:span text:style-name="T2"> τὴν διάνοιαν ἐνεποίησεν, εἰπών· ‘Ο στερεώσας τὸν οὐρανὸν <text:s/></text:span><text:line-break/><text:span text:style-name="T2"> ὡσεὶ καπνόν· τουτέστι, λεπτὴν ϕύσιν καὶ οὐ στερεὰν οὐδὲ <text:s/></text:span><text:line-break/><text:span text:style-name="T2"> παχεῖαν εἰς τὴν τοῦ οὐρανοῦ σύστασιν οὐσιώσας. Καὶ περὶ <text:s/></text:span><text:line-break/><text:span text:style-name="T2"> τοῦ σχήματος δὲ ἱκανὰ ἡμῖν τὰ παρ' αὐτοῦ, εἰπόντος ἐν <text:s/></text:span><text:line-break/><text:span text:style-name="T2"> δοξολογίᾳ Θεοῦ· ‘Ο στήσας τὸν οὐρανὸν ὡσεὶ καμάραν. <text:s/></text:span><text:line-break/><text:span text:style-name="T2"> Τὰ αὐτὰ δὲ ταῦτα καὶ περὶ τῆς γῆς συμβουλεύωμεν <text:s/></text:span><text:line-break/><text:span text:style-name="T2"> ἑαυτοῖς, μὴ πολυπραγμονεῖν αὐτῆς τὴν οὐσίαν ἥτις ποτέ <text:s/></text:span><text:line-break/><text:span text:style-name="T2"> ἐστι, μηδὲ κατατρίβεσθαι τοῖς λογισμοῖς αὐτὸ τὸ ὑποκεί- </text:span></text:p>
      <text:p text:style-name="P6"><text:span text:style-name="T2"><text:s/>1.8.20</text:span></text:p>
      <text:p text:style-name="P5"><text:span text:style-name="T2"><text:s/>μενον ἐκζητοῦντας, μηδὲ ζητεῖν τινα ϕύσιν ἔρημον ποιοτήτων, <text:s/></text:span><text:line-break/><text:span text:style-name="T2"> ἄποιον ὑπάρχουσαν τῷ ἑαυτῆς λόγῳ, ἀλλ' εὖ εἰδέναι, ὅτι <text:s/></text:span><text:line-break/><text:span text:style-name="T2"> πάντα τὰ περὶ αὐτὴν θεωρούμενα εἰς τὸν τοῦ εἶναι κατατέ- </text:span><text:line-break/><text:span text:style-name="T2"> τακται λόγον, συμπληρωτικὰ τῆς οὐσίας ὑπάρχοντα. Εἰς <text:s/></text:span><text:line-break/><text:span text:style-name="T2"> οὐδὲν γὰρ καταλήξεις, ἑκάστην τῶν ἐνυπαρχουσῶν αὐτῇ <text:s/></text:span><text:line-break/><text:span text:style-name="T2"> ποιοτήτων ὑπεξαιρεῖσθαι τῷ λόγῳ πειρώμενος. ’Εὰν γὰρ <text:s/></text:span><text:line-break/><text:span text:style-name="T2"> ἀποστήσῃς τὸ μέλαν, τὸ ψυχρὸν, τὸ βαρὺ, τὸ πυκνὸν, τὰς <text:s text:c="2"/></text:span><text:line-break/><text:span text:style-name="T2"> κατὰ γεῦσιν ἐνυπαρχούσας αὐτῇ ποιότητας, ἢ εἴ τινες ἄλλαι <text:s/></text:span><text:line-break/><text:span text:style-name="T2"> περὶ αὐτὴν θεωροῦνται, οὐδὲν ἔσται τὸ ὑποκείμενον. <text:s/></text:span><text:line-break/><text:span text:style-name="T2"> Ταῦτά τε οὖν καταλιπόντα σε, μηδὲ ἐκεῖνο ζητεῖν παραινῶ, <text:s/></text:span></text:p>
      <text:p text:style-name="P6"><text:span text:style-name="T2"><text:s/>1.8.30</text:span></text:p>
      <text:p text:style-name="P5"><text:span text:style-name="T2"><text:s/>ἐπὶ τίνος ἕστηκεν. ’Ιλιγγιάσει γὰρ καὶ οὕτως ἡ διάνοια, <text:s/></text:span><text:line-break/><text:span text:style-name="T2"> πρὸς οὐδὲν ὁμολογούμενον πέρας διεξιόντος τοῦ λογισμοῦ. <text:s/></text:span><text:line-break/><text:span text:style-name="T2"> ’Εάν τε γὰρ ἀέρα ϕῇς ὑπεστρῶσθαι πλάτει τῆς γῆς, <text:s/></text:span><text:line-break/><text:span text:style-name="T2"> ἀπορήσεις, πῶς ἡ μαλθακὴ καὶ πολύκενος ϕύσις ἀντέχει <text:s/></text:span><text:line-break/><text:span text:style-name="T2"> ὑπὸ τοσούτου βάρους συνθλιβομένη, ἀλλ' οὐχὶ διολισθαίνει <text:s/></text:span><text:line-break/><text:span text:style-name="T2"> πάντοθεν τὴν συνίζησιν ὑποϕεύγουσα, καὶ ἀεὶ πρὸς τὸ <text:s/></text:span><text:line-break/><text:span text:style-name="T2"> ἄνω ὑπερχεομένη τοῦ συμπιέζοντος. Πάλιν, ἐὰν ὑποθῇς <text:s/></text:span><text:line-break/><text:span text:style-name="T2"> ἑαυτῷ ὕδωρ εἶναι τὸ ὑποβεβλημένον τῇ γῇ, καὶ οὕτως <text:s/></text:span><text:line-break/><text:span text:style-name="T2"> ἐπιζητήσεις, πῶς τὸ βαρὺ καὶ πυκνὸν οὐ διαδύνει τοῦ <text:s text:c="2"/></text:span><text:line-break/><text:span text:style-name="T2"> ὕδατος, ἀλλ' ὑπὸ τῆς ἀσθενεστέρας ϕύσεως τὸ τοσοῦτον <text:s/></text:span></text:p>
      <text:p text:style-name="P6"><text:span text:style-name="T2"><text:s/>1.8.40</text:span></text:p>
      <text:p text:style-name="P5"><text:span text:style-name="T2"><text:s/>ὑπερϕέρον τῷ βάρει κρατεῖται· πρὸς τὸ καὶ αὐτοῦ τοῦ <text:s/></text:span><text:line-break/><text:span text:style-name="T2"> ὕδατος τὴν ἕδραν ἐπιζητεῖν, καὶ πάλιν διαπορεῖν τίνι στεγανῷ <text:s/></text:span><text:line-break/><text:soft-page-break/><text:span text:style-name="T2"> καὶ ἀντερείδοντι ὁ τελευταῖος αὐτοῦ πυθμὴν ἐπιβαίνει. <text:s/></text:span></text:p>
      <text:p text:style-name="P6"><text:span text:style-name="T2"><text:s/>1.9.1</text:span></text:p>
      <text:p text:style-name="P5"><text:span text:style-name="T2"><text:s/>’Εὰν δὲ ἕτερον σῶμα τῆς γῆς ἐμβριθέστερον ὑποθῇ <text:s/></text:span><text:line-break/><text:span text:style-name="T2"> κωλύειν τὴν γῆν πρὸς τὸ κάτω χωρεῖν, ἐνθυμηθήσῃ κἀκεῖνο <text:s/></text:span><text:line-break/><text:span text:style-name="T2"> ὁμοίου τινὸς δεῖσθαι τοῦ στέγοντος καὶ μὴ ἐῶντος αὐτὸ <text:s/></text:span><text:line-break/><text:span text:style-name="T2"> καταπίπτειν. Κἄν τι δυνηθῶμεν ἐκείνῳ συμπλάσαντες <text:s/></text:span><text:line-break/><text:span text:style-name="T2"> ὑποθεῖναι, τὸ ἐκείνου πάλιν ἀντέρεισμα ὁ νοῦς ἡμῶν ἐπιζη- </text:span><text:line-break/><text:span text:style-name="T2"> τήσει, καὶ οὕτως εἰς ἄπειρον ἐκπεσούμεθα, τοῖς ἀεὶ <text:s/></text:span><text:line-break/><text:span text:style-name="T2"> εὑρισκομένοις βάθροις ἕτερα πάλιν ἐπινοοῦντες. Καὶ ὅσῳ <text:s/></text:span><text:line-break/><text:span text:style-name="T2"> ἐπὶ πλεῖον τῷ λόγῳ προΐεμεν, τοσούτῳ μείζονα τὴν συνε- </text:span><text:line-break/><text:span text:style-name="T2"> ρειστικὴν ἀναγκαζόμεθα δύναμιν ὑπεισάγειν, ἣ πρὸς <text:s/></text:span></text:p>
      <text:p text:style-name="P6"><text:span text:style-name="T2"><text:s/>1.9.10</text:span></text:p>
      <text:p text:style-name="P5"><text:span text:style-name="T2"><text:s/>ὅλον ὁμοῦ δυνήσεται τὸ ὑπερκείμενον ἀντιβαίνειν. Διὰ τοῦτο <text:s/></text:span><text:line-break/><text:span text:style-name="T2"> ὅρους ἐπίθες τῇ διανοίᾳ, μήποτέ σου τῆς πολυπραγμοσύνης <text:s/></text:span><text:line-break/><text:span text:style-name="T2"> ὁ τοῦ ’Ιὼβ λόγος καθάψηται περισκοποῦντος τὰ ἀκατάληπτα, <text:s/></text:span><text:line-break/><text:span text:style-name="T2"> καὶ ἐρωτηθῇς παρ' αὐτοῦ καὶ σὺ, ’Επὶ τίνος οἱ κρίκοι <text:s/></text:span><text:line-break/><text:span text:style-name="T2"> αὐτῆς πεπήγασιν. ’Αλλὰ κἄν ποτε ἐν ψαλμοῖς ἀκούσῃς· <text:s text:c="2"/></text:span><text:line-break/><text:span text:style-name="T2"> ’Εγὼ ἐστερέωσα τοὺς στύλους αὐτῆς· τὴν συνεκτικὴν αὐτῆς <text:s/></text:span><text:line-break/><text:span text:style-name="T2"> δύναμιν στύλους εἰρῆσθαι νόμισον. Τὸ γὰρ, ’Επὶ θαλασσῶν <text:s/></text:span><text:line-break/><text:span text:style-name="T2"> ἐθεμελίωσεν αὐτὴν, τί δηλοῖ, ἢ τὸ πάντοθεν περικεχύσθαι <text:s/></text:span><text:line-break/><text:span text:style-name="T2"> τῇ γῇ τὴν τοῦ ὕδατος ϕύσιν; Πῶς οὖν ῥυτὸν ὑπάρχον τὸ <text:s/></text:span><text:line-break/><text:span text:style-name="T2"> ὕδωρ καὶ ἐπὶ τὸ πρανὲς πεϕυκὸς καταπίπτειν, μένει ἀπαιω- </text:span></text:p>
      <text:p text:style-name="P6"><text:span text:style-name="T2"><text:s/>1.9.20</text:span></text:p>
      <text:p text:style-name="P5"><text:span text:style-name="T2"><text:s/>ρούμενον καὶ οὐδαμοῦ ἀπορρέον; Σὺ δὲ οὐ λογίζῃ ὅτι τὴν <text:s/></text:span><text:line-break/><text:span text:style-name="T2"> αὐτὴν ἢ καὶ ἔτι πλείονα ἀπορίαν τῷ λόγῳ παρέχει ἡ γῆ <text:s/></text:span></text:p>
      <text:p text:style-name="P6"><text:span text:style-name="T2"><text:s/>1.9.22</text:span></text:p>
      <text:p text:style-name="P5"><text:span text:style-name="T2"><text:s/>καθ' ἑαυτὴν κρεμαμένη, βαρυτέρα τὴν ϕύσιν οὖσα. ’Αλλὰ <text:s/></text:span><text:line-break/><text:span text:style-name="T2"> ἀνάγκη, κἂν γῆν καθ' ἑαυτὴν εἶναι δῶμεν, κἂν ἐπὶ τοῦ <text:s/></text:span><text:line-break/><text:span text:style-name="T2"> ὕδατος αὐτὴν ἀποσαλεύειν εἴπωμεν, μηδαμοῦ ἀναχωρεῖν τῆς <text:s/></text:span><text:line-break/><text:span text:style-name="T2"> εὐσεβοῦς διανοίας, ἀλλὰ πάντα ὁμοῦ συγκρατεῖσθαι ὁμολο- </text:span><text:line-break/><text:span text:style-name="T2"> γεῖν τῇ δυνάμει τοῦ κτίσαντος. Ταῦτα οὖν χρὴ ἑαυτοῖς τε <text:s/></text:span><text:line-break/><text:span text:style-name="T2"> λέγειν, καὶ τοῖς διερωτῶσιν ἡμᾶς, ἐπὶ τίνος τὸ ἄπλετον <text:s/></text:span><text:line-break/><text:span text:style-name="T2"> τοῦτο καὶ ἀϕόρητον τῆς γῆς ἐρήρεισται βάρος, ὅτι ’Εν τῇ <text:s/></text:span><text:line-break/><text:span text:style-name="T2"> χειρὶ τοῦ Θεοῦ τὰ πέρατα τῆς γῆς. Τοῦτο ἀσϕαλέστατον <text:s/></text:span></text:p>
      <text:p text:style-name="P6"><text:span text:style-name="T2"><text:s/>1.9.30</text:span></text:p>
      <text:p text:style-name="P5"><text:span text:style-name="T2"><text:s/>ἡμῖν πρὸς νόησιν, καὶ ὠϕέλιμον τοῖς ἀκούουσιν. <text:s/></text:span></text:p>
      <text:p text:style-name="P6"><text:soft-page-break/><text:span text:style-name="T2"><text:s/>1.10.1</text:span></text:p>
      <text:p text:style-name="P5"><text:span text:style-name="T2"><text:s/>῎Ηδη δέ τινες τῶν ϕυσικῶν καὶ τοιαύταις αἰτίαις τὴν <text:s/></text:span><text:line-break/><text:span text:style-name="T2"> γῆν ἀκίνητον μένειν κατακομψεύονται. ‘Ως ἄρα διὰ τὸ τὴν <text:s/></text:span><text:line-break/><text:span text:style-name="T2"> μέσην τοῦ παντὸς εἰληϕέναι χώραν, καὶ διὰ τὴν ἴσην πάντοθεν <text:s/></text:span><text:line-break/><text:span text:style-name="T2"> πρὸς τὸ ἄκρον ἀπόστασιν, οὐκ ἔχουσαν ὅπου μᾶλλον ἀποκλιθῇ, <text:s text:c="2"/></text:span><text:line-break/><text:span text:style-name="T2"> ἀναγκαίως μένειν ἐϕ' ἑαυτῆς, ἀδύνατον αὐτῇ παντελῶς τὴν <text:s/></text:span><text:line-break/><text:span text:style-name="T2"> ἐπί τι ῥοπὴν τῆς πανταχόθεν περικειμένης ὁμοιότητος <text:s/></text:span><text:line-break/><text:span text:style-name="T2"> ἐμποιούσης. Τὴν δὲ μέσην χώραν μὴ ἀποκληρωτικῶς τὴν <text:s/></text:span><text:line-break/><text:span text:style-name="T2"> γῆν, μηδὲ ἐκ τοῦ αὐτομάτου λαχεῖν, ἀλλὰ ϕυσικὴν εἶναι <text:s/></text:span><text:line-break/><text:span text:style-name="T2"> ταύτην τῇ γῇ καὶ ἀναγκαίαν τὴν θέσιν. Τοῦ γὰρ οὐρανίου <text:s/></text:span></text:p>
      <text:p text:style-name="P6"><text:span text:style-name="T2"><text:s/>1.10.10</text:span></text:p>
      <text:p text:style-name="P5"><text:span text:style-name="T2"><text:s/>σώματος τὴν ἐσχάτην χώραν ὡς πρὸς τὸ ἄνω κατέχοντος, <text:s/></text:span><text:line-break/><text:span text:style-name="T2"> ἅπερ ἂν, ϕησὶν, ὑποθώμεθα βάρη ἐκπίπτειν ἀπὸ τῶν <text:s/></text:span><text:line-break/><text:span text:style-name="T2"> ἄνω, ταῦτα πανταχόθεν ἐπὶ τὸ μέσον συνενεχθήσεται. ’Εϕ' <text:s/></text:span><text:line-break/><text:span text:style-name="T2"> ὅπερ δ' ἂν τὰ μέρη ϕέρηται, ἐπὶ τοῦτο καὶ τὸ ὅλον συνωσθή- </text:span><text:line-break/><text:span text:style-name="T2"> σεται δηλονότι. Εἰ δὲ λίθοι καὶ ξύλα καὶ τὰ γεηρὰ πάντα <text:s/></text:span><text:line-break/><text:span text:style-name="T2"> ϕέρεται πρὸς τὸ κάτω, αὕτη ἂν εἴη καὶ τῇ ὅλῃ γῇ οἰκεῖα <text:s/></text:span><text:line-break/><text:span text:style-name="T2"> καὶ προσήκουσα θέσις· κἄν τι τῶν κούϕων ϕέρηται ἀπὸ <text:s/></text:span><text:line-break/><text:span text:style-name="T2"> τοῦ μέσου, δηλονότι πρὸς τὸ ἀνώτατον κινηθήσεται. ῞Ωστε <text:s/></text:span><text:line-break/><text:span text:style-name="T2"> οἰκεία ϕορὰ τοῖς βαρυτάτοις ἡ πρὸς τὸ κάτω· κάτω δὲ <text:s/></text:span><text:line-break/><text:span text:style-name="T2"> ὁ λόγος μέσον ἔδειξεν. Μὴ οὖν θαυμάσῃς εἰ μηδαμοῦ ἐκπίπτει <text:s/></text:span></text:p>
      <text:p text:style-name="P6"><text:span text:style-name="T2"><text:s/>1.10.20</text:span></text:p>
      <text:p text:style-name="P5"><text:span text:style-name="T2"><text:s/>ἡ γῆ, τὴν κατὰ ϕύσιν χώραν τὸ μέσον ἔχουσα. Πᾶσα γὰρ <text:s/></text:span><text:line-break/><text:span text:style-name="T2"> ἀνάγκη μένειν αὐτὴν κατὰ χώραν, ἢ παρὰ ϕύσιν κινουμένην <text:s text:c="2"/></text:span><text:line-break/><text:span text:style-name="T2"> τῆς οἰκείας ἕδρας ἐξίστασθαι. Τούτων δ' ἄν σοι δοκῇ <text:s/></text:span><text:line-break/><text:span text:style-name="T2"> τι πιθανὸν εἶναι τῶν εἰρημένων, ἐπὶ τὴν οὕτω ταῦτα <text:s/></text:span><text:line-break/><text:span text:style-name="T2"> διαταξαμένην τοῦ Θεοῦ σοϕίαν μετάθες τὸ θαῦμα. Οὐ γὰρ <text:s/></text:span><text:line-break/><text:span text:style-name="T2"> ἐλαττοῦται ἡ ἐπὶ τοῖς μεγίστοις ἔκπληξις, ἐπειδὰν ὁ τρόπος <text:s/></text:span><text:line-break/><text:span text:style-name="T2"> καθ' ὃν γίνεταί τι τῶν παραδόξων ἐξευρεθῇ· εἰ δὲ μὴ, <text:s/></text:span><text:line-break/><text:span text:style-name="T2"> ἀλλὰ τό γε ἁπλοῦν τῆς πίστεως ἰσχυρότερον ἔστω τῶν <text:s/></text:span><text:line-break/><text:span text:style-name="T2"> λογικῶν ἀποδείξεων. <text:s/></text:span></text:p>
      <text:p text:style-name="P6"><text:span text:style-name="T2"><text:s/>1.11.1</text:span></text:p>
      <text:p text:style-name="P5"><text:span text:style-name="T2"><text:s/>Τὰ αὐτὰ δὲ ταῦτα καὶ περὶ οὐρανοῦ εἴποιμεν, ὅτι <text:s/></text:span><text:line-break/><text:span text:style-name="T2"> πολυϕωνότατοι πραγματεῖαι τοῖς σοϕοῖς τοῦ κόσμου περὶ <text:s/></text:span><text:line-break/><text:span text:style-name="T2"> τῆς οὐρανίου ϕύσεως καταβέβληνται. Καὶ οἱ μὲν σύνθετον <text:s/></text:span><text:line-break/><text:span text:style-name="T2"> αὐτὸν ἐκ τῶν τεσσάρων στοιχείων εἰρήκασιν, ὡς ἁπτὸν <text:s/></text:span><text:line-break/><text:soft-page-break/><text:span text:style-name="T2"> ὄντα καὶ ὁρατὸν, καὶ μετέχοντα γῆς μὲν διὰ τὴν ἀντιτυπίαν, <text:s/></text:span><text:line-break/><text:span text:style-name="T2"> πυρὸς δὲ, διὰ τὸ καθορᾶσθαι, τῶν δὲ λοιπῶν, διὰ τὴν <text:s/></text:span><text:line-break/><text:span text:style-name="T2"> μίξιν. Οἱ δὲ τοῦτον ὡς ἀπίθανον παρωσάμενοι τὸν λόγον, <text:s/></text:span><text:line-break/><text:span text:style-name="T2"> πέμπτην τινὰ σώματος ϕύσιν εἰς οὐρανοῦ σύστασιν οἴκοθεν <text:s/></text:span><text:line-break/><text:span text:style-name="T2"> καὶ παρ' ἑαυτῶν ἀποσχεδιάσαντες ἐπεισήγαγον. Καὶ ἔστι <text:s/></text:span></text:p>
      <text:p text:style-name="P6"><text:span text:style-name="T2"><text:s/>1.11.10</text:span></text:p>
      <text:p text:style-name="P5"><text:span text:style-name="T2"><text:s/>τι παρ' αὐτοῖς τὸ αἰθέριον σῶμα, ὃ μήτε πῦρ, ϕησὶ, μήτε <text:s/></text:span><text:line-break/><text:span text:style-name="T2"> ἀὴρ, μήτε γῆ, μήτε ὕδωρ, μήτε ὅλως ὅπερ ἓν τῶν ἁπλῶν· <text:s/></text:span><text:line-break/><text:span text:style-name="T2"> διότι τοῖς μὲν ἁπλοῖς οἰκεία κίνησις ἡ ἐπ' εὐθείας, τῶν μὲν <text:s/></text:span><text:line-break/><text:span text:style-name="T2"> κούϕων ἐπὶ τὸ ἄνω ϕερομένων, τῶν δὲ βαρέων ἐπὶ τὸ κάτω. <text:s/></text:span><text:line-break/><text:span text:style-name="T2"> Οὔτε δὲ τὸ ἄνω καὶ τὸ κάτω τῇ κυκλικῇ περιδινήσει ταὐτόν· <text:s text:c="2"/></text:span><text:line-break/><text:span text:style-name="T2"> καὶ ὅλως τὴν εὐθεῖαν πρὸς τὴν ἐν τῷ κύκλῳ περιϕορὰν <text:s/></text:span><text:line-break/><text:span text:style-name="T2"> πλείστην ἀπόστασιν ἔχειν. ῟Ων δὲ αἱ κατὰ ϕύσιν κινήσεις <text:s/></text:span><text:line-break/><text:span text:style-name="T2"> παρηλλαγμέναι τυγχάνουσιν, τούτων ἀνάγκη, ϕασὶ, παρηλ- </text:span><text:line-break/><text:span text:style-name="T2"> λάχθαι καὶ τὰς οὐσίας. ’Αλλὰ μὴν οὐδὲ ἐκ τῶν πρώτων <text:s/></text:span><text:line-break/><text:span text:style-name="T2"> σωμάτων, ἃ δὴ στοιχεῖα καλοῦμεν, σύνθετον εἶναι δυνατὸν <text:s/></text:span></text:p>
      <text:p text:style-name="P6"><text:span text:style-name="T2"><text:s/>1.11.20</text:span></text:p>
      <text:p text:style-name="P5"><text:span text:style-name="T2"><text:s/>ἡμῖν ὑποθέσθαι τὸν οὐρανὸν, τῷ τὰ ἐκ διαϕόρων συγκείμενα <text:s/></text:span><text:line-break/><text:span text:style-name="T2"> μὴ δύνασθαι ὁμαλὴν καὶ ἀβίαστον ἔχειν τὴν κίνησιν, ἑκάστου <text:s/></text:span><text:line-break/><text:span text:style-name="T2"> τῶν ἐνυπαρχόντων ἁπλῶν τοῖς συνθέτοις ἄλλην καὶ ἄλλην <text:s/></text:span><text:line-break/><text:span text:style-name="T2"> ὁρμὴν παρὰ τῆς ϕύσεως ἔχοντος. Διὸ πρῶτον μὲν καμάτῳ <text:s/></text:span><text:line-break/><text:span text:style-name="T2"> συνέχεται ἐν τῇ συνεχεῖ κινήσει τὰ σύνθετα, διὰ τὸ μίαν <text:s/></text:span><text:line-break/><text:span text:style-name="T2"> κίνησιν μὴ δύνασθαι πᾶσιν εὐάρμοστον εἶναι καὶ ϕίλην τοῖς <text:s/></text:span><text:line-break/><text:span text:style-name="T2"> ἐναντίοις· ἀλλὰ τὴν τῷ κούϕῳ οἰκείαν, πολεμίαν εἶναι τῷ <text:s/></text:span><text:line-break/><text:span text:style-name="T2"> βαρυτάτῳ. ῞Οταν μὲν γὰρ πρὸς τὰ ἄνω κινώμεθα, βαρυ- </text:span><text:line-break/><text:span text:style-name="T2"> νόμεθα τῷ γεώδει· ὅταν δὲ πρὸς τὰ κάτω ϕερώμεθα, <text:s/></text:span><text:line-break/><text:span text:style-name="T2"> βιαζόμεθα τὸ πυρῶδες, παρὰ ϕύσιν αὐτὸ πρὸς τὸ κάτω <text:s/></text:span></text:p>
      <text:p text:style-name="P6"><text:span text:style-name="T2"><text:s/>1.11.30</text:span></text:p>
      <text:p text:style-name="P5"><text:span text:style-name="T2"><text:s/>καθέλκοντες. ‘Η δὲ πρὸς τὰ ἐναντία διολκὴ τῶν στοιχείων, <text:s/></text:span><text:line-break/><text:span text:style-name="T2"> διαπτώσεώς ἐστιν ἀϕορμή. Τὸ γὰρ ἠναγκασμένον καὶ παρὰ <text:s/></text:span><text:line-break/><text:span text:style-name="T2"> ϕύσιν, ἐπ' ὀλίγον ἀντισχὸν, καὶ τοῦτο βιαίως καὶ μόλις, <text:s/></text:span><text:line-break/><text:span text:style-name="T2"> ταχὺ διελύθη εἰς τὰ ἐξ ὧν συνετέθη, ἑκάστου τῶν συνελθόν- </text:span><text:line-break/><text:span text:style-name="T2"> των πρὸς τὴν οἰκείαν χώραν ἐπανιόντος. Διὰ μὲν δὴ ταύτας, <text:s/></text:span><text:line-break/><text:span text:style-name="T2"> ὥς ϕασι, τῶν λογισμῶν τὰς ἀνάγκας, τοὺς τῶν προαγόντων <text:s text:c="2"/></text:span><text:line-break/><text:span text:style-name="T2"> ἀθετήσαντες λόγους, οἰκείας ὑποθέσεως ἐδεήθησαν οἱ <text:s/></text:span><text:line-break/><text:span text:style-name="T2"> πέμπτην σώματος ϕύσιν εἰς τὴν οὐρανοῦ καὶ τῶν κατ' αὐτὸν <text:s/></text:span><text:line-break/><text:soft-page-break/><text:span text:style-name="T2"> ἀστέρων γένεσιν ὑποτιθέμενοι. ῎Αλλος δέ τις τῶν σϕριγώντων <text:s/></text:span><text:line-break/><text:span text:style-name="T2"> κατὰ πιθανολογίαν ἐπαναστὰς πάλιν τούτοις, ταῦτα μὲν <text:s/></text:span></text:p>
      <text:p text:style-name="P6"><text:span text:style-name="T2"><text:s/>1.11.40</text:span></text:p>
      <text:p text:style-name="P5"><text:span text:style-name="T2"><text:s/>διέχεε καὶ διέλυσεν, οἰκείαν δὲ παρ' ἑαυτοῦ ἀντεισήγαγε <text:s/></text:span><text:line-break/><text:span text:style-name="T2"> δόξαν. Περὶ ὧν νῦν λέγειν ἐπιχειροῦντες, εἰς τὴν ὁμοίαν <text:s/></text:span><text:line-break/><text:span text:style-name="T2"> αὐτοῖς ἀδολεσχίαν ἐμπεσούμεθα. ’Αλλ' ἡμεῖς ἐκείνους ὑπ' <text:s/></text:span><text:line-break/><text:span text:style-name="T2"> ἀλλήλων ἐάσαντες καταβάλλεσθαι, αὐτοὶ τοῦ περὶ τῆς <text:s/></text:span><text:line-break/><text:span text:style-name="T2"> οὐσίας ἀϕέμενοι λόγου, πεισθέντες Μω#σεῖ, ὅτι ’Εποίησεν <text:s/></text:span><text:line-break/><text:span text:style-name="T2"> ὁ Θεὸς τὸν οὐρανὸν καὶ τὴν γῆν, τὸν ἀριστοτέχνην τῶν <text:s/></text:span><text:line-break/><text:span text:style-name="T2"> σοϕῶς καὶ ἐντέχνως γενομένων δοξάσωμεν, καὶ ἐκ τοῦ <text:s/></text:span><text:line-break/><text:span text:style-name="T2"> κάλλους τῶν ὁρωμένων τὸν ὑπέρκαλον ἐννοώμεθα, καὶ ἐκ <text:s/></text:span><text:line-break/><text:span text:style-name="T2"> τοῦ μεγέθους τῶν αἰσθητῶν τούτων καὶ περιγραπτῶν <text:s/></text:span><text:line-break/><text:span text:style-name="T2"> σωμάτων ἀναλογιζώμεθα τὸν ἄπειρον καὶ ὑπερμεγέθη καὶ <text:s/></text:span></text:p>
      <text:p text:style-name="P6"><text:span text:style-name="T2"><text:s/>1.11.50</text:span></text:p>
      <text:p text:style-name="P5"><text:span text:style-name="T2"><text:s/>πᾶσαν διάνοιαν ἐν τῷ πλήθει τῆς ἑαυτοῦ δυνάμεως ὑπερβαί- </text:span><text:line-break/><text:span text:style-name="T2"> νοντα. Καὶ γὰρ εἰ καὶ τὴν ϕύσιν ἀγνοοῦμεν τῶν γενομένων, <text:s/></text:span><text:line-break/><text:span text:style-name="T2"> ἀλλὰ τό γε ὁλοσχερῶς ὑποπῖπτον ἡμῶν τῇ αἰσθήσει τοσοῦτον <text:s text:c="2"/></text:span><text:line-break/><text:span text:style-name="T2"> ἔχει τὸ θαῦμα, ὥστε καὶ τὸν ἐντρεχέστατον νοῦν ἐλάττονα <text:s/></text:span><text:line-break/><text:span text:style-name="T2"> ἀναϕανῆναι τοῦ ἐλαχίστου τῶν ἐν τῷ κόσμῳ, πρὸς τὸ ἢ <text:s/></text:span><text:line-break/><text:span text:style-name="T2"> δυνηθῆναι αὐτὸ κατ' ἀξίαν ἐπεξελθεῖν, ἢ τὸν ὀϕειλόμενον <text:s/></text:span><text:line-break/><text:span text:style-name="T2"> ἔπαινον ἀποπληρῶσαι τῷ κτίσαντι· ᾧ πᾶσα δόξα, τιμὴ <text:s/></text:span><text:line-break/><text:span text:style-name="T2"> καὶ κράτος, εἰς τοὺς αἰῶνας τῶν αἰώνων. ’Αμήν. <text:s text:c="2"/></text:span></text:p>
      <text:p text:style-name="P6"><text:span text:style-name="T2"><text:s/>2."t".1</text:span></text:p>
      <text:p text:style-name="P5"><text:span text:style-name="T2"><text:s/>ΟΜΙΛΙΑ β́. <text:s/></text:span></text:p>
      <text:p text:style-name="P6"><text:span text:style-name="T2"><text:s/>2."n".1</text:span></text:p>
      <text:p text:style-name="P5"><text:span text:style-name="T2"><text:s/>Περὶ τοῦ ἀόρατος ἦν ἡ γῆ <text:s/></text:span><text:line-break/><text:span text:style-name="T2"> καὶ ἀκατασκεύαστος <text:s/></text:span></text:p>
      <text:p text:style-name="P6"><text:span text:style-name="T2"><text:s/>2.1.1</text:span></text:p>
      <text:p text:style-name="P5"><text:span text:style-name="T2"><text:s/>Μικροῖς ἕωθεν ἐνδιατρίψαντες ῥήμασι, τοσοῦτον <text:s/></text:span><text:line-break/><text:span text:style-name="T2"> ἀποκεκρυμμένον τὸ βάθος τῆς διανοίας εὕρομεν, ὥστε τῶν <text:s/></text:span><text:line-break/><text:span text:style-name="T2"> ἐϕεξῆς παντελῶς ἀπογνῶναι. Εἰ γὰρ τὰ προαύλια τῶν ἁγίων <text:s/></text:span><text:line-break/><text:span text:style-name="T2"> τοιαῦτα, καὶ τὰ προπύλαια τοῦ ναοῦ οὕτω σεμνὰ καὶ ὑπέρ- </text:span><text:line-break/><text:span text:style-name="T2"> ογκα, τῇ ὑπερβολῇ τοῦ κάλλους τοὺς ὀϕθαλμοὺς τῆς <text:s/></text:span><text:line-break/><text:span text:style-name="T2"> διανοίας ἡμῶν περιαστράπτοντα, ποταπὰ τὰ ἅγια τῶν <text:s/></text:span><text:line-break/><text:span text:style-name="T2"> ἁγίων; καὶ τίς ἱκανὸς κατατολμῆσαι τῶν ἀδύτων; ἢ τίς <text:s/></text:span><text:line-break/><text:span text:style-name="T2"> ἐπόψεται τὰ ἀπόρρητα; ’Απρόσιτος μὲν γὰρ αὐτῶν καὶ ἡ <text:s/></text:span><text:line-break/><text:soft-page-break/><text:span text:style-name="T2"> θέα, δυσερμήνευτος δὲ παντελῶς τῶν νοηθέντων ὁ λόγος. <text:s/></text:span></text:p>
      <text:p text:style-name="P6"><text:span text:style-name="T2"><text:s/>2.1.10</text:span></text:p>
      <text:p text:style-name="P5"><text:span text:style-name="T2"><text:s/>Πλὴν ἀλλ' ἐπειδὴ παρὰ τῷ δικαίῳ κριτῇ, καὶ ὑπὲρ μόνου <text:s/></text:span><text:line-break/><text:span text:style-name="T2"> τοῦ προελέσθαι τὰ δέοντα, οὐκ εὐκαταϕρόνητοί εἰσιν ἀϕω- </text:span><text:line-break/><text:span text:style-name="T2"> ρισμένοι μισθοὶ, μὴ ἀποκνήσωμεν πρὸς τὴν ἔρευναν. <text:s text:c="2"/></text:span><text:line-break/><text:span text:style-name="T2"> Εἰ γὰρ καὶ τῆς ἀξίας ἀπολειπόμεθα, ἀλλ' ἐὰν τοῦ βουλή- </text:span><text:line-break/><text:span text:style-name="T2"> ματος τῆς Γραϕῆς μὴ ἐκπέσωμεν τῇ βοηθείᾳ τοῦ Πνεύματος, <text:s/></text:span><text:line-break/><text:span text:style-name="T2"> καὶ αὐτοὶ οὐκ ἀπόβλητοι παντελῶς κριθησόμεθα, καὶ τῇ <text:s/></text:span><text:line-break/><text:span text:style-name="T2"> συνεργίᾳ τῆς χάριτος οἰκοδομήν τινα τῇ ’Εκκλησίᾳ τοῦ <text:s/></text:span><text:line-break/><text:span text:style-name="T2"> Θεοῦ παρεξόμεθα. ‘Η δὲ γῆ ἦν, ϕησὶν, ἀόρατος καὶ ἀκα- </text:span><text:line-break/><text:span text:style-name="T2"> τασκεύαστος. Πῶς ἀμϕοτέρων ὁμοτίμως γενομένων οὐρανοῦ <text:s/></text:span><text:line-break/><text:span text:style-name="T2"> καὶ γῆς, ὁ μὲν οὐρανὸς ἀπηρτίσθη, ἡ δὲ γῆ ἔτι ἀτελής ἐστι <text:s/></text:span></text:p>
      <text:p text:style-name="P6"><text:span text:style-name="T2"><text:s/>2.1.20</text:span></text:p>
      <text:p text:style-name="P5"><text:span text:style-name="T2"><text:s/>καὶ ἀνεξέργαστος; ῍Η ὅλως, τί τὸ ἀκατάσκευον τῆς <text:s/></text:span><text:line-break/><text:span text:style-name="T2"> γῆς; καὶ διὰ ποίαν αἰτίαν ἀόρατος ἦν; ῎Εστι μὲν οὖν <text:s/></text:span><text:line-break/><text:span text:style-name="T2"> τελεία κατασκευὴ γῆς ἡ ἀπ' αὐτῆς εὐθηνία· ϕυτῶν παντο- </text:span><text:line-break/><text:span text:style-name="T2"> δαπῶν βλαστήσεις· δένδρων ὑψηλοτάτων προβολαὶ καρπίμων <text:s/></text:span><text:line-break/><text:span text:style-name="T2"> τε καὶ ἀκάρπων· ἀνθῶν εὔχροιαι καὶ εὐωδίαι· καὶ ὅσα <text:s/></text:span><text:line-break/><text:span text:style-name="T2"> μικρὸν ὕστερον μέλλει τῷ προστάγματι τοῦ Θεοῦ ἐπανα- </text:span><text:line-break/><text:span text:style-name="T2"> τείλαντα τῇ γῇ τὴν γεννησαμένην κατακοσμεῖν. ῟Ων ἐπειδὴ <text:s/></text:span><text:line-break/><text:span text:style-name="T2"> οὐδὲν οὔπω ἦν, ἀκατάσκευον αὐτὴν εἰκότως ὁ λόγος <text:s/></text:span></text:p>
      <text:p text:style-name="P6"><text:span text:style-name="T2"><text:s/>2.1.28</text:span></text:p>
      <text:p text:style-name="P5"><text:span text:style-name="T2"><text:s/>ὠνόμασε. Τὰ αὐτὰ δὲ ταῦτα κἂν περὶ οὐρανοῦ εἴποιμεν· <text:s/></text:span><text:line-break/><text:span text:style-name="T2"> ὅτι οὐκ ἐξείργαστο οὔπω οὐδὲ αὐτὸς, οὐδὲ τὸν οἰκεῖον <text:s/></text:span></text:p>
      <text:p text:style-name="P6"><text:span text:style-name="T2"><text:s/>2.1.30</text:span></text:p>
      <text:p text:style-name="P5"><text:span text:style-name="T2"><text:s/>ἀπειλήϕει κόσμον, ἅτε μήπω σελήνῃ μήτε ἡλίῳ περι- </text:span><text:line-break/><text:span text:style-name="T2"> λαμπόμενος, μηδὲ τοῖς χοροῖς τῶν ἄστρων κατεστεμμένος. <text:s/></text:span><text:line-break/><text:span text:style-name="T2"> Οὔπω γὰρ ταῦτα ἐγεγόνει. ῞Ωστε οὐχ ἁμαρτήσεις τῆς <text:s text:c="2"/></text:span><text:line-break/><text:span text:style-name="T2"> ἀληθείας, κἂν τὸν οὐρανὸν ἀκατάσκευον εἴπῃς. ’Αόρατον <text:s/></text:span><text:line-break/><text:span text:style-name="T2"> δὲ τὴν γῆν προσεῖπε διὰ δύο αἰτίας· ἢ ὅτι οὔπω ἦν αὐτῆς <text:s/></text:span><text:line-break/><text:span text:style-name="T2"> ὁ θεατὴς ἄνθρωπος, ἢ ὅτι ὑποβρύχιος οὖσα ἐκ τοῦ ἐπιπο- </text:span><text:line-break/><text:span text:style-name="T2"> λάζοντος τῇ ἐπιϕανείᾳ ὕδατος οὐκ ἠδύνατο καθορᾶσθαι. <text:s/></text:span><text:line-break/><text:span text:style-name="T2"> Οὔπω γὰρ ἦν συναχθέντα τὰ ὕδατα εἰς τὰ οἰκεῖα συστήματα, <text:s/></text:span><text:line-break/><text:span text:style-name="T2"> ἅπερ ὕστερον ὁ Θεὸς συναγαγὼν προσηγόρευσε θαλάσσας. <text:s/></text:span><text:line-break/><text:span text:style-name="T2"> ’Αόρατον οὖν τί ἐστι; Τὸ μὲν, ὃ μὴ πέϕυκεν ὀϕθαλμοῖς <text:s/></text:span></text:p>
      <text:p text:style-name="P6"><text:span text:style-name="T2"><text:s/>2.1.40</text:span></text:p>
      <text:p text:style-name="P5"><text:soft-page-break/><text:span text:style-name="T2"><text:s/>σαρκὸς καθορᾶσθαι, ὡς ὁ νοῦς ὁ ἡμέτερος· τὸ δὲ, ὃ τῇ <text:s/></text:span><text:line-break/><text:span text:style-name="T2"> ϕύσει ὁρατὸν ὑπάρχον, διὰ τὴν ἐπιπρόσθεσιν τοῦ ἐπικειμένου <text:s/></text:span><text:line-break/><text:span text:style-name="T2"> αὐτῷ σώματος ἀποκρύπτεται, ὡς ὁ ἐν τῷ βυθῷ σίδηρος. <text:s/></text:span><text:line-break/><text:span text:style-name="T2"> Καθ' ὃ σημαινόμενον νῦν ἀόρατον ἡγούμεθα προσειρῆσθαι <text:s/></text:span><text:line-break/><text:span text:style-name="T2"> τὴν γῆν καλυπτομένην ὑπὸ τοῦ ὕδατος. ῎Επειτα μέντοι, <text:s/></text:span><text:line-break/><text:span text:style-name="T2"> καὶ μήπω τοῦ ϕωτὸς γενηθέντος, οὐδὲν ἦν θαυμαστὸν τὴν <text:s/></text:span><text:line-break/><text:span text:style-name="T2"> ἐν σκότῳ κειμένην, διὰ τὸ ἀϕώτιστον εἶναι τὸν ὑπὲρ <text:s/></text:span><text:line-break/><text:span text:style-name="T2"> αὐτῆς ἀέρα, ἀόρατον καὶ κατὰ τοῦτο παρὰ τῆς Γραϕῆς <text:s/></text:span><text:line-break/><text:span text:style-name="T2"> προσειρῆσθαι. <text:s/></text:span></text:p>
      <text:p text:style-name="P6"><text:span text:style-name="T2"><text:s/>2.2.1</text:span></text:p>
      <text:p text:style-name="P5"><text:span text:style-name="T2"><text:s/>’Αλλ' οἱ παραχαράκται τῆς ἀληθείας, οἱ οὐχὶ τῇ Γραϕῇ <text:s/></text:span><text:line-break/><text:span text:style-name="T2"> τὸν ἑαυτῶν νοῦν ἀκολουθεῖν ἐκδιδάσκοντες, ἀλλὰ πρὸς τὸ <text:s/></text:span><text:line-break/><text:span text:style-name="T2"> οἰκεῖον βούλημα τὴν διάνοιαν τῶν Γραϕῶν διαστρέϕοντες, <text:s/></text:span><text:line-break/><text:span text:style-name="T2"> τὴν ὕλην ϕασὶ διὰ τῶν λέξεων τούτων παραδηλοῦσθαι. <text:s text:c="2"/></text:span><text:line-break/><text:span text:style-name="T2"> Αὕτη γὰρ, ϕησὶ, καὶ ἀόρατος τῇ ϕύσει καὶ ἀκατα- </text:span><text:line-break/><text:span text:style-name="T2"> σκεύαστος, ἄποιος οὖσα τῷ ἑαυτῆς λόγῳ, καὶ παντὸς εἴδους <text:s/></text:span><text:line-break/><text:span text:style-name="T2"> καὶ σχήματος κεχωρισμένη, ἣν παραλαβὼν ὁ τεχνίτης τῇ <text:s/></text:span><text:line-break/><text:span text:style-name="T2"> ἑαυτοῦ σοϕίᾳ ἐμόρϕωσε, καὶ εἰς τάξιν ἤγαγε, καὶ οὕτω δι' <text:s/></text:span><text:line-break/><text:span text:style-name="T2"> αὐτῆς οὐσίωσε τὰ ὁρώμενα. Εἰ μὲν οὖν ἀγέννητος αὕτη, <text:s/></text:span></text:p>
      <text:p text:style-name="P6"><text:span text:style-name="T2"><text:s/>2.2.10</text:span></text:p>
      <text:p text:style-name="P5"><text:span text:style-name="T2"><text:s/>πρῶτον μὲν ὁμότιμος τῷ Θεῷ, τῶν αὐτῶν πρεσβείων <text:s/></text:span><text:line-break/><text:span text:style-name="T2"> ἀξιουμένη. Οὗ τί ἂν γένοιτο ἀσεβέστερον, τὴν ἄποιον, τὴν <text:s/></text:span><text:line-break/><text:span text:style-name="T2"> ἀνείδεον, τὴν ἐσχάτην ἀμορϕίαν, τὸ ἀδιατύπωτον αἶσχος <text:s/></text:span><text:line-break/><text:span text:style-name="T2"> (τοῖς γὰρ αὐτῶν ἐκείνων προσρήμασι κέχρημαι) τῆς αὐτῆς <text:s/></text:span><text:line-break/><text:span text:style-name="T2"> προεδρίας ἀξιοῦσθαι τῷ σοϕῷ καὶ δυνατῷ καὶ παγκάλῳ <text:s/></text:span><text:line-break/><text:span text:style-name="T2"> δημιουργῷ καὶ κτίστῃ τῶν ὅλων; ῎Επειτα εἰ μὲν τοσαύτη <text:s/></text:span><text:line-break/><text:span text:style-name="T2"> ἐστὶν, ὥστε ὅλην ὑποδέχεσθαι τοῦ Θεοῦ τὴν ἐπιστήμην· καὶ <text:s/></text:span><text:line-break/><text:span text:style-name="T2"> οὕτω, τρόπον τινὰ, τῇ ἀνεξιχνιάστῳ τοῦ Θεοῦ δυνάμει <text:s/></text:span><text:line-break/><text:span text:style-name="T2"> ἀντιπαρεξάγουσιν αὐτῆς τὴν ὑπόστασιν, εἴπερ ἐξαρκεῖ <text:s/></text:span><text:line-break/><text:span text:style-name="T2"> ὅλην τοῦ Θεοῦ τὴν σύνεσιν δι' ἑαυτῆς ἐκμετρεῖν· εἰ δὲ <text:s/></text:span></text:p>
      <text:p text:style-name="P6"><text:span text:style-name="T2"><text:s/>2.2.20</text:span></text:p>
      <text:p text:style-name="P5"><text:span text:style-name="T2"><text:s/>ἐλάττων ἡ ὕλη τῆς τοῦ Θεοῦ ἐνεργείας, καὶ οὕτως εἰς <text:s/></text:span><text:line-break/><text:span text:style-name="T2"> ἀτοπωτέραν βλασϕημίαν αὐτοῖς ὁ λόγος περιτραπήσεται, <text:s/></text:span><text:line-break/><text:span text:style-name="T2"> δι' ἔνδειαν ὕλης ἄπρακτον καὶ ἀνενέργητον τῶν οἰκείων <text:s/></text:span><text:line-break/><text:span text:style-name="T2"> ἔργων τὸν Θεὸν κατεχόντων. ’Αλλ' ἐξηπάτησε γὰρ αὐτοὺς <text:s/></text:span><text:line-break/><text:span text:style-name="T2"> τῆς ἀνθρωπίνης ϕύσεως ἡ πενία. Καὶ ἐπειδὴ παρ' ἡμῖν <text:s/></text:span><text:line-break/><text:soft-page-break/><text:span text:style-name="T2"> ἑκάστη τέχνη περί τινα ὕλην ἀϕωρισμένως ἠσχόληται, <text:s text:c="2"/></text:span><text:line-break/><text:span text:style-name="T2"> οἷον χαλευτικὴ μὲν περὶ τὸν σίδηρον, τεκτονικὴ δὲ περὶ τὰ <text:s/></text:span><text:line-break/><text:span text:style-name="T2"> ξύλα· καὶ ἐν τούτοις ἄλλο μέν τί ἐστι τὸ ὑποκείμενον, <text:s/></text:span><text:line-break/><text:span text:style-name="T2"> ἄλλο δὲ τὸ εἶδος, ἄλλο δὲ τὸ ἐκ τοῦ εἴδους ἀποτελούμενον· <text:s/></text:span><text:line-break/><text:span text:style-name="T2"> καὶ ἔστιν ἡ μὲν ὕλη ἔξωθεν παραλαμβανομένη, τὸ δὲ εἶδος <text:s/></text:span></text:p>
      <text:p text:style-name="P6"><text:span text:style-name="T2"><text:s/>2.2.30</text:span></text:p>
      <text:p text:style-name="P5"><text:span text:style-name="T2"><text:s/>παρὰ τῆς τέχνης ἐϕαρμοζόμενον, ἀποτέλεσμα δὲ τὸ ἐξ <text:s/></text:span><text:line-break/><text:span text:style-name="T2"> ἀμϕοῖν συντιθέμενον ἔκ τε τοῦ εἴδους καὶ τῆς ὕλης· οὕτως <text:s/></text:span><text:line-break/><text:span text:style-name="T2"> οἴονται καὶ ἐπὶ τῆς θείας δημιουργίας, τὸ μὲν σχῆμα τοῦ <text:s/></text:span><text:line-break/><text:span text:style-name="T2"> κόσμου παρὰ τῆς σοϕίας ἐπῆχθαι τοῦ ποιητοῦ τῶν ὅλων, <text:s/></text:span><text:line-break/><text:span text:style-name="T2"> τὴν δὲ ὕλην ἔξωθεν ὑποβεβλῆσθαι τῷ κτίσαντι, καὶ γεγε- </text:span><text:line-break/><text:span text:style-name="T2"> νῆσθαι τὸν κόσμον σύνθετον, τὸ μὲν ὑποκείμενον καὶ τὴν <text:s/></text:span><text:line-break/><text:span text:style-name="T2"> οὐσίαν ἑτέρωθεν ἔχοντα, τὸ δὲ σχῆμα καὶ τὴν μορϕὴν παρὰ <text:s/></text:span><text:line-break/><text:span text:style-name="T2"> Θεοῦ προσλαβόντα. ’Εκ δὲ τούτου αὐτοῖς ὑπάρχει ἀρνεῖσθαι <text:s/></text:span><text:line-break/><text:span text:style-name="T2"> μὲν τὸν μέγαν Θεὸν τῆς συστάσεως τῶν ὄντων προεστηκέναι, <text:s/></text:span><text:line-break/><text:span text:style-name="T2"> οἷον δὲ ἐράνου τινὸς πληρωτὴν, ὀλίγην τινὰ μοῖραν εἰς τὴν <text:s/></text:span></text:p>
      <text:p text:style-name="P6"><text:span text:style-name="T2"><text:s/>2.2.40</text:span></text:p>
      <text:p text:style-name="P5"><text:span text:style-name="T2"><text:s/>τῶν ὄντων γένεσιν παρ' ἑαυτοῦ συμβεβλῆσθαι· οὐ δυνη- </text:span><text:line-break/><text:span text:style-name="T2"> θέντες διὰ λογισμῶν ταπεινότητα πρὸς τὸ ὕψος ἀπιδεῖν <text:s/></text:span><text:line-break/><text:span text:style-name="T2"> τῆς ἀληθείας· ὅτι ἐνταῦθα μὲν αἱ τέχναι τῶν ὑλῶν ὕστεραι, <text:s/></text:span><text:line-break/><text:span text:style-name="T2"> διὰ τὸ ἀναγκαῖον τῆς χρείας παρεισαχθεῖσαι τῷ βίῳ. <text:s/></text:span><text:line-break/><text:span text:style-name="T2"> Τὸ μὲν γὰρ ἔριον προ#πῆρχεν, ἡ δὲ ὑϕαντικὴ ἐπεγένετο, τὸ <text:s/></text:span><text:line-break/><text:span text:style-name="T2"> τῆς ϕύσεως ἐνδέον παρ' ἑαυτῆς ἐκπληροῦσα. Καὶ τὸ μὲν <text:s/></text:span><text:line-break/><text:span text:style-name="T2"> ξύλον ἦν, τεκτονικὴ δὲ παραλαβοῦσα, πρὸς τὴν ἐπιζη- </text:span><text:line-break/><text:span text:style-name="T2"> τουμένην ἑκάστοτε χρείαν διαμορϕοῦσα τὴν ὕλην, τὴν εὐχρη- <text:s/></text:span><text:line-break/><text:span text:style-name="T2"> στίαν ἡμῖν τῶν ξύλων ὑπέδειξε, κώπην μὲν ναύταις, γεωργοῖς <text:s/></text:span><text:line-break/><text:span text:style-name="T2"> δὲ πτύον, ὁπλίταις δὲ δόρυ παρεχομένη. ‘Ο δὲ Θεὸς, πρίν <text:s/></text:span></text:p>
      <text:p text:style-name="P6"><text:span text:style-name="T2"><text:s/>2.2.50</text:span></text:p>
      <text:p text:style-name="P5"><text:span text:style-name="T2"><text:s/>τι τῶν νῦν ὁρωμένων γενέσθαι, εἰς νοῦν βαλόμενος καὶ <text:s/></text:span><text:line-break/><text:span text:style-name="T2"> ὁρμήσας ἀγαγεῖν εἰς γένεσιν τὰ μὴ ὄντα, ὁμοῦ τε ἐνόησεν <text:s/></text:span><text:line-break/><text:span text:style-name="T2"> ὁποῖόν τινα χρὴ τὸν κόσμον εἶναι, καὶ τῷ εἴδει αὐτοῦ τὴν <text:s/></text:span><text:line-break/><text:span text:style-name="T2"> ἁρμόζουσαν ὕλην συναπεγέννησε. Καὶ οὐρανῷ μὲν ἀϕώρισε <text:s/></text:span><text:line-break/><text:span text:style-name="T2"> τὴν οὐρανῷ πρέπουσαν ϕύσιν· τῷ δὲ τῆς γῆς σχήματι τὴν <text:s/></text:span><text:line-break/><text:span text:style-name="T2"> οἰκείαν αὐτῇ καὶ ὀϕειλομένην οὐσίαν ὑπέβαλε. Πῦρ δὲ καὶ <text:s/></text:span><text:line-break/><text:span text:style-name="T2"> ὕδωρ καὶ ἀέρα διεσχημάτισέν τε ὡς ἐβούλετο, καὶ εἰς <text:s/></text:span><text:line-break/><text:span text:style-name="T2"> οὐσίαν ἤγαγεν ὡς ὁ ἑκάστου λόγος τῶν γινομένων ἀπῄτει. <text:s/></text:span><text:line-break/><text:soft-page-break/><text:span text:style-name="T2"> ῞Ολον δὲ τὸν κόσμον ἀνομοιομερῆ τυγχάνοντα ἀρρήκτῳ <text:s/></text:span><text:line-break/><text:span text:style-name="T2"> τινὶ ϕιλίας θεσμῷ εἰς μίαν κοινωνίαν καὶ ἁρμονίαν συνέ- </text:span></text:p>
      <text:p text:style-name="P6"><text:span text:style-name="T2"><text:s/>2.2.60</text:span></text:p>
      <text:p text:style-name="P5"><text:span text:style-name="T2"><text:s/>δησεν· ὥστε καὶ τὰ πλεῖστον ἀλλήλων τῇ θέσει διεστηκότα <text:s/></text:span><text:line-break/><text:span text:style-name="T2"> ἡνῶσθαι δοκεῖν διὰ τῆς συμπαθείας. Παυσάσθωσαν οὖν <text:s/></text:span><text:line-break/><text:span text:style-name="T2"> μυθικῶν πλασμάτων, ἐν τῇ ἀσθενείᾳ τῶν οἰκείων λογισμῶν <text:s/></text:span><text:line-break/><text:span text:style-name="T2"> τὴν ἀκατάληπτον διανοίαις καὶ ἄϕατον παντελῶς ἀνθρωπίνῃ <text:s/></text:span><text:line-break/><text:span text:style-name="T2"> ϕωνῇ δύναμιν ἐκμετροῦντες. <text:s/></text:span></text:p>
      <text:p text:style-name="P6"><text:span text:style-name="T2"><text:s/>2.3.1</text:span></text:p>
      <text:p text:style-name="P5"><text:span text:style-name="T2"><text:s/>’Εποίησεν ὁ Θεὸς τὸν οὐρανὸν καὶ τὴν γῆν· οὐκ ἐξ <text:s/></text:span><text:line-break/><text:span text:style-name="T2"> ἡμισείας ἑκάτερον, ἀλλ' ὅλον οὐρανὸν καὶ ὅλην γῆν, αὐτὴν <text:s/></text:span><text:line-break/><text:span text:style-name="T2"> τὴν οὐσίαν τῷ εἴδει συνειλημμένην. Οὐχὶ γὰρ σχημάτων <text:s/></text:span><text:line-break/><text:span text:style-name="T2"> ἐστὶν εὑρέτης, ἀλλ' αὐτῆς τῆς ϕύσεως τῶν ὄντων δημιουρ- </text:span><text:line-break/><text:span text:style-name="T2"> γός. ’Επεὶ ἀποκρινέσθωσαν ἡμῖν, πῶς ἀλλήλοις συνέτυχον <text:s/></text:span><text:line-break/><text:span text:style-name="T2"> ἥ τε δραστικὴ τοῦ Θεοῦ δύναμις, καὶ ἡ παθητικὴ ϕύσις τῆς <text:s text:c="2"/></text:span><text:line-break/><text:span text:style-name="T2"> ὕλης· ἡ μὲν τὸ ὑποκείμενον παρεχομένη χωρὶς μορϕῆς· <text:s/></text:span><text:line-break/><text:span text:style-name="T2"> ὁ δὲ τῶν σχημάτων τὴν ἐπιστήμην ἔχων, ἄνευ τῆς ὕλης, <text:s/></text:span><text:line-break/><text:span text:style-name="T2"> ἵν' ἑκατέρῳ τὸ ἐνδέον παρὰ θατέρου γένηται· τῷ μὲν <text:s/></text:span></text:p>
      <text:p text:style-name="P6"><text:span text:style-name="T2"><text:s/>2.3.10</text:span></text:p>
      <text:p text:style-name="P5"><text:span text:style-name="T2"><text:s/>δημιουργῷ τὸ ἔχειν ὅπου τὴν τέχνην ἐνεπιδείξηται, τῇ <text:s/></text:span><text:line-break/><text:span text:style-name="T2"> δὲ ὕλῃ τὸ ἀποθέσθαι τὴν ἀμορϕίαν καὶ τοῦ εἴδους τὴν <text:s/></text:span><text:line-break/><text:span text:style-name="T2"> στέρησιν. ’Αλλὰ περὶ μὲν τούτων ἐπὶ τοσοῦτον. Πρὸς δὲ τὸ <text:s/></text:span><text:line-break/><text:span text:style-name="T2"> ἐξ ἀρχῆς ἐπανίωμεν. ‘Η δὲ γῆ ἦν ἀόρατος καὶ ἀκατα- </text:span><text:line-break/><text:span text:style-name="T2"> σκεύαστος. Εἰπὼν, ’Εν ἀρχῇ ἐποίησεν ὁ Θεὸς τὸν οὐρανὸν <text:s/></text:span><text:line-break/><text:span text:style-name="T2"> καὶ τὴν γῆν· πολλὰ ἀπεσιώπησεν, ὕδωρ, ἀέρα, πῦρ, τὰ ἐκ <text:s/></text:span><text:line-break/><text:span text:style-name="T2"> τούτων ἀπογεννώμενα πάθη· ἃ πάντα μὲν ὡς συμπλη- </text:span><text:line-break/><text:span text:style-name="T2"> ρωτικὰ τοῦ κόσμου συνυπέστη τῷ παντὶ δηλονότι· παρέλιπε <text:s/></text:span><text:line-break/><text:span text:style-name="T2"> δὲ ἡ ἱστορία, τὸν ἡμέτερον νοῦν γυμνάζουσα πρὸς ἐντρέχειαν, <text:s/></text:span><text:line-break/><text:span text:style-name="T2"> ἐξ ὀλίγων ἀϕορμῶν παρεχομένη ἐπιλογίζεσθαι τὰ λειπόμενα. <text:s/></text:span></text:p>
      <text:p text:style-name="P6"><text:span text:style-name="T2"><text:s/>2.3.20</text:span></text:p>
      <text:p text:style-name="P5"><text:span text:style-name="T2"><text:s/>’Επεὶ οὖν οὐκ εἴρηται περὶ τοῦ ὕδατος ὅτι ἐποίησεν ὁ Θεὸς, <text:s/></text:span><text:line-break/><text:span text:style-name="T2"> εἴρηται δὲ ὅτι ἀόρατος ἦν ἡ γῆ· σκόπει σὺ κατὰ σεαυτὸν <text:s/></text:span><text:line-break/><text:span text:style-name="T2"> τίνι παραπετάσματι καλυπτομένη οὐκ ἐξεϕαίνετο. Οὔτε οὖν <text:s/></text:span><text:line-break/><text:span text:style-name="T2"> πῦρ αὐτὴν καλύπτειν ἠδύνατο. Φωτιστικὸν γὰρ καὶ κατα- </text:span><text:line-break/><text:span text:style-name="T2"> ϕάνειαν παρέχον οἷς ἂν προσγένηται μᾶλλον ἢ σκοτῶδες <text:s/></text:span><text:line-break/><text:span text:style-name="T2"> τὸ πῦρ. Οὐ μὴν οὐδὲ ἀὴρ προκάλυμμα ἦν τότε τῆς γῆς. <text:s/></text:span><text:line-break/><text:soft-page-break/><text:span text:style-name="T2"> ’Αραιὰ γὰρ καὶ διαϕανὴς τοῦ ἀέρος ἡ ϕύσις, πάντα τὰ εἴδη <text:s/></text:span><text:line-break/><text:span text:style-name="T2"> τῶν ὁρατῶν δεχομένη, καὶ ταῖς τῶν ὁρώντων ὄψεσι παρα- <text:s/></text:span><text:line-break/><text:span text:style-name="T2"> πέμπουσα. Λειπόμενον τοίνυν ἐστὶ νοεῖν ἡμᾶς ὕδωρ <text:s/></text:span><text:line-break/><text:span text:style-name="T2"> ἐπιπολάζειν τῇ ἐπιϕανείᾳ τῆς γῆς, οὔπω πρὸς τὴν οἰκείαν <text:s/></text:span></text:p>
      <text:p text:style-name="P6"><text:span text:style-name="T2"><text:s/>2.3.30</text:span></text:p>
      <text:p text:style-name="P5"><text:span text:style-name="T2"><text:s/>λῆξιν τῆς ὑγρᾶς οὐσίας ἀποκριθείσης. ’Εκ δὲ τούτου οὐ <text:s/></text:span><text:line-break/><text:span text:style-name="T2"> μόνον ἀόρατος ἦν ἡ γῆ, ἀλλὰ καὶ ἀκατασκεύαστος. ‘Η γὰρ <text:s/></text:span><text:line-break/><text:span text:style-name="T2"> τοῦ ὑγροῦ πλεονεξία ἔτι καὶ νῦν ἐμπόδιόν ἐστι πρὸς <text:s/></text:span><text:line-break/><text:span text:style-name="T2"> καρπογονίαν τῇ γῇ. ‘Η οὖν αὐτὴ αἰτία, καὶ τοῦ μὴ ὁρᾶσθαι, <text:s/></text:span><text:line-break/><text:span text:style-name="T2"> καὶ τοῦ ἀκατασκεύαστον εἶναι· εἴπερ κατασκευὴ γῆς, ὁ <text:s/></text:span><text:line-break/><text:span text:style-name="T2"> οἰκεῖος αὐτῇ καὶ κατὰ ϕύσιν κόσμος, λήϊα μὲν ταῖς κοι- </text:span><text:line-break/><text:span text:style-name="T2"> λότησιν ἐγκυμαίνοντα, λειμῶνες χλοάζοντες καὶ ποικίλοις <text:s/></text:span></text:p>
      <text:p text:style-name="P6"><text:span text:style-name="T2"><text:s/>2.3.37</text:span></text:p>
      <text:p text:style-name="P5"><text:span text:style-name="T2"><text:s/>ἄνθεσι βρύοντες, νάπαι εὐθαλεῖς, καὶ ὀρῶν κορυϕαὶ ταῖς <text:s/></text:span><text:line-break/><text:span text:style-name="T2"> ὕλαις κατάσκιοι· ὧν οὐδὲν εἶχεν οὐδέπω· ὠδίνουσα μὲν <text:s/></text:span><text:line-break/><text:span text:style-name="T2"> τὴν πάντων γένεσιν διὰ τὴν ἐναποτεθεῖσαν αὐτῇ παρὰ τοῦ <text:s/></text:span></text:p>
      <text:p text:style-name="P6"><text:span text:style-name="T2"><text:s/>2.3.40</text:span></text:p>
      <text:p text:style-name="P5"><text:span text:style-name="T2"><text:s/>δημιουργοῦ δύναμιν, ἀναμένουσα δὲ τοὺς καθήκοντας <text:s/></text:span><text:line-break/><text:span text:style-name="T2"> χρόνους, ἵνα τῷ θείῳ κελεύσματι προαγάγῃ ἑαυτῆς εἰς <text:s/></text:span><text:line-break/><text:span text:style-name="T2"> ϕανερὸν τὰ κυήματα. <text:s/></text:span></text:p>
      <text:p text:style-name="P6"><text:span text:style-name="T2"><text:s/>2.4.1</text:span></text:p>
      <text:p text:style-name="P5"><text:span text:style-name="T2"><text:s/>’Αλλὰ καὶ σκότος, ϕησὶν, ἐπάνω τῆς ἀβύσσου· <text:s/></text:span><text:line-break/><text:span text:style-name="T2"> Πάλιν ἄλλαι μύθων ἀϕορμαὶ, καὶ πλασμάτων δυσσεβεστέρων <text:s/></text:span><text:line-break/><text:span text:style-name="T2"> ἀρχαὶ πρὸς τὰς ἰδίας ὑπονοίας παρατρεπόντων τὰ ῥήματα. <text:s text:c="2"/></text:span><text:line-break/><text:span text:style-name="T2"> Τὸ γὰρ σκότος οὐχ ὡς πέϕυκεν ἐξηγοῦνται ἀέρα τινὰ <text:s/></text:span><text:line-break/><text:span text:style-name="T2"> ἀϕώτιστον, ἢ τόπον ἐξ ἀντιϕράξεως σώματος σκιαζόμενον, <text:s/></text:span><text:line-break/><text:span text:style-name="T2"> ἢ ὅλως καθ' ὁποιανοῦν αἰτίαν τόπον ϕωτὸς ἐστερημένον, <text:s/></text:span><text:line-break/><text:span text:style-name="T2"> ἀλλὰ δύναμιν κακὴν, μᾶλλον δὲ αὐτὸ τὸ κακὸν, παρ' ἑαυτοῦ <text:s/></text:span><text:line-break/><text:span text:style-name="T2"> τὴν ἀρχὴν ἔχον, ἀντικείμενον καὶ ἐναντίον τῇ ἀγαθότητι <text:s/></text:span><text:line-break/><text:span text:style-name="T2"> τοῦ Θεοῦ ἐξηγοῦνται τὸ σκότος. Εἰ γὰρ ὁ Θεὸς ϕῶς ἐστι, <text:s/></text:span></text:p>
      <text:p text:style-name="P6"><text:span text:style-name="T2"><text:s/>2.4.10</text:span></text:p>
      <text:p text:style-name="P5"><text:span text:style-name="T2"><text:s/>δηλονότι ἡ ἀντιστρατευομένη αὐτῷ δύναμις σκότος ἂν εἴη, <text:s/></text:span><text:line-break/><text:span text:style-name="T2"> ϕησὶ, κατὰ τὸ τῆς διανοίας ἀκόλουθον. Σκότος, οὐ παρ' <text:s/></text:span><text:line-break/><text:span text:style-name="T2"> ἑτέρου τὸ εἶναι ἔχον, ἀλλὰ κακὸν αὐτογέννητον. Σκότος, <text:s/></text:span><text:line-break/><text:span text:style-name="T2"> πολέμιον ψυχῶν, θανάτου ποιητικὸν, ἀρετῆς ἐναντίωσις· <text:s/></text:span><text:line-break/><text:span text:style-name="T2"> ὅπερ καὶ ὑϕεστάναι, καὶ μὴ παρὰ Θεοῦ γεγενῆσθαι, ὑπ' <text:s/></text:span><text:line-break/><text:soft-page-break/><text:span text:style-name="T2"> αὐτῶν μηνύεσθαι τῶν τοῦ προϕήτου λόγων ἐξαπατῶνται. <text:s/></text:span><text:line-break/><text:span text:style-name="T2"> ’Εκ δὴ τούτου τί οὐχὶ συνεπλάσθη τῶν πονηρῶν καὶ ἀθέων <text:s/></text:span><text:line-break/><text:span text:style-name="T2"> δογμάτων; Ποῖοι λύκοι βαρεῖς διασπῶντες τὸ ποίμνιον <text:s/></text:span><text:line-break/><text:span text:style-name="T2"> τοῦ Θεοῦ, οὐχὶ ἀπὸ τῆς μικρᾶς ταύτης ϕωνῆς τὴν ἀρχὴν <text:s/></text:span><text:line-break/><text:span text:style-name="T2"> λαβόντες ἐπεπόλασαν ταῖς ψυχαῖς; Οὐχὶ Μαρκιῶνες; οὐχὶ <text:s/></text:span></text:p>
      <text:p text:style-name="P6"><text:span text:style-name="T2"><text:s/>2.4.20</text:span></text:p>
      <text:p text:style-name="P5"><text:span text:style-name="T2"><text:s/>Οὐαλεντῖνοι ἐντεῦθεν; οὐχ ἡ βδελυκτὴ τῶν Μανιχαίων <text:s/></text:span><text:line-break/><text:span text:style-name="T2"> αἵρεσις, ἣν σηπεδόνα τις τῶν ’Εκκλησιῶν προσειπὼν οὐχ <text:s/></text:span><text:line-break/><text:span text:style-name="T2"> ἁμαρτήσεται τοῦ προσήκοντος; Τί μακρὰν ἀποτρέχεις τῆς <text:s text:c="2"/></text:span><text:line-break/><text:span text:style-name="T2"> ἀληθείας, ἄνθρωπε, ἀϕορμὰς σεαυτῷ τῆς ἀπωλείας ἐπι- </text:span><text:line-break/><text:span text:style-name="T2"> νοῶν; ‘Απλοῦς ὁ λόγος, καὶ πᾶσιν εὔληπτος. ’Αόρατος ἦν <text:s/></text:span><text:line-break/><text:span text:style-name="T2"> ἡ γῆ, ϕησί. Τίς ἡ αἰτία; ’Επειδὴ ἄβυσσον εἶχεν ἐπιπολά- </text:span><text:line-break/><text:span text:style-name="T2"> ζουσαν ἑαυτῇ. ’Αβύσσου δὲ ἔννοια τίς; ῞Υδωρ πολὺ δυσέ- </text:span><text:line-break/><text:span text:style-name="T2"> ϕικτον ἔχον ἑαυτοῦ τὸ πέρας ἐπὶ τὸ κάτω. ’Αλλ' ἔγνωμεν <text:s/></text:span><text:line-break/><text:span text:style-name="T2"> πολλὰ τῶν σωμάτων καὶ δι' ὕδατος λεπτοτέρου καὶ διαυγοῦς <text:s/></text:span><text:line-break/><text:span text:style-name="T2"> πολλάκις διαϕαινόμενα. Πῶς οὖν οὐδὲν μέρος τῆς γῆς διὰ <text:s/></text:span></text:p>
      <text:p text:style-name="P6"><text:span text:style-name="T2"><text:s/>2.4.30</text:span></text:p>
      <text:p text:style-name="P5"><text:span text:style-name="T2"><text:s/>τῶν ὑδάτων ἐδείκνυτο; ῞Οτι ἀλαμπὴς ἔτι καὶ ἐσκοτισ- </text:span><text:line-break/><text:span text:style-name="T2"> μένος ἦν ὁ ὑπὲρ αὐτοῦ κεχυμένος ἀήρ. ’Ακτὶς μὲν γὰρ <text:s/></text:span><text:line-break/><text:span text:style-name="T2"> ἡλίου δι' ὑδάτων διικνουμένη, δείκνυσι πολλάκις τὰς ἐν <text:s/></text:span><text:line-break/><text:span text:style-name="T2"> τῷ βάθει ψηϕῖδας· ἐν νυκτὶ δέ τις βαθείᾳ οὐδενὶ ἂν τρόπῳ <text:s/></text:span><text:line-break/><text:span text:style-name="T2"> τὰ ὑπὸ τὸ ὕδωρ κατίδοι. ῞Ωστε τοῦ ἀόρατον εἶναι τὴν γῆν <text:s/></text:span><text:line-break/><text:span text:style-name="T2"> κατασκευαστικόν ἐστι τὸ ἐπαγόμενον, ὅτι καὶ ἄβυσσος ἦν <text:s/></text:span><text:line-break/><text:span text:style-name="T2"> ἡ ἐπέχουσα, καὶ αὕτη ἐσκοτισμένη. Οὔτε οὖν ἄβυσσος, <text:s/></text:span><text:line-break/><text:span text:style-name="T2"> δυνάμεων πλῆθος ἀντικειμένων, ὥς τινες ἐϕαντάσθησαν· <text:s/></text:span><text:line-break/><text:span text:style-name="T2"> οὔτε σκότος, ἀρχική τις καὶ πονηρὰ δύναμις ἀντεξαγομένη <text:s/></text:span><text:line-break/><text:span text:style-name="T2"> τῷ ἀγαθῷ. Δύο γὰρ ἐξισάζοντα ἀλλήλοις κατ' ἐναντίωσιν, <text:s/></text:span></text:p>
      <text:p text:style-name="P6"><text:span text:style-name="T2"><text:s/>2.4.40</text:span></text:p>
      <text:p text:style-name="P5"><text:span text:style-name="T2"><text:s/>ϕθαρτικὰ ἔσται πάντως τῆς ἀλλήλων συστάσεως· καὶ <text:s/></text:span><text:line-break/><text:span text:style-name="T2"> πράγματα ἕξει διηνεκῶς καὶ παρέξει ἀπαύστως πρὸς <text:s/></text:span><text:line-break/><text:span text:style-name="T2"> ἄλληλα συνεχόμενα τῷ πολέμῳ. Κἂν ὑπερβάλλῃ δυνάμει <text:s/></text:span><text:line-break/><text:span text:style-name="T2"> τῶν ἀντικειμένων τὸ ἕτερον, δαπανητικὸν ἐξάπαντος τοῦ <text:s text:c="2"/></text:span><text:line-break/><text:span text:style-name="T2"> κρατηθέντος γίνεται. ῞Ωστε εἰ μὲν ἰσόρροπον λέγουσι τοῦ <text:s/></text:span><text:line-break/><text:span text:style-name="T2"> κακοῦ τὴν πρὸς τὸ ἀγαθὸν ἐναντίωσιν, ἄπαυστον εἰσάγουσι <text:s/></text:span><text:line-break/><text:span text:style-name="T2"> πόλεμον καὶ διηνεκῆ τὴν ϕθορὰν, κρατούντων ἐν μέρει καὶ <text:s/></text:span><text:line-break/><text:span text:style-name="T2"> κρατουμένων. Εἰ δὲ ὑπερέχει δυνάμει τὸ ἀγαθὸν, τίς ἡ αἰτία <text:s/></text:span><text:line-break/><text:soft-page-break/><text:span text:style-name="T2"> τοῦ τὴν ϕύσιν τοῦ κακοῦ μὴ παντελῶς ἀνῃρῆσθαι; Εἰ δὲ, <text:s/></text:span><text:line-break/><text:span text:style-name="T2"> ὃ μὴ θέμις εἰπεῖν, θαυμάζω πῶς οὐχὶ ϕεύγουσιν αὐτοὶ <text:s/></text:span></text:p>
      <text:p text:style-name="P6"><text:span text:style-name="T2"><text:s/>2.4.50</text:span></text:p>
      <text:p text:style-name="P5"><text:span text:style-name="T2"><text:s/>ἑαυτοὺς πρὸς οὕτως ἀθεμίτους βλασϕημίας ὑποϕερόμενοι. <text:s/></text:span><text:line-break/><text:span text:style-name="T2"> Οὐ μὴν οὐδὲ παρὰ Θεοῦ τὸ κακὸν τὴν γένεσιν ἔχειν εὐσεβές <text:s/></text:span><text:line-break/><text:span text:style-name="T2"> ἐστι λέγειν, διὰ τὸ μηδὲν τῶν ἐναντίων παρὰ τοῦ ἐναντίου <text:s/></text:span><text:line-break/><text:span text:style-name="T2"> γίνεσθαι. Οὔτε γὰρ ἡ ζωὴ θάνατον γεννᾷ, οὔτε τὸ σκότος <text:s/></text:span><text:line-break/><text:span text:style-name="T2"> ϕωτός ἐστιν ἀρχὴ, οὔτε ἡ νόσος ὑγείας δημιουργὸς, ἀλλ' ἐν <text:s/></text:span><text:line-break/><text:span text:style-name="T2"> μὲν ταῖς μεταβολαῖς τῶν διαθέσεων ἐκ τῶν ἐναντίων πρὸς <text:s/></text:span><text:line-break/><text:span text:style-name="T2"> τὰ ἐναντία αἱ μεταστάσεις· ἐν δὲ ταῖς γενέσεσιν, οὐκ ἐκ <text:s/></text:span><text:line-break/><text:span text:style-name="T2"> τῶν ἐναντίων, ἀλλ' ἐκ τῶν ὁμογενῶν ἕκαστον τῶν γινομένων <text:s/></text:span><text:line-break/><text:span text:style-name="T2"> προέρχεται. Εἰ τοίνυν, ϕησὶ, μήτε ἀγέννητον, μήτε παρὰ <text:s/></text:span><text:line-break/><text:span text:style-name="T2"> Θεοῦ γεγονὸς, πόθεν ἔχει τὴν ϕύσιν; Τὸ γὰρ εἶναι τὰ κακὰ <text:s/></text:span></text:p>
      <text:p text:style-name="P6"><text:span text:style-name="T2"><text:s/>2.4.60</text:span></text:p>
      <text:p text:style-name="P5"><text:span text:style-name="T2"><text:s/>οὐδεὶς ἀντερεῖ τῶν μετεχόντων τοῦ βίου. Τί οὖν ϕαμέν; <text:s/></text:span><text:line-break/><text:span text:style-name="T2"> ῞Οτι τὸ κακόν ἐστιν οὐχὶ οὐσία ζῶσα καὶ ἔμψυχος, ἀλλὰ <text:s/></text:span><text:line-break/><text:span text:style-name="T2"> διάθεσις ἐν ψυχῇ ἐναντίως ἔχουσα πρὸς ἀρετὴν, διὰ τὴν ἀπὸ <text:s/></text:span><text:line-break/><text:span text:style-name="T2"> τοῦ καλοῦ ἀπόπτωσιν τοῖς ῥᾳθύμοις ἐγγινομένη. <text:s text:c="2"/></text:span></text:p>
      <text:p text:style-name="P6"><text:span text:style-name="T2"><text:s/>2.5.1</text:span></text:p>
      <text:p text:style-name="P5"><text:span text:style-name="T2"><text:s/>Μὴ τοίνυν ἔξωθεν τὸ κακὸν περισκόπει· μηδὲ ἀρχέ- </text:span><text:line-break/><text:span text:style-name="T2"> γονόν τινα ϕύσιν πονηρίας ϕαντάζου· ἀλλὰ τῆς ἐν ἑαυτῷ <text:s/></text:span><text:line-break/><text:span text:style-name="T2"> κακίας ἕκαστος ἑαυτὸν ἀρχηγὸν γνωριζέτω. ’Αεὶ γὰρ τῶν <text:s/></text:span><text:line-break/><text:span text:style-name="T2"> γινομένων τὰ μὲν ἐκ ϕύσεως ἡμῖν ἐπιγίνεται, οἷον γῆρας <text:s/></text:span><text:line-break/><text:span text:style-name="T2"> καὶ ἀσθένειαι· τὰ δὲ ἀπὸ ταυτομάτου, οἷον αἱ ἄλογοι <text:s/></text:span><text:line-break/><text:span text:style-name="T2"> περιπτώσεις ἀλλοτρίαις ἀρχαῖς ἐπισυμβαίνουσαι, σκυθρωπῶν <text:s/></text:span><text:line-break/><text:span text:style-name="T2"> τινων πολλάκις ἢ καὶ τῶν ϕαιδροτέρων· ὡς τῷ ϕρέαρ <text:s/></text:span><text:line-break/><text:span text:style-name="T2"> ὀρύσσοντι ἡ τοῦ θησαυροῦ εὕρεσις, ἢ τῷ πρὸς τὴν ἀγορὰν <text:s/></text:span><text:line-break/><text:span text:style-name="T2"> ὡρμημένῳ ἡ τοῦ λυσσῶντος κυνὸς ἔντευξις· τὰ δὲ ἐϕ' <text:s/></text:span></text:p>
      <text:p text:style-name="P6"><text:span text:style-name="T2"><text:s/>2.5.10</text:span></text:p>
      <text:p text:style-name="P5"><text:span text:style-name="T2"><text:s/>ἡμῖν τυγχάνει, ὡς τὸ κρατῆσαι τῶν ἐπιθυμιῶν, ἢ μὴ κολάσαι <text:s/></text:span><text:line-break/><text:span text:style-name="T2"> τὰς ἡδονάς· ὡς τὸ κατασχεῖν ὀργῆς, ἢ χεῖρας ἐπαϕεῖναι <text:s/></text:span><text:line-break/><text:span text:style-name="T2"> τῷ παροξύναντι· ἀληθεύειν, ἢ ψεύδεσθαι· ἐπιεικῆ τὸ <text:s/></text:span><text:line-break/><text:span text:style-name="T2"> ἦθος εἶναι καὶ μέτριον, ἢ ὑπέρογκον καὶ ἀλαζονείαις ὑπεραι- </text:span><text:line-break/><text:span text:style-name="T2"> ρόμενον. ῟Ων τοίνυν αὐτὸς εἶ κύριος, τούτων τὰς ἀρχὰς μὴ <text:s/></text:span><text:line-break/><text:span text:style-name="T2"> ζητήσῃς ἑτέρωθεν, ἀλλὰ γνώριζε τὸ κυρίως κακὸν ἐκ τῶν <text:s/></text:span><text:line-break/><text:span text:style-name="T2"> προαιρετικῶν ἀποπτωμάτων τὴν ἀρχὴν εἰληϕός. Οὐ γὰρ <text:s/></text:span><text:line-break/><text:soft-page-break/><text:span text:style-name="T2"> ἂν εἴπερ ἀκούσιον ἦν, καὶ μὴ ἐϕ' ἡμῖν, τοσοῦτος μὲν ἐκ <text:s/></text:span><text:line-break/><text:span text:style-name="T2"> τῶν νόμων ὁ ϕόβος τοῖς ἀδικοῦσιν ἐπήρτητο, οὕτω δὲ <text:s/></text:span><text:line-break/><text:span text:style-name="T2"> ἀπαραίτητοι τῶν δικαστηρίων αἱ κολάσεις, τὸ πρὸς ἀξίαν <text:s/></text:span></text:p>
      <text:p text:style-name="P6"><text:span text:style-name="T2"><text:s/>2.5.20</text:span></text:p>
      <text:p text:style-name="P5"><text:span text:style-name="T2"><text:s/>τοῖς κακούργοις ἀντιμετροῦσαι. Ταῦτα δέ μοι εἰρήσθω περὶ <text:s/></text:span><text:line-break/><text:span text:style-name="T2"> τοῦ κυρίως κακοῦ. Νόσον γὰρ καὶ πενίαν καὶ ἀδοξίαν καὶ <text:s text:c="2"/></text:span><text:line-break/><text:span text:style-name="T2"> θάνατον, καὶ ὅσα λυπηρὰ τοῖς ἀνθρώποις, οὔπω καὶ ἐν τῇ <text:s/></text:span><text:line-break/><text:span text:style-name="T2"> μοίρᾳ τῶν κακῶν καταλογίζεσθαι ἄξιον, διὰ τὸ μηδὲ τὰ <text:s/></text:span><text:line-break/><text:span text:style-name="T2"> ἀντικείμενα τούτοις, ἐν τοῖς μεγίστοις ἡμᾶς τῶν ἀγαθῶν <text:s/></text:span><text:line-break/><text:span text:style-name="T2"> ἀριθμεῖν· ὧν τὰ μὲν ἐκ ϕύσεώς ἐστι, τὰ δὲ καὶ συμϕερόντως <text:s/></text:span><text:line-break/><text:span text:style-name="T2"> πολλοῖς ἀπαντήσαντα ϕαίνεται. Πᾶσαν οὖν τροπικὴν καὶ <text:s/></text:span><text:line-break/><text:span text:style-name="T2"> δι' ὑπονοίας ἐξήγησιν ἔν γε τῷ παρόντι κατασιγάσαντες, <text:s/></text:span><text:line-break/><text:span text:style-name="T2"> τοῦ σκότους τὴν ἔννοιαν ἁπλῶς καὶ ἀπεριεργάστως, <text:s/></text:span><text:line-break/><text:span text:style-name="T2"> ἑπόμενοι τῷ βουλήματι τῆς Γραϕῆς, ἐκδεξώμεθα. ’Επιζητεῖ <text:s/></text:span></text:p>
      <text:p text:style-name="P6"><text:span text:style-name="T2"><text:s/>2.5.30</text:span></text:p>
      <text:p text:style-name="P5"><text:span text:style-name="T2"><text:s/>δὲ ὁ λόγος, εἰ συγκατεσκευάσθη τῷ κόσμῳ τὸ σκότος, καὶ <text:s/></text:span><text:line-break/><text:span text:style-name="T2"> εἰ ἀρχαιότερον τοῦ ϕωτὸς, καὶ διὰ τί τὸ χεῖρον πρεσβύτερον; <text:s/></text:span><text:line-break/><text:span text:style-name="T2"> Λέγομεν τοίνυν καὶ τοῦτο τὸ σκότος μὴ κατ' οὐσίαν ὑϕεστη- </text:span><text:line-break/><text:span text:style-name="T2"> κέναι, ἀλλὰ πάθος εἶναι περὶ τὸν ἀέρα στερήσει ϕωτὸς <text:s/></text:span><text:line-break/><text:span text:style-name="T2"> ἐπιγινόμενον. Ποίου τοίνυν ϕωτὸς ἄμοιρος αἰϕνιδίως ὁ ἐν <text:s/></text:span><text:line-break/><text:span text:style-name="T2"> τῷ κόσμῳ τόπος εὑρέθη, ὥστε τὸ σκότος ἐπάνω εἶναι τοῦ <text:s/></text:span><text:line-break/><text:span text:style-name="T2"> ὕδατος; Λογιζόμεθα τοίνυν ὅτι, εἴπερ τι ἦν πρὸ τῆς τοῦ <text:s/></text:span><text:line-break/><text:span text:style-name="T2"> αἰσθητοῦ τούτου καὶ ϕθαρτοῦ κόσμου συστάσεως, ἐν ϕωτὶ <text:s/></text:span><text:line-break/><text:span text:style-name="T2"> ἂν ἦν δηλονότι. Οὔτε γὰρ αἱ τῶν ἀγγέλων ἀξίαι, οὔτε πᾶσαι <text:s/></text:span><text:line-break/><text:span text:style-name="T2"> αἱ ἐπουράνιοι στρατιαὶ, οὔτε ὅλως εἴ τι ἐστὶν ὠνομασμένον <text:s/></text:span></text:p>
      <text:p text:style-name="P6"><text:span text:style-name="T2"><text:s/>2.5.40</text:span></text:p>
      <text:p text:style-name="P5"><text:span text:style-name="T2"><text:s/>ἢ ἀκατονόμαστον τῶν λογικῶν ϕύσεων, καὶ τῶν λειτουργικῶν <text:s text:c="2"/></text:span><text:line-break/><text:span text:style-name="T2"> πνευμάτων ἐν σκότῳ διῆγεν, ἀλλ' ἐν ϕωτὶ καὶ πάσῃ εὐϕρο- </text:span><text:line-break/><text:span text:style-name="T2"> σύνῃ πνευματικῇ τὴν πρέπουσαν ἑαυτοῖς κατάστασιν εἶχε. <text:s/></text:span><text:line-break/><text:span text:style-name="T2"> Καὶ τούτοις οὐδεὶς ἀντερεῖ, οὔκουν ὅστις γε τὸ ὑπερου- </text:span><text:line-break/><text:span text:style-name="T2"> ράνιον ϕῶς ἐν ταῖς τῶν ἀγαθῶν ἐπαγγελίαις ἐκδέχεται, περὶ <text:s/></text:span><text:line-break/><text:span text:style-name="T2"> οὗ Σολομών ϕησι· Φῶς δικαίοις διὰ παντός· καὶ ὁ ἀπόσ- </text:span><text:line-break/><text:span text:style-name="T2"> τολος· Εὐχαριστοῦντες Πατρὶ τῷ ἱκανώσαντι ἡμᾶς ἐν τῇ <text:s/></text:span><text:line-break/><text:span text:style-name="T2"> μερίδι τοῦ κλήρου τῶν ἁγίων ἐν τῷ ϕωτί. Εἰ γὰρ οἱ καταδι- </text:span><text:line-break/><text:span text:style-name="T2"> καζόμενοι πέμπονται εἰς τὸ σκότος τὸ ἐξώτερον, δηλονότι <text:s/></text:span><text:line-break/><text:span text:style-name="T2"> οἱ τὰ τῆς ἀποδοχῆς ἄξια εἰργασμένοι, ἐν τῷ ὑπερκοσμίῳ <text:s/></text:span></text:p>
      <text:p text:style-name="P6"><text:soft-page-break/><text:span text:style-name="T2"><text:s/>2.5.50</text:span></text:p>
      <text:p text:style-name="P5"><text:span text:style-name="T2"><text:s/>ϕωτὶ τὴν ἀνάπαυσιν ἔχουσιν. ’Επεὶ οὖν ἐγένετο ὁ οὐρανὸς <text:s/></text:span><text:line-break/><text:span text:style-name="T2"> προστάγματι Θεοῦ ἀθρόως περιταθεὶς τοῖς ἐντὸς ὑπὸ τῆς <text:s/></text:span><text:line-break/><text:span text:style-name="T2"> οἰκείας αὐτοῦ περιϕερείας ἀπειλημμένοις, σῶμα ἔχων <text:s/></text:span></text:p>
      <text:p text:style-name="P6"><text:span text:style-name="T2"><text:s/>2.5.53</text:span></text:p>
      <text:p text:style-name="P5"><text:span text:style-name="T2"><text:s/>συνεχὲς, ἱκανὸν τῶν ἔξω διαστῆσαι τὰ ἔνδον, ἀναγκαίως τὸν <text:s/></text:span><text:line-break/><text:span text:style-name="T2"> ἐναπολειϕθέντα αὐτῷ τόπον ἀϕεγγῆ κατέστησε, τὴν ἔξωθεν <text:s text:c="2"/></text:span><text:line-break/><text:span text:style-name="T2"> αὐγὴν διακόψας. Τρία γὰρ δεῖ συνδραμεῖν ἐπὶ τῆς σκιᾶς, τὸ <text:s/></text:span><text:line-break/><text:span text:style-name="T2"> ϕῶς, τὸ σῶμα, τὸν ἀλαμπῆ τόπον. Τὸ τοίνυν ἐγκόσμιον <text:s/></text:span><text:line-break/><text:span text:style-name="T2"> σκότος τῇ σκιᾷ τοῦ οὐρανίου σώματος παρυπέστη. Νόησον <text:s/></text:span><text:line-break/><text:span text:style-name="T2"> δέ μοι ἀπὸ παραδείγματος ἐναργοῦς τὸ λεγόμενον, ἐν <text:s/></text:span><text:line-break/><text:span text:style-name="T2"> σταθηρᾷ μεσημβρίᾳ σκηνήν τινα ἐκ πυκνῆς καὶ στεγανῆς <text:s/></text:span></text:p>
      <text:p text:style-name="P6"><text:span text:style-name="T2"><text:s/>2.5.60</text:span></text:p>
      <text:p text:style-name="P5"><text:span text:style-name="T2"><text:s/>ὕλης ἑαυτῷ περιστήσαντα, καὶ ἐν σκότῳ αὐτοσχεδίῳ ἑαυτὸν <text:s/></text:span><text:line-break/><text:span text:style-name="T2"> καθειργνύντα. Τοιοῦτον οὖν κἀκεῖνο τὸ σκότος ὑπόθου, οὐ <text:s/></text:span><text:line-break/><text:span text:style-name="T2"> προηγουμένως ὑϕεστηκὸς, ἀλλ' ἐπακολουθῆσαν ἑτέροις. <text:s/></text:span><text:line-break/><text:span text:style-name="T2"> Τοῦτο δὴ τὸ σκότος καὶ ἐπιβαίνειν λέγεται τῇ ἀβύσσῳ, <text:s/></text:span><text:line-break/><text:span text:style-name="T2"> ἐπειδὴ τὰ ἔσχατα τοῦ ἀέρος πέϕυκε ταῖς ἐπιϕανείαις τῶν <text:s/></text:span><text:line-break/><text:span text:style-name="T2"> σωμάτων συνάπτεσθαι. Τότε δὲ ὕδωρ ἦν τοῖς πᾶσιν ἐπιπο- </text:span><text:line-break/><text:span text:style-name="T2"> λάζον. Διόπερ ἀναγκαίως τὸ σκότος ἐπάνω ὑπάρχειν εἴρηται <text:s/></text:span><text:line-break/><text:span text:style-name="T2"> τῆς ἀβύσσου. <text:s/></text:span></text:p>
      <text:p text:style-name="P6"><text:span text:style-name="T2"><text:s/>2.6.1</text:span></text:p>
      <text:p text:style-name="P5"><text:span text:style-name="T2"><text:s/>Καὶ Πνεῦμα Θεοῦ, ϕησὶν, ἐπεϕέρετο ἐπάνω τοῦ <text:s/></text:span><text:line-break/><text:span text:style-name="T2"> ὕδατος. Εἴτε τοῦτο λέγει τὸ πνεῦμα, τοῦ ἀέρος τὴν χύσιν, <text:s/></text:span><text:line-break/><text:span text:style-name="T2"> δέξαι τὰ μέρη τοῦ κόσμου καταριθμοῦντά σοι τὸν συγγρα- </text:span><text:line-break/><text:span text:style-name="T2"> ϕέα, ὅτι ἐποίησεν ὁ Θεὸς οὐρανὸν, γῆν, ὕδωρ, ἀέρα, καὶ <text:s/></text:span><text:line-break/><text:span text:style-name="T2"> τοῦτον χεόμενον ἤδη καὶ ῥέοντα. Εἴτε, ὃ καὶ μᾶλλον <text:s/></text:span><text:line-break/><text:span text:style-name="T2"> ἀληθέστερόν ἐστι καὶ τοῖς πρὸ ἡμῶν ἐγκριθὲν, Πνεῦμα <text:s/></text:span><text:line-break/><text:span text:style-name="T2"> Θεοῦ, τὸ ἅγιον εἴρηται· διὰ τὸ τετηρῆσθαι τοῦτο ἰδιαζόντως <text:s/></text:span><text:line-break/><text:span text:style-name="T2"> καὶ ἐξαιρέτως τῆς τοιαύτης μνήμης ὑπὸ τῆς Γραϕῆς ἀξιοῦ- <text:s/></text:span><text:line-break/><text:span text:style-name="T2"> σθαι, καὶ μηδὲν ἄλλο Πνεῦμα Θεοῦ, ἢ τὸ ἅγιον τὸ τῆς θείας <text:s/></text:span></text:p>
      <text:p text:style-name="P6"><text:span text:style-name="T2"><text:s/>2.6.10</text:span></text:p>
      <text:p text:style-name="P5"><text:span text:style-name="T2"><text:s/>καὶ μακαρίας Τριάδος συμπληρωτικὸν ὀνομάζεσθαι. Καὶ <text:s/></text:span><text:line-break/><text:span text:style-name="T2"> ταύτην προσδεξάμενος τὴν διάνοιαν, μείζονα τὴν ἀπ' <text:s/></text:span><text:line-break/><text:span text:style-name="T2"> αὐτῆς ὠϕέλειαν εὑρήσεις. Πῶς οὖν ἐπεϕέρετο τοῦτο <text:s/></text:span><text:line-break/><text:span text:style-name="T2"> ἐπάνω τοῦ ὕδατος; ’Ερῶ σοι οὐκ ἐμαυτοῦ λόγον, ἀλλὰ <text:s/></text:span><text:line-break/><text:soft-page-break/><text:span text:style-name="T2"> Σύρου ἀνδρὸς σοϕίας κοσμικῆς τοσοῦτον ἀϕεστηκότος, ὅσον <text:s/></text:span><text:line-break/><text:span text:style-name="T2"> ἐγγὺς ἦν τῆς τῶν ἀληθινῶν ἐπιστήμης. ῎Ελεγε τοίνυν τὴν <text:s/></text:span><text:line-break/><text:span text:style-name="T2"> τῶν Σύρων ϕωνὴν ἐμϕατικωτέραν τε εἶναι, καὶ διὰ τὴν <text:s/></text:span><text:line-break/><text:span text:style-name="T2"> πρὸς τὴν ‘Εβραΐδα γειτνίασιν, μᾶλλόν πως τῇ ἐννοίᾳ τῶν <text:s/></text:span><text:line-break/><text:span text:style-name="T2"> Γραϕῶν προσεγγίζειν. Εἶναι οὖν τὴν διάνοιαν τοῦ ῥητοῦ <text:s/></text:span><text:line-break/><text:span text:style-name="T2"> τοιαύτην. Τὸ, ’Επεϕέρετο, ϕησὶν, ἐξηγοῦνται, ἀντὶ τοῦ, <text:s/></text:span></text:p>
      <text:p text:style-name="P6"><text:span text:style-name="T2"><text:s/>2.6.20</text:span></text:p>
      <text:p text:style-name="P5"><text:span text:style-name="T2"><text:s/>συνέθαλπε, καὶ ἐζωογόνει τὴν τῶν ὑδάτων ϕύσιν, κατὰ τὴν <text:s/></text:span><text:line-break/><text:span text:style-name="T2"> εἰκόνα τῆς ἐπωαζούσης ὄρνιθος, καὶ ζωτικήν τινα δύναμιν <text:s/></text:span><text:line-break/><text:span text:style-name="T2"> ἐνιείσης τοῖς ὑποθαλπομένοις. Τοιοῦτόν τινά ϕασιν ὑπὸ <text:s/></text:span><text:line-break/><text:span text:style-name="T2"> τῆς ϕωνῆς ταύτης παραδηλοῦσθαι τὸν νοῦν, ὡς ἐπιϕερομένου <text:s text:c="2"/></text:span><text:line-break/><text:span text:style-name="T2"> τοῦ Πνεύματος· τουτέστι, πρὸς ζωογονίαν τὴν τοῦ ὕδατος <text:s/></text:span><text:line-break/><text:span text:style-name="T2"> ϕύσιν παρασκευάζοντος· ὥστε ἱκανῶς ἐκ τούτου τὸ παρά <text:s/></text:span><text:line-break/><text:span text:style-name="T2"> τινων ἐπιζητούμενον δείκνυσθαι, ὅτι οὐδὲ τῆς δημιουργικῆς <text:s/></text:span><text:line-break/><text:span text:style-name="T2"> ἐνεργείας τὸ Πνεῦμα τὸ ἅγιον ἀπολείπεται. <text:s/></text:span></text:p>
      <text:p text:style-name="P6"><text:span text:style-name="T2"><text:s/>2.7.1</text:span></text:p>
      <text:p text:style-name="P5"><text:span text:style-name="T2"><text:s/>Καὶ εἶπεν ὁ Θεὸς, γενηθήτω ϕῶς. Πρώτη ϕωνὴ Θεοῦ <text:s/></text:span><text:line-break/><text:span text:style-name="T2"> ϕωτὸς ϕύσιν ἐδημιούργησε, τὸ σκότος ἠϕάνισε, τὴν κατή- </text:span><text:line-break/><text:span text:style-name="T2"> ϕειαν διέλυσε, τὸν κόσμον ἐϕαίδρυνε, πᾶσιν ἀθρόως χαρίεσσαν <text:s/></text:span><text:line-break/><text:span text:style-name="T2"> ὄψιν καὶ ἡδεῖαν ἐπήγαγεν. Οὐρανός τε γὰρ ἐξεϕάνη κεκαλυμ- </text:span><text:line-break/><text:span text:style-name="T2"> μένος τέως τῷ σκότῳ, καὶ τὸ ἀπ' αὐτοῦ κάλλος τοσοῦτον, <text:s/></text:span><text:line-break/><text:span text:style-name="T2"> ὅσον ἔτι καὶ νῦν ὀϕθαλμοὶ μαρτυροῦσι. Περιελάμπετο δὲ <text:s/></text:span><text:line-break/><text:span text:style-name="T2"> ἀὴρ, μᾶλλον δὲ ἐγκεκραμένον ἑαυτῷ ὅλον διόλου εἶχε τὸ <text:s/></text:span><text:line-break/><text:span text:style-name="T2"> ϕῶς, ὀξείας τὰς διαδόσεις τῆς αὐγῆς ἐπὶ τὰ ὅρια ἑαυτοῦ <text:s/></text:span><text:line-break/><text:span text:style-name="T2"> πανταχοῦ παραπέμπων. ῎Ανω μὲν γὰρ μέχρι πρὸς αὐτὸν <text:s/></text:span></text:p>
      <text:p text:style-name="P6"><text:span text:style-name="T2"><text:s/>2.7.10</text:span></text:p>
      <text:p text:style-name="P5"><text:span text:style-name="T2"><text:s/>αἰθέρα καὶ οὐρανὸν ἔϕθανεν· ἐν δὲ τῷ πλάτει πάντα τὰ <text:s/></text:span><text:line-break/><text:span text:style-name="T2"> μέρη τοῦ κόσμου, βόρειά τε καὶ νότια καὶ τὰ ἑῷα καὶ τὰ <text:s/></text:span><text:line-break/><text:span text:style-name="T2"> ἑσπέρια, ἐν ὀξείᾳ καιροῦ ῥοπῇ κατεϕώτιζε. Τοιαύτη γὰρ <text:s/></text:span><text:line-break/><text:span text:style-name="T2"> αὐτοῦ ἡ ϕύσις, λεπτὴ καὶ διαϕανὴς, ὥστε μηδεμιᾶς παρα- </text:span><text:line-break/><text:span text:style-name="T2"> τάσεως χρονικῆς προσδεῖσθαι τὸ ϕῶς δι' αὐτοῦ πορευόμενον. <text:s/></text:span><text:line-break/><text:span text:style-name="T2"> ῞Ωσπερ γὰρ τὰς ὄψεις ἡμῶν ἀχρόνως παραπέμπει πρὸς τὰ <text:s/></text:span><text:line-break/><text:span text:style-name="T2"> ὁρώμενα, οὕτω καὶ τὰς τοῦ ϕωτὸς προσβολὰς ἀκαριαίως, <text:s/></text:span><text:line-break/><text:span text:style-name="T2"> καὶ ὡς οὐδ' ἂν ἐπινοήσειέ τις ἐλάττονα χρόνου ῥοπὴν, ἐπὶ <text:s text:c="2"/></text:span><text:line-break/><text:span text:style-name="T2"> πάντα ἑαυτοῦ τὰ πέρατα ὑποδέχεται. Καὶ αἰθὴρ ἡδίων μετὰ <text:s/></text:span><text:line-break/><text:span text:style-name="T2"> τὸ ϕῶς· καὶ ὕδατα ϕανότερα, οὐ μόνον δεχόμενα τὴν <text:s/></text:span></text:p>
      <text:p text:style-name="P6"><text:soft-page-break/><text:span text:style-name="T2"><text:s/>2.7.20</text:span></text:p>
      <text:p text:style-name="P5"><text:span text:style-name="T2"><text:s/>αὐγὴν, ἀλλὰ καὶ παρ' ἑαυτῶν ἀντιπέμποντα κατὰ τὴν <text:s/></text:span><text:line-break/><text:span text:style-name="T2"> ἀνάκλασιν τοῦ ϕωτὸς, μαρμαρυγῶν πανταχόθεν ἀποπαλ- </text:span><text:line-break/><text:span text:style-name="T2"> λομένων τοῦ ὕδατος. Πάντα ἡ θεία ϕωνὴ πρὸς τὸ ἥδιστον <text:s/></text:span><text:line-break/><text:span text:style-name="T2"> καὶ τιμιώτατον μετεσκεύασεν. ῞Ωσπερ γὰρ οἱ ἐν τῷ βυθῷ <text:s/></text:span><text:line-break/><text:span text:style-name="T2"> ἐνιέντες τὸ ἔλαιον, καταϕάνειαν ἐμποιοῦσι τῷ τόπῳ· οὕτως <text:s/></text:span><text:line-break/><text:span text:style-name="T2"> ὁ ποιητὴς τῶν ὅλων ἐμϕθεγξάμενος, τῷ κόσμῳ τὴν τοῦ <text:s/></text:span><text:line-break/><text:span text:style-name="T2"> ϕωτὸς χάριν ἀθρόως ἐνέθηκε. Γενηθήτω ϕῶς. Καὶ τὸ <text:s/></text:span><text:line-break/><text:span text:style-name="T2"> πρόσταγμα ἔργον ἦν· καὶ ϕύσις ἐγένετο, ἧς οὐδὲ <text:s/></text:span><text:line-break/><text:span text:style-name="T2"> ἐπινοῆσαί τι τερπνότερον εἰς ἀπόλαυσιν δυνατόν ἐστι <text:s/></text:span><text:line-break/><text:span text:style-name="T2"> λογισμοῖς ἀνθρωπίνοις. ῞Οταν δὲ ϕωνὴν ἐπὶ Θεοῦ καὶ ῥῆμα <text:s/></text:span></text:p>
      <text:p text:style-name="P6"><text:span text:style-name="T2"><text:s/>2.7.30</text:span></text:p>
      <text:p text:style-name="P5"><text:span text:style-name="T2"><text:s/>καὶ πρόσταγμα λέγωμεν, οὐ διὰ ϕωνητικῶν ὀργάνων <text:s/></text:span><text:line-break/><text:span text:style-name="T2"> ἐκπεμπόμενον ψόϕον, οὐδὲ ἀέρα διὰ γλώσσης τυπούμενον, <text:s/></text:span><text:line-break/><text:span text:style-name="T2"> τὸν θεῖον λόγον νοοῦμεν, ἀλλὰ τὴν ἐν τῷ θελήματι ῥοπὴν <text:s/></text:span><text:line-break/><text:span text:style-name="T2"> διὰ τὸ τοῖς διδασκομένοις εὐσύνοπτον ἡγούμεθα ἐν εἴδει <text:s text:c="2"/></text:span><text:line-break/><text:span text:style-name="T2"> προστάγματος σχηματίζεσθαι. Καὶ εἶδεν ὁ Θεὸς τὸ ϕῶς <text:s/></text:span><text:line-break/><text:span text:style-name="T2"> ὅτι καλόν. Τίνα ἂν εἴποιμεν ἡμεῖς τοῦ ϕωτὸς ἄξιον ἔπαινον, <text:s/></text:span><text:line-break/><text:span text:style-name="T2"> ὃ προλαβὸν τὴν παρὰ τοῦ κτίσαντος μαρτυρίαν, ἔχει ὅτι <text:s/></text:span><text:line-break/><text:span text:style-name="T2"> καλόν; Καὶ παρ' ἡμῖν δὲ ὁ λόγος τοῖς ὀϕθαλμοῖς παρα- </text:span><text:line-break/><text:span text:style-name="T2"> πέμπει τὴν κρίσιν, οὕτως οὐδὲν ἔχων εἰπεῖν τοσοῦτον, ὅσον <text:s/></text:span><text:line-break/><text:span text:style-name="T2"> ἡ αἴσθησις μαρτυρεῖ προλαβοῦσα. Εἰ δὲ τὸ ἐν σώματι <text:s/></text:span></text:p>
      <text:p text:style-name="P6"><text:span text:style-name="T2"><text:s/>2.7.40</text:span></text:p>
      <text:p text:style-name="P5"><text:span text:style-name="T2"><text:s/>καλὸν ἐκ τῆς πρὸς ἄλληλα τῶν μερῶν συμμετρίας, καὶ <text:s/></text:span><text:line-break/><text:span text:style-name="T2"> τῆς ἐπιϕαινομένης εὐχροίας, τὸ εἶναι ἔχει, πῶς ἐπὶ τοῦ <text:s/></text:span><text:line-break/><text:span text:style-name="T2"> ϕωτὸς ἁπλοῦ τὴν ϕύσιν ὄντος καὶ ὁμοιομεροῦς, ὁ τοῦ καλοῦ <text:s/></text:span><text:line-break/><text:span text:style-name="T2"> διασώζεται λόγος; ῍Η ὅτι τῷ ϕωτὶ τὸ σύμμετρον οὐκ ἐν <text:s/></text:span><text:line-break/><text:span text:style-name="T2"> τοῖς ἰδίοις αὐτοῦ μέρεσιν, ἀλλ' ἐν τῷ πρὸς τὴν ὄψιν ἀλύπῳ <text:s/></text:span><text:line-break/><text:span text:style-name="T2"> καὶ προσηνεῖ μαρτυρεῖται; Οὕτω γὰρ καὶ χρυσὸς καλὸς, <text:s/></text:span><text:line-break/><text:span text:style-name="T2"> οὐκ ἐκ τῆς τῶν μερῶν συμμετρίας, ἀλλ' ἐκ τῆς εὐχροίας <text:s/></text:span><text:line-break/><text:span text:style-name="T2"> μόνης, τὸ ἐπαγωγὸν πρὸς τὴν ὄψιν καὶ τὸ τερπνὸν κεκτη- </text:span><text:line-break/><text:span text:style-name="T2"> μένος. Καὶ ἕσπερος ἀστέρων κάλλιστος, οὐ διὰ τὸ ἀναλο- </text:span><text:line-break/><text:span text:style-name="T2"> γοῦντα ἔχειν τὰ μέρη ἐξ ὧν συνέστηκεν, ἀλλὰ διὰ τὸ <text:s/></text:span></text:p>
      <text:p text:style-name="P6"><text:span text:style-name="T2"><text:s/>2.7.50</text:span></text:p>
      <text:p text:style-name="P5"><text:span text:style-name="T2"><text:s/>ἄλυπόν τινα καὶ ἡδεῖαν τὴν ἀπ' αὐτοῦ αὐγὴν ἐμπίπτειν τοῖς <text:s text:c="2"/></text:span><text:line-break/><text:span text:style-name="T2"> ὄμμασιν. ῎Επειτα νῦν ἡ τοῦ Θεοῦ κρίσις περὶ τοῦ καλοῦ, οὐ <text:s/></text:span><text:line-break/><text:soft-page-break/><text:span text:style-name="T2"> πάντως πρὸς τὸ ἐν ὄψει τερπνὸν ἀποβλέποντος, ἀλλὰ καὶ <text:s/></text:span><text:line-break/><text:span text:style-name="T2"> πρὸς τὴν εἰς ὕστερον ἀπ' αὐτοῦ ὠϕέλειαν προορωμένου <text:s/></text:span><text:line-break/><text:span text:style-name="T2"> γεγένηται. ’Οϕθαλμοὶ γὰρ οὔπω ἦσαν κριτικοὶ τοῦ ἐν <text:s/></text:span><text:line-break/><text:span text:style-name="T2"> ϕωτὶ κάλλους. Καὶ διεχώρισεν ὁ Θεὸς ἀνὰ μέσον τοῦ ϕωτὸς, <text:s/></text:span><text:line-break/><text:span text:style-name="T2"> καὶ ἀνὰ μέσον τοῦ σκότους. Τουτέστιν, ἄμικτον αὐτῶν τὴν <text:s/></text:span><text:line-break/><text:span text:style-name="T2"> ϕύσιν καὶ κατ' ἐναντίωσιν ἀντικειμένην ὁ Θεὸς κατεσκεύασε. <text:s/></text:span><text:line-break/><text:span text:style-name="T2"> Πλείστῳ γὰρ τῷ μέσῳ διέστηκεν ἀπ' ἀλλήλων αὐτὰ καὶ <text:s/></text:span><text:line-break/><text:span text:style-name="T2"> διώρισεν. <text:s/></text:span></text:p>
      <text:p text:style-name="P6"><text:span text:style-name="T2"><text:s/>2.8.1</text:span></text:p>
      <text:p text:style-name="P5"><text:span text:style-name="T2"><text:s/>Καὶ ἐκάλεσεν ὁ Θεὸς τὸ ϕῶς ἡμέραν, καὶ τὸ σκότος <text:s/></text:span><text:line-break/><text:span text:style-name="T2"> ἐκάλεσε νύκτα. Νῦν μὲν λοιπὸν μετὰ τὴν ἡλίου γένεσιν <text:s/></text:span><text:line-break/><text:span text:style-name="T2"> ἡμέρα ἐστὶν, ὁ ὑπὸ ἡλίου πεϕωτισμένος ἀὴρ, ἐν τῷ ὑπὲρ <text:s/></text:span><text:line-break/><text:span text:style-name="T2"> γῆν ἡμισϕαιρίῳ λάμποντος, καὶ νὺξ σκίασμα γῆς ἀποκρυπ- </text:span><text:line-break/><text:span text:style-name="T2"> τομένου ἡλίου γινόμενον. Τότε δὲ οὐ κατὰ κίνησιν ἡλιακὴν, <text:s/></text:span><text:line-break/><text:span text:style-name="T2"> ἀλλ' ἀναχεομένου τοῦ πρωτογόνου ϕωτὸς ἐκείνου, καὶ <text:s/></text:span><text:line-break/><text:span text:style-name="T2"> πάλιν συστελλομένου κατὰ τὸ ὁρισθὲν μέτρον παρὰ Θεοῦ, <text:s/></text:span><text:line-break/><text:span text:style-name="T2"> ἡμέρα ἐγένετο, καὶ νὺξ ἀντεπῄει. Καὶ ἐγένετο ἑσπέρα, καὶ <text:s/></text:span><text:line-break/><text:span text:style-name="T2"> ἐγένετο πρωῒ, ἡμέρα μία. ‘Εσπέρα μὲν οὖν ἐστι κοινὸς ὅρος <text:s text:c="2"/></text:span></text:p>
      <text:p text:style-name="P6"><text:span text:style-name="T2"><text:s/>2.8.10</text:span></text:p>
      <text:p text:style-name="P5"><text:span text:style-name="T2"><text:s/>ἡμέρας καὶ νυκτός· καὶ πρωΐα ὁμοίως ἡ γειτονία νυκτὸς <text:s/></text:span><text:line-break/><text:span text:style-name="T2"> πρὸς ἡμέραν. ῞Ινα τοίνυν τὰ πρεσβεῖα τῆς γενέσεως ἀποδῷ <text:s/></text:span><text:line-break/><text:span text:style-name="T2"> τῇ ἡμέρᾳ, πρότερον εἶπε τὸ πέρας τῆς ἡμέρας, εἶτα τὸ τῆς <text:s/></text:span><text:line-break/><text:span text:style-name="T2"> νυκτὸς, ὡς ἐϕεπομένης τῆς νυκτὸς τῇ ἡμέρᾳ. ‘Η γὰρ πρὸ <text:s/></text:span><text:line-break/><text:span text:style-name="T2"> τῆς γενέσεως τοῦ ϕωτὸς ἐν τῷ κόσμῳ κατάστασις, οὐχὶ <text:s/></text:span><text:line-break/><text:span text:style-name="T2"> νὺξ ἦν, ἀλλὰ σκότος· τὸ μέντοι ἀντιδιασταλὲν πρὸς τὴν <text:s/></text:span><text:line-break/><text:span text:style-name="T2"> ἡμέραν, τοῦτο νὺξ ὠνομάσθη· ὅπερ νεωτέρας καὶ τῆς <text:s/></text:span><text:line-break/><text:span text:style-name="T2"> προσηγορίας μετὰ τὴν ἡμέραν τετύχηκεν. ’Εγένετο οὖν <text:s/></text:span><text:line-break/><text:span text:style-name="T2"> ἑσπέρα, καὶ ἐγένετο πρωΐ. Τὸ ἡμερονύκτιον λέγει. Καὶ <text:s/></text:span><text:line-break/><text:span text:style-name="T2"> οὐκέτι προσηγόρευσεν, ἡμέρα καὶ νὺξ, ἀλλὰ τῷ ἐπικρα- </text:span></text:p>
      <text:p text:style-name="P6"><text:span text:style-name="T2"><text:s/>2.8.20</text:span></text:p>
      <text:p text:style-name="P5"><text:span text:style-name="T2"><text:s/>τοῦντι τὴν πᾶσαν προσηγορίαν ἀπένειμε. Ταύτην ἂν καὶ ἐν <text:s/></text:span><text:line-break/><text:span text:style-name="T2"> πάσῃ τῇ Γραϕῇ τὴν συνήθειαν εὕροις, ἐν τῇ τοῦ χρόνου <text:s/></text:span><text:line-break/><text:span text:style-name="T2"> μετρήσει ἡμέρας ἀριθμουμένας, οὐχὶ δὲ καὶ νύκτας μετὰ <text:s/></text:span></text:p>
      <text:p text:style-name="P6"><text:span text:style-name="T2"><text:s/>2.8.23</text:span></text:p>
      <text:p text:style-name="P5"><text:span text:style-name="T2"><text:s/>τῶν ἡμερῶν. Αἱ ἡμέραι τῶν ἐτῶν ἡμῶν, ὁ ψαλμῳδός ϕησιν. <text:s/></text:span><text:line-break/><text:span text:style-name="T2"> Καὶ πάλιν ὁ ’Ιακώβ· Αἱ ἡμέραι τῆς ζωῆς μου μικραὶ καὶ <text:s/></text:span><text:line-break/><text:soft-page-break/><text:span text:style-name="T2"> πονηραί. Καὶ πάλιν, Πάσας τὰς ἡμέρας τῆς ζωῆς μου. <text:s/></text:span><text:line-break/><text:span text:style-name="T2"> ῞Ωστε τὰ νῦν ἐν ἱστορίας εἴδει παραδοθέντα νομοθεσία ἐστὶ <text:s/></text:span><text:line-break/><text:span text:style-name="T2"> πρὸς τὰ ἑξῆς. Καὶ ἐγένετο ἑσπέρα, καὶ ἐγένετο πρωῒ, <text:s/></text:span><text:line-break/><text:span text:style-name="T2"> ἡμέρα μία. Τίνος ἕνεκεν οὐκ εἶπε πρώτην, ἀλλὰ μίαν; <text:s/></text:span><text:line-break/><text:span text:style-name="T2"> καίτοιγε ἀκολουθότερον ἦν τὸν μέλλοντα ἐπάγειν δευτέραν <text:s/></text:span></text:p>
      <text:p text:style-name="P6"><text:span text:style-name="T2"><text:s/>2.8.30</text:span></text:p>
      <text:p text:style-name="P5"><text:span text:style-name="T2"><text:s/>καὶ τρίτην καὶ τετάρτην ἡμέραν, τὴν κατάρχουσαν τῶν <text:s/></text:span><text:line-break/><text:span text:style-name="T2"> ἐϕεξῆς πρώτην προσαγορεῦσαι. ’Αλλὰ μίαν εἶπεν, ἤτοι τὸ <text:s text:c="2"/></text:span><text:line-break/><text:span text:style-name="T2"> μέτρον ἡμέρας καὶ νυκτὸς περιορίζων, καὶ συνάπτων τοῦ <text:s/></text:span><text:line-break/><text:span text:style-name="T2"> ἡμερονυκτίου τὸν χρόνον, ὡς τῶν εἰκοσιτεσσάρων ὡρῶν <text:s/></text:span><text:line-break/><text:span text:style-name="T2"> μιᾶς ἡμέρας ἐκπληρουσῶν διάστημα, συνυπακουομένης <text:s/></text:span><text:line-break/><text:span text:style-name="T2"> δηλονότι τῇ ἡμέρᾳ καὶ τῆς νυκτὸς, ὥστε κἂν ἐν ταῖς <text:s/></text:span><text:line-break/><text:span text:style-name="T2"> τροπαῖς τοῦ ἡλίου συμβαίνῃ τὴν ἑτέραν αὐτῶν ὑπερβάλλειν, <text:s/></text:span><text:line-break/><text:span text:style-name="T2"> ἀλλὰ τῷ γε ἀϕωρισμένῳ χρόνῳ ἐμπεριγράϕεσθαι πάντως <text:s/></text:span><text:line-break/><text:span text:style-name="T2"> ἀμϕοτέρων τὰ διαστήματα· ὡς ἂν εἰ ἔλεγε, τὸ τῶν τεσσάρων <text:s/></text:span><text:line-break/><text:span text:style-name="T2"> καὶ εἴκοσιν ὡρῶν μέτρον, μιᾶς ἐστιν ἡμέρας διάστημα· ἢ, <text:s/></text:span></text:p>
      <text:p text:style-name="P6"><text:span text:style-name="T2"><text:s/>2.8.40</text:span></text:p>
      <text:p text:style-name="P5"><text:span text:style-name="T2"><text:s/>ἡ τοῦ οὐρανοῦ ἀπὸ τοῦ αὐτοῦ σημείου ἐπὶ τὸ αὐτὸ πάλιν <text:s/></text:span><text:line-break/><text:span text:style-name="T2"> ἀποκατάστασις ἐν μιᾷ ἡμέρᾳ γίνεται· ὥστε ὁσάκις ἂν <text:s/></text:span><text:line-break/><text:span text:style-name="T2"> ἑσπέρα καὶ πρωΐα κατὰ τὴν τοῦ ἡλίου περιϕορὰν ἐπιλαμβάνῃ <text:s/></text:span><text:line-break/><text:span text:style-name="T2"> τὸν κόσμον, μὴ ἐν πλείονι χρόνῳ, ἀλλ' ἐν μιᾶς ἡμέρας διαστή- </text:span><text:line-break/><text:span text:style-name="T2"> ματι τὴν περίοδον ἐκπληροῦσθαι. ῍Η κυριώτερος ὁ ἐν <text:s/></text:span><text:line-break/><text:span text:style-name="T2"> ἀπορρήτοις παραδιδόμενος λόγος, ὡς ἄρα ὁ τὴν τοῦ χρόνου <text:s/></text:span><text:line-break/><text:span text:style-name="T2"> ϕύσιν κατασκευάσας Θεὸς, μέτρα αὐτῷ καὶ σημεῖα τὰ τῶν <text:s/></text:span><text:line-break/><text:span text:style-name="T2"> ἡμερῶν ἐπέβαλε διαστήματα, καὶ ἑβδομάδι αὐτὸν ἐκμετρῶν, <text:s/></text:span><text:line-break/><text:span text:style-name="T2"> ἀεὶ τὴν ἑβδομάδα εἰς ἑαυτὴν ἀνακυκλοῦσθαι κελεύει, ἐξαριθ- </text:span><text:line-break/><text:span text:style-name="T2"> μοῦσαν τοῦ χρόνου τὴν κίνησιν. Τὴν ἑβδομάδα δὲ πάλιν <text:s/></text:span></text:p>
      <text:p text:style-name="P6"><text:span text:style-name="T2"><text:s/>2.8.50</text:span></text:p>
      <text:p text:style-name="P5"><text:span text:style-name="T2"><text:s/>ἐκπληροῦν τὴν ἡμέραν μίαν, ἑπτάκις αὐτὴν εἰς ἑαυτὴν <text:s/></text:span><text:line-break/><text:span text:style-name="T2"> ἀναστρέϕουσαν, τοῦτο δὲ κυκλικόν ἐστι τὸ σχῆμα, ἀϕ' <text:s/></text:span><text:line-break/><text:span text:style-name="T2"> ἑαυτοῦ ἄρχεσθαι, καὶ εἰς ἑαυτὸ καταλήγειν. ῝Ο δὴ καὶ τοῦ <text:s text:c="2"/></text:span><text:line-break/><text:span text:style-name="T2"> αἰῶνος ἴδιον, εἰς ἑαυτὸν ἀναστρέϕειν, καὶ μηδαμοῦ περα- </text:span><text:line-break/><text:span text:style-name="T2"> τοῦσθαι. Διὰ τοῦτο τὴν κεϕαλὴν τοῦ χρόνου οὐχὶ πρώτην <text:s/></text:span><text:line-break/><text:span text:style-name="T2"> ἡμέραν, ἀλλὰ μίαν ὠνόμασεν· ἵνα καὶ ἐκ τῆς προσηγορίας <text:s/></text:span><text:line-break/><text:span text:style-name="T2"> τὸ συγγενὲς ἔχῃ πρὸς τὸν αἰῶνα. Τοῦ γὰρ μοναχοῦ ἀκοι- </text:span><text:line-break/><text:span text:style-name="T2"> νωνήτου πρὸς ἕτερον ἡ τὸν χαρακτῆρα δεικνύουσα, <text:s/></text:span><text:line-break/><text:soft-page-break/><text:span text:style-name="T2"> οἰκείως καὶ προσϕυῶς προσηγορεύθη μία. Εἰ δὲ πολλοὺς <text:s/></text:span><text:line-break/><text:span text:style-name="T2"> ἡμῖν αἰῶνας παρίστησιν ἡ Γραϕὴ, αἰῶνα αἰῶνος, καὶ αἰῶνας <text:s/></text:span></text:p>
      <text:p text:style-name="P6"><text:span text:style-name="T2"><text:s/>2.8.60</text:span></text:p>
      <text:p text:style-name="P5"><text:span text:style-name="T2"><text:s/>αἰώνων πολλαχοῦ λέγουσα, ἀλλ' οὖν κἀκεῖ οὐχὶ πρῶτος, <text:s/></text:span><text:line-break/><text:span text:style-name="T2"> οὐδὲ δεύτερος, οὐδὲ τρίτος ἡμῖν αἰὼν ἀπηρίθμηται· <text:s/></text:span><text:line-break/><text:span text:style-name="T2"> ὥστε μᾶλλον καταστάσεων ἡμῖν καὶ πραγμάτων ποικίλων <text:s/></text:span><text:line-break/><text:span text:style-name="T2"> διαϕορὰς, ἀλλ' οὐχὶ περιγραϕὰς καὶ πέρατα καὶ διαδοχὰς <text:s/></text:span><text:line-break/><text:span text:style-name="T2"> αἰώνων ἐκ τούτου δείκνυσθαι. ‘Ημέρα γὰρ Κυρίου, ϕησὶ, με- </text:span><text:line-break/><text:span text:style-name="T2"> γάλη καὶ ἐπιϕανής. Καὶ πάλιν, ῞Ινα τί ὑμῖν ζητεῖν τὴν ἡμέραν <text:s/></text:span><text:line-break/><text:span text:style-name="T2"> τοῦ Κυρίου; Καὶ αὕτη ἐστὶ σκότος καὶ οὐ ϕῶς. Σκότος <text:s/></text:span><text:line-break/><text:span text:style-name="T2"> δὲ, δηλονότι τοῖς ἀξίοις τοῦ σκότους. ’Επεὶ ἀνέσπερον καὶ <text:s/></text:span><text:line-break/><text:span text:style-name="T2"> ἀδιάδοχον καὶ ἀτελεύτητον τὴν ἡμέραν ἐκείνην οἶδεν ὁ <text:s text:c="2"/></text:span><text:line-break/><text:span text:style-name="T2"> λόγος, ἣν καὶ ὀγδόην ὁ ψαλμῳδὸς προσηγόρευσε, διὰ τὸ <text:s/></text:span></text:p>
      <text:p text:style-name="P6"><text:span text:style-name="T2"><text:s/>2.8.70</text:span></text:p>
      <text:p text:style-name="P5"><text:span text:style-name="T2"><text:s/>ἔξω κεῖσθαι τοῦ ἑβδοματικοῦ τούτου χρόνου. ῞Ωστε κἂν <text:s/></text:span><text:line-break/><text:span text:style-name="T2"> ἡμέραν εἴπῃς, κἂν αἰῶνα, τὴν αὐτὴν ἐρεῖς ἔννοιαν. Εἴτε <text:s/></text:span><text:line-break/><text:span text:style-name="T2"> οὖν ἡμέρα ἡ κατάστασις ἐκείνη λέγοιτο, μία ἐστὶ καὶ οὐ <text:s/></text:span><text:line-break/><text:span text:style-name="T2"> πολλαί· εἴτε αἰὼν προσαγορεύοιτο, μοναχὸς ἂν εἴη καὶ οὐ <text:s/></text:span><text:line-break/><text:span text:style-name="T2"> πολλοστός. ῞Ινα οὖν πρὸς τὴν μέλλουσαν ζωὴν τὴν ἔννοιαν <text:s/></text:span><text:line-break/><text:span text:style-name="T2"> ἀπαγάγῃ, μίαν ὠνόμασε τοῦ αἰῶνος τὴν εἰκόνα, τὴν <text:s/></text:span><text:line-break/><text:span text:style-name="T2"> ἀπαρχὴν τῶν ἡμερῶν, τὴν ὁμήλικα τοῦ ϕωτὸς, τὴν ἁγίαν <text:s/></text:span><text:line-break/><text:span text:style-name="T2"> κυριακὴν, τὴν τῇ ἀναστάσει τοῦ Κυρίου τετιμημένην. <text:s/></text:span><text:line-break/><text:span text:style-name="T2"> ’Εγένετο οὖν ἑσπέρα, ϕησὶ, καὶ ἐγένετο πρωΐ, ἡμέρα μία. <text:s/></text:span><text:line-break/><text:span text:style-name="T2"> ’Αλλὰ γὰρ καὶ οἱ περὶ τῆς ἑσπέρας ἐκείνης λόγοι ὑπὸ τῆς <text:s/></text:span></text:p>
      <text:p text:style-name="P6"><text:span text:style-name="T2"><text:s/>2.8.80</text:span></text:p>
      <text:p text:style-name="P5"><text:span text:style-name="T2"><text:s/>παρούσης ἑσπέρας καταληϕθέντες, ἐνταῦθα ἡμῖν τὸν λόγον <text:s/></text:span><text:line-break/><text:span text:style-name="T2"> ὁρίζουσιν. ‘Ο δὲ Πατὴρ τοῦ ἀληθινοῦ ϕωτὸς, ὁ τὴν ἡμέραν <text:s/></text:span><text:line-break/><text:span text:style-name="T2"> κοσμήσας τῷ οὐρανίῳ ϕωτὶ, ὁ τὴν νύκτα ϕαιδρύνας ταῖς <text:s/></text:span><text:line-break/><text:span text:style-name="T2"> αὐγαῖς τοῦ πυρὸς, ὁ τοῦ μέλλοντος αἰῶνος τὴν ἀνάπαυσιν <text:s/></text:span><text:line-break/><text:span text:style-name="T2"> εὐτρεπίσας τῷ νοερῷ καὶ ἀπαύστῳ ϕωτὶ, ϕωτίσειεν <text:s/></text:span><text:line-break/><text:span text:style-name="T2"> ὑμῶν τὰς καρδίας ἐν ἐπιγνώσει τῆς ἀληθείας, καὶ ἀπρόσκοπον <text:s/></text:span><text:line-break/><text:span text:style-name="T2"> ὑμῶν διατηρήσειε τὴν ζωὴν, παρεχόμενος ἡμῖν, ὡς ἐν <text:s/></text:span><text:line-break/><text:span text:style-name="T2"> ἡμέρᾳ εὐσχημόνως περιπατεῖν, ἵνα ἐκλάμψητε, ὡς ὁ ἥλιος <text:s text:c="2"/></text:span><text:line-break/><text:span text:style-name="T2"> ἐν τῇ λαμπρότητι τῶν ἁγίων, εἰς καύχημα ἐμοὶ, εἰς ἡμέραν <text:s/></text:span><text:line-break/><text:span text:style-name="T2"> Χριστοῦ, ᾧ ἡ δόξα καὶ τὸ κράτος εἰς τοὺς αἰῶνας τῶν <text:s/></text:span></text:p>
      <text:p text:style-name="P6"><text:span text:style-name="T2"><text:s/>2.8.90</text:span></text:p>
      <text:p text:style-name="P5"><text:soft-page-break/><text:span text:style-name="T2"><text:s/>αἰώνων. ’Αμήν. <text:s text:c="2"/></text:span></text:p>
      <text:p text:style-name="P6"><text:span text:style-name="T2"><text:s/>3."t".1</text:span></text:p>
      <text:p text:style-name="P5"><text:span text:style-name="T2"><text:s/>ΟΜΙΛΙΑ γ́. <text:s/></text:span></text:p>
      <text:p text:style-name="P6"><text:span text:style-name="T2"><text:s/>3."n".1</text:span></text:p>
      <text:p text:style-name="P5"><text:span text:style-name="T2"><text:s/>Περὶ τοῦ στερεώματος. <text:s/></text:span></text:p>
      <text:p text:style-name="P6"><text:span text:style-name="T2"><text:s/>3.1.1</text:span></text:p>
      <text:p text:style-name="P5"><text:span text:style-name="T2"><text:s/>Τὰ τῆς πρώτης ἡμέρας ἔργα, μᾶλλον δὲ τὰ τῆς μιᾶς· <text:s/></text:span><text:line-break/><text:span text:style-name="T2"> μὴ γὰρ οὖν ἀϕελώμεθα αὐτῆς τὸ ἀξίωμα, ὃ ἐν τῇ ϕύσει <text:s/></text:span><text:line-break/><text:span text:style-name="T2"> ἔχει, παρὰ τοῦ κτίσαντος καθ' ἑαυτὴν ἐκδοθεῖσα, οὐκ ἐν <text:s/></text:span><text:line-break/><text:span text:style-name="T2"> τῇ πρὸς τὰς ἄλλας συντάξει ἀριθμηθεῖσα· πλὴν ἀλλ' ὅτι <text:s/></text:span><text:line-break/><text:span text:style-name="T2"> τὰ ἐν αὐτῇ γενόμενα χθὲς ἐπελθὼν ὁ λόγος καὶ διελὼν <text:s/></text:span><text:line-break/><text:span text:style-name="T2"> τὴν ἐξήγησιν τοῖς ἀκροωμένοις, τὴν μὲν ἑωθινὴν τροϕὴν τῶν <text:s/></text:span><text:line-break/><text:span text:style-name="T2"> ψυχῶν, τὴν δὲ ἑσπερινὴν εὐϕροσύνην ποιησάμενος, νῦν <text:s/></text:span><text:line-break/><text:span text:style-name="T2"> ἐπὶ τὰ τῆς δευτέρας θαύματα μεταβαίνει. Λέγω δὲ τοῦτο <text:s/></text:span><text:line-break/><text:span text:style-name="T2"> οὐκ ἐπὶ τὴν τοῦ ἐξηγουμένου δύναμιν ἀναϕέρων, ἀλλ' <text:s/></text:span></text:p>
      <text:p text:style-name="P6"><text:span text:style-name="T2"><text:s/>3.1.10</text:span></text:p>
      <text:p text:style-name="P5"><text:span text:style-name="T2"><text:s/>ἐπὶ τὴν χάριν τῶν γεγραμμένων, ϕυσικῶς ἔχουσαν τὸ <text:s/></text:span><text:line-break/><text:span text:style-name="T2"> εὐπαράδεκτον, καὶ πάσῃ καρδίᾳ προσηνές τε καὶ ϕίλον, τῶν <text:s/></text:span><text:line-break/><text:span text:style-name="T2"> τὸ ἀληθὲς τοῦ πιθανοῦ προτιμώντων· Καθὸ καὶ ὁ ψαλμῳδὸς <text:s/></text:span><text:line-break/><text:span text:style-name="T2"> ἐμϕατικώτατα τὸ ἐκ τῆς ἀληθείας ἡδὺ παριστῶν, ‘Ως <text:s/></text:span><text:line-break/><text:span text:style-name="T2"> γλυκέα, ϕησὶ, τῷ λάρυγγί μου τὰ λόγιά σου, ὑπὲρ μέλι <text:s/></text:span><text:line-break/><text:span text:style-name="T2"> τῷ στόματί μου. Χθὲς τοίνυν, καθόσον ἦν δυνατὸν, τῇ <text:s text:c="2"/></text:span><text:line-break/><text:span text:style-name="T2"> περὶ τὰ λόγια τοῦ Θεοῦ διατριβῇ τὰς ψυχὰς ὑμῶν εὐϕρά- </text:span><text:line-break/><text:span text:style-name="T2"> ναντες, πάλιν ἀπηντήσαμεν σήμερον ἐν δευτέρᾳ ἡμέρᾳ, <text:s/></text:span><text:line-break/><text:span text:style-name="T2"> τῶν τῆς δευτέρας ἡμέρας ἔργων τὰ θαύματα κατοψόμενοι. <text:s/></text:span><text:line-break/><text:span text:style-name="T2"> ’Αλλὰ γὰρ οὐ λέληθέ με, ὅτι πολλοὶ τεχνῖται τῶν βαναύσων <text:s/></text:span></text:p>
      <text:p text:style-name="P6"><text:span text:style-name="T2"><text:s/>3.1.20</text:span></text:p>
      <text:p text:style-name="P5"><text:span text:style-name="T2"><text:s/>τεχνῶν, ἀγαπητῶς ἐκ τῆς ἐϕ' ἡμέραν ἐργασίας τὴν τροϕὴν <text:s/></text:span><text:line-break/><text:span text:style-name="T2"> ἑαυτοῖς συμπορίζοντες, περιεστήκασιν ἡμᾶς, οἳ τὸν λόγον <text:s/></text:span><text:line-break/><text:span text:style-name="T2"> ἡμῖν συντέμνουσιν, ἵνα μὴ ἐπὶ πολὺ τῆς ἐργασίας ἀϕέλ- </text:span><text:line-break/><text:span text:style-name="T2"> κωνται. Πρὸς οὓς τί ϕημι; ῞Οτι τὸ δανεισθὲν τῷ Θεῷ τοῦ <text:s/></text:span><text:line-break/><text:span text:style-name="T2"> χρόνου μέρος οὐκ ἀϕανίζεται, ἀλλὰ σὺν μεγάλῃ ἀποδίδοται <text:s/></text:span><text:line-break/><text:span text:style-name="T2"> παρ' αὐτοῦ τῇ προσθήκῃ. Καὶ γὰρ ὅσαι περιστάσεις ἀσχολίας <text:s/></text:span><text:line-break/><text:span text:style-name="T2"> ποιητικαὶ, ταύτας ὁ Κύριος παραπέμψει· καὶ σώματι τόνον, <text:s/></text:span><text:line-break/><text:span text:style-name="T2"> καὶ ψυχῇ προθυμίαν, καὶ συναλλαγμάτων εὐμάρειαν, καὶ τὴν <text:s/></text:span><text:line-break/><text:span text:style-name="T2"> εἰς πάντα τὸν βίον εὐοδίαν τοῖς τὰ πνευματικὰ προτιμότερα <text:s/></text:span><text:line-break/><text:soft-page-break/><text:span text:style-name="T2"> ποιουμένοις διδούς. Κἂν ἐν τῷ παρόντι δὲ μὴ κατ' ἐλπίδας <text:s/></text:span></text:p>
      <text:p text:style-name="P6"><text:span text:style-name="T2"><text:s/>3.1.30</text:span></text:p>
      <text:p text:style-name="P5"><text:span text:style-name="T2"><text:s/>ἡμῖν ἐκβῇ τὰ σπουδαζόμενα, ἀλλὰ πρός γε τὸν ἐϕεξῆς <text:s/></text:span><text:line-break/><text:span text:style-name="T2"> αἰῶνα ἀγαθὸς θησαυρὸς ἡ διδασκαλία τοῦ Πνεύματος. <text:s/></text:span><text:line-break/><text:span text:style-name="T2"> ῎Ανελε τοίνυν τῆς καρδίας πᾶσαν τοῦ βίου μέριμναν, καὶ <text:s/></text:span><text:line-break/><text:span text:style-name="T2"> ὅλον μοι σεαυτὸν ἐνταῦθα συνάγαγε. Οὐ γὰρ ὄϕελός τι τῆς <text:s/></text:span><text:line-break/><text:span text:style-name="T2"> τοῦ σώματος παρουσίας, τῆς καρδίας σου περὶ τὸν γήϊνον <text:s/></text:span><text:line-break/><text:span text:style-name="T2"> θησαυρὸν πονουμένης. <text:s/></text:span></text:p>
      <text:p text:style-name="P6"><text:span text:style-name="T2"><text:s/>3.2.1</text:span></text:p>
      <text:p text:style-name="P5"><text:span text:style-name="T2"><text:s/>Καὶ εἶπεν ὁ Θεὸς γενηθήτω στερέωμα ἐν μέσῳ τοῦ <text:s/></text:span><text:line-break/><text:span text:style-name="T2"> ὕδατος, καὶ ἔστω διαχωρίζον ἀνὰ μέσον ὕδατος καὶ ὕδατος. <text:s text:c="2"/></text:span><text:line-break/><text:span text:style-name="T2"> ῎Ηδη καὶ χθὲς ἠκούσαμεν Θεοῦ ῥημάτων, Γενηθήτω ϕῶς. <text:s/></text:span><text:line-break/><text:span text:style-name="T2"> Καὶ σήμερον, Γενηθήτω στερέωμα. Πλέον δέ τι ἔχειν δοκεῖ <text:s/></text:span><text:line-break/><text:span text:style-name="T2"> τὰ παρόντα, ὅτι οὐκ ἀπέμεινεν ὁ λόγος ἐν ψιλῷ τῷ προσ- </text:span><text:line-break/><text:span text:style-name="T2"> τάγματι, ἀλλὰ καὶ τὴν αἰτίαν καθ' ἣν ἐπιζητεῖται τοῦ <text:s/></text:span><text:line-break/><text:span text:style-name="T2"> στερεώματος ἡ κατασκευὴ προσδιώρισεν. ῞Ινα διαχωρίζῃ, <text:s/></text:span><text:line-break/><text:span text:style-name="T2"> ϕησὶν, ἀνὰ μέσον ὕδατος καὶ ὕδατος. Πρῶτον μὲν οὖν <text:s/></text:span><text:line-break/><text:span text:style-name="T2"> ἀναλαβόντες ζητῶμεν, πῶς ὁ Θεὸς διαλέγεται. ῏Αρα τὸν <text:s/></text:span></text:p>
      <text:p text:style-name="P6"><text:span text:style-name="T2"><text:s/>3.2.10</text:span></text:p>
      <text:p text:style-name="P5"><text:span text:style-name="T2"><text:s/>ἡμέτερον τρόπον, πρότερον μὲν ὁ ἀπὸ τῶν πραγμάτων <text:s/></text:span><text:line-break/><text:span text:style-name="T2"> τύπος ἐγγίνεται τῇ νοήσει, ἔπειτα μετὰ τὸ ϕαντασθῆναι, <text:s/></text:span><text:line-break/><text:span text:style-name="T2"> ἀπὸ τῶν ὑποκειμένων τὰς οἰκείας καὶ προσϕυεῖς ἑκάστου <text:s/></text:span><text:line-break/><text:span text:style-name="T2"> σημασίας ἐκλεγόμενος ἐξαγγέλλει; εἶτα τῇ ὑπηρεσίᾳ τῶν <text:s/></text:span><text:line-break/><text:span text:style-name="T2"> ϕωνητικῶν ὀργάνων παραδοὺς τὰ νοηθέντα, οὕτω διὰ τῆς <text:s/></text:span><text:line-break/><text:span text:style-name="T2"> τοῦ ἀέρος τυπώσεως, κατὰ τὴν ἔναρθρον τῆς ϕωνῆς κίνησιν, <text:s/></text:span><text:line-break/><text:span text:style-name="T2"> ἐν τῷ κρυπτῷ νόημα σαϕηνίζει; Καὶ πῶς οὐ μυθῶδες <text:s/></text:span><text:line-break/><text:span text:style-name="T2"> τῆς τοιαύτης περιόδου λέγειν τὸν Θεὸν χρῄζειν πρὸς τὴν <text:s/></text:span><text:line-break/><text:span text:style-name="T2"> τῶν νοηθέντων δήλωσιν; ῍Η εὐσεβέστερον λέγειν, ὅτι <text:s/></text:span><text:line-break/><text:span text:style-name="T2"> τὸ θεῖον βούλημα καὶ ἡ πρώτη ὁρμὴ τοῦ νοεροῦ κινήματος, <text:s/></text:span></text:p>
      <text:p text:style-name="P6"><text:span text:style-name="T2"><text:s/>3.2.20</text:span></text:p>
      <text:p text:style-name="P5"><text:span text:style-name="T2"><text:s/>τοῦτο Λόγος ἐστὶ τοῦ Θεοῦ; Σχηματίζει δὲ αὐτὸν διεξο- <text:s/></text:span><text:line-break/><text:span text:style-name="T2"> δικῶς ἡ Γραϕὴ, ἵνα δείξῃ ὅτι οὐχὶ γενέσθαι μόνον ἐβουλήθη <text:s/></text:span><text:line-break/><text:span text:style-name="T2"> τὴν κτίσιν, ἀλλὰ καὶ διά τινος συνεργοῦ παραχθῆναι ταύτην <text:s/></text:span><text:line-break/><text:span text:style-name="T2"> εἰς γέννησιν. ’Εδύνατο γὰρ, ὡς ἐξ ἀρχῆς εἶπε, περὶ πάντων <text:s/></text:span><text:line-break/><text:span text:style-name="T2"> ἐπεξελθεῖν, ’Εν ἀρχῇ ἐποίησεν ὁ Θεὸς τὸν οὐρανὸν καὶ τὴν <text:s/></text:span><text:line-break/><text:span text:style-name="T2"> γῆν· εἶτα, ’Εποίησε ϕῶς· εἶτα, ’Εποίησε τὸ στερέωμα· <text:s/></text:span><text:line-break/><text:soft-page-break/><text:span text:style-name="T2"> νῦν δὲ τὸν Θεὸν προστάττοντα καὶ διαλεγόμενον εἰσάγουσα, <text:s/></text:span><text:line-break/><text:span text:style-name="T2"> τὸν ᾧ προστάσσει καὶ ᾧ διαλέγεται κατὰ τὸ σιωπώμενον <text:s/></text:span><text:line-break/><text:span text:style-name="T2"> ὑποϕαίνει, οὐ βασκαίνουσα ἡμῖν τῆς γνώσεως, ἀλλ' ἐκκαίουσα <text:s/></text:span><text:line-break/><text:span text:style-name="T2"> ἡμᾶς πρὸς τὸν πόθον, δι' ὧν ἴχνη τινὰ καὶ ἐμϕάσεις ὑποβάλλει <text:s/></text:span></text:p>
      <text:p text:style-name="P6"><text:span text:style-name="T2"><text:s/>3.2.30</text:span></text:p>
      <text:p text:style-name="P5"><text:span text:style-name="T2"><text:s/>τοῦ ἀπορρήτου. Τὸ γὰρ πόνῳ κτηθὲν, περιχαρῶς ὑπεδέχθη <text:s/></text:span><text:line-break/><text:span text:style-name="T2"> καὶ ϕιλοπόνως διεϕυλάχθη· ὧν μέντοι πρόχειρος ὁ πορισμὸς, <text:s/></text:span><text:line-break/><text:span text:style-name="T2"> τούτων ἡ κτῆσις εὐκαταϕρόνητος. Διὰ τοῦτο ὁδῷ τινι καὶ <text:s/></text:span><text:line-break/><text:span text:style-name="T2"> τάξει ἡμᾶς εἰς τὴν περὶ τοῦ Μονογενοῦς ἔννοιαν προσβι- </text:span><text:line-break/><text:span text:style-name="T2"> βάζει. Καίτοιγε τοῦ ἐν ϕωνῇ λόγου οὐδὲ οὕτως ἦν χρεία <text:s/></text:span><text:line-break/><text:span text:style-name="T2"> τῇ ἀσωμάτῳ ϕύσει, αὐτῶν τῶν νοηθέντων μεταδίδοσθαι <text:s/></text:span><text:line-break/><text:span text:style-name="T2"> δυναμένων τῷ συνεργοῦντι. ῞Ωστε τίς χρεία λόγου τοῖς <text:s/></text:span><text:line-break/><text:span text:style-name="T2"> δυναμένοις ἐξ αὐτοῦ τοῦ νοήματος κοινωνεῖν ἀλλήλοις τῶν <text:s/></text:span><text:line-break/><text:span text:style-name="T2"> βουλευμάτων; Φωνὴ μὲν γὰρ δι' ἀκοὴν, καὶ ἀκοὴ ϕωνῆς <text:s/></text:span><text:line-break/><text:span text:style-name="T2"> ἕνεκεν. ῞Οπου δὲ οὐκ ἀὴρ, οὐχὶ γλῶσσα, οὐχὶ οὖς, οὐ πόρος <text:s/></text:span></text:p>
      <text:p text:style-name="P6"><text:span text:style-name="T2"><text:s/>3.2.40</text:span></text:p>
      <text:p text:style-name="P5"><text:span text:style-name="T2"><text:s/>σκολιὸς ἐπὶ τὴν ἐν τῇ κεϕαλῇ συναίσθησιν ἀναϕέρων τοὺς <text:s text:c="2"/></text:span><text:line-break/><text:span text:style-name="T2"> ψόϕους, ἐκεῖ οὐδὲ ῥημάτων χρεία, ἀλλ' ἐξ αὐτῶν, ὡς ἂν <text:s/></text:span><text:line-break/><text:span text:style-name="T2"> εἴποι τις, τῶν ἐν καρδίᾳ νοημάτων τοῦ θελήματος ἡ μετά- </text:span><text:line-break/><text:span text:style-name="T2"> δοσις. ῞Οπερ οὖν ἔϕην, ὥστε διαναστῆναι τὸν νοῦν ἡμῶν <text:s/></text:span><text:line-break/><text:span text:style-name="T2"> πρὸς τὴν ἔρευναν τοῦ προσώπου πρὸς ὃν οἱ λόγοι, σοϕῶς <text:s/></text:span><text:line-break/><text:span text:style-name="T2"> καὶ ἐντέχνως τὸ σχῆμα τοῦτο τῆς διαλέκτου παρείληπται. <text:s/></text:span></text:p>
      <text:p text:style-name="P6"><text:span text:style-name="T2"><text:s/>3.3.1</text:span></text:p>
      <text:p text:style-name="P5"><text:span text:style-name="T2"><text:s/>Δεύτερόν ἐστιν ἐξετάσαι, εἰ ἕτερον παρὰ τὸν ἐν ἀρχῇ <text:s/></text:span><text:line-break/><text:span text:style-name="T2"> πεποιημένον οὐρανὸν τὸ στερέωμα τοῦτο, ὃ καὶ αὐτὸ ἐπε- </text:span><text:line-break/><text:span text:style-name="T2"> κλήθη οὐρανὸς, καὶ εἰ ὅλως οὐρανοὶ δύο· ὅπερ οἱ τὰ περὶ <text:s/></text:span><text:line-break/><text:span text:style-name="T2"> οὐρανοῦ ϕιλοσοϕήσαντες ἕλοιντ' ἂν μᾶλλον τὰς γλώσσας <text:s/></text:span><text:line-break/><text:span text:style-name="T2"> προέσθαι, ἢ ὡς ἀληθὲς παραδέξασθαι. ῞Ενα γὰρ ὑποτί- </text:span><text:line-break/><text:span text:style-name="T2"> θενται οὐρανὸν, καὶ οὐκ ἔχειν αὐτῷ ϕύσιν, δεύτερον, ἢ <text:s/></text:span><text:line-break/><text:span text:style-name="T2"> τρίτον, ἢ πολλοστὸν προσγενέσθαι, πάσης τῆς οὐσίας τοῦ <text:s/></text:span><text:line-break/><text:span text:style-name="T2"> οὐρανίου σώματος εἰς τὴν τοῦ ἑνὸς σύστασιν ἀπαναλωθείσης, <text:s/></text:span><text:line-break/><text:span text:style-name="T2"> ὡς οἴονται. ῝Εν γάρ ϕασι τὸ κυκλοϕορικὸν σῶμα, καὶ <text:s text:c="2"/></text:span></text:p>
      <text:p text:style-name="P6"><text:span text:style-name="T2"><text:s/>3.3.10</text:span></text:p>
      <text:p text:style-name="P5"><text:span text:style-name="T2"><text:s/>τοῦτο πεπερασμένον· ὅπερ εἰ συναπήρτισται τῷ πρώτῳ <text:s/></text:span><text:line-break/><text:span text:style-name="T2"> οὐρανῷ, μηδὲν ὑπολείπεσθαι πρὸς δευτέρου ἢ τρίτου γένεσιν. <text:s/></text:span><text:line-break/><text:span text:style-name="T2"> Ταῦτα μὲν οὖν οἱ ὕλην ἀγέννητον ἐπεισάγοντες τῷ δημιουργῷ <text:s/></text:span><text:line-break/><text:soft-page-break/><text:span text:style-name="T2"> ϕαντάζονται, ἐκ τῆς πρώτης μυθοποιίας πρὸς τὸ ἀκόλουθον <text:s/></text:span><text:line-break/><text:span text:style-name="T2"> ψεῦδος ὑποϕερόμενοι· ἡμεῖς δὲ ἀξιοῦμεν τοὺς τῶν <text:s/></text:span><text:line-break/><text:span text:style-name="T2"> ‘Ελλήνων σοϕοὺς, μὴ πρότερον ἡμᾶς καταχλευάζειν πρὶν <text:s/></text:span><text:line-break/><text:span text:style-name="T2"> τὰ πρὸς ἀλλήλους διάθωνται. Εἰσὶ γὰρ ἐν αὐτοῖς οἳ ἀπείρους <text:s/></text:span><text:line-break/><text:span text:style-name="T2"> οὐρανοὺς καὶ κόσμους εἶναί ϕασιν, ὧν ὅταν ἀπελέγξωσιν τὸ <text:s/></text:span><text:line-break/><text:span text:style-name="T2"> ἀπίθανον οἱ ἐμβριθεστέραις ταῖς ἀποδείξεσι χρώμενοι, καὶ <text:s/></text:span><text:line-break/><text:span text:style-name="T2"> ταῖς γεωμετρικαῖς ἀνάγκαις συστήσωσι μὴ ἔχειν ϕύσιν <text:s/></text:span></text:p>
      <text:p text:style-name="P6"><text:span text:style-name="T2"><text:s/>3.3.20</text:span></text:p>
      <text:p text:style-name="P5"><text:span text:style-name="T2"><text:s/>ἄλλον οὐρανὸν γενέσθαι παρὰ τὸν ἕνα, τότε καὶ μᾶλλον <text:s/></text:span><text:line-break/><text:span text:style-name="T2"> καταγελασόμεθα τῆς γραμμικῆς καὶ ἐντέχνου αὐτῶν <text:s/></text:span><text:line-break/><text:span text:style-name="T2"> ϕλυαρίας, εἴπερ ὁρῶντες πομϕόλυγας διὰ τῆς ὁμοίας αἰτίας <text:s/></text:span><text:line-break/><text:span text:style-name="T2"> γινομένας μίαν τε καὶ πολλὰς, εἶτα ἀμϕιβάλλουσι περὶ <text:s/></text:span><text:line-break/><text:span text:style-name="T2"> οὐρανῶν πλειόνων, εἰ ἐξαρκεῖ αὐτοὺς ἡ δημιουργικὴ δύναμις <text:s/></text:span><text:line-break/><text:span text:style-name="T2"> παραγαγεῖν εἰς τὸ εἶναι. ῟Ων τὴν ἰσχὺν καὶ τὸ μέγεθος <text:s/></text:span><text:line-break/><text:span text:style-name="T2"> οὐδὲν ἡγούμεθα διαϕέρειν τῆς κοίλης νοτίδος τῆς ὑπερϕυ- </text:span><text:line-break/><text:span text:style-name="T2"> σωμένης ἐν τοῖς κρουνοῖς, ὅταν πρὸς τὴν ὑπεροχὴν τῆς τοῦ <text:s/></text:span><text:line-break/><text:span text:style-name="T2"> Θεοῦ δυνάμεως ἀποβλέψωμεν. ῞Ωστε καταγέλαστος αὐτοῖς <text:s/></text:span><text:line-break/><text:span text:style-name="T2"> ὁ τοῦ ἀδυνάτου λόγος. ‘Ημεῖς δὲ τοσοῦτον ἀπέχομεν τῷ <text:s/></text:span></text:p>
      <text:p text:style-name="P6"><text:span text:style-name="T2"><text:s/>3.3.30</text:span></text:p>
      <text:p text:style-name="P5"><text:span text:style-name="T2"><text:s/>δευτέρῳ ἀπιστεῖν, ὅτι καὶ τὸν τρίτον ἐπιζητοῦμεν, οὗ τῆς <text:s text:c="2"/></text:span><text:line-break/><text:span text:style-name="T2"> θέας ὁ μακάριος Παῦλος ἠξιώθη. ‘Ο δὲ ψαλμὸς ὀνομάζων <text:s/></text:span><text:line-break/><text:span text:style-name="T2"> οὐρανοὺς οὐρανῶν, καὶ πλειόνων ἡμῖν ἔννοιαν ἐνεποίησε. <text:s/></text:span><text:line-break/><text:span text:style-name="T2"> Οὐ δήπου δὲ ταῦτα παραδοξότερα τῶν ἑπτὰ κύκλων, καθ' <text:s/></text:span><text:line-break/><text:span text:style-name="T2"> ὧν οἱ ἑπτὰ ἀστέρες σχεδὸν παρὰ πάντων συμϕώνως ὁμολο- </text:span><text:line-break/><text:span text:style-name="T2"> γοῦνται ϕέρεσθαι, οὓς καὶ ἐνηρμόσθαι ϕασὶν ἑτέρῳ τὸν <text:s/></text:span><text:line-break/><text:span text:style-name="T2"> ἕτερον, κατὰ τὴν εἰκόνα τῶν κάδων τῶν εἰς ἀλλήλους <text:s/></text:span><text:line-break/><text:span text:style-name="T2"> ἐμβεβηκότων. Τούτους δὲ τὴν ἐναντίαν τῷ παντὶ ϕερο- </text:span><text:line-break/><text:span text:style-name="T2"> μένους, περισχιζομένου τοῦ αἰθέρος αὐτοῖς, εὔηχόν τινα <text:s/></text:span><text:line-break/><text:span text:style-name="T2"> καὶ ἐναρμόνιον ἀποδιδόναι ϕθόγγον, ὥστε πᾶσαν τὴν ἐν <text:s/></text:span></text:p>
      <text:p text:style-name="P6"><text:span text:style-name="T2"><text:s/>3.3.40</text:span></text:p>
      <text:p text:style-name="P5"><text:span text:style-name="T2"><text:s/>μελῳδίαις ἡδονὴν ὑπερβάλλειν. Εἶτα ἐπειδὰν τὴν διὰ τῆς <text:s/></text:span><text:line-break/><text:span text:style-name="T2"> αἰσθήσεως πίστιν οἱ ταῦτα λέγοντες ἀπαιτῶνται, τί ϕασιν; <text:s/></text:span><text:line-break/><text:span text:style-name="T2"> ῞Οτι διὰ τὴν ἐξ ἀρχῆς συνήθειαν πρὸς τὸν ψόϕον ἐκ πρώτης <text:s/></text:span><text:line-break/><text:span text:style-name="T2"> γενέσεως συνεθισθέντες αὐτῷ, ἐκ πολλῆς τῆς περὶ τὸ <text:s/></text:span><text:line-break/><text:span text:style-name="T2"> ἀκούειν μελέτης τὴν αἴσθησιν ἀϕῃρήμεθα· ὥσπερ οἱ ἐν <text:s/></text:span><text:line-break/><text:span text:style-name="T2"> τοῖς χαλκείοις συνεχῶς τὰ ὦτα κατακρουόμενοι. ῟Ων τὸ <text:s/></text:span><text:line-break/><text:soft-page-break/><text:span text:style-name="T2"> σεσοϕισμένον καὶ σαθρὸν διελέγχειν, οὕτως ἐναργῶς ἐκ <text:s/></text:span><text:line-break/><text:span text:style-name="T2"> πρώτης ἀκοῆς πᾶσι καταϕαινόμενον, οὐκ ἔστιν ἀνδρὸς οὔτε <text:s/></text:span><text:line-break/><text:span text:style-name="T2"> χρόνου εἰδότος ϕείδεσθαι, οὔτε τῆς συνέσεως τῶν ἀκουόντων <text:s text:c="2"/></text:span><text:line-break/><text:span text:style-name="T2"> στοχαζομένου. ’Αλλὰ τὰ τῶν ἔξωθεν τοῖς ἔξω καταλιπόντες <text:s/></text:span></text:p>
      <text:p text:style-name="P6"><text:span text:style-name="T2"><text:s/>3.3.50</text:span></text:p>
      <text:p text:style-name="P5"><text:span text:style-name="T2"><text:s/>ἡμεῖς ἐπὶ τὸν ἐκκλησιαστικὸν ὑποστρέϕομεν λόγον. <text:s/></text:span><text:line-break/><text:span text:style-name="T2"> Εἴρηται μὲν οὖν τισι τῶν πρὸ ἡμῶν, μὴ δευτέρου οὐρανοῦ <text:s/></text:span><text:line-break/><text:span text:style-name="T2"> γένεσιν εἶναι ταύτην, ἀλλ' ἐπεξήγησιν τοῦ προτέρου, διὰ <text:s/></text:span><text:line-break/><text:span text:style-name="T2"> τὸ ἐκεῖ μὲν ἐν κεϕαλαίῳ παραδεδόσθαι οὐρανοῦ καὶ γῆς <text:s/></text:span><text:line-break/><text:span text:style-name="T2"> ποίησιν, ἐνταῦθα δὲ ἐπεξεργαστικώτερον τὸν τρόπον καθ' <text:s/></text:span><text:line-break/><text:span text:style-name="T2"> ὃν ἕκαστον γέγονε τὴν Γραϕὴν ἡμῖν παραδιδόναι. ‘Ημεῖς <text:s/></text:span><text:line-break/><text:span text:style-name="T2"> δέ ϕαμεν, ὅτι ἐπειδὴ καὶ ὄνομα ἕτερον καὶ χρεία ἰδιάζουσα <text:s/></text:span><text:line-break/><text:span text:style-name="T2"> τοῦ δευτέρου οὐρανοῦ παραδέδοται, ἕτερός ἐστι παρὰ τὸν <text:s/></text:span><text:line-break/><text:span text:style-name="T2"> ἐν ἀρχῇ πεποιημένον οὗτος, στερεωτέρας ϕύσεως, καὶ <text:s/></text:span><text:line-break/><text:span text:style-name="T2"> χρείαν ἐξαίρετον τῷ παντὶ παρεχόμενος. <text:s/></text:span></text:p>
      <text:p text:style-name="P6"><text:span text:style-name="T2"><text:s/>3.4.1</text:span></text:p>
      <text:p text:style-name="P5"><text:span text:style-name="T2"><text:s/>Καὶ εἶπεν ὁ Θεός· γενηθήτω στερέωμα ἐν μέσῳ τοῦ <text:s/></text:span><text:line-break/><text:span text:style-name="T2"> ὕδατος, καὶ ἔστω διαχωρίζον ἀνὰ μέσον ὕδατος καὶ <text:s/></text:span><text:line-break/><text:span text:style-name="T2"> ὕδατος. Καὶ ἐποίησεν ὁ Θεὸς τὸ στερέωμα· καὶ διεχώρισεν <text:s/></text:span><text:line-break/><text:span text:style-name="T2"> ὁ Θεὸς ἀνὰ μέσον τοῦ ὕδατος ὃ ἦν ὑποκάτω τοῦ στερεώ- </text:span><text:line-break/><text:span text:style-name="T2"> ματος, καὶ ἀνὰ μέσον τοῦ ὕδατος τοῦ ἐπάνω τοῦ στερεώμα- </text:span><text:line-break/><text:span text:style-name="T2"> τος. Καὶ πρό γε τοῦ ἅψασθαι τῆς διανοίας τῶν γεγραμμένων, <text:s/></text:span><text:line-break/><text:span text:style-name="T2"> πειραθῶμεν τὸ παρὰ τῶν ἄλλων ἀντεπαγόμενον διαλῦσαι. <text:s text:c="2"/></text:span><text:line-break/><text:span text:style-name="T2"> ’Ερωτῶσι γὰρ ἡμᾶς, εἰ σϕαιρικὸν μὲν τὸ σῶμα τοῦ στερεώ- </text:span><text:line-break/><text:span text:style-name="T2"> ματος, ὡς ἡ ὄψις δηλοῖ, ῥυτὸν δὲ τὸ ὕδωρ καὶ περιολι- </text:span></text:p>
      <text:p text:style-name="P6"><text:span text:style-name="T2"><text:s/>3.4.10</text:span></text:p>
      <text:p text:style-name="P5"><text:span text:style-name="T2"><text:s/>σθαῖνον τοῖς ὑψηλοῖς, πῶς ἂν ἐδυνήθη ἐπὶ τῆς κυρτῆς <text:s/></text:span><text:line-break/><text:span text:style-name="T2"> περιϕερείας τοῦ στερεώματος ἱδρυνθῆναι; Τί δὴ πρὸς <text:s/></text:span><text:line-break/><text:span text:style-name="T2"> τοῦτο ἐροῦμεν; ῞Οτι μάλιστα μὲν οὐκ εἴ τι πρὸς ἡμᾶς <text:s/></text:span><text:line-break/><text:span text:style-name="T2"> κυκλοτερὲς ὁρᾶται κατὰ τὴν ἔνδον κοιλότητα, τοῦτο ἀνάγκη <text:s/></text:span><text:line-break/><text:span text:style-name="T2"> καὶ τὴν ἔξωθεν ἐπιϕάνειαν σϕαιρικῶς ἀπηρτίσθαι, καὶ <text:s/></text:span><text:line-break/><text:span text:style-name="T2"> ὅλον ἀκριβῶς ἔντορνον εἶναι καὶ λείως περιηγμένον· ὅπου <text:s/></text:span><text:line-break/><text:span text:style-name="T2"> γε ὁρῶμεν τῶν τε λουτρῶν τοὺς λιθίνους ὀρόϕους, καὶ τὰς <text:s/></text:span><text:line-break/><text:span text:style-name="T2"> τῶν ἀντρωδῶν οἰκοδομημάτων κατασκευὰς, ἃ κατὰ τὴν <text:s/></text:span><text:line-break/><text:span text:style-name="T2"> ἔνδον ὄψιν εἰς ἡμικύκλιον σχῆμα περιηγμένα, ἐν τοῖς ἄνω <text:s/></text:span><text:line-break/><text:span text:style-name="T2"> τοῦ τέγους ὁμαλὴν ἔχει πολλάκις τὴν ἐπιϕάνειαν. ῞Ωστε <text:s/></text:span></text:p>
      <text:p text:style-name="P6"><text:soft-page-break/><text:span text:style-name="T2"><text:s/>3.4.20</text:span></text:p>
      <text:p text:style-name="P5"><text:span text:style-name="T2"><text:s/>τούτου γε ἕνεκεν μήτε αὐτοὶ ἐχέτωσαν πράγματα, μήτε <text:s/></text:span><text:line-break/><text:span text:style-name="T2"> ἡμῖν παρεχέτωσαν, ὡς οὐ δυναμένοις τὸ ὕδωρ κατασχεῖν ἐν <text:s/></text:span><text:line-break/><text:span text:style-name="T2"> τοῖς ἄνω. ‘Εξῆς δ' ἂν εἴη λέγειν, τίς ἡ ϕύσις τοῦ στερεώ- <text:s/></text:span><text:line-break/><text:span text:style-name="T2"> ματος, καὶ διὰ τίνα αἰτίαν μεσιτεύειν ἐτάχθη τῷ ὕδατι. <text:s/></text:span><text:line-break/><text:span text:style-name="T2"> Τὸ τοῦ στερεώματος ὄνομα σύνηθες τῇ Γραϕῇ ἐπὶ τῶν <text:s/></text:span><text:line-break/><text:span text:style-name="T2"> κατ' ἰσχὺν ὑπερβαλλόντων τάσσειν· ὡς ὅταν λέγῃ, Κύριος <text:s/></text:span><text:line-break/><text:span text:style-name="T2"> στερέωμά μου, καὶ καταϕυγή μου· καὶ, ’Εγὼ ἐστερέωσα <text:s/></text:span><text:line-break/><text:span text:style-name="T2"> τοὺς στύλους αὐτῆς· καὶ τὸ, Αἰνεῖτε αὐτὸν ἐν στερεώματι <text:s/></text:span><text:line-break/><text:span text:style-name="T2"> δυνάμεως αὐτοῦ. Οἱ μὲν γὰρ ἔξωθεν στερεὸν λέγουσι σῶμα <text:s/></text:span><text:line-break/><text:span text:style-name="T2"> τὸ οἷον ναστὸν καὶ πλῆρες, ὃ πρὸς ἀντιδιαστολὴν τοῦ μαθη- </text:span></text:p>
      <text:p text:style-name="P6"><text:span text:style-name="T2"><text:s/>3.4.30</text:span></text:p>
      <text:p text:style-name="P5"><text:span text:style-name="T2"><text:s/>ματικοῦ λέγεται. ῎Εστι δὲ τὸ μὲν μαθηματικὸν τὸ ἐν μόναις <text:s/></text:span><text:line-break/><text:span text:style-name="T2"> ταῖς διαστάσεσι τὸ εἶναι ἔχον, ἐν τῷ πλάτει, λέγω, καὶ <text:s/></text:span><text:line-break/><text:span text:style-name="T2"> τῷ βάθει, καὶ τῷ ὕψει· τὸ δὲ στερεὸν ὃ πρὸς τοῖς διαστήμασι <text:s/></text:span><text:line-break/><text:span text:style-name="T2"> καὶ τὴν ἀντιτυπίαν ἔχει. Τῇ δὲ Γραϕῇ σύνηθες, τὸ κραταιὸν <text:s/></text:span><text:line-break/><text:span text:style-name="T2"> καὶ ἀνένδοτον, στερέωμα λέγειν, ὡς καὶ ἐπὶ ἀέρος πολλάκις <text:s/></text:span><text:line-break/><text:span text:style-name="T2"> καταπυκνωθέντος τῇ ϕωνῇ ταύτῃ κεχρῆσθαι· ὡς ὅταν <text:s/></text:span><text:line-break/><text:span text:style-name="T2"> λέγῃ· ‘Ο στερεῶν βροντήν. Τὴν γὰρ στερρότητα καὶ <text:s/></text:span></text:p>
      <text:p text:style-name="P6"><text:span text:style-name="T2"><text:s/>3.4.37</text:span></text:p>
      <text:p text:style-name="P5"><text:span text:style-name="T2"><text:s/>ἀντιτυπίαν τοῦ πνεύματος τοῦ ἐναπολαμβανομένου ταῖς <text:s/></text:span><text:line-break/><text:span text:style-name="T2"> κοιλότησι τῶν νεϕῶν, καὶ διὰ τὸ βιαίως ἐκρήγνυσθαι <text:s text:c="2"/></text:span><text:line-break/><text:span text:style-name="T2"> τοὺς κατὰ τὰς βροντὰς ἀποτελοῦντος ψόϕους, στερέωσιν <text:s/></text:span></text:p>
      <text:p text:style-name="P6"><text:span text:style-name="T2"><text:s/>3.4.40</text:span></text:p>
      <text:p text:style-name="P5"><text:span text:style-name="T2"><text:s/>βροντῆς ἡ Γραϕὴ προσηγόρευσεν. Καὶ νῦν τοίνυν ἡγούμεθα <text:s/></text:span><text:line-break/><text:span text:style-name="T2"> ἐπί τινος στερρᾶς ϕύσεως, στέγειν τοῦ ὕδατος τὸ ὀλισθηρὸν <text:s/></text:span><text:line-break/><text:span text:style-name="T2"> καὶ εὐδιάλυτον ἐξαρκούσης, τὴν ϕωνὴν ταύτην τετάχθαι. <text:s/></text:span><text:line-break/><text:span text:style-name="T2"> Καὶ οὐ δήπου, ἐπειδὴ κατὰ τὴν κοινὴν ἐκδοχὴν ἐκ τοῦ <text:s/></text:span><text:line-break/><text:span text:style-name="T2"> ὕδατος δοκεῖ τὴν γένεσιν ἐσχηκέναι, ἢ ὕδατι πεπηγότι <text:s/></text:span><text:line-break/><text:span text:style-name="T2"> ἐμϕερὲς εἶναι προσήκει νομίζειν, ἤ τινι τοιαύτῃ ὕλῃ ἐκ <text:s/></text:span><text:line-break/><text:span text:style-name="T2"> τῆς τοῦ ὑγροῦ διηθήσεως τὴν ἀρχὴν λαμβανούσῃ, ὁποία <text:s/></text:span><text:line-break/><text:span text:style-name="T2"> ἐστὶν ἥ τε τοῦ κρυστάλλου λίθου, ὃν δι' ὑπερβάλλουσαν τοῦ <text:s/></text:span><text:line-break/><text:span text:style-name="T2"> ὕδατος πῆξιν μεταποιεῖσθαί ϕασιν, ἢ ἡ τοῦ σπέκλου ϕύσις <text:s/></text:span><text:line-break/><text:span text:style-name="T2"> ἐν μετάλλοις συνισταμένη. Λίθος δέ ἐστι διαυγὴς, ἰδιάζουσαν <text:s/></text:span></text:p>
      <text:p text:style-name="P6"><text:span text:style-name="T2"><text:s/>3.4.50</text:span></text:p>
      <text:p text:style-name="P5"><text:span text:style-name="T2"><text:s/>καὶ καθαρωτάτην τὴν διαϕάνειαν κεκτημένος, ὃς ἐὰν κατὰ <text:s/></text:span><text:line-break/><text:soft-page-break/><text:span text:style-name="T2"> τὴν ἑαυτοῦ ϕύσιν ἀκριβὴς εὑρεθῇ, μήτε κατεδηδεσμένος <text:s/></text:span><text:line-break/><text:span text:style-name="T2"> σηπεδόνι τινὶ, μήτε τὸ βάθος ὑπερρηγμένος ταῖς διαϕύσεσι, <text:s/></text:span><text:line-break/><text:span text:style-name="T2"> μικροῦ τῷ ἀέρι τὴν διαύγειαν ἔοικεν. Οὐδενὶ οὖν τούτων <text:s text:c="2"/></text:span><text:line-break/><text:span text:style-name="T2"> εἰκάζομεν τὸ στερέωμα. Παιδικῆς γὰρ τῷ ὄντι καὶ ἁπλῆς <text:s/></text:span><text:line-break/><text:span text:style-name="T2"> διανοίας, τοιαύτας ἔχειν περὶ τῶν οὐρανίων τὰς ὑπολήψεις. <text:s/></text:span><text:line-break/><text:span text:style-name="T2"> Οὐ μὴν, οὐδὲ εἰ πάντα ἐν ἅπασίν ἐστι, πῦρ μὲν ἐν γῇ, ἀὴρ <text:s/></text:span><text:line-break/><text:span text:style-name="T2"> δὲ ἐν ὕδατι, καὶ τῶν ἄλλων ὡσαύτως ἐν ἑτέρῳ τὸ ἕτερον· <text:s/></text:span><text:line-break/><text:span text:style-name="T2"> καὶ μηδὲν τῶν αἰσθήσει ὑποπιπτόντων στοιχείων εἰλικρινές <text:s/></text:span><text:line-break/><text:span text:style-name="T2"> ἐστι καὶ ἀμιγὲς, ἢ τῆς πρὸς τὸ μέσον, ἢ τῆς πρὸς τὸ ἀντι- </text:span></text:p>
      <text:p text:style-name="P6"><text:span text:style-name="T2"><text:s/>3.4.60</text:span></text:p>
      <text:p text:style-name="P5"><text:span text:style-name="T2"><text:s/>κείμενον κοινωνίας· τούτου ἕνεκεν καταδεχόμεθα, τὸ <text:s/></text:span><text:line-break/><text:span text:style-name="T2"> στερέωμα ἢ ἐξ ἑνὸς τῶν ἁπλῶν, ἢ τὸ ἀπὸ τούτων μίγμα <text:s/></text:span><text:line-break/><text:span text:style-name="T2"> ϕῆσαι ὑπάρχειν, δεδιδαγμένοι παρὰ τῆς Γραϕῆς, μηδὲν <text:s/></text:span><text:line-break/><text:span text:style-name="T2"> ἐπιτρέπειν ἡμῶν τῷ νῷ πέρα τῶν συγκεχωρημένων ϕαντα- </text:span><text:line-break/><text:span text:style-name="T2"> σιοῦσθαι. Μὴ παραδράμῃ δὲ ἡμᾶς μηδὲ ἐκεῖνο ἀπαρασή- </text:span><text:line-break/><text:span text:style-name="T2"> μαντον, ὅτι μετὰ τὸ προστάξαι τὸν Θεὸν, Γενηθήτω στε- </text:span><text:line-break/><text:span text:style-name="T2"> ρέωμα, οὐκ εἴρηται ἁπλῶς, καὶ ἐγένετο στερέωμα· ἀλλὰ, <text:s/></text:span><text:line-break/><text:span text:style-name="T2"> Καὶ ἐποίησεν ὁ Θεὸς τὸ στερέωμα· καὶ πάλιν, Διεχώρισεν <text:s/></text:span><text:line-break/><text:span text:style-name="T2"> ὁ Θεός. Οἱ κωϕοὶ ἀκούσατε, καὶ οἱ τυϕλοὶ ἀναβλέψατε. <text:s/></text:span><text:line-break/><text:span text:style-name="T2"> Καὶ τίς κωϕὸς, ἀλλ' ἢ ὁ μὴ ἀκούων οὕτω μεγαλοϕώνως <text:s/></text:span></text:p>
      <text:p text:style-name="P6"><text:span text:style-name="T2"><text:s/>3.4.70</text:span></text:p>
      <text:p text:style-name="P5"><text:span text:style-name="T2"><text:s/>ἐμβοῶντος τοῦ Πνεύματος; Καὶ τίς τυϕλός; ‘Ο μὴ <text:s/></text:span><text:line-break/><text:span text:style-name="T2"> ἐνορῶν ταῖς οὕτως ἐναργέσι περὶ τοῦ Μονογενοῦς ἀποδείξεσι. <text:s/></text:span><text:line-break/><text:span text:style-name="T2"> Γενηθήτω στερέωμα. Αὕτη ἡ ϕωνὴ τῆς προκαταρκτικῆς <text:s/></text:span><text:line-break/><text:span text:style-name="T2"> αἰτίας. ’Εποίησεν ὁ Θεὸς τὸ στερέωμα. Αὕτη τῆς ποιητικῆς <text:s/></text:span><text:line-break/><text:span text:style-name="T2"> καὶ δημιουργικῆς δυνάμεως μαρτυρία. <text:s text:c="2"/></text:span></text:p>
      <text:p text:style-name="P6"><text:span text:style-name="T2"><text:s/>3.5.1</text:span></text:p>
      <text:p text:style-name="P5"><text:span text:style-name="T2"><text:s/>’Αλλ' ἐπὶ τὰ συνεχῆ τῆς ἐξηγήσεως τὸν λόγον ἐπανα- </text:span><text:line-break/><text:span text:style-name="T2"> γάγωμεν. ῎Εστω διαχωρίζον, ϕησὶν, ἀνὰ μέσον ὕδατος καὶ <text:s/></text:span><text:line-break/><text:span text:style-name="T2"> ὕδατος. ῎Απειρος μὲν ἦν, ὡς ἔοικε, τῶν ὑδάτων ἡ χύσις, <text:s/></text:span><text:line-break/><text:span text:style-name="T2"> πανταχόθεν ἐπικυμαινόντων τῇ γῇ καὶ ἀπαιωρουμένων <text:s/></text:span><text:line-break/><text:span text:style-name="T2"> αὐτῆς· ὡς καὶ τὴν πρὸς τὰ ἄλλα στοιχεῖα δοκεῖν ἀναλογίαν <text:s/></text:span><text:line-break/><text:span text:style-name="T2"> ἐκβαίνειν. Διὰ τοῦτο γὰρ ἐν τοῖς κατόπιν ἐλέγετο ἄβυσσος <text:s/></text:span><text:line-break/><text:span text:style-name="T2"> πανταχόθεν περιβεβλῆσθαι τῇ γῇ. Τὴν δὲ αἰτίαν τοῦ πλήθους <text:s/></text:span><text:line-break/><text:span text:style-name="T2"> ἐν τοῖς ἑξῆς ἀποδώσομεν. Πάντως δὲ οὐδεὶς ὑμῶν οὐδὲ <text:s/></text:span><text:line-break/><text:span text:style-name="T2"> τῶν πάνυ κατησκημένων τὸν νοῦν, καὶ περὶ τὴν ϕθειρομένην <text:s/></text:span></text:p>
      <text:p text:style-name="P6"><text:soft-page-break/><text:span text:style-name="T2"><text:s/>3.5.10</text:span></text:p>
      <text:p text:style-name="P5"><text:span text:style-name="T2"><text:s/>ταύτην καὶ ῥέουσαν ϕύσιν ὀξυωπούντων, ἐπισκήψει τῇ <text:s/></text:span><text:line-break/><text:span text:style-name="T2"> δόξῃ, ὡς ἀδύνατα ἢ πλασματώδη ὑποτιθεμένων κατὰ τὸν <text:s/></text:span><text:line-break/><text:span text:style-name="T2"> λόγον· οὐδὲ ἀπαιτήσει ἡμᾶς εὐθύνας, ἐπὶ τίνος ἡ τῶν <text:s/></text:span><text:line-break/><text:span text:style-name="T2"> ὑδάτων ἥδραστο ϕύσις. ῟ῳ γὰρ λόγῳ τὴν γῆν βαρυτέραν <text:s/></text:span><text:line-break/><text:span text:style-name="T2"> οὖσαν τοῦ ὕδατος ἀπαιωροῦσι τοῦ μέσου τῶν ἐσχάτων <text:s/></text:span><text:line-break/><text:span text:style-name="T2"> ἀπάγοντες, τῷ αὐτῷ δήπου πάντως καὶ τὸ μυρίον ὕδωρ <text:s/></text:span><text:line-break/><text:span text:style-name="T2"> ἐκεῖνο, διά τε τὴν κατὰ ϕύσιν ἐπὶ τὸ κάτω ϕορὰν, καὶ διὰ <text:s/></text:span><text:line-break/><text:span text:style-name="T2"> τὴν πανταχόθεν ἰσορροπίαν, περὶ τὴν γῆν ἀτρεμεῖν συγχω- </text:span><text:line-break/><text:span text:style-name="T2"> ρήσουσιν. Οὐκοῦν ἄπλετος ἡ τοῦ ὕδατος ϕύσις τῇ γῇ περιεκέ- <text:s/></text:span><text:line-break/><text:span text:style-name="T2"> χυτο, οὐχὶ συμμέτρως ἔχουσα πρὸς αὐτὴν, ἀλλ' εἰς τὸ <text:s/></text:span></text:p>
      <text:p text:style-name="P6"><text:span text:style-name="T2"><text:s/>3.5.20</text:span></text:p>
      <text:p text:style-name="P5"><text:span text:style-name="T2"><text:s/>πολλαπλάσιον ὑπερβάλλουσα, οὕτως ἐξ ἀρχῆς τοῦ μεγάλου <text:s/></text:span><text:line-break/><text:span text:style-name="T2"> τεχνίτου προβλεψαμένου τὸ μέλλον, καὶ διὰ τὴν ἐϕεξῆς <text:s/></text:span><text:line-break/><text:span text:style-name="T2"> χρείαν τὰ πρῶτα διαθεμένου. Τίς οὖν χρεία τοῦ ἀμύθητον <text:s/></text:span><text:line-break/><text:span text:style-name="T2"> ὅσον ὑπερβάλλειν τὸ ὕδωρ; ’Επειδὴ ἀναγκαία τῷ παντὶ τοῦ <text:s/></text:span><text:line-break/><text:span text:style-name="T2"> πυρὸς ἡ οὐσία, οὐ μόνον πρὸς τὴν τῶν περιγείων οἰκονομίαν, <text:s/></text:span><text:line-break/><text:span text:style-name="T2"> ἀλλὰ καὶ πρὸς τὴν συμπλήρωσιν τοῦ παντός. Κολοβὸν γὰρ <text:s/></text:span><text:line-break/><text:span text:style-name="T2"> ἂν ἦν τὸ ὅλον ἑνὶ τῷ μεγίστῳ καὶ καιριωτάτῳ πάντων <text:s/></text:span><text:line-break/><text:span text:style-name="T2"> ἐλλεῖπον. ’Αντικείμενα δὲ ταῦτα ἀλλήλοις, καὶ ϕθαρτικὸν <text:s/></text:span><text:line-break/><text:span text:style-name="T2"> ἕτερον τοῦ ἑτέρου· πῦρ μὲν τοῦ ὕδατος, ὅταν ἐπικρατῇ <text:s/></text:span><text:line-break/><text:span text:style-name="T2"> δυνάμει· ὕδωρ δὲ πυρὸς, ὅταν ὑπερβάλλῃ τῷ πλήθει. ῎Εδει <text:s/></text:span></text:p>
      <text:p text:style-name="P6"><text:span text:style-name="T2"><text:s/>3.5.30</text:span></text:p>
      <text:p text:style-name="P5"><text:span text:style-name="T2"><text:s/>δὲ μήτε στάσιν εἶναι πρὸς ἄλληλα, μήτε ἐν τῇ παντελεῖ τοῦ <text:s/></text:span><text:line-break/><text:span text:style-name="T2"> ἑτέρου ἐκλείψει ἀϕορμὴν παρασχεθῆναι τῷ παντὶ πρὸς <text:s/></text:span><text:line-break/><text:span text:style-name="T2"> διάλυσιν. Τοσαύτην τοῦ ὑγροῦ τὴν ϕύσιν οἰκονομῶν τὸ <text:s/></text:span><text:line-break/><text:span text:style-name="T2"> πᾶν προαπέθετο, ὥστε μέχρι τῶν τεταγμένων ὅρων τῆς τοῦ <text:s/></text:span><text:line-break/><text:span text:style-name="T2"> κόσμου συστάσεως κατὰ μικρὸν τῇ δυνάμει τοῦ πυρὸς <text:s/></text:span><text:line-break/><text:span text:style-name="T2"> ἐξαναλισκόμενον ἀντισχεῖν. ‘Ο τοίνυν ἅπαντα σταθμῷ καὶ <text:s/></text:span><text:line-break/><text:span text:style-name="T2"> μέτρῳ διαταξάμενος (ἀριθμηταὶ γὰρ αὐτῷ, κατὰ τὸν ’Ιὼβ, <text:s/></text:span><text:line-break/><text:span text:style-name="T2"> καὶ σταγόνες εἰσὶν ὑετοῦ) ᾔδει πόσον τῷ κόσμῳ χρόνον <text:s text:c="2"/></text:span><text:line-break/><text:span text:style-name="T2"> ἀϕώρισεν εἰς διαμονὴν, καὶ πόσην χρὴ τῷ πυρὶ προαποθέσθαι <text:s/></text:span><text:line-break/><text:span text:style-name="T2"> δαπάνην. Οὗτος ὁ λόγος τῆς τοῦ ὕδατος περιουσίας κατὰ <text:s/></text:span></text:p>
      <text:p text:style-name="P6"><text:span text:style-name="T2"><text:s/>3.5.40</text:span></text:p>
      <text:p text:style-name="P5"><text:span text:style-name="T2"><text:s/>τὴν κτίσιν. ’Αλλὰ μὴν τό γε τοῦ πυρὸς ἀναγκαῖον τῷ κόσμῳ, <text:s/></text:span><text:line-break/><text:span text:style-name="T2"> οὐδεὶς οὕτως ἔξω τοῦ βίου παντάπασιν, ὥστε τῆς ἐκ τοῦ <text:s/></text:span><text:line-break/><text:soft-page-break/><text:span text:style-name="T2"> λόγου διδασκαλίας προσδεῖσθαι· οὐ μόνον ὅτι αἱ συνεκτικαὶ <text:s/></text:span><text:line-break/><text:span text:style-name="T2"> τῆς ζωῆς ἡμῶν τέχναι τῆς ἐμπύρου ἐργασίας ἐπιδέονται <text:s/></text:span><text:line-break/><text:span text:style-name="T2"> πᾶσαι, ὑϕαντικὴ, λέγω, καὶ σκυτοτομικὴ, καὶ οἰκοδομικὴ, <text:s/></text:span><text:line-break/><text:span text:style-name="T2"> καὶ γεωργία, ἀλλ' ὅτι οὔτε δένδρων βλάστησις, οὐ καρπῶν <text:s/></text:span><text:line-break/><text:span text:style-name="T2"> πέψις, οὐ ζῴων ἐγγείων ἢ τῶν ἐνύδρων γένεσις, οὐχ αἱ <text:s/></text:span><text:line-break/><text:span text:style-name="T2"> τούτων τροϕαὶ ἢ ἐξ ἀρχῆς ἂν συνέστησαν, ἢ πρὸς χρόνον <text:s/></text:span><text:line-break/><text:span text:style-name="T2"> διήρκεσαν, τοῦ θερμοῦ μὴ παρόντος. Οὐκοῦν ἀναγκαία μὲν <text:s/></text:span><text:line-break/><text:span text:style-name="T2"> τοῦ θερμοῦ ἡ κτίσις διὰ τὴν τῶν γιγνομένων σύστασίν τε <text:s/></text:span></text:p>
      <text:p text:style-name="P6"><text:span text:style-name="T2"><text:s/>3.5.50</text:span></text:p>
      <text:p text:style-name="P5"><text:span text:style-name="T2"><text:s/>καὶ διαμονήν· ἀναγκαία δὲ τοῦ ὑγροῦ ἡ δαψίλεια διὰ τὸ <text:s/></text:span><text:line-break/><text:span text:style-name="T2"> ἄπαυστον εἶναι καὶ ἀπαραίτητον τοῦ πυρὸς τὴν δαπάνην. <text:s/></text:span></text:p>
      <text:p text:style-name="P6"><text:span text:style-name="T2"><text:s/>3.6.1</text:span></text:p>
      <text:p text:style-name="P5"><text:span text:style-name="T2"><text:s/>Περίβλεψαι πᾶσαν τὴν κτίσιν, καὶ ὄψει τοῦ θερμοῦ <text:s/></text:span><text:line-break/><text:span text:style-name="T2"> τὴν δύναμιν τοῖς ἐν γενέσει καὶ ϕθορᾷ πᾶσιν ἐνδυναστεύουσαν. <text:s/></text:span><text:line-break/><text:span text:style-name="T2"> Διὰ τοῦτο πολὺ τὸ ὕδωρ ὑπὲρ γῆς κεχυμένον, καὶ ὑπερέκεινα <text:s/></text:span><text:line-break/><text:span text:style-name="T2"> τῶν ὁρωμένων ἀπενεχθὲν, καὶ προσέτι παντὶ τῷ βάθει τῆς <text:s/></text:span><text:line-break/><text:span text:style-name="T2"> γῆς ἐνεσπαρμένον. ῞Οθεν πηγῶν ἀϕθονίαι, καὶ ϕρεάτων <text:s text:c="2"/></text:span><text:line-break/><text:span text:style-name="T2"> σύρροιαι, καὶ ποταμῶν ῥεύματα, χειμάρρων τε καὶ ἀεννάων, <text:s/></text:span><text:line-break/><text:span text:style-name="T2"> ὑπὲρ τοῦ ἐν πολλοῖς καὶ ποικίλοις ταμείοις διατηρεῖσθαι <text:s/></text:span><text:line-break/><text:span text:style-name="T2"> τὴν ὑγρασίαν. ’Εκ μέν γε τῆς ἕω, ἀπὸ μὲν χειμερινῶν <text:s/></text:span><text:line-break/><text:span text:style-name="T2"> τροπῶν ὁ ’Ινδὸς ῥεῖ ποταμὸς ῥεῦμα πάντων ποταμίων <text:s/></text:span></text:p>
      <text:p text:style-name="P6"><text:span text:style-name="T2"><text:s/>3.6.10</text:span></text:p>
      <text:p text:style-name="P5"><text:span text:style-name="T2"><text:s/>ὑδάτων πλεῖστον, ὡς οἱ τὰς περιόδους τῆς γῆς ἀναγράϕοντες <text:s/></text:span><text:line-break/><text:span text:style-name="T2"> ἱστορήκασιν· ἀπὸ δὲ τῶν μέσων τῆς ἀνατολῆς ὅ τε Βάκτρος, <text:s/></text:span><text:line-break/><text:span text:style-name="T2"> καὶ ὁ Χοάσπης, καὶ ὁ ’Αράξης, ἀϕ' οὗ καὶ ὁ Τάναϊς <text:s/></text:span><text:line-break/><text:span text:style-name="T2"> ἀποσχιζόμενος εἰς τὴν Μαιῶτιν ἔξεισι λίμνην. Καὶ πρὸς <text:s/></text:span><text:line-break/><text:span text:style-name="T2"> τούτοις ὁ Φάσις τῶν Καυκασίων ὀρῶν ἀπορρέων, καὶ μυρίοι <text:s/></text:span><text:line-break/><text:span text:style-name="T2"> ἕτεροι ἀπὸ τῶν ἀρκτῴων τόπων ἐπὶ τὸν Εὔξεινον Πόντον <text:s/></text:span><text:line-break/><text:span text:style-name="T2"> ϕέρονται. ’Απὸ δὲ δυσμῶν τῶν θερινῶν ὑπὸ τὸ Πυρηναῖον <text:s/></text:span><text:line-break/><text:span text:style-name="T2"> ὄρος Ταρτησός τε καὶ ῎Ιστρος· ὧν ὁ μὲν ἐπὶ τὴν ἔξω <text:s/></text:span><text:line-break/><text:span text:style-name="T2"> Στηλῶν ἀϕίεται θάλασσαν· ὁ δὲ ῎Ιστρος διὰ τῆς Εὐρώπης <text:s/></text:span><text:line-break/><text:span text:style-name="T2"> ῥέων, ἐπὶ τὸν Πόντον ἐκδίδωσι. Καὶ τί δεῖ τοὺς ἄλλους <text:s/></text:span></text:p>
      <text:p text:style-name="P6"><text:span text:style-name="T2"><text:s/>3.6.20</text:span></text:p>
      <text:p text:style-name="P5"><text:span text:style-name="T2"><text:s/>ἀπαριθμεῖσθαι οὓς αἱ ‘Ριπαὶ γεννῶσι, τὰ ὑπὲρ τῆς ἐνδοτάτω <text:s/></text:span><text:line-break/><text:span text:style-name="T2"> Σκυθίας ὄρη; ῟Ων ἐστὶ καὶ ὁ ‘Ροδανὸς μετὰ μυρίων <text:s text:c="2"/></text:span><text:line-break/><text:span text:style-name="T2"> ἄλλων ποταμῶν, καὶ αὐτῶν ναυσιπόρων, οἳ τοὺς ἑσπερίους <text:s/></text:span><text:line-break/><text:soft-page-break/><text:span text:style-name="T2"> Γαλάτας καὶ Κελτοὺς, καὶ τοὺς προσεχεῖς αὐτοῖς βαρβάρους <text:s/></text:span><text:line-break/><text:span text:style-name="T2"> παραμειψάμενοι, ἐπὶ τὸ ἑσπέριον πάντες εἰσχέονται πέλαγος. <text:s/></text:span><text:line-break/><text:span text:style-name="T2"> ῎Αλλοι ἐκ τῆς μεσημβρίας ἄνωθεν διὰ τῆς Αἰθιοπίας, οἱ <text:s/></text:span><text:line-break/><text:span text:style-name="T2"> μὲν ἐπὶ τὴν πρὸς ἡμᾶς ἔρχονται θάλασσαν· οἱ δὲ ἐπὶ τὴν <text:s/></text:span><text:line-break/><text:span text:style-name="T2"> ἔξω τῆς πλεομένης ἀποκενοῦνται· ὅ τε Αἰγὼν καὶ ὁ Νύσης <text:s/></text:span><text:line-break/><text:span text:style-name="T2"> καὶ ὁ καλούμενος Χρεμέτης, καὶ πρός γε ἔτι ὁ Νεῖλος, ὃς <text:s/></text:span><text:line-break/><text:span text:style-name="T2"> οὐδὲ ποταμοῖς τὴν ϕύσιν ἔοικεν, ὅταν ἴσα θαλάσσῃ πελαγίζῃ <text:s/></text:span></text:p>
      <text:p text:style-name="P6"><text:span text:style-name="T2"><text:s/>3.6.30</text:span></text:p>
      <text:p text:style-name="P5"><text:span text:style-name="T2"><text:s/>τὴν Αἴγυπτον. Οὕτως ὁ τῆς καθ' ἡμᾶς οἰκουμένης τόπος <text:s/></text:span><text:line-break/><text:span text:style-name="T2"> ὕδατι περιείληπται, πελάγεσί τε ἀπλέτοις ἐνδεδεμένος καὶ <text:s/></text:span></text:p>
      <text:p text:style-name="P6"><text:span text:style-name="T2"><text:s/>3.6.32</text:span></text:p>
      <text:p text:style-name="P5"><text:span text:style-name="T2"><text:s/>μυρίοις ποταμοῖς ἀεννάοις κατάρρυτος, διὰ τὴν ἄρρητον <text:s/></text:span><text:line-break/><text:span text:style-name="T2"> σοϕίαν τοῦ τὴν ἀντίπαλον τῷ πυρὶ ϕύσιν δυσεξανάλωτον εἶναι <text:s/></text:span><text:line-break/><text:span text:style-name="T2"> οἰκονομήσαντος. ῎Εσται μέντοι ὅτε καὶ πάντα καταϕρυ- </text:span><text:line-break/><text:span text:style-name="T2"> γήσεται τῷ πυρὶ, ὥς ϕησιν ‘Ησαΐας ἐν οἷς πρὸς τὸν τῶν ὅλων <text:s/></text:span><text:line-break/><text:span text:style-name="T2"> Θεὸν διαλέγεται· ‘Ο λέγων τῇ ἀβύσσῳ, ἐρημωθήσῃ, καὶ <text:s text:c="2"/></text:span><text:line-break/><text:span text:style-name="T2"> πάντας τοὺς ποταμούς σου ξηρανῶ. ῞Ωστε ἀπορρίψας τὴν <text:s/></text:span><text:line-break/><text:span text:style-name="T2"> μωρανθεῖσαν σοϕίαν, κατάδεξαι μεθ' ἡμῶν τὸ διδασκάλιον <text:s/></text:span><text:line-break/><text:span text:style-name="T2"> τῆς ἀληθείας, ἰδιωτικὸν μὲν τῷ λόγῳ, ἀδιάπτωτον δὲ κατὰ <text:s/></text:span></text:p>
      <text:p text:style-name="P6"><text:span text:style-name="T2"><text:s/>3.6.40</text:span></text:p>
      <text:p text:style-name="P5"><text:span text:style-name="T2"><text:s/>τὴν γνῶσιν. <text:s/></text:span></text:p>
      <text:p text:style-name="P6"><text:span text:style-name="T2"><text:s/>3.7.1</text:span></text:p>
      <text:p text:style-name="P5"><text:span text:style-name="T2"><text:s/>Διὰ τοῦτο Γενηθήτω στερέωμα ἐν μέσῳ τοῦ ὕδατος, <text:s/></text:span><text:line-break/><text:span text:style-name="T2"> καὶ ἔστω διαχωρίζον ἀνὰ μέσον ὕδατος καὶ ὕδατος. Εἴρηται <text:s/></text:span><text:line-break/><text:span text:style-name="T2"> τί τὸ σημαινόμενον παρὰ τῇ Γραϕῇ τὸ τοῦ στερεώματος <text:s/></text:span><text:line-break/><text:span text:style-name="T2"> ὄνομα. ῞Οτι οὐχὶ τὴν ἀντίτυπον καὶ στερέμνιον ϕύσιν, τὴν <text:s/></text:span><text:line-break/><text:span text:style-name="T2"> ἔχουσαν βάρος καὶ ἀντέρεισιν, οὐ ταύτην λέγει στερέωμα. <text:s/></text:span><text:line-break/><text:span text:style-name="T2"> ῍Η οὕτω ἂν κυριώτερον ἡ γῆ τῆς τοιαύτης κλήσεως ἠξιώθη. <text:s/></text:span><text:line-break/><text:span text:style-name="T2"> ’Αλλὰ διὰ τὴν ϕύσιν τῶν ὑπερκειμένων λεπτὴν οὖσαν καὶ <text:s/></text:span><text:line-break/><text:span text:style-name="T2"> ἀραιὰν καὶ οὐδεμιᾷ αἰσθήσει καταληπτὴν, στερέωμα <text:s/></text:span><text:line-break/><text:span text:style-name="T2"> τοῦτο ὠνόμασε, συγκρίσει τῶν λεπτοτάτων καὶ τῇ αἰσθήσει <text:s/></text:span></text:p>
      <text:p text:style-name="P6"><text:span text:style-name="T2"><text:s/>3.7.10</text:span></text:p>
      <text:p text:style-name="P5"><text:span text:style-name="T2"><text:s/>ἀκαταλήπτων. Καὶ νόει μοι τόπον τινὰ διακριτικὸν τοῦ <text:s/></text:span><text:line-break/><text:span text:style-name="T2"> ὑγροῦ· τὸ μὲν λεπτὸν καὶ διηθούμενον ἐπὶ τὰ ἄνω διιέντα, <text:s/></text:span><text:line-break/><text:span text:style-name="T2"> τὸ δὲ παχύτατον καὶ γεῶδες ἐναϕιέντα τοῖς κάτω, ἵν' ἐξ <text:s/></text:span><text:line-break/><text:span text:style-name="T2"> ἀρχῆς μέχρι τέλους ἡ αὐτὴ εὐκρασία συντηρηθῇ, κατὰ μέρος <text:s text:c="2"/></text:span><text:line-break/><text:soft-page-break/><text:span text:style-name="T2"> τῆς ὑϕαιρέσεως τῶν ὑγρῶν γινομένης. Σὺ δὲ τῷ μὲν <text:s/></text:span><text:line-break/><text:span text:style-name="T2"> πλήθει τοῦ ὕδατος ἀπιστεῖς, πρὸς δὲ τοῦ θερμοῦ τὸ πλῆθος <text:s/></text:span><text:line-break/><text:span text:style-name="T2"> οὐκ ἀποβλέπεις· ὃ κἂν ὀλίγον ᾖ τῷ μεγέθει, πολλῆς ἐστι <text:s/></text:span><text:line-break/><text:span text:style-name="T2"> διὰ τὴν δύναμιν ἀναλωτικὸν ὑγρασίας. ’Εϕέλκεται μὲν γὰρ <text:s/></text:span><text:line-break/><text:span text:style-name="T2"> τὸ παρακείμενον ὑγρὸν, ὡς δηλοῖ ἡ σικύα· δαπανητικὸν δέ <text:s/></text:span><text:line-break/><text:span text:style-name="T2"> ἐστι τοῦ ἑλκυσθέντος κατὰ τὴν εἰκόνα τοῦ λυχνιαίου πυρὸς, <text:s/></text:span></text:p>
      <text:p text:style-name="P6"><text:span text:style-name="T2"><text:s/>3.7.20</text:span></text:p>
      <text:p text:style-name="P5"><text:span text:style-name="T2"><text:s/>ὃ διὰ τῆς θρυαλλίδος τὴν παρακειμένην τροϕὴν ἐπισπασά- </text:span><text:line-break/><text:span text:style-name="T2"> μενον, ταχέως διὰ τῆς μεταβολῆς ἀπῃθάλωσε. Τὸν δὲ αἰθέρα <text:s/></text:span><text:line-break/><text:span text:style-name="T2"> τίς ἀμϕιβάλλει μὴ οὐχὶ πυρώδη εἶναι καὶ διακαῆ; ὃς εἰ <text:s/></text:span><text:line-break/><text:span text:style-name="T2"> μὴ τῷ ἀναγκαίῳ τοῦ ποιήσαντος αὐτὸν ὅρῳ κατείχετο, τί <text:s/></text:span><text:line-break/><text:span text:style-name="T2"> ἂν ἐκώλυσεν αὐτὸν πάντα ϕλογίζοντα καὶ καταπιμπρῶντα <text:s/></text:span><text:line-break/><text:span text:style-name="T2"> τὰ συνεχῆ, πᾶσαν ὁμοῦ τὴν ἐν τοῖς οὖσιν ἐξαναλῶσαι νοτίδα; <text:s/></text:span><text:line-break/><text:span text:style-name="T2"> Διὰ ταῦτα ὕδωρ ἀέριον, νεϕουμένου τοῦ ἄνω τόπου ἐκ <text:s/></text:span><text:line-break/><text:span text:style-name="T2"> τῆς ἀναϕορᾶς τῶν ἀτμῶν, οὓς ποταμοὶ, καὶ κρῆναι, καὶ <text:s/></text:span><text:line-break/><text:span text:style-name="T2"> τενάγη, καὶ λίμναι, καὶ πελάγη πάντα προΐενται, ὡς ἂν μὴ <text:s/></text:span><text:line-break/><text:span text:style-name="T2"> πάντα πυρακτῶν ὁ αἰθὴρ ἐπιλάβοι· ὅπου γε καὶ τὸν ἥλιον <text:s/></text:span></text:p>
      <text:p text:style-name="P6"><text:span text:style-name="T2"><text:s/>3.7.30</text:span></text:p>
      <text:p text:style-name="P5"><text:span text:style-name="T2"><text:s/>τοῦτον ὁρῶμεν, ὥρᾳ θέρους διάβροχον πολλάκις καὶ τεναγώδη <text:s/></text:span><text:line-break/><text:span text:style-name="T2"> χώραν ἐν βραχυτάτῃ χρόνου ῥοπῇ ἄνικμον παντελῶς καὶ <text:s/></text:span><text:line-break/><text:span text:style-name="T2"> ξηρὰν καταλιμπάνοντα. Ποῦ τοίνυν ἐκεῖνο τὸ ὕδωρ; Δεικνύ- </text:span><text:line-break/><text:span text:style-name="T2"> τωσαν ἡμῖν οἱ τὰ πάντα δεινοί. ῏Αρ' οὐχὶ παντὶ δῆλον, ὅτι <text:s/></text:span><text:line-break/><text:span text:style-name="T2"> τῇ θερμότητι τοῦ ἡλίου διατμηθὲν ἀνηλώθη; Καίτοιγε <text:s text:c="2"/></text:span><text:line-break/><text:span text:style-name="T2"> οὐδὲ θερμὸν εἶναι τὸν ἥλιον ἐκεῖνοι λέγουσι· τοσοῦτον <text:s/></text:span><text:line-break/><text:span text:style-name="T2"> αὐτοῖς τοῦ λέγειν περίεστι. Καὶ σκοπεῖτε ποταπῇ ἀποδείξει <text:s/></text:span><text:line-break/><text:span text:style-name="T2"> ἐπερειδόμενοι πρὸς τὴν ἐνάργειαν ἀντιβαίνουσιν. ’Επειδὴ <text:s/></text:span><text:line-break/><text:span text:style-name="T2"> λευκός ἐστι, ϕασὶ, τὴν χροίαν, ἀλλ' οὐχὶ ὑπέρυθρος, οὐδὲ <text:s/></text:span><text:line-break/><text:span text:style-name="T2"> ξανθὸς, τούτου ἕνεκεν οὐδὲ πυρώδης τὴν ϕύσιν· ἀλλὰ καὶ <text:s/></text:span></text:p>
      <text:p text:style-name="P6"><text:span text:style-name="T2"><text:s/>3.7.40</text:span></text:p>
      <text:p text:style-name="P5"><text:span text:style-name="T2"><text:s/>τούτου ϕασὶ τὸ θερμὸν ἐκ τῆς ταχείας εἶναι περιστροϕῆς. <text:s/></text:span><text:line-break/><text:span text:style-name="T2"> Τί ἐντεῦθεν ἑαυτοῖς διοικούμενοι; ‘Ως μηδὲν δόξαι τῶν <text:s/></text:span><text:line-break/><text:span text:style-name="T2"> ὑγρῶν ἀπαναλίσκειν τὸν ἥλιον. ’Εγὼ δὲ κἂν μὴ ἀληθὲς ᾖ <text:s/></text:span><text:line-break/><text:span text:style-name="T2"> τὸ λεγόμενον, ἀλλ' ὡς συγκατασκευάζον ἐμοὶ τὸν λόγον οὐκ <text:s/></text:span><text:line-break/><text:span text:style-name="T2"> ἀπωθοῦμαι. ’Ελέγετο γὰρ, διὰ τὴν ἐκ τοῦ θερμοῦ δαπάνην <text:s/></text:span><text:line-break/><text:span text:style-name="T2"> ἀναγκαῖον εἶναι τῶν ὑδάτων τὸ πλῆθος. Διαϕέρει δὲ οὐδὲν, <text:s/></text:span><text:line-break/><text:span text:style-name="T2"> ἐκ ϕύσεως εἶναι θερμὸν, ἢ ἐκ πάθους ἔχειν τὴν πύρωσιν πρός <text:s/></text:span><text:line-break/><text:soft-page-break/><text:span text:style-name="T2"> γε τὸ τὰ αὐτὰ συμπτώματα περὶ τὰς αὐτὰς ὕλας ἀπογεννᾶν. <text:s/></text:span><text:line-break/><text:span text:style-name="T2"> ’Εάν τε γὰρ τριβόμενα ξύλα πρὸς ἄλληλα πῦρ καὶ ϕλόγα <text:s/></text:span><text:line-break/><text:span text:style-name="T2"> ἀνάψῃ, ἐάν τε ἐκ ϕλογὸς ἀναπτομένης κατακαυθῇ, ἴσον <text:s text:c="2"/></text:span></text:p>
      <text:p text:style-name="P6"><text:span text:style-name="T2"><text:s/>3.7.50</text:span></text:p>
      <text:p text:style-name="P5"><text:span text:style-name="T2"><text:s/>ἐστὶ καὶ παραπλήσιον ἐξ ἀμϕοτέρων τὸ τέλος. Καίτοιγε <text:s/></text:span><text:line-break/><text:span text:style-name="T2"> ὁρῶμεν τὴν μεγάλην τοῦ τὰ πάντα κυβερνῶντος σοϕίαν, <text:s/></text:span><text:line-break/><text:span text:style-name="T2"> μετατιθεῖσαν τὸν ἥλιον ἐξ ἑτέρων εἰς ἕτερα, ἵνα μὴ τοῖς <text:s/></text:span><text:line-break/><text:span text:style-name="T2"> αὐτοῖς ἀεὶ προσδιατρίβων, τῇ πλεονεξίᾳ τοῦ θερμοῦ λυμήνηται <text:s/></text:span><text:line-break/><text:span text:style-name="T2"> τὴν διακόσμησιν· ἀλλὰ νῦν μὲν αὐτὸν ἐπὶ τὸ νότιον μέρος <text:s/></text:span><text:line-break/><text:span text:style-name="T2"> κατὰ τὰς χειμερινὰς τροπὰς ἀπάγοντα, νῦν δὲ ἐπὶ τὰ <text:s/></text:span><text:line-break/><text:span text:style-name="T2"> ἰσημερινὰ σημεῖα μετατιθέντα, κἀκεῖθεν ἐπὶ τὰ προσάρκτια <text:s/></text:span><text:line-break/><text:span text:style-name="T2"> ὑπὸ τὰς θερινὰς τροπὰς ἐπανάγοντα, ὥστε τῇ κατὰ μικρὸν <text:s/></text:span><text:line-break/><text:span text:style-name="T2"> αὐτοῦ μεταβάσει τῷ περὶ γῆν τόπῳ τὴν εὐκρασίαν ϕυλάσ- </text:span><text:line-break/><text:span text:style-name="T2"> σεσθαι. Σκοπείτωσαν δὲ εἰ μὴ αὐτοὶ ἑαυτοῖς περιπίπτουσιν, <text:s/></text:span></text:p>
      <text:p text:style-name="P6"><text:span text:style-name="T2"><text:s/>3.7.60</text:span></text:p>
      <text:p text:style-name="P5"><text:span text:style-name="T2"><text:s/>οἵ γε τὴν θάλασσαν λέγουσι μήτε πλημμυρεῖν τοῖς ποταμοῖς <text:s/></text:span><text:line-break/><text:span text:style-name="T2"> ἐκ τῆς τοῦ ἡλίου δαπάνης, καὶ προσέτι ἁλμυρὰν καὶ πικρὰν <text:s/></text:span><text:line-break/><text:span text:style-name="T2"> ἀπολείπεσθαι, τοῦ λεπτοῦ καὶ ποτίμου ὑπὸ τῆς θέρμης <text:s/></text:span><text:line-break/><text:span text:style-name="T2"> ἀναλωθέντος· ὅπερ ἐκ τῆς τοῦ ἡλίου μάλιστα γίνεται <text:s/></text:span><text:line-break/><text:span text:style-name="T2"> διακρίσεως, τὸ μὲν κοῦϕον ἀπάγοντος, τὸ δὲ παχὺ καὶ <text:s/></text:span><text:line-break/><text:span text:style-name="T2"> γεῶδες οἷόν τινα ἰλὺν καὶ ὑποστάθμην ἐναϕιέντος· ἐξ οὗ <text:s/></text:span><text:line-break/><text:span text:style-name="T2"> τὸ πικρὸν καὶ ἁλμυρὸν καὶ ξηραντικὸν τῇ θαλάσσῃ προσεῖ- </text:span><text:line-break/><text:span text:style-name="T2"> ναι. Οἱ δὴ ταῦτα περὶ θαλάσσης λέγοντες, πάλιν μεταβαλ- </text:span><text:line-break/><text:span text:style-name="T2"> λόμενοι, μηδεμίαν τοῦ ὑγροῦ γίνεσθαι μείωσιν ἐκ τοῦ <text:s/></text:span><text:line-break/><text:span text:style-name="T2"> ἡλίου ϕασί. <text:s text:c="2"/></text:span></text:p>
      <text:p text:style-name="P6"><text:span text:style-name="T2"><text:s/>3.8.1</text:span></text:p>
      <text:p text:style-name="P5"><text:span text:style-name="T2"><text:s/>Καὶ ἐκάλεσεν ὁ Θεὸς τὸ στερέωμα οὐρανόν· ὡς <text:s/></text:span><text:line-break/><text:span text:style-name="T2"> κυρίως μὲν ἑτέρῳ τῆς προσηγορίας ἐϕαρμοζούσης, καθ' <text:s/></text:span><text:line-break/><text:span text:style-name="T2"> ὁμοίωσιν δὲ καὶ τούτου μεταλαμβάνοντος τῆς κλήσεως. <text:s/></text:span><text:line-break/><text:span text:style-name="T2"> Τετηρήκαμεν δὲ πολλαχοῦ τὸν ὁρώμενον τόπον οὐρανὸν <text:s/></text:span><text:line-break/><text:span text:style-name="T2"> λεγόμενον (διὰ τὸ ναστὸν καὶ συνεχὲς τοῦ ἀέρος ἐναργῶς <text:s/></text:span><text:line-break/><text:span text:style-name="T2"> ἡμῶν ταῖς ὄψεσιν ὑποπίπτοντος, καὶ παρὰ τὸ ὁρᾶσθαι τῆς <text:s/></text:span><text:line-break/><text:span text:style-name="T2"> τοῦ οὐρανοῦ προσηγορίας ἀξιουμένου) ἐν οἷς ϕησι, Τὰ <text:s/></text:span><text:line-break/><text:span text:style-name="T2"> πετεινὰ τοῦ οὐρανοῦ. Καὶ πάλιν· Τὰ πετόμενα κατὰ τὸ <text:s/></text:span><text:line-break/><text:span text:style-name="T2"> στερέωμα τοῦ οὐρανοῦ. Τοιοῦτόν ἐστι καὶ τὸ, ’Αναβαίνουσιν <text:s/></text:span></text:p>
      <text:p text:style-name="P6"><text:span text:style-name="T2"><text:s/>3.8.10</text:span></text:p>
      <text:p text:style-name="P5"><text:soft-page-break/><text:span text:style-name="T2"><text:s/>ἕως τῶν οὐρανῶν. Καὶ Μω#σῆς εὐλογῶν τὴν ϕυλὴν τοῦ <text:s/></text:span><text:line-break/><text:span text:style-name="T2"> ’Ιωσὴϕ, ἀπὸ ὡρῶν οὐρανοῦ, καὶ δρόσου, καὶ ἀπὸ ἡλίου <text:s/></text:span><text:line-break/><text:span text:style-name="T2"> τροπῶν, καὶ συνόδων μηνῶν, καὶ ἀπὸ κορυϕῆς ὀρέων καὶ <text:s/></text:span><text:line-break/><text:span text:style-name="T2"> βουνῶν ἀεννάων τὰς εὐλογίας δίδωσιν, ὡς τοῦ περὶ γῆν <text:s/></text:span><text:line-break/><text:span text:style-name="T2"> τόπου διὰ τῆς ἐν τούτοις εὐταξίας εὐθηνουμένου. ’Αλλὰ καὶ <text:s/></text:span><text:line-break/><text:span text:style-name="T2"> ἐν ταῖς κατάραις τῷ ’Ισραὴλ, ῎Εσται σοι, ϕησὶν, ὁ ὑπὲρ <text:s text:c="2"/></text:span><text:line-break/><text:span text:style-name="T2"> κεϕαλῆς οὐρανὸς χαλκοῦς. Τί τοῦτο λέγων; Τὴν παντελῆ <text:s/></text:span><text:line-break/><text:span text:style-name="T2"> ξηρασίαν καὶ ἐπίλειψιν τῶν ἀερίων ὑδάτων, δι' ὧν τῇ γῇ τὸ <text:s/></text:span><text:line-break/><text:span text:style-name="T2"> γόνιμον τῶν καρπῶν ἐνυπάρχει. ῞Οταν οὖν ἐκ τοῦ οὐρανοῦ <text:s/></text:span><text:line-break/><text:span text:style-name="T2"> ϕέρεσθαι λέγῃ δρόσον ἢ ὑετὸν, περὶ ὑδάτων νοοῦμεν ὅσα <text:s/></text:span></text:p>
      <text:p text:style-name="P6"><text:span text:style-name="T2"><text:s/>3.8.20</text:span></text:p>
      <text:p text:style-name="P5"><text:span text:style-name="T2"><text:s/>τὴν ἄνω κατέχειν διατέτακται χώραν. Συναγομένων γὰρ <text:s/></text:span><text:line-break/><text:span text:style-name="T2"> τῶν ἀναθυμιάσεων περὶ τὸ ὕψος, καὶ πυκνουμένου τοῦ <text:s/></text:span><text:line-break/><text:span text:style-name="T2"> ἀέρος ταῖς ἐκ τῶν πνευμάτων πιλήσεσιν, ὅταν μὲν αἱ τέως <text:s/></text:span><text:line-break/><text:span text:style-name="T2"> ἀτμοειδῶς καὶ λεπτῶς ἐνεσπαρμέναι τῷ νέϕει νοτίδες <text:s/></text:span><text:line-break/><text:span text:style-name="T2"> ἀλλήλαις προσχωρήσωσι, σταγόνες γίγνονται, τῷ βάρει τῶν <text:s/></text:span><text:line-break/><text:span text:style-name="T2"> συγκριθέντων ϕερόμεναι πρὸς τὸ κάτω· καὶ αὕτη ὑετοῦ <text:s/></text:span><text:line-break/><text:span text:style-name="T2"> γένεσις. ῞Οταν δὲ τὸ ὑγρὸν ἐξαϕρισθῇ, ταῖς βίαις τῶν <text:s/></text:span><text:line-break/><text:span text:style-name="T2"> ἀνέμων ἀνακοπὲν, εἶτα εἰς ἄκρον καταψυχθὲν ὅλον διόλου <text:s/></text:span><text:line-break/><text:span text:style-name="T2"> παγῇ, θραυομένου τοῦ νέϕους, ἡ χιὼν καταϕέρεται. Καὶ <text:s/></text:span><text:line-break/><text:span text:style-name="T2"> ὅλως, κατὰ τὸν αὐτὸν λόγον, ἔξεστί σοι ὁρᾶν πᾶσαν τοῦ <text:s/></text:span></text:p>
      <text:p text:style-name="P6"><text:span text:style-name="T2"><text:s/>3.8.30</text:span></text:p>
      <text:p text:style-name="P5"><text:span text:style-name="T2"><text:s/>ὑγροῦ τὴν ϕύσιν περὶ τὸν ὑπὲρ κεϕαλῆς ἡμῶν ἀέρα συνισ- </text:span><text:line-break/><text:span text:style-name="T2"> ταμένην. Καὶ μηδεὶς τῇ περιεργίᾳ τῶν περὶ οὐρανοῦ ϕιλο- </text:span><text:line-break/><text:span text:style-name="T2"> σοϕησάντων τὸ ἁπλοῦν καὶ ἀκατάσκευον τῶν πνευματικῶν <text:s/></text:span><text:line-break/><text:span text:style-name="T2"> λόγων παραβαλλέτω. ῞Οσῳ γὰρ τὸ ἐν ταῖς σώϕροσι <text:s/></text:span><text:line-break/><text:span text:style-name="T2"> κάλλος τοῦ ἑταιρικοῦ προτιμότερον, τοσοῦτον καὶ τῶν <text:s text:c="2"/></text:span><text:line-break/><text:span text:style-name="T2"> ἡμετέρων λόγων πρὸς τοὺς ἔξωθεν τὸ διάϕορον. Οἱ μὲν γὰρ <text:s/></text:span><text:line-break/><text:span text:style-name="T2"> κατηναγκασμένον τὸ πιθανὸν τοῖς λόγοις ἐπάγουσιν· <text:s/></text:span><text:line-break/><text:span text:style-name="T2"> ἐνταῦθα δὲ γυμνὴ τεχνασμάτων ἡ ἀλήθεια πρόκειται. Καὶ <text:s/></text:span><text:line-break/><text:span text:style-name="T2"> τί δεῖ πράγματα ἔχειν ἡμᾶς τὸ ψευδὲς αὐτῶν διελέγχοντας, <text:s/></text:span><text:line-break/><text:span text:style-name="T2"> οἷς ἐξαρκεῖ τὰς αὐτῶν ἐκείνων βίβλους ἀλλήλαις ἀντιπαρα- </text:span></text:p>
      <text:p text:style-name="P6"><text:span text:style-name="T2"><text:s/>3.8.40</text:span></text:p>
      <text:p text:style-name="P5"><text:span text:style-name="T2"><text:s/>θέντας ἐν ἡσυχίᾳ πολλῇ θεατὰς αὐτῶν τοῦ πολέμου καθῆ- </text:span><text:line-break/><text:span text:style-name="T2"> σθαι; Οὔτε γὰρ ἀριθμῷ ἐλάττους, οὔτε ἀξιώματι ὑϕειμένοι, <text:s/></text:span><text:line-break/><text:span text:style-name="T2"> πολυϕωνίᾳ δὲ καὶ παρὰ πολὺ διαϕέροντες πρὸς τὸν ἐναντίον <text:s/></text:span><text:line-break/><text:soft-page-break/><text:span text:style-name="T2"> αὐτοῖς ἀντικαθίστανται λόγον, οἱ τὸ πᾶν ἐκπυροῦσθαι <text:s/></text:span><text:line-break/><text:span text:style-name="T2"> λέγοντες, καὶ ἀναβιώσκεσθαι πάλιν ἐκ τῶν σπερματικῶν <text:s/></text:span><text:line-break/><text:span text:style-name="T2"> λόγων τῶν ἐναπομενόντων τοῖς ἐκπυρωθεῖσιν· ὅθεν καὶ <text:s/></text:span></text:p>
      <text:p text:style-name="P6"><text:span text:style-name="T2"><text:s/>3.8.46</text:span></text:p>
      <text:p text:style-name="P5"><text:span text:style-name="T2"><text:s/>ἀπείρους ϕθορὰς κόσμου καὶ παλιγγενεσίας εἰσάγουσιν. <text:s/></text:span><text:line-break/><text:span text:style-name="T2"> ’Αλλ' ἐκεῖνοι μὲν ἐϕ' ἑκάτερα τῆς ἀληθείας ἀποσχιζόμενοι, <text:s/></text:span><text:line-break/><text:span text:style-name="T2"> ἔνθεν καὶ ἔνθεν τὰς ἐπὶ τὴν πλάνην ἑαυτοῖς ἐκτροπὰς ἐξευ- </text:span><text:line-break/><text:span text:style-name="T2"> ρίσκουσιν. <text:s/></text:span></text:p>
      <text:p text:style-name="P6"><text:span text:style-name="T2"><text:s/>3.9.1</text:span></text:p>
      <text:p text:style-name="P5"><text:span text:style-name="T2"><text:s/>‘Ημῖν δὲ καὶ πρὸς τοὺς ἀπὸ τῆς ’Εκκλησίας ἐστί τις <text:s/></text:span><text:line-break/><text:span text:style-name="T2"> λόγος περὶ τῶν διακριθέντων ὑδάτων, οἳ προϕάσει ἀναγωγῆς, <text:s/></text:span><text:line-break/><text:span text:style-name="T2"> καὶ νοημάτων ὑψηλοτέρων, εἰς ἀλληγορίας κατέϕυγον, <text:s text:c="2"/></text:span><text:line-break/><text:span text:style-name="T2"> δυνάμεις λέγοντες πνευματικὰς καὶ ἀσωμάτους τροπικῶς <text:s/></text:span><text:line-break/><text:span text:style-name="T2"> ἐκ τῶν ὑδάτων σημαίνεσθαι· καὶ ἄνω μὲν ἐπὶ τοῦ στερεώ- </text:span><text:line-break/><text:span text:style-name="T2"> ματος μεμενηκέναι τὰς κρείττονας, κάτω δὲ τοῖς περιγείοις <text:s/></text:span><text:line-break/><text:span text:style-name="T2"> καὶ ὑλικοῖς τόποις προσαπομεῖναι τὰς πονηράς. Διὰ <text:s/></text:span><text:line-break/><text:span text:style-name="T2"> τοῦτο δὴ, ϕασὶ, καὶ τὰ ἐπάνω τῶν οὐρανῶν ὕδατα αἰνεῖν <text:s/></text:span><text:line-break/><text:span text:style-name="T2"> τὸν Θεόν· τουτέστι, τὰς ἀγαθὰς δυνάμεις ἀξίας οὔσας, διὰ <text:s/></text:span></text:p>
      <text:p text:style-name="P6"><text:span text:style-name="T2"><text:s/>3.9.10</text:span></text:p>
      <text:p text:style-name="P5"><text:span text:style-name="T2"><text:s/>καθαρότητα τοῦ ἡγεμονικοῦ, τὸν πρέποντα αἶνον ἀποδι- </text:span><text:line-break/><text:span text:style-name="T2"> δόναι τῷ κτίσαντι· τὰ δὲ ὑποκάτω τῶν οὐρανῶν ὕδατα τὰ <text:s/></text:span><text:line-break/><text:span text:style-name="T2"> πνευματικὰ εἶναι τῆς πονηρίας, ἀπὸ τοῦ κατὰ ϕύσιν ὕψους <text:s/></text:span><text:line-break/><text:span text:style-name="T2"> εἰς τὸ τῆς κακίας βάθος καταπεσόντα· ἅπερ ὡς ταραχώδη <text:s/></text:span><text:line-break/><text:span text:style-name="T2"> ὄντα καὶ στασιαστικὰ καὶ τοῖς θορύβοις τῶν παθῶν κυμαι- </text:span><text:line-break/><text:span text:style-name="T2"> νόμενα, θάλασσαν ὠνομάσθαι διὰ τὸ εὐμετάβλητον καὶ <text:s/></text:span><text:line-break/><text:span text:style-name="T2"> ἄστατον τῶν κατὰ προαίρεσιν κινημάτων. Τοὺς δὴ τοιούτους <text:s/></text:span><text:line-break/><text:span text:style-name="T2"> λόγους ὡς ὀνειράτων συγκρίσεις καὶ γραώδεις μύθους <text:s/></text:span><text:line-break/><text:span text:style-name="T2"> ἀποπεμψάμενοι, τὸ ὕδωρ, ὕδωρ νοήσωμεν, καὶ τὴν διάκρισιν <text:s/></text:span><text:line-break/><text:span text:style-name="T2"> τὴν ὑπὸ τοῦ στερεώματος γενομένην, κατὰ τὴν ἀποδο- </text:span></text:p>
      <text:p text:style-name="P6"><text:span text:style-name="T2"><text:s/>3.9.20</text:span></text:p>
      <text:p text:style-name="P5"><text:span text:style-name="T2"><text:s/>θεῖσαν αἰτίαν δεξώμεθα. Καὶ μέντοι κἂν εἰς δοξολογίαν <text:s/></text:span><text:line-break/><text:span text:style-name="T2"> ποτὲ τοῦ κοινοῦ τῶν ὅλων Δεσπότου τὰ ὑπεράνω τῶν <text:s/></text:span><text:line-break/><text:span text:style-name="T2"> οὐρανῶν παραλαμβάνηται ὕδατα, οὐ λογικὴν αὐτὰ ϕύσιν <text:s/></text:span><text:line-break/><text:span text:style-name="T2"> παρὰ τοῦτο τιθέμεθα. Οὔτε γὰρ οἱ οὐρανοὶ ἔμψυχοι, ἐπειδὴ <text:s/></text:span><text:line-break/><text:span text:style-name="T2"> Διηγοῦνται δόξαν Θεοῦ· οὔτε τὸ στερέωμα ζῷόν ἐστιν <text:s/></text:span><text:line-break/><text:span text:style-name="T2"> αἰσθητικὸν, ἐπειδὴ ’Αναγγέλλει ποίησιν τῶν χειρῶν αὐτοῦ. <text:s/></text:span><text:line-break/><text:soft-page-break/><text:span text:style-name="T2"> Κἂν λέγῃ τις οὐρανοὺς μὲν εἶναι τὰς θεωρητικὰς δυνάμεις, <text:s/></text:span><text:line-break/><text:span text:style-name="T2"> στερέωμα δὲ τὰς πρακτικὰς καὶ ποιητικὰς τῶν καθηκόντων, <text:s text:c="2"/></text:span><text:line-break/><text:span text:style-name="T2"> ὡς κεκομψευμένον μὲν τὸν λόγον ἀποδεχόμεθα, ἀληθῆ δὲ <text:s/></text:span><text:line-break/><text:span text:style-name="T2"> εἶναι οὐ πάνυ τι δώσομεν. Οὕτω γὰρ ἂν καὶ δρόσος, καὶ <text:s/></text:span></text:p>
      <text:p text:style-name="P6"><text:span text:style-name="T2"><text:s/>3.9.30</text:span></text:p>
      <text:p text:style-name="P5"><text:span text:style-name="T2"><text:s/>πάχνη, καὶ ψῦχος, καὶ καῦμα, ἐπειδὴ ὑμνεῖν παρὰ τῷ <text:s/></text:span><text:line-break/><text:span text:style-name="T2"> Δανιὴλ τὸν τῶν ὅλων δημιουργὸν ἐπετάχθη, νοερά τις <text:s/></text:span><text:line-break/><text:span text:style-name="T2"> ἔσται καὶ ἀόρατος ϕύσις. ’Αλλ' ὁ ἐν τούτοις λόγος παρὰ τῶν <text:s/></text:span><text:line-break/><text:span text:style-name="T2"> νοῦν ἐχόντων τεθεωρημένως ἐκλαμβανόμενος, συμπλη- </text:span><text:line-break/><text:span text:style-name="T2"> ρωτικός ἐστι τῆς δοξολογίας τοῦ κτίσαντος. Οὐ μόνον γὰρ <text:s/></text:span><text:line-break/><text:span text:style-name="T2"> τὸ ἐπάνω τῶν οὐρανῶν ὕδωρ, ὡς προηγούμενον ταῖς τιμαῖς <text:s/></text:span><text:line-break/><text:span text:style-name="T2"> διὰ τὴν ἐξ ἀρετῆς προσοῦσαν αὐτῷ ὑπεροχὴν τῷ Θεῷ τὸν αἶνον <text:s/></text:span><text:line-break/><text:span text:style-name="T2"> ἀποπληροῖ, ἀλλ', Αἰνεῖτε γὰρ αὐτὸν, ϕησὶ, καὶ τὰ ἐκ τῆς <text:s/></text:span><text:line-break/><text:span text:style-name="T2"> γῆς, δράκοντες καὶ πᾶσαι ἄβυσσοι. ῞Ωστε καὶ ἡ ἄβυσσος, <text:s/></text:span><text:line-break/><text:span text:style-name="T2"> ἣν εἰς τὴν χείρονα μοῖραν οἱ ἀλληγοροῦντες ἀπέρριψαν, οὐδὲ <text:s/></text:span></text:p>
      <text:p text:style-name="P6"><text:span text:style-name="T2"><text:s/>3.9.40</text:span></text:p>
      <text:p text:style-name="P5"><text:span text:style-name="T2"><text:s/>αὐτὴ ἀπόβλητος ἐκρίθη τῷ ψαλμῳδῷ, εἰς τὴν κοινὴν <text:s/></text:span><text:line-break/><text:span text:style-name="T2"> τῆς κτίσεως χοροστασίαν παραληϕθεῖσα, ἀλλὰ καὶ αὐτὴ <text:s/></text:span><text:line-break/><text:span text:style-name="T2"> κατὰ τοὺς ἐνυπάρχοντας αὐτῇ λόγους ἁρμονίως συμπληροῖ <text:s/></text:span><text:line-break/><text:span text:style-name="T2"> τὴν ὑμνῳδίαν τῷ ποιητῇ. <text:s/></text:span></text:p>
      <text:p text:style-name="P6"><text:span text:style-name="T2"><text:s/>3.10.1</text:span></text:p>
      <text:p text:style-name="P5"><text:span text:style-name="T2"><text:s/>Καὶ εἶδεν ὁ Θεὸς ὅτι καλόν. Οὐχὶ ὀϕθαλμοῖς Θεοῦ <text:s/></text:span><text:line-break/><text:span text:style-name="T2"> τέρψιν παρέχει τὰ παρ' αὐτοῦ γινόμενα, οὐδὲ τοιαύτη παρ' <text:s/></text:span><text:line-break/><text:span text:style-name="T2"> αὐτῷ ἡ ἀποδοχὴ τῶν καλῶν, οἵα καὶ παρ' ἡμῖν· ἀλλὰ <text:s text:c="2"/></text:span><text:line-break/><text:span text:style-name="T2"> καλὸν τὸ τῷ λόγῳ τῆς τέχνης ἐκτελεσθὲν, καὶ πρὸς τὴν τοῦ <text:s/></text:span><text:line-break/><text:span text:style-name="T2"> τέλους εὐχρηστίαν συντεῖνον. ‘Ο τοίνυν ἐναργῆ τὸν σκοπὸν <text:s/></text:span><text:line-break/><text:span text:style-name="T2"> τῶν γινομένων προθέμενος, τὰ κατὰ μέρος γινόμενα ὡς <text:s/></text:span><text:line-break/><text:span text:style-name="T2"> συμπληρωτικὰ τοῦ τέλους, τοῖς τεχνικοῖς ἑαυτοῦ λόγοις <text:s/></text:span><text:line-break/><text:span text:style-name="T2"> ἐπελθὼν ἀπεδέξατο. ’Επεὶ καὶ χεὶρ καθ' ἑαυτὴν, καὶ <text:s/></text:span><text:line-break/><text:span text:style-name="T2"> ὀϕθαλμὸς ἰδίᾳ, καὶ ἕκαστον τῶν τοῦ ἀνδριάντος μελῶν <text:s/></text:span></text:p>
      <text:p text:style-name="P6"><text:span text:style-name="T2"><text:s/>3.10.10</text:span></text:p>
      <text:p text:style-name="P5"><text:span text:style-name="T2"><text:s/>διῃρημένως κείμενα, οὐκ ἂν ϕανείη καλὰ τῷ τυχόντι· πρὸς <text:s/></text:span><text:line-break/><text:span text:style-name="T2"> δὲ τὴν οἰκείαν τάξιν ἀποτεθέντα, τὸ ἐκ τῆς ἀναλογίας, <text:s/></text:span><text:line-break/><text:span text:style-name="T2"> ἐμϕανὲς μόλις ποτὲ, καὶ τῷ ἰδιώτῃ παρέχεται γνώριμον. <text:s/></text:span><text:line-break/><text:span text:style-name="T2"> ‘Ο μέντοι τεχνίτης καὶ πρὸ τῆς συνθέσεως οἶδε τὸ ἑκάστου <text:s/></text:span><text:line-break/><text:span text:style-name="T2"> καλὸν, καὶ ἐπαινεῖ τὰ καθ' ἕκαστον, πρὸς τὸ τέλος αὐτῶν <text:s/></text:span><text:line-break/><text:soft-page-break/><text:span text:style-name="T2"> ἐπαναϕέρων τὴν ἔννοιαν. Τοιοῦτος οὖν δή τις καὶ νῦν ἔντεχνος <text:s/></text:span><text:line-break/><text:span text:style-name="T2"> ἐπαινέτης τῶν κατὰ μέρος ἔργων ὁ Θεὸς ἀναγέγραπται· <text:s/></text:span><text:line-break/><text:span text:style-name="T2"> μέλλει δὲ τὸν προσήκοντα ἔπαινον καὶ παντὶ ὁμοῦ τῷ <text:s/></text:span><text:line-break/><text:span text:style-name="T2"> κόσμῳ ἀπαρτισθέντι πληροῦν. ’Αλλὰ γὰρ ἐνταῦθα ἡμῖν οἱ <text:s/></text:span><text:line-break/><text:span text:style-name="T2"> περὶ τῆς δευτέρας ἡμέρας καταληξάτωσαν λόγοι, ὥστε τοῖς <text:s/></text:span></text:p>
      <text:p text:style-name="P6"><text:span text:style-name="T2"><text:s/>3.10.20</text:span></text:p>
      <text:p text:style-name="P5"><text:span text:style-name="T2"><text:s/>μὲν ϕιλοπόνοις ἀκροαταῖς καιρὸν παρασχεῖν τῆς ὧν ἤκουσαν <text:s text:c="2"/></text:span><text:line-break/><text:span text:style-name="T2"> ἐξετάσεως, ὥστε εἴ τι χρήσιμον ἐν αὐτοῖς, τοῦτο τῇ μνήμῃ <text:s/></text:span><text:line-break/><text:span text:style-name="T2"> συσχεῖν, καὶ διὰ τῆς ϕιλοπόνου μελέτης, οἷον διά τινος <text:s/></text:span><text:line-break/><text:span text:style-name="T2"> πέψεως, τὴν τῶν ὠϕελίμων ἀνάδοσιν ἀναμεῖναι· τοῖς δὲ <text:s/></text:span><text:line-break/><text:span text:style-name="T2"> περὶ τὸν βίον ἀσχολουμένοις δοῦναι σχολὴν διὰ τοῦ μέσου <text:s/></text:span><text:line-break/><text:span text:style-name="T2"> χρόνου τὰς ϕροντίδας διαθεμένοις, καθαρᾷ μεριμνῶν τῇ <text:s/></text:span><text:line-break/><text:span text:style-name="T2"> ψυχῇ πρὸς τὴν ἑσπερινὴν τῶν λόγων ἑστίασιν ἀπαντῆσαι. <text:s/></text:span><text:line-break/><text:span text:style-name="T2"> ‘Ο δὲ τὰ μεγάλα δημιουργήσας Θεὸς, καὶ τὰ μικρὰ <text:s/></text:span><text:line-break/><text:span text:style-name="T2"> ταῦτα λεχθῆναι οἰκονομήσας, δώῃ ὑμῖν σύνεσιν ἐν παντὶ <text:s/></text:span><text:line-break/><text:span text:style-name="T2"> τῆς ἑαυτοῦ ἀληθείας, ἵν' ἐκ τῶν ὁρωμένων τὸν ἀόρατον <text:s/></text:span></text:p>
      <text:p text:style-name="P6"><text:span text:style-name="T2"><text:s/>3.10.30</text:span></text:p>
      <text:p text:style-name="P5"><text:span text:style-name="T2"><text:s/>ἐννοῆτε, καὶ ἐκ μεγέθους καὶ καλλονῆς τῶν κτισμάτων τὴν <text:s/></text:span><text:line-break/><text:span text:style-name="T2"> πρέπουσαν δόξαν περὶ τοῦ κτίσαντος ἡμᾶς ἀναλαμβάνητε. <text:s/></text:span><text:line-break/><text:span text:style-name="T2"> Τὰ γὰρ ἀόρατα αὐτοῦ ἀπὸ κτίσεως κόσμου τοῖς ποιήμασι <text:s/></text:span><text:line-break/><text:span text:style-name="T2"> νοούμενα καθορᾶται, ἥ τε ἀΐδιος αὐτοῦ δύναμις καὶ θειότης, <text:s/></text:span><text:line-break/><text:span text:style-name="T2"> ὥστε καὶ ἐν γῇ, καὶ ἐν ἀέρι, καὶ ἐν οὐρανῷ, καὶ ἐν ὕδατι, καὶ <text:s/></text:span><text:line-break/><text:span text:style-name="T2"> ἐν νυκτὶ, καὶ ἐν ἡμέρᾳ, καὶ ἐν πᾶσι τοῖς ὁρωμένοις ἐναργῆ <text:s/></text:span><text:line-break/><text:span text:style-name="T2"> λαμβάνειν ἡμᾶς τοῦ εὐεργέτου τὰ ὑπομνήματα. Οὔτε γὰρ <text:s/></text:span><text:line-break/><text:span text:style-name="T2"> ἁμαρτίαις καιρόν τινα δώσομεν, οὔτε τῷ ἐχθρῷ τόπον ἐν <text:s/></text:span><text:line-break/><text:span text:style-name="T2"> ταῖς καρδίαις ἡμῶν καταλείψομεν, διὰ τῆς συνεχοῦς μνήμης <text:s/></text:span><text:line-break/><text:span text:style-name="T2"> ἔνοικον ἔχοντες ἑαυτῶν τὸν Θεόν· ᾧ πᾶσα δόξα, καὶ <text:s/></text:span></text:p>
      <text:p text:style-name="P6"><text:span text:style-name="T2"><text:s/>3.10.40</text:span></text:p>
      <text:p text:style-name="P5"><text:span text:style-name="T2"><text:s/>προσκύνησις, νῦν καὶ ἀεὶ, καὶ εἰς τοὺς αἰῶνας τῶν αἰώνων. <text:s/></text:span><text:line-break/><text:span text:style-name="T2"> ’Αμήν. <text:s text:c="2"/></text:span></text:p>
      <text:p text:style-name="P6"><text:span text:style-name="T2"><text:s/>4."t".1</text:span></text:p>
      <text:p text:style-name="P5"><text:span text:style-name="T2"><text:s/>ΟΜΙΛΙΑ δ́. <text:s/></text:span></text:p>
      <text:p text:style-name="P6"><text:span text:style-name="T2"><text:s/>4."n".1</text:span></text:p>
      <text:p text:style-name="P5"><text:span text:style-name="T2"><text:s/>Περὶ συναγωγῆς τῶν ὑδάτων <text:s/></text:span></text:p>
      <text:p text:style-name="P6"><text:span text:style-name="T2"><text:s/>4.1.1</text:span></text:p>
      <text:p text:style-name="P5"><text:span text:style-name="T2"><text:s/>Εἰσί τινες πόλεις παντοδαποῖς θεάμασι θαυματοποιῶν <text:s/></text:span><text:line-break/><text:soft-page-break/><text:span text:style-name="T2"> ἀπὸ βαθέος ὄρθρου μέχρις ἑσπέρας αὐτῆς ἑστιῶσαι τὰς <text:s/></text:span><text:line-break/><text:span text:style-name="T2"> ὄψεις. Καὶ μέντοι καὶ μελῶν τινων κεκλασμένων καὶ <text:s/></text:span><text:line-break/><text:span text:style-name="T2"> διεϕθαρμένων καὶ παντάπασι πολλὴν ἀκολασίαν ταῖς ψυχαῖς <text:s/></text:span><text:line-break/><text:span text:style-name="T2"> ἐντικτόντων ἐπὶ πλεῖστον ἀκούοντες οὐκ ἐμπίμπλανται. Καὶ <text:s/></text:span><text:line-break/><text:span text:style-name="T2"> τοὺς τοιούτους δήμους πολλοὶ μακαρίζουσιν, ὅτι τὰς κατ' <text:s/></text:span><text:line-break/><text:span text:style-name="T2"> ἀγορὰν ἐμπορίας, ἢ τὰς ἐκ τῶν τεχνῶν πρὸς τὸ ζῆν ἐπινοίας <text:s/></text:span><text:line-break/><text:span text:style-name="T2"> καταλιπόντες, διὰ ῥᾳθυμίας πάσης καὶ ἡδονῆς τὸν <text:s/></text:span><text:line-break/><text:span text:style-name="T2"> τεταγμένον ἑαυτοῖς τῆς ζωῆς χρόνον διαπερῶσιν, οὐκ <text:s/></text:span></text:p>
      <text:p text:style-name="P6"><text:span text:style-name="T2"><text:s/>4.1.10</text:span></text:p>
      <text:p text:style-name="P5"><text:span text:style-name="T2"><text:s/>εἰδότες, ὅτι ὀρχήστρα εὐθηνουμένη θεάμασιν ἀκολάστοις, <text:s/></text:span><text:line-break/><text:span text:style-name="T2"> κοινὸν καὶ δημόσιον διδασκαλεῖον ἀσελγείας τοῖς συγκαθη- </text:span><text:line-break/><text:span text:style-name="T2"> μένοις ἐστί, καὶ τὰ παναρμόνια τῶν αὐλῶν μέλη καὶ ᾄσματα <text:s/></text:span><text:line-break/><text:span text:style-name="T2"> πορνικὰ, ἐγκαθεζόμενα ταῖς τῶν ἀκουσάντων ψυχαῖς, <text:s/></text:span><text:line-break/><text:span text:style-name="T2"> οὐδὲν ἕτερον ἢ πάντας ἀσχημονεῖν ἀναπείθει, τὰ τῶν κιθα- </text:span><text:line-break/><text:span text:style-name="T2"> ριστῶν ἢ τὰ τῶν αὐλητῶν κρούματα μιμουμένους. ῎Ηδη δέ <text:s text:c="2"/></text:span><text:line-break/><text:span text:style-name="T2"> τινες τῶν ἱππομανούντων, καὶ ὄναρ ὑπὲρ τῶν ἵππων μάχονται, <text:s/></text:span><text:line-break/><text:span text:style-name="T2"> ἅρματα μεταζευγνύντες καὶ ἡνιόχους μετατιθέντες, καὶ ὅλως <text:s/></text:span><text:line-break/><text:span text:style-name="T2"> τῆς μεθημερινῆς ἀϕροσύνης οὐδὲ ἐν ταῖς καθ' ὕπνον ϕαντα- </text:span><text:line-break/><text:span text:style-name="T2"> σίαις ἀϕίστανται. ‘Ημεῖς δὲ ἄρα, οὓς ὁ Κύριος, ὁ μέγας <text:s/></text:span></text:p>
      <text:p text:style-name="P6"><text:span text:style-name="T2"><text:s/>4.1.20</text:span></text:p>
      <text:p text:style-name="P5"><text:span text:style-name="T2"><text:s/>θαυματοποιὸς καὶ τεχνίτης, ἐπὶ τὴν ἐπίδειξιν συνεκάλεσε <text:s/></text:span><text:line-break/><text:span text:style-name="T2"> τῶν οἰκείων ἔργων, ἀποκαμούμεθα πρὸς τὴν θέαν, ἢ <text:s/></text:span><text:line-break/><text:span text:style-name="T2"> ἀποκνήσομεν πρὸς τὴν ἀκρόασιν τῶν λογίων τοῦ Πνεύματος; <text:s/></text:span><text:line-break/><text:span text:style-name="T2"> ’Αλλ' οὐχὶ τὸ μέγα τοῦτο καὶ ποικίλον τῆς θείας δημιουργίας <text:s/></text:span><text:line-break/><text:span text:style-name="T2"> ἐργαστήριον περιστάντες, καὶ πρὸς τοὺς ἄνω χρόνους <text:s/></text:span><text:line-break/><text:span text:style-name="T2"> ἐπανελθόντες τῇ διανοίᾳ ἕκαστος, ὀψόμεθα τὴν διακόσμησιν <text:s/></text:span><text:line-break/><text:span text:style-name="T2"> τοῦ παντός; οὐρανὸν μὲν ἱστάμενον, κατὰ τὸν προϕητικὸν <text:s/></text:span><text:line-break/><text:span text:style-name="T2"> λόγον, ὡσεὶ καμάραν· γῆν δὲ, τὴν ἄπειρον μεγέθει καὶ <text:s/></text:span><text:line-break/><text:span text:style-name="T2"> βάρει, αὐτὴν ἐϕ' ἑαυτῆς ἑδραζομένην· ἀέρα κεχυμένον <text:s/></text:span><text:line-break/><text:span text:style-name="T2"> μαλακὸν καὶ ὑγρὸν τῇ ϕύσει, οἰκείαν μὲν καὶ διηνεκῆ τροϕὴν <text:s/></text:span></text:p>
      <text:p text:style-name="P6"><text:span text:style-name="T2"><text:s/>4.1.30</text:span></text:p>
      <text:p text:style-name="P5"><text:span text:style-name="T2"><text:s/>τοῖς ἀναπνέουσι παρεχόμενον, ὑπείκοντα δὲ καὶ περισχι- </text:span><text:line-break/><text:span text:style-name="T2"> ζόμενον τοῖς κινουμένοις δι' ἁπαλότητα, ὡς μηδὲν ἐμπόδιον <text:s/></text:span><text:line-break/><text:span text:style-name="T2"> εἶναι παρ' αὐτοῦ τοῖς ὁρμῶσιν, ἀεὶ πρὸς τὸ κατόπιν τῶν <text:s/></text:span><text:line-break/><text:span text:style-name="T2"> τεμνόντων αὐτὸν ἀντιπεριισταμένου ῥᾳδίως καὶ περιρ- </text:span><text:line-break/><text:span text:style-name="T2"> ρέοντος. ῞Υδατος δὲ ϕύσιν τοῦ τε τροϕίμου καὶ τοῦ κατὰ <text:s/></text:span><text:line-break/><text:soft-page-break/><text:span text:style-name="T2"> τὰς ἄλλας χρείας ἡμῖν εὐτρεπισθέντος, καὶ τὴν εὔτακτον <text:s/></text:span></text:p>
      <text:p text:style-name="P6"><text:span text:style-name="T2"><text:s/>4.1.36</text:span></text:p>
      <text:p text:style-name="P5"><text:span text:style-name="T2"><text:s/>τούτου πρὸς τοὺς ἀϕωρισμένους τόπους συναγωγὴν, ἐκ τῶν <text:s/></text:span><text:line-break/><text:span text:style-name="T2"> ἀρτίως ἡμῖν ἀνεγνωσμένων κατόψει. <text:s text:c="2"/></text:span></text:p>
      <text:p text:style-name="P6"><text:span text:style-name="T2"><text:s/>4.2.1</text:span></text:p>
      <text:p text:style-name="P5"><text:span text:style-name="T2"><text:s/>Καὶ εἶπεν ὁ Θεὸς, συναχθήτω τὸ ὕδωρ τὸ ὑποκάτω <text:s/></text:span><text:line-break/><text:span text:style-name="T2"> τοῦ οὐρανοῦ εἰς συναγωγὴν μίαν, καὶ ὀϕθήτω ἡ ξηρά. <text:s/></text:span><text:line-break/><text:span text:style-name="T2"> Καὶ ἐγένετο οὕτως, καὶ συνήχθη τὸ ὕδωρ τὸ ὑποκάτω τοῦ <text:s/></text:span><text:line-break/><text:span text:style-name="T2"> οὐρανοῦ εἰς τὰς συναγωγὰς αὐτῶν, καὶ ὤϕθη ἡ ξηρά. Καὶ <text:s/></text:span><text:line-break/><text:span text:style-name="T2"> ἐκάλεσεν ὁ Θεὸς τὴν ξηρὰν, γῆν, καὶ τὰ συστήματα τῶν <text:s/></text:span><text:line-break/><text:span text:style-name="T2"> ὑδάτων ἐκάλεσε θαλάσσας. Πόσα μοι πράγματα παρεῖχες <text:s/></text:span><text:line-break/><text:span text:style-name="T2"> ἐν τοῖς κατόπιν λόγοις, ἀπαιτῶν τὴν αἰτίαν πῶς ἀόρατος <text:s/></text:span><text:line-break/><text:span text:style-name="T2"> ἡ γῆ, παντὶ σώματι ϕυσικῶς χρώματος συμπαρόντος, <text:s/></text:span><text:line-break/><text:span text:style-name="T2"> παντὸς δὲ χρώματος αἰσθητοῦ τῇ ὁράσει καθεστηκότος; <text:s/></text:span></text:p>
      <text:p text:style-name="P6"><text:span text:style-name="T2"><text:s/>4.2.10</text:span></text:p>
      <text:p text:style-name="P5"><text:span text:style-name="T2"><text:s/>Καὶ τάχα σοι οὐκ ἐδόκει αὐτάρκως ἔχειν τὰ εἰρημένα, ὅτι <text:s/></text:span><text:line-break/><text:span text:style-name="T2"> πρὸς ἡμᾶς τὸ ἀόρατον, οὐ πρὸς τὴν ϕύσιν εἴρητο, διὰ τὴν <text:s/></text:span><text:line-break/><text:span text:style-name="T2"> τοῦ ὕδατος ἐπιπρόσθησιν, ὃ τότε τὴν γῆν πᾶσαν περιεκά- </text:span><text:line-break/><text:span text:style-name="T2"> λυπτεν. ’Ιδοὺ νῦν ἄκουε αὐτῆς ἑαυτὴν τῆς Γραϕῆς ϕανε- </text:span><text:line-break/><text:span text:style-name="T2"> ρούσης. Συναχθήτω τὰ ὕδατα, καὶ ὀϕθήτω ἡ ξηρά. Συνέλκε- </text:span><text:line-break/><text:span text:style-name="T2"> ται τὰ παραπετάσματα, ἵνα ἐμϕανὴς γένηται ἡ τέως μὴ <text:s/></text:span><text:line-break/><text:span text:style-name="T2"> ὁρωμένη. ῎Ισως δ' ἄν τις κἀκεῖνο πρὸς τούτοις ἐπιζητήσειε. <text:s/></text:span><text:line-break/><text:span text:style-name="T2"> Πρῶτον μὲν, διὰ τί ὃ κατὰ ϕύσιν ὑπάρχει τῷ ὕδατι ϕέρεσθαι <text:s/></text:span><text:line-break/><text:span text:style-name="T2"> πρὸς τὸ κάταντες, τοῦτο ἐπὶ τὸ πρόσταγμα τοῦ δημιουργοῦ <text:s/></text:span><text:line-break/><text:span text:style-name="T2"> ὁ λόγος ἀνάγει; ῞Εως μὲν γὰρ ἂν ἐπὶ τοῦ ἰσοπέδου κείμενον <text:s/></text:span></text:p>
      <text:p text:style-name="P6"><text:span text:style-name="T2"><text:s/>4.2.20</text:span></text:p>
      <text:p text:style-name="P5"><text:span text:style-name="T2"><text:s/>τύχῃ τὸ ὕδωρ, στάσιμόν ἐστιν, οὐκ ἔχων ὅπου μεταρρυῇ· <text:s/></text:span><text:line-break/><text:span text:style-name="T2"> ἐπειδὰν δέ τινος πρανοῦς λάβηται, εὐθὺς ὁρμήσαντος τοῦ <text:s/></text:span><text:line-break/><text:span text:style-name="T2"> προάγοντος, τὸ συνεχὲς αὐτῷ τὴν βάσιν τοῦ κινηθέντος <text:s/></text:span><text:line-break/><text:span text:style-name="T2"> ἐπιλαμβάνει, καὶ τὴν ἐκείνου τὸ ἐϕεπόμενον· καὶ οὕτως <text:s text:c="2"/></text:span><text:line-break/><text:span text:style-name="T2"> ὑπεκϕεύγει μὲν ἀεὶ τὸ προάγον, ἐπωθεῖ δὲ τὸ ἐπερχόμενον· <text:s/></text:span><text:line-break/><text:span text:style-name="T2"> καὶ τοσούτῳ ὀξυτέρα ἡ ϕορὰ γίνεται, ὅσῳπερ ἂν καὶ τὸ <text:s/></text:span><text:line-break/><text:span text:style-name="T2"> βάρος ᾖ πλεῖον τοῦ καταϕερομένου, καὶ τὸ χωρίον κοιλότερον, <text:s/></text:span><text:line-break/><text:span text:style-name="T2"> πρὸς ὃ ἡ ἐπίρρυσις. Εἰ οὖν οὕτω πέϕυκε τὸ ὕδωρ, παρέλκοι <text:s/></text:span><text:line-break/><text:span text:style-name="T2"> ἂν τὸ πρόσταγμα τὸ κελεῦον συναχθῆναι εἰς συναγωγὴν <text:s/></text:span><text:line-break/><text:span text:style-name="T2"> μίαν. ῎Εμελλε γὰρ πάντως, διὰ τὸ κατάρροπον τῆς ϕύσεως, <text:s/></text:span></text:p>
      <text:p text:style-name="P6"><text:soft-page-break/><text:span text:style-name="T2"><text:s/>4.2.30</text:span></text:p>
      <text:p text:style-name="P5"><text:span text:style-name="T2"><text:s/>ἐπὶ τὴν πάντων κοιλοτέραν χώραν αὐτομάτως συνδίδοσθαι, <text:s/></text:span><text:line-break/><text:span text:style-name="T2"> καὶ μὴ πρότερον στήσεσθαι πρὶν ὁμαλισθῆναι τὰ νῶτα. <text:s/></text:span><text:line-break/><text:span text:style-name="T2"> Οὐδὲν γὰρ οὕτω χωρίον ἰσόπεδον, ὡς ἡ τοῦ ὕδατος ἐπιϕάνεια. <text:s/></text:span><text:line-break/><text:span text:style-name="T2"> ῎Επειτα πῶς, ϕησὶν, εἰς συναγωγὴν μίαν ἐκελεύσθη τὰ <text:s/></text:span><text:line-break/><text:span text:style-name="T2"> ὕδατα συνδραμεῖν, ὅπουγε ϕαίνονται πολλαὶ οὖσαι θάλασσαι, <text:s/></text:span><text:line-break/><text:span text:style-name="T2"> καὶ πλεῖστον ἀλλήλων τῇ θέσει διωρισμέναι; Πρὸς μὲν οὖν <text:s/></text:span><text:line-break/><text:span text:style-name="T2"> τὸ πρότερον τῶν ἐπιζητηθέντων ἐκεῖνό ϕαμεν· ὅτι μάλιστα <text:s/></text:span><text:line-break/><text:span text:style-name="T2"> μὲν σὺ μετὰ τὸ πρόσταγμα τὸ δεσποτικὸν ἐπέγνως τοῦ <text:s/></text:span><text:line-break/><text:span text:style-name="T2"> ὕδατος τὰς κινήσεις, ὅτι τε περιρρεπές ἐστι καὶ ἀστή- </text:span><text:line-break/><text:span text:style-name="T2"> ρικτον, καὶ πρὸς τὰ πρανῆ καὶ κοῖλα ϕέρεται κατὰ ϕύσιν· <text:s/></text:span></text:p>
      <text:p text:style-name="P6"><text:span text:style-name="T2"><text:s/>4.2.40</text:span></text:p>
      <text:p text:style-name="P5"><text:span text:style-name="T2"><text:s/>πρὸ τούτου δὲ, πῶς εἶχε δυνάμεως πρὶν αὐτῷ τὸν ἐκ τοῦ <text:s/></text:span><text:line-break/><text:span text:style-name="T2"> προστάγματος τούτου ἐγγενέσθαι δρόμον, οὔτε εἶδες αὐτὸς, <text:s/></text:span><text:line-break/><text:span text:style-name="T2"> οὔτε ἰδόντος ἤκουσας. Νόησον γὰρ ὅτι Θεοῦ ϕωνὴ ϕύσεώς <text:s/></text:span><text:line-break/><text:span text:style-name="T2"> ἐστι ποιητικὴ, καὶ τὸ γενόμενον τότε τῇ κτίσει πρόσταγμα <text:s/></text:span><text:line-break/><text:span text:style-name="T2"> τὴν πρὸς τὸ ἐϕεξῆς ἀκολουθίαν τοῖς κτιζομένοις παρέσχετο. <text:s/></text:span><text:line-break/><text:span text:style-name="T2"> ‘Ημέρα καὶ νὺξ ἅπαξ ἐδημιουργήθη, καὶ ἐξ ἐκείνου καὶ νῦν <text:s/></text:span><text:line-break/><text:span text:style-name="T2"> ἀλλήλας διαδεχόμεναι, καὶ κατ' ἰσομοιρίαν διαιρούμεναι τὸν <text:s/></text:span><text:line-break/><text:span text:style-name="T2"> χρόνον οὐκ ἀπολήγουσι. <text:s text:c="2"/></text:span></text:p>
      <text:p text:style-name="P6"><text:span text:style-name="T2"><text:s/>4.3.1</text:span></text:p>
      <text:p text:style-name="P5"><text:span text:style-name="T2"><text:s/>Συναχθήτω τὰ ὕδατα. ’Εκελεύσθη τρέχειν τῶν ὑδάτων <text:s/></text:span><text:line-break/><text:span text:style-name="T2"> ἡ ϕύσις, καὶ οὐδέποτε κάμνει τῷ προστάγματι ἐκείνῳ <text:s/></text:span><text:line-break/><text:span text:style-name="T2"> κατασπευδομένη διηνεκῶς. Τοῦτο δὲ λέγω, πρὸς τὴν ῥυτὴν <text:s/></text:span><text:line-break/><text:span text:style-name="T2"> ἀϕορῶν τῶν ὑδάτων μοῖραν. Τὰ μὲν γὰρ αὐτόματα ῥεῖ, <text:s/></text:span><text:line-break/><text:span text:style-name="T2"> οἷον τὰ κρηναῖα καὶ τὰ ποτάμια· τὰ δὲ συλλογιμαῖά ἐστι <text:s/></text:span><text:line-break/><text:span text:style-name="T2"> καὶ ἀπόρευτα. ’Αλλ' ἐμοὶ νῦν περὶ τῶν ὁρμητικῶν ὑδάτων <text:s/></text:span><text:line-break/><text:span text:style-name="T2"> ὁ λόγος. Συναχθήτω τὰ ὕδατα εἰς συναγωγὴν μίαν. Εἴ ποτέ <text:s/></text:span><text:line-break/><text:span text:style-name="T2"> σοι ἐπὶ κρήνης ἑστῶτι ἄϕθονον ὕδωρ ἀναδιδούσης ἔννοια <text:s/></text:span><text:line-break/><text:span text:style-name="T2"> ἐγένετο, τίς ὁ ὠθῶν ἐκ τῶν λαγόνων τῆς γῆς τοῦτο τὸ <text:s/></text:span></text:p>
      <text:p text:style-name="P6"><text:span text:style-name="T2"><text:s/>4.3.10</text:span></text:p>
      <text:p text:style-name="P5"><text:span text:style-name="T2"><text:s/>ὕδωρ; τίς ὁ ἐπείγων ἐπὶ τὰ πρόσω; ποῖα ταμεῖα ὅθεν <text:s/></text:span><text:line-break/><text:span text:style-name="T2"> προέρχεται; τίς ὁ τόπος ἐϕ' ὃν ἐπείγεται; πῶς καὶ ταῦτα <text:s/></text:span><text:line-break/><text:span text:style-name="T2"> οὐκ ἐκλείπει, κἀκεῖνα οὐκ ἀποπίμπλαται; Ταῦτα τῆς <text:s/></text:span><text:line-break/><text:span text:style-name="T2"> πρώτης ἐκείνης ϕωνῆς ἤρτηται. ’Εκεῖθεν τοῦ τρέχειν τῷ <text:s/></text:span><text:line-break/><text:span text:style-name="T2"> ὕδατι τὸ ἐνδόσιμον. Κατὰ πᾶσαν ἱστορίαν ὑδάτων μέμνησο <text:s/></text:span><text:line-break/><text:soft-page-break/><text:span text:style-name="T2"> τῆς πρώτης ϕωνῆς, Συναχθήτω τὰ ὕδατα. ῎Εδει δραμεῖν <text:s/></text:span><text:line-break/><text:span text:style-name="T2"> αὐτὰ, ἵνα τὴν οἰκείαν καταλάβῃ χώραν· εἶτα γενόμενα <text:s/></text:span><text:line-break/><text:span text:style-name="T2"> ἐν τοῖς ἀϕωρισμένοις τόποις, μένειν ἐϕ' ἑαυτῶν, καὶ μὴ <text:s/></text:span><text:line-break/><text:span text:style-name="T2"> χωρεῖν περαιτέρω. Διὰ τοῦτο κατὰ τὸν τοῦ ’Εκκλη- </text:span><text:line-break/><text:span text:style-name="T2"> σιαστοῦ λόγον, Πάντες οἱ χείμαρροι ἐπὶ τὴν θάλασσαν <text:s/></text:span></text:p>
      <text:p text:style-name="P6"><text:span text:style-name="T2"><text:s/>4.3.20</text:span></text:p>
      <text:p text:style-name="P5"><text:span text:style-name="T2"><text:s/>πορεύονται, καὶ ἡ θάλασσα οὐκ ἔστιν ἐμπιμπλαμένη. <text:s/></text:span><text:line-break/><text:span text:style-name="T2"> ’Επειδὴ καὶ τὸ ῥεῖν τοῖς ὕδασι διὰ τὸ θεῖον πρόσταγμα, καὶ <text:s/></text:span><text:line-break/><text:span text:style-name="T2"> τὸ εἴσω τῶν ὅρων περιγεγράϕθαι τὴν θάλασσαν, ἀπὸ τῆς <text:s/></text:span><text:line-break/><text:span text:style-name="T2"> πρώτης ἐστὶ νομοθεσίας· Συναχθήτω τὰ ὕδατα εἰς συνα- <text:s/></text:span><text:line-break/><text:span text:style-name="T2"> γωγὴν μίαν. ῞Ινα μὴ τὸ ἐπιρρέον ὕδωρ τῶν δεχομένων αὐτὸ <text:s/></text:span><text:line-break/><text:span text:style-name="T2"> χωρίων ὑπερχεόμενον, μετεκβαῖνον ἀεὶ καὶ ἄλλα ἐξ ἄλλων <text:s/></text:span><text:line-break/><text:span text:style-name="T2"> πληροῦν, πᾶσαν κατὰ τὸ συνεχὲς ἐπικλύσῃ τὴν ἤπειρον, <text:s/></text:span><text:line-break/><text:span text:style-name="T2"> ἐκελεύσθη συναχθῆναι εἰς συναγωγὴν μίαν. Διὰ τοῦτο <text:s/></text:span><text:line-break/><text:span text:style-name="T2"> μαινομένη πολλάκις ἐξ ἀνέμων ἡ θάλασσα, καὶ εἰς ὕψος <text:s/></text:span><text:line-break/><text:span text:style-name="T2"> μέγιστον διανισταμένη τοῖς κύμασιν, ἐπειδὰν μόνον τῶν <text:s/></text:span></text:p>
      <text:p text:style-name="P6"><text:span text:style-name="T2"><text:s/>4.3.30</text:span></text:p>
      <text:p text:style-name="P5"><text:span text:style-name="T2"><text:s/>αἰγιαλῶν ἅψηται, εἰς ἀϕρὸν διαλύσασα τὴν ὁρμὴν ἐπανῆλθεν. <text:s/></text:span><text:line-break/><text:span text:style-name="T2"> ῍Η ἐμὲ οὐ ϕοβηθήσεσθε, λέγει Κύριος, τὸν τιθέντα ἄμμον <text:s/></text:span><text:line-break/><text:span text:style-name="T2"> ὅριον τῇ θαλάσσῃ; Τῷ ἀσθενεστάτῳ πάντων τῇ ψάμμῳ ἡ <text:s/></text:span><text:line-break/><text:span text:style-name="T2"> ταῖς βίαις ἀϕόρητος χαλινοῦται. ’Επεὶ τί ἐκώλυε τὴν <text:s/></text:span><text:line-break/><text:span text:style-name="T2"> ἐρυθρὰν θάλασσαν πᾶσαν τὴν Αἴγυπτον κοιλοτέραν οὖσαν <text:s/></text:span><text:line-break/><text:span text:style-name="T2"> ἑαυτῆς ἐπελθεῖν, καὶ συναϕθῆναι τῷ παρακειμένῳ τῇ <text:s/></text:span><text:line-break/><text:span text:style-name="T2"> Αἰγύπτῳ πελάγει, εἰ μὴ τῷ προστάγματι ἦν πεπεδημένη <text:s/></text:span><text:line-break/><text:span text:style-name="T2"> τοῦ κτίσαντος; ῞Οτι γὰρ ταπεινοτέρα τῆς ἐρυθρᾶς θαλάσσης <text:s/></text:span><text:line-break/><text:span text:style-name="T2"> ἡ Αἴγυπτος, ἔργῳ ἔπεισαν ἡμᾶς οἱ θελήσαντες ἀλλήλοις τὰ <text:s/></text:span><text:line-break/><text:span text:style-name="T2"> πελάγη συνάψαι, τό τε Αἰγύπτιον καὶ τὸ ’Ινδικὸν, ἐν ᾧ ἡ <text:s/></text:span></text:p>
      <text:p text:style-name="P6"><text:span text:style-name="T2"><text:s/>4.3.40</text:span></text:p>
      <text:p text:style-name="P5"><text:span text:style-name="T2"><text:s/>ἐρυθρά ἐστι θάλασσα. Διόπερ ἐπέσχον τὴν ἐπιχείρησιν, <text:s/></text:span><text:line-break/><text:span text:style-name="T2"> ὅ τε πρῶτος ἀρξάμενος Σέσωστρις ὁ Αἰγύπτιος, καὶ ὁ <text:s/></text:span><text:line-break/><text:span text:style-name="T2"> μετὰ ταῦτα βουληθεὶς ἐπεξεργάσασθαι Δαρεῖος ὁ Μῆδος. <text:s text:c="2"/></text:span><text:line-break/><text:span text:style-name="T2"> Ταῦτα μοι εἴρηται, ἵνα νοήσωμεν τοῦ προστάγματος τὴν <text:s/></text:span><text:line-break/><text:span text:style-name="T2"> δύναμιν· Συναχθήτω τὰ ὕδατα εἰς συναγωγὴν μίαν. Του- </text:span><text:line-break/><text:span text:style-name="T2"> τέστιν, ἄλλη ἀπὸ ταύτης μὴ ἀπογενηθήτω, ἀλλ' ἐν τῇ <text:s/></text:span><text:line-break/><text:span text:style-name="T2"> πρώτῃ συλλογῇ ἀπομεινάτω τὸ συναγόμενον. <text:s/></text:span></text:p>
      <text:p text:style-name="P6"><text:span text:style-name="T2"><text:s/>4.4.1</text:span></text:p>
      <text:p text:style-name="P5"><text:soft-page-break/><text:span text:style-name="T2"><text:s/>῎Επειτα ὁ εἰπὼν συναχθῆναι τὰ ὕδατα εἰς συναγωγὴν <text:s/></text:span><text:line-break/><text:span text:style-name="T2"> μίαν, ἔδειξέ σοι, ὅτι πολλὰ ἦν κατὰ πολλοὺς τόπους διῃρημένα <text:s/></text:span><text:line-break/><text:span text:style-name="T2"> τὰ ὕδατα. Αἵ τε γὰρ τῶν ὀρῶν κοιλότητες, ϕάραγξι βαθείαις <text:s/></text:span><text:line-break/><text:span text:style-name="T2"> ὑπερρηγμέναι, εἶχον τῶν ὑδάτων τὴν συλλογήν. Καὶ <text:s/></text:span><text:line-break/><text:span text:style-name="T2"> προσέτι πεδία πολλά τε καὶ ὕπτια οὐδὲν τῶν μεγίστων <text:s/></text:span><text:line-break/><text:span text:style-name="T2"> πελαγῶν κατὰ τὸ μέγεθος ἀποδέοντα, καὶ αὐλῶνες μυρίοι, <text:s/></text:span><text:line-break/><text:span text:style-name="T2"> καὶ αἱ κοιλάδες κατ' ἄλλα καὶ ἄλλα σχήματα κοιλαινόμεναι, <text:s/></text:span><text:line-break/><text:span text:style-name="T2"> πάντα ὑδάτων τότε πεπληρωμένα, ἀπεκενώθη τῷ θείῳ <text:s/></text:span><text:line-break/><text:span text:style-name="T2"> προστάγματι, πρὸς μίαν συναγωγὴν τοῦ πανταχόθεν ὕδατος <text:s/></text:span></text:p>
      <text:p text:style-name="P6"><text:span text:style-name="T2"><text:s/>4.4.10</text:span></text:p>
      <text:p text:style-name="P5"><text:span text:style-name="T2"><text:s/>συνελασθέντος. Καὶ μηδεὶς λεγέτω, ὅτι εἴπερ ἦν ὕδωρ <text:s/></text:span><text:line-break/><text:span text:style-name="T2"> ἐπάνω τῆς γῆς, πάντως πᾶσαι αἱ κοιλότητες, αἱ νῦν τὴν <text:s/></text:span><text:line-break/><text:span text:style-name="T2"> θάλασσαν ὑποδεξάμεναι, πεπληρωμέναι ὑπῆρχον. Ποῦ τοίνυν <text:s/></text:span><text:line-break/><text:span text:style-name="T2"> ἔμελλον γίνεσθαι τῶν ὑδάτων αἱ συλλογαὶ, προκατει- </text:span><text:line-break/><text:span text:style-name="T2"> λημμένων τῶν κοίλων; Πρὸς δὴ τοῦτο ἐροῦμεν, ὅτι τότε <text:s/></text:span><text:line-break/><text:span text:style-name="T2"> καὶ τὰ ἀγγεῖα συγκατεσκευάσθη, ὅτι ἔδει μίαν σύστασιν <text:s/></text:span><text:line-break/><text:span text:style-name="T2"> ἀποκριθῆναι τὸ ὕδωρ. Οὐ γὰρ ἦν ἡ ἔξω Γαδείρων θάλασσα· <text:s/></text:span><text:line-break/><text:span text:style-name="T2"> οὐδὲ τὸ μέγα ἐκεῖνο καὶ ἀτόλμητον πλωτῆρσι πέλαγος, τὸ <text:s/></text:span><text:line-break/><text:span text:style-name="T2"> τὴν Βρεττανικὴν νῆσον καὶ τοὺς ἑσπερίους ῎Ιβηρας περιπτυσ- <text:s/></text:span><text:line-break/><text:span text:style-name="T2"> σόμενον· ἀλλὰ τότε τῆς εὐρυχωρίας τῷ προστάγματι τοῦ <text:s/></text:span></text:p>
      <text:p text:style-name="P6"><text:span text:style-name="T2"><text:s/>4.4.20</text:span></text:p>
      <text:p text:style-name="P5"><text:span text:style-name="T2"><text:s/>Θεοῦ δημιουργηθείσης, ἐπ' αὐτὴν συνεδόθη τῶν ὑδάτων τὰ <text:s/></text:span><text:line-break/><text:span text:style-name="T2"> πλήθη. Πρὸς δὲ τὸ, ὅτι ὑπεναντίως ἔχει τῇ πείρᾳ ὁ τῆς <text:s/></text:span><text:line-break/><text:span text:style-name="T2"> παρ' ἡμῖν κοσμοποιίας λόγος (οὐ γὰρ εἰς μίαν συναγωγὴν <text:s/></text:span><text:line-break/><text:span text:style-name="T2"> ὑδάτων τὸ ὕδωρ ἅπαν ϕαίνεται συνδραμόν), πολλὰ μέν <text:s/></text:span><text:line-break/><text:span text:style-name="T2"> ἐστιν εἰπεῖν, καὶ πᾶσιν αὐτόθεν γνώριμα. Μήποτε δὲ καὶ <text:s/></text:span><text:line-break/><text:span text:style-name="T2"> τὸ διαμάχεσθαι τοῖς τοιούτοις γελοῖον. Οὐ δήπου γὰρ καὶ <text:s/></text:span><text:line-break/><text:span text:style-name="T2"> τὰ τελματιαῖα, καὶ τὰ ἐξ ὄμβρων συναθροιζόμενα προϕέρειν <text:s/></text:span><text:line-break/><text:span text:style-name="T2"> ἡμῖν ὀϕείλουσι, καὶ διὰ τούτων τὸν λόγον ἡμῶν ἐλέγχειν <text:s/></text:span><text:line-break/><text:span text:style-name="T2"> οἴεσθαι; ’Αλλὰ τὴν μεγίστην καὶ τελεωτάτην συνδρομὴν <text:s/></text:span></text:p>
      <text:p text:style-name="P6"><text:span text:style-name="T2"><text:s/>4.4.29</text:span></text:p>
      <text:p text:style-name="P5"><text:span text:style-name="T2"><text:s/>τῶν ὑδάτων ὠνόμασε συναγωγὴν μίαν. Καὶ γὰρ τὰ ϕρέατα <text:s/></text:span></text:p>
      <text:p text:style-name="P6"><text:span text:style-name="T2"><text:s/>4.4.30</text:span></text:p>
      <text:p text:style-name="P5"><text:span text:style-name="T2"><text:s/>συναγωγαὶ ὑδάτων εἰσὶ χειροποίητοι, ἐπὶ τὸ κοιλανθὲν τῆς <text:s/></text:span><text:line-break/><text:span text:style-name="T2"> γῆς τῆς ἐνεσπαρμένης νοτίδος ἐπιρρεούσης. Οὐ τοίνυν τὰ <text:s/></text:span><text:line-break/><text:span text:style-name="T2"> τυχόντα τῶν ὑδάτων ἀθροίσματα ἡ τῆς συναγωγῆς <text:s/></text:span><text:line-break/><text:soft-page-break/><text:span text:style-name="T2"> ἐμϕαίνει προσηγορία, ἀλλὰ τὴν ἐξέχουσαν καὶ μεγίστην, <text:s/></text:span><text:line-break/><text:span text:style-name="T2"> ἐν ᾗ πᾶν τὸ στοιχεῖον ἀθρόον διαδείκνυται. ῞Ωσπερ γὰρ τὸ <text:s/></text:span><text:line-break/><text:span text:style-name="T2"> πῦρ καὶ εἰς μικρὰ κατακεκερματισμένον ἐστὶν ἐπὶ τῆς ὧδε <text:s/></text:span><text:line-break/><text:span text:style-name="T2"> χρείας, καὶ ἀθρόον ἐπὶ τοῦ αἰθέρος κέχυται· καὶ ὁ ἀὴρ <text:s/></text:span><text:line-break/><text:span text:style-name="T2"> διῄρηται μὲν καὶ κατὰ μικρὰ, καὶ ἀθρόως δὲ τὸν περίγειον <text:s/></text:span><text:line-break/><text:span text:style-name="T2"> ἐκπεριείληϕε τόπον· οὕτω καὶ ἐπὶ τοῦ ὕδατος, εἰ καὶ <text:s/></text:span><text:line-break/><text:span text:style-name="T2"> μικραί τινές εἰσι διῃρημέναι συστάσεις, ἀλλὰ μία γέ ἐστι <text:s text:c="2"/></text:span></text:p>
      <text:p text:style-name="P6"><text:span text:style-name="T2"><text:s/>4.4.40</text:span></text:p>
      <text:p text:style-name="P5"><text:span text:style-name="T2"><text:s/>συναγωγὴ ἡ τὸ ὅλον στοιχεῖον τῶν λοιπῶν ἀποκρίνουσα. <text:s/></text:span><text:line-break/><text:span text:style-name="T2"> Αἱ μὲν γὰρ λίμναι, αἵ τε κατὰ τὰ μέρη τῆς ἄρκτου, καὶ <text:s/></text:span><text:line-break/><text:span text:style-name="T2"> ὅσαι περὶ τὸν ‘Ελληνικόν εἰσι τόπον, τήν τε Μακεδονίαν, <text:s/></text:span><text:line-break/><text:span text:style-name="T2"> καὶ τὴν Βιθυνῶν χώραν, καὶ τὴν Παλαιστινῶν κατέχουσαι, <text:s/></text:span><text:line-break/><text:span text:style-name="T2"> συναγωγαί εἰσι δηλονότι· ἀλλὰ νῦν περὶ τῆς μεγίστης <text:s/></text:span><text:line-break/><text:span text:style-name="T2"> ἁπασῶν καὶ τῷ μεγέθει τῆς γῆς παρισουμένης ὁ λόγος. <text:s/></text:span><text:line-break/><text:span text:style-name="T2"> ῝Ας πλῆθος μὲν ἔχειν ὕδατος οὐδεὶς ἀντερεῖ· οὐ μὴν <text:s/></text:span><text:line-break/><text:span text:style-name="T2"> θαλάσσας γε ἄν τις αὐτὰς κατὰ τὸν εἰκότα λόγον προσείποι· <text:s/></text:span><text:line-break/><text:span text:style-name="T2"> οὐδ' ἂν ὅτι μάλιστα τὸ ἁλμυρὸν καὶ γεῶδές τινες παραπλήσιον <text:s/></text:span><text:line-break/><text:span text:style-name="T2"> ἔχωσι τῇ μεγάλῃ θαλάσσῃ, ὡς ἥ τε ’Ασϕαλτῖτις λίμνη ἐπὶ <text:s/></text:span></text:p>
      <text:p text:style-name="P6"><text:span text:style-name="T2"><text:s/>4.4.50</text:span></text:p>
      <text:p text:style-name="P5"><text:span text:style-name="T2"><text:s/>τῆς ’Ιουδαίας καὶ ἡ Σερβωνῖτις ἡ μεταξὺ Αἰγύπτου καὶ <text:s/></text:span><text:line-break/><text:span text:style-name="T2"> Παλαιστίνης τὴν ’Αραβικὴν ἔρημον παρατείνουσα. Λίμναι <text:s/></text:span><text:line-break/><text:span text:style-name="T2"> γάρ εἰσιν αὗται, θάλασσα δὲ μία, ὡς οἱ τὴν γῆν περιοδεύ- </text:span><text:line-break/><text:span text:style-name="T2"> σαντες ἱστοροῦσιν. Εἰ καὶ τὴν ‘Υρκανίαν οἴονταί τινες, καὶ <text:s/></text:span><text:line-break/><text:span text:style-name="T2"> τὴν Κασπίαν περιγεγράϕθαι καθ' ἑαυτάς· ἀλλ' εἴ γέ τι χρὴ <text:s/></text:span><text:line-break/><text:span text:style-name="T2"> ταῖς τῶν ἱστορησάντων προσέχειν γεωγραϕίαις, συντέτρηνται <text:s/></text:span><text:line-break/><text:span text:style-name="T2"> πρὸς ἀλλήλας, καὶ πρὸς τὴν μεγίστην θάλασσαν ἅπασαι <text:s text:c="2"/></text:span><text:line-break/><text:span text:style-name="T2"> συνανεστόμωνται. ‘Ως καὶ τὴν ἐρυθρὰν θάλασσάν ϕασι <text:s/></text:span><text:line-break/><text:span text:style-name="T2"> πρὸς τὴν ἐπέκεινα Γαδείρων συνάπτεσθαι. Πῶς οὖν, ϕησὶν, <text:s/></text:span><text:line-break/><text:span text:style-name="T2"> ὁ Θεὸς τὰ συστήματα τῶν ὑδάτων ἐκάλεσε θαλάσσας; <text:s/></text:span></text:p>
      <text:p text:style-name="P6"><text:span text:style-name="T2"><text:s/>4.4.60</text:span></text:p>
      <text:p text:style-name="P5"><text:span text:style-name="T2"><text:s/>῞Οτι συνέδραμε μὲν εἰς συναγωγὴν μίαν τὰ ὕδατα· τὰ <text:s/></text:span><text:line-break/><text:span text:style-name="T2"> δὲ συστήματα τῶν ὑδάτων, τουτέστι, τοὺς κόλπους τοὺς <text:s/></text:span><text:line-break/><text:span text:style-name="T2"> κατ' ἴδιον σχῆμα ὑπὸ τῆς περικειμένης γῆς ἀποληϕθέντας, <text:s/></text:span><text:line-break/><text:span text:style-name="T2"> θαλάσσας ὁ Κύριος προσηγόρευσε. Θάλασσα βόρειος, <text:s/></text:span><text:line-break/><text:span text:style-name="T2"> θάλασσα νότιος, ἑῴα θάλασσα, καὶ ἑσπερία πάλιν ἑτέρα. <text:s/></text:span><text:line-break/><text:span text:style-name="T2"> Καὶ ὀνόματα τῶν πελαγῶν ἰδιάζοντα· πόντος Εὔξεινος, καὶ <text:s/></text:span><text:line-break/><text:soft-page-break/><text:span text:style-name="T2"> Προποντὶς, ‘Ελλήσποντος, Αἰγαῖος, καὶ ’Ιώνιος, Σαρδο- </text:span><text:line-break/><text:span text:style-name="T2"> νικὸν πέλαγος καὶ Σικελικὸν, καὶ Τυρρηνικὸν ἕτερον. Καὶ <text:s/></text:span><text:line-break/><text:span text:style-name="T2"> μυρία γε ὀνόματα πελαγῶν, ἃ μακρὸν ἂν εἴη νῦν καὶ <text:s/></text:span><text:line-break/><text:span text:style-name="T2"> ἀπειροκαλίας μεστὸν δι' ἀκριβείας ἀπαριθμήσασθαι. Διὰ <text:s/></text:span></text:p>
      <text:p text:style-name="P6"><text:span text:style-name="T2"><text:s/>4.4.70</text:span></text:p>
      <text:p text:style-name="P5"><text:span text:style-name="T2"><text:s/>τοῦτο ὠνόμασεν ὁ Θεὸς τὰ συστήματα τῶν ὑδάτων θαλάσσας. <text:s/></text:span><text:line-break/><text:span text:style-name="T2"> ’Αλλ' εἰς τοῦτο μὲν ἡμᾶς ἐξήνεγκεν ἡ ἀκολουθία τοῦ λόγου, <text:s/></text:span><text:line-break/><text:span text:style-name="T2"> ἡμεῖς δὲ πρὸς τὸ ἐξ ἀρχῆς ἐπανέλθωμεν. <text:s/></text:span></text:p>
      <text:p text:style-name="P6"><text:span text:style-name="T2"><text:s/>4.5.1</text:span></text:p>
      <text:p text:style-name="P5"><text:span text:style-name="T2"><text:s/>Καὶ εἶπεν ὁ Θεὸς, συναχθήτω τὰ ὕδατα εἰς συναγωγὴν <text:s/></text:span><text:line-break/><text:span text:style-name="T2"> μίαν, καὶ ὀϕθήτω ἡ ξηρά. Οὐκ εἶπε, καὶ ὀϕθήτω ἡ γῆ, ἵνα <text:s/></text:span><text:line-break/><text:span text:style-name="T2"> μὴ πάλιν αὐτὴν ἀκατάσκευον ἐπιδείξῃ, πηλώδη οὖσαν, καὶ <text:s/></text:span><text:line-break/><text:span text:style-name="T2"> ἀναμεμιγμένην τῷ ὕδατι, οὔπω τὴν οἰκείαν ἀπολαβοῦσαν <text:s/></text:span><text:line-break/><text:span text:style-name="T2"> μορϕὴν οὐδὲ δύναμιν. ‘Ομοῦ δὲ, ἵνα μὴ τῷ ἡλίῳ τὴν τοῦ <text:s text:c="2"/></text:span><text:line-break/><text:span text:style-name="T2"> ἀναξηραίνειν τὴν γῆν αἰτίαν προσθῶμεν, πρεσβυτέραν τῆς <text:s/></text:span><text:line-break/><text:span text:style-name="T2"> τοῦ ἡλίου γενέσεως τὴν ξηρότητα τῆς γῆς ὁ δημιουργὸς <text:s/></text:span><text:line-break/><text:span text:style-name="T2"> παρεσκεύασεν. ’Επίστησον δὲ τῇ ἐννοίᾳ τῶν γεγραμμένων, <text:s/></text:span><text:line-break/><text:span text:style-name="T2"> ὅτι οὐ μόνον τὸ πλεονάζον ὕδωρ ἀπερρύη τῆς γῆς, ἀλλὰ καὶ <text:s/></text:span></text:p>
      <text:p text:style-name="P6"><text:span text:style-name="T2"><text:s/>4.5.10</text:span></text:p>
      <text:p text:style-name="P5"><text:span text:style-name="T2"><text:s/>ὅσον ἀνεμέμικτο αὐτῇ διὰ βάθους, καὶ τοῦτο ὑπεξῆλθε τῷ <text:s/></text:span><text:line-break/><text:span text:style-name="T2"> ἀπαραιτήτῳ προστάγματι τοῦ Δεσπότου πεισθέν. Καὶ <text:s/></text:span><text:line-break/><text:span text:style-name="T2"> ἐγένετο οὕτως. ’Αρκοῦσα αὕτη ἡ ἐπαγωγὴ πρὸς τὸ δεῖξαι <text:s/></text:span><text:line-break/><text:span text:style-name="T2"> εἰς ἔργον ἐλθοῦσαν τοῦ δημιουργοῦ τὴν ϕωνήν. Πρόσκειται <text:s/></text:span><text:line-break/><text:span text:style-name="T2"> δὲ ἐν πολλοῖς τῶν ἀντιγράϕων, Καὶ συνήχθη τὸ ὕδωρ τὸ <text:s/></text:span><text:line-break/><text:span text:style-name="T2"> ὑποκάτω τοῦ οὐρανοῦ εἰς τὰς συναγωγὰς αὐτῶν, καὶ ὤϕθη <text:s/></text:span><text:line-break/><text:span text:style-name="T2"> ἡ ξηρά· ἅπερ οὔτε τινὲς τῶν λοιπῶν ἐκδεδώκασιν ἑρμη- </text:span><text:line-break/><text:span text:style-name="T2"> νέων, οὔτε ἡ χρῆσις τῶν ‘Εβραίων ἔχουσα ϕαίνεται. Καὶ <text:s/></text:span><text:line-break/><text:span text:style-name="T2"> γὰρ τῷ ὄντι παρέλκει μετὰ τὴν μαρτυρίαν τοῦ, ὅτι ’Εγένετο <text:s/></text:span><text:line-break/><text:span text:style-name="T2"> οὕτως, ἡ τῶν αὐτῶν πάλιν ἐπεκδιήγησις. Τὰ τοίνυν ἀκριβῆ <text:s/></text:span></text:p>
      <text:p text:style-name="P6"><text:span text:style-name="T2"><text:s/>4.5.20</text:span></text:p>
      <text:p text:style-name="P5"><text:span text:style-name="T2"><text:s/>τῶν ἀντιγράϕων ὠβέλισται· ὁ δὲ ὀβελὸς, ἀθετήσεως σύμβο- </text:span><text:line-break/><text:span text:style-name="T2"> λον. Καὶ ἐκάλεσεν ὁ Θεὸς τὴν ξηρὰν, γῆν, καὶ τὰ συστήματα <text:s/></text:span><text:line-break/><text:span text:style-name="T2"> τῶν ὑδάτων ἐκάλεσε θαλάσσας. Διὰ τί καὶ ἐν τοῖς κατόπιν <text:s/></text:span><text:line-break/><text:span text:style-name="T2"> εἴρηται, Συναχθήτω τὰ ὕδατα εἰς συναγωγὴν μίαν, καὶ <text:s/></text:span><text:line-break/><text:span text:style-name="T2"> ὀϕθήτω ἡ ξηρὰ, ἀλλ' οὐχὶ γέγραπται, καὶ ὀϕθήτω ἡ γῆ; <text:s/></text:span><text:line-break/><text:span text:style-name="T2"> καὶ ἐνταῦθα πάλιν, ῎Ωϕθη ξηρὰ, καὶ ἐκάλεσεν ὁ Θεὸς τὴν <text:s/></text:span><text:line-break/><text:soft-page-break/><text:span text:style-name="T2"> ξηρὰν, γῆν; ῞Οτι ἡ μὲν ξηρὰ τὸ ἰδίωμά ἐστι, τὸ οἱονεὶ <text:s/></text:span><text:line-break/><text:span text:style-name="T2"> χαρακτηριστικὸν τῆς ϕύσεως τοῦ ὑποκειμένου, ἡ δὲ γῆ <text:s/></text:span><text:line-break/><text:span text:style-name="T2"> προσηγορία τίς ἐστι ψιλὴ τοῦ πράγματος. ‘Ως γὰρ τὸ λογικὸν <text:s text:c="2"/></text:span><text:line-break/><text:span text:style-name="T2"> ἴδιόν ἐστι τοῦ ἀνθρώπου, ἡ δὲ ἄνθρωπος ϕωνὴ σημαντική <text:s/></text:span></text:p>
      <text:p text:style-name="P6"><text:span text:style-name="T2"><text:s/>4.5.30</text:span></text:p>
      <text:p text:style-name="P5"><text:span text:style-name="T2"><text:s/>ἐστι τοῦ ζῴου ᾧ ὑπάρχει τὸ ἴδιον· οὕτω καὶ τὸ ξηρὸν <text:s/></text:span><text:line-break/><text:span text:style-name="T2"> ἴδιόν ἐστι τῆς γῆς καὶ ἐξαίρετον. ῟ῳ τοίνυν ἰδίως ὑπάρχει <text:s/></text:span><text:line-break/><text:span text:style-name="T2"> τὸ ξηρὸν, τοῦτο ἐπικέκληται γῆ· ὥσπερ ᾧ ἰδίως πρόσεστι <text:s/></text:span><text:line-break/><text:span text:style-name="T2"> τὸ χρεμετιστικὸν, τοῦτο ἐπικέκληται ἵππος. Οὐ μόνον δὲ <text:s/></text:span><text:line-break/><text:span text:style-name="T2"> ἐπὶ τῆς γῆς ἔστι τοῦτο, ἀλλὰ καὶ τῶν ἄλλων στοιχείων <text:s/></text:span><text:line-break/><text:span text:style-name="T2"> ἕκαστον ἰδιάζουσαν καὶ ἀποκεκληρωμένην ἔχει ποιότητα, <text:s/></text:span><text:line-break/><text:span text:style-name="T2"> δι' ἧς τῶν τε λοιπῶν ἀποκρίνεται, καὶ αὐτὸ ἕκαστον ὁποῖόν <text:s/></text:span><text:line-break/><text:span text:style-name="T2"> ἐστιν ἐπιγινώσκεται. Τὸ μὲν ὕδωρ ἰδίαν ποιότητα τὴν <text:s/></text:span><text:line-break/><text:span text:style-name="T2"> ψυχρότητα ἔχει· ὁ δὲ ἀὴρ τὴν ὑγρότητα· τὸ δὲ πῦρ τὴν <text:s/></text:span><text:line-break/><text:span text:style-name="T2"> θερμότητα. ’Αλλὰ ταῦτα μὲν, ὡς πρῶτα στοιχεῖα τῶν <text:s/></text:span></text:p>
      <text:p text:style-name="P6"><text:span text:style-name="T2"><text:s/>4.5.40</text:span></text:p>
      <text:p text:style-name="P5"><text:span text:style-name="T2"><text:s/>συνθέτων κατὰ τὸν εἰρημένον τρόπον τῷ λογισμῷ θεωρεῖται, <text:s/></text:span><text:line-break/><text:span text:style-name="T2"> τὰ δὲ ἤδη ἐν σώματι κατατεταγμένα καὶ ὑποπίπτοντα τῇ <text:s/></text:span><text:line-break/><text:span text:style-name="T2"> αἰσθήσει, συνεζευγμένας ἔχει τὰς ποιότητας. Καὶ οὐδὲν <text:s/></text:span><text:line-break/><text:span text:style-name="T2"> ἀπολελυμένως ἐστὶ μοναχὸν οὐδὲ ἁπλοῦν καὶ εἰλικρινὲς τῶν <text:s/></text:span><text:line-break/><text:span text:style-name="T2"> ὁρωμένων καὶ αἰσθητῶν· ἀλλ' ἡ μὲν γῆ ξηρὰ καὶ ψυχρὰ, <text:s/></text:span><text:line-break/><text:span text:style-name="T2"> τὸ δὲ ὕδωρ ὑγρὸν καὶ ψυχρὸν, ὁ δὲ ἀὴρ θερμὸς καὶ ὑγρὸς, <text:s/></text:span><text:line-break/><text:span text:style-name="T2"> τὸ δὲ πῦρ θερμὸν καὶ ξηρόν, Οὕτω γὰρ, διὰ τῆς συζύγου <text:s/></text:span><text:line-break/><text:span text:style-name="T2"> ποιότητος, ἡ δύναμις προέρχεται τοῦ ἀναμιχθῆναι <text:s/></text:span><text:line-break/><text:span text:style-name="T2"> ἑκάστῳ πρὸς ἕκαστον· τῷ τε γὰρ γείτονι στοιχείῳ διὰ τῆς <text:s text:c="2"/></text:span><text:line-break/><text:span text:style-name="T2"> κοινῆς ποιότητος ἕκαστον ἀνακίρναται, καὶ διὰ τῆς πρὸς τὸ <text:s/></text:span></text:p>
      <text:p text:style-name="P6"><text:span text:style-name="T2"><text:s/>4.5.50</text:span></text:p>
      <text:p text:style-name="P5"><text:span text:style-name="T2"><text:s/>σύνεγγυς κοινωνίας τῷ ἀντικειμένῳ συνάπτεται. Οἷον, ἡ <text:s/></text:span><text:line-break/><text:span text:style-name="T2"> γῆ, ξηρὰ οὖσα καὶ ψυχρὰ, ἑνοῦται μὲν τῷ ὕδατι κατὰ τὴν <text:s/></text:span><text:line-break/><text:span text:style-name="T2"> συγγένειαν τῆς ψυχρότητος, ἑνοῦται δὲ διὰ τοῦ ὕδατος τῷ <text:s/></text:span><text:line-break/><text:span text:style-name="T2"> ἀέρι· ἐπειδὴ μέσον ἀμϕοτέρων τεταγμένον τὸ ὕδωρ, οἱονεὶ <text:s/></text:span><text:line-break/><text:span text:style-name="T2"> χειρῶν δύο ἐπιβολῇ ἑκατέρᾳ ποιότητι τῶν παρακειμένων <text:s/></text:span><text:line-break/><text:span text:style-name="T2"> ἐϕάπτεται, τῇ μὲν ψυχρότητι τῆς γῆς, τῇ ὑγρότητι δὲ τοῦ <text:s/></text:span><text:line-break/><text:span text:style-name="T2"> ἀέρος. Πάλιν ὁ ἀὴρ τῇ ἑαυτοῦ μεσιτείᾳ διαλλακτὴς γίνεται <text:s/></text:span><text:line-break/><text:span text:style-name="T2"> τῆς μαχομένης ϕύσεως ὕδατος καὶ πυρὸς, τῷ ὕδατι μὲν διὰ <text:s/></text:span><text:line-break/><text:span text:style-name="T2"> τῆς ὑγρότητος, τῷ πυρὶ δὲ διὰ τοῦ θερμοῦ συμπλεκόμενος. <text:s/></text:span><text:line-break/><text:soft-page-break/><text:span text:style-name="T2"> Τὸ δὲ πῦρ θερμὸν καὶ ξηρὸν ὑπάρχον τὴν ϕύσιν, τῷ μὲν <text:s/></text:span></text:p>
      <text:p text:style-name="P6"><text:span text:style-name="T2"><text:s/>4.5.60</text:span></text:p>
      <text:p text:style-name="P5"><text:span text:style-name="T2"><text:s/>θερμῷ πρὸς τὸν ἀέρα συνδεῖται, τῷ ξηρῷ δὲ πάλιν πρὸς <text:s/></text:span><text:line-break/><text:span text:style-name="T2"> τὴν κοινωνίαν τῆς γῆς ἐπανέρχεται. Καὶ οὕτω γίνεται <text:s/></text:span><text:line-break/><text:span text:style-name="T2"> κύκλος καὶ χορὸς ἐναρμόνιος, συμϕωνούντων πάντων καὶ <text:s/></text:span><text:line-break/><text:span text:style-name="T2"> συστοιχούντων ἀλλήλοις. ῞Οθεν κυρίως αὐτοῖς καὶ ἡ προσ- </text:span><text:line-break/><text:span text:style-name="T2"> ηγορία τῶν στοιχείων ἐϕήρμοσται. Ταῦτά μοι εἴρηται <text:s/></text:span><text:line-break/><text:span text:style-name="T2"> παριστῶντι τὴν αἰτίαν δι' ἣν ὁ Θεὸς τὴν ξηρὰν ἐκάλεσε γῆν, <text:s/></text:span><text:line-break/><text:span text:style-name="T2"> ἀλλ' οὐχὶ τὴν γῆν προσεῖπε ξηράν. Διότι τὸ ξηρὸν οὐχὶ <text:s/></text:span><text:line-break/><text:span text:style-name="T2"> τῶν ὕστερον προσγινομένων ἐστὶ τῇ γῇ, ἀλλὰ τῶν ἐξ <text:s text:c="2"/></text:span><text:line-break/><text:span text:style-name="T2"> ἀρχῆς συμπληρούντων αὐτῆς τὴν οὐσίαν. Τὰ δὲ αὐτὴν τοῦ <text:s/></text:span><text:line-break/><text:span text:style-name="T2"> εἶναι αἰτίαν παρέχοντα, πρότερα τῇ ϕύσει τῶν μετὰ ταῦτα <text:s/></text:span></text:p>
      <text:p text:style-name="P6"><text:span text:style-name="T2"><text:s/>4.5.70</text:span></text:p>
      <text:p text:style-name="P5"><text:span text:style-name="T2"><text:s/>προσγινομένων καὶ προτιμότερα. ῞Ωστε εἰκότως ἐκ τῶν <text:s/></text:span><text:line-break/><text:span text:style-name="T2"> προ#παρχόντων καὶ πρεσβυτέρων ἐπενοήθη τῇ γῇ τὰ <text:s/></text:span><text:line-break/><text:span text:style-name="T2"> γνωρίσματα. <text:s/></text:span></text:p>
      <text:p text:style-name="P6"><text:span text:style-name="T2"><text:s/>4.6.1</text:span></text:p>
      <text:p text:style-name="P5"><text:span text:style-name="T2"><text:s/>Καὶ εἶδεν ὁ Θεὸς ὅτι καλόν. Οὐκ αὐτὸ τοῦτο τερπνήν <text:s/></text:span><text:line-break/><text:span text:style-name="T2"> τινα ὄψιν θαλάσσης ὁ λόγος ἐνδείκνυται τῷ Θεῷ πεϕηνέναι. <text:s/></text:span><text:line-break/><text:span text:style-name="T2"> Οὐ γὰρ ὀϕθαλμοῖς βλέπει τὰ κάλλη τῆς κτίσεως ὁ ποιητὴς, <text:s/></text:span><text:line-break/><text:span text:style-name="T2"> ἀλλὰ τῇ ἀρρήτῳ σοϕίᾳ θεωρεῖ τὰ γινόμενα. ‘Ηδὺ μὲν γὰρ <text:s/></text:span><text:line-break/><text:span text:style-name="T2"> θέαμα, λευκαινομένη θάλασσα, γαλήνης αὐτὴν σταθερᾶς <text:s/></text:span><text:line-break/><text:span text:style-name="T2"> κατεχούσης· ἡδὺ δὲ καὶ ὅταν πραείαις αὔραις τραχυνομένη <text:s/></text:span></text:p>
      <text:p text:style-name="P6"><text:span text:style-name="T2"><text:s/>4.6.7</text:span></text:p>
      <text:p text:style-name="P5"><text:span text:style-name="T2"><text:s/>τὰ νῶτα, πορϕύρουσαν χρόαν ἢ κυανῆν τοῖς ὁρῶσι προσ- </text:span><text:line-break/><text:span text:style-name="T2"> βάλλῃ· ὅτε οὐδὲ τύπτει βιαίως τὴν γείτονα χέρσον, ἀλλ' <text:s/></text:span><text:line-break/><text:span text:style-name="T2"> οἷον εἰρηνικαῖς τισιν αὐτὴν περιπλοκαῖς κατασπάζεται. <text:s/></text:span></text:p>
      <text:p text:style-name="P6"><text:span text:style-name="T2"><text:s/>4.6.10</text:span></text:p>
      <text:p text:style-name="P5"><text:span text:style-name="T2"><text:s/>Οὐ μὴν οὕτω καὶ Θεῷ οἴεσθαι χρὴ τὴν Γραϕὴν εἰρηκέναι <text:s/></text:span><text:line-break/><text:span text:style-name="T2"> καλὴν καὶ ἡδεῖαν ὦϕθαι τὴν θάλασσαν, ἀλλὰ τὸ καλὸν ἐκεῖ <text:s/></text:span><text:line-break/><text:span text:style-name="T2"> τῷ λόγῳ τῆς δημιουργίας κρίνεται. Πρῶτον μὲν, ὅτι πηγὴ <text:s/></text:span><text:line-break/><text:span text:style-name="T2"> τῆς περὶ γῆν ἁπάσης νοτίδος ἐστὶ τὸ τῆς θαλάσσης ὕδωρ· <text:s/></text:span><text:line-break/><text:span text:style-name="T2"> τοῦτο μὲν ἐν τοῖς ἀϕανέσι πόροις διαδιδόμενον, ὡς δηλοῦσιν <text:s/></text:span><text:line-break/><text:span text:style-name="T2"> αἱ σομϕώδεις τῶν ἠπείρων καὶ ὕπαντροι, ὑϕ' ἃς ἡ ῥοώδης <text:s/></text:span><text:line-break/><text:span text:style-name="T2"> διαυλωνίζουσα θάλασσα, ἐπειδὰν σκολιαῖς καὶ οὐ πρὸς <text:s/></text:span><text:line-break/><text:span text:style-name="T2"> τὸ ὄρθιον ϕερομέναις ἐναποληϕθῇ διεξόδοις, ὑπὸ τοῦ κινοῦν- </text:span><text:line-break/><text:soft-page-break/><text:span text:style-name="T2"> τος αὐτὴν πνεύματος ὠθουμένη, ϕέρεται ἔξω τὴν ἐπιϕάνειαν <text:s text:c="2"/></text:span><text:line-break/><text:span text:style-name="T2"> διαρρήξασα, καὶ γίνεται πότιμος ἐκ τῆς διηθήσεως τὸ <text:s/></text:span></text:p>
      <text:p text:style-name="P6"><text:span text:style-name="T2"><text:s/>4.6.20</text:span></text:p>
      <text:p text:style-name="P5"><text:span text:style-name="T2"><text:s/>πικρὸν ἰαθεῖσα. ῎Ηδη δὲ καὶ θερμοτέρας ἐκ μετάλλων <text:s/></text:span><text:line-break/><text:span text:style-name="T2"> ποιότητος κατὰ τὴν διέξοδον προσλαβοῦσα, ἐκ τῆς αὐτῆς <text:s/></text:span><text:line-break/><text:span text:style-name="T2"> τοῦ κινοῦντος αἰτίας ζέουσα γίνεται, ὡς τὰ πολλὰ, καὶ <text:s/></text:span><text:line-break/><text:span text:style-name="T2"> πυρώδης· ὅπερ πολλαχοῦ μὲν τῶν νήσων, πολλαχοῦ δὲ τῶν <text:s/></text:span><text:line-break/><text:span text:style-name="T2"> παραλίων τόπων ἔξεστιν ἱστορῆσαι. ῞Οπου γε καὶ κατὰ τὴν <text:s/></text:span><text:line-break/><text:span text:style-name="T2"> μεσόγειαν, τόποι τινὲς τῶν ποταμίων ὑδάτων γείτονες, <text:s/></text:span><text:line-break/><text:span text:style-name="T2"> ὡς μικρὰ μεγάλοις εἰκάσαι, τὰ παραπλήσια πάσχουσι. <text:s/></text:span><text:line-break/><text:span text:style-name="T2"> Πρὸς οὖν τί τοῦτο εἴρηταί μοι; ῞Οτι πᾶσα ὑπόνομός ἐστιν <text:s/></text:span><text:line-break/><text:span text:style-name="T2"> ἡ γῆ, διὰ πόρων ἀϕανῶν ἐκ τῶν ἀρχῶν τῆς θαλάσσης <text:s/></text:span><text:line-break/><text:span text:style-name="T2"> ὑπονοστοῦντος τοῦ ὕδατος. <text:s/></text:span></text:p>
      <text:p text:style-name="P6"><text:span text:style-name="T2"><text:s/>4.7.1</text:span></text:p>
      <text:p text:style-name="P5"><text:span text:style-name="T2"><text:s/>Καλὴ τοίνυν ἡ θάλασσα τῷ Θεῷ, καὶ διὰ τὴν ἐν τῷ βάθει <text:s/></text:span><text:line-break/><text:span text:style-name="T2"> τῆς ἰκμάδος ὑποδρομήν· καλὴ καὶ διότι ποταμῶν οὖσα <text:s/></text:span><text:line-break/><text:span text:style-name="T2"> δοχεῖον, εἰς ἑαυτὴν τὰ πανταχόθεν καταδέχεται ῥεύματα, <text:s/></text:span><text:line-break/><text:span text:style-name="T2"> καὶ μένει τῶν ὅρων εἴσω τῶν ἑαυτῆς· καλὴ καὶ διότι τοῖς <text:s/></text:span><text:line-break/><text:span text:style-name="T2"> ἀερίοις ὕδασιν ἀρχὴ τίς ἐστι καὶ πηγὴ, θαλπομένη μὲν τῇ <text:s text:c="2"/></text:span><text:line-break/><text:span text:style-name="T2"> ἀκτῖνι τοῦ ἡλίου, ἀποτιθεμένη δὲ τὸ λεπτὸν τοῦ ὕδατος διὰ <text:s/></text:span><text:line-break/><text:span text:style-name="T2"> τῶν ἀτμῶν, ὅπερ ἑλκυσθὲν εἰς τὸν ἄνω τόπον, εἶτα κατα- </text:span><text:line-break/><text:span text:style-name="T2"> ψυχθὲν διὰ τὸ ὑψηλότερον γενέσθαι τῆς ἀπὸ τοῦ ἐδάϕους <text:s/></text:span><text:line-break/><text:span text:style-name="T2"> ἀνακλάσεως τῶν ἀκτίνων, καὶ ὁμοῦ τῆς ἐκ τοῦ νέϕους <text:s/></text:span></text:p>
      <text:p text:style-name="P6"><text:span text:style-name="T2"><text:s/>4.7.10</text:span></text:p>
      <text:p text:style-name="P5"><text:span text:style-name="T2"><text:s/>σκιᾶς τὴν ψύξιν ἐπιτεινούσης, ὑετὸς γίνεται, καὶ πιαίνει τὴν <text:s/></text:span><text:line-break/><text:span text:style-name="T2"> γῆν. Καὶ τούτοις οὐδεὶς ἀπιστεῖ πάντως τοὺς ὑποκαιομένους <text:s/></text:span><text:line-break/><text:span text:style-name="T2"> λέβητας ἐννοήσας, οἳ πλήρεις ὄντες ὑγροῦ, πολλάκις κενοὶ <text:s/></text:span><text:line-break/><text:span text:style-name="T2"> κατελείϕθησαν, εἰς ἀτμὸν παντὸς τοῦ ἑψομένου διακρι- </text:span><text:line-break/><text:span text:style-name="T2"> θέντος. ’Αλλὰ καὶ αὐτό ἐστιν ἰδεῖν τὸ τῆς θαλάσσης ὕδωρ <text:s/></text:span><text:line-break/><text:span text:style-name="T2"> παρὰ τῶν ναυτιλλομένων ἑψόμενον· οἳ τοὺς ἀτμοὺς σπόγ- </text:span><text:line-break/><text:span text:style-name="T2"> γοις ὑποδεχόμενοι, τὴν χρείαν μετρίως ἐν ταῖς ἀνάγκαις <text:s/></text:span><text:line-break/><text:span text:style-name="T2"> παραμυθοῦνται. Καλὴ δὲ καὶ ἄλλως παρὰ Θεῷ, ὅτι περι- </text:span><text:line-break/><text:span text:style-name="T2"> σϕίγγει τὰς νήσους, ὁμοῦ μὲν κόσμον αὐταῖς, ὁμοῦ δὲ καὶ <text:s/></text:span><text:line-break/><text:span text:style-name="T2"> ἀσϕάλειαν παρεχομένη δι' ἑαυτῆς· ἔπειτα καὶ ὅτι τὰς <text:s/></text:span></text:p>
      <text:p text:style-name="P6"><text:span text:style-name="T2"><text:s/>4.7.20</text:span></text:p>
      <text:p text:style-name="P5"><text:span text:style-name="T2"><text:s/>πλεῖστον ἀλλήλων διεστώσας ἠπείρους συνάπτει δι' ἑαυτῆς, <text:s/></text:span><text:line-break/><text:soft-page-break/><text:span text:style-name="T2"> ἀκώλυτον τοῖς ναυτιλλομένοις τὴν ἐπιμιξίαν παρεχομένη· <text:s/></text:span><text:line-break/><text:span text:style-name="T2"> δι' ὧν καὶ ἱστορίας τῶν ἀγνοουμένων χαρίζεται, καὶ πλούτου <text:s/></text:span><text:line-break/><text:span text:style-name="T2"> πρόξενος ἐμπόροις γίνεται, καὶ τὰς τοῦ βίου χρείας ἐπανορ- </text:span><text:line-break/><text:span text:style-name="T2"> θοῦται ῥᾳδίως, ἐξαγωγὴν μὲν τῶν περιττῶν τοῖς εὐθηνου- </text:span><text:line-break/><text:span text:style-name="T2"> μένοις παρεχομένη, ἐπανόρθωσιν δὲ τοῦ λείποντος χαριζο- </text:span><text:line-break/><text:span text:style-name="T2"> μένη τοῖς ἐνδεέσι. Καὶ πόθεν ἐμοὶ ὅλον ἰδεῖν μετὰ ἀκριβείας <text:s/></text:span><text:line-break/><text:span text:style-name="T2"> τῆς θαλάσσης τὸ κάλλος, ὅσον τῷ ὀϕθαλμῷ τοῦ ποιήσαντος <text:s/></text:span><text:line-break/><text:span text:style-name="T2"> κατεϕάνη; Εἰ δὲ θάλασσα καλὴ καὶ ἐπαινετὴ τῷ Θεῷ, πῶς <text:s/></text:span><text:line-break/><text:span text:style-name="T2"> οὐχὶ καλλίων ἐκκλησίας τοιαύτης σύλλογος, ἐν ᾗ συμμιγὴς <text:s text:c="2"/></text:span></text:p>
      <text:p text:style-name="P6"><text:span text:style-name="T2"><text:s/>4.7.30</text:span></text:p>
      <text:p text:style-name="P5"><text:span text:style-name="T2"><text:s/>ἦχος, οἷόν τινος κύματος ἠϊόνι προσϕερομένου, ἀνδρῶν καὶ <text:s/></text:span><text:line-break/><text:span text:style-name="T2"> γυναικῶν καὶ νηπίων, κατὰ τὰς πρὸς τὸν Θεὸν ἡμῶν <text:s/></text:span><text:line-break/><text:span text:style-name="T2"> δεήσεις, ἐκπέμπεται. Γαλήνη δὲ βαθεῖα ἀσάλευτον αὐτὴν <text:s/></text:span><text:line-break/><text:span text:style-name="T2"> διασώζει, τῶν πνευμάτων τῆς πονηρίας ταράξαι αὐτὴν τοῖς <text:s/></text:span><text:line-break/><text:span text:style-name="T2"> αἱρετικοῖς λόγοις μὴ δυνηθέντων. Γένοισθε οὖν ἄξιοι τῆς <text:s/></text:span><text:line-break/><text:span text:style-name="T2"> ἀποδοχῆς τοῦ Κυρίου, τὴν εὐταξίαν ταύτην ἐπὶ τὸ εὐπρε- </text:span><text:line-break/><text:span text:style-name="T2"> πέστατον διασώσαντες, ἐν Χριστῷ ’Ιησοῦ τῷ Κυρίῳ <text:s/></text:span><text:line-break/><text:span text:style-name="T2"> ἡμῶν, ᾧ ἡ δόξα καὶ τὸ κράτος εἰς τοὺς αἰῶνας τῶν αἰώνων. <text:s/></text:span><text:line-break/><text:span text:style-name="T2"> ’Αμήν. <text:s text:c="2"/></text:span></text:p>
      <text:p text:style-name="P6"><text:span text:style-name="T2"><text:s/>5."t".1</text:span></text:p>
      <text:p text:style-name="P5"><text:span text:style-name="T2"><text:s/>ΟΜΙΛΙΑ έ. <text:s/></text:span></text:p>
      <text:p text:style-name="P6"><text:span text:style-name="T2"><text:s/>5."n".1</text:span></text:p>
      <text:p text:style-name="P5"><text:span text:style-name="T2"><text:s/>Περὶ βλαστήσεως γῆς <text:s/></text:span></text:p>
      <text:p text:style-name="P6"><text:span text:style-name="T2"><text:s/>5.1.1</text:span></text:p>
      <text:p text:style-name="P5"><text:span text:style-name="T2"><text:s/>Καὶ εἶπεν ὁ Θεός· βλαστησάτω ἡ γῆ βοτάνην χόρτου, <text:s/></text:span><text:line-break/><text:span text:style-name="T2"> σπεῖρον σπέρμα κατὰ γένος, καὶ ξύλον κάρπιμον ποιοῦν <text:s/></text:span><text:line-break/><text:span text:style-name="T2"> καρπὸν κατὰ γένος, οὗ τὸ σπέρμα αὐτοῦ ἐν αὐτῷ. ’Ακολούθως <text:s/></text:span><text:line-break/><text:span text:style-name="T2"> μετὰ τὸ ἀναπαύσασθαι τὴν γῆν ἀποσκευασαμένην τὸ <text:s/></text:span><text:line-break/><text:span text:style-name="T2"> βάρος τοῦ ὕδατος, τὸ πρόσταγμα αὐτῇ γέγονε βλαστῆσαι <text:s/></text:span><text:line-break/><text:span text:style-name="T2"> πρῶτον βοτάνην, ἔπειτα ξύλον· ὅπερ ἔτι καὶ νῦν ὁρῶμεν <text:s/></text:span><text:line-break/><text:span text:style-name="T2"> γινόμενον. ‘Η γὰρ τότε ϕωνὴ, καὶ τὸ πρῶτον ἐκεῖνο πρόσ- </text:span><text:line-break/><text:span text:style-name="T2"> ταγμα, οἷον νόμος τις ἐγένετο ϕύσεως, καὶ ἐναπέμεινε τῇ <text:s/></text:span><text:line-break/><text:span text:style-name="T2"> γῇ, τὴν τοῦ γεννᾶν αὐτῇ καὶ καρποϕορεῖν δύναμιν εἰς <text:s/></text:span></text:p>
      <text:p text:style-name="P6"><text:span text:style-name="T2"><text:s/>5.1.10</text:span></text:p>
      <text:p text:style-name="P5"><text:span text:style-name="T2"><text:s/>τὸ ἑξῆς παρεχόμενος. Βλαστησάτω ἡ γῆ. Πρῶτόν ἐστιν ἐν <text:s/></text:span><text:line-break/><text:span text:style-name="T2"> τῇ γενέσει τῶν ϕυομένων ἡ βλάστησις· ἔπειτα, ὅταν <text:s/></text:span><text:line-break/><text:soft-page-break/><text:span text:style-name="T2"> προκύψῃ μικρὸν τὰ βλαστήματα, βοτάνη γίνεται· εἶτ' <text:s/></text:span><text:line-break/><text:span text:style-name="T2"> ἐπειδὰν αὐξηθῇ, χόρτος ἐστὶ, κατὰ μικρὸν διαρθρουμένων <text:s/></text:span><text:line-break/><text:span text:style-name="T2"> τῶν ϕυομένων, καὶ μέχρι τῆς ἐπὶ τὸ σπέρμα τελειώσεως <text:s text:c="2"/></text:span><text:line-break/><text:span text:style-name="T2"> προϊόντων. Τὸ γὰρ χλοερὸν καὶ ποάζον παραπλήσιόν ἐστιν <text:s/></text:span><text:line-break/><text:span text:style-name="T2"> ἁπάντων. Βλαστησάτω ἡ γῆ βοτάνην χόρτου. Καθ' ἑαυτὴν <text:s/></text:span><text:line-break/><text:span text:style-name="T2"> ἡ γῆ προϕερέτω τὴν βλάστησιν, οὐδεμιᾶς συνεργείας <text:s/></text:span><text:line-break/><text:span text:style-name="T2"> ἑτέρωθεν δεομένη. ’Επειδή τινες οἴονται τὸν ἥλιον αἴτιον <text:s/></text:span><text:line-break/><text:span text:style-name="T2"> εἶναι τῶν ἀπὸ τῆς γῆς ϕυομένων, τῇ ὁλκῇ τοῦ θερμοῦ πρὸς <text:s/></text:span></text:p>
      <text:p text:style-name="P6"><text:span text:style-name="T2"><text:s/>5.1.20</text:span></text:p>
      <text:p text:style-name="P5"><text:span text:style-name="T2"><text:s/>τὴν ἐπιϕάνειαν τὴν ἐκ τοῦ βάθους δύναμιν ἐπισπώμενον, <text:s/></text:span><text:line-break/><text:span text:style-name="T2"> διὰ τοῦτο πρεσβυτέρα τοῦ ἡλίου ἡ περὶ γῆν διακόσμησις· <text:s/></text:span><text:line-break/><text:span text:style-name="T2"> ἵνα καὶ τοῦ προσκυνεῖν τὸν ἥλιον, ὡς αὐτὸν τὴν αἰτίαν τῆς <text:s/></text:span><text:line-break/><text:span text:style-name="T2"> ζωῆς παρεχόμενον, οἱ πεπλανημένοι παύσωνται. ’Εὰν ἄρα <text:s/></text:span><text:line-break/><text:span text:style-name="T2"> πεισθῶσιν, ὅτι πρὸ τῆς ἐκείνου γενέσεως τὰ περὶ τὴν γῆν <text:s/></text:span><text:line-break/><text:span text:style-name="T2"> πάντα διακεκόσμητο, καὶ τοῦ ἀμέτρου περὶ αὐτὸν θαύματος <text:s/></text:span><text:line-break/><text:span text:style-name="T2"> καθυϕῶσιν, ἐνθυμηθέντες ὅτι χόρτου καὶ βοτάνης νεώτερός <text:s/></text:span><text:line-break/><text:span text:style-name="T2"> ἐστι κατὰ τὴν γένεσιν. ῏Αρα οὖν τοῖς μὲν βοσκήμασιν ἡ <text:s/></text:span><text:line-break/><text:span text:style-name="T2"> τροϕὴ προαπετέθη, τὸ δὲ ἡμέτερον οὐδεμιᾶς ἐϕάνη προνοίας <text:s/></text:span><text:line-break/><text:span text:style-name="T2"> ἄξιον; ’Αλλὰ μάλιστα μὲν ὁ βουσὶ καὶ ἵπποις τὸν χιλὸν <text:s/></text:span></text:p>
      <text:p text:style-name="P6"><text:span text:style-name="T2"><text:s/>5.1.30</text:span></text:p>
      <text:p text:style-name="P5"><text:span text:style-name="T2"><text:s/>προαποθέμενος, σοὶ τὸν πλοῦτον καὶ τὴν ἀπόλαυσιν παρα- </text:span><text:line-break/><text:span text:style-name="T2"> σκευάζει. ‘Ο γὰρ τὰ κτήματα σου διατρέϕων, τὴν σὴν <text:s text:c="2"/></text:span><text:line-break/><text:span text:style-name="T2"> συναύξει τοῦ βίου κατασκευήν. ῎Επειτα, ἡ τῶν σπερμάτων <text:s/></text:span><text:line-break/><text:span text:style-name="T2"> γένεσις τί ἄλλο ἐστὶ, καὶ οὐχὶ τῆς σῆς διαγωγῆς παρασκευή; <text:s/></text:span><text:line-break/><text:span text:style-name="T2"> πρὸς τῷ πολλὰ τῶν ἐν πόαις ἔτι καὶ λαχάνοις ὄντων, τροϕὴν <text:s/></text:span><text:line-break/><text:span text:style-name="T2"> ἀνθρώπων ὑπάρχειν. <text:s/></text:span></text:p>
      <text:p text:style-name="P6"><text:span text:style-name="T2"><text:s/>5.2.1</text:span></text:p>
      <text:p text:style-name="P5"><text:span text:style-name="T2"><text:s/>Βλαστησάτω ἡ γῆ βοτάνην χόρτου, σπεῖρον σπέρμα, <text:s/></text:span><text:line-break/><text:span text:style-name="T2"> ϕησὶ, κατὰ γένος. ῞Ωστε κἄν τι γένος βοτάνης ἑτέροις <text:s/></text:span><text:line-break/><text:span text:style-name="T2"> διαϕέρῃ, κἀκείνων τὸ κέρδος πρὸς ἡμᾶς ἐπανέρχεται, καὶ <text:s/></text:span><text:line-break/><text:span text:style-name="T2"> ἡμῖν ἡ χρῆσις τῶν σπερμάτων ἀϕώρισται· ὥστε εἶναι τὸν <text:s/></text:span><text:line-break/><text:span text:style-name="T2"> νοῦν τῶν εἰρημένων τοιοῦτον, Βλαστησάτω ἡ γῆ βοτάνην <text:s/></text:span><text:line-break/><text:span text:style-name="T2"> χόρτου, καὶ σπέρμα σπεῖρον κατὰ γένος. Οὕτω γὰρ καὶ τὸ <text:s/></text:span><text:line-break/><text:span text:style-name="T2"> τῆς λέξεως ἀκόλουθον ἀποκαταστῆναι δυνήσεται, ἀκα- </text:span><text:line-break/><text:span text:style-name="T2"> ταλλήλως νῦν τῆς συντάξεως ἔχειν δοκούσης, καὶ τὸ ἀναγκαῖον <text:s/></text:span><text:line-break/><text:span text:style-name="T2"> τῶν ὑπὸ τῆς ϕύσεως οἰκονομουμένων διασωθήσεται. Πρῶτον <text:s/></text:span></text:p>
      <text:p text:style-name="P6"><text:soft-page-break/><text:span text:style-name="T2"><text:s/>5.2.10</text:span></text:p>
      <text:p text:style-name="P5"><text:span text:style-name="T2"><text:s/>μὲν γὰρ βλάστησις, εἶτα χλοὴ, εἶτα χόρτου αὔξησις, εἶτα ὁ <text:s/></text:span><text:line-break/><text:span text:style-name="T2"> ἀπαρτισμὸς τῶν αὐξομένων διὰ τοῦ σπέρματος. Πῶς <text:s/></text:span><text:line-break/><text:span text:style-name="T2"> οὖν, ϕασὶ, πάντα εἶναι τὰ ἐκ τῆς γῆς ϕυόμενα σπερματικὰ ὁ <text:s/></text:span><text:line-break/><text:span text:style-name="T2"> λόγος ἐνδείκνυται, ὅπου γε οὔτε κάλαμος, οὔτε ἄγρωστις, <text:s/></text:span><text:line-break/><text:span text:style-name="T2"> οὔτε ἡ μίνθη, οὐ κρόκος, οὐ σκόροδον, οὐ βούτομον, οὐδ' <text:s/></text:span><text:line-break/><text:span text:style-name="T2"> ἄλλα μυρία γένη ϕυτῶν σπερματίζοντα ϕαίνεται; Πρὸς δὴ <text:s/></text:span><text:line-break/><text:span text:style-name="T2"> τοῦτό ϕαμεν, ὅτι πολλὰ τῶν ϕυομένων ἐκ τῆς γῆς ἐπὶ τοῦ <text:s text:c="2"/></text:span><text:line-break/><text:span text:style-name="T2"> πυθμένος καὶ τῆς ῥίζης ἔχει τὴν δύναμιν τῶν σπερμάτων. <text:s/></text:span><text:line-break/><text:span text:style-name="T2"> ῞Ωσπερ ὁ κάλαμος, μετὰ τὴν ἐπέτειον αὔξησιν, ἀπὸ τῆς <text:s/></text:span><text:line-break/><text:span text:style-name="T2"> ῥίζης ἀϕίησί τινα προβολὴν, σπέρματος λόγον ἔχουσαν, <text:s/></text:span></text:p>
      <text:p text:style-name="P6"><text:span text:style-name="T2"><text:s/>5.2.20</text:span></text:p>
      <text:p text:style-name="P5"><text:span text:style-name="T2"><text:s/>πρὸς τὸ μέλλον. Τοῦτο δὲ ποιεῖ καὶ ἄλλα μυρία, ὅσα διὰ γῆς <text:s/></text:span><text:line-break/><text:span text:style-name="T2"> νεμόμενα ἐν ταῖς ῥίζαις τὴν διαδοχὴν κέκτηται. ῞Ωστε <text:s/></text:span><text:line-break/><text:span text:style-name="T2"> παντός ἐστιν ἀληθέστερον τὸ, ἑκάστῳ τῶν ϕυομένων ἢ <text:s/></text:span><text:line-break/><text:span text:style-name="T2"> σπέρμα εἶναι, ἢ δύναμίν τινα σπερματικὴν ἐνυπάρχειν. <text:s/></text:span><text:line-break/><text:span text:style-name="T2"> Καὶ τοῦτό ἐστι τὸ, Κατὰ γένος. Οὐ γὰρ ἡ προβολὴ τοῦ καλά- </text:span><text:line-break/><text:span text:style-name="T2"> μου ἐλαίας ἐστὶ ποιητικὴ, ἀλλὰ ἐκ καλάμου μὲν ἕτερος <text:s/></text:span><text:line-break/><text:span text:style-name="T2"> κάλαμος, ἐκ δὲ τῶν σπερμάτων τὰ συγγενῆ τοῖς καταβληθεῖσιν <text:s/></text:span></text:p>
      <text:p text:style-name="P6"><text:span text:style-name="T2"><text:s/>5.2.27</text:span></text:p>
      <text:p text:style-name="P5"><text:span text:style-name="T2"><text:s/>ἀποβλαστάνει. Καὶ οὕτω τὸ ἐν τῇ πρώτῃ γενέσει προβληθὲν <text:s/></text:span><text:line-break/><text:span text:style-name="T2"> παρὰ τῆς γῆς, μέχρι νῦν διασώζεται, τῇ ἀκολουθίᾳ τῆς <text:s/></text:span><text:line-break/><text:span text:style-name="T2"> διαδοχῆς ϕυλασσομένου τοῦ γένους. Βλαστησάτω ἡ γῆ. <text:s/></text:span></text:p>
      <text:p text:style-name="P6"><text:span text:style-name="T2"><text:s/>5.2.30</text:span></text:p>
      <text:p text:style-name="P5"><text:span text:style-name="T2"><text:s/>Νόησόν μοι ἐκ μικρᾶς ϕωνῆς, καὶ προστάγματος οὕτω <text:s/></text:span><text:line-break/><text:span text:style-name="T2"> βραχέος, τὴν κατεψυγμένην καὶ ἄγονον ὠδίνουσαν ἀθρόως <text:s/></text:span><text:line-break/><text:span text:style-name="T2"> καὶ πρὸς καρπογονίαν συγκινουμένην, ὥσπερ τινὰ σκυθρωπὴν <text:s/></text:span><text:line-break/><text:span text:style-name="T2"> καὶ πενθήρη ἀπορρίψασαν περιβολὴν, μεταμϕιεννυμένην τὴν <text:s/></text:span><text:line-break/><text:span text:style-name="T2"> ϕαιδροτέραν καὶ τοῖς οἰκείοις κόσμοις ἀγαλλομένην, καὶ τὰ <text:s/></text:span><text:line-break/><text:span text:style-name="T2"> μυρία γένη τῶν ϕυομένων προβάλλουσαν. Βούλομαί σοι <text:s/></text:span><text:line-break/><text:span text:style-name="T2"> σϕοδρότερον τῆς κτίσεως ἐνιδρυνθῆναι τὸ θαῦμα, ἵν' ὅπου περ <text:s/></text:span><text:line-break/><text:span text:style-name="T2"> ἂν εὑρεθῇς, καὶ ὁποίῳ δήποτε γένει τῶν ϕυομένων παραστῇς, <text:s/></text:span><text:line-break/><text:span text:style-name="T2"> ἐναργῆ λαμβάνῃς τοῦ ποιήσαντος τὴν ὑπόμνησιν. Πρῶτον <text:s text:c="2"/></text:span><text:line-break/><text:span text:style-name="T2"> μὲν οὖν ὅταν ἴδῃς βοτάνην χόρτου καὶ ἄνθος, εἰς ἔννοιαν <text:s/></text:span></text:p>
      <text:p text:style-name="P6"><text:span text:style-name="T2"><text:s/>5.2.40</text:span></text:p>
      <text:p text:style-name="P5"><text:span text:style-name="T2"><text:s/>ἔρχου τῆς ἀνθρωπίνης ϕύσεως, μεμνημένος τῆς εἰκόνος <text:s/></text:span><text:line-break/><text:soft-page-break/><text:span text:style-name="T2"> τοῦ σοϕοῦ ‘Ησαΐου, ὅτι Πᾶσα σὰρξ ὡς χόρτος, καὶ πᾶσα <text:s/></text:span><text:line-break/><text:span text:style-name="T2"> δόξα ἀνθρώπου ὡς ἄνθος χόρτου. Τὸ γὰρ ὀλιγοχρόνιον τῆς <text:s/></text:span><text:line-break/><text:span text:style-name="T2"> ζωῆς, καὶ τὸ ἐν ὀλίγῳ περιχαρὲς καὶ ἱλαρὸν τῆς ἀνθρωπίνης <text:s/></text:span><text:line-break/><text:span text:style-name="T2"> εὐημερίας, καιριωτάτης παρὰ τῷ προϕήτῃ τετύχηκε τῆς <text:s/></text:span><text:line-break/><text:span text:style-name="T2"> εἰκόνος. Σήμερον εὐθαλὴς τῷ σώματι, κατασεσαρκωμένος <text:s/></text:span><text:line-break/><text:span text:style-name="T2"> ὑπὸ τρυϕῆς, ἐπανθοῦσαν ἔχων τὴν εὔχροιαν ὑπὸ τῆς κατὰ <text:s/></text:span><text:line-break/><text:span text:style-name="T2"> τὴν ἡλικίαν ἀκμῆς, σϕριγῶν καὶ σύντονος, καὶ ἀνυπόστατος <text:s/></text:span><text:line-break/><text:span text:style-name="T2"> τὴν ὁρμὴν, αὔριον ὁ αὐτὸς οὗτος ἐλεεινὸς, ἢ τῷ χρόνῳ <text:s/></text:span><text:line-break/><text:span text:style-name="T2"> μαρανθεὶς, ἢ νόσῳ διαλυθείς. ‘Ο δεῖνα περίβλεπτος ἐπὶ <text:s/></text:span></text:p>
      <text:p text:style-name="P6"><text:span text:style-name="T2"><text:s/>5.2.50</text:span></text:p>
      <text:p text:style-name="P5"><text:span text:style-name="T2"><text:s/>χρημάτων περιουσίᾳ· καὶ πλῆθος περὶ αὐτὸν κολάκων· <text:s/></text:span><text:line-break/><text:span text:style-name="T2"> δορυϕορία ϕίλων προσποιητῶν τὴν ἀπ' αὐτοῦ χάριν θερα- </text:span><text:line-break/><text:span text:style-name="T2"> πευόντων· πλῆθος συγγενείας, καὶ ταύτης κατεσχημα- </text:span><text:line-break/><text:span text:style-name="T2"> τισμένης· ἑσμὸς τῶν ἐϕεπομένων μυρίος τῶν τε ἐπὶ σιτίων <text:s/></text:span><text:line-break/><text:span text:style-name="T2"> καὶ τῶν κατὰ τὰς χρείας αὐτῷ προσεδρευόντων, οὓς καὶ <text:s/></text:span><text:line-break/><text:span text:style-name="T2"> προϊὼν καὶ πάλιν ἐπανιὼν ἐπισυρόμενος ἐπίϕθονός ἐστι τοῖς <text:s/></text:span><text:line-break/><text:span text:style-name="T2"> ἐντυγχάνουσι. Πρόσθες τῷ πλούτῳ καὶ πολιτικήν τινα <text:s/></text:span><text:line-break/><text:span text:style-name="T2"> δυναστείαν, ἢ καὶ τὰς ἐκ βασιλέων τιμάς· ἢ ἐθνῶν <text:s/></text:span><text:line-break/><text:span text:style-name="T2"> ἐπιμέλειαν· ἢ στρατοπέδων ἡγεμονίαν· τὸν κήρυκα μέγα <text:s/></text:span><text:line-break/><text:span text:style-name="T2"> βοῶντα πρὸ αὐτοῦ· τοὺς ῥαβδούχους ἔνθεν καὶ ἔνθεν βαρυ- </text:span></text:p>
      <text:p text:style-name="P6"><text:span text:style-name="T2"><text:s/>5.2.60</text:span></text:p>
      <text:p text:style-name="P5"><text:span text:style-name="T2"><text:s/>τάτην κατάπληξιν τοῖς ἀρχομένοις ἐμβάλλοντας τὰς πληγάς· <text:s/></text:span><text:line-break/><text:span text:style-name="T2"> τὰς δημεύσεις· τὰς ἀπαγωγάς· τὰ δεσμωτήρια, ἐξ <text:s text:c="2"/></text:span><text:line-break/><text:span text:style-name="T2"> ὧν ἀϕόρητος ὁ παρὰ τῶν ὑποχειρίων συναθροίζεται ϕόβος. <text:s/></text:span><text:line-break/><text:span text:style-name="T2"> Καὶ τί μετὰ τοῦτο; Μία νὺξ, ἢ πυρετὸς εἷς, ἢ πλευρῖτις, ἢ <text:s/></text:span><text:line-break/><text:span text:style-name="T2"> περιπνευμονία, ἀνάρπαστον ἐξ ἀνθρώπων ἀπάγουσα τὸν <text:s/></text:span><text:line-break/><text:span text:style-name="T2"> ἄνθρωπον οἴχεται, πᾶσαν τὴν κατ' αὐτὸν σκηνὴν ἐξαπίνης <text:s/></text:span><text:line-break/><text:span text:style-name="T2"> ἀπογυμνώσασα, καὶ ἡ δόξα ἐκείνη ὥσπερ ἐνύπνιον <text:s/></text:span><text:line-break/><text:span text:style-name="T2"> ἀπηλέγχθη. ῞Ωστε ἐπιτέτευκται τῷ προϕήτῃ ἡ πρὸς τὸ <text:s/></text:span><text:line-break/><text:span text:style-name="T2"> ἀδρανέστατον ἄνθος ὁμοίωσις τῆς ἀνθρωπίνης δόξης. <text:s/></text:span></text:p>
      <text:p text:style-name="P6"><text:span text:style-name="T2"><text:s/>5.3.1</text:span></text:p>
      <text:p text:style-name="P5"><text:span text:style-name="T2"><text:s/>Βλαστησάτω ἡ γῆ βοτάνην χόρτου, σπεῖρον σπέρμα <text:s/></text:span><text:line-break/><text:span text:style-name="T2"> κατὰ γένος καὶ καθ' ὁμοιότητα. ῎Ετι καὶ νῦν ἡ τάξις τῶν <text:s/></text:span><text:line-break/><text:span text:style-name="T2"> ϕυομένων μαρτυρεῖ τῇ πρώτῃ διακοσμήσει. ‘Η γὰρ βλάστησις <text:s/></text:span><text:line-break/><text:span text:style-name="T2"> καθηγεῖται πάσης βοτάνης καὶ πάσης πόας. Εἴτε γὰρ ἀπὸ <text:s/></text:span><text:line-break/><text:span text:style-name="T2"> ῥίζης ἐκδίδοταί τι ἐκ τῆς κάτωθεν προβολῆς, ὡς κρόκος καὶ <text:s/></text:span><text:line-break/><text:soft-page-break/><text:span text:style-name="T2"> ἄγρωστις, ἀναβλαστῆσαι δεῖ καὶ ἐπὶ τὸ ἔξω προκύψαι· εἴτε <text:s/></text:span><text:line-break/><text:span text:style-name="T2"> ἀπὸ σπέρματος, καὶ οὕτως ἀνάγκη πρῶτον βλάστησιν, <text:s/></text:span><text:line-break/><text:span text:style-name="T2"> εἶτα βοτάνην γενέσθαι, εἶτα χόρτον χλοάζοντα, εἶτα τὸν <text:s/></text:span><text:line-break/><text:span text:style-name="T2"> καρπὸν ἐπὶ ξηρᾶς ἤδη καὶ παχείας τῆς καλάμης ἁδρυνόμε- </text:span></text:p>
      <text:p text:style-name="P6"><text:span text:style-name="T2"><text:s/>5.3.10</text:span></text:p>
      <text:p text:style-name="P5"><text:span text:style-name="T2"><text:s/>νον. Βλαστησάτω ἡ γῆ βοτάνην χόρτου. ῞Οταν εἰς γῆν <text:s/></text:span><text:line-break/><text:span text:style-name="T2"> καταπέσῃ τὸ σπέρμα συμμέτρως νοτίδος καὶ θέρμης ἔχουσαν, <text:s/></text:span><text:line-break/><text:span text:style-name="T2"> χαῦνον γενόμενον καὶ πολύπορον, τῆς παρακειμένης γῆς <text:s/></text:span><text:line-break/><text:span text:style-name="T2"> περιδραξάμενον, τὰ οἰκεῖα καὶ σύμϕυλα πρὸς ἑαυτὸ ἐπισπᾶται. <text:s/></text:span><text:line-break/><text:span text:style-name="T2"> ’Εμπίπτοντα δὲ τοῖς πόροις καὶ περιολισθαίνοντα τῆς γῆς <text:s text:c="2"/></text:span><text:line-break/><text:span text:style-name="T2"> τὰ λεπτότατα μόρια, ἐπὶ πλέον ἀνευρύνει τοὺς ὄγκους <text:s/></text:span><text:line-break/><text:span text:style-name="T2"> αὐτῆς ὥστε ῥιζοῦσθαι μὲν εἰς τὸ κάτω, ἐπὶ τὸ ἄνω δὲ <text:s/></text:span><text:line-break/><text:span text:style-name="T2"> προκύπτειν ἰσαρίθμων ταῖς ῥίζαις τῶν καλάμων προβαλ- </text:span><text:line-break/><text:span text:style-name="T2"> λομένων· θαλπομένου δὲ ἀεὶ τοῦ βλαστήματος, συρομένην <text:s/></text:span><text:line-break/><text:span text:style-name="T2"> διὰ τῶν ῥιζῶν τὴν νοτίδα, τῇ ὁλκῇ τοῦ θερμοῦ συνεπά- </text:span></text:p>
      <text:p text:style-name="P6"><text:span text:style-name="T2"><text:s/>5.3.20</text:span></text:p>
      <text:p text:style-name="P5"><text:span text:style-name="T2"><text:s/>γεσθαι τοῦ τροϕίμου τῆς γῆς ὅσον μέτριον, καὶ τοῦτο <text:s/></text:span><text:line-break/><text:span text:style-name="T2"> καταμερίζειν εἰς καλάμην καὶ ϕλοιὸν καὶ τὰς θήκας τοῦ <text:s/></text:span><text:line-break/><text:span text:style-name="T2"> σίτου, καὶ αὐτὸν τὸν σῖτον καὶ τοὺς ἀνθέρικας· καὶ οὕτω <text:s/></text:span><text:line-break/><text:span text:style-name="T2"> κατὰ μικρὸν τῆς αὐξήσεως γινομένης, ἐπὶ τὸ οἰκεῖον μέτρον <text:s/></text:span><text:line-break/><text:span text:style-name="T2"> ἕκαστον τῶν ϕυομένων ἀποκαθίστασθαι, εἴτε τι τῶν σιτηρῶν, <text:s/></text:span><text:line-break/><text:span text:style-name="T2"> εἴτε τῶν χεδροπῶν, εἴτε τῶν λαχανωδῶν ἢ ϕρυγανικῶν <text:s/></text:span><text:line-break/><text:span text:style-name="T2"> τυγχάνοι. Εἷς χόρτος καὶ μία βοτάνη ἐξαρκεῖ τὴν διάνοιάν <text:s/></text:span><text:line-break/><text:span text:style-name="T2"> σου πᾶσαν εἰς τὴν θεωρίαν τῆς ἐξεργασαμένης αὐτὰ <text:s/></text:span><text:line-break/><text:span text:style-name="T2"> τέχνης ἀπασχολῆσαι· πῶς γόνασι διαζώννυται ἡ καλάμη <text:s/></text:span><text:line-break/><text:span text:style-name="T2"> τοῦ σίτου, ἵνα ὥσπερ σύνδεσμοί τινες ῥᾳδίως τὸ βάρος τῶν <text:s/></text:span></text:p>
      <text:p text:style-name="P6"><text:span text:style-name="T2"><text:s/>5.3.30</text:span></text:p>
      <text:p text:style-name="P5"><text:span text:style-name="T2"><text:s/>ἀσταχύων ϕέρωσιν, ὅταν πλήρεις ὄντες καρπῶν πρὸς τὴν <text:s/></text:span><text:line-break/><text:span text:style-name="T2"> γῆν κατακλίνωνται. Διὰ τοῦτο ὁ μὲν βρόμος διόλου κενὸς, <text:s/></text:span><text:line-break/><text:span text:style-name="T2"> ἅτε μηδενὶ τὴν κεϕαλὴν βαρυνόμενος· τὸν δὲ σῖτον τοῖς <text:s/></text:span><text:line-break/><text:span text:style-name="T2"> συνδέσμοις τούτοις ἡ ϕύσις κατησϕαλίσατο. ’Εν θήκῃ δὲ <text:s/></text:span><text:line-break/><text:span text:style-name="T2"> τὸν κόκκον ἀποθεμένη ὡς μὴ εὐδιάρπαστον εἶναι τοῖς <text:s/></text:span><text:line-break/><text:span text:style-name="T2"> σπερμολόγοις· ἔτι καὶ τῇ προβολῇ τῶν ἀνθερίκων οἷον <text:s/></text:span><text:line-break/><text:span text:style-name="T2"> ἀκίσι τὰς ἐκ τῶν μικρῶν ζῴων ἀϕίστησι βλάβας. <text:s text:c="2"/></text:span></text:p>
      <text:p text:style-name="P6"><text:span text:style-name="T2"><text:s/>5.4.1</text:span></text:p>
      <text:p text:style-name="P5"><text:span text:style-name="T2"><text:s/>Τί εἴπω; τί σιωπήσω; ’Εν πλουσίοις τῆς κτίσεως <text:s/></text:span><text:line-break/><text:soft-page-break/><text:span text:style-name="T2"> θησαυροῖς ἄπορος μὲν ἡ εὕρεσις τοῦ τιμιωτέρου, δυσϕορω- </text:span><text:line-break/><text:span text:style-name="T2"> τάτη δὲ ἡ ζημία τοῦ παρεθέντος. Βλαστησάτω ἡ γῆ βοτάνην <text:s/></text:span><text:line-break/><text:span text:style-name="T2"> χόρτου. Καὶ εὐθέως συνεξεδόθη τοῖς τροϕίμοις τὰ δηλητήρια· <text:s/></text:span><text:line-break/><text:span text:style-name="T2"> μετὰ τοῦ σίτου τὸ κώνειον· μετὰ τῶν λοιπῶν τροϕίμων ἑλ- </text:span><text:line-break/><text:span text:style-name="T2"> λέβορος, καὶ ἀκόνιτον, καὶ μανδραγόρας, καὶ ὁ τῆς μήκωνος <text:s/></text:span><text:line-break/><text:span text:style-name="T2"> ὀπός. Τί οὖν; ἀϕέντες τὸ ἐπὶ τοῖς χρησίμοις τὴν χάριν <text:s/></text:span><text:line-break/><text:span text:style-name="T2"> ὁμολογεῖν, ἐγκαλέσομεν τῷ δημιουργῷ ἐπὶ τοῖς ϕθαρτικοῖς <text:s/></text:span><text:line-break/><text:span text:style-name="T2"> ἡμῶν τῆς ζωῆς; ἐκεῖνο δὲ οὐ λογισόμεθα, ὅτι οὐ πάντα τῆς <text:s/></text:span></text:p>
      <text:p text:style-name="P6"><text:span text:style-name="T2"><text:s/>5.4.10</text:span></text:p>
      <text:p text:style-name="P5"><text:span text:style-name="T2"><text:s/>γαστρὸς ἕνεκεν τῆς ἡμετέρας δεδημιούργηται; ’Αλλ' ἡμῖν <text:s/></text:span><text:line-break/><text:span text:style-name="T2"> μὲν αἱ ἀποτεταγμέναι τροϕαὶ πρόχειροι καὶ πᾶσιν εὔγνωστοι· <text:s/></text:span><text:line-break/><text:span text:style-name="T2"> ἕκαστον δὲ τῶν γενομένων ἴδιόν τινα λόγον ἐν τῇ κτίσει <text:s/></text:span><text:line-break/><text:span text:style-name="T2"> πληροῖ. Μὴ γὰρ ἐπειδή σοι δηλητήριον τὸ ταύριον αἷμα, <text:s/></text:span><text:line-break/><text:span text:style-name="T2"> τούτου ἕνεκεν ἔδει ἢ μὴ παραχθῆναι τὸ ζῷον, ἢ παραχθὲν <text:s/></text:span><text:line-break/><text:span text:style-name="T2"> ἄναιμον εἶναι, οὗ τῆς ἰσχύος πρὸς τοσαῦτα ἡμῶν ἐπιδεῖται ὁ <text:s/></text:span><text:line-break/><text:span text:style-name="T2"> βίος; ’Αλλά σοι μὲν αὐτάρκης ὁ σύνοικος λόγος πρὸς τὴν <text:s/></text:span><text:line-break/><text:span text:style-name="T2"> ϕυλακὴν τῶν ὀλεθρίων. Οὐ δήπου γὰρ πρόβατα μὲν καὶ <text:s/></text:span><text:line-break/><text:span text:style-name="T2"> αἶγες ἴσασιν ἀποϕεύγειν τὰ κακοῦντα αὐτῶν τὴν ζωὴν, <text:s/></text:span><text:line-break/><text:span text:style-name="T2"> μόνῃ τῇ αἰσθήσει τὸ βλαβερὸν διακρίνοντα· σοὶ δὲ ᾧ καὶ <text:s/></text:span></text:p>
      <text:p text:style-name="P6"><text:span text:style-name="T2"><text:s/>5.4.20</text:span></text:p>
      <text:p text:style-name="P5"><text:span text:style-name="T2"><text:s/>λόγος πάρεστι, καὶ ἰατρικὴ τέχνη τὸ χρήσιμον ἐκπορίζουσα, <text:s/></text:span><text:line-break/><text:span text:style-name="T2"> καὶ ἡ τῶν προλαβόντων πεῖρα τῶν βλαπτόντων τὴν ϕυγὴν <text:s text:c="2"/></text:span><text:line-break/><text:span text:style-name="T2"> ὑποβάλλουσα, χαλεπόν ἐστιν, εἰπέ μοι, ἐκκλῖναι τὰ δηλητή- </text:span><text:line-break/><text:span text:style-name="T2"> ρια; ῎Εστι δὲ τούτων οὐδὲν ἀργῶς, οὐδὲν ἀχρήστως <text:s/></text:span><text:line-break/><text:span text:style-name="T2"> γεγενημένον. ῍Η γὰρ τροϕὴν παρέχει τινὶ τῶν ἀλόγων· ἢ <text:s/></text:span><text:line-break/><text:span text:style-name="T2"> καὶ ἡμῖν αὐτοῖς παρὰ τῆς ἰατρικῆς τέχνης εἰς παραμυθίαν <text:s/></text:span><text:line-break/><text:span text:style-name="T2"> τινῶν ἀρρωστημάτων ἐξεύρηται. Τὸ μὲν γὰρ κώνειον οἱ <text:s/></text:span><text:line-break/><text:span text:style-name="T2"> ψᾶρες βόσκονται, διὰ τὴν κατασκευὴν τοῦ σώματος τὴν <text:s/></text:span><text:line-break/><text:span text:style-name="T2"> ἐκ τοῦ δηλητηρίου βλάβην ἀποδιδράσκοντες. Λεπτοὺς γὰρ <text:s/></text:span><text:line-break/><text:span text:style-name="T2"> ἔχοντες τοὺς ἐπὶ τῆς καρδίας πόρους, ϕθάνουσιν ἐκπέψαι <text:s/></text:span></text:p>
      <text:p text:style-name="P6"><text:span text:style-name="T2"><text:s/>5.4.30</text:span></text:p>
      <text:p text:style-name="P5"><text:span text:style-name="T2"><text:s/>τὸ καταποθὲν, πρὶν τὴν ἀπ' αὐτοῦ ψύξιν τῶν καιρίων <text:s/></text:span><text:line-break/><text:span text:style-name="T2"> καθάψασθαι. ‘Ελλέβορος δὲ ὀρτύγων ἐστὶ τροϕὴ, ἰδιότητι <text:s/></text:span><text:line-break/><text:span text:style-name="T2"> κράσεως τὴν βλάβην ἀποϕευγόντων. ῎Εστι δὲ καὶ αὐτὰ <text:s/></text:span><text:line-break/><text:span text:style-name="T2"> ταῦτα ἐν καιρῷ ποτε καὶ ἡμῖν χρήσιμα. Διὰ μὲν γὰρ τοῦ <text:s/></text:span><text:line-break/><text:span text:style-name="T2"> μανδραγόρου ὕπνον ἰατροὶ κατεπάγουσιν· ὀπίῳ δὲ τὰς <text:s/></text:span><text:line-break/><text:soft-page-break/><text:span text:style-name="T2"> σϕοδρὰς ὀδύνας τῶν σωμάτων κατακοιμίζουσιν. ῎Ηδη δέ <text:s/></text:span><text:line-break/><text:span text:style-name="T2"> τινες τῷ κωνείῳ καὶ τὸ λυσσῶδες τῶν ὀρέξεων κατεμάραναν· <text:s/></text:span><text:line-break/><text:span text:style-name="T2"> καὶ τῷ ἑλλεβόρῳ πολλὰ τῶν χρονίων παθῶν ἐξεμόχλευσαν. <text:s/></text:span><text:line-break/><text:span text:style-name="T2"> ῞Ωστε ὃ ἐνόμιζες ἔχειν κατὰ τοῦ κτίσαντος ἔγκλημα, τοῦτό <text:s/></text:span><text:line-break/><text:span text:style-name="T2"> σοι εἰς προσθήκην εὐχαριστίας περιελήλυθε. <text:s/></text:span></text:p>
      <text:p text:style-name="P6"><text:span text:style-name="T2"><text:s/>5.5.1</text:span></text:p>
      <text:p text:style-name="P5"><text:span text:style-name="T2"><text:s/>Βλαστησάτω ἡ γῆ βοτάνην χόρτου. Πόσην αὐ- <text:s/></text:span><text:line-break/><text:span text:style-name="T2"> τόματον λέγει τροϕὴν ἐν τούτοις, τήν τε ἐν ῥίζαις, καὶ τὴν <text:s/></text:span><text:line-break/><text:span text:style-name="T2"> ἐν αὐτῇ τῇ βοτάνῃ, καὶ τὴν ἐν καρποῖς ἤδη; πόσην δὲ τὴν <text:s/></text:span><text:line-break/><text:span text:style-name="T2"> ἐξ ἐπιμελείας καὶ γεωργίας ἡμῖν προσγινομένην; Οὐκ <text:s/></text:span><text:line-break/><text:span text:style-name="T2"> εὐθὺς ἐκέλευσε σπέρμα καὶ καρπὸν ἀναδοθῆναι, ἀλλὰ <text:s/></text:span><text:line-break/><text:span text:style-name="T2"> βλαστῆσαι καὶ χλοάσαι τὴν γῆν, καὶ τότε εἰς σπέρμα <text:s/></text:span></text:p>
      <text:p text:style-name="P6"><text:span text:style-name="T2"><text:s/>5.5.7</text:span></text:p>
      <text:p text:style-name="P5"><text:span text:style-name="T2"><text:s/>τελειωθῆναι, ἵνα τὸ πρῶτον ἐκεῖνο πρόσταγμα διδασκά- </text:span><text:line-break/><text:span text:style-name="T2"> λιον τῇ ϕύσει γένηται πρὸς τὴν ἑξῆς ἀκολουθίαν. Πῶς οὖν <text:s/></text:span><text:line-break/><text:span text:style-name="T2"> κατὰ γένος, ϕησὶν, ἡ γῆ προϕέρει τὰ σπέρματα, ὁπότε <text:s/></text:span></text:p>
      <text:p text:style-name="P6"><text:span text:style-name="T2"><text:s/>5.5.10</text:span></text:p>
      <text:p text:style-name="P5"><text:span text:style-name="T2"><text:s/>σῖτον πολλάκις καταβαλόντες, τὸν μέλανα τοῦτον πυρὸν <text:s/></text:span><text:line-break/><text:span text:style-name="T2"> συγκομίζομεν; ’Αλλὰ τοῦτο οὐχὶ πρὸς ἕτερον γένος ἐστὶ <text:s/></text:span><text:line-break/><text:span text:style-name="T2"> μεταβολὴ, ἀλλ' οἱονεὶ νόσος τις καὶ ἀρρωστία τοῦ σπέρματος. <text:s/></text:span><text:line-break/><text:span text:style-name="T2"> Οὐ γὰρ ἀπέθετο τὸ εἶναι σῖτος, ἀλλ' ἐμελάνθη διὰ τῆς <text:s/></text:span><text:line-break/><text:span text:style-name="T2"> καύσεως, ὡς καὶ ἐξ αὐτῆς ἐστι τῆς προσηγορίας μαθεῖν. <text:s/></text:span><text:line-break/><text:span text:style-name="T2"> Τῇ ὑπερβολῇ γὰρ τοῦ κρύους ὑπερκαεὶς, πρὸς ἑτέραν <text:s/></text:span><text:line-break/><text:span text:style-name="T2"> καὶ χρόαν καὶ γεῦσιν μετέπεσεν. Καὶ μέντοι καὶ πάλιν <text:s/></text:span><text:line-break/><text:span text:style-name="T2"> λέγεται, ἐπειδὰν γῆς ἐπιτηδείας καὶ ἀέρων εὐκράτων λάβηται, <text:s/></text:span><text:line-break/><text:span text:style-name="T2"> πρὸς τὸ ἀρχαῖον εἶδος ἐπανιέναι. ῞Ωστε οὐδὲν παρὰ τὸ <text:s/></text:span><text:line-break/><text:span text:style-name="T2"> πρόσταγμα εὕροις ἂν ἐν τοῖς ϕυομένοις ἐπιτελούμενον. <text:s/></text:span></text:p>
      <text:p text:style-name="P6"><text:span text:style-name="T2"><text:s/>5.5.20</text:span></text:p>
      <text:p text:style-name="P5"><text:span text:style-name="T2"><text:s/>‘Η δὲ λεγομένη αἶρα, καὶ ὅσα λοιπὰ νόθα σπέρματα τοῖς <text:s/></text:span><text:line-break/><text:span text:style-name="T2"> τροϕίμοις ἐγκαταμέμικται, ἅπερ ζιζάνια προσαγορεύειν <text:s/></text:span><text:line-break/><text:span text:style-name="T2"> σύνηθες τῇ Γραϕῇ, οὐκ ἐκ τῆς τοῦ σίτου μεταβολῆς <text:s text:c="2"/></text:span><text:line-break/><text:span text:style-name="T2"> γίνεται, ἀλλ' ἐξ οἰκείας ἀρχῆς ὑπέστη, ἴδιον ἔχοντα γένος. <text:s/></text:span><text:line-break/><text:span text:style-name="T2"> ῞Απερ τὴν εἰκόνα πληροῖ τῶν παραχαρασσόντων τὰ τοῦ <text:s/></text:span><text:line-break/><text:span text:style-name="T2"> Κυρίου διδάγματα, καὶ μὴ γνησίως μαθητευομένων τῷ <text:s/></text:span><text:line-break/><text:span text:style-name="T2"> λόγῳ, ἀλλ' ἐκ τῆς τοῦ πονηροῦ διδασκαλίας διεϕθαρμένων, <text:s/></text:span><text:line-break/><text:span text:style-name="T2"> καταμιγνύντων δὲ ἑαυτοὺς τῷ ὑγιαίνοντι σώματι τῆς <text:s/></text:span><text:line-break/><text:soft-page-break/><text:span text:style-name="T2"> ’Εκκλησίας, ἵν' ἐκ τοῦ ἀϕανοῦς τὰς παρ' ἑαυτῶν βλάβας <text:s/></text:span><text:line-break/><text:span text:style-name="T2"> τοῖς ἀκεραιοτέροις ἐμβάλωσιν. ῎Ηδη δὲ ὁ Κύριος καὶ τὴν <text:s/></text:span></text:p>
      <text:p text:style-name="P6"><text:span text:style-name="T2"><text:s/>5.5.30</text:span></text:p>
      <text:p text:style-name="P5"><text:span text:style-name="T2"><text:s/>τελείωσιν τῶν εἰς αὐτὸν πεπιστευκότων τῇ τῶν σπερμάτων <text:s/></text:span><text:line-break/><text:span text:style-name="T2"> αὐξήσει παρεικάζει, λέγων· ‘Ως ὅταν ἄνθρωπος βάλῃ τὸν <text:s/></text:span><text:line-break/><text:span text:style-name="T2"> σπόρον ἐπὶ τῆς γῆς, καὶ καθεύδῃ, καὶ ἐγείρηται νύκτα καὶ <text:s/></text:span><text:line-break/><text:span text:style-name="T2"> ἡμέραν, καὶ ὁ σπόρος ἐγείρηται, καὶ μηκύνηται, ὡς οὐκ <text:s/></text:span><text:line-break/><text:span text:style-name="T2"> οἶδεν αὐτός. Αὐτομάτη γὰρ ἡ γῆ καρποϕορεῖ πρῶτον <text:s/></text:span><text:line-break/><text:span text:style-name="T2"> χόρτον, εἶτα στάχυν, εἶτα πλήρη σῖτον ἐν τῷ στάχυϊ. <text:s/></text:span><text:line-break/><text:span text:style-name="T2"> Βλαστησάτω ἡ γῆ βοτάνην. Καὶ ἐν ἀκαριαίᾳ χρόνου ῥοπῇ <text:s/></text:span><text:line-break/><text:span text:style-name="T2"> ἀπὸ τῆς βλαστήσεως ἀρξαμένη ἡ γῆ, ἵνα ϕυλάξῃ τοὺς <text:s/></text:span><text:line-break/><text:span text:style-name="T2"> νόμους τοῦ κτίσαντος, πᾶσαν ἰδέαν αὐξήσεως διεξελθοῦσα, <text:s/></text:span><text:line-break/><text:span text:style-name="T2"> εὐθὺς πρὸς τὸ τέλειον ἤγαγε τὰ βλαστήματα. Καὶ λειμῶνες <text:s/></text:span></text:p>
      <text:p text:style-name="P6"><text:span text:style-name="T2"><text:s/>5.5.40</text:span></text:p>
      <text:p text:style-name="P5"><text:span text:style-name="T2"><text:s/>μὲν ἦσαν βαθεῖς τῇ ἀϕθονίᾳ τοῦ χόρτου, τῶν δὲ πεδίων τὰ <text:s/></text:span><text:line-break/><text:span text:style-name="T2"> εὔκαρπα ϕρίσσοντα τοῖς ληΐοις, εἰκόνα πελάγους <text:s/></text:span><text:line-break/><text:span text:style-name="T2"> κυμαίνοντος ἐν τῇ κινήσει τῶν ἀσταχύων ἀπέσωζε. Πᾶσα <text:s/></text:span><text:line-break/><text:span text:style-name="T2"> δὲ βοτάνη καὶ πᾶν λαχανηρὸν γένος, καὶ εἴ τι ἐν ϕρυγάνοις, <text:s/></text:span><text:line-break/><text:span text:style-name="T2"> καὶ εἴ τι ἐν ὀσπρίοις, κατὰ πᾶσαν ἀϕθονίαν τότε τῆς γῆς <text:s/></text:span><text:line-break/><text:span text:style-name="T2"> ὑπερεῖχεν. Οὐδὲ γὰρ ἀπότευγμά τι ἦν ἐν τοῖς τότε προβληθεῖ- </text:span><text:line-break/><text:span text:style-name="T2"> σιν, οὔτε γεωργῶν ἀπειρίας, οὔτε ἀέρων δυσκρασίας, οὔτε <text:s/></text:span><text:line-break/><text:span text:style-name="T2"> τινὸς ἄλλης αἰτίας τοῖς γινομένοις λυμαινομένης. Οὐ μὴν <text:s text:c="2"/></text:span><text:line-break/><text:span text:style-name="T2"> οὐδὲ ἡ καταδίκη ἐνεπόδιζε τῇ εὐθηνίᾳ τῆς γῆς. Πρεσβύτερα <text:s/></text:span><text:line-break/><text:span text:style-name="T2"> γὰρ ταῦτα τῆς ἁμαρτίας δι' ἣν κατεκρίθημεν, ἐν ἱδρῶτι τοῦ <text:s/></text:span></text:p>
      <text:p text:style-name="P6"><text:span text:style-name="T2"><text:s/>5.5.50</text:span></text:p>
      <text:p text:style-name="P5"><text:span text:style-name="T2"><text:s/>προσώπου ἡμῶν ἐσθίειν τὸν ἄρτον. <text:s/></text:span></text:p>
      <text:p text:style-name="P6"><text:span text:style-name="T2"><text:s/>5.6.1</text:span></text:p>
      <text:p text:style-name="P5"><text:span text:style-name="T2"><text:s/>’Αλλὰ Καὶ ξύλον κάρπιμον, ϕησὶ, ποιοῦν καρπὸν, <text:s/></text:span><text:line-break/><text:span text:style-name="T2"> οὗ τὸ σπέρμα αὐτοῦ ἐν αὐτῷ κατὰ γένος καὶ καθ' ὁμοιότητα <text:s/></text:span><text:line-break/><text:span text:style-name="T2"> ἐπὶ τῆς γῆς. ’Επὶ τούτῳ τῷ ῥήματι πᾶσαι μὲν λόχμαι <text:s/></text:span><text:line-break/><text:span text:style-name="T2"> κατεπυκνοῦντο· πάντα δὲ ἀνέτρεχε δένδρα, τά τε πρὸς <text:s/></text:span><text:line-break/><text:span text:style-name="T2"> μήκιστον ὕψος διανίστασθαι πεϕυκότα, ἐλάται καὶ <text:s/></text:span><text:line-break/><text:span text:style-name="T2"> κέδροι, καὶ κυπάρισσοι καὶ πεῦκαι· πάντες δὲ θάμνοι εὐθὺς <text:s/></text:span><text:line-break/><text:span text:style-name="T2"> ἦσαν ἀμϕίκομοι καὶ δασεῖς· καὶ τὰ στεϕανωματικὰ λεγόμενα <text:s/></text:span><text:line-break/><text:span text:style-name="T2"> τῶν ϕυτῶν, αἵ τε ῥωδωνιαὶ καὶ μυρσίναι καὶ δάϕναι, πάντα <text:s/></text:span><text:line-break/><text:span text:style-name="T2"> ἐν μιᾷ καιροῦ ῥοπῇ, οὐκ ὄντα πρότερον ὑπὲρ τῆς γῆς, εἰς τὸ <text:s/></text:span></text:p>
      <text:p text:style-name="P6"><text:soft-page-break/><text:span text:style-name="T2"><text:s/>5.6.10</text:span></text:p>
      <text:p text:style-name="P5"><text:span text:style-name="T2"><text:s/>εἶναι παρῆλθε, μετὰ τῆς οἰκείας ἕκαστον ἰδιότητος, ἐναρ- </text:span><text:line-break/><text:span text:style-name="T2"> γεστάταις μὲν διαϕοραῖς ἀπὸ τῶν ἑτερογενῶν χωριζόμενον, <text:s/></text:span><text:line-break/><text:span text:style-name="T2"> οἰκείῳ δὲ ἕκαστον γνωριζόμενον χαρακτῆρι. Πλήν γε ὅτι <text:s/></text:span><text:line-break/><text:span text:style-name="T2"> τὸ ῥόδον τότε ἄνευ ἀκάνθης ἦν, ὕστερον δὲ τῷ κάλλει τοῦ <text:s/></text:span><text:line-break/><text:span text:style-name="T2"> ἄνθους ἡ ἄκανθα παρεζεύχθη, ἵνα τῷ τερπνῷ τῆς ἀπολαύσεως <text:s/></text:span><text:line-break/><text:span text:style-name="T2"> ἐγγύθεν ἔχωμεν παρακειμένην τὴν λύπην, μεμνημένοι τῆς <text:s/></text:span><text:line-break/><text:span text:style-name="T2"> ἁμαρτίας, δι' ἣν ἀκάνθας καὶ τριβόλους ἡμῖν ἀνατέλλειν <text:s/></text:span><text:line-break/><text:span text:style-name="T2"> κατεδικάσθη ἡ γῆ. ’Αλλὰ προσετάχθη, ϕησὶ, Ξύλον κάρπιμον, <text:s/></text:span><text:line-break/><text:span text:style-name="T2"> ποιοῦν καρπὸν ἐπὶ τῆς γῆς, οὗ τὸ σπέρμα αὐτοῦ ἐν αὐτῷ, <text:s text:c="2"/></text:span><text:line-break/><text:span text:style-name="T2"> ἐκδοῦναι ἡ γῆ· πολλὰ δὲ τῶν δένδρων ὁρῶμεν οὔτε καρποῖς <text:s/></text:span></text:p>
      <text:p text:style-name="P6"><text:span text:style-name="T2"><text:s/>5.6.20</text:span></text:p>
      <text:p text:style-name="P5"><text:span text:style-name="T2"><text:s/>οὔτε σπέρματι κεχρημένα. Τί οὖν ἐροῦμεν; ῞Οτι τὰ <text:s/></text:span><text:line-break/><text:span text:style-name="T2"> τιμιώτερα τῇ ϕύσει προηγουμένης τῆς μνήμης τετύχηκεν· <text:s/></text:span><text:line-break/><text:span text:style-name="T2"> ἔπειτα, ὅτι ἀκριβῶς θεωροῦντι καὶ πάντα ϕανήσεται ἢ <text:s/></text:span><text:line-break/><text:span text:style-name="T2"> σπέρματι κεχρημένα, ἢ τὰ ἰσοδυναμοῦντα τοῖς σπέρμασιν <text:s/></text:span><text:line-break/><text:span text:style-name="T2"> ἔχοντα. Αἴγειροι γὰρ, καὶ ἰτέαι, καὶ πτελέαι, καὶ λεῦκαι, <text:s/></text:span><text:line-break/><text:span text:style-name="T2"> καὶ ὅσα τοιαῦτα, καρπὸν μὲν οὐδένα δοκεῖ ϕέρειν ἐκ τοῦ <text:s/></text:span><text:line-break/><text:span text:style-name="T2"> προδήλου, σπέρμα δὲ ἕκαστον τούτων ἔχον ἀκριβῶς ἄν τις <text:s/></text:span><text:line-break/><text:span text:style-name="T2"> ἐξετάζων ἐξεύροι. ‘Ο γὰρ ὑποκείμενος τῷ ϕύλλῳ κόκκος, <text:s/></text:span><text:line-break/><text:span text:style-name="T2"> ὃν μισχόν τινες τῶν περὶ τὰς ὀνοματοποιίας ἐσχολακότων <text:s/></text:span><text:line-break/><text:span text:style-name="T2"> προσαγορεύουσι, τοῦτο σπέρματος ἔχει δύναμιν. ῞Οσα <text:s/></text:span></text:p>
      <text:p text:style-name="P6"><text:span text:style-name="T2"><text:s/>5.6.30</text:span></text:p>
      <text:p text:style-name="P5"><text:span text:style-name="T2"><text:s/>γὰρ ἀπὸ κλάδων γίνεσθαι πέϕυκεν, ἐντεῦθεν ὡς τὰ πολλὰ <text:s/></text:span><text:line-break/><text:span text:style-name="T2"> προβάλλει τὰς ῥίζας. Τάχα δὲ σπέρματος ἐπέχουσι λόγον <text:s/></text:span><text:line-break/><text:span text:style-name="T2"> καὶ αἱ τῶν ῥιζῶν ἀποϕύσεις, ἃς παρασπῶντες οἱ ϕυτοκόμοι <text:s/></text:span><text:line-break/><text:span text:style-name="T2"> τὸ γένος αὔξουσι. Πρότερον μέντοι, ὥσπερ ἔϕαμεν, μνήμης <text:s/></text:span><text:line-break/><text:span text:style-name="T2"> ἠξιώθη τὰ συνεκτικώτερα τῆς ζωῆς ἡμῶν, ὅσα ἔμελλε τοῖς <text:s/></text:span><text:line-break/><text:span text:style-name="T2"> οἰκείοις καρποῖς τὸν ἄνθρωπον δεξιούμενα, ἄϕθονον αὐτῷ <text:s/></text:span><text:line-break/><text:span text:style-name="T2"> παρασκευάζειν τὴν δίαιταν· ἄμπελος μὲν οἶνον γεννῶσα <text:s/></text:span><text:line-break/><text:span text:style-name="T2"> εὐϕραίνειν μέλλοντα καρδίαν ἀνθρώπου· ἐλαία δὲ καρπὸν <text:s/></text:span><text:line-break/><text:span text:style-name="T2"> παρεχομένη ἱλαρύνειν δυνάμενον πρόσωπον ἐν ἐλαίῳ. Πόσα <text:s/></text:span><text:line-break/><text:span text:style-name="T2"> συνέτρεχε κατὰ ταὐτὸν ἠπειγμένως ὑπὸ τῆς ϕύσεως <text:s/></text:span></text:p>
      <text:p text:style-name="P6"><text:span text:style-name="T2"><text:s/>5.6.40</text:span></text:p>
      <text:p text:style-name="P5"><text:span text:style-name="T2"><text:s/>παραγόμενα; ‘Η ῥίζα τῆς ἀμπέλου· τὰ κλήματα ἐν κύκλῳ <text:s/></text:span><text:line-break/><text:span text:style-name="T2"> εὐθαλῆ καὶ μεγάλα ὑπὲρ γῆς κεχυμένα· ὁ βλαστὸς, οἱ ἕλικες, <text:s text:c="2"/></text:span><text:line-break/><text:soft-page-break/><text:span text:style-name="T2"> ὁ ὄμϕαξ, οἱ βότρυες. ’Αρκεῖ σου τῇ ὄψει καὶ ἄμπελος <text:s/></text:span><text:line-break/><text:span text:style-name="T2"> συνετῶς ὁραθεῖσα ὑπόμνησίν σοι τῆς ϕύσεως ἐμποιῆσαι. <text:s/></text:span><text:line-break/><text:span text:style-name="T2"> Μέμνησαι γὰρ δηλονότι τῆς τοῦ Κυρίου εἰκόνος, ὅτι ἄμπελον <text:s/></text:span><text:line-break/><text:span text:style-name="T2"> ἑαυτὸν λέγει, καὶ τὸν Πατέρα τὸν γεωργὸν, καὶ τοὺς καθ' <text:s/></text:span><text:line-break/><text:span text:style-name="T2"> ἕνα ἡμῶν διὰ τῆς πίστεως ἐμπεϕυτευμένους τῇ ’Εκκλησίᾳ <text:s/></text:span><text:line-break/><text:span text:style-name="T2"> κλήματα προσηγόρευσε· καὶ προσκαλεῖται ἡμᾶς εἰς πολυ- </text:span><text:line-break/><text:span text:style-name="T2"> καρπίαν, ἵνα μὴ ἀχρηστίαν καταγνωσθέντες τῷ πυρὶ πα- </text:span><text:line-break/><text:span text:style-name="T2"> ραδοθῶμεν· καὶ οὐ παύεται πανταχοῦ τὰς ψυχὰς τῶν <text:s/></text:span></text:p>
      <text:p text:style-name="P6"><text:span text:style-name="T2"><text:s/>5.6.50</text:span></text:p>
      <text:p text:style-name="P5"><text:span text:style-name="T2"><text:s/>ἀνθρώπων ταῖς ἀμπέλοις ἐξομοιῶν. ’Αμπελὼν γὰρ ἐγενήθη <text:s/></text:span><text:line-break/><text:span text:style-name="T2"> τῷ ἠγαπημένῳ, ϕησὶν, ἐν κέρατι, ἐν τόπῳ πίονι. Καὶ, <text:s/></text:span><text:line-break/><text:span text:style-name="T2"> ’Αμπελῶνα ἐϕύτευσα, καὶ περιέθηκα ϕραγμόν. Τὰς ἀνθρω- </text:span><text:line-break/><text:span text:style-name="T2"> πίνας ψυχὰς δηλονότι λέγει τὸν ἀμπελῶνα, αἷς ϕραγμὸν <text:s/></text:span><text:line-break/><text:span text:style-name="T2"> περιέθηκε τὴν ἐκ τῶν προσταγμάτων ἀσϕάλειαν, καὶ τὴν ϕυλα- </text:span><text:line-break/><text:span text:style-name="T2"> κὴν τῶν ἀγγέλων. Παρεμβαλεῖ γὰρ ἄγγελος Κυρίου κύκλῳ <text:s/></text:span><text:line-break/><text:span text:style-name="T2"> τῶν ϕοβουμένων αὐτόν. ῎Επειτα καὶ οἱονεὶ χάρακας ἡμῖν παρα- </text:span><text:line-break/><text:span text:style-name="T2"> κατέπηξε θέμενος ἐν τῇ ’Εκκλησίᾳ πρῶτον ἀποστόλους, <text:s/></text:span><text:line-break/><text:span text:style-name="T2"> δεύτερον προϕήτας, τρίτον διδασκάλους. Καὶ τοῖς τῶν παλαιῶν <text:s/></text:span><text:line-break/><text:span text:style-name="T2"> καὶ μακαρίων ἀνδρῶν ὑποδείγμασιν εἰς ὕψος ἡμῶν <text:s/></text:span></text:p>
      <text:p text:style-name="P6"><text:span text:style-name="T2"><text:s/>5.6.60</text:span></text:p>
      <text:p text:style-name="P5"><text:span text:style-name="T2"><text:s/>ἀνάγων τὰ ϕρονήματα, οὐκ ἀϕῆκεν ἐρριμμένα χαμαὶ, <text:s/></text:span><text:line-break/><text:span text:style-name="T2"> καὶ τοῦ πατεῖσθαι ἄξια. Βούλεται δὲ ἡμᾶς καὶ οἱονεὶ ἕλιξί <text:s/></text:span><text:line-break/><text:span text:style-name="T2"> τισι ταῖς περιπλοκαῖς τῆς ἀγάπης τῶν πλησίον ἀντέχεσθαι, <text:s text:c="2"/></text:span><text:line-break/><text:span text:style-name="T2"> καὶ ἐπαναπαύεσθαι αὐτοῖς, ἵν' ἀεὶ πρὸς τὸ ἄνω τὴν ὁρμὴν <text:s/></text:span><text:line-break/><text:span text:style-name="T2"> ἔχοντες, οἷόν τινες ἀναδενδράδες ταῖς κορυϕαῖς τῶν ὑψηλο- </text:span><text:line-break/><text:span text:style-name="T2"> τάτων ἑαυτοὺς παρισάζωμεν. ’Απαιτεῖ δὲ ἡμᾶς καὶ τὸ <text:s/></text:span><text:line-break/><text:span text:style-name="T2"> καταδέχεσθαι σκαπτομένους. ’Αποσκάπτεται δὲ ψυχὴ ἐν <text:s/></text:span><text:line-break/><text:span text:style-name="T2"> τῇ ἀποθέσει τῶν τοῦ κόσμου μεριμνῶν, αἳ βάρος εἰσὶ ταῖς <text:s/></text:span><text:line-break/><text:span text:style-name="T2"> καρδίαις ἡμῶν. ῞Ωστε ὁ τὴν σαρκίνην ἀγάπην ἀποθέμενος, <text:s/></text:span><text:line-break/><text:span text:style-name="T2"> καὶ τὴν πρὸς τὰ χρήματα ϕιλίαν, ἢ τὴν περὶ τὸ δύστηνον <text:s/></text:span></text:p>
      <text:p text:style-name="P6"><text:span text:style-name="T2"><text:s/>5.6.70</text:span></text:p>
      <text:p text:style-name="P5"><text:span text:style-name="T2"><text:s/>δοξάριον τοῦτο πτόησιν ἀπόπτυστον καὶ εὐκαταϕρόνητον <text:s/></text:span><text:line-break/><text:span text:style-name="T2"> ἡγησάμενος, ὥσπερ ἐσκάϕη καὶ ἀνέπνευσεν ἀποσκευασάμενος <text:s/></text:span><text:line-break/><text:span text:style-name="T2"> τὸ μάταιον βάρος τοῦ γηΐνου ϕρονήματος. Δεῖ δὲ, κατὰ τὸν <text:s/></text:span><text:line-break/><text:span text:style-name="T2"> λόγον τῆς παροιμίας, μηδὲ ὑλομανεῖν, τουτέστι, μὴ ἐπι- </text:span><text:line-break/><text:span text:style-name="T2"> δεικτικῶς πολιτεύεσθαι, μηδὲ τὸν παρὰ τῶν ἔξωθεν ἔπαινον <text:s/></text:span><text:line-break/><text:soft-page-break/><text:span text:style-name="T2"> θηρᾶσθαι, ἀλλ' ἔγκαρπον εἶναι, τῷ ἀληθινῷ γεωργῷ τὴν <text:s/></text:span><text:line-break/><text:span text:style-name="T2"> ἐπίδειξιν τῶν ἔργων ταμιευόμενον. Σὺ δὲ καὶ ‘Ως ἐλαία <text:s/></text:span><text:line-break/><text:span text:style-name="T2"> κατάκαρπος ἔσο ἐν τῷ οἴκῳ τοῦ Θεοῦ, μηδέποτε γυμνούμενος <text:s/></text:span><text:line-break/><text:span text:style-name="T2"> τῆς ἐλπίδος, ἀλλ' ἀεὶ θάλλουσαν ἔχων περὶ σεαυτὸν τὴν διὰ <text:s/></text:span></text:p>
      <text:p text:style-name="P6"><text:span text:style-name="T2"><text:s/>5.6.79</text:span></text:p>
      <text:p text:style-name="P5"><text:span text:style-name="T2"><text:s/>πίστεως σωτηρίαν. Οὕτω γὰρ τὸ ἀειθαλὲς τοῦ ϕυτοῦ μιμήσῃ, <text:s/></text:span></text:p>
      <text:p text:style-name="P6"><text:span text:style-name="T2"><text:s/>5.6.80</text:span></text:p>
      <text:p text:style-name="P5"><text:span text:style-name="T2"><text:s/>καὶ τὸ πολύκαρπον δὲ αὐτοῦ ζηλώσεις, ἄϕθονον τὴν ἐλεημοσύ- </text:span><text:line-break/><text:span text:style-name="T2"> νην ἐν παντὶ καιρῷ παρεχόμενος. <text:s/></text:span></text:p>
      <text:p text:style-name="P6"><text:span text:style-name="T2"><text:s/>5.7.1</text:span></text:p>
      <text:p text:style-name="P5"><text:span text:style-name="T2"><text:s/>’Αλλ' ἐπανέλθωμεν πρὸς τὴν ἔρευναν τῶν τεχνικῶν <text:s/></text:span><text:line-break/><text:span text:style-name="T2"> διατάξεων. Πόσα τότε γένη ϕυτῶν ἐπανέδραμε, τὰ μὲν <text:s text:c="2"/></text:span><text:line-break/><text:span text:style-name="T2"> ἔγκαρπα, τὰ δὲ ἐρέψιμα, ἄλλα πρὸς ναυπηγίαν ἐπιτήδεια, <text:s/></text:span><text:line-break/><text:span text:style-name="T2"> ἄλλα πρὸς καῦσιν; ’Εν τούτοις πάλιν ποικίλη μὲν ἐν ἑκάστῳ <text:s/></text:span><text:line-break/><text:span text:style-name="T2"> δένδρῳ ἡ τῶν μερῶν αὐτοῦ διακόσμησις, δυσέϕικτος δὲ καὶ <text:s/></text:span><text:line-break/><text:span text:style-name="T2"> ἡ ἐξεύρεσις τῆς ἑκάστου ἰδιότητος, καὶ ἡ θεωρία τῆς πρὸς <text:s/></text:span><text:line-break/><text:span text:style-name="T2"> ἕκαστον τῶν ἑτερογενῶν διαϕορᾶς. Πῶς τὰ μὲν αὐτῶν <text:s/></text:span><text:line-break/><text:span text:style-name="T2"> βαθύρριζα, τὰ δὲ ἀκρόρριζα· καὶ τὰ μὲν ὀρθοϕυῆ καὶ <text:s/></text:span><text:line-break/><text:span text:style-name="T2"> μονοστέλεχα, τὰ δὲ χαμαίζηλα καὶ εὐθὺς ἀπὸ τῆς ῥίζης εἰς <text:s/></text:span></text:p>
      <text:p text:style-name="P6"><text:span text:style-name="T2"><text:s/>5.7.10</text:span></text:p>
      <text:p text:style-name="P5"><text:span text:style-name="T2"><text:s/>πολλὰς ἐκϕύσεις διῃρημένα. Πῶς ὅσων μὲν οἱ κλάδοι <text:s/></text:span><text:line-break/><text:span text:style-name="T2"> προμήκεις ἐπὶ πολὺ τοῦ ἀέρος ἐκτεταμένοι, τούτων καὶ αἱ <text:s/></text:span><text:line-break/><text:span text:style-name="T2"> ῥίζαι βαθεῖαι, ἐπὶ πλεῖστον ἐν κύκλῳ διανεμόμεναι, οἷον <text:s/></text:span><text:line-break/><text:span text:style-name="T2"> θεμελίους τινὰς ἀναλογοῦντας τῷ βάρει τῶν ἄνωθεν <text:s/></text:span><text:line-break/><text:span text:style-name="T2"> ὑποτιθείσης τῆς ϕύσεως. Πόσαι τῶν ϕλοιῶν αἱ διαϕοραί; <text:s/></text:span><text:line-break/><text:span text:style-name="T2"> Τὰ μὲν γὰρ λειόϕλοια τῶν ϕυτῶν, τὰ δὲ ῥηξίϕλοια· καὶ τὰ <text:s/></text:span><text:line-break/><text:span text:style-name="T2"> μὲν μονόλοπα αὐτῶν, τὰ δὲ πολύπτυχα. ῝Ο δὲ θαυμαστὸν, <text:s/></text:span><text:line-break/><text:span text:style-name="T2"> ὅτι καὶ τῆς ἀνθρωπίνης νεότητος καὶ τοῦ γήρως εὕροις ἂν <text:s/></text:span><text:line-break/><text:span text:style-name="T2"> καὶ ἐν τοῖς ϕυτοῖς παραπλήσια τὰ συμπτώματα. Τοῖς μὲν <text:s/></text:span><text:line-break/><text:span text:style-name="T2"> γὰρ νέοις καὶ εὐθαλέσιν ὁ ϕλοιὸς περιτέταται· τοῖς δὲ <text:s/></text:span></text:p>
      <text:p text:style-name="P6"><text:span text:style-name="T2"><text:s/>5.7.20</text:span></text:p>
      <text:p text:style-name="P5"><text:span text:style-name="T2"><text:s/>γηράσκουσιν οἷον ῥυσοῦται καὶ ἐκτραχύνεται. Καὶ τὰ μὲν <text:s/></text:span><text:line-break/><text:span text:style-name="T2"> κοπέντα ἐπιβλαστάνει· τὰ δὲ μένει ἀδιάδοχα, ὥσπερ τινὰ <text:s/></text:span><text:line-break/><text:span text:style-name="T2"> θάνατον τὴν τομὴν ὑπομείναντα. ῎Ηδη δέ τινες τετηρήκασιν <text:s text:c="2"/></text:span><text:line-break/><text:span text:style-name="T2"> ἐκτεμνομένας ἢ καὶ ἐπικαιομένας τὰς πίτυς εἰς δρυμῶνας <text:s/></text:span><text:line-break/><text:span text:style-name="T2"> μεθίστασθαι. Τινὰ δὲ καὶ τὴν ἐκ ϕύσεως κακίαν ἐπιμελείαις <text:s/></text:span><text:line-break/><text:soft-page-break/><text:span text:style-name="T2"> γεωργῶν θεραπευόμενα ἔγνωμεν· οἷον τὰς ὀξείας ῥοιὰς, <text:s/></text:span><text:line-break/><text:span text:style-name="T2"> καὶ τῶν ἀμυγδαλῶν τὰς πικροτέρας, ὅταν διατρηθεῖσαι τὸ <text:s/></text:span><text:line-break/><text:span text:style-name="T2"> πρὸς τῇ ῥίζῃ στέλεχος σϕῆνα πεύκης λιπαρὸν τῆς ἐντεριώνης <text:s/></text:span><text:line-break/><text:span text:style-name="T2"> μέσης διελαθέντα δέξωνται, εἰς εὐχρηστίαν μεταβάλλουσι τότε <text:s/></text:span><text:line-break/><text:span text:style-name="T2"> τοῦ χυμοῦ τὴν δυσχέρειαν. Μηδεὶς οὖν ἐν κακίᾳ διάγων, <text:s/></text:span></text:p>
      <text:p text:style-name="P6"><text:span text:style-name="T2"><text:s/>5.7.30</text:span></text:p>
      <text:p text:style-name="P5"><text:span text:style-name="T2"><text:s/>ἑαυτὸν ἀπογινωσκέτω, εἰδὼς ὅτι γεωργία μὲν τὰς τῶν <text:s/></text:span><text:line-break/><text:span text:style-name="T2"> ϕυτῶν ποιότητας μεταβάλλει, ἡ δὲ κατ' ἀρετὴν τῆς ψυχῆς <text:s/></text:span><text:line-break/><text:span text:style-name="T2"> ἐπιμέλεια, δυνατή ἐστι παντοδαπῶν ἀρρωστημάτων ἐπι- </text:span><text:line-break/><text:span text:style-name="T2"> κρατῆσαι. ‘Η δὲ περὶ τὰς καρπογονίας διαϕορὰ τῶν καρπίμων <text:s/></text:span><text:line-break/><text:span text:style-name="T2"> ϕυτῶν τοσαύτη, ὅσην οὐδ' ἂν ἐπελθεῖν τις δυνηθείη τῷ <text:s/></text:span><text:line-break/><text:span text:style-name="T2"> λόγῳ. Οὐ γὰρ μόνον ἐν τοῖς ἑτερογενέσιν αἱ διαϕοραὶ τῶν <text:s/></text:span><text:line-break/><text:span text:style-name="T2"> καρπῶν, ἀλλ' ἤδη καὶ ἐν αὐτῷ τῷ εἴδει τοῦ δένδρου πολὺ τὸ <text:s/></text:span><text:line-break/><text:span text:style-name="T2"> διάϕορον· ὅπουγε καὶ ἄλλος μὲν χαρακτὴρ τοῦ καρποῦ <text:s/></text:span><text:line-break/><text:span text:style-name="T2"> τῶν ἀρρένων, ἄλλος δὲ τῶν θηλειῶν, παρὰ τῶν ϕυτουργῶν <text:s/></text:span><text:line-break/><text:span text:style-name="T2"> διακέκριται, οἵ γε καὶ τοὺς ϕοίνικας εἰς ἄρρενας καὶ θηλείας <text:s/></text:span></text:p>
      <text:p text:style-name="P6"><text:span text:style-name="T2"><text:s/>5.7.40</text:span></text:p>
      <text:p text:style-name="P5"><text:span text:style-name="T2"><text:s/>διστῶσι. Καὶ ἴδοις ἄν ποτε τὴν παρ' αὐτῶν ὀνομαζομένην <text:s/></text:span><text:line-break/><text:span text:style-name="T2"> θήλειαν, καθιεῖσαν τοὺς κλάδους, οἷον ὀργῶσαν, καὶ τῆς <text:s/></text:span><text:line-break/><text:span text:style-name="T2"> συμπλοκῆς ἐϕιεμένην τοῦ ἄρρενος, τοὺς δὲ θεραπευτὰς τῶν <text:s/></text:span><text:line-break/><text:span text:style-name="T2"> ϕυτῶν ἐμβάλλοντας τοῖς κλάδοις, οἷόν τινα σπέρματα τῶν <text:s/></text:span><text:line-break/><text:span text:style-name="T2"> ἀρρένων, τοὺς λεγομένους ψῆνας, καὶ οὕτως οἷον ἐν <text:s text:c="2"/></text:span><text:line-break/><text:span text:style-name="T2"> συναισθήσει τῆς ἀπολαύσεως γίνεσθαι καὶ ἀνορθοῦσθαι πάλιν <text:s/></text:span><text:line-break/><text:span text:style-name="T2"> τοὺς κλάδους, καὶ πρὸς τὸ οἰκεῖον σχῆμα τοῦ ϕυτοῦ τὴν <text:s/></text:span><text:line-break/><text:span text:style-name="T2"> κόμην ἀποκαθίστασθαι. Τὰ αὐτὰ δὲ ταῦτα καὶ περὶ τῶν <text:s/></text:span><text:line-break/><text:span text:style-name="T2"> συκῶν ϕασιν. ῞Οθεν οἱ μὲν τὰς ἀγρίας συκᾶς παραϕυτεύουσι <text:s/></text:span><text:line-break/><text:span text:style-name="T2"> ταῖς ἡμέροις· οἱ δὲ τοὺς ὀλύνθους ἐκδήσαντες, τῶν εὐκάρπων <text:s/></text:span></text:p>
      <text:p text:style-name="P6"><text:span text:style-name="T2"><text:s/>5.7.50</text:span></text:p>
      <text:p text:style-name="P5"><text:span text:style-name="T2"><text:s/>καὶ ἡμέρων συκῶν τὴν ἀτονίαν ἰῶνται, ῥέοντα ἤδη καὶ <text:s/></text:span><text:line-break/><text:span text:style-name="T2"> σκεδαννύμενον τὸν καρπὸν τοῖς ὀλύνθοις ἐπέχοντες. Τί σοι <text:s/></text:span><text:line-break/><text:span text:style-name="T2"> τὸ παρὰ τῆς ϕύσεως αἴνιγμα βούλεται; ῞Οτι χρὴ πολλάκις <text:s/></text:span><text:line-break/><text:span text:style-name="T2"> ἡμᾶς καὶ παρὰ τῶν ἀλλοτρίων τῆς πίστεως, εὐτονίαν τινὰ <text:s/></text:span><text:line-break/><text:span text:style-name="T2"> προσλαμβάνειν, εἰς τὴν τῶν ἀγαθῶν ἔργων ἐπίδειξιν. ’Εὰν <text:s/></text:span><text:line-break/><text:span text:style-name="T2"> γὰρ ἴδῃς τὸν ἐν βίῳ ἐθνικῷ, ἢ ἀπό τινος αἱρέσεως ἐνδιαστρό- </text:span><text:line-break/><text:span text:style-name="T2"> ϕου τῆς ’Εκκλησίας ἀπεσχισμένον, βίου σώϕρονος καὶ τῆς <text:s/></text:span><text:line-break/><text:span text:style-name="T2"> λοιπῆς κατὰ τὸ ἦθος εὐταξίας ἐπιμελούμενον, πλεῖον σεαυτοῦ <text:s/></text:span><text:line-break/><text:soft-page-break/><text:span text:style-name="T2"> τὸ σπουδαῖον ἐπίτεινον, ἵνα γένῃ παραπλήσιος τῇ καρποϕόρῳ <text:s/></text:span><text:line-break/><text:span text:style-name="T2"> συκῇ, ἐκ τῆς τῶν ἀγρίων παρουσίας ἀθροιζούσῃ τὴν δύναμιν, <text:s/></text:span></text:p>
      <text:p text:style-name="P6"><text:span text:style-name="T2"><text:s/>5.7.60</text:span></text:p>
      <text:p text:style-name="P5"><text:span text:style-name="T2"><text:s/>καὶ τὴν μὲν ῥύσιν ἐπεχούσῃ, ἐπιμελέστερον δὲ τὸν καρπὸν <text:s/></text:span><text:line-break/><text:span text:style-name="T2"> ἐκτρεϕούσῃ. <text:s/></text:span></text:p>
      <text:p text:style-name="P6"><text:span text:style-name="T2"><text:s/>5.8.1</text:span></text:p>
      <text:p text:style-name="P5"><text:span text:style-name="T2"><text:s/>Τοιαῦται μὲν οὖν αἱ περὶ τὸν τρόπον τῆς γενέσεως <text:s/></text:span><text:line-break/><text:span text:style-name="T2"> αὐτῶν διαϕοραὶ, ὡς ἐλάχιστα εἰπεῖν ἀπὸ πλείστων. Αὐτῶν <text:s/></text:span><text:line-break/><text:span text:style-name="T2"> δὲ τῶν καρπῶν τίς ἂν ἐπέλθοι τὴν ποικιλίαν, τὰ σχήματα, <text:s/></text:span><text:line-break/><text:span text:style-name="T2"> τὰς χρόας, τῶν χυμῶν τὴν ἰδιότητα, τὸ ἀϕ' ἑκάστου <text:s/></text:span><text:line-break/><text:span text:style-name="T2"> χρήσιμον; Πῶς τινὰ μὲν γυμνὰ πέπτεται τῷ ἡλίῳ, τινὰ <text:s/></text:span><text:line-break/><text:span text:style-name="T2"> δὲ ἐν ἐλύτροις κεκαλυμμένα πληροῦται; καὶ ὧν μὲν ἁπαλὸς <text:s/></text:span><text:line-break/><text:span text:style-name="T2"> ὁ καρπὸς, παχὺ τοῦ ϕύλλου τὸ σκεπαστήριον, ὡς ἐπὶ τῆς <text:s text:c="2"/></text:span><text:line-break/><text:span text:style-name="T2"> συκῆς; ὧν δὲ οἱ καρποὶ στεγανώτεροι, ἐλαϕρὰ τῶν <text:s/></text:span><text:line-break/><text:span text:style-name="T2"> ϕύλλων ἡ προβολὴ, ὡς ἐπὶ τῆς καρύας; ῞Οτι ἐκεῖνα μὲν, <text:s/></text:span></text:p>
      <text:p text:style-name="P6"><text:span text:style-name="T2"><text:s/>5.8.10</text:span></text:p>
      <text:p text:style-name="P5"><text:span text:style-name="T2"><text:s/>διὰ τὸ ἀσθενὲς, πλείονος ἐδεῖτο τῆς βοηθείας, τούτοις δ' ἂν <text:s/></text:span><text:line-break/><text:span text:style-name="T2"> προσβλαβὴς ἐγένετο ἡ παχυτέρα περιβολὴ ἐκ τῆς ἀπ' αὐτῶν <text:s/></text:span><text:line-break/><text:span text:style-name="T2"> σκιᾶς. Πῶς κατέσχισται τῆς ἀμπέλου τὸ ϕῦλλον, ἵνα καὶ <text:s/></text:span><text:line-break/><text:span text:style-name="T2"> πρὸς τὰς ἐκ τοῦ ἀέρος βλάβας ὁ βότρυς ἀντέχῃ, καὶ τὴν <text:s/></text:span><text:line-break/><text:span text:style-name="T2"> ἀκτῖνα τοῦ ἡλίου διὰ τῆς ἀραιότητος δαψιλῶς ὑποδέχηται; <text:s/></text:span><text:line-break/><text:span text:style-name="T2"> Οὐδὲν ἀναίτιον· οὐδὲν ἀπὸ ταὐτομάτου· πάντα ἔχει τινὰ <text:s/></text:span><text:line-break/><text:span text:style-name="T2"> σοϕίαν ἀπόρρητον. Τίς ἂν ἐϕίκοιτο λόγος; Πῶς ἀνθρώπινος <text:s/></text:span><text:line-break/><text:span text:style-name="T2"> νοῦς πάντα μετ' ἀκριβείας ἐπέλθοι, ὥστε καὶ κατιδεῖν τὰς <text:s/></text:span><text:line-break/><text:span text:style-name="T2"> ἰδιότητας, καὶ τὰς πρὸς ἕκαστον διαϕορὰς ἐναργῶς διακρῖναι, <text:s/></text:span><text:line-break/><text:span text:style-name="T2"> καὶ τὰς κεκρυμμένας αἰτίας ἀνενδεῶς παραστῆσαι; ῝Εν <text:s/></text:span></text:p>
      <text:p text:style-name="P6"><text:span text:style-name="T2"><text:s/>5.8.20</text:span></text:p>
      <text:p text:style-name="P5"><text:span text:style-name="T2"><text:s/>ὕδωρ διὰ τῆς ῥίζης ἑλκόμενον, ἄλλως μὲν τρέϕει τὴν ῥίζαν <text:s/></text:span><text:line-break/><text:span text:style-name="T2"> αὐτὴν, ἄλλως δὲ τὸν ϕλοιὸν τοῦ στελέχους, καὶ ἄλλως τὸ <text:s/></text:span><text:line-break/><text:span text:style-name="T2"> ξύλον, καὶ τὴν ἐντεριώνην ἑτέρως. Τὸ αὐτὸ καὶ ϕῦλλον <text:s/></text:span><text:line-break/><text:span text:style-name="T2"> γίνεται, καὶ εἰς ἀκρέμονας καὶ κλάδους κατασχίζεται, καὶ <text:s/></text:span><text:line-break/><text:span text:style-name="T2"> τοῖς καρποῖς παρέχει τὴν αὔξησιν, καὶ δάκρυον τοῦ ϕυτοῦ <text:s/></text:span><text:line-break/><text:span text:style-name="T2"> καὶ ὀπὸς ἐκ τῆς αὐτῆς αἰτίας προέρχεται· οἷς πόση <text:s/></text:span><text:line-break/><text:span text:style-name="T2"> πρὸς ἄλληλά ἐστιν ἡ διαϕορὰ, οὐδεὶς ἂν λόγος ἐξίκοιτο. <text:s/></text:span><text:line-break/><text:span text:style-name="T2"> ῎Αλλο γὰρ τοῦ σχίνου τὸ δάκρυον, καὶ ἄλλος ὁ ὀπὸς τοῦ <text:s/></text:span><text:line-break/><text:span text:style-name="T2"> βαλσάμου· καὶ νάρθηκές τινες ἐπὶ τῆς Αἰγύπτου καὶ <text:s/></text:span><text:line-break/><text:soft-page-break/><text:span text:style-name="T2"> Λιβύης ἕτερον ὀπῶν γένος ἀποδακρύουσι. Λόγος δέ τίς ἐστι, <text:s text:c="2"/></text:span></text:p>
      <text:p text:style-name="P6"><text:span text:style-name="T2"><text:s/>5.8.30</text:span></text:p>
      <text:p text:style-name="P5"><text:span text:style-name="T2"><text:s/>καὶ τὸ ἤλεκτρον ὀπὸν εἶναι ϕυτῶν εἰς λίθου ϕύσιν ἀποπηγ- </text:span><text:line-break/><text:span text:style-name="T2"> νύμενον. Μαρτυρεῖ δὲ τῷ λόγῳ τὰ ἐμϕαινόμενα κάρϕη καὶ <text:s/></text:span><text:line-break/><text:span text:style-name="T2"> τὰ λεπτότατα τῶν ζῴων, ἅπερ, ἁπαλοῦ ὄντος τοῦ ὀποῦ, <text:s/></text:span><text:line-break/><text:span text:style-name="T2"> ἐναποληϕθέντα κατέχεται. Καὶ ὅλως τὴν κατὰ τὰς ποιότητας <text:s/></text:span><text:line-break/><text:span text:style-name="T2"> τῶν ὀπῶν διαϕορὰν ὁ μὴ τῇ πείρᾳ διδαχθεὶς, οὐδένα λόγον <text:s/></text:span><text:line-break/><text:span text:style-name="T2"> εὑρήσει τὴν ἐνέργειαν παριστῶντα. Πῶς πάλιν ἀπὸ τῆς <text:s/></text:span><text:line-break/><text:span text:style-name="T2"> αὐτῆς νοτίδος ἐν μὲν τῇ ἀμπέλῳ οἶνος συνίσταται, ἐν δὲ τῇ <text:s/></text:span><text:line-break/><text:span text:style-name="T2"> ἐλαίᾳ τὸ ἔλαιον; Καὶ οὐ τοῦτο μόνον θαυμαστὸν, πῶς ὧδε <text:s/></text:span><text:line-break/><text:span text:style-name="T2"> μὲν τὸ ὑγρὸν ἀπεγλυκάνθη, ἐκεῖ δὲ λιπαρὸν γέγονεν, ἀλλ' <text:s/></text:span><text:line-break/><text:span text:style-name="T2"> ὅτι καὶ ἐν τοῖς γλυκέσι καρποῖς ἀμύθητος ἡ παραλλαγὴ τῆς <text:s/></text:span></text:p>
      <text:p text:style-name="P6"><text:span text:style-name="T2"><text:s/>5.8.40</text:span></text:p>
      <text:p text:style-name="P5"><text:span text:style-name="T2"><text:s/>ποιότητος. ῎Αλλο γὰρ τὸ ἐν ἀμπέλῳ γλυκὺ, καὶ ἄλλο τὸ ἐν <text:s/></text:span><text:line-break/><text:span text:style-name="T2"> μηλέᾳ, καὶ σύκῳ, καὶ ϕοίνικι. ῎Ετι σε βούλομαι περὶ τὴν <text:s/></text:span><text:line-break/><text:span text:style-name="T2"> ἐξέτασιν ταύτην ϕιλοτεχνῆσαι, πῶς τὸ αὐτὸ ὕδωρ νῦν μὲν <text:s/></text:span><text:line-break/><text:span text:style-name="T2"> λεῖόν ἐστι τῇ αἰσθήσει, ὅταν ἐν τοῖσδέ τισι τοῖς ϕυτοῖς <text:s/></text:span><text:line-break/><text:span text:style-name="T2"> γενόμενον ἀπογλυκανθῇ· νῦν δὲ πληκτικόν ἐστι τῆς γεύσεως, <text:s/></text:span><text:line-break/><text:span text:style-name="T2"> ὅταν δι' ἄλλων ϕυτῶν ἐνεχθὲν ἀποξύνηται. Καὶ πάλιν εἰς <text:s/></text:span><text:line-break/><text:span text:style-name="T2"> τὴν ἐσχάτην πικρότητα μεταβάλλον ἐκτραχύνει τὴν αἴσθησιν, <text:s/></text:span><text:line-break/><text:span text:style-name="T2"> ὅταν ἐν ἀψίνθῳ ἢ σκαμμωνίᾳ γένηται. Καὶ ἐν μὲν ταῖς <text:s/></text:span><text:line-break/><text:span text:style-name="T2"> βαλάνοις, ἢ τῷ καρπῷ τῆς κρανείας, πρὸς τὴν στυϕὴν καὶ <text:s/></text:span><text:line-break/><text:span text:style-name="T2"> αὐστηρὰν ποιότητα μεταβάλλει· ἐν δὲ ταῖς τερεβίνθοις, καὶ <text:s/></text:span></text:p>
      <text:p text:style-name="P6"><text:span text:style-name="T2"><text:s/>5.8.50</text:span></text:p>
      <text:p text:style-name="P5"><text:span text:style-name="T2"><text:s/>ταῖς καρύαις, πρὸς ἁπαλὴν καὶ ἐλαιώδη ϕύσιν μεθίσταται. <text:s/></text:span></text:p>
      <text:p text:style-name="P6"><text:span text:style-name="T2"><text:s/>5.9.1</text:span></text:p>
      <text:p text:style-name="P5"><text:span text:style-name="T2"><text:s/>Καὶ τί δεῖ τὰ πόρρω λέγειν, ὅπου γε ἐπὶ τῆς αὐτῆς <text:s/></text:span><text:line-break/><text:span text:style-name="T2"> συκῆς πρὸς τὰς ἐναντιωτάτας μεταβαίνει ποιότητας; <text:s text:c="2"/></text:span><text:line-break/><text:span text:style-name="T2"> Πικρότατον μὲν γάρ ἐστιν ἐν τῷ ὀπῷ, γλυκύτατον δὲ ἐν <text:s/></text:span><text:line-break/><text:span text:style-name="T2"> αὐτῷ τῷ καρπῷ. Καὶ ἐπὶ τῆς ἀμπέλου στυπτικώτατον μὲν <text:s/></text:span><text:line-break/><text:span text:style-name="T2"> ἐπὶ τῶν ἀκρεμόνων, ἥδιστον δὲ ἐν τοῖς βότρυσιν. Αἱ δὲ κατὰ <text:s/></text:span><text:line-break/><text:span text:style-name="T2"> τὰς χρόας διαϕοραὶ, πόσαι; ῎Ιδοις ἂν ἐν λειμῶνι τὸ αὐτὸ <text:s/></text:span><text:line-break/><text:span text:style-name="T2"> ὕδωρ ἐρυθραινόμενον μὲν ἐν τῷδε τῷ ἄνθει, καὶ ἐν ἄλλῳ <text:s/></text:span></text:p>
      <text:p text:style-name="P6"><text:span text:style-name="T2"><text:s/>5.9.8</text:span></text:p>
      <text:p text:style-name="P5"><text:span text:style-name="T2"><text:s/>πορϕυροῦν, καὶ κυανὸν ἐν τῷδε, καὶ ἐν ἑτέρῳ λευκόν· <text:s/></text:span><text:line-break/><text:span text:style-name="T2"> καὶ πλείονα πάλιν τῆς ἐν ταῖς χρόαις ποικιλίας, τὴν κατὰ <text:s/></text:span></text:p>
      <text:p text:style-name="P6"><text:soft-page-break/><text:span text:style-name="T2"><text:s/>5.9.10</text:span></text:p>
      <text:p text:style-name="P5"><text:span text:style-name="T2"><text:s/>τὰς ὀδμὰς διαϕορὰν παρεχόμενον. ’Αλλὰ γὰρ ὁρῶ μοι <text:s/></text:span><text:line-break/><text:span text:style-name="T2"> τὸν λόγον τῇ ἀπληστίᾳ τῆς θεωρίας εἰς ἀμετρίαν ἐκπίπτοντα, <text:s/></text:span><text:line-break/><text:span text:style-name="T2"> ὃν ἐὰν μὴ δήσας πρὸς ἀνάγκην ἀπαγάγω τῆς κτίσεως, <text:s/></text:span><text:line-break/><text:span text:style-name="T2"> ἐπιλείψει με ἡ ἡμέρα τὴν μεγάλην σοϕίαν ἐκ τῶν μικρο- </text:span><text:line-break/><text:span text:style-name="T2"> τάτων ὑμῖν παριστῶντα. Βλαστησάτω ἡ γῆ ξύλον κάρπιμον, <text:s/></text:span><text:line-break/><text:span text:style-name="T2"> ποιοῦν καρπὸν ἐπὶ τῆς γῆς. Καὶ εὐθὺς αἱ κορυϕαὶ τῶν ὀρέων <text:s/></text:span><text:line-break/><text:span text:style-name="T2"> ἐκόμων· καὶ ἐϕιλοτεχνοῦντο παράδεισοι, καὶ ποταμῶν <text:s/></text:span><text:line-break/><text:span text:style-name="T2"> ὄχθαι μυρίοις γένεσι ϕυτῶν ὡραΐζοντο. Καὶ τὰ μὲν τὴν <text:s/></text:span><text:line-break/><text:span text:style-name="T2"> ἀνθρωπίνην ηὐτρέπιστο κατακοσμῆσαι τράπεζαν· τὰ δὲ <text:s/></text:span><text:line-break/><text:span text:style-name="T2"> βοσκήμασι τροϕὴν παρεσκεύαζεν, ἐκ τῶν ϕύλλων, ἐκ τῶν <text:s text:c="2"/></text:span></text:p>
      <text:p text:style-name="P6"><text:span text:style-name="T2"><text:s/>5.9.20</text:span></text:p>
      <text:p text:style-name="P5"><text:span text:style-name="T2"><text:s/>καρπῶν. ῎Αλλα τὰς ἐκ τῆς ἰατρικῆς ὠϕελείας ἡμῖν προεξένει· <text:s/></text:span><text:line-break/><text:span text:style-name="T2"> τοὺς χυλοὺς, τοὺς ὀποὺς, τὰ κάρϕη, τοὺς ϕλοιοὺς, τὸν <text:s/></text:span><text:line-break/><text:span text:style-name="T2"> καρπόν· καὶ ἁπαξαπλῶς ὅσα ἡμῖν ἡ χρονία πεῖρα ἐξεῦρεν, <text:s/></text:span><text:line-break/><text:span text:style-name="T2"> ἐκ τῶν κατὰ μέρος περιπτώσεων συλλεγομένη τὸ χρήσιμον, <text:s/></text:span><text:line-break/><text:span text:style-name="T2"> ταῦτα ἡ ὀξεῖα τοῦ κτίσαντος πρόνοια, ἐξ ἀρχῆς <text:s/></text:span><text:line-break/><text:span text:style-name="T2"> προβλεψαμένη, εἰς γένεσιν ἤγαγε. Σὺ δὲ ὅταν ἴδῃς τὰ ἥμερα, <text:s/></text:span><text:line-break/><text:span text:style-name="T2"> τὰ ἄγρια, τὰ ϕίλυδρα, τὰ χερσαῖα, τὰ ἀνθοϕοροῦντα, ἢ τὰ <text:s/></text:span><text:line-break/><text:span text:style-name="T2"> ἀνάνθη, ἐν μικρῷ τὸν μέγαν ἐπιγινώσκων, πρόσθες ἀεὶ τῷ <text:s/></text:span><text:line-break/><text:span text:style-name="T2"> θαύματι, καὶ αὔξησόν μοι τὴν ἀγάπην τοῦ κτίσαντος. <text:s/></text:span><text:line-break/><text:span text:style-name="T2"> ’Εξέταζε πῶς τὰ μὲν ἀειθαλῆ ἐποίησε, τὰ δὲ γυμνούμενα· <text:s/></text:span></text:p>
      <text:p text:style-name="P6"><text:span text:style-name="T2"><text:s/>5.9.30</text:span></text:p>
      <text:p text:style-name="P5"><text:span text:style-name="T2"><text:s/>καὶ τῶν ἀειθαλῶν τὰ μὲν ϕυλλοβόλα, τὰ δὲ ἀείϕυλλα. <text:s/></text:span><text:line-break/><text:span text:style-name="T2"> Φυλλοβολεῖ γὰρ καὶ ἐλαία καὶ πίτυς, εἰ καὶ λεληθότως <text:s/></text:span><text:line-break/><text:span text:style-name="T2"> ὑπαλλάσσει τὰ ϕύλλα, ὥστε μηδέποτε δοκεῖν τῆς κομῆς <text:s/></text:span><text:line-break/><text:span text:style-name="T2"> ἀπογυμνοῦσθαι. ’Αείϕυλλον δὲ ὁ ϕοίνιξ, τῷ αὐτῷ ϕύλλῳ <text:s/></text:span><text:line-break/><text:span text:style-name="T2"> ἐκ τῆς πρώτης βλαστήσεως εἰς τέλος συμπαραμένων. <text:s/></text:span><text:line-break/><text:span text:style-name="T2"> ῎Επειτα κἀκεῖνο σκόπει, πῶς ἡ μυρίκη ὥσπερ ἀμϕίβιόν ἐστι, <text:s/></text:span><text:line-break/><text:span text:style-name="T2"> καὶ τοῖς ϕιλύδροις συναριθμούμενον, καὶ κατὰ τὰς ἐρήμους <text:s/></text:span><text:line-break/><text:span text:style-name="T2"> πληθυνόμενον. Διὸ καὶ ὁ ‘Ιερεμίας διαίως τὰ πονηρότερα <text:s/></text:span><text:line-break/><text:span text:style-name="T2"> καὶ ἐπαμϕοτερίζοντα τῶν ἠθῶν τῷ τοιούτῳ ϕυτῷ παρεικάζει. <text:s/></text:span></text:p>
      <text:p text:style-name="P6"><text:span text:style-name="T2"><text:s/>5.10.1</text:span></text:p>
      <text:p text:style-name="P5"><text:span text:style-name="T2"><text:s/>Βλαστησάτω ἡ γῆ. Τὸ μικρὸν τοῦτο πρόσταγμα <text:s/></text:span><text:line-break/><text:span text:style-name="T2"> εὐθὺς ϕύσις μεγάλη καὶ λόγος ἔντεχνος ἦν, θᾶττον τοῦ <text:s text:c="2"/></text:span><text:line-break/><text:span text:style-name="T2"> ἡμετέρου νοήματος τὰς μυρίας τῶν ϕυομένων ἰδιότητας <text:s/></text:span><text:line-break/><text:soft-page-break/><text:span text:style-name="T2"> ἐκτελῶν. ’Εκεῖνο ἔτι καὶ νῦν ἐνυπάρχον τῇ γῇ τὸ πρόσ- </text:span><text:line-break/><text:span text:style-name="T2"> ταγμα, ἐπείγει αὐτὴν καθ' ἑκάστην ἔτους περίοδον ἐξάγειν <text:s/></text:span><text:line-break/><text:span text:style-name="T2"> τὴν δύναμιν ἑαυτῆς ὅσην ἔχει πρός τε βοτανῶν καὶ σπερμάτων <text:s/></text:span><text:line-break/><text:span text:style-name="T2"> καὶ δένδρων γένεσιν. ‘Ως γὰρ οἱ στρόβιλοι ἐκ τῆς πρώτης <text:s/></text:span><text:line-break/><text:span text:style-name="T2"> αὐτοῖς ἐνδοθείσης πληγῆς τὰς ἐϕεξῆς ποιοῦνται περιστροϕὰς, <text:s/></text:span><text:line-break/><text:span text:style-name="T2"> ὅταν πήξαντες τὸ κέντρον ἐν ἑαυτοῖς περιϕέρωνται· οὕτω <text:s/></text:span></text:p>
      <text:p text:style-name="P6"><text:span text:style-name="T2"><text:s/>5.10.10</text:span></text:p>
      <text:p text:style-name="P5"><text:span text:style-name="T2"><text:s/>καὶ ἡ τῆς ϕύσεως ἀκολουθία ἐκ τοῦ πρώτου προστάγματος <text:s/></text:span><text:line-break/><text:span text:style-name="T2"> τὴν ἀρχὴν δεξαμένη, πρὸς πάντα τὸν ἐϕεξῆς διεξέρ- </text:span><text:line-break/><text:span text:style-name="T2"> χεται χρόνον, μέχρις ἂν πρὸς τὴν κοινὴν συντέλειαν τοῦ <text:s/></text:span><text:line-break/><text:span text:style-name="T2"> παντὸς καταντήσῃ. ’Εϕ' ἣν καὶ ἡμεῖς πάντες ἔγκαρποι καὶ <text:s/></text:span><text:line-break/><text:span text:style-name="T2"> πλήρεις ἔργων ἀγαθῶν ἐπειγώμεθα, ἵνα ϕυτευθέντες ἐν τῷ <text:s/></text:span><text:line-break/><text:span text:style-name="T2"> οἴκῳ Κυρίου, ἐν ταῖς αὐλαῖς τοῦ Θεοῦ ἡμῶν ἐξανθήσωμεν, <text:s/></text:span><text:line-break/><text:span text:style-name="T2"> ἐν Χριστῷ ’Ιησοῦ τῷ Κυρίῳ ἡμῶν, ᾧ ἡ δόξα καὶ τὸ κράτος <text:s/></text:span><text:line-break/><text:span text:style-name="T2"> εἰς τοὺς αἰῶνας τῶν αἰώνων. ’Αμήν. <text:s text:c="2"/></text:span></text:p>
      <text:p text:style-name="P6"><text:span text:style-name="T2"><text:s/>6."t".1</text:span></text:p>
      <text:p text:style-name="P5"><text:span text:style-name="T2"><text:s/>ΟΜΙΛΙΑ ϛ́ <text:s/></text:span></text:p>
      <text:p text:style-name="P6"><text:span text:style-name="T2"><text:s/>6."n".1</text:span></text:p>
      <text:p text:style-name="P5"><text:span text:style-name="T2"><text:s/>Περὶ γενέσεως ϕωστήρων. <text:s/></text:span></text:p>
      <text:p text:style-name="P6"><text:span text:style-name="T2"><text:s/>6.1.1</text:span></text:p>
      <text:p text:style-name="P5"><text:span text:style-name="T2"><text:s/>Τὸν ἀθλητῶν θεατὴν μετέχειν τινὸς προσῆκε καὶ <text:s/></text:span><text:line-break/><text:span text:style-name="T2"> αὐτὸν εὐτονίας. Καὶ τοῦτο ἐκ τῶν πανηγυρικῶν θεσμῶν <text:s/></text:span><text:line-break/><text:span text:style-name="T2"> ἄν τις κατίδοι, οἳ τοὺς συγκαθεζομένους εἰς τὸ στάδιον <text:s/></text:span><text:line-break/><text:span text:style-name="T2"> γυμνῇ καθῆσθαι τῇ κεϕαλῇ διαγορεύουσιν· ἐμοὶ δοκεῖν, <text:s/></text:span><text:line-break/><text:span text:style-name="T2"> ἵνα μὴ θεατὴς μόνον ἀγωνιστῶν, ἀλλὰ καὶ ἀγωνιστὴς <text:s/></text:span><text:line-break/><text:span text:style-name="T2"> ἕκαστος αὐτὸς ἐν τῷ μέρει τυγχάνῃ. Οὕτω τοίνυν καὶ τὸν <text:s/></text:span><text:line-break/><text:span text:style-name="T2"> τῶν μεγάλων καὶ ὑπερϕυῶν θεαμάτων ἐξεταστὴν, καὶ τὸν <text:s/></text:span><text:line-break/><text:span text:style-name="T2"> τῆς ἄκρας ὄντως καὶ ἀπορρήτου σοϕίας ἀκροατὴν προσῆκεν <text:s/></text:span><text:line-break/><text:span text:style-name="T2"> οἴκοθεν ἔχειν ἥκοντά τινας ἀϕορμὰς πρὸς τὴν θεωρίαν τῶν <text:s/></text:span></text:p>
      <text:p text:style-name="P6"><text:span text:style-name="T2"><text:s/>6.1.10</text:span></text:p>
      <text:p text:style-name="P5"><text:span text:style-name="T2"><text:s/>προκειμένων, καὶ κοινωνεῖν ἐμοὶ τῆς ἀγωνίας εἰς δύναμιν, <text:s/></text:span><text:line-break/><text:span text:style-name="T2"> οὐχὶ κριτὴν μᾶλλον ἢ συναγωνιστὴν παρεστῶτα· μήποτε <text:s/></text:span><text:line-break/><text:span text:style-name="T2"> ἄρα διαλάθῃ ἡμᾶς τῆς ἀληθείας ἡ εὕρεσις, καὶ τὸ ἐμὸν <text:s text:c="2"/></text:span><text:line-break/><text:span text:style-name="T2"> σϕάλμα κοινὴ ζημία τῶν ἀκουόντων γένηται. Πρὸς οὖν τί <text:s/></text:span><text:line-break/><text:span text:style-name="T2"> ταῦτα λέγω; ῞Οτι ἐπειδὴ πρόκειται ἡμῖν εἰς τὴν τοῦ <text:s/></text:span><text:line-break/><text:span text:style-name="T2"> κόσμου σύστασιν ἐξέτασις καὶ θεωρία τοῦ παντὸς, οὐκ ἐκ τῆς <text:s/></text:span><text:line-break/><text:soft-page-break/><text:span text:style-name="T2"> τοῦ κόσμου σοϕίας τὰς ἀρχὰς ἔχουσα, ἀλλ' ἐξ ὧν τὸν <text:s/></text:span><text:line-break/><text:span text:style-name="T2"> ἑαυτοῦ θεράποντα ὁ Θεὸς ἐξεπαίδευσεν, ἐν εἴδει λαλήσας <text:s/></text:span><text:line-break/><text:span text:style-name="T2"> πρὸς αὐτὸν, καὶ οὐ δι' αἰνιγμάτων, ἀνάγκη που πάντως, τοὺς <text:s/></text:span><text:line-break/><text:span text:style-name="T2"> τῶν μεγάλων ϕιλοθεάμονας μὴ ἀγύμναστον ἔχειν τὸν νοῦν <text:s/></text:span></text:p>
      <text:p text:style-name="P6"><text:span text:style-name="T2"><text:s/>6.1.20</text:span></text:p>
      <text:p text:style-name="P5"><text:span text:style-name="T2"><text:s/>πρὸς τὴν τῶν προκειμένων ἡμῖν κατανόησιν. Εἴ ποτε οὖν ἐν <text:s/></text:span><text:line-break/><text:span text:style-name="T2"> αἰθρίᾳ νυκτερινῇ πρὸς τὰ ἄρρητα κάλλη τῶν ἄστρων <text:s/></text:span><text:line-break/><text:span text:style-name="T2"> ἐνατενίσας, ἔννοιαν ἔλαβες τοῦ τεχνίτου τῶν ὅλων, τίς ὁ <text:s/></text:span><text:line-break/><text:span text:style-name="T2"> τοῖς ἄνθεσι τούτοις διαποικίλας τὸν οὐρανὸν, καὶ ὅπως ἐν <text:s/></text:span><text:line-break/><text:span text:style-name="T2"> τοῖς ὁρωμένοις πλέον τοῦ τερπνοῦ τὸ ἀναγκαῖόν ἐστι· πάλιν <text:s/></text:span><text:line-break/><text:span text:style-name="T2"> ἐν ἡμέρᾳ εἰ νήϕοντι τῷ λογισμῷ κατέμαθες τὰ τῆς ἡμέρας <text:s/></text:span><text:line-break/><text:span text:style-name="T2"> θαύματα, καὶ διὰ τῶν ὁρωμένων ἀνελογίσω τὸν οὐχ ὁρώμενον, <text:s/></text:span><text:line-break/><text:span text:style-name="T2"> ἐμπαράσκευος ἥκεις ἀκροατὴς καὶ πρέπων τῷ πληρώματι <text:s/></text:span><text:line-break/><text:span text:style-name="T2"> τοῦ σεμνοῦ τούτου καὶ μακαρίου θεάτρου. Δεῦρο δὴ οὖν, <text:s/></text:span><text:line-break/><text:span text:style-name="T2"> ὥσπερ οἱ τοὺς ἀήθεις τῶν πόλεων τῆς χειρὸς λαβόμενοι <text:s text:c="2"/></text:span></text:p>
      <text:p text:style-name="P6"><text:span text:style-name="T2"><text:s/>6.1.30</text:span></text:p>
      <text:p text:style-name="P5"><text:span text:style-name="T2"><text:s/>περιηγοῦνται, οὕτω δὴ καὶ αὐτὸς ἐπὶ τὰ κεκρυμμένα <text:s/></text:span><text:line-break/><text:span text:style-name="T2"> θαύματα ὑμᾶς τῆς μεγάλης ταύτης πόλεως ξεναγήσω. ’Εν <text:s/></text:span><text:line-break/><text:span text:style-name="T2"> τῇ πόλει ταύτῃ, ἐν ᾗ ἡ ἀρχαία πατρὶς ἡμῶν, ἧς μεταν- </text:span><text:line-break/><text:span text:style-name="T2"> έστησεν ἡμᾶς ὁ ἀνθρωποκτόνος δαίμων, τοῖς ἑαυτοῦ <text:s/></text:span><text:line-break/><text:span text:style-name="T2"> δελεάσμασιν ἀνδραποδίσας τὸν ἄνθρωπον· ἐνταῦθα κατόψει <text:s/></text:span><text:line-break/><text:span text:style-name="T2"> τὴν πρώτην τοῦ ἀνθρώπου γένεσιν, καὶ τὸν εὐθὺς ἡμᾶς <text:s/></text:span><text:line-break/><text:span text:style-name="T2"> ἐπικαταλαβόντα θάνατον· ὃν ἐγέννησεν ἡ ἁμαρτία, τὸ <text:s/></text:span><text:line-break/><text:span text:style-name="T2"> πρωτότοκον ἔκγονον τοῦ ἀρχεκάκου δαίμονος. Καὶ γνωρίσεις <text:s/></text:span><text:line-break/><text:span text:style-name="T2"> σαυτὸν, γήϊνον μὲν τῇ ϕύσει, ἔργον δὲ θείων χειρῶν· <text:s/></text:span><text:line-break/><text:span text:style-name="T2"> δυνάμει μὲν καὶ παραπολὺ τῶν ἀλόγων λειπόμενον, ἄρχοντα <text:s/></text:span></text:p>
      <text:p text:style-name="P6"><text:span text:style-name="T2"><text:s/>6.1.40</text:span></text:p>
      <text:p text:style-name="P5"><text:span text:style-name="T2"><text:s/>δὲ χειροτονητὸν τῶν ἀλόγων καὶ τῶν ἀψύχων. Ταῖς μὲν ἐκ <text:s/></text:span><text:line-break/><text:span text:style-name="T2"> τῆς ϕύσεως παρασκευαῖς ἐλαττούμενον, τῇ δὲ τοῦ λόγου <text:s/></text:span><text:line-break/><text:span text:style-name="T2"> περιουσίᾳ πρὸς οὐρανὸν αὐτὸν ὑπεραρθῆναι δυνάμενον. ’Εὰν <text:s/></text:span><text:line-break/><text:span text:style-name="T2"> ταῦτα μάθωμεν, ἑαυτοὺς ἐπιγνωσόμεθα, Θεὸν γνωρίσομεν, <text:s/></text:span><text:line-break/><text:span text:style-name="T2"> τὸν κτίσαντα προσκυνήσομεν, τῷ Δεσπότῃ δουλεύσομεν, τὸν <text:s/></text:span><text:line-break/><text:span text:style-name="T2"> Πατέρα δοξάσομεν, τὸν τροϕέα ἡμῶν ἀγαπήσομεν, τὸν <text:s/></text:span><text:line-break/><text:span text:style-name="T2"> εὐεργέτην αἰδεσθησόμεθα, τὸν ἀρχηγὸν τῆς ζωῆς ἡμῶν <text:s/></text:span><text:line-break/><text:span text:style-name="T2"> τῆς παρούσης καὶ τῆς μελλούσης προσκυνοῦντες οὐκ <text:s/></text:span><text:line-break/><text:span text:style-name="T2"> ἀπολήξομεν, τὸν δι' οὗ παρέσχετο ἤδη πλούτου καὶ τὰ <text:s/></text:span><text:line-break/><text:soft-page-break/><text:span text:style-name="T2"> ἐν ἐπαγγελίαις πιστούμενον, καὶ τῇ πεῖρᾳ τῶν παρόντων <text:s/></text:span></text:p>
      <text:p text:style-name="P6"><text:span text:style-name="T2"><text:s/>6.1.50</text:span></text:p>
      <text:p text:style-name="P5"><text:span text:style-name="T2"><text:s/>βεβαιοῦντα ἡμῖν τὰ προσδοκώμενα. Εἰ γὰρ τὰ πρόσκαιρα <text:s/></text:span><text:line-break/><text:span text:style-name="T2"> τοιαῦτα, ποταπὰ τὰ αἰώνια; Καὶ εἰ τὰ ὁρώμενα οὕτω καλὰ, <text:s text:c="2"/></text:span><text:line-break/><text:span text:style-name="T2"> ποταπὰ τὰ ἀόρατα; Εἰ οὐρανοῦ μέγεθος μέτρον ἀνθρωπίνης <text:s/></text:span><text:line-break/><text:span text:style-name="T2"> διανοίας ἐκβαίνει, τῶν ἀϊδίων τὴν ϕύσιν τίς ἄρα νοῦς <text:s/></text:span><text:line-break/><text:span text:style-name="T2"> ἐξιχνιάσαι δυνήσεται; Εἰ ὁ τῇ ϕθορᾷ ὑποκείμενος ἥλιος <text:s/></text:span><text:line-break/><text:span text:style-name="T2"> οὕτω καλὸς, οὕτω μέγας, ὀξὺς μὲν κινηθῆναι, εὐτάκτους δὲ <text:s/></text:span><text:line-break/><text:span text:style-name="T2"> τὰς περιόδους ἀποδιδοὺς, σύμμετρον μὲν ἔχων τὸ μέγεθος <text:s/></text:span><text:line-break/><text:span text:style-name="T2"> τῷ παντὶ, ὥστε μὴ ἐκβαίνειν τὴν πρὸς τὸ ὅλον ἀναλογίαν· <text:s/></text:span><text:line-break/><text:span text:style-name="T2"> τῷ δὲ κάλλει τῆς ϕύσεως οἷόν τις ὀϕθαλμὸς διαυγὴς <text:s/></text:span><text:line-break/><text:span text:style-name="T2"> ἐμπρέπων τῇ κτίσει· εἰ ἀκόρεστος τούτου ἡ θέα, ποταπὸς <text:s/></text:span></text:p>
      <text:p text:style-name="P6"><text:span text:style-name="T2"><text:s/>6.1.60</text:span></text:p>
      <text:p text:style-name="P5"><text:span text:style-name="T2"><text:s/>τῷ κάλλει ὁ τῆς δικαιοσύνης ἥλιος; Εἰ τυϕλῷ ζημία τοῦτον <text:s/></text:span><text:line-break/><text:span text:style-name="T2"> μὴ βλέπειν, ποταπὴ ζημία τῷ ἁμαρτωλῷ τοῦ ἀληθινοῦ <text:s/></text:span><text:line-break/><text:span text:style-name="T2"> ϕωτὸς στερηθῆναι; <text:s/></text:span></text:p>
      <text:p text:style-name="P6"><text:span text:style-name="T2"><text:s/>6.2.1</text:span></text:p>
      <text:p text:style-name="P5"><text:span text:style-name="T2"><text:s/>Καὶ εἶπεν ὁ Θεός· γενηθήτωσαν ϕωστῆρες ἐν τῷ <text:s/></text:span><text:line-break/><text:span text:style-name="T2"> στερεώματι τοῦ οὐρανοῦ εἰς ϕαῦσιν ἐπὶ τῆς γῆς, ὥστε <text:s/></text:span><text:line-break/><text:span text:style-name="T2"> διαχωρίζειν ἀνὰ μέσον τῆς ἡμέρας καὶ ἀνὰ μέσον τῆς <text:s/></text:span><text:line-break/><text:span text:style-name="T2"> νυκτός. Οὐρανὸς προειλήϕει καὶ γῆ· τὸ ϕῶς ἐπὶ τούτοις <text:s/></text:span><text:line-break/><text:span text:style-name="T2"> δεδημιούργητο· ἡμέρα καὶ νὺξ διεκέκριτο· πάλιν στερέωμα, <text:s/></text:span><text:line-break/><text:span text:style-name="T2"> καὶ ξηρᾶς ϕανέρωσις. Τὸ ὕδωρ συνήθροιστο εἰς συνεστηκυῖαν <text:s/></text:span><text:line-break/><text:span text:style-name="T2"> καὶ ἀϕωρισμένην συναγωγήν. ‘Η γῆ πεπλήρωτο τοῖς <text:s/></text:span><text:line-break/><text:span text:style-name="T2"> οἰκείοις γεννήμασι, τά τε μυρία γένη τῶν βοτανῶν ἐκβλαστή- </text:span><text:line-break/><text:span text:style-name="T2"> σασα, καὶ παντοδαποῖς εἴδεσι ϕυτῶν εὐθηνουμένη. ῞Ηλιος δὲ <text:s/></text:span></text:p>
      <text:p text:style-name="P6"><text:span text:style-name="T2"><text:s/>6.2.10</text:span></text:p>
      <text:p text:style-name="P5"><text:span text:style-name="T2"><text:s/>οὔπω ἦν καὶ σελήνη, ἵνα μήτε ϕωτὸς ἀρχηγὸν καὶ πατέρα <text:s text:c="2"/></text:span><text:line-break/><text:span text:style-name="T2"> τὸν ἥλιον ὀνομάσωσι· μήτε τῶν ἐκ τῆς γῆς ϕυομένων <text:s/></text:span><text:line-break/><text:span text:style-name="T2"> δημιουργὸν, οἱ τὸν Θεὸν ἀγνοήσαντες ἡγήσωνται. Διὰ <text:s/></text:span><text:line-break/><text:span text:style-name="T2"> τοῦτο τετάρτη ἡμέρα· καὶ τότε εἶπεν ὁ Θεὸς, Γενηθήτωσαν <text:s/></text:span></text:p>
      <text:p text:style-name="P6"><text:span text:style-name="T2"><text:s/>6.2.14</text:span></text:p>
      <text:p text:style-name="P5"><text:span text:style-name="T2"><text:s/>ϕωστῆρες ἐν τῷ στερεώματι τοῦ οὐρανοῦ. ῞Οταν τὸν εἰπόντα <text:s/></text:span><text:line-break/><text:span text:style-name="T2"> διδαχθῇς, εὐθὺς τῇ ἐννοίᾳ σύναπτε τὸν ἀκούσαντα. Εἶπεν <text:s/></text:span><text:line-break/><text:span text:style-name="T2"> ὁ Θεὸς, Γενηθήτωσαν ϕωστῆρες, καὶ ἐποίησεν ὁ Θεὸς τοὺς <text:s/></text:span><text:line-break/><text:span text:style-name="T2"> δύο ϕωστῆρας. Τίς εἶπε καὶ τίς ἐποίησεν; Οὐκ ἐννοεῖς <text:s/></text:span><text:line-break/><text:soft-page-break/><text:span text:style-name="T2"> ἐν τούτοις τὸ διπλοῦν τῶν προσώπων; Πανταχοῦ τῇ <text:s/></text:span><text:line-break/><text:span text:style-name="T2"> ἱστορίᾳ τὸ δόγμα τῆς θεολογίας μυστικῶς συμπαρέσπαρται. <text:s/></text:span></text:p>
      <text:p text:style-name="P6"><text:span text:style-name="T2"><text:s/>6.2.20</text:span></text:p>
      <text:p text:style-name="P5"><text:span text:style-name="T2"><text:s/>Καὶ ἡ χρεία πρόσκειται τῆς τῶν ϕωστήρων γενέσεως· <text:s/></text:span><text:line-break/><text:span text:style-name="T2"> Εἰς ϕαῦσιν, ϕησὶν, ἐπὶ τῆς γῆς. Εἰ προειλήϕει τοῦ ϕωτὸς ἡ <text:s/></text:span><text:line-break/><text:span text:style-name="T2"> γένεσις, πῶς νῦν ὁ ἥλιος πάλιν εἰς ϕαῦσιν λέγεται γεγονέναι; <text:s/></text:span><text:line-break/><text:span text:style-name="T2"> Πρῶτον μὲν οὖν τῆς λέξεως τὸ ἰδιότροπον μηδένα σοι <text:s/></text:span><text:line-break/><text:span text:style-name="T2"> κινείτω γέλωτα, εἴπερ μὴ ἑπόμεθα ταῖς παρ' ὑμῖν ἐκλογαῖς <text:s/></text:span><text:line-break/><text:span text:style-name="T2"> τῶν ῥημάτων, μηδὲ τὸ τῆς θέσεως αὐτῶν εὔρυθμον ἐπιτη- </text:span><text:line-break/><text:span text:style-name="T2"> δεύομεν. Οὐ γὰρ τορευταὶ λέξεων παρ' ἡμῖν· οὐδὲ τὸ <text:s/></text:span><text:line-break/><text:span text:style-name="T2"> εὔηχον τῶν ϕωνῶν, ἀλλὰ τὸ εὔσημον τῶν ὀνομάτων <text:s text:c="2"/></text:span><text:line-break/><text:span text:style-name="T2"> πανταχοῦ προτιμότερον. Σκόπει τοίνυν εἰ μὴ διὰ τῆς ϕαύσεως <text:s/></text:span><text:line-break/><text:span text:style-name="T2"> ἀρκούντως ἐνέϕηνεν ὃ ἐβούλετο· ἀντὶ γὰρ τοῦ ϕωτισμοῦ <text:s/></text:span></text:p>
      <text:p text:style-name="P6"><text:span text:style-name="T2"><text:s/>6.2.30</text:span></text:p>
      <text:p text:style-name="P5"><text:span text:style-name="T2"><text:s/>τὴν ϕαῦσιν εἴρηκεν. ῎Εστι δὲ οὐδὲν μαχόμενον τοῦτο τοῖς <text:s/></text:span><text:line-break/><text:span text:style-name="T2"> περὶ τοῦ ϕωτὸς εἰρημένοις. Τότε μὲν γὰρ αὐτὴ τοῦ ϕωτὸς <text:s/></text:span><text:line-break/><text:span text:style-name="T2"> ἡ ϕύσις παρήχθη· νῦν δὲ τὸ ἡλιακὸν τοῦτο σῶμα ὄχημα <text:s/></text:span><text:line-break/><text:span text:style-name="T2"> εἶναι τῷ πρωτογόνῳ ἐκείνῳ ϕωτὶ παρεσκεύασται. ‘Ως γὰρ <text:s/></text:span><text:line-break/><text:span text:style-name="T2"> ἄλλο τὸ πῦρ, καὶ ἄλλο ὁ λύχνος· τὸ μὲν τὴν τοῦ ϕωτίζειν <text:s/></text:span><text:line-break/><text:span text:style-name="T2"> δύναμιν ἔχον, τὸ δὲ παραϕαίνειν τοῖς δεομένοις πεποιημένον· <text:s/></text:span><text:line-break/><text:span text:style-name="T2"> οὕτω καὶ τῷ καθαρωτάτῳ ἐκείνῳ καὶ εἰλικρινεῖ καὶ ἀΰλῳ <text:s/></text:span><text:line-break/><text:span text:style-name="T2"> ϕωτὶ ὄχημα νῦν οἱ ϕωστῆρες κατεσκευάσθησαν. ‘Ως γὰρ ὁ <text:s/></text:span><text:line-break/><text:span text:style-name="T2"> ἀπόστολος λέγει τινὰς ϕωστῆρας ἐν κόσμῳ, ἄλλο δέ ἐστι <text:s/></text:span><text:line-break/><text:span text:style-name="T2"> ϕῶς τοῦ κόσμου τὸ ἀληθινὸν, οὗ κατὰ μέθεξιν οἱ ἅγιοι ϕω- </text:span></text:p>
      <text:p text:style-name="P6"><text:span text:style-name="T2"><text:s/>6.2.40</text:span></text:p>
      <text:p text:style-name="P5"><text:span text:style-name="T2"><text:s/>στῆρες ἐγίνοντο τῶν ψυχῶν, ἃς ἐπαίδευον, τοῦ σκότους <text:s/></text:span><text:line-break/><text:span text:style-name="T2"> αὐτὰς τῆς ἀγνοίας ῥυόμενοι· οὕτω καὶ νῦν τὸν ἥλιον τοῦτον <text:s/></text:span><text:line-break/><text:span text:style-name="T2"> τῷ ϕανοτάτῳ ἐκείνῳ ἐπισκευάσας ϕωτὶ ὁ τῶν ὅλων δημιουρ- </text:span><text:line-break/><text:span text:style-name="T2"> γὸς περὶ τὸν κόσμον ἀνῆψε. <text:s text:c="2"/></text:span></text:p>
      <text:p text:style-name="P6"><text:span text:style-name="T2"><text:s/>6.3.1</text:span></text:p>
      <text:p text:style-name="P5"><text:span text:style-name="T2"><text:s/>Καὶ μηδενὶ ἄπιστον εἶναι δοκείτω τὸ εἰρημένον, ὅτι <text:s/></text:span><text:line-break/><text:span text:style-name="T2"> ἄλλο μέν τι τοῦ ϕωτὸς ἡ λαμπρότης, ἄλλο δέ τι τὸ ὑποκεί- </text:span><text:line-break/><text:span text:style-name="T2"> μενον τῷ ϕωτὶ σῶμα. Πρῶτον μὲν οὖν ἐκ τοῦ τὰ σύνθετα <text:s/></text:span><text:line-break/><text:span text:style-name="T2"> πάντα οὕτω παρ' ἡμῶν διαιρεῖσθαι, εἴς τε τὴν δεκτικὴν <text:s/></text:span><text:line-break/><text:span text:style-name="T2"> οὐσίαν, καὶ εἰς τὴν ἐπισυμβᾶσαν αὐτῇ ποιότητα. ‘Ως οὖν <text:s/></text:span><text:line-break/><text:span text:style-name="T2"> ἕτερον μέν τι τῇ ϕύσει ἡ λευκότης, ἕτερον δέ τι τὸ λελευκασ- </text:span><text:line-break/><text:soft-page-break/><text:span text:style-name="T2"> μένον σῶμα, οὕτω καὶ τὰ νῦν εἰρημένα, διάϕορα ὄντα <text:s/></text:span><text:line-break/><text:span text:style-name="T2"> τῇ ϕύσει, ἥνωται τῇ δυνάμει τοῦ κτίσαντος. Καὶ μή μοι <text:s/></text:span><text:line-break/><text:span text:style-name="T2"> λέγε ἀδύνατα εἶναι ταῦτα ἀπ' ἀλλήλων διαιρεῖσθαι. Οὐδὲ <text:s/></text:span></text:p>
      <text:p text:style-name="P6"><text:span text:style-name="T2"><text:s/>6.3.10</text:span></text:p>
      <text:p text:style-name="P5"><text:span text:style-name="T2"><text:s/>γὰρ ἐγὼ τὴν διαίρεσιν τοῦ ϕωτὸς ἀπὸ τοῦ ἡλιακοῦ σώματος <text:s/></text:span><text:line-break/><text:span text:style-name="T2"> ἐμοὶ καὶ σοὶ δυνατὴν εἶναί ϕημι, ἀλλ' ὅτι ἃ ἡμῖν τῇ ἐπινοίᾳ <text:s/></text:span><text:line-break/><text:span text:style-name="T2"> ἐστὶ χωριστὰ, ταῦτα δύναται καὶ αὐτῇ τῇ ἐνεργείᾳ παρὰ τοῦ <text:s/></text:span><text:line-break/><text:span text:style-name="T2"> ποιητοῦ τῆς ϕύσεως αὐτῶν διαστῆναι. ’Επεὶ καὶ σοὶ τὴν <text:s/></text:span><text:line-break/><text:span text:style-name="T2"> καυστικὴν δύναμιν τοῦ πυρὸς ἀπὸ τῆς λαμπρότητος χωρίσαι <text:s/></text:span><text:line-break/><text:span text:style-name="T2"> ἀμήχανον· ὁ δὲ Θεὸς παραδόξῳ θεάματι τὸν ἑαυτοῦ θερά- </text:span><text:line-break/><text:span text:style-name="T2"> ποντα ἐπιστρέψαι βουλόμενος, πῦρ ἐπέθηκε τῇ βάτῳ ἀπὸ <text:s/></text:span><text:line-break/><text:span text:style-name="T2"> μόνης τῆς λαμπρότητος ἐνεργοῦν, τὴν δὲ τοῦ καίειν δύναμιν <text:s/></text:span><text:line-break/><text:span text:style-name="T2"> σχολάζουσαν ἔχον. ‘Ως καὶ ὁ ψαλμῳδὸς μαρτυρεῖ λέ- <text:s/></text:span><text:line-break/><text:span text:style-name="T2"> γων, Φωνὴ Κυρίου διακόπτοντος ϕλόγα πυρός. ῞Οθεν καὶ <text:s/></text:span></text:p>
      <text:p text:style-name="P6"><text:span text:style-name="T2"><text:s/>6.3.20</text:span></text:p>
      <text:p text:style-name="P5"><text:span text:style-name="T2"><text:s/>ἐν ταῖς τῶν βεβιωμένων ἡμῖν ἀνταποδόσεσι λόγος τις <text:s/></text:span><text:line-break/><text:span text:style-name="T2"> ἡμᾶς ἐν ἀπορρήτῳ παιδεύει, διαιρεθήσεσθαι τοῦ πυρὸς τὴν <text:s/></text:span><text:line-break/><text:span text:style-name="T2"> ϕύσιν, καὶ τὸ μὲν ϕῶς, εἰς ἀπόλαυσιν τοῖς δικαίοις, τὸ δὲ <text:s/></text:span><text:line-break/><text:span text:style-name="T2"> τῆς καύσεως ὀδυνηρὸν, τοῖς κολαζομένοις ἀποταχθήσεσθαι. <text:s/></text:span><text:line-break/><text:span text:style-name="T2"> ῎Επειτα μέντοι καὶ ἐκ τῶν περὶ σελήνην παθῶν, δυνατὸν <text:s/></text:span><text:line-break/><text:span text:style-name="T2"> ἡμᾶς τὴν πίστιν τῶν ζητουμένων εὕρασθαι. Λήγουσα γὰρ, <text:s/></text:span><text:line-break/><text:span text:style-name="T2"> καὶ μειουμένη, οὐχὶ τῷ παντὶ ἑαυτῆς σώματι δαπανᾶται, <text:s/></text:span><text:line-break/><text:span text:style-name="T2"> ἀλλὰ τὸ περικείμενον ϕῶς ἀποτιθεμένη καὶ προσλαμβάνουσα <text:s/></text:span><text:line-break/><text:span text:style-name="T2"> πάλιν, ἐλαττώσεως ἡμῖν καὶ αὐξήσεως τὰς ϕαντασίας <text:s/></text:span><text:line-break/><text:span text:style-name="T2"> παρέχεται. Τοῦ δὲ μὴ αὐτὸ τὸ σῶμα αὐτῆς ληγούσης <text:s/></text:span></text:p>
      <text:p text:style-name="P6"><text:span text:style-name="T2"><text:s/>6.3.30</text:span></text:p>
      <text:p text:style-name="P5"><text:span text:style-name="T2"><text:s/>ἀπαναλίσκεσθαι ἐναργὲς μαρτύριον τὰ ὁρώμενα. ῎Εξεστι <text:s/></text:span><text:line-break/><text:span text:style-name="T2"> γάρ σοι καὶ ἐν καθαρῷ τῷ ἀέρι καὶ πάσης ἀχλύος ἀπηλ- </text:span><text:line-break/><text:span text:style-name="T2"> λαγμένῳ, ὅταν μάλιστα μηνοειδὴς τυγχάνῃ κατὰ τὸ σχῆμα, <text:s/></text:span><text:line-break/><text:span text:style-name="T2"> ἐπιτηρήσαντι κατιδεῖν τὸ ἀλαμπὲς αὐτῆς καὶ ἀϕώτιστον <text:s/></text:span><text:line-break/><text:span text:style-name="T2"> ὑπὸ τηλικαύτης ἁψῖδος περιγραϕόμενον, ἡλίκον ἐν ταῖς <text:s/></text:span><text:line-break/><text:span text:style-name="T2"> πανσελήνοις τὴν πᾶσαν αὐτὴν ἐκπληροῖ. ῞Ωστε τηλαυ- </text:span><text:line-break/><text:span text:style-name="T2"> γῶς ἀπηρτισμένον καθορᾶσθαι τὸν κύκλον τῷ περιλαμπομένῳ <text:s/></text:span><text:line-break/><text:span text:style-name="T2"> μέρει τὸν σκιερὸν καὶ ἀερώδη κόλπον συναναϕερούσης τῆς <text:s/></text:span><text:line-break/><text:span text:style-name="T2"> ὄψεως. Καὶ μή μοι λέγε ἐπείσακτον εἶναι τῆς σελήνης τὸ <text:s/></text:span><text:line-break/><text:span text:style-name="T2"> ϕῶς, διότι μειοῦται μὲν πρὸς ἥλιον ϕερομένη, αὔξεται δὲ <text:s/></text:span></text:p>
      <text:p text:style-name="P6"><text:soft-page-break/><text:span text:style-name="T2"><text:s/>6.3.40</text:span></text:p>
      <text:p text:style-name="P5"><text:span text:style-name="T2"><text:s/>πάλιν ἀϕισταμένη. Οὐδὲ γὰρ ἐκεῖνο ἡμῖν ἐξετάζειν ἐν τῷ <text:s text:c="2"/></text:span><text:line-break/><text:span text:style-name="T2"> παρόντι πρόκειται, ἀλλ' ὅτι ἕτερον μὲν αὐτῆς τὸ σῶμα, <text:s/></text:span><text:line-break/><text:span text:style-name="T2"> ἕτερον δὲ τὸ ϕωτίζον. Τοιοῦτον δή τί μοι νόει καὶ ἐπὶ τοῦ <text:s/></text:span><text:line-break/><text:span text:style-name="T2"> ἡλίου. Πλὴν ὅτι ὁ μὲν λαβὼν ἅπαξ καὶ ἐγκεκραμένον <text:s/></text:span><text:line-break/><text:span text:style-name="T2"> ἑαυτῷ τὸ ϕῶς ἔχων, οὐκ ἀποτίθεται· ἡ δὲ συνεχῶς οἷον <text:s/></text:span><text:line-break/><text:span text:style-name="T2"> ἀποδυομένη καὶ πάλιν ἐπαμϕιαζομένη τὸ ϕῶς, δι' ἑαυτῆς <text:s/></text:span><text:line-break/><text:span text:style-name="T2"> καὶ τὰ περὶ τοῦ ἡλίου εἰρημένα πιστοῦται. Οὗτοι καὶ <text:s/></text:span><text:line-break/><text:span text:style-name="T2"> διαχωρίζειν ἐτάχθησαν ἀνὰ μέσον τῆς ἡμέρας καὶ ἀνὰ μέσον <text:s/></text:span><text:line-break/><text:span text:style-name="T2"> τῆς νυκτός. ῎Ανω μὲν γὰρ διεχώρισεν ὁ Θεὸς ἀνὰ μέσον τοῦ <text:s/></text:span><text:line-break/><text:span text:style-name="T2"> ϕωτὸς καὶ ἀνὰ μέσον τοῦ σκότους· τότε δὲ τὴν ϕύσιν <text:s/></text:span></text:p>
      <text:p text:style-name="P6"><text:span text:style-name="T2"><text:s/>6.3.50</text:span></text:p>
      <text:p text:style-name="P5"><text:span text:style-name="T2"><text:s/>αὐτῶν πρὸς τὸ ἐναντίον ἀπέστησεν, ὥστε ἀμίκτως ἔχειν <text:s/></text:span><text:line-break/><text:span text:style-name="T2"> πρὸς ἄλληλα, καὶ ϕωτὶ πρὸς σκότος μηδεμίαν εἶναι κοινό- </text:span><text:line-break/><text:span text:style-name="T2"> τητα. ῝Ο γὰρ ἐν ἡμέρᾳ ἐστὶν ἡ σκιὰ, τοῦτο οἴεσθαι χρὴ ἐν <text:s/></text:span><text:line-break/><text:span text:style-name="T2"> νυκτὶ τοῦ σκότους εἶναι τὴν ϕύσιν. Εἰ γὰρ πᾶσα σκιὰ <text:s/></text:span><text:line-break/><text:span text:style-name="T2"> αὐγῆς τινος διαϕαινούσης ἀντικειμένως τῷ ϕωτὶ ἀπὸ τῶν <text:s/></text:span><text:line-break/><text:span text:style-name="T2"> σωμάτων ἐκπίπτει· καὶ ἕωθεν μὲν πρὸς δυσμὰς τέταται, <text:s/></text:span><text:line-break/><text:span text:style-name="T2"> ἑσπέρας δὲ πρὸς ἀνατολὴν ἀποκλίνει, ἐν δὲ τῇ μεσημβρίᾳ <text:s/></text:span><text:line-break/><text:span text:style-name="T2"> ἀρκτῴα γίνεται· καὶ ἡ νὺξ ἐπὶ τὸ ἐναντίον ταῖς ἀκτῖσιν <text:s/></text:span><text:line-break/><text:span text:style-name="T2"> ὑποχωρεῖ, οὐδὲν ἕτερον οὖσα κατὰ τὴν ϕύσιν ἢ σκίασμα <text:s/></text:span><text:line-break/><text:span text:style-name="T2"> γῆς. ‘Ως γὰρ ἐν ἡμέρᾳ ἡ σκιὰ τῷ ἀντιϕράσσοντι τὴν αὐγὴν <text:s/></text:span></text:p>
      <text:p text:style-name="P6"><text:span text:style-name="T2"><text:s/>6.3.60</text:span></text:p>
      <text:p text:style-name="P5"><text:span text:style-name="T2"><text:s/>παρυϕίσταται, οὕτως ἡ νὺξ σκιαζομένου τοῦ περὶ γῆν <text:s/></text:span><text:line-break/><text:span text:style-name="T2"> ἀέρος συνίστασθαι πέϕυκε. Τοῦτο τοίνυν ἐστὶ τὸ εἰρημένον, <text:s text:c="2"/></text:span><text:line-break/><text:span text:style-name="T2"> ὅτι Διεχώρισεν ὁ Θεὸς ἀνὰ μέσον τοῦ ϕωτὸς καὶ ἀνὰ μέσον <text:s/></text:span><text:line-break/><text:span text:style-name="T2"> τοῦ σκότους· ἐπειδὴ τὸ σκότος ὑποϕεύγει τοῦ ϕωτὸς τὰς <text:s/></text:span><text:line-break/><text:span text:style-name="T2"> ἐπιδρομὰς, ἐν τῇ πρώτῃ δημιουργίᾳ ϕυσικῆς αὐτοῖς τῆς <text:s/></text:span><text:line-break/><text:span text:style-name="T2"> ἀλλοτριώσεως κατασκευασθείσης πρὸς ἄλληλα. Νῦν δὲ <text:s/></text:span><text:line-break/><text:span text:style-name="T2"> ἥλιον ἐπέταξε τοῖς μέτροις τῆς ἡμέρας· καὶ σελήνην, <text:s/></text:span><text:line-break/><text:span text:style-name="T2"> ὅταν ποτὲ πρὸς τὸν ἴδιον κύκλον ἀπαρτισθῇ, ἀρχηγὸν ἐποίησε <text:s/></text:span><text:line-break/><text:span text:style-name="T2"> τῆς νυκτός. Σχεδὸν γὰρ τότε κατὰ διάμετρον οἱ ϕωστῆρες <text:s/></text:span><text:line-break/><text:span text:style-name="T2"> ἀλλήλοις ἀντικαθίστανται. ’Ανατέλλοντος μὲν γὰρ τοῦ <text:s/></text:span></text:p>
      <text:p text:style-name="P6"><text:span text:style-name="T2"><text:s/>6.3.70</text:span></text:p>
      <text:p text:style-name="P5"><text:span text:style-name="T2"><text:s/>ἡλίου, ἐν ταῖς πανσελήνοις καταϕέρεται πρὸς τὸ ἀϕανὲς <text:s/></text:span><text:line-break/><text:span text:style-name="T2"> ἡ σελήνη· δυομένου δὲ πάλιν τοῦ ἡλίου, αὕτη <text:s/></text:span><text:line-break/><text:soft-page-break/><text:span text:style-name="T2"> πολλάκις ἐξ ἀνατολῶν ἀντανίσχει. Εἰ δὲ κατὰ τὰ ἄλλα <text:s/></text:span><text:line-break/><text:span text:style-name="T2"> σχήματα οὐ συναπαρτίζεται τῇ νυκτὶ τὸ σεληναῖον ϕῶς, <text:s/></text:span><text:line-break/><text:span text:style-name="T2"> οὐδὲν πρὸς τὸν προκείμενον λόγον. Πλὴν ὅτι ὅταν ἑαυτῆς τε- </text:span><text:line-break/><text:span text:style-name="T2"> λειοτάτη τυγχάνῃ, κατάρχει μὲν τῆς νυκτὸς τῷ ἰδίῳ ϕωτὶ <text:s/></text:span><text:line-break/><text:span text:style-name="T2"> τὰ ἄστρα ὑπεραυγάζουσα καὶ τὴν γῆν περιλάμπουσα· <text:s/></text:span><text:line-break/><text:span text:style-name="T2"> ἐξίσου δὲ πρὸς τὸν ἥλιον τοῦ χρόνου διαιρεῖται τὰ μέτρα. <text:s/></text:span></text:p>
      <text:p text:style-name="P6"><text:span text:style-name="T2"><text:s/>6.4.1</text:span></text:p>
      <text:p text:style-name="P5"><text:span text:style-name="T2"><text:s/>Καὶ ἔστωσαν εἰς σημεῖα, καὶ εἰς καιροὺς, καὶ εἰς <text:s/></text:span><text:line-break/><text:span text:style-name="T2"> ἡμέρας, καὶ εἰς ἐνιαυτούς. ’Αναγκαῖαι πρὸς τὸν ἀνθρώπινον <text:s/></text:span><text:line-break/><text:span text:style-name="T2"> βίον αἱ ἀπὸ τῶν ϕωστήρων σημειώσεις. ’Εὰν μή τις πέρα <text:s/></text:span><text:line-break/><text:span text:style-name="T2"> τοῦ μέτρου τὰ ἀπ' αὐτῶν σημεῖα περιεργάζηται, χρησίμους <text:s/></text:span><text:line-break/><text:span text:style-name="T2"> αὐτῶν τὰς ἐκ τῆς μακρᾶς ἐμπειρίας παρατηρήσεις εὑρήσει. <text:s text:c="2"/></text:span><text:line-break/><text:span text:style-name="T2"> Πολλὰ μὲν γὰρ περὶ ἐπομβρίας ἐστὶ μαθεῖν· πολλὰ δὲ πε- </text:span><text:line-break/><text:span text:style-name="T2"> ρὶ αὐχμῶν καὶ πνευμάτων κινήσεως, ἢ μερικῶν ἢ καθόλου, <text:s/></text:span><text:line-break/><text:span text:style-name="T2"> βιαίων ἢ ἀνειμένων. ῝Εν γάρ τι τῶν ἀπὸ τοῦ ἡλίου παρα- </text:span><text:line-break/><text:span text:style-name="T2"> δεικνυμένων καὶ ὁ Κύριος ἡμῖν παραδέδωκεν εἰπὼν, ὅτι <text:s/></text:span></text:p>
      <text:p text:style-name="P6"><text:span text:style-name="T2"><text:s/>6.4.10</text:span></text:p>
      <text:p text:style-name="P5"><text:span text:style-name="T2"><text:s/>Χειμὼν ἔσται, στυγνάζει γὰρ πυρράζων ὁ οὐρανός. ’Επειδὰν <text:s/></text:span><text:line-break/><text:span text:style-name="T2"> γὰρ δι' ἀχλύος ἡ ἀναϕορὰ γένηται τοῦ ἡλίου, ἀμαυροῦνται <text:s/></text:span><text:line-break/><text:span text:style-name="T2"> μὲν αἱ ἀκτῖνες, ἀνθρακώδης δὲ καὶ ὕϕαιμος τὴν χρόαν ὁρᾶ- </text:span><text:line-break/><text:span text:style-name="T2"> ται, τῆς παχύτητος τοῦ ἀέρος ταύτην ἐμποιούσης τὴν <text:s/></text:span><text:line-break/><text:span text:style-name="T2"> ϕαντασίαν ταῖς ὄψεσι. Μὴ διαχεθεὶς δὲ ὑπὸ τῆς ἀκτῖνος ὁ <text:s/></text:span></text:p>
      <text:p text:style-name="P6"><text:span text:style-name="T2"><text:s/>6.4.15</text:span></text:p>
      <text:p text:style-name="P5"><text:span text:style-name="T2"><text:s/>πεπυκνωμένος τέως καὶ συνεστὼς ἀὴρ δῆλός ἐστι διὰ τὴν <text:s/></text:span><text:line-break/><text:span text:style-name="T2"> ἐπίρροιαν τῶν ἐκ τῆς γῆς ἀτμῶν κρατηθῆναι μὴ δυνηθεὶς, <text:s/></text:span><text:line-break/><text:span text:style-name="T2"> ἀλλὰ τῷ πλεονασμῷ τοῦ ὑγροῦ χειμῶνα ἐπάξων τοῖς χωρίοις <text:s/></text:span><text:line-break/><text:span text:style-name="T2"> περὶ ἃ συναθροίζεται. ‘Ομοίως δὲ καὶ ἐπειδὰν ἡ σελήνη περι- </text:span><text:line-break/><text:span text:style-name="T2"> λιμνάζηται· καὶ τῷ ἡλίῳ δὲ ὅταν αἱ λεγόμεναι ἅλωες <text:s/></text:span></text:p>
      <text:p text:style-name="P6"><text:span text:style-name="T2"><text:s/>6.4.20</text:span></text:p>
      <text:p text:style-name="P5"><text:span text:style-name="T2"><text:s/>περιγραϕῶσιν, ἢ ὕδατος ἀερίου πλῆθος, ἢ πνευμάτων <text:s/></text:span><text:line-break/><text:span text:style-name="T2"> βιαίων κίνησιν ὑποϕαίνουσιν· ἢ καὶ, οὓς ὀνομάζουσιν <text:s/></text:span><text:line-break/><text:span text:style-name="T2"> ἀνθηλίους, ὅταν συμπεριτρέχωσι τῇ τοῦ ἡλίου ϕορᾷ, <text:s/></text:span><text:line-break/><text:span text:style-name="T2"> συμπτωμάτων τινῶν ἀερίων σημεῖα γίνεται. ῞Ωσπερ οὖν <text:s/></text:span><text:line-break/><text:span text:style-name="T2"> καὶ αἱ ῥάβδοι, αἱ κατὰ τὴν χρόαν τῆς ἴριδος εἰς ὀρθὸν τοῖς <text:s text:c="2"/></text:span><text:line-break/><text:span text:style-name="T2"> νέϕεσιν ἐμϕαινόμεναι, ὄμβρους ἢ χειμῶνας ἐξαισίους, ἢ <text:s/></text:span><text:line-break/><text:span text:style-name="T2"> ὅλως τὴν ἐπὶ πλεῖστον μεταβολὴν τοῦ ἀέρος ἐνδείκνυνται. <text:s/></text:span><text:line-break/><text:soft-page-break/><text:span text:style-name="T2"> Πολλὰ δὲ καὶ περὶ σελήνην αὐξομένην ἢ λήγουσαν οἱ <text:s/></text:span><text:line-break/><text:span text:style-name="T2"> τούτοις ἐσχολακότες τετηρήκασι σημειώδη, ὡς τοῦ περὶ <text:s/></text:span><text:line-break/><text:span text:style-name="T2"> γῆν ἀέρος ἀναγκαίως τοῖς σχήμασιν αὐτῆς συμμεταβαλ- </text:span></text:p>
      <text:p text:style-name="P6"><text:span text:style-name="T2"><text:s/>6.4.30</text:span></text:p>
      <text:p text:style-name="P5"><text:span text:style-name="T2"><text:s/>λομένου. Λεπτὴ μὲν γὰρ οὖσα περὶ τρίτην ἡμέραν καὶ <text:s/></text:span><text:line-break/><text:span text:style-name="T2"> καθαρὰ, σταθερὰν εὐδίαν κατεπαγγέλλεται· παχεῖα δὲ ταῖς <text:s/></text:span><text:line-break/><text:span text:style-name="T2"> κεραίαις καὶ ὑπέρυθρος ϕαινομένη, ἢ ὕδωρ λάβρον ἀπὸ <text:s/></text:span><text:line-break/><text:span text:style-name="T2"> νεϕῶν, ἢ νότου βιαίαν κίνησιν ἀπειλεῖ. Τὴν δὲ ἐκ τούτων <text:s/></text:span><text:line-break/><text:span text:style-name="T2"> σημείωσιν ὅσον τῷ βίῳ παρέχεται τὸ ὠϕέλιμον, τίς ἀγνοεῖ; <text:s/></text:span><text:line-break/><text:span text:style-name="T2"> ῎Εξεστι μὲν γὰρ τῷ πλωτῆρι εἴσω λιμένων κατέχειν τὸ <text:s/></text:span><text:line-break/><text:span text:style-name="T2"> σκάϕος, τοὺς ἐκ τῶν πνευμάτων κινδύνους προορωμένῳ. <text:s/></text:span><text:line-break/><text:span text:style-name="T2"> ῎Εξεστι δὲ τῷ ὁδοιπόρῳ πόρρωθεν ἐκκλίνειν τὰς βλάβας, <text:s/></text:span><text:line-break/><text:span text:style-name="T2"> ἐκ τῆς στυγνότητος τοῦ ἀέρος τὴν μεταβολὴν ἀναμένοντι. <text:s/></text:span><text:line-break/><text:span text:style-name="T2"> Γεωργοὶ δὲ, οἱ περὶ τὰ σπέρματα καὶ τὰς τῶν ϕυτῶν θερα- </text:span></text:p>
      <text:p text:style-name="P6"><text:span text:style-name="T2"><text:s/>6.4.40</text:span></text:p>
      <text:p text:style-name="P5"><text:span text:style-name="T2"><text:s/>πείας πονούμενοι, πάσας ἐντεῦθεν εὑρίσκουσι τὰς εὐκαιρίας <text:s/></text:span><text:line-break/><text:span text:style-name="T2"> τῶν ἔργων. ῎Ηδη δὲ καὶ τῆς τοῦ παντὸς διαλύσεως ἐν <text:s/></text:span><text:line-break/><text:span text:style-name="T2"> ἡλίῳ καὶ σελήνῃ καὶ ἄστροις σημεῖα ϕανήσεσθαι ὁ Κύριος <text:s/></text:span><text:line-break/><text:span text:style-name="T2"> προηγόρευσεν. ‘Ο ἥλιος μεταστραϕήσεται εἰς αἷμα, καὶ <text:s/></text:span><text:line-break/><text:span text:style-name="T2"> ἡ σελήνη οὐ δώσει τὸ ϕέγγος αὐτῆς. Ταῦτα σημεῖα τῆς τοῦ <text:s/></text:span><text:line-break/><text:span text:style-name="T2"> παντὸς συμπληρώσεως. <text:s text:c="2"/></text:span></text:p>
      <text:p text:style-name="P6"><text:span text:style-name="T2"><text:s/>6.5.1</text:span></text:p>
      <text:p text:style-name="P5"><text:span text:style-name="T2"><text:s/>’Αλλ' οἱ ὑπὲρ τὰ ἐσκαμμένα πηδῶντες, ἐπὶ τὴν <text:s/></text:span><text:line-break/><text:span text:style-name="T2"> συνηγορίαν τῆς γενεθλιαλογίας τὸν λόγον ἕλκουσι, καὶ <text:s/></text:span><text:line-break/><text:span text:style-name="T2"> λέγουσι προσηρτῆσθαι τὴν ἡμετέραν ζωὴν τῇ κινήσει τῶν <text:s/></text:span><text:line-break/><text:span text:style-name="T2"> οὐρανίων· καὶ διὰ τοῦτο ἐκ τῶν ἄστρων γίνεσθαι παρὰ τῶν <text:s/></text:span><text:line-break/><text:span text:style-name="T2"> Χαλδαίων τὰς σημειώσεις τῶν περὶ ἡμᾶς συμπτωμάτων. <text:s/></text:span><text:line-break/><text:span text:style-name="T2"> Καὶ ἁπλοῦν ὄντα τῆς Γραϕῆς τὸν λόγον, ῎Εστωσαν εἰς <text:s/></text:span><text:line-break/><text:span text:style-name="T2"> σημεῖα, οὐχὶ τῶν περὶ τὸν ἀέρα τροπῶν, οὐδὲ τῶν περὶ τὰς <text:s/></text:span><text:line-break/><text:span text:style-name="T2"> ὥρας μεταβολῶν, ἀλλ' ἐπὶ τῆς τῶν βίων ἀποκληρώσεως, <text:s/></text:span><text:line-break/><text:span text:style-name="T2"> πρὸς τὸ δοκοῦν ἑαυτοῖς, ἐξακούουσι. Τί γάρ ϕασιν; ῞Οτι <text:s/></text:span></text:p>
      <text:p text:style-name="P6"><text:span text:style-name="T2"><text:s/>6.5.10</text:span></text:p>
      <text:p text:style-name="P5"><text:span text:style-name="T2"><text:s/>τῶνδε μὲν τῶν κινουμένων ἄστρων ἡ ἐπιπλοκὴ, πρὸς τοὺς <text:s/></text:span><text:line-break/><text:span text:style-name="T2"> ἐν τῷ ζῳδιακῷ κειμένους ἀστέρας κατὰ τοιόνδε σχῆμα <text:s/></text:span><text:line-break/><text:span text:style-name="T2"> συνελθόντων ἀλλήλοις, τὰς τοιάσδε γενέσεις ἀποτελεῖ· <text:s/></text:span><text:line-break/><text:span text:style-name="T2"> ἡ δὲ τοιάδε σχέσις τῶν αὐτῶν τὴν ἐναντίαν ἀποκλήρωσιν τοῦ <text:s/></text:span><text:line-break/><text:soft-page-break/><text:span text:style-name="T2"> βίου ποιεῖ. Περὶ ὧν οὐκ ἄχρηστον ἴσως σαϕηνείας ἕνεκεν <text:s/></text:span><text:line-break/><text:span text:style-name="T2"> μικρὸν ἄνωθεν ἀναλαβόντας εἰπεῖν. ’Ερῶ δὲ οὐδὲν ἐμαυτοῦ <text:s/></text:span><text:line-break/><text:span text:style-name="T2"> ἴδιον, ἀλλὰ τοῖς αὐτῶν ἐκείνων πρὸς τὸν κατ' αὐτῶν ἔλεγχον <text:s/></text:span><text:line-break/><text:span text:style-name="T2"> ἀποχρήσομαι, τοῖς μὲν ἤδη προειλημμένοις εἰς τὴν βλάβην <text:s/></text:span><text:line-break/><text:span text:style-name="T2"> ἴασίν τινα παρεχόμενος, τοῖς δὲ λοιποῖς ἀσϕάλειαν πρὸς τὸ <text:s/></text:span><text:line-break/><text:span text:style-name="T2"> μὴ τοῖς ὁμοίοις περιπεσεῖν. Οἱ τῆς γενεθλιαλογίας ταύτης <text:s/></text:span></text:p>
      <text:p text:style-name="P6"><text:span text:style-name="T2"><text:s/>6.5.20</text:span></text:p>
      <text:p text:style-name="P5"><text:span text:style-name="T2"><text:s/>εὑρεταὶ, καταμαθόντες ὅτι ἐν τῷ πλάτει τοῦ χρόνου πολλὰ <text:s text:c="2"/></text:span><text:line-break/><text:span text:style-name="T2"> τῶν σχημάτων αὐτοὺς διαϕεύγει, εἰς στενὸν παντελῶς ἀπέ- </text:span><text:line-break/><text:span text:style-name="T2"> κλεισαν τοῦ χρόνου τὰ μέτρα· ὡς καὶ παρὰ τὸ μικρότατον <text:s/></text:span><text:line-break/><text:span text:style-name="T2"> καὶ ἀκαριαῖον, οἷόν ϕησιν ὁ ἀπόστολος, τὸ ἐν ἀτόμῳ, καὶ <text:s/></text:span><text:line-break/><text:span text:style-name="T2"> τὸ ἐν ῥιπῇ ὀϕθαλμοῦ, μεγίστης οὔσης διαϕορᾶς γενέσει πρὸς <text:s/></text:span><text:line-break/><text:span text:style-name="T2"> γένεσιν· καὶ τὸν ἐν τούτῳ τῷ ἀκαριαίῳ γεννηθέντα, <text:s/></text:span><text:line-break/><text:span text:style-name="T2"> τύραννον εἶναι πόλεων, καὶ ἄρχοντα δήμων, ὑπερπλουτοῦντα <text:s/></text:span><text:line-break/><text:span text:style-name="T2"> καὶ δυναστεύοντα· τὸν δὲ ἐν τῇ ἑτέρᾳ ῥοπῇ τοῦ καιροῦ <text:s/></text:span><text:line-break/><text:span text:style-name="T2"> γεννηθέντα, προσαίτην τινὰ καὶ ἀγύρτην, θύρας ἐκ θυρῶν <text:s/></text:span><text:line-break/><text:span text:style-name="T2"> ἀμείβοντα τῆς ἐϕ' ἡμέραν τροϕῆς ἕνεκα. Διὰ τοῦτο τὸν <text:s/></text:span></text:p>
      <text:p text:style-name="P6"><text:span text:style-name="T2"><text:s/>6.5.30</text:span></text:p>
      <text:p text:style-name="P5"><text:span text:style-name="T2"><text:s/>ζῳοϕόρον λεγόμενον κύκλον διελόντες εἰς δώδεκα μέρη, <text:s/></text:span><text:line-break/><text:span text:style-name="T2"> ἐπειδὴ διὰ τριάκοντα ἡμερῶν ἐκβαίνει τὸ δωδέκατον τῆς <text:s/></text:span><text:line-break/><text:span text:style-name="T2"> ἀπλανοῦς λεγομένης σϕαίρας ὁ ἥλιος, εἰς τριάκοντα μοίρας <text:s/></text:span><text:line-break/><text:span text:style-name="T2"> τῶν δωδεκατημορίων ἕκαστον διῃρήκασιν. Εἶτα ἑκάστην <text:s/></text:span><text:line-break/><text:span text:style-name="T2"> μοῖραν εἰς ἑξήκοντα διελόντες, ἕκαστον πάλιν τῶν ἑξη- </text:span><text:line-break/><text:span text:style-name="T2"> κοστῶν ἑξηκοντάκις ἔτεμον. Τιθέντες τοίνυν τὰς γενέσεις <text:s/></text:span><text:line-break/><text:span text:style-name="T2"> τῶν τικτομένων, ἴδωμεν εἰ τὴν ἀκρίβειαν ταύτην τῆς τοῦ <text:s/></text:span><text:line-break/><text:span text:style-name="T2"> χρόνου διαιρέσεως ἀποσῶσαι δυνήσονται. ‘Ομοῦ τε γὰρ <text:s/></text:span><text:line-break/><text:span text:style-name="T2"> ἐτέχθη τὸ παιδίον, καὶ ἡ μαῖα κατασκοπεῖ τὸ γεννηθὲν <text:s/></text:span><text:line-break/><text:span text:style-name="T2"> ἄρρεν ἢ θῆλυ· εἶτα ἀναμένει τὸν κλαυθμὸν, ὅπερ σημεῖόν <text:s/></text:span></text:p>
      <text:p text:style-name="P6"><text:span text:style-name="T2"><text:s/>6.5.40</text:span></text:p>
      <text:p text:style-name="P5"><text:span text:style-name="T2"><text:s/>ἐστι τῆς ζωῆς τοῦ τεχθέντος. Πόσα βούλει ἐν τούτῳ τῷ <text:s/></text:span><text:line-break/><text:span text:style-name="T2"> χρόνῳ παραδραμεῖν ἑξηκοστά; Εἶπε τῷ Χαλδαίῳ τὸ <text:s/></text:span><text:line-break/><text:span text:style-name="T2"> γεννηθέν. Διὰ πόσων, βούλει, θῶμεν τῶν λεπτοτάτων τῆς <text:s text:c="2"/></text:span><text:line-break/><text:span text:style-name="T2"> μαίας τὴν ϕωνὴν παρελθεῖν· ἄλλως τε καὶ εἰ τύχοι ἔξω <text:s/></text:span><text:line-break/><text:span text:style-name="T2"> τῆς γυναικωνίτιδος ἑστὼς ὁ τὴν ὥραν ἀποτιθέμενος; Δεῖ <text:s/></text:span><text:line-break/><text:span text:style-name="T2"> γὰρ τὸν τὰ ὡροσκοπεῖα καταμαθεῖν μέλλοντα, πρὸς ἀκρίβειαν <text:s/></text:span><text:line-break/><text:span text:style-name="T2"> τὴν ὥραν ἀπογράϕεσθαι, εἴτε ἡμερινὰ ταῦτα, εἴτε νυκτερινὰ <text:s/></text:span><text:line-break/><text:soft-page-break/><text:span text:style-name="T2"> τυγχάνοι. Πόσων ἑξηκοστῶν σμῆνος ἐν τούτῳ πάλιν παρα- </text:span><text:line-break/><text:span text:style-name="T2"> τρέχει τῷ χρόνῳ; ’Ανάγκη γὰρ εὑρεθῆναι τὸν ὡροσκοποῦντα <text:s/></text:span><text:line-break/><text:span text:style-name="T2"> ἀστέρα οὐ μόνον κατὰ πόστου δωδεκατημορίου ἐστὶν, <text:s/></text:span></text:p>
      <text:p text:style-name="P6"><text:span text:style-name="T2"><text:s/>6.5.50</text:span></text:p>
      <text:p text:style-name="P5"><text:span text:style-name="T2"><text:s/>ἀλλὰ καὶ κατὰ ποίας μοίρας τοῦ δωδεκατημορίου, καὶ ἐν <text:s/></text:span><text:line-break/><text:span text:style-name="T2"> πόστῳ ἑξηκοστῷ, εἰς ἃ ἔϕαμεν διαιρεῖσθαι τὴν μοῖραν· <text:s/></text:span><text:line-break/><text:span text:style-name="T2"> ἢ, ἵνα τὸ ἀκριβὲς εὑρεθῇ, ἐν πόστῳ ἑξηκοστῷ τῶν ὑποδιῃ- </text:span><text:line-break/><text:span text:style-name="T2"> ρημένων ἀπὸ τῶν πρώτων ἑξηκοστῶν. Καὶ ταύτην τὴν <text:s/></text:span><text:line-break/><text:span text:style-name="T2"> οὕτω λεπτὴν καὶ ἀκατάληπτον εὕρεσιν τοῦ χρόνου ἐϕ' <text:s/></text:span><text:line-break/><text:span text:style-name="T2"> ἑκάστου τῶν πλανητῶν ἀναγκαῖον εἶναι ποιεῖσθαι λέγουσιν, <text:s/></text:span><text:line-break/><text:span text:style-name="T2"> ὥστε εὑρεθῆναι ποταπὴν εἶχον σχέσιν πρὸς τοὺς ἀπλανεῖς, <text:s/></text:span><text:line-break/><text:span text:style-name="T2"> καὶ ποταπὸν ἦν τὸ σχῆμα αὐτῶν πρὸς ἀλλήλους ἐν τῇ τότε <text:s/></text:span><text:line-break/><text:span text:style-name="T2"> γενέσει τοῦ τικτομένου. ῞Ωστε εἰ τῆς ὥρας ἐπιτυχεῖν <text:s/></text:span><text:line-break/><text:span text:style-name="T2"> ἀκριβῶς ἀδύνατον, ἡ δὲ τοῦ βραχυτάτου παραλλαγὴ τοῦ <text:s/></text:span></text:p>
      <text:p text:style-name="P6"><text:span text:style-name="T2"><text:s/>6.5.60</text:span></text:p>
      <text:p text:style-name="P5"><text:span text:style-name="T2"><text:s/>παντὸς διαμαρτεῖν ποιεῖ, καταγέλαστοι καὶ οἱ περὶ τὴν <text:s/></text:span><text:line-break/><text:span text:style-name="T2"> ἐνύπαρκτον ταύτην τέχνην ἐσχολακότες, καὶ οἱ πρὸς αὐτοὺς <text:s/></text:span><text:line-break/><text:span text:style-name="T2"> κεχηνότες, ὡς δυναμένους εἰδέναι τὰ κατ' αὐτούς. <text:s text:c="2"/></text:span></text:p>
      <text:p text:style-name="P6"><text:span text:style-name="T2"><text:s/>6.6.1</text:span></text:p>
      <text:p text:style-name="P5"><text:span text:style-name="T2"><text:s/>Οἷα δὲ καὶ τὰ ἀποτελεστικά; ‘Ο δεῖνα οὖλος, <text:s/></text:span><text:line-break/><text:span text:style-name="T2"> ϕησὶ, τὴν τρίχα, καὶ χαροπός· κριῷ γὰρ ἔχει τὴν ὥραν· <text:s/></text:span><text:line-break/><text:span text:style-name="T2"> τοιοῦτον δέ πως ὀϕθῆναι τὸ ζῷον. ’Αλλὰ καὶ μεγαλόϕρων· <text:s/></text:span><text:line-break/><text:span text:style-name="T2"> ἐπειδὴ ἡγεμονικὸν ὁ κριός· καὶ προετικὸς, καὶ πάλιν <text:s/></text:span><text:line-break/><text:span text:style-name="T2"> ποριστικός· ἐπειδὴ τὸ ζῷον τοῦτο καὶ ἀποτίθεται ἀλύπως τὸ <text:s/></text:span><text:line-break/><text:span text:style-name="T2"> ἔριον, καὶ πάλιν παρὰ τῆς ϕύσεως ῥᾳδίως ἐπαμϕιέννυται. <text:s/></text:span><text:line-break/><text:span text:style-name="T2"> ’Αλλὰ καὶ ὁ ταυριανὸς τληπαθὴς, ϕησὶ, καὶ δουλικός· <text:s/></text:span><text:line-break/><text:span text:style-name="T2"> ἐπειδὴ ὑπὸ ζυγὸν ὁ ταῦρος. Καὶ ὁ σκορπιανὸς πλήκτης διὰ <text:s/></text:span><text:line-break/><text:span text:style-name="T2"> τὴν πρὸς τὸ θηρίον ὁμοίωσιν. ‘Ο δὲ ζυγιανὸς δίκαιος, διὰ <text:s/></text:span></text:p>
      <text:p text:style-name="P6"><text:span text:style-name="T2"><text:s/>6.6.10</text:span></text:p>
      <text:p text:style-name="P5"><text:span text:style-name="T2"><text:s/>τὴν παρ' ἡμῖν τῶν ζυγῶν ἰσότητα. Τούτων τί ἂν γένοιτο <text:s/></text:span><text:line-break/><text:span text:style-name="T2"> καταγελαστότερον; ‘Ο κριὸς, ἀϕ' οὗ τὴν γένεσιν τοῦ <text:s/></text:span><text:line-break/><text:span text:style-name="T2"> ἀνθρώπου λαμβάνεις, οὐρανοῦ μέρος ἐστὶ τὸ δωδέκατον, <text:s/></text:span><text:line-break/><text:span text:style-name="T2"> ἐν ᾧ γενόμενος ὁ ἥλιος τῶν ἐαρινῶν σημείων ἅπτεται. <text:s/></text:span><text:line-break/><text:span text:style-name="T2"> Καὶ ζυγὸς, καὶ ταῦρος ὡσαύτως, ἕκαστον τούτων δωδεκα- </text:span><text:line-break/><text:span text:style-name="T2"> τημόριόν ἐστι τοῦ ζῳδιακοῦ λεγομένου κύκλου. Πῶς οὖν <text:s/></text:span><text:line-break/><text:span text:style-name="T2"> ἐκεῖθεν τὰς προηγουμένας αἰτίας λέγων ὑπάρχειν τοῖς τῶν <text:s/></text:span><text:line-break/><text:soft-page-break/><text:span text:style-name="T2"> ἀνθρώπων βίοις, ἐκ τῶν παρ' ἡμῖν βοσκημάτων τῶν γεν- </text:span><text:line-break/><text:span text:style-name="T2"> νωμένων ἀνθρώπων τὰ ἤθη χαρακτηρίζεις; Εὐμετάδοτος <text:s/></text:span><text:line-break/><text:span text:style-name="T2"> γὰρ ὁ κριανὸς, οὐκ ἐπειδὴ τοιούτου ἤθους ποιητικὸν ἐκεῖνο <text:s text:c="2"/></text:span></text:p>
      <text:p text:style-name="P6"><text:span text:style-name="T2"><text:s/>6.6.20</text:span></text:p>
      <text:p text:style-name="P5"><text:span text:style-name="T2"><text:s/>τὸ μέρος τοῦ οὐρανοῦ, ἀλλ' ἐπειδὴ τοιαύτης ϕύσεώς ἐστι τὸ <text:s/></text:span><text:line-break/><text:span text:style-name="T2"> πρόβατον. Τί οὖν δυσωπεῖς μὲν ἡμᾶς ἀπὸ τῆς ἀξιοπιστίας <text:s/></text:span><text:line-break/><text:span text:style-name="T2"> τῶν ἄστρων, πείθειν δὲ ἐπιχειρεῖς διὰ τῶν βληχημάτων; <text:s/></text:span><text:line-break/><text:span text:style-name="T2"> Εἰ μὲν γὰρ παρὰ τῶν ζῴων λαβὼν ὁ οὐρανὸς ἔχει τὰ τοιαῦ- </text:span><text:line-break/><text:span text:style-name="T2"> τα τῶν ἠθῶν ἰδιώματα, καὶ αὐτὸς ὑπόκειται ἀλλοτρίαις <text:s/></text:span><text:line-break/><text:span text:style-name="T2"> ἀρχαῖς, ἐκ τῶν βοσκημάτων ἔχων τὰς αἰτίας ἀπηρτημένας· <text:s/></text:span><text:line-break/><text:span text:style-name="T2"> εἰ δὲ καταγέλαστον τοῦτο εἰπεῖν, καταγελαστότερον πολλῷ <text:s/></text:span><text:line-break/><text:span text:style-name="T2"> ἐκ τῶν μηδὲν κοινωνούντων ἐπάγειν ἐπιχειρεῖν τῷ λόγῳ <text:s/></text:span><text:line-break/><text:span text:style-name="T2"> τὰς πιθανότητας. ’Αλλὰ ταῦτα μὲν αὐτῶν τὰ σοϕὰ τοῖς <text:s/></text:span><text:line-break/><text:span text:style-name="T2"> ἀραχνείοις ὑϕάσμασιν ἔοικεν, οἷς ὅταν μὲν κώνωψ, ἢ μυῖα, <text:s/></text:span></text:p>
      <text:p text:style-name="P6"><text:span text:style-name="T2"><text:s/>6.6.30</text:span></text:p>
      <text:p text:style-name="P5"><text:span text:style-name="T2"><text:s/>ἤ τι τῶν παραπλησίως τούτοις ἀσθενῶν ἐνσχεθῇ, κατα- </text:span></text:p>
      <text:p text:style-name="P6"><text:span text:style-name="T2"><text:s/>6.6.31</text:span></text:p>
      <text:p text:style-name="P5"><text:span text:style-name="T2"><text:s/>δεθέντα κρατεῖται· ἐπειδὰν δὲ τῶν ἰσχυροτέρων τι ζῴων <text:s/></text:span><text:line-break/><text:span text:style-name="T2"> ἐγγίσῃ, αὐτό τε ῥᾳδίως διεκπίπτει, καὶ τὰ ἀδρανῆ ὑϕάσμα- </text:span><text:line-break/><text:span text:style-name="T2"> τα διέρρηξε καὶ ἠϕάνισε. <text:s/></text:span></text:p>
      <text:p text:style-name="P6"><text:span text:style-name="T2"><text:s/>6.7.1</text:span></text:p>
      <text:p text:style-name="P5"><text:span text:style-name="T2"><text:s/>Καὶ οὐκ ἐπὶ τούτων ἵστανται μόνον, ἀλλὰ καὶ ὧν <text:s/></text:span><text:line-break/><text:span text:style-name="T2"> ἡ προαίρεσις ἑκάστου ἡμῶν κυρία (λέγω δὴ, τῶν <text:s/></text:span><text:line-break/><text:span text:style-name="T2"> ἐπιτηδευμάτων ἀρετῆς ἢ κακίας), καὶ τούτων τὰς αἰτίας <text:s/></text:span><text:line-break/><text:span text:style-name="T2"> τοῖς οὐρανίοις συνάπτουσιν. Οἷς τὸ ἀντιλέγειν ἄλλως μὲν <text:s/></text:span><text:line-break/><text:span text:style-name="T2"> καταγέλαστον, διὰ δὲ τὸ προκατέχεσθαι τοὺς πολλοὺς τῇ <text:s text:c="2"/></text:span><text:line-break/><text:span text:style-name="T2"> ἀπάτῃ, ἀναγκαῖον ἴσως μὴ σιωπῇ παρελθεῖν. Πρῶτον μὲν <text:s/></text:span><text:line-break/><text:span text:style-name="T2"> οὖν ἐκεῖνο αὐτοὺς ἐρωτήσωμεν, εἰ μὴ ἐϕ' ἑκάστης ἡμέρας <text:s/></text:span><text:line-break/><text:span text:style-name="T2"> μυριάκις ἀμείβεται τῶν ἀστέρων τὰ σχήματα; ’Αεικίνητοι <text:s/></text:span><text:line-break/><text:span text:style-name="T2"> γὰρ ὄντες οἱ πλανῆται λεγόμενοι, καὶ οἱ μὲν θᾶττον ἐπικατα- </text:span></text:p>
      <text:p text:style-name="P6"><text:span text:style-name="T2"><text:s/>6.7.10</text:span></text:p>
      <text:p text:style-name="P5"><text:span text:style-name="T2"><text:s/>λαμβάνοντες ἀλλήλους, οἱ δὲ βραδυτέρας τὰς περιόδους <text:s/></text:span><text:line-break/><text:span text:style-name="T2"> ποιούμενοι, ἐπὶ τῆς αὐτῆς ὥρας πολλάκις καὶ ὁρῶσιν <text:s/></text:span><text:line-break/><text:span text:style-name="T2"> ἀλλήλους καὶ ἀποκρύπτονται, μεγίστην τε ἔχει δύμανιν <text:s/></text:span><text:line-break/><text:span text:style-name="T2"> ἐν ταῖς γενέσεσι τὸ ἢ παρὰ ἀγαθοποιοῦ ἐϕορᾶσθαι, ἢ <text:s/></text:span><text:line-break/><text:span text:style-name="T2"> κακοποιοῦ, ὡς αὐτοὶ λέγουσι. Καὶ πολλάκις καθ' ὃν ἐπεμαρ- </text:span><text:line-break/><text:soft-page-break/><text:span text:style-name="T2"> τύρει ὁ ἀγαθοποιὸς ἀστὴρ τὸν καιρὸν οὐκ ἐξευρόντες, παρὰ <text:s/></text:span><text:line-break/><text:span text:style-name="T2"> τὴν ἑνὸς τῶν λεπτοτάτων ἄγνοιαν, ὡς ἐν τῷ κακοδαιμονήματι <text:s/></text:span><text:line-break/><text:span text:style-name="T2"> αὐτὸν κείμενον ἀπεγράψαντο. Τοῖς γὰρ αὐτῶν ἐκείνων <text:s/></text:span><text:line-break/><text:span text:style-name="T2"> συγχρήσασθαι ῥήμασιν ἀναγκάζομαι. ’Εν δὴ τοῖς τοιούτοις <text:s/></text:span><text:line-break/><text:span text:style-name="T2"> λόγοις πολὺ μὲν τὸ ἀνόητον, πολλαπλάσιον δὲ τὸ ἀσεβές. <text:s/></text:span></text:p>
      <text:p text:style-name="P6"><text:span text:style-name="T2"><text:s/>6.7.20</text:span></text:p>
      <text:p text:style-name="P5"><text:span text:style-name="T2"><text:s/>Οἱ γὰρ κακοποιοὶ τῶν ἀστέρων τῆς ἑαυτῶν πονηρίας ἐπὶ τὸν <text:s/></text:span><text:line-break/><text:span text:style-name="T2"> ποιήσαντα αὐτοὺς τὴν αἰτίαν μετατιθέασιν. Εἰ μὲν γὰρ ἐκ <text:s/></text:span><text:line-break/><text:span text:style-name="T2"> ϕύσεως αὐτῶν τὸ κακὸν, ὁ δημιουργὸς ἔσται τοῦ κακοῦ <text:s/></text:span><text:line-break/><text:span text:style-name="T2"> ποιητής· εἰ δὲ προαιρέσει κακύνονται, πρῶτον μὲν ἔσται <text:s/></text:span><text:line-break/><text:span text:style-name="T2"> ζῷα προαιρετικὰ, λελυμέναις καὶ αὐτοκρατορικαῖς ταῖς <text:s text:c="2"/></text:span><text:line-break/><text:span text:style-name="T2"> ὁρμαῖς κεχρημένα· ὃ μανίας ἐστὶν ἐπέκεινα καταψεύδεσθαι <text:s/></text:span><text:line-break/><text:span text:style-name="T2"> τῶν ἀψύχων. ῎Επειτα πόσον τὸ ἄλογον, τὸ κακὸν καὶ τὸ <text:s/></text:span><text:line-break/><text:span text:style-name="T2"> ἀγαθὸν μὴ κατὰ τὴν ἀξίαν διανέμειν ἑκάστῳ, ἀλλ' ἐπειδὴ <text:s/></text:span><text:line-break/><text:span text:style-name="T2"> ἐν τῷδε τῷ τόπῳ γέγονεν, ἀγαθοποιὸν ὑπάρχειν, καὶ <text:s/></text:span><text:line-break/><text:span text:style-name="T2"> ἐπειδὴ ὑπὸ τοῦδε ὁρᾶται, κακοποιὸν γίνεσθαι τὸν αὐτόν· <text:s/></text:span></text:p>
      <text:p text:style-name="P6"><text:span text:style-name="T2"><text:s/>6.7.30</text:span></text:p>
      <text:p text:style-name="P5"><text:span text:style-name="T2"><text:s/>καὶ ἐπειδὰν πάλιν μικρόν τι παρεκκλίνῃ τοῦ σχήματος, <text:s/></text:span><text:line-break/><text:span text:style-name="T2"> εὐθὺς τῆς κακίας ἐπιλανθάνεσθαι; Καὶ ταῦτα μὲν εἰς <text:s/></text:span><text:line-break/><text:span text:style-name="T2"> τοσοῦτον. Εἰ δὲ καθ' ἕκαστον ἀκαριαῖον τοῦ χρόνου ἐπ' <text:s/></text:span><text:line-break/><text:span text:style-name="T2"> ἄλλο καὶ ἄλλο μεθαρμόζονται σχῆμα, ἐν δὲ ταῖς μυρίαις <text:s/></text:span><text:line-break/><text:span text:style-name="T2"> ταύταις μεταβολαῖς, πολλάκις τῆς ἡμέρας, οἱ τῶν <text:s/></text:span><text:line-break/><text:span text:style-name="T2"> βασιλικῶν γενέσεων ἀποτελοῦνται σχηματισμοὶ, διὰ τί <text:s/></text:span><text:line-break/><text:span text:style-name="T2"> οὐκ ἐϕ' ἑκάστης ἡμέρας γεννῶνται βασιλεῖς; ἢ διὰ τί ὅλως <text:s/></text:span><text:line-break/><text:span text:style-name="T2"> πατρικαὶ παρ' αὐτοῖς εἰσι βασιλείας διαδοχαί; Οὐ δήπου <text:s/></text:span><text:line-break/><text:span text:style-name="T2"> γὰρ ἕκαστος τῶν βασιλέων παρατετηρημένως εἰς τὸ <text:s/></text:span><text:line-break/><text:span text:style-name="T2"> βασιλικὸν τῶν ἀστέρων σχῆμα τοῦ ἰδίου υἱοῦ τὴν γένεσιν <text:s/></text:span></text:p>
      <text:p text:style-name="P6"><text:span text:style-name="T2"><text:s/>6.7.40</text:span></text:p>
      <text:p text:style-name="P5"><text:span text:style-name="T2"><text:s/>ἐναρμόζει. Τίς γὰρ ἀνθρώπων κύριος τοῦ τοιούτου; Πῶς <text:s/></text:span><text:line-break/><text:span text:style-name="T2"> οὖν ’Οζίας ἐγέννησε τὸν ’Ιωάθαμ; ’Ιωάθαμ τὸν ῎Αχαζ; <text:s/></text:span><text:line-break/><text:span text:style-name="T2"> ῎Αχαζ τὸν ’Εζεκίαν; καὶ οὐδεὶς ἐν τούτοις δουλικῇ συνέτυχεν <text:s text:c="2"/></text:span><text:line-break/><text:span text:style-name="T2"> ὥρᾳ γενέσεως; ῎Επειτα εἰ καὶ τῶν κατὰ κακίαν καὶ ἀρετὴν <text:s/></text:span><text:line-break/><text:span text:style-name="T2"> ἐνεργημάτων οὐκ ἐκ τοῦ ἐϕ' ἡμῖν εἰσὶν αἱ ἀρχαὶ, ἀλλ' ἐκ <text:s/></text:span><text:line-break/><text:span text:style-name="T2"> τῆς γενέσεως αἱ ἀνάγκαι, περιττοὶ μὲν οἱ νομοθέται, τὰ <text:s/></text:span><text:line-break/><text:span text:style-name="T2"> πρακτέα ἡμῖν καὶ τὰ ϕευκτὰ διορίζοντες, περιττοὶ δὲ <text:s/></text:span><text:line-break/><text:span text:style-name="T2"> καὶ οἱ δικασταὶ, ἀρετὴν τιμῶντες, καὶ πονηρίαν κολάζοντες. <text:s/></text:span><text:line-break/><text:soft-page-break/><text:span text:style-name="T2"> Οὐ γὰρ τοῦ κλέπτου τὸ ἀδίκημα· οὐδὲ τοῦ ϕονέως· ᾧ γε <text:s/></text:span><text:line-break/><text:span text:style-name="T2"> οὐδὲ βουλομένῳ δυνατὸν ἦν κρατεῖν τῆς χειρὸς, διὰ τὸ <text:s/></text:span></text:p>
      <text:p text:style-name="P6"><text:span text:style-name="T2"><text:s/>6.7.50</text:span></text:p>
      <text:p text:style-name="P5"><text:span text:style-name="T2"><text:s/>ἀναπόδραστον τῆς ἐπὶ τὰς πράξεις αὐτὸν κατεπειγούσης <text:s/></text:span><text:line-break/><text:span text:style-name="T2"> ἀνάγκης. Ματαιότατοι δὲ πάντων καὶ οἱ περὶ τὰς τέχνας <text:s/></text:span><text:line-break/><text:span text:style-name="T2"> πονούμενοι· ἀλλ' εὐθηνήσει μὲν ὁ γεωργὸς, μήτε σπέρματα <text:s/></text:span><text:line-break/><text:span text:style-name="T2"> καταβάλλων, μήτε δρεπάνην θηξάμενος· ὑπερπλουτήσει δὲ <text:s/></text:span><text:line-break/><text:span text:style-name="T2"> ὁ ἔμπορος, κἂν βούληται, κἂν μὴ, τῆς εἱμαρμένης αὐτῷ <text:s/></text:span><text:line-break/><text:span text:style-name="T2"> συναθροιζούσης τὰ χρήματα. Αἱ δὲ μεγάλαι τῶν Χριστιανῶν <text:s/></text:span><text:line-break/><text:span text:style-name="T2"> ἐλπίδες ϕροῦδαι ἡμῖν οἰχήσονται, οὔτε δικαιοσύνης τι- </text:span><text:line-break/><text:span text:style-name="T2"> μωμένης, οὔτε κατακρινομένης τῆς ἁμαρτίας, διὰ τὸ μηδὲν <text:s/></text:span><text:line-break/><text:span text:style-name="T2"> κατὰ προαίρεσιν ὑπὸ τῶν ἀνθρώπων ἐπιτελεῖσθαι. ῞Οπου <text:s/></text:span><text:line-break/><text:span text:style-name="T2"> γὰρ ἀνάγκη καὶ εἱμαρμένη κρατεῖ, οὐδεμίαν ἔχει χώραν τὸ <text:s/></text:span></text:p>
      <text:p text:style-name="P6"><text:span text:style-name="T2"><text:s/>6.7.60</text:span></text:p>
      <text:p text:style-name="P5"><text:span text:style-name="T2"><text:s/>πρὸς ἀξίαν, ὃ τῆς δικαιοκρισίας ἐξαίρετόν ἐστι. Καὶ πρὸς <text:s/></text:span><text:line-break/><text:span text:style-name="T2"> μὲν ἐκείνους, ἐπὶ τοσοῦτον. Οὔτε γὰρ ὑμεῖς πλειόνων <text:s/></text:span><text:line-break/><text:span text:style-name="T2"> δεῖσθε λόγων παρ' ἑαυτῶν ὑγιαίνοντες, ὅ τε καιρὸς οὐκ <text:s/></text:span><text:line-break/><text:span text:style-name="T2"> ἐνδίδωσι πέρα τοῦ μέτρου πρὸς αὐτοὺς ἀποτείνεσθαι. <text:s text:c="2"/></text:span></text:p>
      <text:p text:style-name="P6"><text:span text:style-name="T2"><text:s/>6.8.1</text:span></text:p>
      <text:p text:style-name="P5"><text:span text:style-name="T2"><text:s/>Πρὸς δὲ τὰ ἑξῆς τῶν ῥημάτων ἐπανέλθωμεν. <text:s/></text:span><text:line-break/><text:span text:style-name="T2"> ῎Εστωσαν, ϕησὶν, εἰς σημεῖα, καὶ εἰς καιροὺς, καὶ εἰς <text:s/></text:span><text:line-break/><text:span text:style-name="T2"> ἡμέρας, καὶ εἰς ἐνιαυτούς. Εἴρηται ἡμῖν τὰ περὶ τῶν σημείων. <text:s/></text:span><text:line-break/><text:span text:style-name="T2"> Καιροὺς δὲ ἡγούμεθα λέγειν τὰς τῶν ὡρῶν ἐναλλαγάς· <text:s/></text:span><text:line-break/><text:span text:style-name="T2"> χειμῶνος, καὶ ἔαρος, καὶ θέρους, καὶ μετοπώρου· ἃς <text:s/></text:span><text:line-break/><text:span text:style-name="T2"> εὐτάκτως περιοδεύειν ἡμᾶς τὸ τεταγμένον τῆς κινήσεως <text:s/></text:span><text:line-break/><text:span text:style-name="T2"> τῶν ϕωστήρων παρέχει. Χειμὼν μὲν γὰρ γίνεται, τοῖς <text:s/></text:span><text:line-break/><text:span text:style-name="T2"> νοτίοις μέρεσι τοῦ ἡλίου προσδιατρίβοντος, καὶ πολὺ τὸ <text:s/></text:span><text:line-break/><text:span text:style-name="T2"> νυκτερινὸν σκίασμα περὶ τὸν καθ' ἡμᾶς τόπον ἀποτελοῦντος· <text:s/></text:span></text:p>
      <text:p text:style-name="P6"><text:span text:style-name="T2"><text:s/>6.8.10</text:span></text:p>
      <text:p text:style-name="P5"><text:span text:style-name="T2"><text:s/>ὥστε καταψύχεσθαι μὲν τὸν περὶ γῆν ἀέρα, πάσας δὲ τὰς <text:s/></text:span><text:line-break/><text:span text:style-name="T2"> ὑγρὰς ἀναθυμιάσεις συνισταμένας περὶ ἡμᾶς, ὄμβρων τε <text:s/></text:span><text:line-break/><text:span text:style-name="T2"> αἰτίαν καὶ κρυμῶν καὶ νιϕάδος ἀμυθήτου παρέχειν. ’Επειδὰν <text:s/></text:span><text:line-break/><text:span text:style-name="T2"> δὲ ἐπανιὼν πάλιν ἀπὸ τῶν μεσημβρινῶν χωρίων ἐπὶ τοῦ <text:s/></text:span><text:line-break/><text:span text:style-name="T2"> μέσου γένηται, ὥστε ἐξίσου μερίζειν νυκτὶ πρὸς ἡμέραν τὸν <text:s/></text:span><text:line-break/><text:span text:style-name="T2"> χρόνον, ὅσῳ πλεῖον τοῖς ὑπὲρ γῆς προσδιατρίβει τόποις, <text:s/></text:span><text:line-break/><text:span text:style-name="T2"> τοσούτῳ κατὰ μέρος ἐπανάγει τὴν εὐκρασίαν. Καὶ γίνεται <text:s/></text:span><text:line-break/><text:soft-page-break/><text:span text:style-name="T2"> ἔαρ, πᾶσι μὲν ϕυτοῖς τῆς βλαστήσεως ἀρχηγὸν, δένδρων δὲ <text:s/></text:span><text:line-break/><text:span text:style-name="T2"> τοῖς πλείστοις παρέχον τὴν ἀναβίωσιν, ζῴοις δὲ χερσαίοις <text:s/></text:span><text:line-break/><text:span text:style-name="T2"> καὶ ἐνύδροις ἅπασι τὸ γένος ϕυλάσσον ἐκ τῆς τῶν <text:s/></text:span></text:p>
      <text:p text:style-name="P6"><text:span text:style-name="T2"><text:s/>6.8.20</text:span></text:p>
      <text:p text:style-name="P5"><text:span text:style-name="T2"><text:s/>ἐπιγινομένων διαδοχῆς. ’Εκεῖθεν δὲ ἤδη πρὸς θερινὰς <text:s/></text:span><text:line-break/><text:span text:style-name="T2"> τροπὰς ἐπ' αὐτὴν τὴν ἄρκτον ἀπελαύνων ὁ ἥλιος, τὰς <text:s/></text:span><text:line-break/><text:span text:style-name="T2"> μεγίστας ἡμῖν τῶν ἡμερῶν περιίστησι. Καὶ διὰ τὸ ἐπὶ <text:s/></text:span><text:line-break/><text:span text:style-name="T2"> πλεῖστον προσομιλεῖν τῷ ἀέρι, αὐτόν τε καταϕρύσσει τὸν <text:s/></text:span><text:line-break/><text:span text:style-name="T2"> ὑπὲρ κεϕαλῆς ἡμῶν ἀέρα, καὶ τὴν γῆν πᾶσαν καταξηραίνει, <text:s text:c="2"/></text:span><text:line-break/><text:span text:style-name="T2"> τοῖς τε σπέρμασιν ἐκ τούτου συνεργῶν πρὸς τὴν ἅδρησιν, <text:s/></text:span><text:line-break/><text:span text:style-name="T2"> καὶ τοὺς τῶν δένδρων καρποὺς κατεπείγων ἐπὶ τὴν πέψιν· <text:s/></text:span><text:line-break/><text:span text:style-name="T2"> ὅτε καὶ ϕλογωδέστατός ἐστιν ἑαυτοῦ ὁ ἥλιος, βραχείας <text:s/></text:span><text:line-break/><text:span text:style-name="T2"> ποιῶν τὰς σκιὰς ἐπὶ τῆς μεσημβρίας, διὰ τὸ ἀϕ' ὑψηλοῦ τὸν <text:s/></text:span><text:line-break/><text:span text:style-name="T2"> περὶ ἡμᾶς καταλάμπειν τόπον. Μέγισται γάρ εἰσιν ἡμερῶν, <text:s/></text:span></text:p>
      <text:p text:style-name="P6"><text:span text:style-name="T2"><text:s/>6.8.30</text:span></text:p>
      <text:p text:style-name="P5"><text:span text:style-name="T2"><text:s/>ἐν αἷς βραχύταταί εἰσιν αἱ σκιαὶ, καὶ βραχύταται πάλιν <text:s/></text:span><text:line-break/><text:span text:style-name="T2"> ἡμέραι, αἱ τὰς σκιὰς ἔχουσαι μακροτάτας. Καὶ τοῦτο παρ' <text:s/></text:span><text:line-break/><text:span text:style-name="T2"> ἡμῖν τοῖς ἑτεροσκίοις λεγομένοις ὅσοι τὰ ἀρκτῷα τῆς γῆς <text:s/></text:span><text:line-break/><text:span text:style-name="T2"> ἐποικοῦμεν· ἐπεὶ εἰσί γε ἤδη τινὲς οἱ κατὰ δύο ἡμέρας τοῦ <text:s/></text:span><text:line-break/><text:span text:style-name="T2"> παντὸς ἐνιαυτοῦ καὶ ἄσκιοι παντελῶς κατὰ τὴν μεσημβρίαν <text:s/></text:span><text:line-break/><text:span text:style-name="T2"> γινόμενοι, οὓς κατὰ κορυϕῆς ἐπιλάμπων ὁ ἥλιος, ἐξίσου <text:s/></text:span><text:line-break/><text:span text:style-name="T2"> πανταχόθεν περιϕωτίζει, ὥστε καὶ τῶν ἐν βάθει ϕρεάτων <text:s/></text:span><text:line-break/><text:span text:style-name="T2"> τὸ ὕδωρ διὰ στομίων στενῶν καταλάμπεσθαι· ὅθεν αὐτούς <text:s/></text:span><text:line-break/><text:span text:style-name="T2"> τινες καὶ ἀσκίους καλοῦσιν. Οἱ δὲ ἐπέκεινα τῆς ἀρωμα- </text:span><text:line-break/><text:span text:style-name="T2"> τοϕόρου ἐπ' ἀμϕότερα τὰς σκιὰς παραλλάσσουσιν. Μόνοι <text:s/></text:span></text:p>
      <text:p text:style-name="P6"><text:span text:style-name="T2"><text:s/>6.8.40</text:span></text:p>
      <text:p text:style-name="P5"><text:span text:style-name="T2"><text:s/>γὰρ ἐν τῇ καθ' ἡμᾶς οἰκουμένῃ ἐπὶ τὰ νότια κατὰ τὴν <text:s/></text:span><text:line-break/><text:span text:style-name="T2"> μεσημβρίαν τὰς σκιὰς ἀποπέμπουσιν· ὅθεν αὐτούς τινες <text:s/></text:span><text:line-break/><text:span text:style-name="T2"> καὶ ἀμϕισκίους ὠνόμασαν. Ταῦτα δὲ πάντα πρὸς τὸ βόρειον <text:s/></text:span><text:line-break/><text:span text:style-name="T2"> μέρος παροδεύσαντος ἤδη γίνεται τοῦ ἡλίου. ’Εκ δὲ τούτων <text:s/></text:span><text:line-break/><text:span text:style-name="T2"> εἰκάζειν ἐστὶ τὴν ἐκ τῆς ἡλιακῆς ἀκτῖνος ἐγγινομένην <text:s/></text:span><text:line-break/><text:span text:style-name="T2"> πύρωσιν τῷ ἀέρι, ὅση τίς ἐστι, καὶ ποταπῶν ἀποτελεστικὴ <text:s/></text:span><text:line-break/><text:span text:style-name="T2"> συμπτωμάτων. ’Εντεῦθεν διαδεξαμένη ἡμᾶς τοῦ μετοπώρου <text:s/></text:span><text:line-break/><text:span text:style-name="T2"> ἡ ὥρα, ὑποθραύει μὲν τοῦ πνίγους τὸ ὑπερβάλλον, κατὰ <text:s text:c="2"/></text:span><text:line-break/><text:span text:style-name="T2"> μικρὸν δὲ ὑϕιεῖσα τῆς θέρμης, διὰ τῆς κατὰ τὴν κρᾶσιν μεσότη- </text:span><text:line-break/><text:span text:style-name="T2"> τος ἀβλαβῶς ἡμᾶς δι' ἑαυτῆς τῷ χειμῶνι προσάγει· <text:s/></text:span></text:p>
      <text:p text:style-name="P6"><text:soft-page-break/><text:span text:style-name="T2"><text:s/>6.8.50</text:span></text:p>
      <text:p text:style-name="P5"><text:span text:style-name="T2"><text:s/>δηλονότι τοῦ ἡλίου πάλιν ἀπὸ τῶν προσαρκτίων ἐπὶ τὰ <text:s/></text:span><text:line-break/><text:span text:style-name="T2"> νότια ὑποστρέϕοντος. Αὗται τῶν ὡρῶν αἱ περιτροπαὶ, ταῖς <text:s/></text:span><text:line-break/><text:span text:style-name="T2"> κινήσεσιν ἑπόμεναι τοῦ ἡλίου, τὸν βίον ἡμῖν οἰκονομοῦσιν. <text:s/></text:span><text:line-break/><text:span text:style-name="T2"> ῎Εστωσαν δὲ, ϕησὶ, καὶ εἰς ἡμέρας· οὐχ ὥστε ἡμέρας <text:s/></text:span><text:line-break/><text:span text:style-name="T2"> ποιεῖν, ἀλλ' ὥστε κατάρχειν τῶν ἡμερῶν. ‘Ημέρα γὰρ καὶ <text:s/></text:span><text:line-break/><text:span text:style-name="T2"> νὺξ πρεσβύτερα τῆς τῶν ϕωστήρων γενέσεως. Τοῦτο γὰρ <text:s/></text:span><text:line-break/><text:span text:style-name="T2"> ἐνδείκνυται ἡμῖν καὶ ὁ ψαλμὸς λέγων· ῎Εθετο ἥλιον εἰς <text:s/></text:span><text:line-break/><text:span text:style-name="T2"> ἐξουσίαν τῆς ἡμέρας, σελήνην καὶ ἀστέρας εἰς ἐξουσίαν τῆς <text:s/></text:span></text:p>
      <text:p text:style-name="P6"><text:span text:style-name="T2"><text:s/>6.8.58</text:span></text:p>
      <text:p text:style-name="P5"><text:span text:style-name="T2"><text:s/>νυκτός. Πῶς οὖν ἔχει τὴν ἐξουσίαν τῆς ἡμέρας ὁ ἥλιος; <text:s/></text:span><text:line-break/><text:span text:style-name="T2"> ῞Οτι τὸ ϕῶς ἐν ἑαυτῷ περιϕέρων, ἐπειδάν ποτε τὸν καθ' <text:s/></text:span></text:p>
      <text:p text:style-name="P6"><text:span text:style-name="T2"><text:s/>6.8.60</text:span></text:p>
      <text:p text:style-name="P5"><text:span text:style-name="T2"><text:s/>ἡμᾶς ὁρίζοντα ὑπεράρῃ, ἡμέραν παρέχει διαλύσας τὸ σκότος. <text:s/></text:span><text:line-break/><text:span text:style-name="T2"> ῞Ωστε οὐκ ἄν τις ἁμάρτοι, ἡμέραν ὁρισάμενος εἶναι τὸν ὑπὸ <text:s/></text:span><text:line-break/><text:span text:style-name="T2"> τοῦ ἡλίου πεϕωτισμένον ἀέρα· ἢ, ἡμέραν εἶναι χρόνου <text:s/></text:span><text:line-break/><text:span text:style-name="T2"> μέτρον ἐν ᾧ ἐν τῷ ὑπὲρ γῆν ἡμισϕαιρίῳ ὁ ἥλιος διατρίβει. <text:s/></text:span><text:line-break/><text:span text:style-name="T2"> ’Αλλὰ καὶ εἰς ἐνιαυτοὺς ἐτάχθησαν ἥλιος καὶ σελήνη. Σελήνη <text:s/></text:span><text:line-break/><text:span text:style-name="T2"> μὲν ἐπειδὰν δωδεκάκις τὸν ἑαυτῆς ἐκτελέσῃ δρόμον, ἐνιαυτοῦ <text:s text:c="2"/></text:span><text:line-break/><text:span text:style-name="T2"> ἐστι ποιητική· πλὴν ὅτι μηνὸς ἐμβολίμου δεῖται πολλάκις <text:s/></text:span><text:line-break/><text:span text:style-name="T2"> πρὸς τὴν ἀκριβῆ τῶν ὡρῶν συνδρομήν, ὡς ‘Εβραῖοι τὸ <text:s/></text:span><text:line-break/><text:span text:style-name="T2"> παλαιὸν τὸν ἐνιαυτὸν ἦγον καὶ τῶν ‘Ελλήνων οἱ ἀρχαιότατοι. <text:s/></text:span><text:line-break/><text:span text:style-name="T2"> ‘Ηλιακὸς δέ ἐστιν ἐνιαυτὸς ἡ ἀπὸ τοῦ αὐτοῦ σημείου ἐπὶ <text:s/></text:span></text:p>
      <text:p text:style-name="P6"><text:span text:style-name="T2"><text:s/>6.8.70</text:span></text:p>
      <text:p text:style-name="P5"><text:span text:style-name="T2"><text:s/>τὸ αὐτὸ σημεῖον κατὰ τὴν οἰκείαν κίνησιν τοῦ ἡλίου ἀποκα- </text:span><text:line-break/><text:span text:style-name="T2"> τάστασις. <text:s/></text:span></text:p>
      <text:p text:style-name="P6"><text:span text:style-name="T2"><text:s/>6.9.1</text:span></text:p>
      <text:p text:style-name="P5"><text:span text:style-name="T2"><text:s/>Καὶ ἐποίησεν ὁ Θεὸς τοὺς δύο ϕωστῆρας τοὺς <text:s/></text:span><text:line-break/><text:span text:style-name="T2"> μεγάλους. ’Επειδὴ τὸ μέγα τὸ μὲν ἀπόλυτον ἔχει τὴν <text:s/></text:span><text:line-break/><text:span text:style-name="T2"> ἔννοιαν· ὡς μέγας ὁ οὐρανὸς, καὶ μεγάλη ἡ γῆ, καὶ μεγάλη <text:s/></text:span><text:line-break/><text:span text:style-name="T2"> ἡ θάλασσα· τὰ δὲ ὡς τὰ πολλὰ πέϕυκε πρὸς ἕτερον ἀναϕέ- </text:span><text:line-break/><text:span text:style-name="T2"> ρεσθαι· ὡς μέγας ὁ ἵππος, καὶ ὁ βοῦς μέγας (οὐ γὰρ ἐν τῇ <text:s/></text:span><text:line-break/><text:span text:style-name="T2"> ὑπερβολῇ τῶν τοῦ σώματος ὄγκων, ἀλλ' ἐν τῇ πρὸς τὰ <text:s/></text:span><text:line-break/><text:span text:style-name="T2"> ὅμοια παραθέσει τὴν μαρτυρίαν τοῦ μεγέθους τὰ τοιαῦτα <text:s/></text:span><text:line-break/><text:span text:style-name="T2"> λαμβάνει)· πῶς τοίνυν τοῦ μεγάλου τὴν ἔννοιαν <text:s/></text:span><text:line-break/><text:span text:style-name="T2"> ἐκδεξόμεθα; Πότερον ὡς τὸν μύρμηκα, ἢ ἄλλο τι τῶν <text:s/></text:span></text:p>
      <text:p text:style-name="P6"><text:soft-page-break/><text:span text:style-name="T2"><text:s/>6.9.10</text:span></text:p>
      <text:p text:style-name="P5"><text:span text:style-name="T2"><text:s/>ϕύσει μικρῶν, μέγα προσαγορεύομεν διὰ τὴν πρὸς τὰ <text:s/></text:span><text:line-break/><text:span text:style-name="T2"> ὁμογενῆ σύγκρισιν τὴν ὑπεροχὴν μαρτυροῦντες; ἢ τὸ μέγα <text:s/></text:span><text:line-break/><text:span text:style-name="T2"> νῦν οὕτως, ὡς ἐν τῇ οἰκείᾳ τῶν ϕωστήρων κατασκευῇ <text:s/></text:span><text:line-break/><text:span text:style-name="T2"> τοῦ μεγέθους ἐμϕαινομένου; ’Εγὼ μὲν οἶμαι τοῦτο. Οὐ <text:s/></text:span><text:line-break/><text:span text:style-name="T2"> γὰρ ἐπειδὴ μείζους τῶν μικροτέρων ἀστέρων, διὰ τοῦτο <text:s/></text:span><text:line-break/><text:span text:style-name="T2"> μεγάλοι· ἀλλ' ἐπειδὴ τοσοῦτοι τὴν περιγραϕὴν, ὥστε <text:s/></text:span><text:line-break/><text:span text:style-name="T2"> ἐξαρκεῖν τὴν ἀπ' αὐτῶν ἀναχεομένην αὐγὴν καὶ οὐρανὸν <text:s text:c="2"/></text:span><text:line-break/><text:span text:style-name="T2"> περιλάμπειν καὶ τὸν ἀέρα, καὶ ὁμοῦ πάσῃ τῇ γῇ καὶ τῇ <text:s/></text:span><text:line-break/><text:span text:style-name="T2"> θαλάσσῃ συμπαρεκτείνεσθαι. Οἵ γε κατὰ πᾶν μέρος τοῦ <text:s/></text:span><text:line-break/><text:span text:style-name="T2"> οὐρανοῦ γινόμενοι, καὶ ἀνατέλλοντες καὶ δυόμενοι καὶ τὸ <text:s/></text:span></text:p>
      <text:p text:style-name="P6"><text:span text:style-name="T2"><text:s/>6.9.20</text:span></text:p>
      <text:p text:style-name="P5"><text:span text:style-name="T2"><text:s/>μέσον ἐπέχοντες, ἴσοι πανταχόθεν τοῖς ἀνθρώποις προϕαίνον- </text:span><text:line-break/><text:span text:style-name="T2"> ται, ὅπερ ἀπόδειξιν ἔχει σαϕῆ τῆς τοῦ μεγέθους περιουσίας, <text:s/></text:span><text:line-break/><text:span text:style-name="T2"> τῷ μηδὲν αὐτοῖς ἐπισημαίνειν τὸ πλάτος τῆς γῆς πρὸς τὸ <text:s/></text:span><text:line-break/><text:span text:style-name="T2"> μείζονας δοκεῖν ἢ ἐλάττονας εἶναι. Τὰ μὲν γὰρ πόρρωθεν <text:s/></text:span><text:line-break/><text:span text:style-name="T2"> ἀϕεστῶτα μικρότερά πως ὁρῶμεν, οἷς δ' ἂν μᾶλλον <text:s/></text:span><text:line-break/><text:span text:style-name="T2"> ἐγγίσωμεν, μᾶλλον αὐτῶν τὸ μέγεθος ἐξευρίσκομεν. Τῷ <text:s/></text:span><text:line-break/><text:span text:style-name="T2"> δὲ ἡλίῳ οὐδείς ἐστιν ἐγγυτέρω καὶ οὐδεὶς πορρωτέρω, ἀλλὰ <text:s/></text:span><text:line-break/><text:span text:style-name="T2"> ἀπ' ἴσου τοῦ διαστήματος τοῖς κατὰ πᾶν μέρος τῆς γῆς <text:s/></text:span><text:line-break/><text:span text:style-name="T2"> κατῳκισμένοις προσβάλλει. Σημεῖον δὲ, ὅτι καὶ ’Ινδοὶ καὶ <text:s/></text:span><text:line-break/><text:span text:style-name="T2"> Βρεττανοὶ τὸν ἴσον βλέπουσιν. Οὔτε γὰρ τοῖς τὴν ἑῴαν <text:s/></text:span></text:p>
      <text:p text:style-name="P6"><text:span text:style-name="T2"><text:s/>6.9.30</text:span></text:p>
      <text:p text:style-name="P5"><text:span text:style-name="T2"><text:s/>οἰκοῦσι καταδυόμενος τοῦ μεγέθους ὑϕίησιν, οὔτε τοῖς <text:s/></text:span><text:line-break/><text:span text:style-name="T2"> πρὸς δυσμαῖς κατῳκισμένοις ἀνατέλλων ἐλάττων ϕαίνεται· <text:s/></text:span><text:line-break/><text:span text:style-name="T2"> οὔτε μὴν ἐν τῷ μεσουρανήματι γινόμενος, τῆς ἐϕ' ἑκάτερα <text:s/></text:span><text:line-break/><text:span text:style-name="T2"> ὄψεως παραλλάττει. Μὴ ἐξαπατάτω σε τὸ ϕαινόμενον· μηδ' <text:s/></text:span><text:line-break/><text:span text:style-name="T2"> ὅτι πηχυαῖος τοῖς ὁρῶσι δοκεῖ, τοσοῦτον αὐτὸν εἶναι λογίσῃ. <text:s/></text:span><text:line-break/><text:span text:style-name="T2"> Συναιρεῖσθαι γὰρ πέϕυκεν ἐν τοῖς μεγίστοις διαστήμασι <text:s/></text:span><text:line-break/><text:span text:style-name="T2"> τὰ μεγέθη τῶν ὁρωμένων, τῆς ὁρατικῆς δυνάμεως οὐκ <text:s/></text:span><text:line-break/><text:span text:style-name="T2"> ἐξικνουμένης τὸν μεταξὺ τόπον διαπερᾶν, ἀλλ' οἱονεὶ <text:s/></text:span><text:line-break/><text:span text:style-name="T2"> ἐνδαπανωμένης τῷ μέσῳ, καὶ κατ' ὀλίγον αὐτῆς μέρος <text:s/></text:span><text:line-break/><text:span text:style-name="T2"> προσβαλλούσης τοῖς ὁρατοῖς. Μικρὰ οὖν ἡ ὄψις ἡμῶν <text:s/></text:span></text:p>
      <text:p text:style-name="P6"><text:span text:style-name="T2"><text:s/>6.9.40</text:span></text:p>
      <text:p text:style-name="P5"><text:span text:style-name="T2"><text:s/>γινομένη, μικρὰ ἐποίησε νομίζεσθαι τὰ ὁρώμενα, τὸ οἰκεῖον <text:s text:c="2"/></text:span><text:line-break/><text:span text:style-name="T2"> πάθος τοῖς ὁρατοῖς ἐπιϕέρουσα. ῞Ωστε ψεύδεται ἡ ὄψις, <text:s/></text:span><text:line-break/><text:soft-page-break/><text:span text:style-name="T2"> ἄπιστον τὸ κριτήριον. ‘Υπομνήσθητι δὲ τῶν οἰκείων παθῶν, <text:s/></text:span><text:line-break/><text:span text:style-name="T2"> καὶ παρὰ σεαυτοῦ ἕξεις τῶν λεγομένων τὴν πίστιν. Εἴ ποτε <text:s/></text:span><text:line-break/><text:span text:style-name="T2"> ἀπὸ ἀκρωρείας μεγάλης πεδίον εἶδες πολύ τε καὶ ὕπτιον, <text:s/></text:span><text:line-break/><text:span text:style-name="T2"> ἡλίκα μέν σοι τῶν βοῶν κατεϕάνη τὰ ζεύγη; πηλίκοι δὲ <text:s/></text:span><text:line-break/><text:span text:style-name="T2"> οἱ ἀροτῆρες αὐτοί; Εἰ μὴ μυρμήκων τινά σοι παρέσχον <text:s/></text:span><text:line-break/><text:span text:style-name="T2"> ϕαντασίαν; Εἰ δὲ καὶ ἀπὸ σκοπιᾶς ἐπὶ μέγα πέλαγος <text:s/></text:span><text:line-break/><text:span text:style-name="T2"> τετραμμένης τῇ θαλάσσῃ τὰς ὄψεις ἐπέβαλες, ἡλίκαι μέν σοι <text:s/></text:span><text:line-break/><text:span text:style-name="T2"> ἔδοξαν εἶναι τῶν νήσων αἱ μέγισται; πηλίκη δέ σοι κα- </text:span></text:p>
      <text:p text:style-name="P6"><text:span text:style-name="T2"><text:s/>6.9.50</text:span></text:p>
      <text:p text:style-name="P5"><text:span text:style-name="T2"><text:s/>τεϕάνη μία τῶν μυριοϕόρων ὁλκάδων λευκοῖς ἱστίοις ὑπὲρ <text:s/></text:span><text:line-break/><text:span text:style-name="T2"> κυανῆς κομιζομένη θαλάσσης; Εἰ μὴ πάσης περιστερᾶς <text:s/></text:span><text:line-break/><text:span text:style-name="T2"> μικροτέραν σοι παρέσχετο τὴν ϕαντασίαν; Διότι, καθάπερ <text:s/></text:span><text:line-break/><text:span text:style-name="T2"> ἔϕην, ἐνδαπανηθεῖσα τῷ ἀέρι ἡ ὄψις, ἐξίτηλος γινομένη, πρὸς <text:s/></text:span><text:line-break/><text:span text:style-name="T2"> τὴν ἀκριβῆ κατάληψιν τῶν ὁρωμένων οὐκ ἐξαρκεῖ. ῎Ηδη <text:s/></text:span><text:line-break/><text:span text:style-name="T2"> δέ που καὶ τῶν ὀρῶν τὰ μέγιστα βαθείαις ϕάραγξιν <text:s/></text:span><text:line-break/><text:span text:style-name="T2"> ἐκτετμημένα, περιϕερῆ καὶ λεῖα ἡ ὄψις εἶναί ϕησι, ταῖς <text:s/></text:span><text:line-break/><text:span text:style-name="T2"> ἐξοχαῖς προσβάλλουσα μόναις, ταῖς δὲ μεταξὺ κοιλότησιν <text:s/></text:span><text:line-break/><text:span text:style-name="T2"> ἐμβῆναι δι' ἀτονίαν μὴ δυναμένη. Οὕτως οὐδὲ τὰ σχήματα <text:s/></text:span><text:line-break/><text:span text:style-name="T2"> τῶν σωμάτων ὁποῖά ἐστι διασώζει, ἀλλὰ περιϕερεῖς οἴεται <text:s/></text:span></text:p>
      <text:p text:style-name="P6"><text:span text:style-name="T2"><text:s/>6.9.60</text:span></text:p>
      <text:p text:style-name="P5"><text:span text:style-name="T2"><text:s/>εἶναι τοὺς τετραγώνους τῶν πύργων. ῞Ωστε πανταχόθεν <text:s text:c="2"/></text:span><text:line-break/><text:span text:style-name="T2"> δῆλον, ὅτι ἐν ταῖς μεγίσταις ἀποστάσεσιν οὐκ ἔναρθρον <text:s/></text:span><text:line-break/><text:span text:style-name="T2"> ἀλλὰ συγκεχυμένην τῶν σωμάτων λαμβάνει τὴν εἰκασίαν. <text:s/></text:span><text:line-break/><text:span text:style-name="T2"> Μέγας οὖν ὁ ϕωστὴρ, κατὰ τὴν τῆς Γραϕῆς μαρτυρίαν, <text:s/></text:span><text:line-break/><text:span text:style-name="T2"> καὶ ἀπειροπλασίων τοῦ ϕαινομένου. <text:s/></text:span></text:p>
      <text:p text:style-name="P6"><text:span text:style-name="T2"><text:s/>6.10.1</text:span></text:p>
      <text:p text:style-name="P5"><text:span text:style-name="T2"><text:s/>Κἀκεῖνο δέ σοι ἐναργὲς ἔστω τοῦ μεγέθους σημεῖον. <text:s/></text:span><text:line-break/><text:span text:style-name="T2"> ’Απείρων ὄντων τῷ πλήθει τῶν κατ' οὐρανὸν ἀστέρων, τὸ <text:s/></text:span><text:line-break/><text:span text:style-name="T2"> παρ' αὐτῶν συνερανιζόμενον ϕῶς οὐκ ἐξαρκεῖ τῆς νυκτὸς τὴν <text:s/></text:span><text:line-break/><text:span text:style-name="T2"> κατήϕειαν διαλῦσαι. Μόνος δὲ οὗτος ὑπερϕανεὶς τοῦ <text:s/></text:span><text:line-break/><text:span text:style-name="T2"> ὁρίζοντος, μᾶλλον δὲ ἔτι καὶ προσδοκώμενος, πρὶν καὶ <text:s/></text:span><text:line-break/><text:span text:style-name="T2"> ὑπερσχεῖν ὅλως τῆς γῆς, ἠϕάνισε μὲν τὸ σκότος, ὑπερηύγασε <text:s/></text:span><text:line-break/><text:span text:style-name="T2"> δὲ τοὺς ἀστέρας, καὶ πεπηγότα τέως καὶ συμπεπιλημένον <text:s/></text:span><text:line-break/><text:span text:style-name="T2"> τὸν περὶ γῆν ἀέρα κατέτηξε καὶ διέχεεν. ῞Οθεν καὶ ἄνεμοι <text:s/></text:span><text:line-break/><text:span text:style-name="T2"> ἑωθινοὶ καὶ δρόσοι ἐν αἰθρίᾳ τὴν γῆν περιρρέουσι. Τοσαύτην <text:s/></text:span></text:p>
      <text:p text:style-name="P6"><text:span text:style-name="T2"><text:s/>6.10.10</text:span></text:p>
      <text:p text:style-name="P5"><text:soft-page-break/><text:span text:style-name="T2"><text:s/>δὲ οὖσαν τὴν γῆν πῶς ἂν ἠδυνήθη ἐν μιᾷ καιροῦ ῥοπῇ τὴν <text:s/></text:span><text:line-break/><text:span text:style-name="T2"> πᾶσαν καταϕωτίζειν, εἰ μὴ ἀπὸ μεγάλου τοῦ κύκλου τὴν <text:s/></text:span><text:line-break/><text:span text:style-name="T2"> αὐγὴν ἐπηϕίει; ’Ενταῦθά μοι τὴν σοϕίαν τοῦ τεχνίτου <text:s/></text:span><text:line-break/><text:span text:style-name="T2"> κατάμαθε, πῶς τῷ διαστήματι τούτῳ σύμμετρον ἔδωκεν <text:s/></text:span><text:line-break/><text:span text:style-name="T2"> αὐτῷ τὴν θερμότητα. Τοσοῦτον γάρ ἐστιν αὐτοῦ τὸ πυρῶδες, <text:s/></text:span><text:line-break/><text:span text:style-name="T2"> ὡς μήτε δι' ὑπερβολὴν καταϕλέξαι τὴν γῆν, μήτε διὰ τὴν <text:s/></text:span><text:line-break/><text:span text:style-name="T2"> ἔλλειψιν κατεψυγμένην αὐτὴν καὶ ἄγονον ἀπολιπεῖν. <text:s/></text:span><text:line-break/><text:span text:style-name="T2"> ’Αδελϕὰ δὲ τοῖς εἰρημένοις καὶ τὰ περὶ τῆς σελήνης νοείσθω. <text:s text:c="2"/></text:span><text:line-break/><text:span text:style-name="T2"> Μέγα γὰρ καὶ τὸ ταύτης σῶμα, καὶ ϕανότατόν γε μετὰ <text:s/></text:span><text:line-break/><text:span text:style-name="T2"> τὸν ἥλιον. Οὐκ ἀεὶ μέντοι ὁρατὸν αὐτῆς διαμένει τὸ μέγεθος· <text:s/></text:span></text:p>
      <text:p text:style-name="P6"><text:span text:style-name="T2"><text:s/>6.10.20</text:span></text:p>
      <text:p text:style-name="P5"><text:span text:style-name="T2"><text:s/>ἀλλὰ νῦν μὲν ἀπηρτισμένη τῷ κύκλῳ, νῦν δὲ ἐλλείπουσα <text:s/></text:span><text:line-break/><text:span text:style-name="T2"> καὶ μειουμένη ϕαίνεται, καθ' ἕτερον ἑαυτῆς μέρος προ- </text:span><text:line-break/><text:span text:style-name="T2"> δεικνῦσα τὸ λεῖπον. ῎Αλλῳ μὲν γὰρ μέρει σκιάζεται <text:s/></text:span><text:line-break/><text:span text:style-name="T2"> αὐξομένη, ἄλλο δὲ μέρος αὐτῆς ἐν τῷ καιρῷ τῆς λήξεως <text:s/></text:span><text:line-break/><text:span text:style-name="T2"> ἀποκρύπτεται. Λόγος δέ τις ἄρρητος τοῦ σοϕοῦ δημιουργοῦ <text:s/></text:span><text:line-break/><text:span text:style-name="T2"> τῆς ποικίλης ταύτης ἐναλλαγῆς τῶν σχημάτων. ῍Η γὰρ <text:s/></text:span><text:line-break/><text:span text:style-name="T2"> ὥστε ἡμῖν ὑπόδειγμα ἐναργὲς παρέχειν τῆς ἡμετέρας <text:s/></text:span><text:line-break/><text:span text:style-name="T2"> ϕύσεως· ὅτι οὐδὲν μόνιμον τῶν ἀνθρωπίνων, ἀλλὰ τὰ μὲν <text:s/></text:span><text:line-break/><text:span text:style-name="T2"> ἐκ τοῦ μὴ ὄντος πρόεισιν εἰς τὸ τέλειον, τὰ δὲ πρὸς τὴν <text:s/></text:span><text:line-break/><text:span text:style-name="T2"> οἰκείαν ἀκμὴν ϕθάσαντα καὶ τὸ ἀκρότατον μέτρον ἑαυτῶν <text:s/></text:span></text:p>
      <text:p text:style-name="P6"><text:span text:style-name="T2"><text:s/>6.10.30</text:span></text:p>
      <text:p text:style-name="P5"><text:span text:style-name="T2"><text:s/>αὐξηθέντα, πάλιν ταῖς κατὰ μικρὸν ὑϕαιρέσεσι ϕθίνει τε <text:s/></text:span><text:line-break/><text:span text:style-name="T2"> καὶ διόλλυται, καὶ μειούμενα καθαιρεῖται. ῞Ωστε ἐκ τοῦ <text:s/></text:span><text:line-break/><text:span text:style-name="T2"> κατὰ τὴν σελήνην θεάματος παιδεύεσθαι ἡμᾶς τὰ ἡμέτερα, <text:s/></text:span><text:line-break/><text:span text:style-name="T2"> καὶ τῆς ταχείας τῶν ἀνθρωπίνων περιτροπῆς λαμβάνοντας <text:s/></text:span><text:line-break/><text:span text:style-name="T2"> ἔννοιαν, μὴ μέγα ϕρονεῖν ταῖς εὐημερίαις τοῦ βίου, μὴ <text:s/></text:span><text:line-break/><text:span text:style-name="T2"> ἐπαγάλλεσθαι δυναστείαις, μὴ ἐπαίρεσθαι πλούτου ἀδηλότητι, <text:s/></text:span><text:line-break/><text:span text:style-name="T2"> περιϕρονεῖν τῆς σαρκὸς περὶ ἣν ἡ ἀλλοίωσις, ἐπιμελεῖσθαι <text:s/></text:span><text:line-break/><text:span text:style-name="T2"> δὲ τῆς ψυχῆς ἧς τὸ ἀγαθόν ἐστιν ἀκίνητον. Εἰ δὲ λυπεῖ σε ἡ <text:s/></text:span><text:line-break/><text:span text:style-name="T2"> σελήνη ταῖς κατὰ μικρὸν ὑϕαιρέσεσι τὸ ϕέγγος ἐξαναλίσ- </text:span><text:line-break/><text:span text:style-name="T2"> κουσα· λυπείτω σε πλέον ψυχὴ ἀρετὴν κτησαμένη, καὶ <text:s/></text:span></text:p>
      <text:p text:style-name="P6"><text:span text:style-name="T2"><text:s/>6.10.40</text:span></text:p>
      <text:p text:style-name="P5"><text:span text:style-name="T2"><text:s/>διὰ ἀπροσεξίας τὸ καλὸν ἀϕανίζουσα, καὶ μηδέποτε ἐπὶ <text:s text:c="2"/></text:span><text:line-break/><text:span text:style-name="T2"> τῆς αὐτῆς διαθέσεως μένουσα, ἀλλὰ πυκνὰ τρεπομένη καὶ <text:s/></text:span><text:line-break/><text:span text:style-name="T2"> μεταβαλλομένη διὰ τὸ τῆς γνώμης ἀνίδρυτον. Τῷ ὄντι γὰρ, <text:s/></text:span><text:line-break/><text:soft-page-break/><text:span text:style-name="T2"> κατὰ τὸ εἰρημένον, ‘Ο ἄϕρων ὡς σελήνη ἀλλοιοῦται. Οἶμαι <text:s/></text:span><text:line-break/><text:span text:style-name="T2"> δὲ καὶ τῇ τῶν ζῴων κατασκευῇ, καὶ τοῖς λοιποῖς τοῖς ἀπὸ <text:s/></text:span><text:line-break/><text:span text:style-name="T2"> γῆς ϕυομένοις, μὴ μικρὰν ὑπάρχειν ἐκ τῆς κατὰ τὴν σελήνην <text:s/></text:span></text:p>
      <text:p text:style-name="P6"><text:span text:style-name="T2"><text:s/>6.10.46</text:span></text:p>
      <text:p text:style-name="P5"><text:span text:style-name="T2"><text:s/>μεταβολῆς τὴν συντέλειαν. ῎Αλλως γὰρ διατίθεται μειουμένης <text:s/></text:span><text:line-break/><text:span text:style-name="T2"> αὐτῆς, καὶ ἄλλως αὐξομένης τὰ σώματα· νῦν μὲν ληγούσης <text:s/></text:span><text:line-break/><text:span text:style-name="T2"> ἀραιὰ γιγνόμενα καὶ κενὰ, νῦν δὲ αὐξομένης καὶ πρὸς τὸ <text:s/></text:span><text:line-break/><text:span text:style-name="T2"> πλῆρες ἐπειγομένης καὶ αὐτὰ πάλιν ἀναπληρούμενα· διότι <text:s/></text:span></text:p>
      <text:p text:style-name="P6"><text:span text:style-name="T2"><text:s/>6.10.50</text:span></text:p>
      <text:p text:style-name="P5"><text:span text:style-name="T2"><text:s/>ὑγρότητά τινα θερμότητι κεκραμένην ἐπὶ τὸ βάθος ϕθάνουσαν <text:s/></text:span><text:line-break/><text:span text:style-name="T2"> λεληθότως ἐνίησι. Δηλοῦσι δὲ οἱ καθεύδοντες ὑπὸ σελήνην, <text:s/></text:span><text:line-break/><text:span text:style-name="T2"> ὑγρότητος περισσῆς τὰς τῆς κεϕαλῆς εὐρυχωρίας πληρού- </text:span><text:line-break/><text:span text:style-name="T2"> μενοι· καὶ τὰ νεοσϕαγῆ τῶν κρεῶν ταχὺ τρεπόμενα τῇ <text:s/></text:span><text:line-break/><text:span text:style-name="T2"> προσβολῇ τῆς σελήνης· καὶ ζῴων ἐγκέϕαλοι· καὶ τῶν <text:s/></text:span><text:line-break/><text:span text:style-name="T2"> θαλαττίων τὰ ὑγρότατα· καὶ αἱ τῶν δένδρων ἐντεριῶναι. <text:s/></text:span><text:line-break/><text:span text:style-name="T2"> ῝Α πάντα οὐκ ἂν ἐξήρκεσε τῇ ἑαυτῆς ἀλλοιώσει συμμεθιστᾶν, <text:s/></text:span><text:line-break/><text:span text:style-name="T2"> εἰ μὴ ὑπερϕυές τι ἦν καὶ ὑπερέχον δυνάμει κατὰ τὴν τῆς <text:s/></text:span><text:line-break/><text:span text:style-name="T2"> Γραϕῆς μαρτυρίαν. <text:s/></text:span></text:p>
      <text:p text:style-name="P6"><text:span text:style-name="T2"><text:s/>6.11.1</text:span></text:p>
      <text:p text:style-name="P5"><text:span text:style-name="T2"><text:s/>Καὶ τὰ περὶ τὸν ἀέρα δὲ πάθη ταῖς μεταβολαῖς <text:s/></text:span><text:line-break/><text:span text:style-name="T2"> ταύτης συνδιατίθεται, ὡς μαρτυροῦσιν ἡμῖν αἵ τε κατὰ τὴν <text:s/></text:span><text:line-break/><text:span text:style-name="T2"> νουμηνίαν πολλάκις ἀπὸ γαλήνης καὶ νηνεμίας αἰϕνίδιοι <text:s text:c="2"/></text:span><text:line-break/><text:span text:style-name="T2"> ταραχαὶ, νεϕῶν κλονουμένων καὶ συμπιπτόντων ἀλλήλοις, <text:s/></text:span><text:line-break/><text:span text:style-name="T2"> καὶ αἱ περὶ τοὺς εὐρίπους παλίρροιαι, καὶ ἡ περὶ τὸν <text:s/></text:span><text:line-break/><text:span text:style-name="T2"> λεγόμενον ὠκεανὸν ἄμπωτις, ἣν ταῖς περιόδοις τῆς σελήνης <text:s/></text:span><text:line-break/><text:span text:style-name="T2"> τεταγμένως ἑπομένην ἐξεῦρον οἱ προσοικοῦντες. Οἱ μὲν <text:s/></text:span><text:line-break/><text:span text:style-name="T2"> γὰρ εὔριποι μεταρρέουσιν ἐϕ' ἑκάτερα κατὰ τὰ λοιπὰ <text:s/></text:span><text:line-break/><text:span text:style-name="T2"> σχήματα τῆς σελήνης· ἐν δὲ τῷ καιρῷ τῆς γενέσεως οὐδὲ <text:s/></text:span></text:p>
      <text:p text:style-name="P6"><text:span text:style-name="T2"><text:s/>6.11.10</text:span></text:p>
      <text:p text:style-name="P5"><text:span text:style-name="T2"><text:s/>τὸ βραχύτατον ἀτρεμοῦσιν, ἀλλ' ἐν σάλῳ καὶ ταλαντώσει <text:s/></text:span><text:line-break/><text:span text:style-name="T2"> διηνεκεῖ καθεστήκασιν, ἕως ἂν ἐκϕανεῖσα πάλιν, ἀκολουθίαν <text:s/></text:span><text:line-break/><text:span text:style-name="T2"> τινὰ τῇ παλιρροίᾳ παράσχηται. ‘Η δὲ ἑσπερία θάλασσα τὰς <text:s/></text:span><text:line-break/><text:span text:style-name="T2"> ἀμπώτεις ὑϕίσταται, νῦν μὲν ὑπονοστοῦσα, πάλιν δὲ <text:s/></text:span><text:line-break/><text:span text:style-name="T2"> ἐπικλύζουσα, ὥσπερ ἀναπνοαῖς τῆς σελήνης ὑϕελκομένη <text:s/></text:span><text:line-break/><text:span text:style-name="T2"> πρὸς τὸ ὀπίσω, καὶ πάλιν ταῖς ἀπ' αὐτῆς ἐμπνοίαις, εἰς <text:s/></text:span><text:line-break/><text:span text:style-name="T2"> τὸ οἰκεῖον μέτρον προωθουμένη. Ταῦτά μοι εἴρηται πρὸς <text:s/></text:span><text:line-break/><text:soft-page-break/><text:span text:style-name="T2"> ἀπόδειξιν τοῦ κατὰ τοὺς ϕωστῆρας μεγέθους, καὶ σύστασιν <text:s/></text:span><text:line-break/><text:span text:style-name="T2"> τοῦ μηδὲ μέχρι συλλαβῆς ἀργόν τι εἶναι τῶν θεοπνεύστων <text:s/></text:span><text:line-break/><text:span text:style-name="T2"> ῥημάτων· καίτοι γε οὐδενὸς ἥψατο σχεδὸν τῶν καιρίων ὁ λό- </text:span></text:p>
      <text:p text:style-name="P6"><text:span text:style-name="T2"><text:s/>6.11.20</text:span></text:p>
      <text:p text:style-name="P5"><text:span text:style-name="T2"><text:s/>γος· πολλὰ γὰρ περὶ μεγεθῶν καὶ ἀποστημάτων ἡλίου καὶ <text:s text:c="2"/></text:span><text:line-break/><text:span text:style-name="T2"> σελήνης ἐστὶν ἐξευρεῖν τοῖς λογισμοῖς, τὸν μὴ παρέργως <text:s/></text:span><text:line-break/><text:span text:style-name="T2"> τὰς ἐνεργείας αὐτῶν καὶ τὰς δυνάμεις ἐπεσκεμμένον. <text:s/></text:span><text:line-break/><text:span text:style-name="T2"> Εὐγνωμόνως οὖν δεῖ κατηγορεῖν ἡμᾶς τῆς ἑαυτῶν ἀσθενείας, <text:s/></text:span><text:line-break/><text:span text:style-name="T2"> ἵνα μὴ τῷ ἡμετέρῳ λόγῳ μετρῆται τῶν δημιουργημάτων <text:s/></text:span><text:line-break/><text:span text:style-name="T2"> τὰ μέγιστα, ἀλλὰ ἐξ ὀλίγων τῶν εἰρημένων παρ' ἑαυτοῖς <text:s/></text:span><text:line-break/><text:span text:style-name="T2"> ἀναλογίζεσθαι, πόσα τινά ἐστι καὶ πηλίκα τὰ παρεθέντα. <text:s/></text:span><text:line-break/><text:span text:style-name="T2"> Μὴ τοίνυν μηδὲ σελήνην ὀϕθαλμῷ μετρήσῃς, ἀλλὰ λογισμῷ, <text:s/></text:span><text:line-break/><text:span text:style-name="T2"> ὃς πολλῷ τῶν ὀϕθαλμῶν ἀκριβέστερός ἐστι πρὸς ἀληθείας <text:s/></text:span><text:line-break/><text:span text:style-name="T2"> εὕρεσιν. Μῦθοί τινες καταγέλαστοι ὑπὸ γραϊδίων κωθωνιζο- </text:span></text:p>
      <text:p text:style-name="P6"><text:span text:style-name="T2"><text:s/>6.11.30</text:span></text:p>
      <text:p text:style-name="P5"><text:span text:style-name="T2"><text:s/>μένων παραληρούμενοι πανταχοῦ διεδόθησαν, ὅτι μαγγανείαις <text:s/></text:span><text:line-break/><text:span text:style-name="T2"> τισὶ τῆς οἰκείας ἕδρας ἀποκινηθεῖσα σελήνη πρὸς γῆν <text:s/></text:span><text:line-break/><text:span text:style-name="T2"> καταϕέρεται. Πῶς μὲν οὖν κινήσει γοήτων ἐπαοιδὴ, ἣν <text:s/></text:span><text:line-break/><text:span text:style-name="T2"> αὐτὸς ἐθεμελίωσεν ὁ ῞Υψιστος; Ποῖος δ' ἂν καὶ τόπος <text:s/></text:span><text:line-break/><text:span text:style-name="T2"> κατασπασθεῖσαν αὐτὴν ὑπεδέξατο; Βούλει ἀπὸ μικρῶν <text:s/></text:span><text:line-break/><text:span text:style-name="T2"> τεκμηρίων λαβεῖν τοῦ μεγέθους αὐτῆς τὴν ἀπόδειξιν; Αἱ <text:s/></text:span><text:line-break/><text:span text:style-name="T2"> κατὰ τὴν οἰκουμένην πόλεις πλεῖστον ἀλλήλων ἀπῳκισμέναι <text:s/></text:span><text:line-break/><text:span text:style-name="T2"> ταῖς κατὰ τὴν ἀνατολὴν τετραμμέναις ῥυμοτομίαις, ἐξίσου <text:s/></text:span><text:line-break/><text:span text:style-name="T2"> πᾶσαι τὸ σεληναῖον ϕῶς ὑποδέχονται. Αἷς εἰ μὴ πάσαις <text:s/></text:span><text:line-break/><text:span text:style-name="T2"> ἀντιπρόσωπος ἦν, τοὺς μὲν ἐπ' εὐθείας τῶν στενωπῶν <text:s/></text:span></text:p>
      <text:p text:style-name="P6"><text:span text:style-name="T2"><text:s/>6.11.40</text:span></text:p>
      <text:p text:style-name="P5"><text:span text:style-name="T2"><text:s/>πάντως ἂν κατεϕώτισε, τοὺς δὲ τὸ πλάτος αὐτῆς ὑπερπίπ- </text:span><text:line-break/><text:span text:style-name="T2"> τοντας ἐγκεκλιμέναις ἂν ταῖς αὐγαῖς ἐπὶ τὰ πλάγια παραϕε- <text:s/></text:span><text:line-break/><text:span text:style-name="T2"> ρομέναις προσέβαλλεν. ῞Οπερ καὶ ἐπὶ τῶν λύχνων ἐστὶν <text:s/></text:span><text:line-break/><text:span text:style-name="T2"> ἰδεῖν κατὰ τοὺς οἴκους γινόμενον. ’Επειδὰν πλείους περισ- </text:span><text:line-break/><text:span text:style-name="T2"> τῶσιν αὐτὸν, ἡ μὲν τοῦ κατ' εὐθεῖαν ἑστῶτος σκιὰ πρὸς τὸ <text:s/></text:span><text:line-break/><text:span text:style-name="T2"> ὄρθιον ἀποτείνεται, αἱ δὲ λοιπαὶ καθ' ἑκάτερον μέρος <text:s/></text:span><text:line-break/><text:span text:style-name="T2"> ἐκκλίνουσιν. ῞Ωστε εἰ μὴ ἄπλετόν τι ἦν καὶ ὑπερέχον <text:s/></text:span><text:line-break/><text:span text:style-name="T2"> μεγέθει τὸ σεληνιακὸν σῶμα, οὐκ ἂν ὁμοίως ἀντιπαρετείνετο <text:s/></text:span><text:line-break/><text:span text:style-name="T2"> πᾶσιν. ‘Ομοίως γὰρ αὐτῆς ἀπὸ τῶν ἰσημερινῶν τόπων <text:s/></text:span><text:line-break/><text:span text:style-name="T2"> ἀνατελλούσης οἵ τε προσοικοῦντες τῇ κατεψυγμένῃ καὶ <text:s/></text:span></text:p>
      <text:p text:style-name="P6"><text:soft-page-break/><text:span text:style-name="T2"><text:s/>6.11.50</text:span></text:p>
      <text:p text:style-name="P5"><text:span text:style-name="T2"><text:s/>ὑπὸ τὰς περιστροϕὰς τῆς ἄρκτου κείμενοι μεταλαμβάνουσι, <text:s/></text:span><text:line-break/><text:span text:style-name="T2"> καὶ οἱ κατὰ τὰ κοῖλα τῆς μεσημβρίας τῆς διακεκαυμέ- </text:span><text:line-break/><text:span text:style-name="T2"> νης γείτονες· οἷς πᾶσι κατὰ τὸ πλάτος ἀντιπαρήκουσα, <text:s/></text:span><text:line-break/><text:span text:style-name="T2"> σαϕεστάτην μαρτυρίαν τοῦ μεγέθους παρέχεται. Τίς οὖν <text:s/></text:span><text:line-break/><text:span text:style-name="T2"> ἀντερεῖ μὴ οὐχὶ παμμέγεθες αὐτῆς εἶναι τὸ σῶμα, τὸ <text:s/></text:span><text:line-break/><text:span text:style-name="T2"> τηλικούτοις ὁμοῦ καὶ τοσούτοις διαστήμασιν ἐξισούμενον; <text:s/></text:span><text:line-break/><text:span text:style-name="T2"> Καὶ τὰ μὲν περὶ μεγεθῶν ἡλίου καὶ σελήνης ἐπὶ τοσοῦτον. <text:s/></text:span><text:line-break/><text:span text:style-name="T2"> ‘Ημῖν δὲ ὁ χαρισάμενος διάνοιαν ἐκ τῶν μικροτάτων τῆς <text:s/></text:span><text:line-break/><text:span text:style-name="T2"> κτίσεως τὴν μεγάλην τοῦ τεχνίτου σοϕίαν καταμανθάνειν, <text:s/></text:span><text:line-break/><text:span text:style-name="T2"> παράσχοι καὶ ἐκ τῶν μεγάλων μείζονας λαμβάνειν τὰς <text:s/></text:span></text:p>
      <text:p text:style-name="P6"><text:span text:style-name="T2"><text:s/>6.11.60</text:span></text:p>
      <text:p text:style-name="P5"><text:span text:style-name="T2"><text:s/>ἐννοίας τοῦ κτίσαντος. Καίτοιγε συγκρίσει τοῦ ποιητοῦ, <text:s/></text:span><text:line-break/><text:span text:style-name="T2"> ἥλιος καὶ σελήνη ἐμπίδος καὶ μύρμηκος ἐπέχουσι λόγον. <text:s/></text:span><text:line-break/><text:span text:style-name="T2"> Οὐ γάρ ἐστιν ἀξίαν τοῦ μεγέθους τοῦ Θεοῦ τῶν ὅλων ἐκ <text:s/></text:span><text:line-break/><text:span text:style-name="T2"> τούτων λαβεῖν τὴν θεωρίαν, ἀλλὰ μικραῖς τισι καὶ ἀμυδραῖς <text:s/></text:span><text:line-break/><text:span text:style-name="T2"> ἐμϕάσεσι δι' αὐτῶν προβιβασθῆναι, ὥσπερ καὶ δι' <text:s/></text:span><text:line-break/><text:span text:style-name="T2"> ἑκάστου τῶν μικροτάτων ἐν ζῴοις ἢ ἐν βοτάναις. ’Αρκέσ- <text:s/></text:span><text:line-break/><text:span text:style-name="T2"> θωμεν τοῖς εἰρημένοις· ἐγὼ μὲν εὐχαριστήσας τῷ τὴν <text:s/></text:span><text:line-break/><text:span text:style-name="T2"> μικράν μοι ταύτην διακονίαν τοῦ λόγου χαρισαμένῳ, ὑμεῖς <text:s/></text:span><text:line-break/><text:span text:style-name="T2"> δὲ τῷ διατρέϕοντι ὑμᾶς ταῖς πνευματικαῖς τροϕαῖς, ὃς <text:s/></text:span><text:line-break/><text:span text:style-name="T2"> καὶ νῦν ὑμᾶς οἷον κριθίνῳ τινὶ ἄρτῳ τῇ εὐτελείᾳ τῆς ἡμετέρας <text:s/></text:span></text:p>
      <text:p text:style-name="P6"><text:span text:style-name="T2"><text:s/>6.11.70</text:span></text:p>
      <text:p text:style-name="P5"><text:span text:style-name="T2"><text:s/>ϕωνῆς διέθρεψε· καὶ διατρέϕοι γε εἰς ἀεὶ, κατὰ τὴν ἀναλογίαν <text:s/></text:span><text:line-break/><text:span text:style-name="T2"> τῆς πίστεως χαριζόμενος ὑμῖν τὴν ϕανέρωσιν τοῦ Πνεύματος, <text:s/></text:span><text:line-break/><text:span text:style-name="T2"> ἐν Χριστῷ ’Ιησοῦ τῷ Κυρίῳ ἡμῶν, ᾧ ἡ δόξα καὶ τὸ κράτος <text:s/></text:span><text:line-break/><text:span text:style-name="T2"> εἰς τοὺς αἰῶνας τῶν αἰώνων. ’Αμήν. <text:s text:c="2"/></text:span></text:p>
      <text:p text:style-name="P6"><text:span text:style-name="T2"><text:s/>7."t".1</text:span></text:p>
      <text:p text:style-name="P5"><text:span text:style-name="T2"><text:s/>ΟΜΙΛΙΑ ζ́ <text:s/></text:span></text:p>
      <text:p text:style-name="P6"><text:span text:style-name="T2"><text:s/>7."n".1</text:span></text:p>
      <text:p text:style-name="P5"><text:span text:style-name="T2"><text:s/>Περὶ ἑρπετῶν <text:s/></text:span></text:p>
      <text:p text:style-name="P6"><text:span text:style-name="T2"><text:s/>7.1.1</text:span></text:p>
      <text:p text:style-name="P5"><text:span text:style-name="T2"><text:s/>Καὶ εἶπεν ὁ Θεὸς, ἐξαγαγέτω τὰ ὕδατα ἑρπετὰ ψυχῶν <text:s/></text:span><text:line-break/><text:span text:style-name="T2"> ζωσῶν κατὰ γένος, καὶ πετεινὰ πετόμενα κατὰ τὸ στερέωμα <text:s/></text:span><text:line-break/><text:span text:style-name="T2"> τοῦ οὐρανοῦ κατὰ γένος. Μετὰ τὴν τῶν ϕωστήρων δημιουρ- </text:span><text:line-break/><text:span text:style-name="T2"> γίαν, καὶ τὰ ὕδατα λοιπὸν πληροῦται ζῴων, ὥστε καὶ ταύτην <text:s/></text:span><text:line-break/><text:soft-page-break/><text:span text:style-name="T2"> διακοσμηθῆναι τὴν λῆξιν. ’Απέλαβε μὲν γὰρ ἡ γῆ τὸν ἐκ τῶν <text:s/></text:span><text:line-break/><text:span text:style-name="T2"> οἰκείων βλαστημάτων κόσμον· ἀπέλαβε δὲ ὁ οὐρανὸς τῶν <text:s/></text:span><text:line-break/><text:span text:style-name="T2"> ἄστρων τὰ ἄνθη, καὶ οἱονεὶ διδύμων ὀϕθαλμῶν βολαῖς <text:s/></text:span><text:line-break/><text:span text:style-name="T2"> τῇ συζυγίᾳ τῶν μεγάλων ϕωστήρων κατεκοσμήθη. Λειπόμε- </text:span><text:line-break/><text:span text:style-name="T2"> νον ἦν καὶ τοῖς ὕδασι τὸν οἰκεῖον κόσμον ἀποδοθῆναι. <text:s/></text:span></text:p>
      <text:p text:style-name="P6"><text:span text:style-name="T2"><text:s/>7.1.10</text:span></text:p>
      <text:p text:style-name="P5"><text:span text:style-name="T2"><text:s/>῏Ηλθε πρόσταγμα, καὶ εὐθὺς καὶ ποταμοὶ ἐνεργοὶ, καὶ <text:s/></text:span><text:line-break/><text:span text:style-name="T2"> λίμναι γόνιμοι τῶν οἰκείων ἕκαστον αὐτῶν καὶ κατὰ ϕύσιν <text:s/></text:span><text:line-break/><text:span text:style-name="T2"> γενῶν. Καὶ ἡ θάλασσα τὰ παντοδαπὰ γένη τῶν πλωτῶν <text:s text:c="2"/></text:span><text:line-break/><text:span text:style-name="T2"> ὤδινε, καὶ οὐδὲ ὅσον ἐν ἰλύσι καὶ τέλμασι τοῦ ὕδατος ἦν, <text:s/></text:span><text:line-break/><text:span text:style-name="T2"> οὐδὲ τοῦτο ἀργὸν, οὐδὲ ἄμοιρον τῆς κατὰ τὴν κτίσιν <text:s/></text:span><text:line-break/><text:span text:style-name="T2"> συντελείας ἀπέμεινε. Βάτραχοι γὰρ καὶ ἐμπίδες καὶ κώνωπες <text:s/></text:span><text:line-break/><text:span text:style-name="T2"> ἐξ αὐτῶν ἀπεζέννυντο δηλονότι. Τὰ γὰρ ἔτι καὶ νῦν <text:s/></text:span><text:line-break/><text:span text:style-name="T2"> ὁρώμενα ἀπόδειξίς ἐστι τῶν παρελθόντων. Οὕτω πᾶν <text:s/></text:span><text:line-break/><text:span text:style-name="T2"> ὕδωρ ἠπείγετο τῷ δημιουργικῷ προστάγματι ὑπουργεῖν· <text:s/></text:span><text:line-break/><text:span text:style-name="T2"> καὶ ὧν οὐδ' ἂν τὰ γένη τις ἐξαριθμήσασθαι δυνηθείη, τούτων <text:s/></text:span></text:p>
      <text:p text:style-name="P6"><text:span text:style-name="T2"><text:s/>7.1.20</text:span></text:p>
      <text:p text:style-name="P5"><text:span text:style-name="T2"><text:s/>τὴν ζωὴν εὐθὺς ἐνεργὸν καὶ κινουμένην ἀπέδειξεν ἡ <text:s/></text:span><text:line-break/><text:span text:style-name="T2"> μεγάλη καὶ ἄϕατος τοῦ Θεοῦ δύναμις, ὁμοῦ τῷ προστάγματι <text:s/></text:span><text:line-break/><text:span text:style-name="T2"> τῆς πρὸς τὸ ζῳογονεῖν ἐπιτηδειότητος ἐγγενομένης τοῖς <text:s/></text:span><text:line-break/><text:span text:style-name="T2"> ὕδασιν. ’Εξαγαγέτω τὰ ὕδατα ἑρπετὰ ψυχῶν ζωσῶν. Νῦν <text:s/></text:span><text:line-break/><text:span text:style-name="T2"> πρῶτον ἔμψυχον καὶ αἰσθήσεως μετέχον ζῷον δημιουρ- </text:span><text:line-break/><text:span text:style-name="T2"> γεῖται. Φυτὰ γὰρ καὶ δένδρα κἂν ζῆν λέγηται διὰ τὸ <text:s/></text:span><text:line-break/><text:span text:style-name="T2"> μετέχειν τῆς θρεπτικῆς καὶ αὐξητικῆς δυνάμεως, ἀλλ' <text:s/></text:span><text:line-break/><text:span text:style-name="T2"> οὐχὶ καὶ ζῷα, οὐδὲ ἔμψυχα. Τούτου γε ἕνεκα, ’Εξαγαγέτω <text:s/></text:span><text:line-break/><text:span text:style-name="T2"> τὰ ὕδατα ἑρπετά. Πᾶν τὸ νηκτικὸν κἂν τῇ ἐπιϕανείᾳ τοῦ <text:s/></text:span><text:line-break/><text:span text:style-name="T2"> ὕδατος ἐπινήχηται, κἂν διὰ βάθους τέμνῃ τὸ ὕδωρ, τῆς τῶν <text:s/></text:span></text:p>
      <text:p text:style-name="P6"><text:span text:style-name="T2"><text:s/>7.1.30</text:span></text:p>
      <text:p text:style-name="P5"><text:span text:style-name="T2"><text:s/>ἑρπηστικῶν ἐστι ϕύσεως, ἐπισυρόμενον τῷ τοῦ ὕδατος <text:s/></text:span><text:line-break/><text:span text:style-name="T2"> σώματι. Κἂν ὑπόποδα δὲ καὶ πορευτικὰ ὑπάρχῃ τινὰ τῶν <text:s/></text:span><text:line-break/><text:span text:style-name="T2"> ἐνύδρων (μάλιστα μὲν ἀμϕίβια τὰ πολλὰ τούτων ἐστίν· <text:s text:c="2"/></text:span><text:line-break/><text:span text:style-name="T2"> οἷον ϕῶκαι, καὶ κροκόδειλοι, καὶ οἱ ποτάμιοι ἵπποι, καὶ <text:s/></text:span><text:line-break/><text:span text:style-name="T2"> βάτραχοι, καὶ καρκῖνοι), ἀλλ' οὖν προηγούμενον ἔχει τὸ <text:s/></text:span><text:line-break/><text:span text:style-name="T2"> νηκτικόν. Διὰ τοῦτο, ’Εξαγαγέτω τὰ ὕδατα ἑρπετά. ’Εν <text:s/></text:span><text:line-break/><text:span text:style-name="T2"> τούτοις τοῖς μικροῖς ῥήμασι τί παρεῖται γένος; τί οὐκ <text:s/></text:span><text:line-break/><text:span text:style-name="T2"> ἐμπεριείληπται τῷ προστάγματι τῆς δημιουργίας; Οὐ τὰ <text:s/></text:span></text:p>
      <text:p text:style-name="P6"><text:soft-page-break/><text:span text:style-name="T2"><text:s/>7.1.38</text:span></text:p>
      <text:p text:style-name="P5"><text:span text:style-name="T2"><text:s/>ζωοτοκοῦντα, οἷον ϕῶκαι καὶ δελϕῖνες καὶ νάρκαι, καὶ τὰ <text:s/></text:span><text:line-break/><text:span text:style-name="T2"> ὅμοια τούτοις τὰ σελάχη λεγόμενα; οὐ τὰ ὠοτόκα, ἅπερ <text:s/></text:span></text:p>
      <text:p text:style-name="P6"><text:span text:style-name="T2"><text:s/>7.1.40</text:span></text:p>
      <text:p text:style-name="P5"><text:span text:style-name="T2"><text:s/>ἐστὶ πάντα σχεδὸν τῶν ἰχθύων τὰ γένη; οὐχ ὅσα λεπιδωτὰ, <text:s/></text:span><text:line-break/><text:span text:style-name="T2"> οὐχ ὅσα ϕολιδωτὰ, οὐχ οἷς ἐστι πτερύγια καὶ οἷς μή <text:s/></text:span><text:line-break/><text:span text:style-name="T2"> ἐστιν; ‘Η μὲν ϕωνὴ τοῦ προστάγματος μικρὰ, μᾶλλον δὲ <text:s/></text:span><text:line-break/><text:span text:style-name="T2"> οὐδὲ ϕωνὴ, ἀλλὰ ῥοπὴ μόνον καὶ ὁρμὴ τοῦ θελήματος· τὸ <text:s/></text:span><text:line-break/><text:span text:style-name="T2"> δὲ τῆς ἐν τῷ προστάγματι διανοίας πολύχουν τοσοῦτόν <text:s/></text:span><text:line-break/><text:span text:style-name="T2"> ἐστιν, ὅσαι καὶ αἱ τῶν ἰχθύων διαϕοραὶ καὶ κοινότητες, <text:s/></text:span><text:line-break/><text:span text:style-name="T2"> οἷς πᾶσι δι' ἀκριβείας ἐπεξελθεῖν, ἴσον ἐστὶ καὶ κύματα <text:s/></text:span><text:line-break/><text:span text:style-name="T2"> πελάγους ἀπαριθμεῖσθαι, ἢ ταῖς κοτύλαις πειρᾶσθαι τὸ <text:s/></text:span><text:line-break/><text:span text:style-name="T2"> ὕδωρ τῆς θαλάσσης ἀπομετρεῖν. ’Εξαγαγέτω τὰ ὕδατα <text:s/></text:span><text:line-break/><text:span text:style-name="T2"> ἑρπετά. ’Εν τούτοις ἔνι τὰ πελάγια, τὰ αἰγιαλώδη, τὰ <text:s/></text:span></text:p>
      <text:p text:style-name="P6"><text:span text:style-name="T2"><text:s/>7.1.50</text:span></text:p>
      <text:p text:style-name="P5"><text:span text:style-name="T2"><text:s/>βύθια, τὰ πετρώδη, τὰ ἀγελαῖα, τὰ σποραδικὰ, τὰ κήτη, τὰ <text:s text:c="2"/></text:span><text:line-break/><text:span text:style-name="T2"> ὑπέρογκα, τὰ λεπτότατα τῶν ἰχθύων. Τῇ γὰρ αὐτῇ δυνάμει, <text:s/></text:span><text:line-break/><text:span text:style-name="T2"> καὶ τῷ ἴσῳ προστάγματι, τό τε μέγα καὶ τὸ μικρὸν μετα- </text:span><text:line-break/><text:span text:style-name="T2"> λαγχάνει τοῦ εἶναι. ’Εξαγαγέτω τὰ ὕδατα. ῎Εδειξέ σοι τὴν <text:s/></text:span><text:line-break/><text:span text:style-name="T2"> ϕυσικὴν τῶν νηκτῶν πρὸς τὸ ὕδωρ συγγένειαν, διὸ μικρὸν <text:s/></text:span><text:line-break/><text:span text:style-name="T2"> οἱ ἰχθύες χωρισθέντες τοῦ ὕδατος διαϕθείρονται. Οὐδὲ γὰρ <text:s/></text:span><text:line-break/><text:span text:style-name="T2"> ἔχουσιν ἀναπνοὴν ὥστε ἕλκειν τὸν ἀέρα τοῦτον· ἀλλ' ὅπερ <text:s/></text:span><text:line-break/><text:span text:style-name="T2"> τοῖς χερσαίοις ἐστὶν ἀὴρ, τοῦτο τῷ πλωτῷ γένει τὸ ὕδωρ. <text:s/></text:span><text:line-break/><text:span text:style-name="T2"> Καὶ ἡ αἰτία δήλη. ῞Οτι ἡμῖν μὲν ὁ πνεύμων ἔγκειται, <text:s/></text:span><text:line-break/><text:span text:style-name="T2"> ἀραιὸν καὶ πολύπορον σπλάγχνον, ὃ διὰ τῆς τοῦ θώρακος <text:s/></text:span></text:p>
      <text:p text:style-name="P6"><text:span text:style-name="T2"><text:s/>7.1.60</text:span></text:p>
      <text:p text:style-name="P5"><text:span text:style-name="T2"><text:s/>διαστολῆς τὸν ἀέρα δεχόμενον, τὸ ἔνδον ἡμῶν θερμὸν <text:s/></text:span><text:line-break/><text:span text:style-name="T2"> διαρριπίζει καὶ ἀναψύχει· ἐκείνοις δὲ ἡ τῶν βραγχίων <text:s/></text:span><text:line-break/><text:span text:style-name="T2"> διαστολὴ καὶ ἐπίπτυξις, δεχομένων τὸ ὕδωρ καὶ διιέντων, <text:s/></text:span><text:line-break/><text:span text:style-name="T2"> τὸν τῆς ἀναπνοῆς λόγον ἀποπληροῖ. ῎Ιδιος κλῆρος τῶν <text:s/></text:span><text:line-break/><text:span text:style-name="T2"> ἰχθύων, ἰδία ϕύσις, δίαιτα κεχωρισμένη, ἰδιότροπος ἡ ζωή. <text:s/></text:span><text:line-break/><text:span text:style-name="T2"> Διὰ τοῦτο οὐδὲ τιθασσεύεσθαί τι τῶν νηκτῶν καταδέχεται, <text:s/></text:span><text:line-break/><text:span text:style-name="T2"> οὐδὲ ὅλως ὑπομένει χειρὸς ἀνθρωπίνης ἐπιβολήν. <text:s/></text:span></text:p>
      <text:p text:style-name="P6"><text:span text:style-name="T2"><text:s/>7.2.1</text:span></text:p>
      <text:p text:style-name="P5"><text:span text:style-name="T2"><text:s/>’Εξαγαγέτω τὰ ὕδατα ἑρπετὰ ψυχῶν ζωσῶν κατὰ <text:s/></text:span><text:line-break/><text:span text:style-name="T2"> γένος. ‘Εκάστου γένους τὰς ἀπαρχὰς νῦν, οἱονεὶ σπέρματά <text:s/></text:span><text:line-break/><text:soft-page-break/><text:span text:style-name="T2"> τινα τῆς ϕύσεως, προβληθῆναι κελεύει· τὸ δὲ πλῆθος <text:s/></text:span><text:line-break/><text:span text:style-name="T2"> αὐτῶν ἐν τῇ μετὰ ταῦτα διαδοχῇ ταμιεύεται, ὅταν αὐξάνεσθαι <text:s text:c="2"/></text:span><text:line-break/><text:span text:style-name="T2"> αὐτὰ καὶ πληθύνεσθαι δέῃ. ῎Αλλου γένους ἐστὶ τὰ ὀστρα- </text:span><text:line-break/><text:span text:style-name="T2"> κόδερμα προσαγορευόμενα· οἷον κόγχαι, καὶ κτένες, καὶ <text:s/></text:span><text:line-break/><text:span text:style-name="T2"> κοχλίαι θαλάσσιοι, καὶ στρόμβοι, καὶ αἱ μυρίαι τῶν ὀστρέων <text:s/></text:span><text:line-break/><text:span text:style-name="T2"> διαϕοραί. ῎Αλλο πάλιν παρὰ ταῦτα γένος, τὰ μαλακόστρακα <text:s/></text:span><text:line-break/><text:span text:style-name="T2"> προσειρημένα, κάραβοι, καὶ καρκῖνοι, καὶ τὰ παραπλήσια <text:s/></text:span></text:p>
      <text:p text:style-name="P6"><text:span text:style-name="T2"><text:s/>7.2.10</text:span></text:p>
      <text:p text:style-name="P5"><text:span text:style-name="T2"><text:s/>τούτοις. ῞Ετερον παρὰ ταῦτα γένος ἐστὶ τὰ μαλάκια οὕτω <text:s/></text:span><text:line-break/><text:span text:style-name="T2"> προσαγορευθέντα, ὅσων ἡ σὰρξ ἁπαλὴ καὶ χαύνη· πολύποδες, <text:s/></text:span><text:line-break/><text:span text:style-name="T2"> καὶ σηπίαι, καὶ τὰ ὅμοια τούτοις. Καὶ ἐν τούτοις πάλιν <text:s/></text:span><text:line-break/><text:span text:style-name="T2"> διαϕοραὶ μυρίαι. Δράκοντες γὰρ καὶ μύραιναι καὶ <text:s/></text:span><text:line-break/><text:span text:style-name="T2"> ἐγχέλυες, αἱ κατὰ τοὺς ἰλυώδεις ποταμοὺς καὶ λίμνας <text:s/></text:span><text:line-break/><text:span text:style-name="T2"> γινόμεναι, τοῖς ἰοβόλοις μᾶλλον τῶν ἑρπετῶν, ἢ τοῖς ἰχθύσι <text:s/></text:span><text:line-break/><text:span text:style-name="T2"> κατὰ τὴν ὁμοιότητα τῆς ϕύσεως προσεγγίζουσιν. ῎Αλλο <text:s/></text:span><text:line-break/><text:span text:style-name="T2"> γένος τὸ τῶν ὠοτοκούντων, καὶ ἄλλο τὸ τῶν ζωοτοκούντων. <text:s/></text:span><text:line-break/><text:span text:style-name="T2"> Ζωοτοκεῖ δὲ τὰ γαλεώδη καὶ οἱ κυνίσκοι, καὶ ἁπαξαπλῶς <text:s/></text:span><text:line-break/><text:span text:style-name="T2"> τὰ σελάχη λεγόμενα. Καὶ τῶν κητῶν τὰ πλεῖστα ζωο- <text:s/></text:span></text:p>
      <text:p text:style-name="P6"><text:span text:style-name="T2"><text:s/>7.2.20</text:span></text:p>
      <text:p text:style-name="P5"><text:span text:style-name="T2"><text:s/>τόκα· δελϕῖνες, καὶ ϕῶκαι, ἃ καὶ νεαροὺς ἔτι τοὺς σκύμνους, <text:s/></text:span><text:line-break/><text:span text:style-name="T2"> διαπτοηθέντας ὑπὸ αἰτίας τινὸς, λέγεται πάλιν τῇ γαστρὶ <text:s/></text:span><text:line-break/><text:span text:style-name="T2"> ὑποδεχόμενα περιστέλλειν. ’Εξαγαγέτω τὰ ὕδατα κατὰ <text:s/></text:span><text:line-break/><text:span text:style-name="T2"> γένος. ῞Ετερον γένος τὸ κητῶδες, καὶ τὸ τῶν λεπτῶν <text:s/></text:span><text:line-break/><text:span text:style-name="T2"> ἰχθύων ἕτερον. Πάλιν ἐν τοῖς ἰχθύσι μυρίαι διαϕοραὶ κατὰ <text:s/></text:span><text:line-break/><text:span text:style-name="T2"> γένη διῃρημέναι· ὧν καὶ ὀνόματα ἴδια, καὶ τροϕὴ παρηλ- </text:span><text:line-break/><text:span text:style-name="T2"> λαγμένη, καὶ σχῆμα καὶ μέγεθος καὶ σαρκῶν ποιότητες, <text:s/></text:span><text:line-break/><text:span text:style-name="T2"> πάντα μεγίσταις διαϕοραῖς ἀλλήλων κεχωρισμένα, καὶ ἐν <text:s/></text:span><text:line-break/><text:span text:style-name="T2"> ἑτέροις καὶ ἑτέροις εἴδεσι καθεστῶτα. Ποῖοι μὲν οὖν θυννο- </text:span><text:line-break/><text:span text:style-name="T2"> σκόποι τῶν γενῶν τὰς διαϕορὰς ἡμῖν ἀπαριθμήσασθαι <text:s/></text:span></text:p>
      <text:p text:style-name="P6"><text:span text:style-name="T2"><text:s/>7.2.30</text:span></text:p>
      <text:p text:style-name="P5"><text:span text:style-name="T2"><text:s/>δύνανται; Καίτοι ϕασὶν αὐτοὺς ἐν μεγάλαις ἀγέλαις ἰχθύων <text:s/></text:span><text:line-break/><text:span text:style-name="T2"> καὶ τὸν ἀριθμὸν ἀπαγγέλλειν. Τίς δὲ τῶν περὶ αἰγιαλοὺς <text:s/></text:span><text:line-break/><text:span text:style-name="T2"> καὶ ἀκτὰς καταγηρασάντων δύναται ἡμῖν τὴν ἱστορίαν <text:s/></text:span><text:line-break/><text:span text:style-name="T2"> πάντων δι' ἀκριβείας γνωρίσαι; ῎Αλλα γνωρίζουσιν οἱ τὴν <text:s/></text:span><text:line-break/><text:span text:style-name="T2"> ’Ινδικὴν ἁλιεύοντες θάλασσαν· ἄλλα, οἱ τὸν Αἰγύπτιον <text:s/></text:span><text:line-break/><text:span text:style-name="T2"> ἀγρεύοντες κόλπον· ἄλλα, νησιῶται· καὶ ἄλλα, Μαυρούσιοι. <text:s/></text:span><text:line-break/><text:soft-page-break/><text:span text:style-name="T2"> Πάντα δὲ ὁμοίως μικρά τε καὶ μεγάλα τὸ πρῶτον ἐκεῖνο <text:s/></text:span><text:line-break/><text:span text:style-name="T2"> πρόσταγμα καὶ ἡ ἄϕατος ἐκείνη παρήγαγε δύναμις. Πολλαὶ <text:s/></text:span><text:line-break/><text:span text:style-name="T2"> τῶν βίων αἱ παραλλαγαί· πολλαὶ καὶ αἱ περὶ τὰς διαδοχὰς <text:s text:c="2"/></text:span><text:line-break/><text:span text:style-name="T2"> ἑκάστου γένους διαϕοραί. Οὐκ ἐπωάζουσιν οἱ πλεῖστοι τῶν <text:s/></text:span></text:p>
      <text:p text:style-name="P6"><text:span text:style-name="T2"><text:s/>7.2.40</text:span></text:p>
      <text:p text:style-name="P5"><text:span text:style-name="T2"><text:s/>ἰχθύων ὥσπερ αἱ ὄρνιθες, οὔτε καλιὰς πήγνυνται, οὔτε μετὰ <text:s/></text:span><text:line-break/><text:span text:style-name="T2"> πόνων ἐκτρέϕουσιν ἑαυτῶν τὰ ἔκγονα· ἀλλὰ τὸ ὕδωρ <text:s/></text:span><text:line-break/><text:span text:style-name="T2"> ὑποδεξάμενον ἐκπεσὸν τὸ ὠὸν, ζῷον ἐποίησεν. Καὶ ἑκάστῳ <text:s/></text:span><text:line-break/><text:span text:style-name="T2"> γένει ἡ διαδοχὴ ἀπαράλλακτος καὶ ἀνεπίμικτος πρὸς ἑτέραν <text:s/></text:span><text:line-break/><text:span text:style-name="T2"> ϕύσιν. Οὐχ οἷαι τῶν ἡμιόνων ἐπὶ τῆς χέρσου, ἢ καί τινων <text:s/></text:span><text:line-break/><text:span text:style-name="T2"> ὀρνίθων ἐπιπλοκαὶ παραχαρασσόντων τὰ γένη. Οὐδὲν παρὰ <text:s/></text:span><text:line-break/><text:span text:style-name="T2"> τοῖς ἰχθύσιν ἐξ ἡμισείας ὥπλισται τοῖς ὀδοῦσιν, ὡς βοῦς <text:s/></text:span><text:line-break/><text:span text:style-name="T2"> παρ' ἡμῖν καὶ πρόβατον· οὐδὲ γὰρ μηρυκίζει τι παρ' αὐτοῖς, <text:s/></text:span><text:line-break/><text:span text:style-name="T2"> εἰ μὴ τὸν σκάρον μόνον ἱστοροῦσί τινες. Πάντα δὲ ὀξυτάταις <text:s/></text:span><text:line-break/><text:span text:style-name="T2"> ἀκμαῖς ὀδόντων καταπεπύκνωται, ἵνα μὴ τῇ χρονίᾳ μα- </text:span></text:p>
      <text:p text:style-name="P6"><text:span text:style-name="T2"><text:s/>7.2.50</text:span></text:p>
      <text:p text:style-name="P5"><text:span text:style-name="T2"><text:s/>σήσει ἡ τροϕὴ διαρρέῃ· ἔμελλε γὰρ, εἰ μὴ ὀξέως κατατεμ- </text:span><text:line-break/><text:span text:style-name="T2"> νομένη τῇ γαστρὶ παρεπέμπετο, ἐν τῇ λεπτοποιήσει διαϕο- </text:span><text:line-break/><text:span text:style-name="T2"> ρεῖσθαι παρὰ τοῦ ὕδατος. <text:s/></text:span></text:p>
      <text:p text:style-name="P6"><text:span text:style-name="T2"><text:s/>7.3.1</text:span></text:p>
      <text:p text:style-name="P5"><text:span text:style-name="T2"><text:s/>Τροϕὴ δὲ ἰχθύσιν ἄλλοις ἄλλη κατὰ γένος διωρισμένη. <text:s/></text:span><text:line-break/><text:span text:style-name="T2"> Οἱ μὲν γὰρ ἰλύϊ τρέϕονται· οἱ δὲ τοῖς ϕυκίοις· ἄλλοι ταῖς <text:s/></text:span><text:line-break/><text:span text:style-name="T2"> βοτάναις ταῖς ἐντρεϕομέναις τῷ ὕδατι ἀρκοῦνται. ’Αλλη- </text:span><text:line-break/><text:span text:style-name="T2"> λοϕάγοι δὲ τῶν ἰχθύων οἱ πλεῖστοι, καὶ ὁ μικρότερος παρ' <text:s/></text:span><text:line-break/><text:span text:style-name="T2"> ἐκείνοις βρῶμά ἐστι τοῦ μείζονος. Κἄν ποτε συμβῇ τὸν τοῦ <text:s/></text:span><text:line-break/><text:span text:style-name="T2"> ἐλάττονος κρατήσαντα ἑτέρου γενέσθαι θήραμα, ὑπὸ τὴν <text:s text:c="2"/></text:span><text:line-break/><text:span text:style-name="T2"> μίαν ἄγονται γαστέρα τοῦ τελευταίου. Τί οὖν ἡμεῖς οἱ <text:s/></text:span><text:line-break/><text:span text:style-name="T2"> ἄνθρωποι ἄλλο τι ποιοῦμεν ἐν τῇ καταδυναστείᾳ τῶν ὑποδεεσ- </text:span><text:line-break/><text:span text:style-name="T2"> τέρων; τί διαϕέρει τοῦ τελευταίου ἰχθύος ὁ τῇ λαιμάργῳ <text:s/></text:span></text:p>
      <text:p text:style-name="P6"><text:span text:style-name="T2"><text:s/>7.3.10</text:span></text:p>
      <text:p text:style-name="P5"><text:span text:style-name="T2"><text:s/>ϕιλοπλουτίᾳ τοῖς ἀπληρώτοις τῆς πλεονεξίας αὐτοῦ κόλποις <text:s/></text:span><text:line-break/><text:span text:style-name="T2"> ἐναποκρύπτων τοὺς ἀσθενεῖς; ’Εκεῖνος εἶχε τὰ τοῦ πένη- </text:span><text:line-break/><text:span text:style-name="T2"> τος· σὺ τοῦτον λαβὼν μέρος ἐποιήσω τῆς περιουσίας <text:s/></text:span><text:line-break/><text:span text:style-name="T2"> σεαυτοῦ. ’Αδίκων ἀδικώτερος ἀνεϕάνης, καὶ πλεονεκτικώτε- </text:span><text:line-break/><text:span text:style-name="T2"> ρος πλεονέκτου. ῞Ορα μὴ τὸ αὐτό σε πέρας τῶν ἰχθύων <text:s/></text:span><text:line-break/><text:span text:style-name="T2"> ἐκδέξηται, ἄγκιστρόν που, ἢ κύρτος, ἢ δίκτυον. Πάντως <text:s/></text:span><text:line-break/><text:soft-page-break/><text:span text:style-name="T2"> γὰρ καὶ ἡμεῖς πολλὰ τῶν ἀδίκων διεξελθόντες, τὴν <text:s/></text:span><text:line-break/><text:span text:style-name="T2"> τελευταίαν τιμωρίαν οὐκ ἀποδρασόμεθα. ῎Ηδη δὲ καὶ ἐν <text:s/></text:span><text:line-break/><text:span text:style-name="T2"> ἀσθενεῖ ζῴῳ πολὺ τὸ πανοῦργον καὶ ἐπίβουλον καταμα- </text:span><text:line-break/><text:span text:style-name="T2"> θὼν, βούλομαί σε ϕυγεῖν τῶν κακούργων τὴν μίμησιν. <text:s/></text:span></text:p>
      <text:p text:style-name="P6"><text:span text:style-name="T2"><text:s/>7.3.20</text:span></text:p>
      <text:p text:style-name="P5"><text:span text:style-name="T2"><text:s/>‘Ο καρκῖνος τῆς σαρκὸς ἐπιθυμεῖ τοῦ ὀστρέου· ἀλλὰ <text:s/></text:span><text:line-break/><text:span text:style-name="T2"> δυσάλωτος ἡ ἄγρα αὐτῷ διὰ τὴν περιβολὴν τοῦ ὀστράκου <text:s/></text:span><text:line-break/><text:span text:style-name="T2"> γίνεται. ’Αρραγεῖ γὰρ ἑρκίῳ τὸ ἁπαλὸν τῆς σαρκὸς ἡ ϕύσις <text:s/></text:span><text:line-break/><text:span text:style-name="T2"> κατησϕαλίσατο. Διὸ καὶ ὀστρακόδερμον προσηγόρευται. <text:s/></text:span><text:line-break/><text:span text:style-name="T2"> Καὶ ἐπειδὴ δύο κοιλότητες ἀκριβῶς ἀλλήλαις προσηρ- </text:span><text:line-break/><text:span text:style-name="T2"> μοσμέναι τὸ ὄστρεον περιπτύσσονται, ἀναγκαίως ἄπρακτοί <text:s/></text:span><text:line-break/><text:span text:style-name="T2"> εἰσιν αἱ χηλαὶ τοῦ καρκίνου. Τί οὖν ποιεῖ; ῞Οταν ἴδῃ ἐν <text:s/></text:span><text:line-break/><text:span text:style-name="T2"> ἀπηνέμοις χωρίοις μεθ' ἡδονῆς διαθαλπόμενον, καὶ πρὸς τὴν <text:s/></text:span><text:line-break/><text:span text:style-name="T2"> ἀκτῖνα τοῦ ἡλίου τὰς πτύχας ἑαυτοῦ διαπλώσαντα, τότε δὴ <text:s/></text:span><text:line-break/><text:span text:style-name="T2"> λάθρᾳ ψηϕῖδα παρεμβαλὼν, διακωλύει τὴν σύμπτυξιν, καὶ <text:s/></text:span></text:p>
      <text:p text:style-name="P6"><text:span text:style-name="T2"><text:s/>7.3.30</text:span></text:p>
      <text:p text:style-name="P5"><text:span text:style-name="T2"><text:s/>εὑρίσκεται τὸ ἐλλεῖπον τῆς δυνάμεως διὰ τῆς ἐπινοίας <text:s text:c="2"/></text:span><text:line-break/><text:span text:style-name="T2"> περιεχόμενος. Αὕτη ἡ κακία τῶν μήτε λόγου μήτε ϕωνῆς <text:s/></text:span><text:line-break/><text:span text:style-name="T2"> μετεχόντων. ’Εγὼ δέ σε βούλομαι τὸ ποριστικὸν καὶ <text:s/></text:span><text:line-break/><text:span text:style-name="T2"> εὐμήχανον τῶν καρκίνων ζηλοῦντα, τῆς βλάβης τῶν πλησίον <text:s/></text:span><text:line-break/><text:span text:style-name="T2"> ἀπέχεσθαι. Τοιοῦτός ἐστιν ὁ πρὸς τὸν ἀδελϕὸν πορευόμενος <text:s/></text:span><text:line-break/><text:span text:style-name="T2"> δόλῳ, καὶ ταῖς τῶν πλησίον ἀκαιρίαις ἐπιτιθέμενος, καὶ ταῖς <text:s/></text:span><text:line-break/><text:span text:style-name="T2"> ἀλλοτρίαις συμϕοραῖς ἐντρυϕῶν. Φεῦγε τὰς μιμήσεις τῶν <text:s/></text:span><text:line-break/><text:span text:style-name="T2"> κατεγνωσμένων. Τοῖς οἰκείοις ἀρκοῦ. Πενία μετὰ αὐταρκείας <text:s/></text:span><text:line-break/><text:span text:style-name="T2"> ἀληθοῦς, πάσης ἀπολαύσεως τοῖς σωϕρονοῦσι προτιμοτέρα. <text:s/></text:span><text:line-break/><text:span text:style-name="T2"> Οὐκ ἂν παρέλθοιμι τὸ τοῦ πολύποδος δολερὸν καὶ ἐπίκλοπον, <text:s/></text:span></text:p>
      <text:p text:style-name="P6"><text:span text:style-name="T2"><text:s/>7.3.40</text:span></text:p>
      <text:p text:style-name="P5"><text:span text:style-name="T2"><text:s/>ὃς ὁποίᾳ ποτ' ἂν ἑκάστοτε πέτρᾳ περιπλακῇ, τὴν ἐκείνης <text:s/></text:span><text:line-break/><text:span text:style-name="T2"> ὑπέρχεται χρόαν. ῞Ωστε τοὺς πολλοὺς τῶν ἰχθύων ἀπροόπτως <text:s/></text:span><text:line-break/><text:span text:style-name="T2"> νηχομένους τῷ πολύποδι περιπίπτειν, ὡς τῇ πέτρᾳ δῆθεν, <text:s/></text:span></text:p>
      <text:p text:style-name="P6"><text:span text:style-name="T2"><text:s/>7.3.43</text:span></text:p>
      <text:p text:style-name="P5"><text:span text:style-name="T2"><text:s/>καὶ ἕτοιμον γίνεσθαι θήραμα τῷ πανούργῳ. Τοιοῦτοί <text:s/></text:span><text:line-break/><text:span text:style-name="T2"> εἰσι τὸ ἦθος οἱ τὰς ἀεὶ κρατούσας δυναστείας ὑπερχόμενοι, <text:s/></text:span><text:line-break/><text:span text:style-name="T2"> καὶ πρὸς τὰς ἑκάστοτε χρείας μεθαρμοζόμενοι, μὴ ἐπὶ τῆς <text:s/></text:span><text:line-break/><text:span text:style-name="T2"> αὐτῆς ἀεὶ προαιρέσεως βεβηκότες, ἀλλ' ἄλλοι καὶ ἄλλοι <text:s/></text:span><text:line-break/><text:span text:style-name="T2"> ῥᾳδίως γινόμενοι, σωϕροσύνην τιμῶντες μετὰ σωϕρόνων, <text:s/></text:span><text:line-break/><text:soft-page-break/><text:span text:style-name="T2"> ἀκόλαστοι δὲ ἐν ἀκολάστοις, πρὸς τὴν ἑκάστου ἀρέσκειαν <text:s/></text:span><text:line-break/><text:span text:style-name="T2"> τὰς γνώμας μετατιθέμενοι. Οὓς οὐδὲ ῥᾴδιον ἐκκλῖναι, οὐδὲ <text:s/></text:span></text:p>
      <text:p text:style-name="P6"><text:span text:style-name="T2"><text:s/>7.3.50</text:span></text:p>
      <text:p text:style-name="P5"><text:span text:style-name="T2"><text:s/>τὴν ἀπ' αὐτῶν ϕυλάξασθαι βλάβην, διὰ τὸ ἐν τῷ προσχήματι <text:s/></text:span><text:line-break/><text:span text:style-name="T2"> τῆς ϕιλίας βαθέως κατεσκευασμένην τὴν πονηρίαν κατακε- <text:s/></text:span><text:line-break/><text:span text:style-name="T2"> κρύϕθαι. Τὰ τοιαῦτα ἤθη λύκους ἅρπαγας ὀνομάζει ὁ <text:s/></text:span><text:line-break/><text:span text:style-name="T2"> Κύριος, ἐν ἐνδύμασι προβάτων προϕαινομένους. Φεῦγε τὸ <text:s/></text:span><text:line-break/><text:span text:style-name="T2"> παντοδαπὸν καὶ πολλαπλοῦν τοῦ τρόπου· δίωκε δὲ ἀλήθειαν, <text:s/></text:span><text:line-break/><text:span text:style-name="T2"> εἰλικρίνειαν, ἁπλότητα. ‘Ο ὄϕις ποικίλος· διὰ τοῦτο καὶ <text:s/></text:span><text:line-break/><text:span text:style-name="T2"> ἕρπειν κατεδικάσθη. ‘Ο δίκαιος ἄπλαστος, ὁποῖος ὁ ’Ιακώβ. <text:s/></text:span><text:line-break/><text:span text:style-name="T2"> Διὰ τοῦτο Κατοικίζει Κύριος μονοτρόπους ἐν οἴκῳ. Αὕτη ἡ <text:s/></text:span><text:line-break/><text:span text:style-name="T2"> θάλασσα ἡ μεγάλη καὶ εὐρύχωρος· ἐκεῖ ἑρπετὰ, ὧν οὐκ <text:s/></text:span><text:line-break/><text:span text:style-name="T2"> ἔστιν ἀριθμός· ζῷα μικρὰ μετὰ μεγάλων. ’Αλλ' ὅμως σοϕή <text:s/></text:span></text:p>
      <text:p text:style-name="P6"><text:span text:style-name="T2"><text:s/>7.3.60</text:span></text:p>
      <text:p text:style-name="P5"><text:span text:style-name="T2"><text:s/>τίς ἐστι παρ' αὐτοῖς καὶ εὔτακτος διακόσμησις. Οὐ γὰρ <text:s/></text:span><text:line-break/><text:span text:style-name="T2"> μόνον κατηγορεῖν ἔχομεν τῶν ἰχθύων, ἀλλ' ἔστιν ἃ καὶ <text:s/></text:span><text:line-break/><text:span text:style-name="T2"> μιμήσασθαι ἄξιον. Πῶς τὰ γένη τῶν ἰχθύων ἕκαστα τὴν <text:s/></text:span><text:line-break/><text:span text:style-name="T2"> ἐπιτηδείαν ἑαυτοῖς διανειμάμενα χώραν, οὐκ ἐπεμβαίνει ἀλ- </text:span><text:line-break/><text:span text:style-name="T2"> λήλοις, ἀλλὰ τοῖς οἰκείοις ὅροις ἐνδιατρίβει; Οὐδεὶς <text:s/></text:span><text:line-break/><text:span text:style-name="T2"> γεωμέτρης παρ' αὐτοῖς κατένειμε τὰς οἰκήσεις· οὐ τείχεσι <text:s/></text:span><text:line-break/><text:span text:style-name="T2"> περιγέγραπται· οὐχ ὁροθεσίοις διῄρηται· καὶ αὐτομάτως <text:s/></text:span><text:line-break/><text:span text:style-name="T2"> ἑκάστῳ τὸ χρήσιμον ἀποτέτακται. Οὗτος μὲν γὰρ ὁ κόλπος <text:s/></text:span><text:line-break/><text:span text:style-name="T2"> τάδε τινὰ γένη τῶν ἰχθύων βόσκει, κἀκεῖνος ἕτερα· καὶ <text:s/></text:span><text:line-break/><text:span text:style-name="T2"> τὰ ὧδε πληθύνοντα, ἄπορα παρ' ἑτέροις. Οὐδὲν ὄρος ὀξείαις <text:s/></text:span></text:p>
      <text:p text:style-name="P6"><text:span text:style-name="T2"><text:s/>7.3.70</text:span></text:p>
      <text:p text:style-name="P5"><text:span text:style-name="T2"><text:s/>κορυϕαῖς ἀνατεταμένον διίστησιν, οὐ ποταμὸς τὴν διάβασιν <text:s text:c="2"/></text:span><text:line-break/><text:span text:style-name="T2"> ἀποτέμνεται, ἀλλὰ νόμος τίς ἐστι ϕύσεως ἴσως καὶ δικαίως <text:s/></text:span><text:line-break/><text:span text:style-name="T2"> κατὰ τὸ ἑκάστου χρειῶδες τὴν δίαιταν ἑκάστοις ἀποκληρῶν. <text:s/></text:span></text:p>
      <text:p text:style-name="P6"><text:span text:style-name="T2"><text:s/>7.4.1</text:span></text:p>
      <text:p text:style-name="P5"><text:span text:style-name="T2"><text:s/>’Αλλ' οὐχ ἡμεῖς τοιοῦτοι. Πόθεν; Οἵγε μεταίρομεν <text:s/></text:span><text:line-break/><text:span text:style-name="T2"> ὅρια αἰώνια, ἃ ἔθεντο οἱ πατέρες ἡμῶν. Παρατεμνόμεθα <text:s/></text:span><text:line-break/><text:span text:style-name="T2"> γῆν, συνάπτομεν οἰκίαν πρὸς οἰκίαν καὶ ἀγρὸν πρὸς ἀγρὸν, <text:s/></text:span><text:line-break/><text:span text:style-name="T2"> ἵνα τοῦ πλησίον ἀϕελώμεθά τι. Οἶδε τὰ κήτη τὴν ἀϕωρισ- </text:span><text:line-break/><text:span text:style-name="T2"> μένην αὐτοῖς παρὰ τῆς ϕύσεως δίαιταν, τὴν ἔξω τῶν <text:s/></text:span><text:line-break/><text:span text:style-name="T2"> οἰκουμένων χωρίων κατείληϕε θάλασσαν, τὴν ἐρήμην <text:s/></text:span><text:line-break/><text:span text:style-name="T2"> νήσων, ᾗ μηδεμία πρὸς τὸ ἀντιπέρας ἀντικαθέστηκεν <text:s/></text:span><text:line-break/><text:soft-page-break/><text:span text:style-name="T2"> ἤπειρος. Διόπερ ἄπλους ἐστὶν, οὔτε ἱστορίας, οὔτε τινὸς <text:s/></text:span><text:line-break/><text:span text:style-name="T2"> χρείας κατατολμᾶν αὐτῆς τοὺς πλωτῆρας ἀναπειθούσης. <text:s/></text:span></text:p>
      <text:p text:style-name="P6"><text:span text:style-name="T2"><text:s/>7.4.10</text:span></text:p>
      <text:p text:style-name="P5"><text:span text:style-name="T2"><text:s/>’Εκείνην καταλαβόντα τὰ κήτη, τοῖς μεγίστοις τῶν ὀρῶν <text:s/></text:span><text:line-break/><text:span text:style-name="T2"> κατὰ τὸ μέγεθος ἐοικότα, ὡς οἱ τεθεαμένοι ϕασὶ, μένει ἐν <text:s/></text:span><text:line-break/><text:span text:style-name="T2"> τοῖς οἰκείοις ὅροις, μήτε ταῖς νήσοις, μήτε ταῖς παραλίοις <text:s/></text:span><text:line-break/><text:span text:style-name="T2"> πόλεσι λυμαινόμενα. Οὕτω μὲν οὖν ἕκαστον γένος, ὥσπερ <text:s/></text:span><text:line-break/><text:span text:style-name="T2"> πόλεσιν ἢ κώμαις τισὶν ἢ πατρίσιν ἀρχαίαις, τοῖς ἀποτε- </text:span><text:line-break/><text:span text:style-name="T2"> ταγμένοις αὐτοῖς τῆς θαλάσσης μέρεσιν ἐναυλίζεται. ῎Ηδη <text:s/></text:span><text:line-break/><text:span text:style-name="T2"> δέ τινες καὶ ἀποδημητικοὶ τῶν ἰχθύων, ὥσπερ ἀπὸ κοινοῦ <text:s/></text:span><text:line-break/><text:span text:style-name="T2"> βουλευτηρίου πρὸς τὴν ὑπερορίαν στελλόμενοι, ὑϕ' ἑνὶ <text:s/></text:span><text:line-break/><text:span text:style-name="T2"> συνθήματι πάντες ἀπαίρουσιν. ’Επειδὰν γὰρ ὁ τεταγμένος <text:s/></text:span><text:line-break/><text:span text:style-name="T2"> καιρὸς τῆς κυήσεως καταλάβῃ, ἄλλοι ἀπ' ἄλλων κόλπων <text:s/></text:span></text:p>
      <text:p text:style-name="P6"><text:span text:style-name="T2"><text:s/>7.4.20</text:span></text:p>
      <text:p text:style-name="P5"><text:span text:style-name="T2"><text:s/>μεταναστάντες, τῷ κοινῷ τῆς ϕύσεως νόμῳ διεγερθέντες, <text:s text:c="2"/></text:span><text:line-break/><text:span text:style-name="T2"> ἐπὶ τὴν βορινὴν ἐπείγονται θάλασσαν. Καὶ ἴδοις ἂν κατὰ <text:s/></text:span><text:line-break/><text:span text:style-name="T2"> τὸν καιρὸν τῆς ἀνόδου ὥσπερ τι ῥεῦμα τοὺς ἰχθῦς ἡνωμένους, <text:s/></text:span><text:line-break/><text:span text:style-name="T2"> καὶ διὰ τῆς Προποντίδος ἐπὶ τὸν Εὔξεινον ῥέοντας. Τίς ὁ <text:s/></text:span><text:line-break/><text:span text:style-name="T2"> κινῶν; ποῖον πρόσταγμα βασιλέως; ποῖα διαγράμματα <text:s/></text:span><text:line-break/><text:span text:style-name="T2"> κατ' ἀγορὰν ἡπλωμένα τὴν προθεσμίαν δηλοῖ; οἱ ξεναγοῦντες <text:s/></text:span><text:line-break/><text:span text:style-name="T2"> τίνες; ‘Ορᾷς τὴν θείαν διάταξιν πάντα πληροῦσαν, καὶ διὰ <text:s/></text:span><text:line-break/><text:span text:style-name="T2"> τῶν μικροτάτων διήκουσαν. ’Ιχθὺς οὐκ ἀντιλέγει νόμῳ Θεοῦ, <text:s/></text:span><text:line-break/><text:span text:style-name="T2"> καὶ ἄνθρωποι σωτηρίων διδαγμάτων οὐκ ἀνεχόμεθα. Μὴ <text:s/></text:span><text:line-break/><text:span text:style-name="T2"> καταϕρόνει τῶν ἰχθύων, ἐπειδὴ ἄϕωνα καὶ ἄλογα παντελῶς, <text:s/></text:span></text:p>
      <text:p text:style-name="P6"><text:span text:style-name="T2"><text:s/>7.4.30</text:span></text:p>
      <text:p text:style-name="P5"><text:span text:style-name="T2"><text:s/>ἀλλὰ ϕοβοῦ μὴ καὶ τούτων ἀλογώτερος ᾖς, τῇ διαταγῇ τοῦ <text:s/></text:span><text:line-break/><text:span text:style-name="T2"> κτίσαντος ἀνθιστάμενος. ῎Ακουε τῶν ἰχθύων μονονουχὶ ϕωνὴν <text:s/></text:span><text:line-break/><text:span text:style-name="T2"> ἀϕιέντων δι' ὧν ποιοῦσιν, ὅτι εἰς διαμονὴν τοῦ γένους τὴν <text:s/></text:span><text:line-break/><text:span text:style-name="T2"> μακρὰν ταύτην ἀποδημίαν στελλόμεθα. Οὐκ ἔχουσιν ἴδιον <text:s/></text:span><text:line-break/><text:span text:style-name="T2"> λόγον, ἔχουσι δὲ τὸν τῆς ϕύσεως νόμον ἰσχυρῶς ἐνιδρυμένον, <text:s/></text:span><text:line-break/><text:span text:style-name="T2"> καὶ τὸ πρακτέον ὑποδεικνύντα. Βαδίσωμεν, ϕασὶν, ἐπὶ τὸ <text:s/></text:span><text:line-break/><text:span text:style-name="T2"> βόρειον πέλαγος. Γλυκύτερον γὰρ τῆς λοιπῆς θαλάσσης <text:s/></text:span><text:line-break/><text:span text:style-name="T2"> ἐκεῖνο τὸ ὕδωρ, διότι ἐπ' ὀλίγον αὐτῇ προσδιατρίβων ὁ <text:s/></text:span><text:line-break/><text:span text:style-name="T2"> ἥλιος, οὐκ ἐξάγει αὐτῆς ὅλον διὰ τῆς ἀκτῖνος τὸ πότιμον. <text:s/></text:span><text:line-break/><text:span text:style-name="T2"> Χαίρει δὲ τοῖς γλυκέσι καὶ τὰ θαλάσσια· ὅθεν καὶ ἐπὶ <text:s/></text:span></text:p>
      <text:p text:style-name="P6"><text:span text:style-name="T2"><text:s/>7.4.40</text:span></text:p>
      <text:p text:style-name="P5"><text:soft-page-break/><text:span text:style-name="T2"><text:s/>τοὺς ποταμοὺς ἀνανήχεται πολλάκις, καὶ πόρρω θαλάσσης <text:s/></text:span><text:line-break/><text:span text:style-name="T2"> ϕέρεται. ’Εκ τούτου προτιμότερος αὐτοῖς ὁ Πόντος τῶν <text:s/></text:span><text:line-break/><text:span text:style-name="T2"> λοιπῶν ἐστι κόλπων, ὡς ἐπιτήδειος ἐναποκυῆσαι καὶ <text:s/></text:span><text:line-break/><text:span text:style-name="T2"> ἐκθρέψαι τὰ ἔκγονα. ’Επειδὰν δὲ τὸ σπουδαζόμενον ἀρκούντως <text:s/></text:span><text:line-break/><text:span text:style-name="T2"> ἐκπληρωθῇ, πάλιν πανδημεὶ πάντες ὑποστρέϕουσιν οἴκαδε. <text:s/></text:span><text:line-break/><text:span text:style-name="T2"> Καὶ τίς ὁ λόγος, ἀκούσωμεν παρὰ τῶν σιωπώντων. <text:s/></text:span><text:line-break/><text:span text:style-name="T2"> ’Επιπόλαιος, ϕασὶν, ἡ βορεινὴ θάλασσα, καὶ ὑπτία προκειμένη <text:s text:c="2"/></text:span><text:line-break/><text:span text:style-name="T2"> τῶν ἀνέμων ταῖς βίαις, ὀλίγας ἀκτὰς καὶ ὑποδρομὰς <text:s/></text:span><text:line-break/><text:span text:style-name="T2"> ἔχουσα. Διὸ καὶ ἐκ πυθμένος οἱ ἄνεμοι ῥᾳδίως αὐτὴν <text:s/></text:span><text:line-break/><text:span text:style-name="T2"> ἀναστρέϕουσιν, ὡς καὶ τὴν βυθίαν ψάμμον τοῖς κύμασιν <text:s/></text:span></text:p>
      <text:p text:style-name="P6"><text:span text:style-name="T2"><text:s/>7.4.50</text:span></text:p>
      <text:p text:style-name="P5"><text:span text:style-name="T2"><text:s/>ἀναμίγνυσθαι. ’Αλλὰ καὶ ψυχρὰ, χειμῶνος ὥρᾳ, ὑπὸ πολλῶν <text:s/></text:span><text:line-break/><text:span text:style-name="T2"> καὶ μεγάλων ποταμῶν πληρουμένη. Διὰ τοῦτο ἐϕ' ὅσον <text:s/></text:span><text:line-break/><text:span text:style-name="T2"> μέτριον ἀπολαύσαντες αὐτῆς ἐν τῷ θέρει, πάλιν χειμῶνος <text:s/></text:span><text:line-break/><text:span text:style-name="T2"> ἐπὶ τὴν ἐν τῷ βυθῷ ἀλέαν καὶ τὰ προσήλια τῶν χωρίων <text:s/></text:span><text:line-break/><text:span text:style-name="T2"> ἐπείγονται, καὶ ϕυγόντες τὸ δυσήνεμον τῶν ἀρκτῴων, τοῖς <text:s/></text:span><text:line-break/><text:span text:style-name="T2"> ἐπ' ἔλαττον τινασσομένοις κόλποις ἐγκαθορμίζονται. <text:s/></text:span></text:p>
      <text:p text:style-name="P6"><text:span text:style-name="T2"><text:s/>7.5.1</text:span></text:p>
      <text:p text:style-name="P5"><text:span text:style-name="T2"><text:s/>Εἶδον ταῦτα ἐγὼ, καὶ τὴν ἐν πᾶσι τοῦ Θεοῦ σοϕίαν <text:s/></text:span><text:line-break/><text:span text:style-name="T2"> ἐθαύμασα. Εἰ τὰ ἄλογα ἐπινοητικὰ καὶ ϕυλακτικὰ τῆς ἰδίας <text:s/></text:span><text:line-break/><text:span text:style-name="T2"> αὐτῶν σωτηρίας, καὶ οἶδε τὸ αἱρετὸν αὐτῷ καὶ τὸ ϕευκτὸν ὁ <text:s/></text:span><text:line-break/><text:span text:style-name="T2"> ἰχθὺς, τί ἐροῦμεν ἡμεῖς οἱ λόγῳ τετιμημένοι, καὶ νόμῳ <text:s/></text:span><text:line-break/><text:span text:style-name="T2"> πεπαιδευμένοι, ἐπαγγελίαις προτραπέντες, Πνεύματι σοϕισ- </text:span><text:line-break/><text:span text:style-name="T2"> θέντες, εἶτα τῶν ἰχθύων ἀλογώτερον τὰ καθ' ἑαυτοὺς <text:s/></text:span><text:line-break/><text:span text:style-name="T2"> διατιθέμενοι; Εἴπερ οἱ μὲν ἴσασι τοῦ μέλλοντός τινα <text:s/></text:span><text:line-break/><text:span text:style-name="T2"> ποιεῖσθαι πρόνοιαν, ἡμεῖς δὲ ἐκ τῆς πρὸς τὸ μέλλον ἀνελ- </text:span><text:line-break/><text:span text:style-name="T2"> πιστίας δι' ἡδονῆς βοσκηματώδους τὴν ζωὴν ἀναλίσκομεν. <text:s/></text:span></text:p>
      <text:p text:style-name="P6"><text:span text:style-name="T2"><text:s/>7.5.10</text:span></text:p>
      <text:p text:style-name="P5"><text:span text:style-name="T2"><text:s/>’Ιχθὺς τοσαῦτα διαμείβει πελάγη ὑπὲρ τοῦ εὕρασθαί τινα <text:s/></text:span><text:line-break/><text:span text:style-name="T2"> ὠϕέλειαν· τί ἐρεῖς σὺ ὁ τῇ ἀργίᾳ συζῶν; ’Αργία δὲ, <text:s/></text:span><text:line-break/><text:span text:style-name="T2"> κακουργίας ἀρχή. Μηδεὶς ἄγνοιαν προϕασιζέσθω. Φυσικὸς <text:s/></text:span><text:line-break/><text:span text:style-name="T2"> λόγος οἰκείωσιν ἡμῖν τοῦ καλοῦ, καὶ ἀλλοτρίωσιν ἀπὸ τῶν <text:s text:c="2"/></text:span><text:line-break/><text:span text:style-name="T2"> βλαβερῶν ὑποδεικνὺς ἐγκατέσπαρται. Οὐκ ἀϕίσταμαι τῶν <text:s/></text:span><text:line-break/><text:span text:style-name="T2"> θαλασσίων ὑποδειγμάτων, ἐπειδὴ ταῦτα ἡμῖν πρόκειται <text:s/></text:span><text:line-break/><text:span text:style-name="T2"> εἰς ἐξέτασιν. ῎Ηκουσα ἐγὼ τῶν παραλίων τινὸς, ὅτι ὁ <text:s/></text:span><text:line-break/><text:span text:style-name="T2"> θαλάσσιος ἐχῖνος, τὸ μικρὸν παντελῶς καὶ εὐκαταϕρόνητον <text:s/></text:span><text:line-break/><text:soft-page-break/><text:span text:style-name="T2"> ζῷον, διδάσκαλος πολλάκις γαλήνης καὶ κλύδωνος τοῖς <text:s/></text:span><text:line-break/><text:span text:style-name="T2"> πλέουσι γίνεται. ῝Ος ὅταν προΐδῃ ταραχὴν ἐξ ἀνέμων, ψηϕῖδά <text:s/></text:span></text:p>
      <text:p text:style-name="P6"><text:span text:style-name="T2"><text:s/>7.5.20</text:span></text:p>
      <text:p text:style-name="P5"><text:span text:style-name="T2"><text:s/>τινα ὑπελθὼν γενναίαν, ἐπ' αὐτῆς, ὥσπερ ἐπ' ἀγκύρας, <text:s/></text:span><text:line-break/><text:span text:style-name="T2"> βεβαίως σαλεύει, κατεχόμενος τῷ βάρει πρὸς τὸ μὴ ῥᾳδίως <text:s/></text:span><text:line-break/><text:span text:style-name="T2"> τοῖς κύμασιν ὑποσύρεσθαι. Τοῦτο ὅταν ἴδωσιν οἱ ναυτικοὶ <text:s/></text:span><text:line-break/><text:span text:style-name="T2"> τὸ σημεῖον, ἴσασι τὴν προσδοκωμένην βιαίαν κίνησιν τῶν <text:s/></text:span><text:line-break/><text:span text:style-name="T2"> ἀνέμων. Οὐδεὶς ἀστρολόγος, οὐδεὶς Χαλδαῖος, ταῖς ἐπιτο- </text:span><text:line-break/><text:span text:style-name="T2"> λαῖς τῶν ἄστρων τὰς τῶν ἀέρων ταραχὰς τεκμαιρόμενος, <text:s/></text:span><text:line-break/><text:span text:style-name="T2"> ταῦτα τὸν ἐχῖνον ἐδίδαξεν, ἀλλ' ὁ θαλάσσης καὶ ἀνέμων <text:s/></text:span><text:line-break/><text:span text:style-name="T2"> Κύριος καὶ τῷ μικρῷ ζῴῳ τῆς μεγάλης ἑαυτοῦ σοϕίας <text:s/></text:span><text:line-break/><text:span text:style-name="T2"> ἐναργὲς ἴχνος ἐνέθηκεν. Οὐδὲν ἀπρονόητον, οὐδὲν ἠμελημένον <text:s/></text:span><text:line-break/><text:span text:style-name="T2"> παρὰ Θεοῦ. Πάντα σκοπεύει ὁ ἀκοίμητος ὀϕθαλμός. <text:s/></text:span></text:p>
      <text:p text:style-name="P6"><text:span text:style-name="T2"><text:s/>7.5.30</text:span></text:p>
      <text:p text:style-name="P5"><text:span text:style-name="T2"><text:s/>Πᾶσι πάρεστιν, ἐκπορίζων ἑκάστῳ τὴν σωτηρίαν. Εἰ <text:s/></text:span><text:line-break/><text:span text:style-name="T2"> ἐχῖνον ἔξω τῆς ἑαυτοῦ ἐπισκοπῆς ὁ Θεὸς οὐκ ἀϕῆκε, τὰ <text:s/></text:span><text:line-break/><text:span text:style-name="T2"> σὰ οὐκ ἐπισκοπεῖ; Οἱ ἄνδρες, ἀγαπᾶτε τὰς γυναῖκας, κἂν <text:s/></text:span><text:line-break/><text:span text:style-name="T2"> ὑπερόριοι ἀλλήλοις πρὸς κοινωνίαν γάμου συνέλθητε. ‘Ο <text:s/></text:span><text:line-break/><text:span text:style-name="T2"> τῆς ϕύσεως δεσμὸς, ὁ διὰ τῆς εὐλογίας ζυγὸς, ἕνωσις ἔστω <text:s text:c="2"/></text:span><text:line-break/><text:span text:style-name="T2"> τῶν διεστώτων. ῎Εχιδνα, τὸ χαλεπώτατον τῶν ἑρπετῶν, <text:s/></text:span><text:line-break/><text:span text:style-name="T2"> πρὸς γάμον ἀπαντᾷ τῆς θαλασσίας μυραίνης, καὶ συριγμῷ <text:s/></text:span><text:line-break/><text:span text:style-name="T2"> τὴν παρουσίαν σημήνασα ἐκκαλεῖται αὐτὴν ἐκ τῶν βυθῶν <text:s/></text:span></text:p>
      <text:p text:style-name="P6"><text:span text:style-name="T2"><text:s/>7.5.38</text:span></text:p>
      <text:p text:style-name="P5"><text:span text:style-name="T2"><text:s/>πρὸς γαμικὴν συμπλοκήν. ‘Η δὲ ὑπακούει, καὶ ἑνοῦται τῷ <text:s/></text:span><text:line-break/><text:span text:style-name="T2"> ἰοβόλῳ. Τί βούλεταί μοι ὁ λόγος; ῞Οτι κἂν τραχὺς ᾖ κἂν <text:s/></text:span></text:p>
      <text:p text:style-name="P6"><text:span text:style-name="T2"><text:s/>7.5.40</text:span></text:p>
      <text:p text:style-name="P5"><text:span text:style-name="T2"><text:s/>ἄγριος τὸ ἦθος ὁ σύνοικος, ἀνάγκη ϕέρειν τὴν ὁμόζυγα, <text:s/></text:span><text:line-break/><text:span text:style-name="T2"> καὶ ἐκ μηδεμιᾶς προϕάσεως καταδέχεσθαι τὴν ἕνωσιν <text:s/></text:span><text:line-break/><text:span text:style-name="T2"> διασπᾶν. Πλήκτης; ’Αλλ' ἀνήρ. Πάροινος; ’Αλλ' ἡνωμένος <text:s/></text:span><text:line-break/><text:span text:style-name="T2"> κατὰ τὴν ϕύσιν. Τραχὺς καὶ δυσάρεστος; ’Αλλὰ μέλος <text:s/></text:span><text:line-break/><text:span text:style-name="T2"> ἤδη σὸν, καὶ μελῶν τὸ τιμιώτατον. <text:s/></text:span></text:p>
      <text:p text:style-name="P6"><text:span text:style-name="T2"><text:s/>7.6.1</text:span></text:p>
      <text:p text:style-name="P5"><text:span text:style-name="T2"><text:s/>’Ακουέτω δὲ καὶ ὁ ἀνὴρ τῆς προσηκούσης αὐτῷ <text:s/></text:span><text:line-break/><text:span text:style-name="T2"> παραινέσεως. ‘Η ἔχιδνα τὸν ἰὸν ἐξεμεῖ, αἰδουμένη τὸν <text:s/></text:span><text:line-break/><text:span text:style-name="T2"> γάμον· σὺ τὸ τῆς ψυχῆς ἀπηνὲς καὶ ἀπάνθρωπον οὐκ <text:s/></text:span><text:line-break/><text:span text:style-name="T2"> ἀποτίθεσαι αἰδοῖ τῆς ἑνώσεως; ῍Η τάχα τὸ τῆς ἐχίδνης <text:s/></text:span><text:line-break/><text:soft-page-break/><text:span text:style-name="T2"> ὑπόδειγμα καὶ ἑτέρως ἡμῖν χρησιμεύσει, ὅτι μοιχεία τίς <text:s/></text:span><text:line-break/><text:span text:style-name="T2"> ἐστι τῆς ϕύσεως ἡ τῆς ἐχίδνης καὶ τῆς μυραίνης ἐπιπλοκή. <text:s/></text:span><text:line-break/><text:span text:style-name="T2"> Διδαχθήτωσαν οὖν οἱ τοῖς ἀλλοτρίοις ἐπιβουλεύοντες <text:s/></text:span><text:line-break/><text:span text:style-name="T2"> γάμοις, ποταπῷ εἰσιν ἑρπετῷ παραπλήσιοι. Εἷς μοι σκοπὸς, <text:s/></text:span><text:line-break/><text:span text:style-name="T2"> πανταχόθεν οἰκοδομεῖσθαι τὴν ’Εκκλησίαν. Καταστελ- <text:s/></text:span></text:p>
      <text:p text:style-name="P6"><text:span text:style-name="T2"><text:s/>7.6.10</text:span></text:p>
      <text:p text:style-name="P5"><text:span text:style-name="T2"><text:s/>λέσθω τὰ πάθη τῶν ἀκολάστων, καὶ ἐγγείοις καὶ θαλαττίοις <text:s/></text:span><text:line-break/><text:span text:style-name="T2"> ὑποδείγμασι παιδευόμενα. ’Ενταῦθά με στῆναι τοῦ λόγου <text:s/></text:span><text:line-break/><text:span text:style-name="T2"> ἥ τε τοῦ σώματος καταναγκάζει ἀσθένεια, καὶ τὸ τῆς ὥρας <text:s/></text:span><text:line-break/><text:span text:style-name="T2"> ὀψέ· ἐπεὶ πολλὰ ἔτι προσθεῖναι εἶχον τοῖς ϕιληκόοις <text:s/></text:span><text:line-break/><text:span text:style-name="T2"> θαύματος ἄξια περὶ τῶν ϕυομένων ἐν τῇ θαλάσσῃ· περὶ <text:s/></text:span><text:line-break/><text:span text:style-name="T2"> θαλάσσης αὐτῆς. Πῶς εἰς ἅλας τὸ ὕδωρ πήγνυται· πῶς <text:s/></text:span><text:line-break/><text:span text:style-name="T2"> ὁ πολυτίμητος λίθος τὸ κουράλλιον χλόη μέν ἐστιν ἐν τῇ <text:s/></text:span><text:line-break/><text:span text:style-name="T2"> θαλάσσῃ, ἐπειδὰν δὲ εἰς τὸν ἀέρα ἐξενεχθῇ, πρὸς λίθου <text:s/></text:span><text:line-break/><text:span text:style-name="T2"> στερρότητα μεταπήγνυται· πόθεν τῷ εὐτελεστάτῳ ζῴῳ <text:s/></text:span><text:line-break/><text:span text:style-name="T2"> τῷ ὀστρέῳ τὸν βαρύτιμον μαργαρίτην ἡ ϕύσις ἐνέθηκεν. <text:s/></text:span></text:p>
      <text:p text:style-name="P6"><text:span text:style-name="T2"><text:s/>7.6.20</text:span></text:p>
      <text:p text:style-name="P5"><text:span text:style-name="T2"><text:s/>῝Α γὰρ ἐπιθυμοῦσι θησαυροὶ βασιλέων, ταῦτα περὶ αἰγιαλοὺς <text:s/></text:span><text:line-break/><text:span text:style-name="T2"> καὶ ἀκτὰς καὶ τραχείας πέτρας διέρριπται, τοῖς ἐλύτροις <text:s/></text:span><text:line-break/><text:span text:style-name="T2"> τῶν ὀστρέων ἐγκείμενα. Πόθεν τὸ χρυσοῦν ἔριον αἱ πίνναι <text:s/></text:span><text:line-break/><text:span text:style-name="T2"> τρέϕουσιν, ὅπερ οὐδεὶς τῶν ἀνθοβάϕων μέχρι νῦν ἐμιμήσατο <text:s/></text:span><text:line-break/><text:span text:style-name="T2"> Πόθεν αἱ κόχλοι τοῖς βασιλεῦσι τὰς ἁλουργίδας χαρίζονται, <text:s/></text:span><text:line-break/><text:span text:style-name="T2"> αἳ καὶ τὰ ἄνθη τῶν λειμώνων τῇ εὐχροίᾳ παρέδραμον. <text:s/></text:span><text:line-break/><text:span text:style-name="T2"> ’Εξαγαγέτω τὰ ὕδατα. Καὶ τί οὐ γέγονε τῶν ἀναγκαίων; <text:s/></text:span><text:line-break/><text:span text:style-name="T2"> τί δὲ οὐχὶ τῶν πολυτελῶν ἐχαρίσθη τῷ βίῳ; Τὰ μὲν εἰς <text:s/></text:span><text:line-break/><text:span text:style-name="T2"> ὑπηρεσίαν ἀνθρώπων· τὰ δὲ, εἰς θεωρίαν τοῦ περὶ τὴν <text:s text:c="2"/></text:span><text:line-break/><text:span text:style-name="T2"> κτίσιν θαύματος. ῎Αλλα ϕοβερὰ, παιδαγωγοῦντα ἡμῶν τὸ <text:s/></text:span></text:p>
      <text:p text:style-name="P6"><text:span text:style-name="T2"><text:s/>7.6.30</text:span></text:p>
      <text:p text:style-name="P5"><text:span text:style-name="T2"><text:s/>ῥᾴθυμον. ’Εποίησεν ὁ Θεὸς τὰ κήτη τὰ μεγάλα. Οὐκ <text:s/></text:span><text:line-break/><text:span text:style-name="T2"> ἐπειδὴ καρίδος καὶ μαινίδος μείζονα, διὰ τοῦτο μεγάλα <text:s/></text:span><text:line-break/><text:span text:style-name="T2"> εἴρηται, ἀλλ' ἐπειδὴ τοῖς μεγίστοις ὄρεσι τῷ ὄγκῳ τοῦ <text:s/></text:span><text:line-break/><text:span text:style-name="T2"> σώματος παρισάζεται· ἅ γε καὶ νήσων πολλάκις ϕαντασίαν <text:s/></text:span><text:line-break/><text:span text:style-name="T2"> παρέχεται, ἐπειδάν ποτε ἐπὶ τὴν ἄκραν ἐπιϕάνειαν τοῦ <text:s/></text:span><text:line-break/><text:span text:style-name="T2"> ὕδατος ἀνανήξηται. Ταῦτα μέντοι τηλικαῦτα ὄντα οὐ περὶ <text:s/></text:span><text:line-break/><text:span text:style-name="T2"> ἀκτὰς, οὐδὲ αἰγιαλοὺς διατρίβει, ἀλλὰ τὸ ’Ατλαντικὸν <text:s/></text:span><text:line-break/><text:span text:style-name="T2"> λεγόμενον πέλαγος ἐνοικεῖ. Τοιαῦτά ἐστι τὰ πρὸς ϕόβον <text:s/></text:span><text:line-break/><text:soft-page-break/><text:span text:style-name="T2"> καὶ ἔκπληξιν ἡμετέραν δημιουργηθέντα ζῷα. ’Εὰν δὲ ἀκούσῃς <text:s/></text:span><text:line-break/><text:span text:style-name="T2"> ὅτι τὰ μέγιστα τῶν πλοίων ἡπλωμένοις ἱστίοις ἐξ οὐρίας <text:s/></text:span></text:p>
      <text:p text:style-name="P6"><text:span text:style-name="T2"><text:s/>7.6.40</text:span></text:p>
      <text:p text:style-name="P5"><text:span text:style-name="T2"><text:s/>ϕερόμενα τὸ μικρότατον ἰχθύδιον ἡ ἐχενηῒς οὕτω ῥᾳδίως <text:s/></text:span><text:line-break/><text:span text:style-name="T2"> ἵστησιν, ὥστε ἀκίνητον ἐπὶ πλεῖστον ϕυλάσσειν τὴν ναῦν <text:s/></text:span><text:line-break/><text:span text:style-name="T2"> ὥσπερ καταρριζωθεῖσαν ἐν αὐτῷ τῷ πελάγει, ἆρ' οὐχὶ καὶ <text:s/></text:span><text:line-break/><text:span text:style-name="T2"> ἐν τῷ μικρῷ τούτῳ τὴν αὐτὴν τῆς τοῦ κτίσαντος δυνάμεως <text:s text:c="2"/></text:span><text:line-break/><text:span text:style-name="T2"> λαμβάνεις ἀπόδειξιν; Οὐ γὰρ μόνοι ξιϕίαι, καὶ πρίονες, <text:s/></text:span><text:line-break/><text:span text:style-name="T2"> καὶ κύνες, καὶ ϕάλαιναι καὶ ζύγαιναι, ϕοβεραὶ, ἀλλὰ καὶ <text:s/></text:span><text:line-break/><text:span text:style-name="T2"> τρυγόνος κέντρον τῆς θαλασσίας, καὶ ταύτης νεκρᾶς, καὶ <text:s/></text:span><text:line-break/><text:span text:style-name="T2"> λαγωὸς ὁ θαλάσσιος, οὐχ ἧττόν ἐστι ϕοβερὰ, ταχεῖαν καὶ <text:s/></text:span><text:line-break/><text:span text:style-name="T2"> ἀπαραίτητον τὴν ϕθορὰν ἐπιϕέροντα. Οὕτω σε διὰ πάντων <text:s/></text:span><text:line-break/><text:span text:style-name="T2"> ἐγρηγορέναι ὁ κτίστης βούλεται, ἵν' ἐν τῇ πρὸς Θεὸν ἐλπίδι <text:s/></text:span></text:p>
      <text:p text:style-name="P6"><text:span text:style-name="T2"><text:s/>7.6.50</text:span></text:p>
      <text:p text:style-name="P5"><text:span text:style-name="T2"><text:s/>τὰς ἀπ' αὐτῶν βλάβας ἀποδιδράσκῃς. ’Αλλὰ γὰρ ἀνα- </text:span><text:line-break/><text:span text:style-name="T2"> δραμόντες ἐκ τῶν βυθῶν, ἐπὶ τὴν ἤπειρον καταϕύγωμεν. Καὶ <text:s/></text:span><text:line-break/><text:span text:style-name="T2"> γάρ πως ἄλλα ἐπ' ἄλλοις καταλαβόντα ἡμᾶς τῆς δημιουργίας <text:s/></text:span><text:line-break/><text:span text:style-name="T2"> τὰ θαύματα, οἷόν τινα κύματα, ταῖς συνεχέσι καὶ ἐπαλ- </text:span><text:line-break/><text:span text:style-name="T2"> λήλοις ἐπιδρομαῖς ὑποβρόχιον ἡμῶν τὸν λόγον ἤγαγε. <text:s/></text:span><text:line-break/><text:span text:style-name="T2"> Καίτοι θαυμάσαιμι ἂν, εἰ μὴ μείζοσι τοῖς κατ' ἤπειρον <text:s/></text:span><text:line-break/><text:span text:style-name="T2"> παραδόξοις ἡ διάνοια ἡμῶν ἐντυχοῦσα, πάλιν κατὰ τὸν <text:s/></text:span><text:line-break/><text:span text:style-name="T2"> ’Ιωνᾶν ἐπὶ τὴν θάλασσαν δραπετεύσει. ῎Εοικε δέ μοι ὁ <text:s/></text:span><text:line-break/><text:span text:style-name="T2"> λόγος ἐμπεσὼν εἰς τὰ μυρία θαύματα ἐπιλελῆσθαι τῆς <text:s/></text:span><text:line-break/><text:span text:style-name="T2"> συμμετρίας, καὶ ταὐτὸν πεπονθέναι τοῖς ἐν πελάγει ναυτιλ- </text:span></text:p>
      <text:p text:style-name="P6"><text:span text:style-name="T2"><text:s/>7.6.60</text:span></text:p>
      <text:p text:style-name="P5"><text:span text:style-name="T2"><text:s/>λομένοις, οἳ πρὸς μηδὲν πεπηγὸς τὴν κίνησιν τεκμαιρό- </text:span><text:line-break/><text:span text:style-name="T2"> μενοι, ἀγνοοῦσι πολλάκις ὅσον διέδραμον. ῝Ο δὴ καὶ περὶ <text:s/></text:span><text:line-break/><text:span text:style-name="T2"> ἡμᾶς ἔοικε γεγενῆσθαι, τρέχοντος τοῦ λόγου διὰ τῆς κτίσεως, <text:s text:c="2"/></text:span><text:line-break/><text:span text:style-name="T2"> μὴ λαβεῖν τοῦ πλήθους τῶν εἰρημένων τὴν αἴσθησιν. ’Αλλ' <text:s/></text:span><text:line-break/><text:span text:style-name="T2"> εἰ καὶ ϕιλήκοον τὸ σεμνὸν τοῦτο θέατρον, καὶ γλυκεῖα <text:s/></text:span><text:line-break/><text:span text:style-name="T2"> δούλων ἀκοαῖς δεσποτικῶν θαυμάτων διήγησις, ἐνταῦθα <text:s/></text:span><text:line-break/><text:span text:style-name="T2"> τὸν λόγον ὁρμίσαντες, μείνωμεν τὴν ἡμέραν πρὸς τὴν τῶν <text:s/></text:span><text:line-break/><text:span text:style-name="T2"> λειπομένων ἀπόδοσιν. ’Αναστάντες δὲ πάντες εὐχαριστή- </text:span><text:line-break/><text:span text:style-name="T2"> σωμεν ὑπὲρ τῶν εἰρημένων, καὶ αἰτήσωμεν τῶν λειπομένων <text:s/></text:span><text:line-break/><text:span text:style-name="T2"> τὴν πλήρωσιν. Γένοιτο δὲ ὑμῖν καὶ ἐν τῇ μεταλήψει τῆς <text:s/></text:span></text:p>
      <text:p text:style-name="P6"><text:span text:style-name="T2"><text:s/>7.6.70</text:span></text:p>
      <text:p text:style-name="P5"><text:soft-page-break/><text:span text:style-name="T2"><text:s/>τροϕῆς ἐπιτραπέζια διηγήματα, ὅσα τε ἕωθεν ὑμῖν, καὶ <text:s/></text:span><text:line-break/><text:span text:style-name="T2"> ὅσα κατὰ τὴν ἑσπέραν ἐπῆλθεν ὁ λόγος· καὶ ταῖς περὶ <text:s/></text:span><text:line-break/><text:span text:style-name="T2"> τούτων ἐννοίαις ὑπὸ τοῦ ὕπνου καταληϕθέντες, τῆς μεθημε- </text:span><text:line-break/><text:span text:style-name="T2"> ρινῆς εὐϕροσύνης καὶ καθεύδοντες ἀπολαύσοιτε, ἵνα ἐξῇ <text:s/></text:span><text:line-break/><text:span text:style-name="T2"> ὑμῖν λέγειν, ’Εγὼ καθεύδω, καὶ ἡ καρδία μου ἀγρυπνεῖ, <text:s/></text:span><text:line-break/><text:span text:style-name="T2"> μελετῶσα νυκτὸς καὶ ἡμέρας ἐν τῷ νόμῳ Κυρίου, ᾧ ἡ δόξα <text:s/></text:span><text:line-break/><text:span text:style-name="T2"> καὶ τὸ κράτος εἰς τοὺς αἰῶνας τῶν αἰώνων. ’Αμήν. <text:s text:c="2"/></text:span></text:p>
      <text:p text:style-name="P6"><text:span text:style-name="T2"><text:s/>8."t".1</text:span></text:p>
      <text:p text:style-name="P5"><text:span text:style-name="T2"><text:s/>ΟΜΙΛΙΑ ή <text:s/></text:span></text:p>
      <text:p text:style-name="P6"><text:span text:style-name="T2"><text:s/>8."n".1</text:span></text:p>
      <text:p text:style-name="P5"><text:span text:style-name="T2"><text:s/>Περὶ πτηνῶν καὶ ἐνύδρων. <text:s/></text:span></text:p>
      <text:p text:style-name="P6"><text:span text:style-name="T2"><text:s/>8.1.1</text:span></text:p>
      <text:p text:style-name="P5"><text:span text:style-name="T2"><text:s/>Καὶ εἶπεν ὁ Θεὸς, ἐξαγαγέτω ἡ γῆ ψυχὴν ζῶσαν κατὰ <text:s/></text:span><text:line-break/><text:span text:style-name="T2"> γένος, τετράποδα καὶ ἑρπετὰ καὶ θηρία κατὰ γένος. Καὶ <text:s/></text:span><text:line-break/><text:span text:style-name="T2"> ἐγένετο οὕτως. ῏Ηλθε τὸ πρόσταγμα ὁδῷ βαδίζον, καὶ <text:s/></text:span><text:line-break/><text:span text:style-name="T2"> ἀπέλαβε καὶ ἡ γῆ τὸν ἴδιον κόσμον. ’Εκεῖ, ’Εξαγαγέτω τὰ <text:s/></text:span><text:line-break/><text:span text:style-name="T2"> ὕδατα ἑρπετὰ ψυχῶν ζωσῶν· ὧδε, ’Εξαγαγέτω ἡ γῆ <text:s/></text:span><text:line-break/><text:span text:style-name="T2"> ψυχὴν ζῶσαν. ῎Εμψυχος ἄρα ἡ γῆ; καὶ χώραν ἔχουσιν οἱ <text:s/></text:span><text:line-break/><text:span text:style-name="T2"> ματαιόϕρονες Μανιχαῖοι, ψυχὴν ἐντιθέντες τῇ γῇ; Οὐκ <text:s/></text:span><text:line-break/><text:span text:style-name="T2"> ἐπειδὴ εἶπεν, ’Εξαγαγέτω, τὸ ἐναποκείμενον αὐτῇ προήνεγκεν, <text:s/></text:span><text:line-break/><text:span text:style-name="T2"> ἀλλ' ὁ δοὺς τὸ πρόσταγμα, καὶ τὴν τοῦ ἐξαγαγεῖν αὐτῇ <text:s/></text:span></text:p>
      <text:p text:style-name="P6"><text:span text:style-name="T2"><text:s/>8.1.10</text:span></text:p>
      <text:p text:style-name="P5"><text:span text:style-name="T2"><text:s/>δύναμιν ἐχαρίσατο. Οὔτε γὰρ ὅτε ἤκουσεν ἡ γῆ, Βλα- </text:span><text:line-break/><text:span text:style-name="T2"> στησάτω βοτάνην χόρτου καὶ ξύλον κάρπιμον, κεκρυμμένον <text:s text:c="2"/></text:span><text:line-break/><text:span text:style-name="T2"> ἔχουσα τὸν χόρτον ἐξήνεγκεν· οὐδὲ τὸν ϕοίνικα, ἢ τὴν δρῦν, <text:s/></text:span><text:line-break/><text:span text:style-name="T2"> ἢ τὴν κυπάρισσον κάτω που ἐν ταῖς λαγόσιν ἑαυτῆς ἀποκε- </text:span><text:line-break/><text:span text:style-name="T2"> κρυμμένα ἀνῆκε πρὸς τὴν ἐπιϕάνειαν· ἀλλ' ὁ θεῖος λόγος <text:s/></text:span><text:line-break/><text:span text:style-name="T2"> ϕύσις ἐστὶ τῶν γινομένων. Βλαστησάτω ἡ γῆ· οὐχ <text:s/></text:span><text:line-break/><text:span text:style-name="T2"> ὅπερ ἔχει προβαλλέτω, ἀλλ' ὃ μὴ ἔχει κτησάσθω, Θεοῦ <text:s/></text:span><text:line-break/><text:span text:style-name="T2"> δωρουμένου τῆς ἐνεργείας τὴν δύναμιν. Οὕτω καὶ νῦν, <text:s/></text:span><text:line-break/><text:span text:style-name="T2"> ’Εξαγαγέτω ἡ γῆ ψυχὴν, οὐ τὴν ἐναποκειμένην, ἀλλὰ <text:s/></text:span><text:line-break/><text:span text:style-name="T2"> τὴν δεδομένην αὐτῇ παρὰ τοῦ Θεοῦ διὰ τῆς ἐπιταγῆς. <text:s/></text:span></text:p>
      <text:p text:style-name="P6"><text:span text:style-name="T2"><text:s/>8.1.20</text:span></text:p>
      <text:p text:style-name="P5"><text:span text:style-name="T2"><text:s/>῎Επειτα καὶ εἰς τὸ ἐναντίον αὐτοῖς ὁ λόγος περιτραπήσεται. <text:s/></text:span><text:line-break/><text:span text:style-name="T2"> Εἰ γὰρ ἐξήνεγκεν ἡ γῆ τὴν ψυχὴν, ἐρήμην ἑαυτὴν κατέλιπε <text:s/></text:span><text:line-break/><text:span text:style-name="T2"> τῆς ψυχῆς. ’Αλλ' ἐκείνων μὲν τὸ βδελυκτὸν αὐτόθεν γνώριμον. <text:s/></text:span><text:line-break/><text:soft-page-break/><text:span text:style-name="T2"> Διὰ τί μέντοι τὰ μὲν ὕδατα ἑρπετὰ ψυχῶν ζωσῶν ἐξαγα- </text:span><text:line-break/><text:span text:style-name="T2"> γεῖν προσετάχθη, ἡ δὲ γῆ ψυχὴν ζῶσαν; Λογιζόμεθα <text:s/></text:span><text:line-break/><text:span text:style-name="T2"> τοίνυν, ὅτι τῶν μὲν νηκτῶν ἡ ϕύσις ἀτελεστέρας πως δοκεῖ <text:s/></text:span><text:line-break/><text:span text:style-name="T2"> ζωῆς μετέχειν, διὰ τὸ ἐν τῇ παχύτητι τοῦ ὕδατος διαιτᾶσθαι. <text:s/></text:span><text:line-break/><text:span text:style-name="T2"> Καὶ γὰρ ἀκοὴ παρ' ἐκείνοις βαρεῖα, καὶ ὁρῶσιν ἀμβλὺ διὰ <text:s/></text:span><text:line-break/><text:span text:style-name="T2"> τοῦ ὕδατος βλέποντες, καὶ οὔτε τις μνήμη παρ' ἐκείνοις, <text:s/></text:span><text:line-break/><text:span text:style-name="T2"> οὔτε ϕαντασία, οὔτε τοῦ συνήθους ἐπίγνωσις. Διὰ τοῦτο <text:s text:c="2"/></text:span></text:p>
      <text:p text:style-name="P6"><text:span text:style-name="T2"><text:s/>8.1.30</text:span></text:p>
      <text:p text:style-name="P5"><text:span text:style-name="T2"><text:s/>οἱονεὶ ἐνδείκνυται ὁ λόγος, ὅτι ἡ σαρκικὴ ζωὴ τοῖς ἐνύδροις <text:s/></text:span><text:line-break/><text:span text:style-name="T2"> καθηγεῖται τῶν ψυχικῶν κινημάτων· ἐπὶ δὲ τῶν χερσαίων, <text:s/></text:span><text:line-break/><text:span text:style-name="T2"> ὡς τελειοτέρας αὐτῶν οὔσης τῆς ζωῆς, ἡ ψυχὴ τὴν <text:s/></text:span><text:line-break/><text:span text:style-name="T2"> ἡγεμονίαν ἐπιτέτραπται πᾶσαν. Αἵ τε γὰρ αἰσθήσεις μᾶλλον <text:s/></text:span><text:line-break/><text:span text:style-name="T2"> τετράνωνται· καὶ ὀξεῖαι μὲν τῶν παρόντων αἱ ἀντιλήψεις· <text:s/></text:span><text:line-break/><text:span text:style-name="T2"> ἀκριβεῖς δὲ μνῆμαι τῶν παρελθόντων παρὰ τοῖς πλείστοις <text:s/></text:span><text:line-break/><text:span text:style-name="T2"> τῶν τετραπόδων. Διὰ τοῦτο, ὡς ἔοικεν, ἐπὶ μὲν τῶν ἐνύδρων <text:s/></text:span><text:line-break/><text:span text:style-name="T2"> σώματα ἐκτίσθη ἐψυχωμένα (ἑρπετὰ γὰρ ψυχῶν ζωσῶν <text:s/></text:span><text:line-break/><text:span text:style-name="T2"> ἐκ τῶν ὑδάτων παρήχθη), ἐπὶ δὲ τῶν χερσαίων ψυχὴ <text:s/></text:span><text:line-break/><text:span text:style-name="T2"> σώματα οἰκονομοῦσα προσετάχθη γενέσθαι, ὡς πλέον τι <text:s/></text:span></text:p>
      <text:p text:style-name="P6"><text:span text:style-name="T2"><text:s/>8.1.40</text:span></text:p>
      <text:p text:style-name="P5"><text:span text:style-name="T2"><text:s/>τῆς ζωτικῆς δυνάμεως τῶν ἐπὶ γῆς διαιτωμένων μετειλη- </text:span><text:line-break/><text:span text:style-name="T2"> ϕότων. ῎Αλογα μὲν γὰρ, καὶ τὰ χερσαῖα· ἀλλ' ὅμως <text:s/></text:span><text:line-break/><text:span text:style-name="T2"> ἕκαστον τῇ ἐκ τῆς ϕύσεως ϕωνῇ πολλὰ τῶν κατὰ ψυχὴν <text:s/></text:span><text:line-break/><text:span text:style-name="T2"> παθημάτων διασημαίνει. Καὶ γὰρ καὶ χαρὰν καὶ λύπην, <text:s/></text:span><text:line-break/><text:span text:style-name="T2"> καὶ τὴν τοῦ συνήθους ἐπίγνωσιν, καὶ τροϕῆς ἔνδειαν, καὶ <text:s/></text:span><text:line-break/><text:span text:style-name="T2"> χωρισμὸν τῶν συννόμων, καὶ μυρία πάθη τῷ ϕθόγγῳ <text:s/></text:span><text:line-break/><text:span text:style-name="T2"> παραδηλοῖ. Τὰ δὲ ἔνυδρα οὐ μόνον ἄϕωνα, ἀλλὰ καὶ ἀνήμερα, <text:s/></text:span><text:line-break/><text:span text:style-name="T2"> καὶ ἀδίδακτα, καὶ πρὸς πᾶσαν βίου κοινωνίαν ἀνθρώποις <text:s/></text:span><text:line-break/><text:span text:style-name="T2"> ἀμεταχείριστα. ῎Εγνω βοῦς τὸν κτησάμενον καὶ ὄνος τὴν <text:s/></text:span><text:line-break/><text:span text:style-name="T2"> ϕάντην τοῦ κυρίου αὐτοῦ· ἰχθὺς δὲ οὐκ ἂν ἐπιγνοίη τὸν <text:s/></text:span></text:p>
      <text:p text:style-name="P6"><text:span text:style-name="T2"><text:s/>8.1.50</text:span></text:p>
      <text:p text:style-name="P5"><text:span text:style-name="T2"><text:s/>τρέϕοντα. Οἶδε τὴν συνήθη ϕωνὴν ὁ ὄνος. Οἶδεν ὁδὸν ἣν <text:s text:c="2"/></text:span><text:line-break/><text:span text:style-name="T2"> πολλάκις ἐβάδισε· καί που καὶ ὁδηγὸς ἐνίοτε ἀποσϕαλέντι <text:s/></text:span><text:line-break/><text:span text:style-name="T2"> γίνεται τῷ ἀνθρώπῳ. Τὸ δὲ ὀξυήκοον τοῦ ζῴου οὐδὲ ἄλλο τι <text:s/></text:span><text:line-break/><text:span text:style-name="T2"> ἔχειν λέγεται τῶν χερσαίων. Τὸ δὲ τῶν καμήλων μνησίκακον, <text:s/></text:span><text:line-break/><text:span text:style-name="T2"> καὶ βαρύμηνι, καὶ διαρκὲς πρὸς ὀργὴν, τί ἂν μιμήσασθαι <text:s/></text:span><text:line-break/><text:span text:style-name="T2"> τῶν θαλαττίων δύναιτο; Πάλαι ποτὲ πληγεῖσα κάμηλος, <text:s/></text:span><text:line-break/><text:soft-page-break/><text:span text:style-name="T2"> μακρῷ χρόνῳ ταμιευσαμένη τὴν μῆνιν, ἐπειδὰν εὐκαιρίας <text:s/></text:span><text:line-break/><text:span text:style-name="T2"> λάβηται, τὸ κακὸν ἀντιδίδωσιν. ’Ακούσατε, οἱ βαρύθυμοι, οἱ <text:s/></text:span><text:line-break/><text:span text:style-name="T2"> τὴν μνησικακίαν ὡς ἀρετὴν ἐπιτηδεύοντες, τίνι ἐστὲ ἐμϕερεῖς, <text:s/></text:span><text:line-break/><text:span text:style-name="T2"> ὅταν τὴν κατὰ τοῦ πλησίον λύπην, ὥσπερ τινὰ σπινθῆρα <text:s/></text:span></text:p>
      <text:p text:style-name="P6"><text:span text:style-name="T2"><text:s/>8.1.60</text:span></text:p>
      <text:p text:style-name="P5"><text:span text:style-name="T2"><text:s/>κεκρυμμένον ἐν σποδιᾷ, μέχρι τοσούτου ϕυλάσσετε, ἕως <text:s/></text:span><text:line-break/><text:span text:style-name="T2"> ἂν ὕλης λαβόμενοι, οἷον ϕλόγα τινὰ τὸν θυμὸν ἀνακαύσητε. <text:s/></text:span></text:p>
      <text:p text:style-name="P6"><text:span text:style-name="T2"><text:s/>8.2.1</text:span></text:p>
      <text:p text:style-name="P5"><text:span text:style-name="T2"><text:s/>’Εξαγαγέτω ἡ γῆ ψυχὴν ζῶσαν. Διὰ τί ἡ γῆ ψυχὴν <text:s/></text:span><text:line-break/><text:span text:style-name="T2"> ζῶσαν ἐξάγει; ῞Ινα μάθῃς διαϕορὰν ψυχῆς κτήνους καὶ <text:s/></text:span><text:line-break/><text:span text:style-name="T2"> ψυχῆς ἀνθρώπου. Μικρὸν ὕστερον γνώσῃ, πῶς ἡ ψυχὴ τοῦ <text:s/></text:span><text:line-break/><text:span text:style-name="T2"> ἀνθρώπου συνέστη· νῦν δὲ ἄκουε περὶ τῆς τῶν ἀλόγων <text:s/></text:span><text:line-break/><text:span text:style-name="T2"> ψυχῆς. ’Επειδὴ κατὰ τὸ γεγραμμένον, παντὸς ζῴου ἡ <text:s/></text:span><text:line-break/><text:span text:style-name="T2"> ψυχὴ τὸ αἷμα αὐτοῦ ἐστιν· αἷμα δὲ παγὲν εἰς σάρκα <text:s/></text:span><text:line-break/><text:span text:style-name="T2"> πέϕυκε μεταβάλλειν· ἡ δὲ σὰρξ ϕθαρεῖσα εἰς γῆν ἀνα- </text:span><text:line-break/><text:span text:style-name="T2"> λύεται· γεηρά τίς ἐστιν εἰκότως ἡ ψυχὴ τῶν κτηνῶν. <text:s text:c="2"/></text:span><text:line-break/><text:span text:style-name="T2"> ’Εξαγαγέτω οὖν ἡ γῆ ψυχὴν ζῶσαν. ῞Ορα τὴν ἀκολουθίαν <text:s/></text:span></text:p>
      <text:p text:style-name="P6"><text:span text:style-name="T2"><text:s/>8.2.10</text:span></text:p>
      <text:p text:style-name="P5"><text:span text:style-name="T2"><text:s/>ψυχῆς πρὸς αἷμα, αἵματος πρὸς σάρκα, σαρκὸς πρὸς τὴν <text:s/></text:span><text:line-break/><text:span text:style-name="T2"> γῆν· καὶ πάλιν ἀναλύσας διὰ τῶν αὐτῶν ἀναπόδισον ἀπὸ <text:s/></text:span><text:line-break/><text:span text:style-name="T2"> γῆς εἰς σάρκα, ἀπὸ σαρκὸς εἰς αἷμα, ἀπὸ αἵματος εἰς <text:s/></text:span><text:line-break/><text:span text:style-name="T2"> ψυχήν· καὶ εὑρήσεις ὅτι γῆ ἐστι τῶν κτηνῶν ἡ ψυχή. Μὴ <text:s/></text:span><text:line-break/><text:span text:style-name="T2"> νόμιζε πρεσβυτέραν εἶναι τῆς τοῦ σώματος αὐτῶν ὑπο- </text:span><text:line-break/><text:span text:style-name="T2"> στάσεως, μηδὲ ἐπιδιαμένουσαν μετὰ τὴν τῆς σαρκὸς διά- </text:span><text:line-break/><text:span text:style-name="T2"> λυσιν. Φεῦγε ϕληνάϕους τῶν σοβαρῶν ϕιλοσόϕων, οἳ <text:s/></text:span><text:line-break/><text:span text:style-name="T2"> οὐκ αἰσχύνονται τὰς ἑαυτῶν ψυχὰς καὶ τὰς κυνείας ὁμοειδεῖς <text:s/></text:span><text:line-break/><text:span text:style-name="T2"> ἀλλήλαις τιθέμενοι· οἱ λέγοντες ἑαυτοὺς γεγενῆσθαί ποτε <text:s/></text:span><text:line-break/><text:span text:style-name="T2"> καὶ γυναῖκας καὶ θάμνους καὶ ἰχθύας θαλασσίους. ’Εγὼ δὲ <text:s/></text:span></text:p>
      <text:p text:style-name="P6"><text:span text:style-name="T2"><text:s/>8.2.20</text:span></text:p>
      <text:p text:style-name="P5"><text:span text:style-name="T2"><text:s/>εἰ μὲν ἐγένοντό ποτε ἰχθῦς οὐκ ἂν εἴποιμι, ὅτι δὲ ἐν ᾧ ταῦτα <text:s/></text:span><text:line-break/><text:span text:style-name="T2"> ἔγραϕον τῶν ἰχθύων ἦσαν ἀλογώτεροι, καὶ πάνυ εὐτόνως <text:s/></text:span><text:line-break/><text:span text:style-name="T2"> διατειναίμην. ’Εξαγαγέτω ἡ γῆ ψυχὴν ζῶσαν. Τίνος ἕνεκεν, <text:s/></text:span><text:line-break/><text:span text:style-name="T2"> τοῦ λόγου τρέχοντος ἀθρόως, ἀπεσιώπησα χρόνον οὐκ <text:s/></text:span><text:line-break/><text:span text:style-name="T2"> ὀλίγον, ἴσως θαυμάζουσιν οἱ πολλοί· ἀλλ' οὐχὶ οἵγε <text:s/></text:span><text:line-break/><text:span text:style-name="T2"> ϕιλοπονώτεροι τῶν ἀκροατῶν ἀγνοοῦσι τὴν αἰτίαν τῆς <text:s/></text:span><text:line-break/><text:span text:style-name="T2"> ἀϕασίας. Πῶς γάρ; οἱ διὰ τοῦ πρὸς ἀλλήλους ὁρᾶν καὶ <text:s text:c="2"/></text:span><text:line-break/><text:soft-page-break/><text:span text:style-name="T2"> ἐννεύειν ἐπιστρέψαντές με πρὸς ἑαυτοὺς, καὶ εἰς ἔννοιαν <text:s/></text:span><text:line-break/><text:span text:style-name="T2"> ἀγαγόντες τῶν παρεθέντων. Εἶδος γὰρ ὅλον τῆς κτίσεως, <text:s/></text:span><text:line-break/><text:span text:style-name="T2"> καὶ οὐκ ἐλάχιστον τοῦτο, παρέλαθεν ἡμᾶς, καὶ μικροῦ <text:s/></text:span></text:p>
      <text:p text:style-name="P6"><text:span text:style-name="T2"><text:s/>8.2.30</text:span></text:p>
      <text:p text:style-name="P5"><text:span text:style-name="T2"><text:s/>ἀπιὼν ᾤχετο ἀνεξέταστον παντελῶς ὁ λόγος καταλιπών. <text:s/></text:span><text:line-break/><text:span text:style-name="T2"> ’Εξαγαγέτω γὰρ τὰ ὕδατα ἑρπετὰ ψυχῶν ζωσῶν κατὰ γένος, <text:s/></text:span><text:line-break/><text:span text:style-name="T2"> καὶ πετεινὰ πετόμενα ἐπὶ τῆς γῆς κατὰ τὸ στερέωμα τοῦ <text:s/></text:span><text:line-break/><text:span text:style-name="T2"> οὐρανοῦ. Εἴπαμεν τὰ περὶ τῶν νηκτῶν, ὅσα ὁ καιρὸς <text:s/></text:span><text:line-break/><text:span text:style-name="T2"> ἐνεδίδου ἑσπέρας· σήμερον μετέβημεν ἐπὶ τὴν τῶν χερσαίων <text:s/></text:span><text:line-break/><text:span text:style-name="T2"> ἐξέτασιν. Διέϕυγεν ἡμᾶς τὸ πτηνὸν ἐν τῷ μέσῳ. ’Ανάγκη <text:s/></text:span><text:line-break/><text:span text:style-name="T2"> τοίνυν, κατὰ τοὺς ἐπιλήσμονας τῶν ὁδοιπόρων, οἳ ἐπειδάν <text:s/></text:span><text:line-break/><text:span text:style-name="T2"> τι τῶν καιρίων καταλίπωσι, κἂν ἐπιπολὺ τῆς ὁδοῦ <text:s/></text:span><text:line-break/><text:span text:style-name="T2"> προέλθωσι, πάλιν τὴν αὐτὴν ὑποστρέϕουσιν, ἀξίαν τῆς <text:s/></text:span><text:line-break/><text:span text:style-name="T2"> ῥᾳθυμίας δίκην τὸν ἐκ τῆς ὁδοιπορίας κόπον ὑπέχοντες, <text:s/></text:span></text:p>
      <text:p text:style-name="P6"><text:span text:style-name="T2"><text:s/>8.2.40</text:span></text:p>
      <text:p text:style-name="P5"><text:span text:style-name="T2"><text:s/>οὕτω καὶ ἡμῖν, ὡς ἔοικε, τὴν αὐτὴν πάλιν βαδιστέον. Καὶ <text:s/></text:span><text:line-break/><text:span text:style-name="T2"> γὰρ οὐδὲ εὐκαταϕρόνητόν ἐστι τὸ παρεθὲν, ἀλλὰ τὸ τρίτον <text:s/></text:span><text:line-break/><text:span text:style-name="T2"> ἔοικεν εἶναι τῆς ἐν τοῖς ζῴοις κτίσεως, εἴπερ τρία ζῴων <text:s/></text:span><text:line-break/><text:span text:style-name="T2"> ἐστὶ γένη, τό τε χερσαῖον, καὶ τὸ πτηνὸν, καὶ τὸ ἔνυδρον. <text:s/></text:span><text:line-break/><text:span text:style-name="T2"> ’Εξαγαγέτω, ϕησὶ, τὰ ὕδατα ἑρπετὰ ψυχῶν ζωσῶν κατὰ <text:s/></text:span><text:line-break/><text:span text:style-name="T2"> γένος, καὶ πετεινὰ πετόμενα ἐπὶ τῆς γῆς κατὰ τὸ στερέωμα <text:s text:c="2"/></text:span><text:line-break/><text:span text:style-name="T2"> τοῦ οὐρανοῦ κατὰ γένος. Διὰ τί ἐξ ὑδάτων καὶ τοῖς πτηνοῖς <text:s/></text:span><text:line-break/><text:span text:style-name="T2"> τὴν γένεσιν ἔδωκεν; ῞Οτι ὥσπερ συγγένειά τίς ἐστι τοῖς <text:s/></text:span><text:line-break/><text:span text:style-name="T2"> πετομένοις πρὸς τὰ νηκτά. Καὶ γὰρ ὥσπερ οἱ ἰχθῦς τὸ <text:s/></text:span><text:line-break/><text:span text:style-name="T2"> ὕδωρ τέμνουσι, τῇ μὲν κινήσει τῶν πτερύγων εἰς τὸ <text:s/></text:span></text:p>
      <text:p text:style-name="P6"><text:span text:style-name="T2"><text:s/>8.2.50</text:span></text:p>
      <text:p text:style-name="P5"><text:span text:style-name="T2"><text:s/>πρόσω χωροῦντες, τῇ δὲ τοῦ οὐραίου μεταβολῇ τάς τε <text:s/></text:span><text:line-break/><text:span text:style-name="T2"> περιστροϕὰς καὶ τὰς εὐθείας ὁρμὰς ἑαυτοῖς οἰακίζοντες· <text:s/></text:span><text:line-break/><text:span text:style-name="T2"> οὕτω καὶ ἐπὶ τῶν πτηνῶν ἐστιν ἰδεῖν διανηχομένων τὸν ἀέρα <text:s/></text:span><text:line-break/><text:span text:style-name="T2"> τοῖς πτεροῖς κατὰ τὸν ὅμοιον τρόπον. ῞Ωστε ἐπειδὴ ἓν <text:s/></text:span><text:line-break/><text:span text:style-name="T2"> ἰδίωμα ἐν ἑκατέροις τὸ νήχεσθαι, μία τις αὐτοῖς ἡ συγγένεια <text:s/></text:span><text:line-break/><text:span text:style-name="T2"> ἐκ τῆς τῶν ὑδάτων γενέσεως παρεσχέθη. Πλήν γε ὅτι <text:s/></text:span><text:line-break/><text:span text:style-name="T2"> οὐδὲν τῶν πτηνῶν ἄπουν, διὰ τὸ πᾶσι τὴν δίαιταν ἀπὸ τῆς <text:s/></text:span><text:line-break/><text:span text:style-name="T2"> γῆς ὑπάρχειν, καὶ πάντα ἀναγκαίως τῆς τῶν ποδῶν ὑπουργίας <text:s/></text:span><text:line-break/><text:span text:style-name="T2"> προσδεῖσθαι. Τοῖς μὲν γὰρ ἁρπακτικοῖς πρὸς τὴν ἄγραν αἱ <text:s/></text:span><text:line-break/><text:span text:style-name="T2"> τῶν ὀνύχων ἀκμαί· τοῖς δὲ λοιποῖς, διά τε τὸν πορισμὸν <text:s/></text:span></text:p>
      <text:p text:style-name="P6"><text:soft-page-break/><text:span text:style-name="T2"><text:s/>8.2.60</text:span></text:p>
      <text:p text:style-name="P5"><text:span text:style-name="T2"><text:s/>τῆς τροϕῆς, καὶ διὰ τὴν λοιπὴν τοῦ βίου διεξαγωγὴν, <text:s/></text:span><text:line-break/><text:span text:style-name="T2"> ἀναγκαία τῶν ποδῶν ἡ ὑπηρεσία δεδώρηται. ’Ολίγοι δὲ <text:s/></text:span><text:line-break/><text:span text:style-name="T2"> τῶν ὀρνίθων κακόποδές εἰσιν, οὔτε βαδίζειν οὔτε ἀγρεύειν <text:s/></text:span><text:line-break/><text:span text:style-name="T2"> τοῖς ποσὶν ἐπιτήδειοι· ὡς αἵ τε χελιδόνες εἰσὶ, οὔτε <text:s/></text:span><text:line-break/><text:span text:style-name="T2"> βαδίζειν, οὔτε ἀγρεύειν δυνάμεναι, καὶ αἱ δρεπανίδες λεγό- <text:s/></text:span><text:line-break/><text:span text:style-name="T2"> μεναι, οἷς ἡ τροϕὴ ἀπὸ τῶν ἐν τῷ ἀέρι ἐμϕερομένων <text:s/></text:span><text:line-break/><text:span text:style-name="T2"> ἐπινενόηται. Χελιδόνι δὲ τὸ τῆς πτήσεως πρόσγειον ἀντὶ <text:s/></text:span><text:line-break/><text:span text:style-name="T2"> τῆς τῶν ποδῶν ὑπηρεσίας ἐστίν. <text:s/></text:span></text:p>
      <text:p text:style-name="P6"><text:span text:style-name="T2"><text:s/>8.3.1</text:span></text:p>
      <text:p text:style-name="P5"><text:span text:style-name="T2"><text:s/>Εἰσὶ μέντοι γενῶν διαϕοραὶ μυρίαι καὶ ἐν τοῖς ὄρνισιν, <text:s/></text:span><text:line-break/><text:span text:style-name="T2"> ἃς ἐάν τις κατὰ τὸν αὐτὸν τρόπον ἐπίῃ καθ' ὃν ἐν μέρει καὶ <text:s/></text:span><text:line-break/><text:span text:style-name="T2"> τῆς τῶν ἰχθύων ἐξετάσεως ἐϕηψάμεθα, εὑρήσει ἓν μὲν <text:s/></text:span><text:line-break/><text:span text:style-name="T2"> ὄνομα τῶν πετεινῶν, μυρίας δὲ ἐν τούτοις διαϕορὰς ἔν τε <text:s/></text:span><text:line-break/><text:span text:style-name="T2"> τοῖς μεγέθεσι καὶ ἐν τοῖς σχήμασι καὶ ἐν ταῖς χρόαις· καὶ <text:s/></text:span><text:line-break/><text:span text:style-name="T2"> κατὰ τοὺς βίους, καὶ τὰς πράξεις, καὶ τὰ ἤθη, ἀμύθητον <text:s/></text:span><text:line-break/><text:span text:style-name="T2"> οὖσαν αὐτοῖς τὴν πρὸς ἄλληλα παραλλαγήν. ῎Ηδη μὲν οὖν <text:s/></text:span><text:line-break/><text:span text:style-name="T2"> τινες ἐπειράθησαν καὶ ὀνοματοποιίαις χρήσασθαι, ἵν', <text:s/></text:span><text:line-break/><text:span text:style-name="T2"> ὥσπερ διὰ καυτήρων τινῶν τῆς ἀσυνήθους καὶ ξένης <text:s/></text:span></text:p>
      <text:p text:style-name="P6"><text:span text:style-name="T2"><text:s/>8.3.10</text:span></text:p>
      <text:p text:style-name="P5"><text:span text:style-name="T2"><text:s/>ὀνομασίας, τὸ ἰδίωμα ἑκάστου γένους ἐπιγινώσκηται. Καὶ <text:s/></text:span><text:line-break/><text:span text:style-name="T2"> τὰ μὲν ὠνόμασαν σχιζόπτερα, ὡς τοὺς ἀετούς· τὰ δὲ <text:s/></text:span><text:line-break/><text:span text:style-name="T2"> δερμόπτερα, ὡς τὰς νυκτερίδας· τὰ δὲ πτιλωτὰ, ὡς τοὺς <text:s/></text:span><text:line-break/><text:span text:style-name="T2"> σϕῆκας· τὰ δὲ κολεόπτερα, ὡς τοὺς κανθάρους, καὶ ὅσα ἐν <text:s/></text:span><text:line-break/><text:span text:style-name="T2"> θήκαις τισὶ καὶ περιβολαῖς γεννηθέντα, περιρραγέντος <text:s/></text:span><text:line-break/><text:span text:style-name="T2"> αὐτοῖς τοῦ ἐλύτρου, πρὸς τὴν πτῆσιν ἠλευθερώθη. ’Αλλ' <text:s/></text:span><text:line-break/><text:span text:style-name="T2"> ἡμῖν ἀρκοῦσα σημείωσις πρὸς τὴν τῶν γενῶν ἰδιότητα ἡ <text:s/></text:span><text:line-break/><text:span text:style-name="T2"> κοινὴ χρῆσις, καὶ οἱ παρὰ τῆς Γραϕῆς περί τε καθαρῶν καὶ <text:s text:c="2"/></text:span><text:line-break/><text:span text:style-name="T2"> ἀκαθάρτων διορισμοί. ῎Αλλο μὲν οὖν γένος τὸ τῶν σαρκοϕά- </text:span><text:line-break/><text:span text:style-name="T2"> γων, καὶ ἄλλη κατασκευὴ πρέπουσα τῷ τρόπῳ τῆς διαίτης <text:s/></text:span></text:p>
      <text:p text:style-name="P6"><text:span text:style-name="T2"><text:s/>8.3.20</text:span></text:p>
      <text:p text:style-name="P5"><text:span text:style-name="T2"><text:s/>αὐτῶν, ὀνύχων ἀκμαὶ, καὶ χεῖλος ἀγκύλον, καὶ πτερὸν <text:s/></text:span><text:line-break/><text:span text:style-name="T2"> ὀξὺ, ὥστε καὶ συλληϕθῆναι ῥᾳδίως τὸ θήραμα, καὶ διασπα- </text:span><text:line-break/><text:span text:style-name="T2"> ραγὲν τροϕὴν τῷ ἑλόντι γενέσθαι. ῎Αλλη τῶν σπερμολόγων <text:s/></text:span><text:line-break/><text:span text:style-name="T2"> κατασκευή· ἄλλη τῶν ἐκ παντὸς τρεϕομένων τοῦ συν- </text:span><text:line-break/><text:span text:style-name="T2"> τυχόντος. Καὶ ἐν τούτοις πλεῖσται διαϕοραί. Τὰ μὲν γὰρ <text:s/></text:span><text:line-break/><text:soft-page-break/><text:span text:style-name="T2"> αὐτῶν ἐστιν ἀγελικὰ, πλὴν τῶν ἁρπακτικῶν· τούτων <text:s/></text:span><text:line-break/><text:span text:style-name="T2"> δὲ οὐδὲν κοινωνικὸν ἐκτὸς τοῦ κατὰ τὰς συζυγίας συνδυα- </text:span><text:line-break/><text:span text:style-name="T2"> σμοῦ. Μυρία δὲ ἄλλα τὸν ἀθροισματικὸν ᾕρηται βίον, ὡς <text:s/></text:span><text:line-break/><text:span text:style-name="T2"> περιστεραὶ, καὶ γέρανοι, καὶ ψῆρες, καὶ κολοιοί. Πάλιν <text:s/></text:span><text:line-break/><text:span text:style-name="T2"> ἐν τούτοις τὰ μὲν ἄναρχά ἐστι καὶ οἷον αὐτόνομα· τὰ δὲ <text:s/></text:span></text:p>
      <text:p text:style-name="P6"><text:span text:style-name="T2"><text:s/>8.3.30</text:span></text:p>
      <text:p text:style-name="P5"><text:span text:style-name="T2"><text:s/>ὑϕ' ἡγεμόνι τετάχθαι καταδεχόμενα, ὡς αἱ γέρανοι. ῎Ηδη <text:s/></text:span><text:line-break/><text:span text:style-name="T2"> δέ τις καὶ ἑτέρα ἐν τούτοις ἐστὶ διαϕορὰ, καθ' ἣν τὰ μὲν <text:s/></text:span><text:line-break/><text:span text:style-name="T2"> ἐπιδημητικά τέ ἐστι καὶ ἐγχώρια, τὰ δὲ ἀπαίρειν πέϕυκε <text:s/></text:span><text:line-break/><text:span text:style-name="T2"> πορροτάτω, καὶ χειμῶνος ἐγγίζοντος ἐκτοπίζειν ὡς τὰ <text:s/></text:span><text:line-break/><text:span text:style-name="T2"> πολλά. Χειροήθη δὲ καὶ τιθασσὰ τὰ πολλὰ τῶν ὀρνέων <text:s/></text:span></text:p>
      <text:p text:style-name="P6"><text:span text:style-name="T2"><text:s/>8.3.35</text:span></text:p>
      <text:p text:style-name="P5"><text:span text:style-name="T2"><text:s/>ἐκτρεϕόμενα γίνεται, πλήν γε δὴ τῶν ἀσθενῶν, ἃ δι' <text:s/></text:span><text:line-break/><text:span text:style-name="T2"> ὑπερβάλλουσαν δειλίαν καὶ ἀνανδρίαν, τὴν συνεχῆ τῆς <text:s/></text:span><text:line-break/><text:span text:style-name="T2"> χειρὸς ἐνόχλησιν οὐχ ὑϕίσταται. ’Αλλὰ καὶ συνανθρωπι- </text:span><text:line-break/><text:span text:style-name="T2"> στικοί τινες τῶν ὀρνίθων εἰσὶ, τὰς αὐτὰς ἡμῖν οἰκήσεις <text:s text:c="2"/></text:span><text:line-break/><text:span text:style-name="T2"> καταδεχόμενοι· ἄλλοι δὲ ὄρειοι, καὶ ϕιλέρημοι. Μεγίστη <text:s/></text:span></text:p>
      <text:p text:style-name="P6"><text:span text:style-name="T2"><text:s/>8.3.40</text:span></text:p>
      <text:p text:style-name="P5"><text:span text:style-name="T2"><text:s/>δὲ διαϕορὰ καὶ ἡ περὶ τὴν ϕωνὴν ἰδιότης ἑκάστου. Οἱ μὲν <text:s/></text:span><text:line-break/><text:span text:style-name="T2"> γὰρ κωτίλοι καὶ λάλοι τῶν ὀρνίθων εἰσίν· οἱ δὲ σιγηλοί. <text:s/></text:span><text:line-break/><text:span text:style-name="T2"> Καὶ τὰ μὲν ᾠδικὰ καὶ πολύϕωνα· τὰ δὲ ἄμουσα παντελῶς <text:s/></text:span><text:line-break/><text:span text:style-name="T2"> καὶ ᾠδῆς ἄμοιρα. Καὶ τὰ μὲν μιμηλὰ, ἢ ἐκ ϕύσεως ἔχοντα τὸ <text:s/></text:span><text:line-break/><text:span text:style-name="T2"> μιμεῖσθαι, ἢ ἐξ ἀσκήσεως προσλαβόντα· τὰ δὲ μονό- </text:span><text:line-break/><text:span text:style-name="T2"> τροπον καὶ ἀμετάβλητον τὴν ϕωνὴν ἀϕιέντα. Γαῦρον ὁ <text:s/></text:span><text:line-break/><text:span text:style-name="T2"> ἀλεκτρυών· ϕιλόκαλον ὁ ταώς· λάγνιοι αἱ περιστεραὶ καὶ <text:s/></text:span><text:line-break/><text:span text:style-name="T2"> αἱ κατοικίδιοι ὄρνεις, ἐπὶ παντὸς καιροῦ τὸ συνουσιαστικὸν <text:s/></text:span><text:line-break/><text:span text:style-name="T2"> ἔχουσαι. Δολερὸν ὁ πέρδιξ καὶ ζηλότυπον, κακούργως <text:s/></text:span><text:line-break/><text:span text:style-name="T2"> συμπράττων τοῖς θηραταῖς πρὸς τὴν ἄγραν. <text:s/></text:span></text:p>
      <text:p text:style-name="P6"><text:span text:style-name="T2"><text:s/>8.4.1</text:span></text:p>
      <text:p text:style-name="P5"><text:span text:style-name="T2"><text:s/>Μυρίαι, ὡς ἔϕαμεν, καὶ τῶν πράξεων καὶ τῶν βίων <text:s/></text:span><text:line-break/><text:span text:style-name="T2"> διαϕοραί. ῎Εστι δέ τινα καὶ πολιτικὰ τῶν ἀλόγων, εἴπερ <text:s/></text:span><text:line-break/><text:span text:style-name="T2"> πολιτείας ἴδιον, τὸ πρὸς ἓν πέρας κοινὸν συννεύειν τὴν <text:s/></text:span><text:line-break/><text:span text:style-name="T2"> ἐνέργειαν τῶν καθ' ἕκαστον, ὡς ἐπὶ τῶν μελισσῶν ἄν τις <text:s/></text:span><text:line-break/><text:span text:style-name="T2"> ἴδοι. Καὶ γὰρ ἐκείνων κοινὴ μὲν ἡ οἴκησις, κοινὴ δὲ ἡ <text:s/></text:span><text:line-break/><text:span text:style-name="T2"> πτῆσις, ἐργασία δὲ πάντων μία· καὶ τὸ μέγιστον, ὅτι <text:s/></text:span><text:line-break/><text:span text:style-name="T2"> ὑπὸ βασιλεῖ καὶ ταξιάρχῳ τινὶ τῶν ἔργων ἅπτονται, οὐ <text:s/></text:span><text:line-break/><text:soft-page-break/><text:span text:style-name="T2"> πρότερον καταδεχόμεναι ἐπὶ τοὺς λειμῶνας ἐλθεῖν, πρὶν <text:s text:c="2"/></text:span><text:line-break/><text:span text:style-name="T2"> ἂν ἴδωσι κατάρξαντα τὸν βασιλέα τῆς πτήσεως. Καὶ ἔστιν <text:s/></text:span></text:p>
      <text:p text:style-name="P6"><text:span text:style-name="T2"><text:s/>8.4.10</text:span></text:p>
      <text:p text:style-name="P5"><text:span text:style-name="T2"><text:s/>αὐταῖς οὐ χειροτονητὸς ὁ βασιλεὺς (πολλάκις γὰρ ἀκρισία <text:s/></text:span><text:line-break/><text:span text:style-name="T2"> δήμου τὸν χείριστον εἰς ἀρχὴν προεστήσατο), οὐδὲ κληρωτὴν <text:s/></text:span><text:line-break/><text:span text:style-name="T2"> ἔχων τὴν ἐξουσίαν (ἄλογοι γὰρ αἱ συντυχίαι τῶν κλήρων <text:s/></text:span><text:line-break/><text:span text:style-name="T2"> ἐπὶ τὸν πάντων ἔσχατον πολλάκις τὸ κράτος ϕέρουσαι), <text:s/></text:span><text:line-break/><text:span text:style-name="T2"> οὐδὲ ἐκ πατρικῆς διαδοχῆς τοῖς βασιλείοις ἐγκαθεζόμενος <text:s/></text:span><text:line-break/><text:span text:style-name="T2"> (καὶ γὰρ καὶ οὗτοι ἀπαίδευτοι καὶ ἀμαθεῖς πάσης ἀρετῆς, <text:s/></text:span><text:line-break/><text:span text:style-name="T2"> διὰ τρυϕὴν καὶ κολακείαν, ὡς τὰ πολλὰ, γίνονται), ἀλλ' ἐκ <text:s/></text:span><text:line-break/><text:span text:style-name="T2"> ϕύσεως ἔχων τὸ κατὰ πάντων πρωτεῖον, καὶ μεγέθει δια- </text:span><text:line-break/><text:span text:style-name="T2"> ϕέρων καὶ σχήματι καὶ τῇ τοῦ ἤθους πραότητι. ῎Εστι μὲν <text:s/></text:span><text:line-break/><text:span text:style-name="T2"> γὰρ κέντρον τῷ βασιλεῖ, ἀλλ' οὐ χρῆται τούτῳ πρὸς ἄμυναν. <text:s/></text:span></text:p>
      <text:p text:style-name="P6"><text:span text:style-name="T2"><text:s/>8.4.20</text:span></text:p>
      <text:p text:style-name="P5"><text:span text:style-name="T2"><text:s/>Νόμοι τινές εἰσιν οὗτοι τῆς ϕύσεως ἄγραϕοι, ἀργοὺς εἶναι <text:s/></text:span><text:line-break/><text:span text:style-name="T2"> πρὸς τιμωρίαν τοὺς τῶν μεγίστων δυναστειῶν ἐπιβαίνοντας. <text:s/></text:span><text:line-break/><text:span text:style-name="T2"> ’Αλλὰ καὶ ταῖς μελίσσαις, ὅσαι ἂν μὴ ἀκολουθήσωσι τῷ <text:s/></text:span><text:line-break/><text:span text:style-name="T2"> ὑποδείγματι τοῦ βασιλέως, ταχὺ μεταμέλει τῆς ἀβουλίας, <text:s/></text:span><text:line-break/><text:span text:style-name="T2"> ὅτι τῇ πληγῇ τοῦ κέντρου ἐπαποθνήσκουσιν. ’Ακουέτωσαν <text:s/></text:span><text:line-break/><text:span text:style-name="T2"> Χριστιανοὶ, οἷς πρόσταγμά ἐστι μηδενὶ κακὸν ἀντὶ κακοῦ <text:s/></text:span><text:line-break/><text:span text:style-name="T2"> ἀποδιδόναι, ἀλλὰ νικᾶν ἐν τῷ ἀγαθῷ τὸ κακόν. Μίμησαι τῆς <text:s/></text:span><text:line-break/><text:span text:style-name="T2"> μελίσσης τὸ ἰδιότροπον, ὅτι οὐδενὶ λυμαινομένη, οὐδὲ <text:s/></text:span><text:line-break/><text:span text:style-name="T2"> καρπὸν ἀλλότριον διαϕθείρουσα, τὰ κηρία συμπήγνυται. <text:s/></text:span><text:line-break/><text:span text:style-name="T2"> Τὸν μὲν γὰρ κηρὸν ἀπὸ τῶν ἀνθῶν ϕανερῶς συναγείρει, <text:s/></text:span></text:p>
      <text:p text:style-name="P6"><text:span text:style-name="T2"><text:s/>8.4.30</text:span></text:p>
      <text:p text:style-name="P5"><text:span text:style-name="T2"><text:s/>τὸ δὲ μέλι, τὴν δροσοειδῶς ἐνεσπαρμένην νοτίδα τοῖς <text:s/></text:span><text:line-break/><text:span text:style-name="T2"> ἄνθεσιν, ἐπισπασαμένη τῷ στόματι, ταύτην ταῖς κοιλότησι <text:s/></text:span><text:line-break/><text:span text:style-name="T2"> τῶν κηρίων ἐνίησιν. ῞Οθεν καὶ ὑγρὸν παρὰ τὴν πρώτην <text:s text:c="2"/></text:span><text:line-break/><text:span text:style-name="T2"> ἐστίν· εἶτα τῷ χρόνῳ συμπεϕθὲν, πρὸς τὴν οἰκείαν σύ- </text:span><text:line-break/><text:span text:style-name="T2"> στασιν καὶ ἡδονὴν ἐπανέρχεται. Καλῶν καὶ πρεπόντων <text:s/></text:span><text:line-break/><text:span text:style-name="T2"> αὕτη τῶν ἐπαίνων παρὰ τῆς Παροιμίας τετύχηκε, σοϕὴ <text:s/></text:span><text:line-break/><text:span text:style-name="T2"> καὶ ἐργάτις ὀνομασθεῖσα· οὕτω μὲν ϕιλοπόνως τὴν τροϕὴν <text:s/></text:span><text:line-break/><text:span text:style-name="T2"> συναγείρουσα (῟Ης τοὺς πόνους, ϕησὶ, βασιλεῖς καὶ ἰδιῶται <text:s/></text:span><text:line-break/><text:span text:style-name="T2"> πρὸς ὑγείαν προσϕέρονται), οὕτω δὲ σοϕῶς ϕιλοτεχνοῦσα <text:s/></text:span><text:line-break/><text:span text:style-name="T2"> τὰς ἀποθήκας τοῦ μέλιτος (εἰς λεπτὸν γὰρ ὑμένα τὸν κηρὸν <text:s/></text:span></text:p>
      <text:p text:style-name="P6"><text:span text:style-name="T2"><text:s/>8.4.40</text:span></text:p>
      <text:p text:style-name="P5"><text:soft-page-break/><text:span text:style-name="T2"><text:s/>διατείνασα, πυκνὰς καὶ συνεχεῖς ἀλλήλαις συνοικοδομεῖ τὰς <text:s/></text:span><text:line-break/><text:span text:style-name="T2"> κοιλότητας), ὡς τὸ πυκνὸν τῆς τῶν μικροτάτων πρὸς <text:s/></text:span><text:line-break/><text:span text:style-name="T2"> ἄλληλα δέσεως, ἔρεισμα γίνεσθαι τῷ παντί. ‘Εκάστη γὰρ <text:s/></text:span><text:line-break/><text:span text:style-name="T2"> ϕρεατία τῆς ἑτέρας ἔχεται, λεπτῷ πρὸς αὐτὴν διειργομένη <text:s/></text:span><text:line-break/><text:span text:style-name="T2"> τε ὁμοῦ καὶ συναπτομένη τῷ διαϕράγματι. ῎Επειτα διώροϕοι <text:s/></text:span><text:line-break/><text:span text:style-name="T2"> καὶ τριώροϕοι αἱ σύριγγες αὗται ἀλλήλαις ἐπῳκοδόμηνται. <text:s/></text:span><text:line-break/><text:span text:style-name="T2"> ’Εϕυλάξατο γὰρ μίαν ποιῆσαι διαμπερὲς τὴν κοιλότητα, <text:s/></text:span><text:line-break/><text:span text:style-name="T2"> ἵνα μὴ τῷ βάρει τὸ ὑγρὸν πρὸς τὸ ἐκτὸς διεκπίπτῃ. Κατάμαθε <text:s/></text:span><text:line-break/><text:span text:style-name="T2"> πῶς τὰ τῆς γεωμετρίας εὑρέματα πάρεργά ἐστι τῆς <text:s/></text:span><text:line-break/><text:span text:style-name="T2"> σοϕωτάτης μελίσσης. ‘Εξάγωνοι γὰρ πᾶσαι καὶ ἰσόπλευροι <text:s/></text:span></text:p>
      <text:p text:style-name="P6"><text:span text:style-name="T2"><text:s/>8.4.50</text:span></text:p>
      <text:p text:style-name="P5"><text:span text:style-name="T2"><text:s/>τῶν κηρίων αἱ σύριγγες, οὐκ ἐπ' εὐθείας ἀλλήλαις κατε- </text:span><text:line-break/><text:span text:style-name="T2"> πικείμεναι, ἵνα μὴ κάμνωσιν οἱ πυθμένες τοῖς διακένοις <text:s/></text:span><text:line-break/><text:span text:style-name="T2"> ἐϕηρμοσμένοι· ἀλλ' αἱ γωνίαι τῶν κάτωθεν ἑξαγώνων, <text:s text:c="2"/></text:span><text:line-break/><text:span text:style-name="T2"> βάθρον καὶ ἔρεισμα τῶν ὑπερκειμένων εἰσὶν, ὡς ἀσϕαλῶς <text:s/></text:span><text:line-break/><text:span text:style-name="T2"> ὑπὲρ ἑαυτῶν μετεωρίζειν τὰ βάρη, καὶ ἰδιαζόντως ἑκάστῃ <text:s/></text:span><text:line-break/><text:span text:style-name="T2"> κοιλότητι τὸ ὑγρὸν ἐγκατέχεσθαι. <text:s/></text:span></text:p>
      <text:p text:style-name="P6"><text:span text:style-name="T2"><text:s/>8.5.1</text:span></text:p>
      <text:p text:style-name="P5"><text:span text:style-name="T2"><text:s/>Πῶς ἄν σοι πάντα δι' ἀκριβείας ἐπέλθοιμι τὰ ἐν τοῖς <text:s/></text:span><text:line-break/><text:span text:style-name="T2"> βίοις τῶν ὀρνίθων ἰδιώματα; Πῶς μὲν αἱ γέρανοι τὰς ἐν <text:s/></text:span><text:line-break/><text:span text:style-name="T2"> τῇ νυκτὶ προϕυλακὰς ἐκ περιτροπῆς ὑποδέχονται· καὶ <text:s/></text:span><text:line-break/><text:span text:style-name="T2"> αἱ μὲν καθεύδουσιν, αἱ δὲ κύκλῳ περιιοῦσαι, πᾶσαν αὐταῖς <text:s/></text:span><text:line-break/><text:span text:style-name="T2"> ἐν τῷ ὕπνῳ παρέχονται τὴν ἀσϕάλειαν· εἶτα τοῦ καιροῦ <text:s/></text:span><text:line-break/><text:span text:style-name="T2"> τῆς ϕυλακῆς πληρουμένου, ἡ μὲν βοήσασα πρὸς ὕπνον <text:s/></text:span><text:line-break/><text:span text:style-name="T2"> ἐτράπετο, ἡ δὲ τὴν διαδοχὴν ὑποδεξαμένη, ἧς ἔτυχεν <text:s/></text:span><text:line-break/><text:span text:style-name="T2"> ἀσϕαλείας ἀντέδωκεν ἐν τῷ μέρει. Ταύτην καὶ ἐν τῇ πτήσει <text:s/></text:span><text:line-break/><text:span text:style-name="T2"> τὴν εὐταξίαν κατόψει. ῎Αλλοτε γὰρ ἄλλη τὴν ὁδηγίαν <text:s/></text:span></text:p>
      <text:p text:style-name="P6"><text:span text:style-name="T2"><text:s/>8.5.10</text:span></text:p>
      <text:p text:style-name="P5"><text:span text:style-name="T2"><text:s/>ἐκδέχεται, καὶ τακτόν τινα χρόνον προκαθηγησαμένη τῆς <text:s/></text:span><text:line-break/><text:span text:style-name="T2"> πτήσεως, εἰς τὸ κατόπιν περιελθοῦσα, τῇ μεθ' ἑαυτὴν τὴν <text:s/></text:span><text:line-break/><text:span text:style-name="T2"> ἡγεμονίαν τῆς ὁδοῦ παραδίδωσι. Τὸ δὲ τῶν πελαργῶν <text:s/></text:span><text:line-break/><text:span text:style-name="T2"> οὐδὲ πόρρω ἐστὶ συνέσεως λογικῆς· οὕτω μὲν κατὰ τὸν <text:s/></text:span><text:line-break/><text:span text:style-name="T2"> ἕνα καιρὸν πάντας ἐπιδημεῖν τοῖς τῇδε χωρίοις· οὕτω δὲ <text:s/></text:span><text:line-break/><text:span text:style-name="T2"> ὑϕ' ἑνὶ συνθήματι πάντας ἀπαίρειν. Δορυϕοροῦσι δὲ αὐτοὺς <text:s/></text:span><text:line-break/><text:span text:style-name="T2"> αἱ παρ' ἡμῖν κορῶναι, καὶ παραπέμπουσιν, ἐμοὶ δοκεῖν, <text:s/></text:span><text:line-break/><text:span text:style-name="T2"> καὶ συμμαχίαν τινὰ παρεχόμεναι πρὸς ὄρνιθας πολεμίους. <text:s/></text:span><text:line-break/><text:soft-page-break/><text:span text:style-name="T2"> Σημεῖον δὲ, πρῶτον μὲν τὸ μὴ ϕαίνεσθαι ὑπὸ τὸν καιρὸν <text:s text:c="2"/></text:span><text:line-break/><text:span text:style-name="T2"> ἐκεῖνον κορώνην παντάπασιν, ἔπειθ' ὅτι μετὰ τραυμάτων <text:s/></text:span></text:p>
      <text:p text:style-name="P6"><text:span text:style-name="T2"><text:s/>8.5.20</text:span></text:p>
      <text:p text:style-name="P5"><text:span text:style-name="T2"><text:s/>ἐπανερχόμεναι ἐναργῆ τοῦ συνασπισμοῦ καὶ τῆς ἐπιμαχίας <text:s/></text:span><text:line-break/><text:span text:style-name="T2"> τὰ σημεῖα κομίζουσι. Τίς παρ' αὐταῖς τοὺς τῆς ϕιλοξενίας <text:s/></text:span><text:line-break/><text:span text:style-name="T2"> διώρισε νόμους; Τίς αὐταῖς ἠπείλησε λειποστρατίου <text:s/></text:span><text:line-break/><text:span text:style-name="T2"> γραϕὴν, ὡς μηδεμίαν ἀπολείπεσθαι τῆς προπομπῆς. ’Ακουέ- </text:span><text:line-break/><text:span text:style-name="T2"> τωσαν οἱ κακόξενοι, καὶ τὰς θύρας κλείοντες, καὶ μηδὲ <text:s/></text:span><text:line-break/><text:span text:style-name="T2"> στέγης ἐν χειμῶνι καὶ νυκτὶ τοῖς ἐπιδημοῦσι μεταδιδόντες. <text:s/></text:span><text:line-break/><text:span text:style-name="T2"> ‘Η δὲ περὶ τοὺς γηράσαντας τῶν πελαργῶν πρόνοια ἐξήρκει <text:s/></text:span><text:line-break/><text:span text:style-name="T2"> τοὺς παῖδας ἡμῶν, εἰ προσέχειν ἐβούλοντο, ϕιλοπάτορας <text:s/></text:span><text:line-break/><text:span text:style-name="T2"> καταστῆσαι. Πάντως γὰρ οὐδεὶς οὕτως ἐλλείπων κατὰ τὴν <text:s/></text:span><text:line-break/><text:span text:style-name="T2"> ϕρόνησιν, ὡς μὴ αἰσχύνης ἄξιον κρίνειν τῶν ἀλογωτάτων <text:s/></text:span></text:p>
      <text:p text:style-name="P6"><text:span text:style-name="T2"><text:s/>8.5.30</text:span></text:p>
      <text:p text:style-name="P5"><text:span text:style-name="T2"><text:s/>ὀρνίθων ὑστερίζειν κατ' ἀρετήν. ’Εκεῖνοι τὸν πατέρα ὑπὸ <text:s/></text:span><text:line-break/><text:span text:style-name="T2"> τοῦ γήρως πτερορρυήσαντα περιστάντες ἐν κύκλῳ τοῖς <text:s/></text:span><text:line-break/><text:span text:style-name="T2"> οἰκείοις πτεροῖς διαθάλπουσι, καὶ τὰς τροϕὰς ἀϕθόνως <text:s/></text:span><text:line-break/><text:span text:style-name="T2"> παρασκευάζοντες, τὴν δυνατὴν καὶ ἐν τῇ πτήσει παρέχονται <text:s/></text:span><text:line-break/><text:span text:style-name="T2"> βοήθειαν, ἠρέμα τῷ πτερῷ κουϕίζοντες ἑκατέρωθεν. Καὶ οὕτω <text:s/></text:span><text:line-break/><text:span text:style-name="T2"> τοῦτο παρὰ πᾶσι διαβεβόηται, ὥστε ἤδη τινὲς τὴν τῶν <text:s/></text:span><text:line-break/><text:span text:style-name="T2"> εὐεργετημάτων ἀντίδοσιν ἀντιπελάργωσιν ὀνομάζουσι. <text:s/></text:span><text:line-break/><text:span text:style-name="T2"> Μηδεὶς πενίαν ὀδυρέσθω· μηδὲ ἀπογινωσκέτω ἑαυτοῦ τὴν <text:s/></text:span><text:line-break/><text:span text:style-name="T2"> ζωὴν, ὁ μηδεμίαν οἴκοι περιουσίαν καταλιπὼν, πρὸς τὸ <text:s/></text:span><text:line-break/><text:span text:style-name="T2"> τῆς χελιδόνος εὐμήχανον ἀποβλέπων. ’Εκείνη γὰρ τὴν <text:s/></text:span></text:p>
      <text:p text:style-name="P6"><text:span text:style-name="T2"><text:s/>8.5.40</text:span></text:p>
      <text:p text:style-name="P5"><text:span text:style-name="T2"><text:s/>καλιὰν πηγνυμένη, τὰ μὲν κάρϕη τῷ στόματι διακομίζει· <text:s text:c="2"/></text:span><text:line-break/><text:span text:style-name="T2"> πηλὸν δὲ τοῖς ποσὶν ἆραι μὴ δυναμένη, τὰ ἄκρα τῶν πτερῶν <text:s/></text:span><text:line-break/><text:span text:style-name="T2"> ὕδατι καταβρέξασα, εἶτα τῇ λεπτοτάτῃ κόνει ἐνειληθεῖσα, <text:s/></text:span><text:line-break/><text:span text:style-name="T2"> οὕτως ἐπινοεῖ τοῦ πηλοῦ τὴν χρείαν· καὶ κατὰ μικρὸν <text:s/></text:span><text:line-break/><text:span text:style-name="T2"> ἀλλήλοις τὰ κάρϕη οἷον κόλλῃ τινὶ τῷ πηλῷ συνδήσασα, ἐν <text:s/></text:span><text:line-break/><text:span text:style-name="T2"> αὐτῇ τοὺς νεοττοὺς ἐκτρέϕει· ὧν ἐάν τις ἐκκεντήσῃ τὰ <text:s/></text:span><text:line-break/><text:span text:style-name="T2"> ὄμματα, ἔχει τινὰ παρὰ τῆς ϕύσεως ἰατρικὴν, δι' ἧς <text:s/></text:span><text:line-break/><text:span text:style-name="T2"> πρὸς ὑγείαν ἐπανάγει τῶν ἐκγόνων τὰς ὄψεις. Ταῦτά σε <text:s/></text:span><text:line-break/><text:span text:style-name="T2"> νουθετείτω, μὴ διὰ πενίαν πρὸς κακουργίαν τρέπεσθαι· <text:s/></text:span><text:line-break/><text:span text:style-name="T2"> μηδὲ ἐν τοῖς χαλεπωτάτοις πάθεσι πᾶσαν ἐλπίδα ῥίψαντα, <text:s/></text:span></text:p>
      <text:p text:style-name="P6"><text:span text:style-name="T2"><text:s/>8.5.50</text:span></text:p>
      <text:p text:style-name="P5"><text:soft-page-break/><text:span text:style-name="T2"><text:s/>ἄπρακτον κεῖσθαι καὶ ἀνενέργητον· ἀλλ' ἐπὶ Θεὸν κατα- </text:span><text:line-break/><text:span text:style-name="T2"> ϕεύγειν, ὃς εἰ χελιδόνι τὰ τηλικαῦτα χαρίζεται, πόσῳ <text:s/></text:span><text:line-break/><text:span text:style-name="T2"> μείζονα δώσει τοῖς ἐξ ὅλης καρδίας ἐπιβοωμένοις αὐτόν; <text:s/></text:span><text:line-break/><text:span text:style-name="T2"> ‘Αλκυών ἐστι θαλάττιον ὄρνεον. Αὕτη παρ' αὐτοὺς νοσσεύειν <text:s/></text:span></text:p>
      <text:p text:style-name="P6"><text:span text:style-name="T2"><text:s/>8.5.54</text:span></text:p>
      <text:p text:style-name="P5"><text:span text:style-name="T2"><text:s/>τοὺς αἰγιαλοὺς πέϕυκεν, ἐπ' αὐτῆς τὰ ὠὰ τῆς ψάμμου <text:s/></text:span><text:line-break/><text:span text:style-name="T2"> καταθεμένη· καὶ νοσσεύει κατὰ μέσον που τὸν χειμῶνα, <text:s/></text:span><text:line-break/><text:span text:style-name="T2"> ὅτε πολλοῖς καὶ βιαίοις ἀνέμοις ἡ θάλασσα τῇ γῇ προσαράσ- </text:span><text:line-break/><text:span text:style-name="T2"> σεται. ’Αλλ' ὅμως κοιμίζονται μὲν πάντες ἄνεμοι, ἡσυχάζει <text:s/></text:span><text:line-break/><text:span text:style-name="T2"> δὲ κῦμα θαλάσσιον, ὅταν ἁλκυὼν ἐπωάζῃ τὰς ἑπτὰ ἡμέρας. <text:s/></text:span><text:line-break/><text:span text:style-name="T2"> ’Εν τοσαύταις γὰρ μόναις ἐκλεπίζει τοὺς νεοττούς. ’Επεὶ <text:s/></text:span></text:p>
      <text:p text:style-name="P6"><text:span text:style-name="T2"><text:s/>8.5.60</text:span></text:p>
      <text:p text:style-name="P5"><text:span text:style-name="T2"><text:s/>δὲ καὶ τροϕῆς αὐτοῖς χρεία, ἄλλας ἑπτὰ πρὸς τὴν τῶν <text:s text:c="2"/></text:span><text:line-break/><text:span text:style-name="T2"> νεοττῶν αὔξησιν ὁ μεγαλόδωρος Θεὸς τῷ μικροτάτῳ ζῴῳ <text:s/></text:span><text:line-break/><text:span text:style-name="T2"> παρέσχετο. ῞Ωστε καὶ ναυτικοὶ πάντες ἴσασι τοῦτο, καὶ <text:s/></text:span><text:line-break/><text:span text:style-name="T2"> ἁλκυονίδας τὰς ἡμέρας ἐκείνας προσαγορεύουσι. Ταῦτά <text:s/></text:span><text:line-break/><text:span text:style-name="T2"> σοι εἰς προτροπὴν τοῦ αἰτεῖν παρὰ Θεοῦ τὰ πρὸς σωτη- </text:span><text:line-break/><text:span text:style-name="T2"> ρίαν διὰ τῆς περὶ τὰ ἄλογα τοῦ Θεοῦ προνοίας νενομοθέτηται. <text:s/></text:span><text:line-break/><text:span text:style-name="T2"> Τί οὐκ ἂν γένοιτο τῶν παραδόξων ἕνεκεν σοῦ, ὃς κατ' εἰκόνα <text:s/></text:span><text:line-break/><text:span text:style-name="T2"> γέγονας τοῦ Θεοῦ, ὅπουγε ὑπὲρ ὄρνιθος οὕτω μικρᾶς ἡ <text:s/></text:span><text:line-break/><text:span text:style-name="T2"> μεγάλη καὶ ϕοβερὰ κατέχεται θάλασσα, ἐν μέσῳ χειμῶνι <text:s/></text:span><text:line-break/><text:span text:style-name="T2"> γαλήνην ἄγειν ἐπιταχθεῖσα; <text:s/></text:span></text:p>
      <text:p text:style-name="P6"><text:span text:style-name="T2"><text:s/>8.6.1</text:span></text:p>
      <text:p text:style-name="P5"><text:span text:style-name="T2"><text:s/>Τὴν τρυγόνα ϕασὶ διαζευχθεῖσάν ποτε τοῦ ὁμόζυγος, <text:s/></text:span><text:line-break/><text:span text:style-name="T2"> μηκέτι τὴν πρὸς ἕτερον καταδέχεσθαι κοινωνίαν, ἀλλὰ <text:s/></text:span><text:line-break/><text:span text:style-name="T2"> μένειν ἀσυνδύαστον, μνήμῃ τοῦ ποτὲ συζευχθέντος τὴν <text:s/></text:span><text:line-break/><text:span text:style-name="T2"> πρὸς ἕτερον κοινωνίαν ἀπαρνουμένην. ’Ακουέτωσαν αἱ <text:s/></text:span><text:line-break/><text:span text:style-name="T2"> γυναῖκες, ὅπως τὸ σεμνὸν τῆς χηρείας, καὶ παρὰ τοῖς <text:s/></text:span><text:line-break/><text:span text:style-name="T2"> ἀλόγοις, τοῦ ἐν ταῖς πολυγαμίαις ἀπρεποῦς προτιμότερον. <text:s/></text:span><text:line-break/><text:span text:style-name="T2"> ’Αδικώτατος περὶ τὴν τῶν ἐκγόνων ἐκτροϕὴν ὁ ἀετός. <text:s/></text:span><text:line-break/><text:span text:style-name="T2"> Δύο γὰρ ἐξαγαγὼν νεοσσοὺς, τὸν ἕτερον αὐτῶν εἰς γῆν <text:s text:c="2"/></text:span><text:line-break/><text:span text:style-name="T2"> καταρρήγνυσι, ταῖς πληγαῖς τῶν πτερῶν ἀπωθούμενος· <text:s/></text:span></text:p>
      <text:p text:style-name="P6"><text:span text:style-name="T2"><text:s/>8.6.10</text:span></text:p>
      <text:p text:style-name="P5"><text:span text:style-name="T2"><text:s/>τὸν δὲ ἕτερον μόνον ἀναλαβὼν, οἰκειοῦται, διὰ τὸ τῆς <text:s/></text:span><text:line-break/><text:span text:style-name="T2"> τροϕῆς ἐπίπονον ἀποποιούμενος ὃν ἐγέννησεν. ’Αλλ' οὐκ <text:s/></text:span><text:line-break/><text:span text:style-name="T2"> ἐᾷ τοῦτον, ὥς ϕασι, διαϕθαρῆναι ἡ ϕήνη· ἀλλ' ὑπολαβοῦσα <text:s/></text:span><text:line-break/><text:soft-page-break/><text:span text:style-name="T2"> αὐτὸν τοῖς οἰκείοις ἑαυτῆς νεοσσοῖς συνεκτρέϕει. Τοιοῦτοι, <text:s/></text:span><text:line-break/><text:span text:style-name="T2"> τῶν γονέων, οἱ ἐπὶ προϕάσει πενίας ἐκτιθέμενοι τὰ νήπια· <text:s/></text:span><text:line-break/><text:span text:style-name="T2"> ἢ καὶ ἐν τῇ διανομῇ τοῦ κλήρου ἀνισότατοι πρὸς τὰ ἔκγονα. <text:s/></text:span><text:line-break/><text:span text:style-name="T2"> Δίκαιον γὰρ, ὥσπερ ἐξ ἴσου μεταδεδώκασιν ἑκάστῳ τοῦ <text:s/></text:span><text:line-break/><text:span text:style-name="T2"> εἶναι, οὕτω καὶ τὰς πρὸς τὸ ζῆν ἀϕορμὰς ἴσως αὐτοῖς καὶ <text:s/></text:span><text:line-break/><text:span text:style-name="T2"> ὁμοτίμως παρέχειν. Μὴ μιμήσῃ τῶν γαμψωνύχων ὀρνίθων <text:s/></text:span><text:line-break/><text:span text:style-name="T2"> τὸ ἀπηνές· οἳ ἐπειδὰν ἴδωσι τοὺς ἑαυτῶν νεοττοὺς κατατολ- </text:span></text:p>
      <text:p text:style-name="P6"><text:span text:style-name="T2"><text:s/>8.6.20</text:span></text:p>
      <text:p text:style-name="P5"><text:span text:style-name="T2"><text:s/>μῶντας λοιπὸν τῆς πτήσεως, ἐκβάλλουσι τῆς καλιᾶς, τύπ- </text:span><text:line-break/><text:span text:style-name="T2"> τοντες τοῖς πτεροῖς καὶ ὠθοῦντες, καὶ οὐδεμίαν ἐπιμέλειαν <text:s/></text:span><text:line-break/><text:span text:style-name="T2"> ποιοῦνται πρὸς τὸ λοιπόν. ’Επαινετὸν τῆς κορώνης τὸ <text:s/></text:span><text:line-break/><text:span text:style-name="T2"> ϕιλότεκνον· ἣ καὶ πετομένων ἤδη παρέπεται, σιτίζουσα <text:s/></text:span><text:line-break/><text:span text:style-name="T2"> αὐτοὺς καὶ ἐκτρέϕουσα μέχρι πλείστου. Πολλὰ τῶν ὀρνίθων <text:s/></text:span><text:line-break/><text:span text:style-name="T2"> γένη οὐδὲν πρὸς τὴν κύησιν δεῖται τῆς τῶν ἀρρένων <text:s/></text:span><text:line-break/><text:span text:style-name="T2"> ἐπιπλοκῆς· ἀλλ' ἐν μὲν τοῖς ἄλλοις ἄγονά ἐστι τὰ ὑπηνέμια, <text:s/></text:span><text:line-break/><text:span text:style-name="T2"> τοὺς δὲ γύπας ϕασὶν ἀσυνδυάστως τίκτειν ὡς τὰ πολλὰ, καὶ <text:s text:c="2"/></text:span><text:line-break/><text:span text:style-name="T2"> ταῦτα μακροβιωτάτους ὄντας· οἷς γε μέχρις ἑκατὸν ἐτῶν, <text:s/></text:span><text:line-break/><text:span text:style-name="T2"> ὡς τὰ πολλὰ, παρατείνεται ἡ ζωή. Τοῦτό μοι ἔχε <text:s/></text:span></text:p>
      <text:p text:style-name="P6"><text:span text:style-name="T2"><text:s/>8.6.30</text:span></text:p>
      <text:p text:style-name="P5"><text:span text:style-name="T2"><text:s/>παρασεσημειωμένον ἐκ τῆς περὶ τοὺς ὄρνιθας ἱστορίας, <text:s/></text:span><text:line-break/><text:span text:style-name="T2"> ἵν' ἐπειδάν ποτε ἴδῃς γελῶντάς τινας τὸ μυστήριον ἡμῶν, <text:s/></text:span><text:line-break/><text:span text:style-name="T2"> ὡς ἀδυνάτου ὄντος καὶ ἔξω τῆς ϕύσεως, παρθένον τεκεῖν, <text:s/></text:span><text:line-break/><text:span text:style-name="T2"> τῆς παρθενίας αὐτῆς ϕυλαττομένης ἀχράντου, ἐνθυμηθῇς <text:s/></text:span><text:line-break/><text:span text:style-name="T2"> ὅτι ὁ εὐδοκήσας ἐν τῇ μωρίᾳ τοῦ κηρύγματος σῶσαι τοὺς <text:s/></text:span><text:line-break/><text:span text:style-name="T2"> πιστεύοντας, μυρίας ἐκ τῆς ϕύσεως ἀϕορμὰς πρὸς τὴν <text:s/></text:span><text:line-break/><text:span text:style-name="T2"> πίστιν τῶν παραδόξων προλαβὼν κατεβάλετο. <text:s/></text:span></text:p>
      <text:p text:style-name="P6"><text:span text:style-name="T2"><text:s/>8.7.1</text:span></text:p>
      <text:p text:style-name="P5"><text:span text:style-name="T2"><text:s/>’Εξαγαγέτω τὰ ὕδατα ἑρπετὰ ψυχῶν ζωσῶν, καὶ <text:s/></text:span><text:line-break/><text:span text:style-name="T2"> πετεινὰ πετόμενα ἐπὶ τῆς γῆς, κατὰ τὸ στερέωμα τοῦ <text:s/></text:span><text:line-break/><text:span text:style-name="T2"> οὐρανοῦ. ’Επὶ μὲν τῆς γῆς ἐκελεύσθη πετάσθαι, διὰ τὸ <text:s/></text:span><text:line-break/><text:span text:style-name="T2"> πᾶσι τὴν τροϕὴν ἀπὸ τῆς γῆς ὑπάρχειν· Κατὰ δὲ τὸ <text:s/></text:span><text:line-break/><text:span text:style-name="T2"> στερέωμα τοῦ οὐρανοῦ, ὡς προλαβόντες ἀποδεδώκαμεν, <text:s/></text:span><text:line-break/><text:span text:style-name="T2"> οὐρανοῦ ἐνταῦθα παρὰ τὸ ὁρᾶσθαι τοῦ ἀέρος προσειρημένου· <text:s/></text:span><text:line-break/><text:span text:style-name="T2"> στερεώματος δὲ, διὰ τὸ πυκνότερόν πως εἶναι, συγκρίσει <text:s/></text:span><text:line-break/><text:span text:style-name="T2"> τοῦ αἰθερίου σώματος, καὶ μᾶλλον πεπιλημένον ταῖς κάτωθεν <text:s/></text:span><text:line-break/><text:span text:style-name="T2"> ἀναϕοραῖς τὸν ὑπὲρ κεϕαλῆς ἡμῶν ἀέρα. ῎Εχεις οὖν οὐρανὸν <text:s/></text:span></text:p>
      <text:p text:style-name="P6"><text:soft-page-break/><text:span text:style-name="T2"><text:s/>8.7.10</text:span></text:p>
      <text:p text:style-name="P5"><text:span text:style-name="T2"><text:s/>διακεκοσμημένον, γῆν κεκαλλωπισμένην, θάλασαν εὐθη- </text:span><text:line-break/><text:span text:style-name="T2"> νουμένην τοῖς οἰκείοις γεννήμασιν, ἀέρα πλήρη τῶν διιπ- <text:s/></text:span><text:line-break/><text:span text:style-name="T2"> ταμένων αὐτὸν ὀρνίθων. Πάντα προστάγματι Θεοῦ ἐκ τοῦ <text:s/></text:span><text:line-break/><text:span text:style-name="T2"> μὴ ὄντος εἰς τὸ εἶναι παραχθέντα, καὶ ὅσα ὁ λόγος παρῆκε <text:s/></text:span><text:line-break/><text:span text:style-name="T2"> νῦν, τὴν ἐπὶ πλεῖον ἐν τούτοις διατριβὴν ἐκκλίνων, ὡς ἂν μὴ <text:s/></text:span><text:line-break/><text:span text:style-name="T2"> δόξῃ ὑπερεκπίπτειν τοῦ μέτρου, κατὰ σεαυτὸν συλ- </text:span><text:line-break/><text:span text:style-name="T2"> λογισάμενος, ὅγε ϕιλόπονος, τὴν ἐν ἅπασι τοῦ Θεοῦ <text:s/></text:span><text:line-break/><text:span text:style-name="T2"> σοϕίαν καταμανθάνων, μὴ λήξῃς ποτὲ τοῦ θαύματος, μηδὲ <text:s/></text:span><text:line-break/><text:span text:style-name="T2"> τοῦ διὰ πάσης τῆς κτίσεως δοξάζειν τὸν ποιητήν. ῎Εχεις ἐν <text:s/></text:span><text:line-break/><text:span text:style-name="T2"> τῷ σκότει τὰ νυκτερόβια γένη τῶν ὀρνίθων· ἐν τῷ ϕωτὶ τὰ <text:s/></text:span></text:p>
      <text:p text:style-name="P6"><text:span text:style-name="T2"><text:s/>8.7.20</text:span></text:p>
      <text:p text:style-name="P5"><text:span text:style-name="T2"><text:s/>ἡμερόϕοιτα. Νυκτερίδες μὲν γὰρ, καὶ γλαῦκες, καὶ νυκτο- </text:span><text:line-break/><text:span text:style-name="T2"> κόρακες, τῶν νυκτινόμων εἰσίν. ῞Ωστε σοί ποτε ἐν καιρῷ <text:s/></text:span><text:line-break/><text:span text:style-name="T2"> μὴ παρόντος τοῦ ὕπνου, ἐξαρκεῖν καὶ τὴν ἐν τούτοις δια- </text:span><text:line-break/><text:span text:style-name="T2"> τριβὴν, καὶ τὴν τῶν ὑπαρχόντων αὐτοῖς ἰδιωμάτων ἐξέτασιν <text:s/></text:span><text:line-break/><text:span text:style-name="T2"> πρὸς δοξολογίαν τοῦ ποιητοῦ. Πῶς ἄγρυπνον ἡ ἀηδὼν, <text:s/></text:span><text:line-break/><text:span text:style-name="T2"> ὅταν ἐπωάζῃ, διὰ πάσης νυκτὸς τῆς μελῳδίας μὴ ἀπολήγουσα. <text:s/></text:span><text:line-break/><text:span text:style-name="T2"> Πῶς τετράπουν τὸ αὐτὸ καὶ πτηνὸν ἡ νυκτερίς. Πῶς μόνη <text:s/></text:span><text:line-break/><text:span text:style-name="T2"> τῶν ὀρνίθων ὀδοῦσι κέχρηται, καὶ ζωογονεῖ μὲν ὡς τὰ <text:s/></text:span><text:line-break/><text:span text:style-name="T2"> τετράποδα, ἐπιπολάζει δὲ τῷ ἀέρι, οὐχὶ πτερῷ κουϕιζομένη, <text:s/></text:span><text:line-break/><text:span text:style-name="T2"> ἀλλ' ὑμένι τινὶ δερματίνῳ. Πῶς μέντοι καὶ τοῦτο ἔχει τὸ <text:s/></text:span></text:p>
      <text:p text:style-name="P6"><text:span text:style-name="T2"><text:s/>8.7.30</text:span></text:p>
      <text:p text:style-name="P5"><text:span text:style-name="T2"><text:s/>ϕιλάλληλον ἐν τῇ ϕύσει, καὶ ὥσπερ ὁρμαθὸς, ἀλλήλων αἱ <text:s/></text:span><text:line-break/><text:span text:style-name="T2"> νυκτερίδες ἔχονται, καὶ μία τῆς μιᾶς ἤρτηνται· ὅπερ ἐϕ' <text:s/></text:span><text:line-break/><text:span text:style-name="T2"> ἡμῶν τῶν ἀνθρώπων οὐ ῥᾴδιον κατορθωθῆναι Τὸ γὰρ <text:s/></text:span><text:line-break/><text:span text:style-name="T2"> ἀπεσχισμένον καὶ ἰδιάζον τοῦ κοινωνικοῦ καὶ ἡνωμένου τοῖς <text:s/></text:span><text:line-break/><text:span text:style-name="T2"> πολλοῖς προτιμότερον. Πῶς ἐοίκασι τοῖς ὄμμασι τῆς <text:s text:c="2"/></text:span><text:line-break/><text:span text:style-name="T2"> γλαυκὸς οἱ περὶ τὴν ματαίαν σοϕίαν ἐσχολακότες. Καὶ γὰρ <text:s/></text:span><text:line-break/><text:span text:style-name="T2"> ἐκείνης ἡ ὄψις, νυκτὸς μὲν ἔρρωται, ἡλίου δὲ λάμψαντος <text:s/></text:span><text:line-break/><text:span text:style-name="T2"> ἀμαυροῦται. Καὶ τούτων μὲν ἡ διάνοια ὀξυτάτη μέν ἐστι <text:s/></text:span><text:line-break/><text:span text:style-name="T2"> πρὸς τὴν τῆς ματαιότητος θεωρίαν, πρὸς δὲ τὴν τοῦ ἀληθινοῦ <text:s/></text:span><text:line-break/><text:span text:style-name="T2"> ϕωτὸς κατανόησιν ἐξημαύρωται. ’Εν ἡμέρᾳ δέ σοι καὶ <text:s/></text:span></text:p>
      <text:p text:style-name="P6"><text:span text:style-name="T2"><text:s/>8.7.40</text:span></text:p>
      <text:p text:style-name="P5"><text:span text:style-name="T2"><text:s/>πάνυ ῥᾴδιον πανταχόθεν συνάγειν τὸ θαῦμα τοῦ κτίσαντος. <text:s/></text:span><text:line-break/><text:span text:style-name="T2"> Πῶς μὲν ἐπ' ἔργα σε διεγείρει ὁ σύνοικος ὄρνις, <text:s/></text:span><text:line-break/><text:soft-page-break/><text:span text:style-name="T2"> ὀξείᾳ τῇ ϕωνῇ ἐμβοῶν καὶ καταμηνύων πόρρωθεν ἔτι τὸν <text:s/></text:span><text:line-break/><text:span text:style-name="T2"> ἥλιον προσελαύνοντα, ὁδοιπόροις συνδιορθρίζων, γεωργοὺς <text:s/></text:span><text:line-break/><text:span text:style-name="T2"> δὲ ἐξάγων πρὸς ἀμητόν. Πῶς ἄγρυπνον τὸ τῶν χηνῶν <text:s/></text:span><text:line-break/><text:span text:style-name="T2"> γένος, καὶ πρὸς τὴν τῶν λανθανόντων αἴσθησιν ὀξύτατον, <text:s/></text:span><text:line-break/><text:span text:style-name="T2"> οἵ γέ ποτε καὶ τὴν βασιλίδα πόλιν περισώσαντο, πολεμίους <text:s/></text:span><text:line-break/><text:span text:style-name="T2"> τινὰς ὑπὸ γῆς δι' ὑπονόμων ἀϕανῶν ἤδη μέλλοντας τὴν <text:s/></text:span><text:line-break/><text:span text:style-name="T2"> ἄκραν τῆς ‘Ρώμης καταλαμβάνειν καταμηνύσαντες. ’Εν <text:s/></text:span><text:line-break/><text:span text:style-name="T2"> ποίῳ γένει τῶν ὀρνίθων οὐκ ἴδιόν τι θαῦμα ἡ ϕύσις δείκνυσι; <text:s/></text:span></text:p>
      <text:p text:style-name="P6"><text:span text:style-name="T2"><text:s/>8.7.50</text:span></text:p>
      <text:p text:style-name="P5"><text:span text:style-name="T2"><text:s/>Τίς ὁ τοῖς γυψὶ προαπαγγέλλων τῶν ἀνθρώπων τὸν θάνατον, <text:s/></text:span><text:line-break/><text:span text:style-name="T2"> ὅταν κατ' ἀλλήλων ἐπιστρατεύσωσιν; ῎Ιδοις γὰρ ἂν μυρίας <text:s/></text:span><text:line-break/><text:span text:style-name="T2"> ἀγέλας γυπῶν τοῖς στρατοπέδοις παρεπομένας, ἐκ τῆς τῶν <text:s/></text:span><text:line-break/><text:span text:style-name="T2"> ὅπλων παρασκευῆς τεκμαιρομένων τὴν ἔκβασιν. Τοῦτο δὲ <text:s text:c="2"/></text:span><text:line-break/><text:span text:style-name="T2"> οὐ μακράν ἐστι λογισμῶν ἀνθρωπίνων. Πῶς σοι τὰς ϕοβερὰς <text:s/></text:span><text:line-break/><text:span text:style-name="T2"> ἐπιστρατιὰς τῆς ἀκρίδος διηγήσομαι, ἣ ὑϕ' ἑνὶ συνθήματι <text:s/></text:span><text:line-break/><text:span text:style-name="T2"> πᾶσα ἀρθεῖσα καὶ στρατοπεδευσαμένη κατὰ τὸ πλάτος τῆς <text:s/></text:span><text:line-break/><text:span text:style-name="T2"> χώρας, οὐ πρότερον ἅπτεται τῶν καρπῶν, πρὶν ἐνδοθῆναι <text:s/></text:span><text:line-break/><text:span text:style-name="T2"> αὐτῇ τὸ θεῖον πρόσταγμα; Πῶς ἡ σελευκὶς ἐϕέπεται ἴαμα <text:s/></text:span><text:line-break/><text:span text:style-name="T2"> τῆς πληγῆς, ἀπέραντον ἔχουσα τοῦ ἐσθίειν τὴν δύναμιν, τοῦ <text:s/></text:span></text:p>
      <text:p text:style-name="P6"><text:span text:style-name="T2"><text:s/>8.7.60</text:span></text:p>
      <text:p text:style-name="P5"><text:span text:style-name="T2"><text:s/>ϕιλανθρώπου Θεοῦ ἀκόρεστον αὐτῆς τὴν ϕύσιν ἐπ' εὐεργεσίᾳ <text:s/></text:span><text:line-break/><text:span text:style-name="T2"> τῶν ἀνθρώπων κατασκευάσαντος; Τίς ὁ τρόπος τῆς <text:s/></text:span><text:line-break/><text:span text:style-name="T2"> μελῳδίας τοῦ τέττιγος; Καὶ πῶς ἐν τῇ μεσημβρίᾳ ἑαυτῶν <text:s/></text:span><text:line-break/><text:span text:style-name="T2"> εἰσιν ᾠδικώτεροι, τῇ ὁλκῇ τοῦ ἀέρος, ἣν ἐν τῇ διαστολῇ <text:s/></text:span><text:line-break/><text:span text:style-name="T2"> ποιοῦνται τοῦ θώρακος, ἐκδιδομένου τοῦ ϕθόγγου; ’Αλλὰ <text:s/></text:span><text:line-break/><text:span text:style-name="T2"> γὰρ ἔοικα πλεῖον ἀπολείπεσθαι τῷ λόγῳ τοῦ θαύματος τῶν <text:s/></text:span><text:line-break/><text:span text:style-name="T2"> πτηνῶν, ἢ εἰ τοῖς ποσὶν αὐτῶν ἐπειρώμην ἐϕικνεῖσθαι τοῦ <text:s/></text:span><text:line-break/><text:span text:style-name="T2"> τάχους. ῞Οταν ἴδῃς τὰ ἔντομα λεγόμενα τῶν πτηνῶν, <text:s/></text:span><text:line-break/><text:span text:style-name="T2"> οἷον μελίσσας καὶ σϕῆκας (οὕτω γὰρ αὐτὰ προσειρήκασι <text:s/></text:span><text:line-break/><text:span text:style-name="T2"> διὰ τὸ πανταχόθεν ἐντομάς τινας ϕαίνειν), ἐνθυμοῦ, ὅτι <text:s/></text:span></text:p>
      <text:p text:style-name="P6"><text:span text:style-name="T2"><text:s/>8.7.70</text:span></text:p>
      <text:p text:style-name="P5"><text:span text:style-name="T2"><text:s/>τούτοις ἀναπνοὴ οὐκ ἔστιν, οὐδὲ πνεύμων, ἀλλ' ὅλα δι' <text:s/></text:span><text:line-break/><text:span text:style-name="T2"> ὅλων τρέϕεται τῷ ἀέρι. Διόπερ καὶ ἐλαίῳ καταβραχέντα <text:s text:c="2"/></text:span></text:p>
      <text:p text:style-name="P6"><text:span text:style-name="T2"><text:s/>8.7.72</text:span></text:p>
      <text:p text:style-name="P5"><text:span text:style-name="T2"><text:s/>ϕθείρεται, τῶν πόρων ἀποϕραγέντων· ὄξους δὲ εὐθὺς <text:s/></text:span><text:line-break/><text:span text:style-name="T2"> ἐπιβληθέντος πάλιν ἀναβιώσκεται, τῶν διεξόδων ἀνοιγομένων. <text:s/></text:span><text:line-break/><text:soft-page-break/><text:span text:style-name="T2"> Οὐδὲν περιττότερον τῆς χρείας, οὔτε μὴν ἐλλεῖπόν τινι τῶν <text:s/></text:span><text:line-break/><text:span text:style-name="T2"> ἀναγκαίων ὁ Θεὸς ἡμῶν ἔκτισε. Πάλιν τὰ ϕίλυδρα τῶν ζῴων <text:s/></text:span><text:line-break/><text:span text:style-name="T2"> καταμαθὼν, ἑτέραν ἐν αὐτοῖς κατασκευὴν εὑρήσεις· πόδας <text:s/></text:span><text:line-break/><text:span text:style-name="T2"> οὔτε διεσχισμένους, ὡς τοὺς τῆς κορώνης, οὔτε ἀγκύλους, <text:s/></text:span><text:line-break/><text:span text:style-name="T2"> ὡς τοὺς τῶν σαρκοϕάγων· ἀλλὰ πλατεῖς καὶ ὑμενώδεις, <text:s/></text:span><text:line-break/><text:span text:style-name="T2"> ἵνα ῥᾳδίως ἐπινήχωνται τῷ ὕδατι, οἱονεὶ κώπαις τισὶ τοῖς <text:s/></text:span></text:p>
      <text:p text:style-name="P6"><text:span text:style-name="T2"><text:s/>8.7.80</text:span></text:p>
      <text:p text:style-name="P5"><text:span text:style-name="T2"><text:s/>τῶν ποδῶν ὑμέσι τὸ ὑγρὸν διωθούμενοι. ’Εὰν δὲ κατα- </text:span><text:line-break/><text:span text:style-name="T2"> μάθῃς, ὅπως εἰς βάθος ὁ κύκνος καθιεὶς τὸν αὐχένα, κάτωθεν <text:s/></text:span><text:line-break/><text:span text:style-name="T2"> ἑαυτῷ τὴν τροϕὴν ἀναϕέρει, τότε εὑρήσεις τὴν σοϕίαν τοῦ <text:s/></text:span><text:line-break/><text:span text:style-name="T2"> κτίσαντος, ὅτι διὰ τοῦτο μακρότερον τῶν ποδῶν τὸν αὐχένα <text:s/></text:span><text:line-break/><text:span text:style-name="T2"> προσέθηκεν, ἵνα ὥσπερ τινὰ ὁρμιὰν κατάγων, τὴν ἐν τῷ <text:s/></text:span><text:line-break/><text:span text:style-name="T2"> βάθει κεκρυμμένην τροϕὴν ἐκπορίζηται. <text:s/></text:span></text:p>
      <text:p text:style-name="P6"><text:span text:style-name="T2"><text:s/>8.8.1</text:span></text:p>
      <text:p text:style-name="P5"><text:span text:style-name="T2"><text:s/>‘Απλῶς ἀναγινωσκόμενα τὰ ῥήματα τῆς Γραϕῆς, <text:s/></text:span><text:line-break/><text:span text:style-name="T2"> συλλαβαί τινες εἰσι μικραί· ’Εξαγαγέτω τὰ ὕδατα πετεινὰ <text:s/></text:span><text:line-break/><text:span text:style-name="T2"> πετόμενα ἐπὶ τῆς γῆς κατὰ τὸ στερέωμα τοῦ οὐρανοῦ· <text:s/></text:span><text:line-break/><text:span text:style-name="T2"> ἐρευνωμένης δὲ τῆς ἐν τοῖς ῥήμασι διανοίας, τότε ἐκϕαίνεται <text:s/></text:span><text:line-break/><text:span text:style-name="T2"> τὸ μέγα θαῦμα τῆς σοϕίας τοῦ κτίσαντος. Πόσας προείδετο <text:s/></text:span><text:line-break/><text:span text:style-name="T2"> διαϕορὰς πτηνῶν; ὅπως αὐτὰ κατὰ γένος διέστησεν ἀπ' <text:s/></text:span><text:line-break/><text:span text:style-name="T2"> ἀλλήλων; πῶς ἕκαστον κεχωρισμένοις ἐχαρακτήρισεν ἰδιώ- <text:s/></text:span><text:line-break/><text:span text:style-name="T2"> μασιν; ’Επιλείπει με ἡ ἡμέρα, τὰ ἐναέρια ὑμῖν θαύματα <text:s/></text:span><text:line-break/><text:span text:style-name="T2"> διηγούμενον. Καλεῖ ἡμᾶς ἡ χέρσος πρὸς τὴν τῶν θηρίων <text:s/></text:span></text:p>
      <text:p text:style-name="P6"><text:span text:style-name="T2"><text:s/>8.8.10</text:span></text:p>
      <text:p text:style-name="P5"><text:span text:style-name="T2"><text:s/>καὶ ἑρπετῶν καὶ βοσκημάτων ἐπίδειξιν, ἑτοίμως ἔχουσα <text:s/></text:span><text:line-break/><text:span text:style-name="T2"> ὁμότιμα τοῖς ϕυτοῖς καὶ τῷ πλωτῷ γένει καὶ τοῖς πτηνοῖς <text:s/></text:span><text:line-break/><text:span text:style-name="T2"> πᾶσιν ἀντεπιδείξασθαι. ’Εξαγαγέτω ἡ γῆ ψυχὴν ζῶσαν <text:s/></text:span><text:line-break/><text:span text:style-name="T2"> κτηνῶν καὶ θηρίων καὶ ἑρπετῶν κατὰ γένος. Τί ϕατε, οἱ <text:s/></text:span><text:line-break/><text:span text:style-name="T2"> ἀπιστοῦντες τῷ Παύλῳ περὶ τῆς κατὰ τὴν ἀνάστασιν <text:s/></text:span><text:line-break/><text:span text:style-name="T2"> ἀλλοιώσεως, ὁρῶντες πολλὰ τῶν ἀερίων τὰς μορϕὰς μεταβάλ- </text:span><text:line-break/><text:span text:style-name="T2"> λοντα; ‘Οποῖα καὶ περὶ τοῦ ’Ινδικοῦ σκώληκος ἱστορεῖται <text:s/></text:span><text:line-break/><text:span text:style-name="T2"> τοῦ κερασϕόρου· ὃς εἰς κάμπην τὰ πρῶτα μεταβαλὼν, εἶτα <text:s/></text:span><text:line-break/><text:span text:style-name="T2"> προϊὼν βομβυλιὸς γίνεται, καὶ οὐδὲ ἐπὶ ταύτης ἵσταται τῆς <text:s/></text:span><text:line-break/><text:span text:style-name="T2"> μορϕῆς, ἀλλὰ χαύνοις καὶ πλατέσι πετάλοις ὑποπτεροῦται. <text:s/></text:span></text:p>
      <text:p text:style-name="P6"><text:span text:style-name="T2"><text:s/>8.8.20</text:span></text:p>
      <text:p text:style-name="P5"><text:span text:style-name="T2"><text:s/>῞Οταν οὖν καθέζησθε τὴν τούτων ἐργασίαν ἀναπηνιζόμεναι, αἱ <text:s/></text:span><text:line-break/><text:soft-page-break/><text:span text:style-name="T2"> γυναῖκες, τὰ νήματα λέγω ἃ πέμπουσιν ὑμῖν οἱ Σῆρες πρὸς <text:s/></text:span><text:line-break/><text:span text:style-name="T2"> τὴν τῶν μαλακῶν ἐνδυμάτων κατασκευὴν, μεμνημέναι τῆς <text:s/></text:span><text:line-break/><text:span text:style-name="T2"> κατὰ τὸ ζῷον τοῦτο μεταβολῆς, ἐναργῆ λαμβάνετε τῆς <text:s/></text:span><text:line-break/><text:span text:style-name="T2"> ἀναστάσεως ἔννοιαν, καὶ μὴ ἀπιστεῖτε τῇ ἀλλαγῇ ἣν <text:s/></text:span><text:line-break/><text:span text:style-name="T2"> Παῦλος ἅπασι κατεπαγγέλλεται. ’Αλλὰ γὰρ αἰσθάνομαι τοῦ <text:s/></text:span><text:line-break/><text:span text:style-name="T2"> λόγου τὴν συμμετρίαν ἐκβαίνοντος. ῞Οταν μὲν οὖν ἀπίδω <text:s text:c="2"/></text:span><text:line-break/><text:span text:style-name="T2"> πρὸς τὸ πλῆθος τῶν εἰρημένων, ἔξω ἐμαυτὸν ὁρῶ τοῦ <text:s/></text:span><text:line-break/><text:span text:style-name="T2"> μέτρου ϕερόμενον· ὅταν δὲ πάλιν πρὸς τὸ ποικίλον τῆς ἐν <text:s/></text:span><text:line-break/><text:span text:style-name="T2"> τοῖς δημιουργήμασι σοϕίας ἀποβλέψω, οὐδὲ ἦρχθαι νομίζω <text:s/></text:span></text:p>
      <text:p text:style-name="P6"><text:span text:style-name="T2"><text:s/>8.8.30</text:span></text:p>
      <text:p text:style-name="P5"><text:span text:style-name="T2"><text:s/>τῆς διηγήσεως. ῞Αμα δὲ καὶ τὸ παρακατέχειν ὑμᾶς ἐπὶ πλεῖον <text:s/></text:span><text:line-break/><text:span text:style-name="T2"> οὐκ ἄχρηστον. Τί γὰρ ἄν τις καὶ ποιοῖ τὸν μέχρι τῆς ἑσπέρας <text:s/></text:span><text:line-break/><text:span text:style-name="T2"> χρόνον; Οὐκ ἐπείγουσιν ὑμᾶς οἱ ἑστιάτορες· οὐκ ἀναμένει <text:s/></text:span><text:line-break/><text:span text:style-name="T2"> ὑμᾶς τὰ συμπόσια. ῞Οθεν, εἰ δοκεῖ, τῇ σωματικῇ νηστείᾳ <text:s/></text:span><text:line-break/><text:span text:style-name="T2"> εἰς τὴν τῶν ψυχῶν εὐϕροσύνην ἀποχρησώμεθα. Πολλάκις <text:s/></text:span><text:line-break/><text:span text:style-name="T2"> ὑπηρετήσας τῇ σαρκὶ πρὸς ἀπόλαυσιν, σήμερον τῇ διακονίᾳ <text:s/></text:span><text:line-break/><text:span text:style-name="T2"> παράμεινον τῆς ψυχῆς. Κατατρύϕησον τοῦ Κυρίου, καὶ <text:s/></text:span><text:line-break/><text:span text:style-name="T2"> δώσει σοι τὰ αἰτήματα τῆς καρδίας σου. Εἰ ϕιλόπλουτος <text:s/></text:span><text:line-break/><text:span text:style-name="T2"> εἶ, ἔχεις πλοῦτον πνευματικὸν, Τὰ κρίματα Κυρίου τὰ <text:s/></text:span><text:line-break/><text:span text:style-name="T2"> ἀληθινὰ, τὰ δεδικαιωμένα ἐπὶ τὸ αὐτὸ, τὰ ἐπιθυμητὰ ὑπὲρ <text:s/></text:span></text:p>
      <text:p text:style-name="P6"><text:span text:style-name="T2"><text:s/>8.8.40</text:span></text:p>
      <text:p text:style-name="P5"><text:span text:style-name="T2"><text:s/>χρυσίον καὶ λίθον τίμιον πολύν. Εἰ ἀπολαυστικὸς καὶ <text:s/></text:span><text:line-break/><text:span text:style-name="T2"> ϕιλήδονος, ἔχεις τὰ λόγια τοῦ Θεοῦ τῷ τὴν πνευματικὴν <text:s/></text:span><text:line-break/><text:span text:style-name="T2"> αἴσθησιν ἐρρωμένῳ Γλυκύτερα ὄντα ὑπὲρ μέλι καὶ κηρίον. <text:s/></text:span><text:line-break/><text:span text:style-name="T2"> ’Εὰν ὑμᾶς διαϕῶ, καὶ διαλύσω τὸν σύλλογον, οἱ μὲν ἐπὶ τοὺς <text:s/></text:span><text:line-break/><text:span text:style-name="T2"> κύβους δραμοῦνται. ῞Ορκοι ἐκεῖ, καὶ ϕιλονεικίαι χαλεπαὶ, <text:s/></text:span><text:line-break/><text:span text:style-name="T2"> καὶ ϕιλοχρηματίας ὠδῖνες. Δαίμων παρέστηκε διὰ τῶν <text:s/></text:span><text:line-break/><text:span text:style-name="T2"> κατεστιγμένων ὀστέων τὴν μανίαν ἐξάπτων, καὶ τὰ αὐτὰ <text:s/></text:span><text:line-break/><text:span text:style-name="T2"> χρήματα πρὸς ἑκάτερον μέρος μετατιθεὶς, νῦν τοῦτον <text:s/></text:span><text:line-break/><text:span text:style-name="T2"> ἐπαίρων τῇ νίκῃ, κἀκείνῳ κατήϕειαν ἐμποιῶν, πάλιν δὲ <text:s/></text:span><text:line-break/><text:span text:style-name="T2"> ἐκεῖνον γαυριῶντα δεικνὺς, καὶ τοῦτον κατῃσχυμμένον. <text:s text:c="2"/></text:span></text:p>
      <text:p text:style-name="P6"><text:span text:style-name="T2"><text:s/>8.8.50</text:span></text:p>
      <text:p text:style-name="P5"><text:span text:style-name="T2"><text:s/>Τί ὄϕελος, νηστεύειν τῷ σώματι, τὴν δὲ ψυχὴν μυρίων <text:s/></text:span><text:line-break/><text:span text:style-name="T2"> κακῶν ἐμπεπλῆσθαι; ‘Ο μὴ κυβεύων, σχολὴν δὲ ἄλλως <text:s/></text:span><text:line-break/><text:span text:style-name="T2"> ἄγων, τί οὐ ϕθέγγεται τῶν ματαίων; τί οὐκ ἀκούει τῶν <text:s/></text:span><text:line-break/><text:span text:style-name="T2"> ἀτόπων; Σχολὴ γὰρ, ἄνευ ϕόβου Θεοῦ, πονηρίας διδάσκαλος <text:s/></text:span><text:line-break/><text:soft-page-break/><text:span text:style-name="T2"> τοῖς ἀκαιρουμένοις ἐστί. Τάχα μὲν οὖν τι καὶ ὄϕελος ἐν τοῖς <text:s/></text:span><text:line-break/><text:span text:style-name="T2"> λεγομένοις εὑρήσεται· εἰ δὲ μὴ, ἀλλὰ τό γε μὴ ἁμαρτάνειν <text:s/></text:span><text:line-break/><text:span text:style-name="T2"> ἐκ τῆς ἐνταῦθα ὑμῖν ἀσχολίας περίεστιν. ῞Ωστε τὸ ἐπὶ <text:s/></text:span><text:line-break/><text:span text:style-name="T2"> πλέον κατέχειν, ἐπὶ πλέον ἐστὶν ὑμᾶς τῶν κακῶν ὑπεξάγειν. <text:s/></text:span><text:line-break/><text:span text:style-name="T2"> ‘Ικανὰ [καὶ] τὰ εἰρημένα εὐγνώμονι κριτῇ, ἐὰν μή τις πρὸς <text:s/></text:span><text:line-break/><text:span text:style-name="T2"> τὸν πλοῦτον τῆς κτίσεως ἀποβλέπῃ, ἀλλὰ πρὸς τὸ τῆς <text:s/></text:span></text:p>
      <text:p text:style-name="P6"><text:span text:style-name="T2"><text:s/>8.8.60</text:span></text:p>
      <text:p text:style-name="P5"><text:span text:style-name="T2"><text:s/>ἡμετέρας δυνάμεως ἀσθενὲς, καὶ πρὸς τὸ αὔταρκες εἰς <text:s/></text:span><text:line-break/><text:span text:style-name="T2"> εὐϕροσύνην τῶν συνεληλυθότων. ‘Η γῆ ὑμᾶς ταῖς οἰκείαις <text:s/></text:span><text:line-break/><text:span text:style-name="T2"> βλάσταις ἐδεξιώσατο· ἡ θάλασσα τοῖς ἰχθύσιν, ὁ ἀὴρ <text:s/></text:span><text:line-break/><text:span text:style-name="T2"> τοῖς πτηνοῖς. ‘Ετοίμη ἡ χέρσος, ὁμότιμα τούτοις ἀντε- </text:span><text:line-break/><text:span text:style-name="T2"> πιδείξασθαι. ’Αλλὰ τοῦτο μέτρον ἔστω τῆς ἑωθινῆς ἑστιά- </text:span><text:line-break/><text:span text:style-name="T2"> σεως, ἵνα μὴ ὁ ὑπερβάλλων κόρος ἀμβλυτέρους ὑμᾶς πρὸς <text:s/></text:span><text:line-break/><text:span text:style-name="T2"> τὴν τῶν ἑσπερινῶν ἀπόλαυσιν καταστήσῃ. ‘Ο δὲ τὰ πάντα <text:s/></text:span><text:line-break/><text:span text:style-name="T2"> πληρώσας τῆς ἑαυτοῦ κτίσεως, καὶ ἐν πᾶσιν ἡμῖν τῶν <text:s/></text:span><text:line-break/><text:span text:style-name="T2"> οἰκείων θαυμάτων ἐναργῆ τὰ ὑπομνήματα καταλιπὼν, <text:s/></text:span><text:line-break/><text:span text:style-name="T2"> πληρώσαι ὑμῶν τὰς καρδίας πάσης εὐϕροσύνης πνευματικῆς, <text:s/></text:span></text:p>
      <text:p text:style-name="P6"><text:span text:style-name="T2"><text:s/>8.8.70</text:span></text:p>
      <text:p text:style-name="P5"><text:span text:style-name="T2"><text:s/>ἐν Χριστῷ ’Ιησοῦ τῷ Κυρίῳ ἡμῶν, ᾧ ἡ δόξα καὶ τὸ κράτος, <text:s/></text:span><text:line-break/><text:span text:style-name="T2"> εἰς τοὺς αἰῶνας τῶν αἰώνων. ’Αμήν. <text:s text:c="2"/></text:span></text:p>
      <text:p text:style-name="P6"><text:span text:style-name="T2"><text:s/>9."t".1</text:span></text:p>
      <text:p text:style-name="P5"><text:span text:style-name="T2"><text:s/>ΟΜΙΛΙΑ θ́ <text:s/></text:span></text:p>
      <text:p text:style-name="P6"><text:span text:style-name="T2"><text:s/>9."n".1</text:span></text:p>
      <text:p text:style-name="P5"><text:span text:style-name="T2"><text:s/>Περὶ χερσαίων. <text:s/></text:span></text:p>
      <text:p text:style-name="P6"><text:span text:style-name="T2"><text:s/>9.1.1</text:span></text:p>
      <text:p text:style-name="P5"><text:span text:style-name="T2"><text:s/>Πῶς ὑμῖν ἡ ἑωθινὴ τῶν λόγων τράπεζα κατεϕάνη; <text:s/></text:span><text:line-break/><text:span text:style-name="T2"> ’Εμοὶ μὲν γὰρ ἐπῆλθεν εἰκάσαι τὰ ἐμαυτοῦ πένητός τινος <text:s/></text:span><text:line-break/><text:span text:style-name="T2"> ἑστιάτορος ϕιλοϕροσύνῃ, ὃς τῶν εὐτραπέζων τις εἶναι <text:s/></text:span><text:line-break/><text:span text:style-name="T2"> ϕιλοτιμούμενος, ἀπορίᾳ τῶν πολυτελεστέρων ἀποκναίει τοὺς <text:s/></text:span><text:line-break/><text:span text:style-name="T2"> δαιτυμόνας, τὴν πενιχρὰν παρασκευὴν δαψιλῶς ἐπιϕέρων <text:s/></text:span><text:line-break/><text:span text:style-name="T2"> τῇ τραπέζῃ· ὥστε περιίστασθαι αὐτῷ εἰς ἀπειροκαλίας <text:s/></text:span><text:line-break/><text:span text:style-name="T2"> ὄνειδος τὸ ϕιλότιμον. Τοιοῦτον δή τι καὶ τὸ ἡμέτερον, εἰ μή <text:s/></text:span><text:line-break/><text:span text:style-name="T2"> τι ὑμεῖς ἄλλο λέγετε. Πλὴν ὁποῖά ποτ' ἂν ᾖ, οὐκ ἐξουδενω- </text:span><text:line-break/><text:span text:style-name="T2"> τέον ὑμῖν. Οὐδὲ γὰρ ’Ελισσαῖον ὡς ϕαῦλον ἑστιάτορα <text:s/></text:span></text:p>
      <text:p text:style-name="P6"><text:span text:style-name="T2"><text:s/>9.1.10</text:span></text:p>
      <text:p text:style-name="P5"><text:span text:style-name="T2"><text:s/>παρῃτοῦντο οἱ τότε, καὶ ταῦτα λαχάνοις ἀγρίοις ἑστιῶντα <text:s/></text:span><text:line-break/><text:soft-page-break/><text:span text:style-name="T2"> τοὺς ϕίλους. Οἶδα νόμους ἀλληγορίας, εἰ καὶ μὴ παρ' <text:s/></text:span><text:line-break/><text:span text:style-name="T2"> ἐμαυτοῦ ἐξευρὼν, ἀλλὰ τοῖς παρ' ἑτέρων πεπονημένοις <text:s text:c="2"/></text:span><text:line-break/><text:span text:style-name="T2"> περιτυχών. ῝Ας οἱ μὴ καταδεχόμενοι τὰς κοινὰς τῶν γεγραμ- </text:span><text:line-break/><text:span text:style-name="T2"> μένων ἐννοίας, τὸ ὕδωρ οὐχ ὕδωρ λέγουσιν, ἀλλά τινα <text:s/></text:span><text:line-break/><text:span text:style-name="T2"> ἄλλην ϕύσιν, καὶ ϕυτὸν καὶ ἰχθὺν πρὸς τὸ ἑαυτοῖς δοκοῦν <text:s/></text:span><text:line-break/><text:span text:style-name="T2"> ἑρμηνεύουσι, καὶ ἑρπετῶν γένεσιν καὶ θηρίων ἐπὶ τὰς <text:s/></text:span><text:line-break/><text:span text:style-name="T2"> οἰκείας ὑπονοίας παρατρέψαντες ἐξηγοῦνται, ὥσπερ οἱ <text:s/></text:span><text:line-break/><text:span text:style-name="T2"> ὀνειροκρίται τῶν ϕανέντων ἐν ταῖς καθ' ὕπνον ϕαντασίαις <text:s/></text:span><text:line-break/><text:span text:style-name="T2"> πρὸς τὸν οἰκεῖον σκοπὸν τὰς ἐξηγήσεις ποιούμενοι. ’Εγὼ <text:s/></text:span></text:p>
      <text:p text:style-name="P6"><text:span text:style-name="T2"><text:s/>9.1.20</text:span></text:p>
      <text:p text:style-name="P5"><text:span text:style-name="T2"><text:s/>δὲ χόρτον ἀκούσας, χόρτον νοῶ, καὶ ϕυτὸν, καὶ ἰχθὺν, καὶ <text:s/></text:span><text:line-break/><text:span text:style-name="T2"> θηρίον, καὶ κτῆνος, πάντα ὡς εἴρηται οὕτως ἐκδέχομαι. <text:s/></text:span><text:line-break/><text:span text:style-name="T2"> Καὶ γὰρ οὐκ ἐπαισχύνομαι τὸ εὐαγγέλιον. Οὐδὲ ἐπειδὴ οἱ <text:s/></text:span><text:line-break/><text:span text:style-name="T2"> τὰ περὶ κόσμου γράψαντες πολλὰ περὶ σχημάτων γῆς διε- </text:span><text:line-break/><text:span text:style-name="T2"> λέχθησαν, εἴτε σϕαῖρά ἐστιν, εἴτε κύλινδρος, εἴτε καὶ <text:s/></text:span><text:line-break/><text:span text:style-name="T2"> δίσκῳ ἐστὶν ἐμϕερὴς ἡ γῆ, καὶ ἐξίσου πάντοθεν ἀποτετόρνευ- </text:span><text:line-break/><text:span text:style-name="T2"> ται, ἢ λικνοειδής ἐστι, καὶ μεσόκοιλος (πρὸς πάσας γὰρ <text:s/></text:span><text:line-break/><text:span text:style-name="T2"> ταύτας τὰς ὑπονοίας οἱ τὰ περὶ τοῦ κόσμου γράψαντες <text:s/></text:span><text:line-break/><text:span text:style-name="T2"> ὑπηνέχθησαν, τὰ ἀλλήλων ἕκαστος καταλύοντες), οὐ παρὰ <text:s/></text:span><text:line-break/><text:span text:style-name="T2"> τοῦτο προαχθήσομαι ἀτιμοτέραν εἰπεῖν τὴν ἡμετέραν κοσ- </text:span></text:p>
      <text:p text:style-name="P6"><text:span text:style-name="T2"><text:s/>9.1.30</text:span></text:p>
      <text:p text:style-name="P5"><text:span text:style-name="T2"><text:s/>μοποιίαν, ἐπειδὴ οὐδὲν περὶ σχημάτων ὁ τοῦ Θεοῦ θεράπων <text:s/></text:span><text:line-break/><text:span text:style-name="T2"> Μω#σῆς διελέχθη, οὐδὲ εἶπε δέκα καὶ ὀκτὼ μυριάδας <text:s text:c="2"/></text:span><text:line-break/><text:span text:style-name="T2"> σταδίων τὸ περίμετρον ἔχειν τῆς γῆς· καὶ τὸ ἀπ' αὐτῆς <text:s/></text:span><text:line-break/><text:span text:style-name="T2"> σκίασμα, ἐν τῇ ὑπὸ γῆν τοῦ ἡλίου κινήσει, ἐπὶ πόσον χωρεῖ <text:s/></text:span><text:line-break/><text:span text:style-name="T2"> τοῦ ἀέρος οὐ διεμέτρησε· καὶ πῶς τοῦτο τῇ σελήνῃ προσεν- </text:span><text:line-break/><text:span text:style-name="T2"> εχθὲν τὰς ἐκλείψεις ποιεῖ. ’Επειδὴ τὰ μηδὲν πρὸς ἡμᾶς ὡς <text:s/></text:span><text:line-break/><text:span text:style-name="T2"> ἄχρηστα ἡμῖν ἀπεσιώπησεν· ἆρα τούτου ἕνεκεν ἀτιμότερα <text:s/></text:span><text:line-break/><text:span text:style-name="T2"> ἡγήσομαι τῆς μωρανθείσης σοϕίας τὰ τοῦ Πνεύματος <text:s/></text:span></text:p>
      <text:p text:style-name="P6"><text:span text:style-name="T2"><text:s/>9.1.38</text:span></text:p>
      <text:p text:style-name="P5"><text:span text:style-name="T2"><text:s/>λόγια; ἢ μᾶλλον δοξάσω τὸν μὴ ἀπασχολήσαντα τὸν νοῦν <text:s/></text:span><text:line-break/><text:span text:style-name="T2"> ἡμῶν ἐπὶ τὰ μάταια, ἀλλὰ πάντα εἰς οἰκοδομὴν καὶ καταρ- </text:span></text:p>
      <text:p text:style-name="P6"><text:span text:style-name="T2"><text:s/>9.1.40</text:span></text:p>
      <text:p text:style-name="P5"><text:span text:style-name="T2"><text:s/>τισμὸν τῶν ψυχῶν ἡμῶν γραϕῆναι οἰκονομήσαντα; ῞Ο μοι <text:s/></text:span><text:line-break/><text:span text:style-name="T2"> δοκοῦσι μὴ συνειδότες τινὲς, παραγωγαῖς τισι καὶ τροπο- </text:span><text:line-break/><text:span text:style-name="T2"> λογίαις σεμνότητά τινα ἐκ τῆς οἰκείας αὐτῶν διανοίας ἐπε- </text:span><text:line-break/><text:soft-page-break/><text:span text:style-name="T2"> χείρησαν τοῖς γεγραμμένοις ἐπιϕημίσαι. ’Αλλὰ τοῦτό <text:s/></text:span><text:line-break/><text:span text:style-name="T2"> ἐστιν ἑαυτὸν σοϕώτερον ποιοῦντος τῶν λογίων τοῦ Πνεύμα- </text:span><text:line-break/><text:span text:style-name="T2"> τος, καὶ ἐν προσποιήσει ἐξηγήσεως τὰ ἑαυτοῦ παρεισάγοντος. <text:s/></text:span><text:line-break/><text:span text:style-name="T2"> Νοείσθω τοίνυν ὡς γέγραπται. <text:s/></text:span></text:p>
      <text:p text:style-name="P6"><text:span text:style-name="T2"><text:s/>9.2.1</text:span></text:p>
      <text:p text:style-name="P5"><text:span text:style-name="T2"><text:s/>’Εξαγαγέτω ἡ γῆ ψυχὴν ζῶσαν κτηνῶν καὶ θηρίων <text:s/></text:span><text:line-break/><text:span text:style-name="T2"> καὶ ἑρπετῶν. Νόησον ῥῆμα Θεοῦ διὰ τῆς κτίσεως τρέχον, <text:s text:c="2"/></text:span><text:line-break/><text:span text:style-name="T2"> καὶ τότε ἀρξάμενον, καὶ μέχρι νῦν ἐνεργοῦν, καὶ εἰς τέλος <text:s/></text:span><text:line-break/><text:span text:style-name="T2"> δεξιὸν, ἕως ἂν ὁ κόσμος συμπληρωθῇ. ‘Ως γὰρ ἡ σϕαῖρα, <text:s/></text:span><text:line-break/><text:span text:style-name="T2"> ἐπειδὰν ὑπό τινος ἀπωσθῇ, εἶτα πρανοῦς τινος λάβηται, <text:s/></text:span><text:line-break/><text:span text:style-name="T2"> ὑπό τε τῆς οἰκείας κατασκευῆς καὶ τῆς ἐπιτηδειότητος τοῦ <text:s/></text:span><text:line-break/><text:span text:style-name="T2"> χωρίου ϕέρεται πρὸς τὸ κάταντες, οὐ πρότερον ἱσταμένη <text:s/></text:span><text:line-break/><text:span text:style-name="T2"> πρὶν ἄν τι τῶν ἰσοπέδων αὐτὴν ὑποδέξηται· οὕτως ἡ ϕύσις <text:s/></text:span><text:line-break/><text:span text:style-name="T2"> τῶν ὄντων ἑνὶ προστάγματι κινηθεῖσα, τὴν ἐν τῇ γενέσει <text:s/></text:span></text:p>
      <text:p text:style-name="P6"><text:span text:style-name="T2"><text:s/>9.2.10</text:span></text:p>
      <text:p text:style-name="P5"><text:span text:style-name="T2"><text:s/>καὶ ϕθορᾷ κτίσιν ὁμαλῶς διεξέρχεται, τὰς τῶν γενῶν <text:s/></text:span><text:line-break/><text:span text:style-name="T2"> ἀκολουθίας δι' ὁμοιότητος ἀποσώζουσα, ἕως ἂν πρὸς αὐτὸ <text:s/></text:span><text:line-break/><text:span text:style-name="T2"> καταντήσῃ τὸ τέλος. ῞Ιππον μὲν γὰρ ἵππου ποιεῖται διάδοχον, <text:s/></text:span><text:line-break/><text:span text:style-name="T2"> καὶ λέοντα λέοντος, καὶ ἀετὸν ἀετοῦ· καὶ ἕκαστον τῶν <text:s/></text:span><text:line-break/><text:span text:style-name="T2"> ζῴων ταῖς ἐϕεξῆς διαδοχαῖς συντηρούμενον μέχρι τῆς <text:s/></text:span><text:line-break/><text:span text:style-name="T2"> συντελείας τοῦ παντὸς παραπέμπει. Οὐδεὶς χρόνος <text:s/></text:span><text:line-break/><text:span text:style-name="T2"> διεϕθαρμένα ἢ ἐξίτηλα ποιεῖ τῶν ζῴων τὰ ἰδιώματα, <text:s/></text:span><text:line-break/><text:span text:style-name="T2"> ἀλλ' ὥσπερ ἄρτι καθισταμένη ἡ ϕύσις ἀεὶ νεαρὰ τῷ χρόνῳ <text:s/></text:span><text:line-break/><text:span text:style-name="T2"> συμπαρατρέχει. ’Εξαγαγέτω ἡ γῆ ψυχὴν ζῶσαν. Τοῦτο <text:s/></text:span><text:line-break/><text:span text:style-name="T2"> ἐναπέμεινε τῇ γῇ τὸ πρόσταγμα, καὶ οὐ παύεται ἐξυπηρετου- </text:span></text:p>
      <text:p text:style-name="P6"><text:span text:style-name="T2"><text:s/>9.2.20</text:span></text:p>
      <text:p text:style-name="P5"><text:span text:style-name="T2"><text:s/>μένη τῷ κτίσαντι. Τὰ μὲν γὰρ ἐκ τῆς διαδοχῆς τῶν <text:s/></text:span><text:line-break/><text:span text:style-name="T2"> προ#παρχόντων παράγεται· τὰ δὲ ἔτι καὶ νῦν ἐξ αὐτῆς τῆς <text:s text:c="2"/></text:span><text:line-break/><text:span text:style-name="T2"> γῆς ζῳογονούμενα δείκνυται. Οὐ γὰρ μόνον τέττιγας ἐν <text:s/></text:span><text:line-break/><text:span text:style-name="T2"> ἐπομβρίαις ἀνίησιν, οὐδὲ ἄλλα μυρία γένη τῶν ἐμϕερομένων <text:s/></text:span><text:line-break/><text:span text:style-name="T2"> τῷ ἀέρι πτηνῶν, ὧν ἀκατωνόμαστά ἐστι τὰ πλεῖστα διὰ <text:s/></text:span><text:line-break/><text:span text:style-name="T2"> λεπτότητα, ἀλλ' ἤδη καὶ μῦς καὶ βατράχους ἐξ αὐτῆς <text:s/></text:span><text:line-break/><text:span text:style-name="T2"> ἀναδίδωσιν. ῞Οπου γε περὶ Θήβας τὰς Αἰγυπτίας ἐπει- </text:span><text:line-break/><text:span text:style-name="T2"> δὰν ὕσῃ λάβρως ἐν καύμασιν, εὐθὺς ἀρουραίων μυῶν ἡ <text:s/></text:span><text:line-break/><text:span text:style-name="T2"> χώρα καταπληροῦται. Τὰς δὲ ἐγχέλεις οὐδὲ ἄλλως <text:s/></text:span><text:line-break/><text:span text:style-name="T2"> ὁρῶμεν ἢ ἐκ τῆς ἰλύος συνισταμένας· ὧν οὔτε ὠὸν οὔτε <text:s/></text:span></text:p>
      <text:p text:style-name="P6"><text:soft-page-break/><text:span text:style-name="T2"><text:s/>9.2.30</text:span></text:p>
      <text:p text:style-name="P5"><text:span text:style-name="T2"><text:s/>τις ἄλλος τρόπος τὴν διαδοχὴν συνίστησιν, ἀλλ' ἐκ τῆς γῆς <text:s/></text:span><text:line-break/><text:span text:style-name="T2"> ἐστιν αὐτοῖς ἡ γένεσις. ’Εξαγαγέτω ἡ γῆ ψυχήν. Τὰ κτήνη <text:s/></text:span><text:line-break/><text:span text:style-name="T2"> γήϊνα καὶ πρὸς γῆν νενευκότα, ἀλλὰ τὸ οὐράνιον ϕυτὸν ὁ <text:s/></text:span><text:line-break/><text:span text:style-name="T2"> ἄνθρωπος ὅσον τῷ σχήματι τῆς σωματικῆς διαπλάσεως, <text:s/></text:span><text:line-break/><text:span text:style-name="T2"> τοσοῦτον καὶ τῷ ἀξιώματι τῆς ψυχῆς διενήνοχε. Τῶν <text:s/></text:span><text:line-break/><text:span text:style-name="T2"> τετραπόδων τὸ σχῆμα ποταπόν; ‘Η κεϕαλὴ αὐτῶν ἐπὶ γῆν <text:s/></text:span><text:line-break/><text:span text:style-name="T2"> προσνένευκεν, ἐπὶ γαστέρα βλέπει, καὶ τὸ ταύτης ἡδὺ <text:s/></text:span><text:line-break/><text:span text:style-name="T2"> ἐκ παντὸς τρόπου διώκει. ‘Η σὴ κεϕαλὴ πρὸς οὐρανὸν <text:s/></text:span><text:line-break/><text:span text:style-name="T2"> διανέστηκεν· οἱ ὀϕθαλμοί σου τὰ ἄνω βλέπουσιν, ὡς <text:s/></text:span><text:line-break/><text:span text:style-name="T2"> ἐάν ποτε καὶ σὺ τοῖς πάθεσι τῆς σαρκὸς ἑαυτὸν ἀτιμάσῃς, <text:s text:c="2"/></text:span></text:p>
      <text:p text:style-name="P6"><text:span text:style-name="T2"><text:s/>9.2.40</text:span></text:p>
      <text:p text:style-name="P5"><text:span text:style-name="T2"><text:s/>γαστρὶ δουλεύων καὶ τοῖς ὑπὸ γαστέρα, παρασυνεβλήθης <text:s/></text:span><text:line-break/><text:span text:style-name="T2"> τοῖς κτήνεσι τοῖς ἀνοήτοις, καὶ ὡμοιώθης αὐτοῖς. ῎Αλλη <text:s/></text:span><text:line-break/><text:span text:style-name="T2"> σοι μέριμνα πρέπουσα, τὰ ἄνω ζητεῖν, οὗ ὁ Χριστός <text:s/></text:span><text:line-break/><text:span text:style-name="T2"> ἐστιν, ὑπὲρ τὰ γήϊνα εἶναι τῇ διανοίᾳ. ‘Ως διεσχηματίσθης, <text:s/></text:span><text:line-break/><text:span text:style-name="T2"> οὕτω διάθου σεαυτοῦ καὶ τὸν βίον. Τὸ πολίτευμα ἔχε ἐν <text:s/></text:span><text:line-break/><text:span text:style-name="T2"> οὐρανοῖς. ’Αληθινή σου πατρὶς ἡ ἄνω ‘Ιερουσαλὴμ, πολῖται <text:s/></text:span><text:line-break/><text:span text:style-name="T2"> καὶ συμϕυλέται οἱ πρωτότοκοι, οἱ ἀπογεγραμμένοι ἐν <text:s/></text:span><text:line-break/><text:span text:style-name="T2"> οὐρανοῖς. <text:s/></text:span></text:p>
      <text:p text:style-name="P6"><text:span text:style-name="T2"><text:s/>9.3.1</text:span></text:p>
      <text:p text:style-name="P5"><text:span text:style-name="T2"><text:s/>’Εξαγαγέτω ἡ γῆ ψυχὴν ζῶσαν. Οὐ τοίνυν ἐναπο- </text:span><text:line-break/><text:span text:style-name="T2"> κειμένη τῇ γῇ ἡ ψυχὴ τῶν ἀλόγων ἐξεϕάνη, ἀλλ' ὁμοῦ τῷ <text:s/></text:span><text:line-break/><text:span text:style-name="T2"> προστάγματι συνυπέστη. Μία δὲ ψυχὴ τῶν ἀλόγων. ῝Εν <text:s/></text:span><text:line-break/><text:span text:style-name="T2"> γὰρ αὐτὴν τὸ χαρακτηρίζον ἐστὶν, ἡ ἀλογία. ’Ιδιώμασι <text:s/></text:span><text:line-break/><text:span text:style-name="T2"> δὲ διαϕόροις ἕκαστον τῶν ζῴων κέκριται. Εὐσταθὴς μὲν <text:s/></text:span><text:line-break/><text:span text:style-name="T2"> γὰρ ὁ βοῦς, νωθὴς δὲ ὁ ὄνος· θερμὸς δὲ ὁ ἵππος πρὸς <text:s/></text:span><text:line-break/><text:span text:style-name="T2"> ἐπιθυμίαν τοῦ θήλεος· ἀτιθάσσευτος ὁ λύκος, καὶ <text:s/></text:span><text:line-break/><text:span text:style-name="T2"> δολερὸν ἡ ἀλώπηξ· δειλὸν ἡ ἔλαϕος· ὁ μύρμηξ ϕιλόπονος· <text:s/></text:span><text:line-break/><text:span text:style-name="T2"> εὐχάριστον ὁ κύων καὶ πρὸς ϕιλίαν μνημονικόν. ‘Ομοῦ τε <text:s text:c="2"/></text:span></text:p>
      <text:p text:style-name="P6"><text:span text:style-name="T2"><text:s/>9.3.10</text:span></text:p>
      <text:p text:style-name="P5"><text:span text:style-name="T2"><text:s/>γὰρ ἐκτίσθη ἕκαστον, καὶ συνεπηγάγετο ἑαυτῷ τῆς <text:s/></text:span><text:line-break/><text:span text:style-name="T2"> ϕύσεως τὸ ἰδίωμα. Συναπεγεννήθη ὁ θυμὸς τῷ λέοντι, τὸ <text:s/></text:span><text:line-break/><text:span text:style-name="T2"> μοναστικὸν αὐτοῦ τῆς ζωῆς, τὸ ἀκοινώνητον πρὸς τὸ <text:s/></text:span><text:line-break/><text:span text:style-name="T2"> ὁμόϕυλον. Οἷον γάρ τις τύραννος τῶν ἀλόγων, διὰ τὴν ἐκ <text:s/></text:span><text:line-break/><text:span text:style-name="T2"> ϕύσεως ὑπεροψίαν, τὴν πρὸς τοὺς πολλοὺς ὁμοτιμίαν οὐ <text:s/></text:span><text:line-break/><text:soft-page-break/><text:span text:style-name="T2"> καταδέχεται. ῞Ος γε οὐδὲ χθιζὴν τροϕὴν προσίεται, οὐδ' <text:s/></text:span><text:line-break/><text:span text:style-name="T2"> ἂν τὰ λείψανα τῆς ἑαυτοῦ θήρας ἐπέλθοι· ᾧ καὶ τηλικαῦτα <text:s/></text:span><text:line-break/><text:span text:style-name="T2"> τῆς ϕωνῆς τὰ ὄργανα ἡ ϕύσις ἐνέθηκεν, ὥστε πολλὰ τῶν <text:s/></text:span><text:line-break/><text:span text:style-name="T2"> ζῴων ὑπερβάλλοντα τῇ ταχύτητι, μόνῳ πολλάκις ἁλίσκεσθαι <text:s/></text:span><text:line-break/><text:span text:style-name="T2"> τῷ βρυχήματι. ‘Ραγδαῖον ἡ πάρδαλις, καὶ ὀξύρροπον ταῖς <text:s/></text:span></text:p>
      <text:p text:style-name="P6"><text:span text:style-name="T2"><text:s/>9.3.20</text:span></text:p>
      <text:p text:style-name="P5"><text:span text:style-name="T2"><text:s/>ὁρμαῖς· ἐπιτήδειον αὐτῇ τὸ σῶμα συνέζευκται τῇ ὑγρότητι <text:s/></text:span><text:line-break/><text:span text:style-name="T2"> καὶ τῷ κούϕῳ τοῖς τῆς ψυχῆς κινήμασι συνεπόμενον. <text:s/></text:span><text:line-break/><text:span text:style-name="T2"> Νωθρὰ ἡ ϕύσις τῆς ἄρκτου, ἰδιότροπον καὶ τὸ ἦθος, ὕπουλον, <text:s/></text:span><text:line-break/><text:span text:style-name="T2"> βαθὺ ἐνδεδυκός. ῞Ομοιον ἠμϕίεσται καὶ τὸ σῶμα, βαρὺ, <text:s/></text:span><text:line-break/><text:span text:style-name="T2"> συμπεπηγὸς, ἀδιάρθρωτον, πρέπον τῷ ὄντι ϕωλάδι <text:s/></text:span><text:line-break/><text:span text:style-name="T2"> κατεψυγμένῃ. ’Εὰν ἐπερχώμεθα τῷ λόγῳ πόση τοῖς ἀλόγοις <text:s/></text:span><text:line-break/><text:span text:style-name="T2"> τούτοις ἐνυπάρχει ἀδίδακτος καὶ ϕυσικὴ τῆς ἑαυτῶν ζωῆς <text:s/></text:span><text:line-break/><text:span text:style-name="T2"> ἐπιμέλεια, ἢ πρὸς τὴν ἡμῶν αὐτῶν ϕυλακὴν καὶ τῆς τῶν <text:s/></text:span><text:line-break/><text:span text:style-name="T2"> ψυχῶν σωτηρίας πρόνοιαν κινηθησόμεθα, ἢ ἐπιπλέον <text:s/></text:span><text:line-break/><text:span text:style-name="T2"> κατακριθησόμεθα, ὅταν εὑρεθῶμεν καὶ τῆς μιμήσεως τῶν <text:s/></text:span></text:p>
      <text:p text:style-name="P6"><text:span text:style-name="T2"><text:s/>9.3.30</text:span></text:p>
      <text:p text:style-name="P5"><text:span text:style-name="T2"><text:s/>ἀλόγων ἀπολειπόμενοι. ῎Αρκτος πολλάκις βαθυτάταις κατα- </text:span><text:line-break/><text:span text:style-name="T2"> τρωθεῖσα πληγαῖς, ἑαυτὴν ἰατρεύει, πάσαις μηχαναῖς τῷ <text:s/></text:span><text:line-break/><text:span text:style-name="T2"> ϕλόμῳ τούτῳ ξηρὰν τὴν ϕύσιν ἔχοντι τὰς ὠτειλὰς παρα- </text:span><text:line-break/><text:span text:style-name="T2"> βύουσα. ῎Ιδοις δ' ἂν καὶ ἀλώπεκα τῷ δακρύῳ τῆς πίτυος <text:s/></text:span><text:line-break/><text:span text:style-name="T2"> ἑαυτὴν ἰωμένην. Χελώνη δὲ σαρκῶν ἐχίδνης ἐμϕορηθεῖσα, <text:s text:c="2"/></text:span><text:line-break/><text:span text:style-name="T2"> διὰ τῆς τοῦ ὀριγάνου ἀντιπαθείας ϕεύγει τὴν βλάβην τοῦ <text:s/></text:span><text:line-break/><text:span text:style-name="T2"> ἰοβόλου. Καὶ ὄϕις τὴν ἐν τοῖς ὀϕθαλμοῖς βλάβην ἐξιᾶται <text:s/></text:span><text:line-break/><text:span text:style-name="T2"> βοσκηθεὶς μάραθρον. Αἱ δὲ προγνώσεις τῆς περὶ τὸν ἀέρα <text:s/></text:span><text:line-break/><text:span text:style-name="T2"> μεταβολῆς ποίαν οὐχὶ σύνεσιν λογικὴν ἀποκρύπτουσιν; <text:s/></text:span><text:line-break/><text:span text:style-name="T2"> ῞Οπου γε τὸ μὲν πρόβατον, χειμῶνος προσιόντος, λάβρως <text:s/></text:span></text:p>
      <text:p text:style-name="P6"><text:span text:style-name="T2"><text:s/>9.3.40</text:span></text:p>
      <text:p text:style-name="P5"><text:span text:style-name="T2"><text:s/>τὴν τροϕὴν ἐπεμβάλλεται, ὥσπερ ἐπισιτιζόμενον πρὸς τὴν <text:s/></text:span><text:line-break/><text:span text:style-name="T2"> μέλλουσαν ἔνδειαν. Βόες δὲ κατακεκλεισμένοι χρονίως ἐν <text:s/></text:span><text:line-break/><text:span text:style-name="T2"> ὥρᾳ χειμερινῇ, ἤδη ποτὲ τοῦ ἔαρος προσιόντος, τῇ ϕυσικῇ <text:s/></text:span><text:line-break/><text:span text:style-name="T2"> αἰσθήσει τὴν μεταβολὴν ἐκδεχόμενοι, ἐκ τῶν βοοστασίων <text:s/></text:span><text:line-break/><text:span text:style-name="T2"> πρὸς τὰς ἐξόδους ὁρῶσι, πάντες ὑϕ' ἑνὶ συνθήματι μετα- </text:span><text:line-break/><text:span text:style-name="T2"> βαλόντες τὸ σχῆμα. ῎Ηδη δέ τινες τῶν ϕιλοπόνων καὶ <text:s/></text:span><text:line-break/><text:span text:style-name="T2"> τὸν χερσαῖον ἐχῖνον ἐτήρησαν διπλᾶς ἀναπνοὰς τῇ ἑαυτοῦ <text:s/></text:span><text:line-break/><text:span text:style-name="T2"> καταδύσει μηχανησάμενον, καὶ μέλλοντος μὲν βορέου πνεῖν, <text:s/></text:span><text:line-break/><text:soft-page-break/><text:span text:style-name="T2"> ἀποϕράσσοντα τὴν ἀρκτῴαν· νότου δὲ πάλιν μεταλαμβά- </text:span><text:line-break/><text:span text:style-name="T2"> νοντος, εἰς τὴν προσάρκτιον μεταβαίνοντα. Τί διὰ τούτων <text:s/></text:span></text:p>
      <text:p text:style-name="P6"><text:span text:style-name="T2"><text:s/>9.3.50</text:span></text:p>
      <text:p text:style-name="P5"><text:span text:style-name="T2"><text:s/>ἡμῖν ὑποδείκνυται τοῖς ἀνθρώποις; Οὐ μόνον τὸ διὰ πάντων <text:s/></text:span><text:line-break/><text:span text:style-name="T2"> διήκειν τοῦ κτίσαντος ἡμᾶς τὴν ἐπιμέλειαν, ἀλλὰ καὶ τὸ <text:s/></text:span><text:line-break/><text:span text:style-name="T2"> παρὰ τοῖς ἀλόγοις εἰναί τινα τοῦ μέλλοντος αἴσθησιν, <text:s text:c="2"/></text:span><text:line-break/><text:span text:style-name="T2"> ὥστε καὶ ἡμᾶς μὴ τῇ παρούσῃ ζωῇ προστετηκέναι, ἀλλ' <text:s/></text:span><text:line-break/><text:span text:style-name="T2"> ὑπὲρ τοῦ μέλλοντος αἰῶνος τὴν πᾶσαν ἔχειν σπουδήν. Οὐ <text:s/></text:span><text:line-break/><text:span text:style-name="T2"> ϕιλοπονήσεις περὶ σεαυτοῦ, ἄνθρωπε; οὐκ ἐν τῷ παρόντι <text:s/></text:span><text:line-break/><text:span text:style-name="T2"> αἰῶνι προαποθήσεις τὰς τοῦ μέλλοντος ἀναπαύσεις, πρὸς τὸ <text:s/></text:span><text:line-break/><text:span text:style-name="T2"> ὑπόδειγμα τοῦ μύρμηκος ἀποβλέψας; ῝Ος ἐν θέρει τὴν <text:s/></text:span><text:line-break/><text:span text:style-name="T2"> χειμέριον τροϕὴν ἑαυτῷ θησαυρίζει, καὶ οὐχ ὅτι μήπω <text:s/></text:span><text:line-break/><text:span text:style-name="T2"> πάρεστι τὰ τοῦ χειμῶνος λυπηρὰ, διὰ ῥᾳθυμίας παραπέμπει <text:s/></text:span></text:p>
      <text:p text:style-name="P6"><text:span text:style-name="T2"><text:s/>9.3.60</text:span></text:p>
      <text:p text:style-name="P5"><text:span text:style-name="T2"><text:s/>τὸν χρόνον· ἀλλὰ σπουδῇ τινι ἀπαραιτήτῳ πρὸς τὴν ἐργασίαν <text:s/></text:span><text:line-break/><text:span text:style-name="T2"> ἑαυτὸν κατατείνει, ἕως ἂν τὴν ἀρκοῦσαν τροϕὴν ἐναπόθηται <text:s/></text:span><text:line-break/><text:span text:style-name="T2"> τοῖς ταμιείοις· καὶ οὐδὲ τοῦτο ῥᾳθύμως, ἀλλὰ σοϕῇ τινι <text:s/></text:span><text:line-break/><text:span text:style-name="T2"> ἐπινοίᾳ τὴν τροϕὴν ἐπιπλεῖστον διαρκεῖν μηχανώμενος. <text:s/></text:span><text:line-break/><text:span text:style-name="T2"> Διακόπτει γὰρ ταῖς ἑαυτοῦ χηλαῖς τῶν καρπῶν τὸ μεσαίτατον, <text:s/></text:span><text:line-break/><text:span text:style-name="T2"> ὡς ἂν μὴ ἐκϕυέντες ἄχρηστοι πρὸς τροϕὴν αὐτῷ γένοιντο. <text:s/></text:span><text:line-break/><text:span text:style-name="T2"> Καὶ διαψύχει τούτους, ὅταν αἴσθηται αὐτῶν διαβρόχων· <text:s/></text:span><text:line-break/><text:span text:style-name="T2"> καὶ οὐκ ἐν παντὶ προβάλλει καιρῷ, ἀλλ' ὅταν προαίσθηται <text:s/></text:span><text:line-break/><text:span text:style-name="T2"> τοῦ ἀέρος ἐν εὐδινῇ καταστάσει ϕυλαττομένου. ’Αμέλει <text:s/></text:span></text:p>
      <text:p text:style-name="P6"><text:span text:style-name="T2"><text:s/>9.3.69</text:span></text:p>
      <text:p text:style-name="P5"><text:span text:style-name="T2"><text:s/>οὐκ ἂν ἴδοις ὄμβρον ἐκ νεϕῶν ἐπιρρυέντα παρ' ὅσον χρόνον <text:s/></text:span></text:p>
      <text:p text:style-name="P6"><text:span text:style-name="T2"><text:s/>9.3.70</text:span></text:p>
      <text:p text:style-name="P5"><text:span text:style-name="T2"><text:s/>ἐκ τῶν μυρμήκων ὁ σῖτος προβέβληται. Τίς ἐϕίκηται <text:s/></text:span><text:line-break/><text:span text:style-name="T2"> λόγος; ποία χωρήσει ἀκοή; τίς ἐξαρκέσει χρόνος πάντα <text:s/></text:span><text:line-break/><text:span text:style-name="T2"> εἰπεῖν καὶ διηγήσασθαι τοῦ τεχνίτου τὰ θαύματα; Εἴπωμεν <text:s/></text:span><text:line-break/><text:span text:style-name="T2"> καὶ ἡμεῖς μετὰ τοῦ προϕήτου, ‘Ως ἐμεγαλύνθη τὰ ἔργα σου, <text:s text:c="2"/></text:span><text:line-break/><text:span text:style-name="T2"> Κύριε· πάντα ἐν σοϕίᾳ ἐποίησας. Οὐ τοίνυν ἡμῖν πρὸς <text:s/></text:span><text:line-break/><text:span text:style-name="T2"> ἀπολογίαν αὔταρκες, τὸ μὴ γράμμασι διδαχθῆναι τὰ συμϕέ- </text:span><text:line-break/><text:span text:style-name="T2"> ροντα, τῷ ἀδιδάκτῳ τῆς ϕύσεως νόμῳ τὴν τοῦ λυσι- </text:span><text:line-break/><text:span text:style-name="T2"> τελοῦντος αἵρεσιν δεξαμένοις. Οἶδας τί ποιήσεις τῷ πλησίον <text:s/></text:span><text:line-break/><text:span text:style-name="T2"> καλόν; ῝Ο σεαυτῷ βούλει παρ' ἑτέρου γενέσθαι. Οἶδας ὅ τι <text:s/></text:span><text:line-break/><text:span text:style-name="T2"> ποτέ ἐστι τὸ κακόν; ῝Ο οὐκ ἂν αὐτὸς παθεῖν ἕλοιο παρ' <text:s/></text:span></text:p>
      <text:p text:style-name="P6"><text:soft-page-break/><text:span text:style-name="T2"><text:s/>9.3.80</text:span></text:p>
      <text:p text:style-name="P5"><text:span text:style-name="T2"><text:s/>ἑτέρου. Οὐδεμία ῥιζοτομικὴ τέχνη, οὐδὲ ἐμπειρία βοτανικὴ <text:s/></text:span><text:line-break/><text:span text:style-name="T2"> τῶν ὠϕελίμων τοῖς ἀλόγοις τὴν διδασκαλίαν ἐξεῦρεν, ἀλλὰ <text:s/></text:span><text:line-break/><text:span text:style-name="T2"> ϕυσικῶς ἕκαστον τῶν ζῴων τῆς οἰκείας ἐστὶ σωτηρίας <text:s/></text:span><text:line-break/><text:span text:style-name="T2"> ποριστικὸν, καὶ ἄρρητόν τινα κέκτηται τὴν πρὸς τὸ κατὰ <text:s/></text:span><text:line-break/><text:span text:style-name="T2"> ϕύσιν οἰκείωσιν. <text:s/></text:span></text:p>
      <text:p text:style-name="P6"><text:span text:style-name="T2"><text:s/>9.4.1</text:span></text:p>
      <text:p text:style-name="P5"><text:span text:style-name="T2"><text:s/>Εἰσὶ δὲ καὶ παρ' ἡμῖν αἱ ἀρεταὶ κατὰ ϕύσιν, πρὸς <text:s/></text:span><text:line-break/><text:span text:style-name="T2"> ἃς ἡ οἰκείωσις τῆς ψυχῆς οὐκ ἐκ διδασκαλίας ἀνθρώπων, <text:s/></text:span><text:line-break/><text:span text:style-name="T2"> ἀλλ' ἐξ αὐτῆς τῆς ϕύσεως ἐνυπάρχει. ‘Ως γὰρ οὐδεὶς <text:s/></text:span><text:line-break/><text:span text:style-name="T2"> ἡμᾶς λόγος διδάσκει τὴν νόσον μισεῖν, ἀλλ' αὐτόματον <text:s/></text:span><text:line-break/><text:span text:style-name="T2"> ἔχομεν τὴν πρὸς τὰ λυποῦντα διαβολήν· οὕτω καὶ τῇ <text:s/></text:span><text:line-break/><text:span text:style-name="T2"> ψυχῇ ἔστι τις ἀδίδακτος ἔκκλισις τοῦ κακοῦ. Κακὸν δὲ <text:s/></text:span><text:line-break/><text:span text:style-name="T2"> πᾶν ἀρρωστία ψυχῆς, ἡ δὲ ἀρετὴ λόγον ὑγιείας ἐπέχει. <text:s/></text:span><text:line-break/><text:span text:style-name="T2"> Καλῶς γὰρ ὡρίσαντό τινες ὑγίειαν εἶναι τὴν εὐστάθειαν <text:s/></text:span><text:line-break/><text:span text:style-name="T2"> τῶν κατὰ ϕύσιν ἐνεργειῶν. ῝Ο καὶ ἐπὶ τῆς κατὰ ψυχὴν <text:s text:c="2"/></text:span></text:p>
      <text:p text:style-name="P6"><text:span text:style-name="T2"><text:s/>9.4.10</text:span></text:p>
      <text:p text:style-name="P5"><text:span text:style-name="T2"><text:s/>εὐεξίας εἰπὼν, οὐχ ἁμαρτήσει τοῦ πρέποντος. ῞Οθεν ὀρεκ- </text:span><text:line-break/><text:span text:style-name="T2"> τικὴ τοῦ οἰκείου καὶ κατὰ ϕύσιν αὐτῇ ἀδιδάκτως <text:s/></text:span><text:line-break/><text:span text:style-name="T2"> ἐστὶν ἡ ψυχή. Διὸ ἐπαινετὴ πᾶσιν ἡ σωϕροσύνη· καὶ <text:s/></text:span><text:line-break/><text:span text:style-name="T2"> ἀποδεκτὴ ἡ δικαιοσύνη· καὶ θαυμαστὴ ἡ ἀνδρεία· καὶ ἡ <text:s/></text:span><text:line-break/><text:span text:style-name="T2"> ϕρόνησις περισπούδαστος. ῝Α οἰκειότερά ἐστι τῇ ψυχῇ <text:s/></text:span><text:line-break/><text:span text:style-name="T2"> μᾶλλον, ἢ τῷ σώματι ἡ ὑγεία. Τὰ τέκνα, ἀγαπᾶτε τοὺς <text:s/></text:span><text:line-break/><text:span text:style-name="T2"> πατέρας. Οἱ γονεῖς, μὴ παροργίζετε τὰ τέκνα. Μὴ καὶ ἡ <text:s/></text:span><text:line-break/><text:span text:style-name="T2"> ϕύσις ταῦτα οὐ λέγει; Οὐδὲν καινὸν παραινεῖ Παῦλος, <text:s/></text:span><text:line-break/><text:span text:style-name="T2"> ἀλλὰ τὰ δεσμὰ τῆς ϕύσεως ἐπισϕίγγει. Εἰ ἡ λέαινα στέργει <text:s/></text:span><text:line-break/><text:span text:style-name="T2"> τὰ ἐξ αὐτῆς, καὶ λύκος ὑπὲρ σκυλάκων μάχεται, τί <text:s/></text:span></text:p>
      <text:p text:style-name="P6"><text:span text:style-name="T2"><text:s/>9.4.20</text:span></text:p>
      <text:p text:style-name="P5"><text:span text:style-name="T2"><text:s/>εἴπῃ ἄνθρωπος καὶ τῆς ἐντολῆς παρακούων καὶ τὴν <text:s/></text:span><text:line-break/><text:span text:style-name="T2"> ϕύσιν παραχαράσσων, ὅταν ἢ παῖς ἀτιμάζῃ γῆρας πατρὸς, <text:s/></text:span><text:line-break/><text:span text:style-name="T2"> ἢ πατὴρ διὰ δευτέρων γάμων τῶν προτέρων παίδων <text:s/></text:span><text:line-break/><text:span text:style-name="T2"> ἐπιλανθάνηται; ’Αμήχανός ἐστιν ἡ στοργὴ τοῖς ἀλόγοις <text:s/></text:span><text:line-break/><text:span text:style-name="T2"> τέκνων καὶ γονέων πρὸς ἄλληλα, διότι ὁ δημιουργήσας αὐτὰ <text:s/></text:span><text:line-break/><text:span text:style-name="T2"> Θεὸς τὴν τοῦ λόγου ἔλλειψιν διὰ τῆς τῶν αἰσθητηρίων <text:s/></text:span><text:line-break/><text:span text:style-name="T2"> περιουσίας παρεμυθήσατο. Πόθεν γὰρ ἐν μυρίοις προβάτοις <text:s/></text:span><text:line-break/><text:span text:style-name="T2"> ἀρνειὸς τῶν σηκῶν ἐξαλλόμενος οἶδε μὲν τὴν χροίαν αὐτὴν <text:s/></text:span><text:line-break/><text:soft-page-break/><text:span text:style-name="T2"> καὶ τὴν ϕωνὴν τῆς μητρὸς, καὶ πρὸς αὐτὴν ἐπείγεται, <text:s/></text:span><text:line-break/><text:span text:style-name="T2"> ἐπιζητεῖ δὲ τὰς οἰκείας πηγὰς τοῦ γάλακτος; Κἂν πενιχραῖς <text:s/></text:span></text:p>
      <text:p text:style-name="P6"><text:span text:style-name="T2"><text:s/>9.4.30</text:span></text:p>
      <text:p text:style-name="P5"><text:span text:style-name="T2"><text:s/>ταῖς μητρῴαις περιτύχῃ θηλαῖς, ἐκείναις ἀρκεῖται, πολλὰ <text:s/></text:span><text:line-break/><text:span text:style-name="T2"> παραδραμὼν οὔθατα βαρυνόμενα. Καὶ ἡ μήτηρ ἐν μυρίοις <text:s/></text:span><text:line-break/><text:span text:style-name="T2"> ἄρνασιν ἐπιγινώσκει τὸ ἴδιον; Φωνὴ μία, χρόα ἡ αὐτὴ, ὀσμὴ <text:s text:c="2"/></text:span><text:line-break/><text:span text:style-name="T2"> παρὰ πάντων ὁμοία, ὅσον τῇ ἡμετέρᾳ ὀσϕρήσει παρίσταται, <text:s/></text:span><text:line-break/><text:span text:style-name="T2"> ἀλλ' ὅμως ἐστί τις αὐτοῖς αἴσθησις τῆς ἡμετέρας καταλήψεως <text:s/></text:span><text:line-break/><text:span text:style-name="T2"> ὀξυτέρα, καθ' ἣν ἑκάστῳ πάρεστιν ἡ τοῦ οἰκείου διά- </text:span><text:line-break/><text:span text:style-name="T2"> γνωσις. Οὔπω οἱ ὀδόντες τῷ σκύλακι, καὶ ὅμως διὰ τοῦ <text:s/></text:span><text:line-break/><text:span text:style-name="T2"> στόματος ἀμύνεται τὸν λυπήσαντα. Οὔπω τὰ κέρατα τῷ <text:s/></text:span><text:line-break/><text:span text:style-name="T2"> μόσχῳ, καὶ οἶδε ποῦ τὰ ὅπλα αὐτῷ ἐμϕυήσεται. Ταῦτα <text:s/></text:span><text:line-break/><text:span text:style-name="T2"> ἀπόδειξιν ἔχει τοῦ ἀδιδάκτους εἶναι τὰς ϕύσεις ἁπάντων, <text:s/></text:span></text:p>
      <text:p text:style-name="P6"><text:span text:style-name="T2"><text:s/>9.4.40</text:span></text:p>
      <text:p text:style-name="P5"><text:span text:style-name="T2"><text:s/>καὶ μηδὲν εἶναι ἄτακτον μηδὲ ἀόριστον ἐν τοῖς οὖσιν, ἀλλὰ <text:s/></text:span><text:line-break/><text:span text:style-name="T2"> πάντα ἴχνη ϕέρειν τῆς τοῦ ποιήσαντος σοϕίας, ἐν ἑαυτοῖς <text:s/></text:span><text:line-break/><text:span text:style-name="T2"> δεικνύντα ὅτι ἐμπαράσκευα πρὸς τὴν ϕυλακὴν τῆς οἰκείας <text:s/></text:span><text:line-break/><text:span text:style-name="T2"> αὐτῶν σωτηρίας παρήχθη. Λόγου μὲν ἄμοιρος ὁ κύων, <text:s/></text:span><text:line-break/><text:span text:style-name="T2"> ἰσοδυναμοῦσαν δὲ ὅμως τῷ λόγῳ αἴσθησιν ἔχει. ῝Α γὰρ οἱ <text:s/></text:span><text:line-break/><text:span text:style-name="T2"> κατὰ πολλὴν σχολὴν τοῦ βίου καθεζόμενοι μόλις ἐξεῦρον <text:s/></text:span><text:line-break/><text:span text:style-name="T2"> οἱ τοῦ κόσμου σοϕοὶ, τὰς τῶν συλλογισμῶν λέγω πλοκὰς, <text:s/></text:span><text:line-break/><text:span text:style-name="T2"> ταῦτα δείκνυται παρὰ τῆς ϕύσεως ὁ κύων πεπαιδευμένος. <text:s/></text:span><text:line-break/><text:span text:style-name="T2"> Τὸ γὰρ ἴχνος τοῦ θηρίου διερευνώμενος, ἐπειδὰν εὕρῃ αὐτὸ <text:s/></text:span><text:line-break/><text:span text:style-name="T2"> πολυτρόπως σχιζόμενον, τὰς ἑκασταχοῦ ϕερούσας ἐκτροπὰς <text:s/></text:span></text:p>
      <text:p text:style-name="P6"><text:span text:style-name="T2"><text:s/>9.4.50</text:span></text:p>
      <text:p text:style-name="P5"><text:span text:style-name="T2"><text:s/>ἐπελθὼν, μονονουχὶ τὴν συλλογιστικὴν ϕωνὴν ἀϕίησι δι' <text:s/></text:span><text:line-break/><text:span text:style-name="T2"> ὧν πράσσει· ἢ τήνδε, ϕησὶν, ἐτράπη τὸ θηρίον, ἢ τήνδε, <text:s/></text:span><text:line-break/><text:span text:style-name="T2"> ἢ ἐπὶ τόδε τὸ μέρος· ἀλλὰ μὴν οὔτε τήνδε, οὔτε τήνδε, <text:s/></text:span><text:line-break/><text:span text:style-name="T2"> λειπόμενόν ἐστι τῇδε ὡρμῆσθαι αὐτό· καὶ οὕτως τῇ <text:s/></text:span><text:line-break/><text:span text:style-name="T2"> ἀναιρέσει τῶν ψευδῶν εὑρίσκει τὸ ἀληθές. Τί περισσότερον <text:s/></text:span><text:line-break/><text:span text:style-name="T2"> ποιοῦσιν οἱ ἐπὶ τῶν διαγραμμάτων σεμνῶς καθεζόμενοι, <text:s text:c="2"/></text:span><text:line-break/><text:span text:style-name="T2"> καὶ τὴν κόνιν καταχαράσσοντες, τριῶν προτάσεων ἀναι- </text:span><text:line-break/><text:span text:style-name="T2"> ροῦντες τὰς δύο, καὶ ἐν τῇ λειπομένῃ τὸ ἀληθὲς ἐξευρί- </text:span><text:line-break/><text:span text:style-name="T2"> σκοντες; Τὸ δὲ μνημονικὸν τῆς χάριτος τοῦ ζῴου, τίνα τῶν <text:s/></text:span><text:line-break/><text:span text:style-name="T2"> ἀχαρίστων πρὸς εὐεργέτας οὐ καταισχύνει; ῞Οπου γε καὶ <text:s/></text:span></text:p>
      <text:p text:style-name="P6"><text:span text:style-name="T2"><text:s/>9.4.60</text:span></text:p>
      <text:p text:style-name="P5"><text:soft-page-break/><text:span text:style-name="T2"><text:s/>ϕονευθεῖσι δεσπόταις κατ' ἐρημίαν, πολλοὶ τῶν κυνῶν <text:s/></text:span><text:line-break/><text:span text:style-name="T2"> ἐπαποθανόντες μνημονεύονται. ῎Ηδη δέ τινες ἐπὶ θερμῷ <text:s/></text:span><text:line-break/><text:span text:style-name="T2"> τῷ πάθει καὶ ὁδηγοὶ τοῖς ἐκζητοῦσι τοὺς ϕονέας ἐγένοντο, <text:s/></text:span><text:line-break/><text:span text:style-name="T2"> καὶ ὑπὸ τὴν δίκην ἀχθῆναι τοὺς κακούργους ἐποίησαν. <text:s/></text:span><text:line-break/><text:span text:style-name="T2"> Τί εἴπωσιν οἱ τὸν ποιήσαντα αὐτοὺς καὶ τρέϕοντα Κύριον <text:s/></text:span><text:line-break/><text:span text:style-name="T2"> οὐ μόνον οὐκ ἀγαπῶντες, ἀλλὰ καὶ ϕίλοις κεχρημένοι <text:s/></text:span><text:line-break/><text:span text:style-name="T2"> τοῖς λαλοῦσι κατὰ τοῦ Θεοῦ ἀδικίαν, καὶ τῆς αὐτῆς αὐτοῖς <text:s/></text:span><text:line-break/><text:span text:style-name="T2"> τραπέζης μετέχοντες, καὶ παρ' αὐτὴν τὴν τροϕὴν τῶν κατὰ <text:s/></text:span><text:line-break/><text:span text:style-name="T2"> τοῦ τρέϕοντος βλασϕημιῶν ἀνεχόμενοι; <text:s/></text:span></text:p>
      <text:p text:style-name="P6"><text:span text:style-name="T2"><text:s/>9.5.1</text:span></text:p>
      <text:p text:style-name="P5"><text:span text:style-name="T2"><text:s/>’Αλλ' ἐπὶ τὴν θεωρίαν τῆς κτίσεως ἐπανίωμεν. Τὰ <text:s/></text:span><text:line-break/><text:span text:style-name="T2"> εὐαλωτότερα τῶν ζῴων, πολυγονώτερα. Διὰ τοῦτο πολυτόκοι <text:s/></text:span><text:line-break/><text:span text:style-name="T2"> λαγωοὶ, καὶ αἶγες ἄγριαι, καὶ πρόβατα ἄγρια διδυμοτόκα, <text:s/></text:span><text:line-break/><text:span text:style-name="T2"> ἵνα μὴ ἐπιλείπῃ τὸ γένος ὑπὸ τῶν ὠμοβόρων ἐκδαπανώμε- </text:span><text:line-break/><text:span text:style-name="T2"> νον. Τὰ δὲ ϕθαρτικὰ τῶν ἄλλων, ὀλιγοτόκα. ῞Οθεν λέοντος <text:s text:c="2"/></text:span><text:line-break/><text:span text:style-name="T2"> ἑνὸς μόλις ἡ λέαινα μήτηρ γίνεται. Ταῖς γὰρ ἀκμαῖς τῶν <text:s/></text:span><text:line-break/><text:span text:style-name="T2"> ὀνύχων διασπαράξας τὴν μήτραν, οὕτω πρόεισιν, ὥς ϕασι· <text:s/></text:span><text:line-break/><text:span text:style-name="T2"> καὶ ἔχιδναι τὰς μήτρας ἐκϕαγοῦσαι προέρχονται, πρέποντας <text:s/></text:span><text:line-break/><text:span text:style-name="T2"> τῇ γεννησαμένῃ τοὺς μισθοὺς ἐκτιννύουσαι. Οὕτως οὐδὲν <text:s/></text:span></text:p>
      <text:p text:style-name="P6"><text:span text:style-name="T2"><text:s/>9.5.10</text:span></text:p>
      <text:p text:style-name="P5"><text:span text:style-name="T2"><text:s/>ἀπρονόητον ἐν τοῖς οὖσιν, οὐδὲ τῆς ἐπιβαλούσης αὐτοῖς <text:s/></text:span><text:line-break/><text:span text:style-name="T2"> ἐπιμελείας ἄμοιρα. Κἂν αὐτὰ τὰ μέλη τῶν ζῴων καταμάθῃς, <text:s/></text:span><text:line-break/><text:span text:style-name="T2"> εὑρήσεις ὅτι οὔτε περιττόν τι ὁ κτίσας προσέθηκεν, οὔτε <text:s/></text:span><text:line-break/><text:span text:style-name="T2"> ἀϕεῖλε τῶν ἀναγκαίων. Τοῖς σαρκοϕάγοις ζῴοις ὀξεῖς <text:s/></text:span><text:line-break/><text:span text:style-name="T2"> τοὺς ὀδόντας ἐνήρμοσε· τοιούτων γὰρ ἦν χρεία πρὸς <text:s/></text:span><text:line-break/><text:span text:style-name="T2"> τὸ τῆς τροϕῆς εἶδος. ῝Α δὲ ἐξ ἡμισείας ὥπλισται τοῖς <text:s/></text:span><text:line-break/><text:span text:style-name="T2"> ὀδοῦσι, πολλαῖς καὶ ποικίλαις ἀποθήκαις τῶν τροϕῶν <text:s/></text:span><text:line-break/><text:span text:style-name="T2"> παρεσκεύασε. Διὰ γὰρ τὸ παρὰ τὴν πρώτην μὴ ἀρκούντως <text:s/></text:span><text:line-break/><text:span text:style-name="T2"> καταλεπτύνεσθαι τὴν τροϕὴν, ἔδωκεν αὐτοῖς τὸ καταποθὲν <text:s/></text:span><text:line-break/><text:span text:style-name="T2"> πάλιν ἀναπεμπάζεσθαι, ὥστε καταλεανθὲν τῷ μηρυκισμῷ <text:s/></text:span></text:p>
      <text:p text:style-name="P6"><text:span text:style-name="T2"><text:s/>9.5.20</text:span></text:p>
      <text:p text:style-name="P5"><text:span text:style-name="T2"><text:s/>προσοικειοῦσθαι τῷ τρεϕομένῳ. Στόμαχοι καὶ ἐχῖνοι, καὶ <text:s text:c="2"/></text:span><text:line-break/><text:span text:style-name="T2"> κεκρύϕαλοι, καὶ ἔνυστρα, οὐκ ἀργῶς ἔγκειται τῶν ζῴων <text:s/></text:span><text:line-break/><text:span text:style-name="T2"> τοῖς ἔχουσιν, ἀλλ' ἀναγκαίων χρείαν ἕκαστον ἐκπληροῖ. <text:s/></text:span><text:line-break/><text:span text:style-name="T2"> Μακρὸς ὁ τράχηλος τῆς καμήλου, ἵνα τοῖς ποσὶν ἐξισάζηται <text:s/></text:span><text:line-break/><text:span text:style-name="T2"> καὶ ἐϕικνῆται τῆς βοτάνης ἐξ ἧς ἀποζῇ. Βραχὺς καὶ τοῖς <text:s/></text:span><text:line-break/><text:soft-page-break/><text:span text:style-name="T2"> ὤμοις ἐνδεδυκὼς ὁ τράχηλος τῆς ἄρκτου· καὶ λέοντος δὲ, <text:s/></text:span><text:line-break/><text:span text:style-name="T2"> καὶ τίγριδος, καὶ τῶν λοιπῶν, ὅσα τούτου τοῦ γένους· ὅτι <text:s/></text:span><text:line-break/><text:span text:style-name="T2"> οὐκ ἐκ τῆς πόας αὐτοῖς ἡ τροϕὴ, οὐδὲ ἀνάγκη πρὸς τὴν <text:s/></text:span><text:line-break/><text:span text:style-name="T2"> γῆν κατακύπτειν, σαρκοϕάγοις οὖσι, καὶ ἐκ τῆς ἄγρας τῶν <text:s/></text:span><text:line-break/><text:span text:style-name="T2"> ζῴων διαρκουμένοις. Τί βούλεται ἡ προνομαία τῷ ἐλέϕαντι; <text:s/></text:span></text:p>
      <text:p text:style-name="P6"><text:span text:style-name="T2"><text:s/>9.5.30</text:span></text:p>
      <text:p text:style-name="P5"><text:span text:style-name="T2"><text:s/>῞Οτι μέγα τὸ ζῷον, καὶ τῶν χερσαίων τὸ μέγιστον, εἰς τὴν <text:s/></text:span><text:line-break/><text:span text:style-name="T2"> τῶν ἐντυγχανόντων ἔκπληξιν παραχθὲν, πολύσαρκον ἐχρῆν <text:s/></text:span><text:line-break/><text:span text:style-name="T2"> εἶναι καὶ συμπεϕορημένον τὸ σῶμα. Τούτῳ εἰ μέγας καὶ <text:s/></text:span><text:line-break/><text:span text:style-name="T2"> ἀναλογῶν τοῖς ποσὶν ὁ τράχηλος προσετέθη, δυσμεταχείρισ- </text:span><text:line-break/><text:span text:style-name="T2"> τος ἂν ἦν, τῷ ὑπερβάλλοντι βάρει καταρρέπων ἀεὶ πρὸς τὸ <text:s/></text:span><text:line-break/><text:span text:style-name="T2"> κάτω. Νῦν δὲ ἡ μὲν κεϕαλὴ δι' ὀλίγων τῶν τοῦ αὐχένος <text:s/></text:span><text:line-break/><text:span text:style-name="T2"> σϕονδύλων πρὸς τὴν ῥάχιν συνάπτεται· ἔχει δὲ τὴν <text:s/></text:span><text:line-break/><text:span text:style-name="T2"> προνομαίαν, τὴν τοῦ τραχήλου χρείαν ἀποπληροῦσαν, δι' <text:s/></text:span><text:line-break/><text:span text:style-name="T2"> ἧς καὶ τὴν τροϕὴν προσάγεται, καὶ τὸ ποτὸν ἀνιμᾶται. <text:s/></text:span><text:line-break/><text:span text:style-name="T2"> ’Αλλὰ καὶ ἀδιάρθρωτοι αὐτῷ οἱ πόδες, οἱονεὶ κίονες ἡνωμένοι, <text:s/></text:span></text:p>
      <text:p text:style-name="P6"><text:span text:style-name="T2"><text:s/>9.5.40</text:span></text:p>
      <text:p text:style-name="P5"><text:span text:style-name="T2"><text:s/>τὸ βάρος ὑποστηρίζουσιν. Εἰ γὰρ χαῦνα αὐτῷ καὶ δίυγρα <text:s/></text:span><text:line-break/><text:span text:style-name="T2"> ὑπετέθη τὰ κῶλα, συνεχεῖς ἂν ἐγίνοντο τῶν ἄρθρων αἱ <text:s/></text:span><text:line-break/><text:span text:style-name="T2"> ἐκτροπαὶ, συνοκλάζοντος καὶ διανισταμένου κουϕίζειν τὸ <text:s/></text:span><text:line-break/><text:span text:style-name="T2"> βάρος μὴ ἐξαρκούντων. Νῦν δὲ βραχὺς ἀστράγαλος <text:s/></text:span><text:line-break/><text:span text:style-name="T2"> ὑπόκειται τῷ ποδὶ τοῦ ἐλέϕαντος, οὔτε μέντοι εἰς ἀγκύλην, <text:s text:c="2"/></text:span><text:line-break/><text:span text:style-name="T2"> οὔτε εἰς γόνυ διήρθρωται. Οὐ γὰρ ἂν ὑπήνεγκε τὸ τῶν <text:s/></text:span><text:line-break/><text:span text:style-name="T2"> ἄρθρων ὀλισθηρὸν τὴν πολυσαρκίαν τοῦ ζῴου πολλὴν αὐτῷ <text:s/></text:span><text:line-break/><text:span text:style-name="T2"> περικεχυμένην καὶ περιτρέμουσαν. ῞Οθεν χρεία γέγονε τοῦ <text:s/></text:span><text:line-break/><text:span text:style-name="T2"> μυκτῆρος ἐκείνου μέχρι ποδῶν καθιεμένου. Οὐχ ὁρᾷς ἐν <text:s/></text:span><text:line-break/><text:span text:style-name="T2"> τοῖς πολέμοις, ὅτι οἱονεὶ πύργοι τινὲς ἔμψυχοι τῆς ϕάλαγγος <text:s/></text:span></text:p>
      <text:p text:style-name="P6"><text:span text:style-name="T2"><text:s/>9.5.50</text:span></text:p>
      <text:p text:style-name="P5"><text:span text:style-name="T2"><text:s/>προηγοῦνται; ἢ βουνοί τινες σάρκινοι, ἀνυπόστατον ἔχοντες <text:s/></text:span><text:line-break/><text:span text:style-name="T2"> τὴν ὁρμὴν, τῶν ἐναντίων τὸν συνασπισμὸν διακόπτουτιν; <text:s/></text:span><text:line-break/><text:span text:style-name="T2"> Οἷς εἰ μὴ ἦν ἀναλογοῦντα τὰ κάτω, πρὸς οὐδένα ἂν χρόνον <text:s/></text:span><text:line-break/><text:span text:style-name="T2"> τὸ ζῷον διήρκεσε. Νῦν δὲ ἤδη τινὲς ἱστοροῦσι καὶ τριακόσια <text:s/></text:span><text:line-break/><text:span text:style-name="T2"> ἔτη καὶ πλείω τούτων βιοῦν τὸν ἐλέϕαντα· διὰ τοῦτο <text:s/></text:span><text:line-break/><text:span text:style-name="T2"> συμπεπηγὸς καὶ οὐ διηρθρωμένον τὰ κῶλα. Τὴν δὲ τροϕὴν, <text:s/></text:span><text:line-break/><text:span text:style-name="T2"> ὥσπερ ἔϕαμεν, ἡ προνομαία χαμόθεν ἐπὶ τὸ ὕψος δια- </text:span><text:line-break/><text:span text:style-name="T2"> κομίζει, ὀϕιώδης τις οὖσα καὶ ὑγροτέρα τὴν ϕύσιν. Οὕτως <text:s/></text:span><text:line-break/><text:soft-page-break/><text:span text:style-name="T2"> ἀληθὴς ὁ λόγος, ὅτι οὐδὲν περιττὸν οὐδὲ ἐλλεῖπον ἐν τοῖς <text:s/></text:span><text:line-break/><text:span text:style-name="T2"> κτισθεῖσι δυνατὸν εὑρεθῆναι. Τοῦτο μέντοι τοσοῦτον ὂν <text:s/></text:span></text:p>
      <text:p text:style-name="P6"><text:span text:style-name="T2"><text:s/>9.5.60</text:span></text:p>
      <text:p text:style-name="P5"><text:span text:style-name="T2"><text:s/>τῷ μεγέθει ὑποχείριον ἡμῖν κατέστησεν ὁ Θεὸς (ὥστε καὶ <text:s/></text:span><text:line-break/><text:span text:style-name="T2"> διδασκόμενον συνιέναι, καὶ τυπτόμενον καταδέχεσθαι), <text:s/></text:span><text:line-break/><text:span text:style-name="T2"> ἐναργῶς ἡμᾶς ἐκδιδάσκων, ὅτι πάντα ὑπέταξεν ἡμῖν, διὰ <text:s/></text:span><text:line-break/><text:span text:style-name="T2"> τὸ κατ' εἰκόνα ἡμᾶς πεποιῆσθαι τοῦ κτίσαντος. Οὐ <text:s/></text:span><text:line-break/><text:span text:style-name="T2"> μόνον δὲ ἐν τοῖς μεγάλοις τῶν ζῴων τὴν ἀνεξιχνίαστον <text:s/></text:span><text:line-break/><text:span text:style-name="T2"> σοϕίαν ἔξεστι κατιδεῖν, ἀλλὰ καὶ ἐν τοῖς μικροτάτοις οὐδὲν <text:s text:c="2"/></text:span><text:line-break/><text:span text:style-name="T2"> ἔλαττον συναγεῖραι τὸ θαῦμα. ῞Ωσπερ γὰρ οὐ μᾶλλον <text:s/></text:span><text:line-break/><text:span text:style-name="T2"> θαυμάζω τὰς μεγάλας τῶν ὀρῶν κορυϕὰς, αἳ τῷ πλησίον <text:s/></text:span><text:line-break/><text:span text:style-name="T2"> εἶναι τῶν νεϕῶν τῇ συνεχεῖ περιπνοίᾳ διασώζουσι τὸ <text:s/></text:span><text:line-break/><text:span text:style-name="T2"> χειμέριον, ἢ τὴν ἐν ταῖς ϕάραγξι κοιλότητα, οὐ μόνον τὸ <text:s/></text:span></text:p>
      <text:p text:style-name="P6"><text:span text:style-name="T2"><text:s/>9.5.70</text:span></text:p>
      <text:p text:style-name="P5"><text:span text:style-name="T2"><text:s/>δυσήνεμον τῶν ὑψηλῶν διαϕεύγουσαν, ἀλλὰ καὶ ἀλεεινὸν <text:s/></text:span><text:line-break/><text:span text:style-name="T2"> ἀεὶ τὸν ἀέρα συνέχουσαν· οὕτως καὶ ἐν ταῖς τῶν ζῴων <text:s/></text:span><text:line-break/><text:span text:style-name="T2"> κατασκευαῖς οὐ μᾶλλον ἄγαμαι τὸν ἐλέϕαντα τοῦ μεγέθους, <text:s/></text:span><text:line-break/><text:span text:style-name="T2"> ἢ τὸν μῦν, ὅτι ϕοβερός ἐστι τῷ ἐλέϕαντι· ἢ τὸ λεπτότατον <text:s/></text:span><text:line-break/><text:span text:style-name="T2"> τοῦ σκορπίου κέντρον, πῶς ἐκοίλανεν ὥσπερ αὐλὸν <text:s/></text:span><text:line-break/><text:span text:style-name="T2"> ὁ τεχνίτης, ὥστε δι' αὐτοῦ τὸν ἰὸν τοῖς τρωθεῖσιν <text:s/></text:span><text:line-break/><text:span text:style-name="T2"> ἐνίεσθαι. Καὶ μηδεὶς ἐγκαλείτω τούτου ἕνεκεν τῷ ποιητῇ, <text:s/></text:span><text:line-break/><text:span text:style-name="T2"> ὅτι ἰοβόλα ζῷα καὶ ϕθαρτικὰ καὶ πολέμια τῇ ζωῇ ἡμῶν <text:s/></text:span><text:line-break/><text:span text:style-name="T2"> ἐπεισήγαγεν· ἢ οὕτω δ' ἄν τις καὶ παιδαγωγῷ ἐγκαλοίη <text:s/></text:span><text:line-break/><text:span text:style-name="T2"> εἰς τάξιν ἄγοντι τὴν εὐκολίαν τῆς νεότητος, καὶ πληγαῖς καὶ <text:s/></text:span></text:p>
      <text:p text:style-name="P6"><text:span text:style-name="T2"><text:s/>9.5.80</text:span></text:p>
      <text:p text:style-name="P5"><text:span text:style-name="T2"><text:s/>μάστιξι τὸ ἀκόλαστον σωϕρονίζοντι. <text:s/></text:span></text:p>
      <text:p text:style-name="P6"><text:span text:style-name="T2"><text:s/>9.6.1</text:span></text:p>
      <text:p text:style-name="P5"><text:span text:style-name="T2"><text:s/>Πίστεώς ἐστιν ἀπόδειξις τὰ θηρία. Πέποιθας ἐπὶ <text:s/></text:span><text:line-break/><text:span text:style-name="T2"> Κύριον; ’Επὶ ἀσπίδα καὶ βασιλίσκον ἐπιβήσῃ, καὶ κατα- </text:span><text:line-break/><text:span text:style-name="T2"> πατήσεις λέοντα καὶ δράκοντα. Καὶ ἔχεις τὴν διὰ πίστεως <text:s/></text:span><text:line-break/><text:span text:style-name="T2"> ἐξουσίαν πατεῖν ἐπάνω ὄϕεων καὶ σκορπίων. ῍Η οὐχ <text:s/></text:span><text:line-break/><text:span text:style-name="T2"> ὁρᾷς ὅτι ϕρυγανιζομένῳ τῷ Παύλῳ ἐνάψας ὁ ἔχις οὐδεμίαν <text:s/></text:span><text:line-break/><text:span text:style-name="T2"> προσετρίψατο βλάβην, διὰ τὸ πλήρη πίστεως εὑρεθῆναι <text:s/></text:span><text:line-break/><text:span text:style-name="T2"> τὸν ἅγιον; Εἰ δὲ ἄπιστος εἶ, ϕοβοῦ μὴ μᾶλλον τὸ θηρίον <text:s text:c="2"/></text:span><text:line-break/><text:span text:style-name="T2"> ἢ τὴν σεαυτοῦ ἀπιστίαν, δι' ἧς πάσῃ ϕθορᾷ σεαυτὸν εὐάλωτον <text:s/></text:span><text:line-break/><text:span text:style-name="T2"> κατεσκεύασας. ’Αλλὰ γὰρ αἰσθάνομαι πάλαι τὰ περὶ τῆς <text:s/></text:span></text:p>
      <text:p text:style-name="P6"><text:soft-page-break/><text:span text:style-name="T2"><text:s/>9.6.10</text:span></text:p>
      <text:p text:style-name="P5"><text:span text:style-name="T2"><text:s/>τοῦ ἀνθρώπου γενέσεως ἀπαιτούμενος, καὶ μονονουχὶ <text:s/></text:span><text:line-break/><text:span text:style-name="T2"> ἀκούειν δοκῶ μοι τῶν ἀκροατῶν ἐν ταῖς καρδίαις κατα- </text:span><text:line-break/><text:span text:style-name="T2"> βοώντων, ὅτι τὰ μὲν ἡμέτερα ὁποῖά τινά ἐστι τὴν ϕύσιν <text:s/></text:span><text:line-break/><text:span text:style-name="T2"> διδασκόμεθα, ἡμᾶς δὲ αὐτοὺς ἀγνοοῦμεν. ’Ανάγκη οὖν <text:s/></text:span><text:line-break/><text:span text:style-name="T2"> εἰπεῖν, τὸν κατέχοντα ἡμᾶς ὄκνον παρωσαμένους. Τῷ ὄντι γὰρ <text:s/></text:span><text:line-break/><text:span text:style-name="T2"> ἔοικε πάντων εἶναι χαλεπώτατον ἑαυτὸν ἐπιγνῶναι. Οὐ γὰρ <text:s/></text:span><text:line-break/><text:span text:style-name="T2"> μόνον ὀϕθαλμὸς τὰ ἔξω βλέπων ἐϕ' ἑαυτὸν οὐ κέχρηται τῷ <text:s/></text:span><text:line-break/><text:span text:style-name="T2"> ὁρᾶν, ἀλλὰ καὶ αὐτὸς ἡμῶν ὁ νοῦς, ὀξέως τὸ ἀλλότριον <text:s/></text:span><text:line-break/><text:span text:style-name="T2"> ἁμάρτημα καταβλέπων, βραδύς ἐστι πρὸς τὴν τῶν οἰκείων <text:s/></text:span><text:line-break/><text:span text:style-name="T2"> ἐλαττωμάτων ἐπίγνωσιν. Διὰ τοῦτο καὶ νῦν ὁ λόγος, ὀξέως <text:s/></text:span></text:p>
      <text:p text:style-name="P6"><text:span text:style-name="T2"><text:s/>9.6.20</text:span></text:p>
      <text:p text:style-name="P5"><text:span text:style-name="T2"><text:s/>ἐπελθὼν τὰ ἀλλότρια, νωθρός ἐστι καὶ ὄκνου πλήρης πρὸς <text:s/></text:span><text:line-break/><text:span text:style-name="T2"> τὴν τῶν οἰκείων ἐξέτασιν· καίτοι οὐ μᾶλλον ἐξ οὐρανοῦ καὶ <text:s/></text:span><text:line-break/><text:span text:style-name="T2"> γῆς τὸν Θεὸν ἔστιν ἐπιγνῶναι, ἢ καὶ ἐκ τῆς οἰκείας ἡμῶν κα- </text:span><text:line-break/><text:span text:style-name="T2"> τασκευῆς, τόν γε συνετῶς ἑαυτὸν ἐξετάσαντα· ὥς ϕησιν <text:s/></text:span><text:line-break/><text:span text:style-name="T2"> ὁ προϕήτης· ’Εθαυμαστώθη ἡ γνῶσίς σου ἐξ ἐμοῦ· <text:s/></text:span><text:line-break/><text:span text:style-name="T2"> τουτέστιν, ἐμαυτὸν καταμαθὼν, τὸ ὑπερβάλλον τῆς ἐν σοὶ <text:s text:c="2"/></text:span><text:line-break/><text:span text:style-name="T2"> σοϕίας ἐξεδιδάχθην. Καὶ εἶπεν ὁ Θεὸς, ποιήσωμεν ἄνθρωπον. <text:s/></text:span><text:line-break/><text:span text:style-name="T2"> Ποῦ μοι ὁ ’Ιουδαῖος, ὃς, ἐν τοῖς κατόπιν, ὥσπερ διὰ θυρίδων <text:s/></text:span><text:line-break/><text:span text:style-name="T2"> τινῶν, τοῦ τῆς θεολογίας ϕωτὸς διαλάμποντος, καὶ δευτέρου <text:s/></text:span><text:line-break/><text:span text:style-name="T2"> προσώπου τοῦ ὑποδεικνυμένου μὲν μυστικῶς, οὔπω δὲ <text:s/></text:span></text:p>
      <text:p text:style-name="P6"><text:span text:style-name="T2"><text:s/>9.6.30</text:span></text:p>
      <text:p text:style-name="P5"><text:span text:style-name="T2"><text:s/>ἐναργῶς ἐκϕανέντος, πρὸς τὴν ἀλήθειαν ἀπεμάχετο, αὐτὸν <text:s/></text:span><text:line-break/><text:span text:style-name="T2"> ἑαυτῷ λέγων τὸν Θεὸν διαλέγεσθαι; Αὐτὸς γὰρ εἶπε, ϕησὶ, <text:s/></text:span><text:line-break/><text:span text:style-name="T2"> καὶ αὐτὸς ἐποίησε. Γενηθήτω ϕῶς, καὶ ἐγένετο ϕῶς. ῏Ην <text:s/></text:span><text:line-break/><text:span text:style-name="T2"> μὲν οὖν καὶ τότε πρόχειρος ἐν τοῖς παρ' αὐτῶν λεγομένοις <text:s/></text:span><text:line-break/><text:span text:style-name="T2"> ἡ ἀτοπία. Τίς γὰρ χαλκεὺς, ἢ τέκτων, ἢ σκυτοτόμος, ἐπὶ <text:s/></text:span><text:line-break/><text:span text:style-name="T2"> τῶν ὀργάνων τῆς τέχνης μόνος καθήμενος, οὐδενὸς αὐτῷ <text:s/></text:span><text:line-break/><text:span text:style-name="T2"> συνεργοῦντος, λέγει αὐτὸς ἑαυτῷ, ποιήσωμεν τὴν μάχαιραν, <text:s/></text:span><text:line-break/><text:span text:style-name="T2"> ἢ συμπήξωμεν τὸ ἄροτρον, ἢ ἀπεργασώμεθα τὸ ὑπόδημα· <text:s/></text:span><text:line-break/><text:span text:style-name="T2"> ἀλλ' οὐχὶ σιωπῇ τὴν ἐπιβάλλουσαν ἐνέργειαν ἐκτελεῖ; <text:s/></text:span><text:line-break/><text:span text:style-name="T2"> Φλυαρία γὰρ τῷ ὄντι δεινὴ, ἄρχοντά τινα ἑαυτοῦ καὶ <text:s/></text:span></text:p>
      <text:p text:style-name="P6"><text:span text:style-name="T2"><text:s/>9.6.40</text:span></text:p>
      <text:p text:style-name="P5"><text:span text:style-name="T2"><text:s/>ἐπιστάτην καθῆσθαι, δεσποτικῶς ἑαυτοῦ καὶ σϕοδρῶς <text:s/></text:span><text:line-break/><text:span text:style-name="T2"> κατασπεύδοντα. ’Αλλ' ὅμως οἱ αὐτὸν τὸν Κύριον συκοϕαν- </text:span><text:line-break/><text:soft-page-break/><text:span text:style-name="T2"> τῆσαι μὴ κατοκνήσαντες, τί οὐκ ἂν εἴποιεν γεγυμνασμένην <text:s/></text:span><text:line-break/><text:span text:style-name="T2"> πρὸς τὸ ψεῦδος τὴν γλῶσσαν ἔχοντες; ‘Η μέντοι παροῦσα <text:s/></text:span><text:line-break/><text:span text:style-name="T2"> ϕωνὴ παντελῶς αὐτῶν ἀποϕράσσει τὸ στόμα. Καὶ εἶπεν ὁ <text:s/></text:span><text:line-break/><text:span text:style-name="T2"> Θεὸς, ποιήσωμεν ἄνθρωπον. Μὴ καὶ νῦν, εἰπέ μοι, μεμο- </text:span><text:line-break/><text:span text:style-name="T2"> νωμένον ἐστὶ τὸ πρόσωπον; Οὐ γὰρ γέγραπται, γενηθήτω <text:s/></text:span><text:line-break/><text:span text:style-name="T2"> ἄνθρωπος, ἀλλὰ, Ποιήσωμεν ἄνθρωπον. ῞Εως οὔπω ὁ <text:s text:c="2"/></text:span><text:line-break/><text:span text:style-name="T2"> διδασκόμενος παρεϕαίνετο, ἐν βάθει ἐκεκάλυπτο τῆς <text:s/></text:span><text:line-break/><text:span text:style-name="T2"> θεολογίας τὸ κήρυγμα· ὅτε λοιπὸν ἀνθρώπου γένεσις <text:s/></text:span></text:p>
      <text:p text:style-name="P6"><text:span text:style-name="T2"><text:s/>9.6.50</text:span></text:p>
      <text:p text:style-name="P5"><text:span text:style-name="T2"><text:s/>προσδοκᾶται, παραγυμνοῦται ἡ πίστις, καὶ τρανότερον <text:s/></text:span><text:line-break/><text:span text:style-name="T2"> παραδηλοῦται τῆς ἀληθείας τὸ δόγμα. Ποιήσωμεν ἄνθρωπον. <text:s/></text:span><text:line-break/><text:span text:style-name="T2"> ’Ακούεις, ὦ χριστομάχε, ὅτι τῷ κοινωνῷ τῆς δημιουργίας <text:s/></text:span><text:line-break/><text:span text:style-name="T2"> προσδιαλέγεται, δι' οὗ καὶ τοὺς αἰῶνας ἐποίησεν, ὃς ϕέρει <text:s/></text:span><text:line-break/><text:span text:style-name="T2"> τὰ σύμπαντα τῷ ῥήματι τῆς δυνάμεως αὐτοῦ. ’Αλλ' οὐ γὰρ <text:s/></text:span><text:line-break/><text:span text:style-name="T2"> ἡσυχῇ παραδέχεται τὸν λόγον τῆς εὐσεβείας· ὥσπερ δὲ <text:s/></text:span><text:line-break/><text:span text:style-name="T2"> τῶν θηρίων τὰ μισανθρωπότατα, ἐπειδὰν τοῖς ζώγροις <text:s/></text:span><text:line-break/><text:span text:style-name="T2"> ἐναποκλεισθῇ, περιβρύχεται τοῖς κυλίνδροις, τὸ μὲν πικρὸν <text:s/></text:span><text:line-break/><text:span text:style-name="T2"> καὶ ἀνήμερον τῆς ϕύσεως ἐνδεικνύμενα, ἐκπληρῶσαι δὲ τὴν <text:s/></text:span><text:line-break/><text:span text:style-name="T2"> μανίαν οὐκ ἔχοντα· οὕτω καὶ τὸ ἐχθρὸν τῆς ἀληθείας <text:s/></text:span></text:p>
      <text:p text:style-name="P6"><text:span text:style-name="T2"><text:s/>9.6.60</text:span></text:p>
      <text:p text:style-name="P5"><text:span text:style-name="T2"><text:s/>γένος οἱ ’Ιουδαῖοι στενοχωρούμενοι, πολλὰ, ϕασὶν, ἐστὶ τὰ <text:s/></text:span><text:line-break/><text:span text:style-name="T2"> πρόσωπα πρὸς οὓς ὁ λόγος γέγονε τοῦ Θεοῦ. Τοῖς ἀγγέλοις <text:s/></text:span><text:line-break/><text:span text:style-name="T2"> γὰρ λέγει τοῖς παρεστῶσιν αὐτῷ, Ποιήσωμεν ἄνθρωπον. <text:s/></text:span><text:line-break/><text:span text:style-name="T2"> ’Ιουδαϊκὸν τὸ πλάσμα, τῆς ἐκεῖθεν εὐκολίας τὸ μυθολόγημα· <text:s/></text:span><text:line-break/><text:span text:style-name="T2"> ἵνα τὸν ἕνα μὴ παραδέξωνται, μυρίους εἰσάγουσι. Καὶ τὸν <text:s text:c="2"/></text:span><text:line-break/><text:span text:style-name="T2"> Υἱὸν ἀθετοῦντες, οἰκέταις τὸ τῆς συμβουλίας ἀξίωμα <text:s/></text:span><text:line-break/><text:span text:style-name="T2"> περιάπτουσι· καὶ τοὺς ὁμοδούλους ἡμῶν κυρίους ποιοῦσι <text:s/></text:span><text:line-break/><text:span text:style-name="T2"> τῆς ἡμετέρας δημιουργίας. Τελειούμενος ἄνθρωπος πρὸς <text:s/></text:span><text:line-break/><text:span text:style-name="T2"> τὴν τῶν ἀγγέλων ἀξίαν ἀνάγεται. Ποῖον δὲ δημιούργημα <text:s/></text:span><text:line-break/><text:span text:style-name="T2"> ἴσον δύναται εἶναι τῷ κτίσαντι; Σκόπει δὲ καὶ τὰ ἐϕεξῆς, <text:s/></text:span></text:p>
      <text:p text:style-name="P6"><text:span text:style-name="T2"><text:s/>9.6.70</text:span></text:p>
      <text:p text:style-name="P5"><text:span text:style-name="T2"><text:s/>Κατ' εἰκόνα ἡμετέραν. Τί λέγεις πρὸς τοῦτο; Μὴ καὶ εἰκὼν <text:s/></text:span><text:line-break/><text:span text:style-name="T2"> μία Θεοῦ καὶ ἀγγέλων; Υἱοῦ μὲν γὰρ καὶ Πατρὸς πᾶσα <text:s/></text:span><text:line-break/><text:span text:style-name="T2"> ἀνάγκη τὴν αὐτὴν εἶναι μορϕήν· θεοπρεπῶς δηλονότι τῆς <text:s/></text:span><text:line-break/><text:span text:style-name="T2"> μορϕῆς νοουμένης, οὐκ ἐν σχήματι σωματικῷ, ἀλλ' ἐν τῷ <text:s/></text:span><text:line-break/><text:span text:style-name="T2"> ἰδιώματι τῆς θεότητος. ῎Ακουε καὶ σὺ ὁ ἐκ τῆς νέας κατατο- </text:span><text:line-break/><text:soft-page-break/><text:span text:style-name="T2"> μῆς, ὁ τὸν ’Ιουδαϊσμὸν πρεσβεύων ἐν Χριστιανισμοῦ προσ- </text:span><text:line-break/><text:span text:style-name="T2"> ποιήσει. Τίνι λέγει, Κατ' εἰκόνα ἡμετέραν; Τίνι ἄλλῳ γε, <text:s/></text:span><text:line-break/><text:span text:style-name="T2"> ἢ τῷ ἀπαυγάσματι τῆς δόξης, καὶ χαρακτῆρι τῆς ὑποστάσεως <text:s/></text:span><text:line-break/><text:span text:style-name="T2"> αὐτοῦ, ὅς ἐστιν εἰκὼν τοῦ Θεοῦ τοῦ ἀοράτου; Τῇ ἰδίᾳ <text:s/></text:span><text:line-break/><text:span text:style-name="T2"> τοίνυν εἰκόνι τῇ ζώσῃ, τῇ εἰπούσῃ, ’Εγὼ καὶ ὁ Πατὴρ ἕν <text:s/></text:span></text:p>
      <text:p text:style-name="P6"><text:span text:style-name="T2"><text:s/>9.6.80</text:span></text:p>
      <text:p text:style-name="P5"><text:span text:style-name="T2"><text:s/>ἐσμεν, καὶ ‘Ο ἑωρακὼς ἐμὲ, ἑώρακε τὸν Πατέρα· ταύτῃ <text:s/></text:span><text:line-break/><text:span text:style-name="T2"> λέγει, Ποιήσωμεν ἄνθρωπον κατ' εἰκόνα ἡμετέραν. ῞Οπου <text:s text:c="2"/></text:span></text:p>
      <text:p text:style-name="P6"><text:span text:style-name="T2"><text:s/>9.6.82</text:span></text:p>
      <text:p text:style-name="P5"><text:span text:style-name="T2"><text:s/>μία εἰκὼν, ποῦ τὸ ἀνόμοιον; Καὶ ἐποίησεν ὁ Θεὸς τὸν <text:s/></text:span><text:line-break/><text:span text:style-name="T2"> ἄνθρωπον. Οὐχὶ, ἐποίησαν. ῎Εϕυγεν ἐνταῦθα τὸν πληθυσμὸν <text:s/></text:span><text:line-break/><text:span text:style-name="T2"> τῶν προσώπων. Δι' ἐκείνων μὲν τὸν ’Ιουδαῖον παιδεύων, <text:s/></text:span><text:line-break/><text:span text:style-name="T2"> διὰ τούτων δὲ τὸν ‘Ελληνισμὸν ἀποκλείων, ἀσϕαλῶς <text:s/></text:span><text:line-break/><text:span text:style-name="T2"> ἀνέδραμεν ἐπὶ τὴν μονάδα, ἵνα καὶ Υἱὸν νοῇς μετὰ Πατρὸς, <text:s/></text:span><text:line-break/><text:span text:style-name="T2"> καὶ τῆς πολυθεΐας ἐκϕύγῃς τὸ ἐπικίνδυνον. ’Εν εἰκόνι Θεοῦ <text:s/></text:span><text:line-break/><text:span text:style-name="T2"> ἐποίησεν αὐτόν. Πάλιν τοῦ συνεργοῦ τὸ πρόσωπον παρεισή- </text:span><text:line-break/><text:span text:style-name="T2"> γαγεν. Οὐ γὰρ εἶπεν, ἐν εἰκόνι ἑαυτοῦ, ἀλλ', ’Εν εἰκόνι <text:s/></text:span></text:p>
      <text:p text:style-name="P6"><text:span text:style-name="T2"><text:s/>9.6.90</text:span></text:p>
      <text:p text:style-name="P5"><text:span text:style-name="T2"><text:s/>Θεοῦ. ’Εν τίνι μὲν οὖν ἔχει τὸ κατ' εἰκόνα Θεοῦ ὁ ἄνθρωπος, <text:s/></text:span><text:line-break/><text:span text:style-name="T2"> καὶ πῶς μεραλαμβάνει τοῦ καθ' ὁμοίωσιν, ἐν τοῖς ἐϕεξῆς, <text:s/></text:span><text:line-break/><text:span text:style-name="T2"> Θεοῦ διδόντος, εἰρήσεται. Νῦν δὲ τοσοῦτον λεγέσθω, ὅτι <text:s/></text:span><text:line-break/><text:span text:style-name="T2"> εἰ μία εἰκὼν, πόθεν σοι ἐπῆλθεν ἀϕόρητα δυσσεβεῖν, ἀνόμοιον <text:s/></text:span><text:line-break/><text:span text:style-name="T2"> λέγοντι τὸν Υἱὸν τῷ Πατρί; ῍Ω τῆς ἀχαριστίας· ἧς μετέ- </text:span><text:line-break/><text:span text:style-name="T2"> λαβες ὁμοιότητος, ταύτης οὐ μεταδίδως τῷ εὐεργέτῃ; <text:s/></text:span><text:line-break/><text:span text:style-name="T2"> καὶ σαυτῷ μὲν κύρια μένειν τὰ ἐκ τῆς χάριτος παρασχεθέντα <text:s text:c="2"/></text:span><text:line-break/><text:span text:style-name="T2"> νομίζεις, τῷ δὲ Υἱῷ τὴν ἐκ ϕύσεως ὁμοιότητα πρὸς τὸν <text:s/></text:span><text:line-break/><text:span text:style-name="T2"> γεννήσαντα ἔχειν οὐκ ἐπιτρέπεις; ’Αλλὰ σιωπὴν γὰρ ἡμῖν <text:s/></text:span><text:line-break/><text:span text:style-name="T2"> ἐπιτάσσει λοιπὸν ἡ ἑσπέρα πάλαι πρὸς δυσμὰς τὸν ἥλιον <text:s/></text:span></text:p>
      <text:p text:style-name="P6"><text:span text:style-name="T2"><text:s/>9.6.100</text:span></text:p>
      <text:p text:style-name="P5"><text:span text:style-name="T2"><text:s/>παραπέμψασα. ’Ενταῦθα δὴ οὖν τὸν λόγον καὶ ἡμεῖς <text:s/></text:span><text:line-break/><text:span text:style-name="T2"> κατευνάσωμεν, ἀρκεσθέντες τοῖς εἰρημένοις. Νῦν μὲν οὖν <text:s/></text:span><text:line-break/><text:span text:style-name="T2"> ὅσον διεγεῖραι ὑμῶν τὸν ζῆλον τοῦ λόγου παρηψάμεθα· <text:s/></text:span><text:line-break/><text:span text:style-name="T2"> τὴν δὲ τελειοτέραν περὶ τῶν προκειμένων ἐξέτασιν ἐν τοῖς <text:s/></text:span><text:line-break/><text:span text:style-name="T2"> ἑξῆς ἀποδώσομεν, τῇ συνεργίᾳ τοῦ Πνεύματος. ῎Απιτέ μοι <text:s/></text:span><text:line-break/><text:span text:style-name="T2"> χαίροντες, ἡ ϕιλόχριστος ἐκκλησία, ἀντὶ παντὸς ὄψου <text:s/></text:span><text:line-break/><text:span text:style-name="T2"> πολυτελοῦς καὶ τῶν ποικίλων καρυκευμάτων τῇ μνήμῃ τῶν <text:s/></text:span><text:line-break/><text:soft-page-break/><text:span text:style-name="T2"> εἰρημένων τὰς σεμνὰς ὑμῶν κατακοσμοῦντες τραπέζας. <text:s/></text:span><text:line-break/><text:span text:style-name="T2"> Καταισχυνέσθω ὁ ἀνόμοιος, ἐντρεπέσθω ὁ ’Ιουδαῖος, ἀγαλ- </text:span><text:line-break/><text:span text:style-name="T2"> λέσθω τοῖς δόγμασι τῆς ἀληθείας ὁ εὐσεβὴς, δοξαζέσθω ὁ <text:s/></text:span></text:p>
      <text:p text:style-name="P6"><text:span text:style-name="T2"><text:s/>9.6.110</text:span></text:p>
      <text:p text:style-name="P5"><text:span text:style-name="T2"><text:s/>Κύριος, ᾧ ἡ δόξα καὶ τὸ κράτος εἰς τοὺς αἰῶνας τῶν <text:s/></text:span><text:line-break/><text:span text:style-name="T2"> αἰώνων. ’Αμήν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ns-export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snsg_5f_cita" style:display-name="snsg_cita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snsg_5f_greek" style:display-name="snsg_greek" style:family="paragraph" style:parent-style-name="Standard" style:default-outline-level="">
      <style:paragraph-properties fo:margin-left="0.882cm" fo:margin-right="0cm" style:line-height-at-least="0.635cm" fo:text-indent="0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restart-on-page="tru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.54cm" fo:margin-bottom="1.3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4cm" fo:margin-left="0cm" fo:margin-right="0cm" fo:margin-top="1.139cm" style:dynamic-spacing="true"/>
      </style:footer-style>
    </style:page-layout>
  </office:automatic-styles>
  <office:master-styles>
    <style:master-page style:name="Standard" style:page-layout-name="Mpm1">
      <style:footer>
        <text:p text:style-name="MP1">Licensed to: Arnaud Zucker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2" meta:paragraph-count="1020" meta:word-count="36132" meta:character-count="241213" meta:non-whitespace-character-count="193081"/>
    <meta:generator>LibreOffice/5.2.0.4$Windows_x86 LibreOffice_project/066b007f5ebcc236395c7d282ba488bca6720265</meta:generator>
  </office:meta>
</office:document-meta>
</file>